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" style:family="table-cell" style:parent-style-name="Default" style:data-style-name="N10121">
      <style:table-cell-properties fo:padding="2.01pt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Excel_5f_BuiltIn_5f_Percent" style:data-style-name="N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c4c4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5f_BuiltIn_5f_Percent" style:data-style-name="N1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4c4c4c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1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3" style:family="table-cell" style:parent-style-name="Default" style:data-style-name="N4">
      <style:table-cell-properties style:diagonal-bl-tr="none" style:diagonal-tl-br="none" fo:border="none" fo:padding="2.01pt" style:rotation-align="none"/>
    </style:style>
    <style:style style:name="ce14" style:family="table-cell" style:parent-style-name="Default" style:data-style-name="N4">
      <style:table-cell-properties fo:padding="2.01pt"/>
    </style:style>
    <style:style style:name="ce1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order-bottom="none" style:diagonal-bl-tr="none" style:diagonal-tl-br="none" fo:border-left="none" fo:padding="2.01pt" fo:border-right="0.74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1" table:number-columns-repeated="2" table:default-cell-style-name="ce13"/>
        <table:table-column table:style-name="co1" table:default-cell-style-name="ce16"/>
        <table:table-column table:style-name="co1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5" office:value-type="string" calcext:value-type="string">
            <text:p>Taxa Compra 9:00</text:p>
          </table:table-cell>
          <table:table-cell table:style-name="ce8" office:value-type="string" calcext:value-type="string">
            <text:p>Taxa Venda 9:00</text:p>
          </table:table-cell>
          <table:table-cell table:style-name="ce12" office:value-type="string" calcext:value-type="string">
            <text:p>PU Compra 9:00</text:p>
          </table:table-cell>
          <table:table-cell table:style-name="ce12" office:value-type="string" calcext:value-type="string">
            <text:p>PU Venda 9:00</text:p>
          </table:table-cell>
          <table:table-cell table:style-name="ce15" office:value-type="string" calcext:value-type="string">
            <text:p>PU Extrato 9:00</text:p>
          </table:table-cell>
          <table:table-cell office:value-type="string" calcext:value-type="string">
            <text:p>Vencimento</text:p>
          </table:table-cell>
        </table:table-row>
        <table:table-row table:style-name="ro2">
          <table:table-cell table:style-name="ce2" office:value-type="date" office:date-value="2009-01-02" calcext:value-type="date">
            <text:p>1/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3730.54" calcext:value-type="float">
            <text:p>3,730.54</text:p>
          </table:table-cell>
          <table:table-cell office:value-type="float" office:value="3729.65" calcext:value-type="float">
            <text:p>3,729.65</text:p>
          </table:table-cell>
          <table:table-cell table:style-name="ce13" office:value-type="float" office:value="3727.74" calcext:value-type="float">
            <text:p>3,727.7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05" calcext:value-type="date">
            <text:p>1/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3732.44" calcext:value-type="float">
            <text:p>3,732.44</text:p>
          </table:table-cell>
          <table:table-cell office:value-type="float" office:value="3731.55" calcext:value-type="float">
            <text:p>3,731.55</text:p>
          </table:table-cell>
          <table:table-cell table:style-name="ce13" office:value-type="float" office:value="3729.64" calcext:value-type="float">
            <text:p>3,729.6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06" calcext:value-type="date">
            <text:p>1/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3734.34" calcext:value-type="float">
            <text:p>3,734.34</text:p>
          </table:table-cell>
          <table:table-cell office:value-type="float" office:value="3733.46" calcext:value-type="float">
            <text:p>3,733.46</text:p>
          </table:table-cell>
          <table:table-cell table:style-name="ce13" office:value-type="float" office:value="3731.54" calcext:value-type="float">
            <text:p>3,731.5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07" calcext:value-type="date">
            <text:p>1/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3736.23" calcext:value-type="float">
            <text:p>3,736.23</text:p>
          </table:table-cell>
          <table:table-cell office:value-type="float" office:value="3735.36" calcext:value-type="float">
            <text:p>3,735.36</text:p>
          </table:table-cell>
          <table:table-cell table:style-name="ce13" office:value-type="float" office:value="3733.44" calcext:value-type="float">
            <text:p>3,733.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08" calcext:value-type="date">
            <text:p>1/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3738.13" calcext:value-type="float">
            <text:p>3,738.13</text:p>
          </table:table-cell>
          <table:table-cell office:value-type="float" office:value="3737.25" calcext:value-type="float">
            <text:p>3,737.25</text:p>
          </table:table-cell>
          <table:table-cell table:style-name="ce13" office:value-type="float" office:value="3735.34" calcext:value-type="float">
            <text:p>3,735.3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09" calcext:value-type="date">
            <text:p>1/9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40.47" calcext:value-type="float">
            <text:p>3,740.47</text:p>
          </table:table-cell>
          <table:table-cell office:value-type="float" office:value="3739.6" calcext:value-type="float">
            <text:p>3,739.60</text:p>
          </table:table-cell>
          <table:table-cell table:style-name="ce13" office:value-type="float" office:value="3737.68" calcext:value-type="float">
            <text:p>3,737.6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12" calcext:value-type="date">
            <text:p>1/12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42.37" calcext:value-type="float">
            <text:p>3,742.37</text:p>
          </table:table-cell>
          <table:table-cell office:value-type="float" office:value="3741.5" calcext:value-type="float">
            <text:p>3,741.50</text:p>
          </table:table-cell>
          <table:table-cell table:style-name="ce13" office:value-type="float" office:value="3739.58" calcext:value-type="float">
            <text:p>3,739.5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13" calcext:value-type="date">
            <text:p>1/13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44.27" calcext:value-type="float">
            <text:p>3,744.27</text:p>
          </table:table-cell>
          <table:table-cell office:value-type="float" office:value="3743.4" calcext:value-type="float">
            <text:p>3,743.40</text:p>
          </table:table-cell>
          <table:table-cell table:style-name="ce13" office:value-type="float" office:value="3741.48" calcext:value-type="float">
            <text:p>3,741.4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14" calcext:value-type="date">
            <text:p>1/14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46.17" calcext:value-type="float">
            <text:p>3,746.17</text:p>
          </table:table-cell>
          <table:table-cell office:value-type="float" office:value="3745.3" calcext:value-type="float">
            <text:p>3,745.30</text:p>
          </table:table-cell>
          <table:table-cell table:style-name="ce13" office:value-type="float" office:value="3743.39" calcext:value-type="float">
            <text:p>3,743.3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15" calcext:value-type="date">
            <text:p>1/15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48.07" calcext:value-type="float">
            <text:p>3,748.07</text:p>
          </table:table-cell>
          <table:table-cell office:value-type="float" office:value="3747.21" calcext:value-type="float">
            <text:p>3,747.21</text:p>
          </table:table-cell>
          <table:table-cell table:style-name="ce13" office:value-type="float" office:value="3745.29" calcext:value-type="float">
            <text:p>3,745.2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16" calcext:value-type="date">
            <text:p>1/16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49.97" calcext:value-type="float">
            <text:p>3,749.97</text:p>
          </table:table-cell>
          <table:table-cell office:value-type="float" office:value="3749.12" calcext:value-type="float">
            <text:p>3,749.12</text:p>
          </table:table-cell>
          <table:table-cell table:style-name="ce13" office:value-type="float" office:value="3747.2" calcext:value-type="float">
            <text:p>3,747.2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19" calcext:value-type="date">
            <text:p>1/19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51.88" calcext:value-type="float">
            <text:p>3,751.88</text:p>
          </table:table-cell>
          <table:table-cell office:value-type="float" office:value="3751.02" calcext:value-type="float">
            <text:p>3,751.02</text:p>
          </table:table-cell>
          <table:table-cell table:style-name="ce13" office:value-type="float" office:value="3749.1" calcext:value-type="float">
            <text:p>3,749.1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20" calcext:value-type="date">
            <text:p>1/20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53.78" calcext:value-type="float">
            <text:p>3,753.78</text:p>
          </table:table-cell>
          <table:table-cell office:value-type="float" office:value="3752.93" calcext:value-type="float">
            <text:p>3,752.93</text:p>
          </table:table-cell>
          <table:table-cell table:style-name="ce13" office:value-type="float" office:value="3751.01" calcext:value-type="float">
            <text:p>3,751.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21" calcext:value-type="date">
            <text:p>1/21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55.69" calcext:value-type="float">
            <text:p>3,755.69</text:p>
          </table:table-cell>
          <table:table-cell office:value-type="float" office:value="3754.84" calcext:value-type="float">
            <text:p>3,754.84</text:p>
          </table:table-cell>
          <table:table-cell table:style-name="ce13" office:value-type="float" office:value="3752.92" calcext:value-type="float">
            <text:p>3,752.9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22" calcext:value-type="date">
            <text:p>1/22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57.6" calcext:value-type="float">
            <text:p>3,757.60</text:p>
          </table:table-cell>
          <table:table-cell office:value-type="float" office:value="3756.74" calcext:value-type="float">
            <text:p>3,756.74</text:p>
          </table:table-cell>
          <table:table-cell table:style-name="ce13" office:value-type="float" office:value="3754.82" calcext:value-type="float">
            <text:p>3,754.8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23" calcext:value-type="date">
            <text:p>1/23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59.37" calcext:value-type="float">
            <text:p>3,759.37</text:p>
          </table:table-cell>
          <table:table-cell office:value-type="float" office:value="3758.52" calcext:value-type="float">
            <text:p>3,758.52</text:p>
          </table:table-cell>
          <table:table-cell table:style-name="ce13" office:value-type="float" office:value="3756.6" calcext:value-type="float">
            <text:p>3,756.6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26" calcext:value-type="date">
            <text:p>1/26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61.15" calcext:value-type="float">
            <text:p>3,761.15</text:p>
          </table:table-cell>
          <table:table-cell office:value-type="float" office:value="3760.3" calcext:value-type="float">
            <text:p>3,760.30</text:p>
          </table:table-cell>
          <table:table-cell table:style-name="ce13" office:value-type="float" office:value="3758.38" calcext:value-type="float">
            <text:p>3,758.3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27" calcext:value-type="date">
            <text:p>1/27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62.92" calcext:value-type="float">
            <text:p>3,762.92</text:p>
          </table:table-cell>
          <table:table-cell office:value-type="float" office:value="3762.08" calcext:value-type="float">
            <text:p>3,762.08</text:p>
          </table:table-cell>
          <table:table-cell table:style-name="ce13" office:value-type="float" office:value="3760.16" calcext:value-type="float">
            <text:p>3,760.1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28" calcext:value-type="date">
            <text:p>1/28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64.7" calcext:value-type="float">
            <text:p>3,764.70</text:p>
          </table:table-cell>
          <table:table-cell office:value-type="float" office:value="3763.86" calcext:value-type="float">
            <text:p>3,763.86</text:p>
          </table:table-cell>
          <table:table-cell table:style-name="ce13" office:value-type="float" office:value="3761.94" calcext:value-type="float">
            <text:p>3,761.9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29" calcext:value-type="date">
            <text:p>1/29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66.35" calcext:value-type="float">
            <text:p>3,766.35</text:p>
          </table:table-cell>
          <table:table-cell office:value-type="float" office:value="3765.51" calcext:value-type="float">
            <text:p>3,765.51</text:p>
          </table:table-cell>
          <table:table-cell table:style-name="ce13" office:value-type="float" office:value="3763.72" calcext:value-type="float">
            <text:p>3,763.7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1-30" calcext:value-type="date">
            <text:p>1/30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68.13" calcext:value-type="float">
            <text:p>3,768.13</text:p>
          </table:table-cell>
          <table:table-cell office:value-type="float" office:value="3767.3" calcext:value-type="float">
            <text:p>3,767.30</text:p>
          </table:table-cell>
          <table:table-cell table:style-name="ce13" office:value-type="float" office:value="3765.5" calcext:value-type="float">
            <text:p>3,765.5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02" calcext:value-type="date">
            <text:p>2/2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69.91" calcext:value-type="float">
            <text:p>3,769.91</text:p>
          </table:table-cell>
          <table:table-cell office:value-type="float" office:value="3769.08" calcext:value-type="float">
            <text:p>3,769.08</text:p>
          </table:table-cell>
          <table:table-cell table:style-name="ce13" office:value-type="float" office:value="3767.29" calcext:value-type="float">
            <text:p>3,767.2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03" calcext:value-type="date">
            <text:p>2/3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71.69" calcext:value-type="float">
            <text:p>3,771.69</text:p>
          </table:table-cell>
          <table:table-cell office:value-type="float" office:value="3770.87" calcext:value-type="float">
            <text:p>3,770.87</text:p>
          </table:table-cell>
          <table:table-cell table:style-name="ce13" office:value-type="float" office:value="3769.07" calcext:value-type="float">
            <text:p>3,769.0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04" calcext:value-type="date">
            <text:p>2/4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73.48" calcext:value-type="float">
            <text:p>3,773.48</text:p>
          </table:table-cell>
          <table:table-cell office:value-type="float" office:value="3772.65" calcext:value-type="float">
            <text:p>3,772.65</text:p>
          </table:table-cell>
          <table:table-cell table:style-name="ce13" office:value-type="float" office:value="3770.86" calcext:value-type="float">
            <text:p>3,770.8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05" calcext:value-type="date">
            <text:p>2/5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75.26" calcext:value-type="float">
            <text:p>3,775.26</text:p>
          </table:table-cell>
          <table:table-cell office:value-type="float" office:value="3774.44" calcext:value-type="float">
            <text:p>3,774.44</text:p>
          </table:table-cell>
          <table:table-cell table:style-name="ce13" office:value-type="float" office:value="3772.64" calcext:value-type="float">
            <text:p>3,772.6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06" calcext:value-type="date">
            <text:p>2/6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77.05" calcext:value-type="float">
            <text:p>3,777.05</text:p>
          </table:table-cell>
          <table:table-cell office:value-type="float" office:value="3776.23" calcext:value-type="float">
            <text:p>3,776.23</text:p>
          </table:table-cell>
          <table:table-cell table:style-name="ce13" office:value-type="float" office:value="3774.42" calcext:value-type="float">
            <text:p>3,774.4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09" calcext:value-type="date">
            <text:p>2/9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78.83" calcext:value-type="float">
            <text:p>3,778.83</text:p>
          </table:table-cell>
          <table:table-cell office:value-type="float" office:value="3778.01" calcext:value-type="float">
            <text:p>3,778.01</text:p>
          </table:table-cell>
          <table:table-cell table:style-name="ce13" office:value-type="float" office:value="3776.21" calcext:value-type="float">
            <text:p>3,776.2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10" calcext:value-type="date">
            <text:p>2/10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80.62" calcext:value-type="float">
            <text:p>3,780.62</text:p>
          </table:table-cell>
          <table:table-cell office:value-type="float" office:value="3779.8" calcext:value-type="float">
            <text:p>3,779.80</text:p>
          </table:table-cell>
          <table:table-cell table:style-name="ce13" office:value-type="float" office:value="3778" calcext:value-type="float">
            <text:p>3,778.0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11" calcext:value-type="date">
            <text:p>2/11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82.41" calcext:value-type="float">
            <text:p>3,782.41</text:p>
          </table:table-cell>
          <table:table-cell office:value-type="float" office:value="3781.59" calcext:value-type="float">
            <text:p>3,781.59</text:p>
          </table:table-cell>
          <table:table-cell table:style-name="ce13" office:value-type="float" office:value="3779.79" calcext:value-type="float">
            <text:p>3,779.7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12" calcext:value-type="date">
            <text:p>2/12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84.2" calcext:value-type="float">
            <text:p>3,784.20</text:p>
          </table:table-cell>
          <table:table-cell office:value-type="float" office:value="3783.38" calcext:value-type="float">
            <text:p>3,783.38</text:p>
          </table:table-cell>
          <table:table-cell table:style-name="ce13" office:value-type="float" office:value="3781.58" calcext:value-type="float">
            <text:p>3,781.5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13" calcext:value-type="date">
            <text:p>2/13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85.98" calcext:value-type="float">
            <text:p>3,785.98</text:p>
          </table:table-cell>
          <table:table-cell office:value-type="float" office:value="3785.18" calcext:value-type="float">
            <text:p>3,785.18</text:p>
          </table:table-cell>
          <table:table-cell table:style-name="ce13" office:value-type="float" office:value="3783.37" calcext:value-type="float">
            <text:p>3,783.3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16" calcext:value-type="date">
            <text:p>2/16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87.77" calcext:value-type="float">
            <text:p>3,787.77</text:p>
          </table:table-cell>
          <table:table-cell office:value-type="float" office:value="3786.97" calcext:value-type="float">
            <text:p>3,786.97</text:p>
          </table:table-cell>
          <table:table-cell table:style-name="ce13" office:value-type="float" office:value="3785.16" calcext:value-type="float">
            <text:p>3,785.1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17" calcext:value-type="date">
            <text:p>2/17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89.56" calcext:value-type="float">
            <text:p>3,789.56</text:p>
          </table:table-cell>
          <table:table-cell office:value-type="float" office:value="3788.76" calcext:value-type="float">
            <text:p>3,788.76</text:p>
          </table:table-cell>
          <table:table-cell table:style-name="ce13" office:value-type="float" office:value="3786.95" calcext:value-type="float">
            <text:p>3,786.9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18" calcext:value-type="date">
            <text:p>2/18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91.35" calcext:value-type="float">
            <text:p>3,791.35</text:p>
          </table:table-cell>
          <table:table-cell office:value-type="float" office:value="3790.56" calcext:value-type="float">
            <text:p>3,790.56</text:p>
          </table:table-cell>
          <table:table-cell table:style-name="ce13" office:value-type="float" office:value="3788.75" calcext:value-type="float">
            <text:p>3,788.7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19" calcext:value-type="date">
            <text:p>2/19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93.15" calcext:value-type="float">
            <text:p>3,793.15</text:p>
          </table:table-cell>
          <table:table-cell office:value-type="float" office:value="3792.35" calcext:value-type="float">
            <text:p>3,792.35</text:p>
          </table:table-cell>
          <table:table-cell table:style-name="ce13" office:value-type="float" office:value="3790.54" calcext:value-type="float">
            <text:p>3,790.5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20" calcext:value-type="date">
            <text:p>2/20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94.94" calcext:value-type="float">
            <text:p>3,794.94</text:p>
          </table:table-cell>
          <table:table-cell office:value-type="float" office:value="3794.15" calcext:value-type="float">
            <text:p>3,794.15</text:p>
          </table:table-cell>
          <table:table-cell table:style-name="ce13" office:value-type="float" office:value="3792.34" calcext:value-type="float">
            <text:p>3,792.3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25" calcext:value-type="date">
            <text:p>2/25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96.74" calcext:value-type="float">
            <text:p>3,796.74</text:p>
          </table:table-cell>
          <table:table-cell office:value-type="float" office:value="3795.94" calcext:value-type="float">
            <text:p>3,795.94</text:p>
          </table:table-cell>
          <table:table-cell table:style-name="ce13" office:value-type="float" office:value="3794.13" calcext:value-type="float">
            <text:p>3,794.1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26" calcext:value-type="date">
            <text:p>2/26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798.53" calcext:value-type="float">
            <text:p>3,798.53</text:p>
          </table:table-cell>
          <table:table-cell office:value-type="float" office:value="3797.74" calcext:value-type="float">
            <text:p>3,797.74</text:p>
          </table:table-cell>
          <table:table-cell table:style-name="ce13" office:value-type="float" office:value="3795.93" calcext:value-type="float">
            <text:p>3,795.9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2-27" calcext:value-type="date">
            <text:p>2/27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00.33" calcext:value-type="float">
            <text:p>3,800.33</text:p>
          </table:table-cell>
          <table:table-cell office:value-type="float" office:value="3799.54" calcext:value-type="float">
            <text:p>3,799.54</text:p>
          </table:table-cell>
          <table:table-cell table:style-name="ce13" office:value-type="float" office:value="3797.73" calcext:value-type="float">
            <text:p>3,797.7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02" calcext:value-type="date">
            <text:p>3/2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02.12" calcext:value-type="float">
            <text:p>3,802.12</text:p>
          </table:table-cell>
          <table:table-cell office:value-type="float" office:value="3801.34" calcext:value-type="float">
            <text:p>3,801.34</text:p>
          </table:table-cell>
          <table:table-cell table:style-name="ce13" office:value-type="float" office:value="3799.53" calcext:value-type="float">
            <text:p>3,799.5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03" calcext:value-type="date">
            <text:p>3/3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03.92" calcext:value-type="float">
            <text:p>3,803.92</text:p>
          </table:table-cell>
          <table:table-cell office:value-type="float" office:value="3803.14" calcext:value-type="float">
            <text:p>3,803.14</text:p>
          </table:table-cell>
          <table:table-cell table:style-name="ce13" office:value-type="float" office:value="3801.32" calcext:value-type="float">
            <text:p>3,801.3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04" calcext:value-type="date">
            <text:p>3/4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05.72" calcext:value-type="float">
            <text:p>3,805.72</text:p>
          </table:table-cell>
          <table:table-cell office:value-type="float" office:value="3804.94" calcext:value-type="float">
            <text:p>3,804.94</text:p>
          </table:table-cell>
          <table:table-cell table:style-name="ce13" office:value-type="float" office:value="3803.13" calcext:value-type="float">
            <text:p>3,803.1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05" calcext:value-type="date">
            <text:p>3/5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07.51" calcext:value-type="float">
            <text:p>3,807.51</text:p>
          </table:table-cell>
          <table:table-cell office:value-type="float" office:value="3806.74" calcext:value-type="float">
            <text:p>3,806.74</text:p>
          </table:table-cell>
          <table:table-cell table:style-name="ce13" office:value-type="float" office:value="3804.93" calcext:value-type="float">
            <text:p>3,804.9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06" calcext:value-type="date">
            <text:p>3/6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09.32" calcext:value-type="float">
            <text:p>3,809.32</text:p>
          </table:table-cell>
          <table:table-cell office:value-type="float" office:value="3808.54" calcext:value-type="float">
            <text:p>3,808.54</text:p>
          </table:table-cell>
          <table:table-cell table:style-name="ce13" office:value-type="float" office:value="3806.73" calcext:value-type="float">
            <text:p>3,806.7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09" calcext:value-type="date">
            <text:p>3/9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11.12" calcext:value-type="float">
            <text:p>3,811.12</text:p>
          </table:table-cell>
          <table:table-cell office:value-type="float" office:value="3810.35" calcext:value-type="float">
            <text:p>3,810.35</text:p>
          </table:table-cell>
          <table:table-cell table:style-name="ce13" office:value-type="float" office:value="3808.53" calcext:value-type="float">
            <text:p>3,808.5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10" calcext:value-type="date">
            <text:p>3/10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12.92" calcext:value-type="float">
            <text:p>3,812.92</text:p>
          </table:table-cell>
          <table:table-cell office:value-type="float" office:value="3812.15" calcext:value-type="float">
            <text:p>3,812.15</text:p>
          </table:table-cell>
          <table:table-cell table:style-name="ce13" office:value-type="float" office:value="3810.33" calcext:value-type="float">
            <text:p>3,810.3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11" calcext:value-type="date">
            <text:p>3/11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14.72" calcext:value-type="float">
            <text:p>3,814.72</text:p>
          </table:table-cell>
          <table:table-cell office:value-type="float" office:value="3813.96" calcext:value-type="float">
            <text:p>3,813.96</text:p>
          </table:table-cell>
          <table:table-cell table:style-name="ce13" office:value-type="float" office:value="3812.14" calcext:value-type="float">
            <text:p>3,812.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12" calcext:value-type="date">
            <text:p>3/12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16.32" calcext:value-type="float">
            <text:p>3,816.32</text:p>
          </table:table-cell>
          <table:table-cell office:value-type="float" office:value="3815.56" calcext:value-type="float">
            <text:p>3,815.56</text:p>
          </table:table-cell>
          <table:table-cell table:style-name="ce13" office:value-type="float" office:value="3813.94" calcext:value-type="float">
            <text:p>3,813.9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13" calcext:value-type="date">
            <text:p>3/13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17.92" calcext:value-type="float">
            <text:p>3,817.92</text:p>
          </table:table-cell>
          <table:table-cell office:value-type="float" office:value="3817.16" calcext:value-type="float">
            <text:p>3,817.16</text:p>
          </table:table-cell>
          <table:table-cell table:style-name="ce13" office:value-type="float" office:value="3815.55" calcext:value-type="float">
            <text:p>3,815.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16" calcext:value-type="date">
            <text:p>3/16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19.53" calcext:value-type="float">
            <text:p>3,819.53</text:p>
          </table:table-cell>
          <table:table-cell office:value-type="float" office:value="3818.77" calcext:value-type="float">
            <text:p>3,818.77</text:p>
          </table:table-cell>
          <table:table-cell table:style-name="ce13" office:value-type="float" office:value="3817.15" calcext:value-type="float">
            <text:p>3,817.1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17" calcext:value-type="date">
            <text:p>3/17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21.13" calcext:value-type="float">
            <text:p>3,821.13</text:p>
          </table:table-cell>
          <table:table-cell office:value-type="float" office:value="3820.75" calcext:value-type="float">
            <text:p>3,820.75</text:p>
          </table:table-cell>
          <table:table-cell table:style-name="ce13" office:value-type="float" office:value="3819.14" calcext:value-type="float">
            <text:p>3,819.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18" calcext:value-type="date">
            <text:p>3/18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22.73" calcext:value-type="float">
            <text:p>3,822.73</text:p>
          </table:table-cell>
          <table:table-cell office:value-type="float" office:value="3822.36" calcext:value-type="float">
            <text:p>3,822.36</text:p>
          </table:table-cell>
          <table:table-cell table:style-name="ce13" office:value-type="float" office:value="3820.74" calcext:value-type="float">
            <text:p>3,820.7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19" calcext:value-type="date">
            <text:p>3/19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24.34" calcext:value-type="float">
            <text:p>3,824.34</text:p>
          </table:table-cell>
          <table:table-cell office:value-type="float" office:value="3823.96" calcext:value-type="float">
            <text:p>3,823.96</text:p>
          </table:table-cell>
          <table:table-cell table:style-name="ce13" office:value-type="float" office:value="3822.34" calcext:value-type="float">
            <text:p>3,822.3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20" calcext:value-type="date">
            <text:p>3/20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25.94" calcext:value-type="float">
            <text:p>3,825.94</text:p>
          </table:table-cell>
          <table:table-cell office:value-type="float" office:value="3825.57" calcext:value-type="float">
            <text:p>3,825.57</text:p>
          </table:table-cell>
          <table:table-cell table:style-name="ce13" office:value-type="float" office:value="3823.95" calcext:value-type="float">
            <text:p>3,823.9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23" calcext:value-type="date">
            <text:p>3/23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27.54" calcext:value-type="float">
            <text:p>3,827.54</text:p>
          </table:table-cell>
          <table:table-cell office:value-type="float" office:value="3827.17" calcext:value-type="float">
            <text:p>3,827.17</text:p>
          </table:table-cell>
          <table:table-cell table:style-name="ce3" office:value-type="float" office:value="3825.55" calcext:value-type="float">
            <text:p>3825.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24" calcext:value-type="date">
            <text:p>3/24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29.15" calcext:value-type="float">
            <text:p>3,829.15</text:p>
          </table:table-cell>
          <table:table-cell office:value-type="float" office:value="3828.78" calcext:value-type="float">
            <text:p>3,828.78</text:p>
          </table:table-cell>
          <table:table-cell table:style-name="ce3" office:value-type="float" office:value="3827.16" calcext:value-type="float">
            <text:p>3827.1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25" calcext:value-type="date">
            <text:p>3/25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30.76" calcext:value-type="float">
            <text:p>3,830.76</text:p>
          </table:table-cell>
          <table:table-cell office:value-type="float" office:value="3830.39" calcext:value-type="float">
            <text:p>3,830.39</text:p>
          </table:table-cell>
          <table:table-cell table:style-name="ce3" office:value-type="float" office:value="3828.77" calcext:value-type="float">
            <text:p>3828.7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26" calcext:value-type="date">
            <text:p>3/26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32.37" calcext:value-type="float">
            <text:p>3,832.37</text:p>
          </table:table-cell>
          <table:table-cell office:value-type="float" office:value="3832" calcext:value-type="float">
            <text:p>3,832.00</text:p>
          </table:table-cell>
          <table:table-cell table:style-name="ce3" office:value-type="float" office:value="3830.38" calcext:value-type="float">
            <text:p>3830.3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27" calcext:value-type="date">
            <text:p>3/27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33.97" calcext:value-type="float">
            <text:p>3,833.97</text:p>
          </table:table-cell>
          <table:table-cell office:value-type="float" office:value="3833.61" calcext:value-type="float">
            <text:p>3,833.61</text:p>
          </table:table-cell>
          <table:table-cell table:style-name="ce3" office:value-type="float" office:value="3831.98" calcext:value-type="float">
            <text:p>3831.9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30" calcext:value-type="date">
            <text:p>3/30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35.58" calcext:value-type="float">
            <text:p>3,835.58</text:p>
          </table:table-cell>
          <table:table-cell office:value-type="float" office:value="3835.22" calcext:value-type="float">
            <text:p>3,835.22</text:p>
          </table:table-cell>
          <table:table-cell table:style-name="ce3" office:value-type="float" office:value="3833.59" calcext:value-type="float">
            <text:p>3833.5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3-31" calcext:value-type="date">
            <text:p>3/31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37.19" calcext:value-type="float">
            <text:p>3,837.19</text:p>
          </table:table-cell>
          <table:table-cell office:value-type="float" office:value="3836.83" calcext:value-type="float">
            <text:p>3,836.83</text:p>
          </table:table-cell>
          <table:table-cell table:style-name="ce3" office:value-type="float" office:value="3835.2" calcext:value-type="float">
            <text:p>3835.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01" calcext:value-type="date">
            <text:p>4/1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38.8" calcext:value-type="float">
            <text:p>3,838.80</text:p>
          </table:table-cell>
          <table:table-cell office:value-type="float" office:value="3838.44" calcext:value-type="float">
            <text:p>3,838.44</text:p>
          </table:table-cell>
          <table:table-cell table:style-name="ce3" office:value-type="float" office:value="3836.81" calcext:value-type="float">
            <text:p>3836.8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02" calcext:value-type="date">
            <text:p>4/2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40.41" calcext:value-type="float">
            <text:p>3,840.41</text:p>
          </table:table-cell>
          <table:table-cell office:value-type="float" office:value="3840.05" calcext:value-type="float">
            <text:p>3,840.05</text:p>
          </table:table-cell>
          <table:table-cell table:style-name="ce3" office:value-type="float" office:value="3838.43" calcext:value-type="float">
            <text:p>3838.4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03" calcext:value-type="date">
            <text:p>4/3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42.02" calcext:value-type="float">
            <text:p>3,842.02</text:p>
          </table:table-cell>
          <table:table-cell office:value-type="float" office:value="3841.66" calcext:value-type="float">
            <text:p>3,841.66</text:p>
          </table:table-cell>
          <table:table-cell table:style-name="ce3" office:value-type="float" office:value="3840.04" calcext:value-type="float">
            <text:p>3840.0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06" calcext:value-type="date">
            <text:p>4/6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43.63" calcext:value-type="float">
            <text:p>3,843.63</text:p>
          </table:table-cell>
          <table:table-cell office:value-type="float" office:value="3843.28" calcext:value-type="float">
            <text:p>3,843.28</text:p>
          </table:table-cell>
          <table:table-cell table:style-name="ce3" office:value-type="float" office:value="3841.65" calcext:value-type="float">
            <text:p>3841.6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07" calcext:value-type="date">
            <text:p>4/7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45.24" calcext:value-type="float">
            <text:p>3,845.24</text:p>
          </table:table-cell>
          <table:table-cell office:value-type="float" office:value="3844.89" calcext:value-type="float">
            <text:p>3,844.89</text:p>
          </table:table-cell>
          <table:table-cell table:style-name="ce3" office:value-type="float" office:value="3843.26" calcext:value-type="float">
            <text:p>3843.2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08" calcext:value-type="date">
            <text:p>4/8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46.86" calcext:value-type="float">
            <text:p>3,846.86</text:p>
          </table:table-cell>
          <table:table-cell office:value-type="float" office:value="3846.5" calcext:value-type="float">
            <text:p>3,846.50</text:p>
          </table:table-cell>
          <table:table-cell table:style-name="ce3" office:value-type="float" office:value="3844.88" calcext:value-type="float">
            <text:p>3844.8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09" calcext:value-type="date">
            <text:p>4/9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48.47" calcext:value-type="float">
            <text:p>3,848.47</text:p>
          </table:table-cell>
          <table:table-cell office:value-type="float" office:value="3848.12" calcext:value-type="float">
            <text:p>3,848.12</text:p>
          </table:table-cell>
          <table:table-cell table:style-name="ce3" office:value-type="float" office:value="3846.49" calcext:value-type="float">
            <text:p>3846.4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13" calcext:value-type="date">
            <text:p>4/13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50.09" calcext:value-type="float">
            <text:p>3,850.09</text:p>
          </table:table-cell>
          <table:table-cell office:value-type="float" office:value="3849.74" calcext:value-type="float">
            <text:p>3,849.74</text:p>
          </table:table-cell>
          <table:table-cell table:style-name="ce3" office:value-type="float" office:value="3848.11" calcext:value-type="float">
            <text:p>3848.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14" calcext:value-type="date">
            <text:p>4/14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51.7" calcext:value-type="float">
            <text:p>3,851.70</text:p>
          </table:table-cell>
          <table:table-cell office:value-type="float" office:value="3851.35" calcext:value-type="float">
            <text:p>3,851.35</text:p>
          </table:table-cell>
          <table:table-cell table:style-name="ce3" office:value-type="float" office:value="3849.72" calcext:value-type="float">
            <text:p>3849.7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15" calcext:value-type="date">
            <text:p>4/15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53.32" calcext:value-type="float">
            <text:p>3,853.32</text:p>
          </table:table-cell>
          <table:table-cell office:value-type="float" office:value="3852.97" calcext:value-type="float">
            <text:p>3,852.97</text:p>
          </table:table-cell>
          <table:table-cell table:style-name="ce3" office:value-type="float" office:value="3851.34" calcext:value-type="float">
            <text:p>3851.3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16" calcext:value-type="date">
            <text:p>4/16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54.93" calcext:value-type="float">
            <text:p>3,854.93</text:p>
          </table:table-cell>
          <table:table-cell office:value-type="float" office:value="3854.59" calcext:value-type="float">
            <text:p>3,854.59</text:p>
          </table:table-cell>
          <table:table-cell table:style-name="ce3" office:value-type="float" office:value="3852.96" calcext:value-type="float">
            <text:p>3852.9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17" calcext:value-type="date">
            <text:p>4/17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56.55" calcext:value-type="float">
            <text:p>3,856.55</text:p>
          </table:table-cell>
          <table:table-cell office:value-type="float" office:value="3856.21" calcext:value-type="float">
            <text:p>3,856.21</text:p>
          </table:table-cell>
          <table:table-cell table:style-name="ce3" office:value-type="float" office:value="3854.57" calcext:value-type="float">
            <text:p>3854.5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20" calcext:value-type="date">
            <text:p>4/20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58.17" calcext:value-type="float">
            <text:p>3,858.17</text:p>
          </table:table-cell>
          <table:table-cell office:value-type="float" office:value="3857.83" calcext:value-type="float">
            <text:p>3,857.83</text:p>
          </table:table-cell>
          <table:table-cell table:style-name="ce3" office:value-type="float" office:value="3856.19" calcext:value-type="float">
            <text:p>3856.1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22" calcext:value-type="date">
            <text:p>4/22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59.79" calcext:value-type="float">
            <text:p>3,859.79</text:p>
          </table:table-cell>
          <table:table-cell office:value-type="float" office:value="3859.45" calcext:value-type="float">
            <text:p>3,859.45</text:p>
          </table:table-cell>
          <table:table-cell table:style-name="ce3" office:value-type="float" office:value="3857.81" calcext:value-type="float">
            <text:p>3857.8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23" calcext:value-type="date">
            <text:p>4/23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61.41" calcext:value-type="float">
            <text:p>3,861.41</text:p>
          </table:table-cell>
          <table:table-cell office:value-type="float" office:value="3861.07" calcext:value-type="float">
            <text:p>3,861.07</text:p>
          </table:table-cell>
          <table:table-cell table:style-name="ce3" office:value-type="float" office:value="3859.43" calcext:value-type="float">
            <text:p>3859.4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24" calcext:value-type="date">
            <text:p>4/24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63.03" calcext:value-type="float">
            <text:p>3,863.03</text:p>
          </table:table-cell>
          <table:table-cell office:value-type="float" office:value="3862.69" calcext:value-type="float">
            <text:p>3,862.69</text:p>
          </table:table-cell>
          <table:table-cell table:style-name="ce3" office:value-type="float" office:value="3861.05" calcext:value-type="float">
            <text:p>3861.0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27" calcext:value-type="date">
            <text:p>4/27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64.65" calcext:value-type="float">
            <text:p>3,864.65</text:p>
          </table:table-cell>
          <table:table-cell office:value-type="float" office:value="3864.31" calcext:value-type="float">
            <text:p>3,864.31</text:p>
          </table:table-cell>
          <table:table-cell table:style-name="ce3" office:value-type="float" office:value="3862.67" calcext:value-type="float">
            <text:p>3862.6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28" calcext:value-type="date">
            <text:p>4/28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66.27" calcext:value-type="float">
            <text:p>3,866.27</text:p>
          </table:table-cell>
          <table:table-cell office:value-type="float" office:value="3865.93" calcext:value-type="float">
            <text:p>3,865.93</text:p>
          </table:table-cell>
          <table:table-cell table:style-name="ce3" office:value-type="float" office:value="3864.3" calcext:value-type="float">
            <text:p>3864.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29" calcext:value-type="date">
            <text:p>4/29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67.89" calcext:value-type="float">
            <text:p>3,867.89</text:p>
          </table:table-cell>
          <table:table-cell office:value-type="float" office:value="3867.56" calcext:value-type="float">
            <text:p>3,867.56</text:p>
          </table:table-cell>
          <table:table-cell table:style-name="ce3" office:value-type="float" office:value="3865.92" calcext:value-type="float">
            <text:p>3865.9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4-30" calcext:value-type="date">
            <text:p>4/30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69.37" calcext:value-type="float">
            <text:p>3,869.37</text:p>
          </table:table-cell>
          <table:table-cell office:value-type="float" office:value="3869.04" calcext:value-type="float">
            <text:p>3,869.04</text:p>
          </table:table-cell>
          <table:table-cell table:style-name="ce3" office:value-type="float" office:value="3867.54" calcext:value-type="float">
            <text:p>3867.5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04" calcext:value-type="date">
            <text:p>5/4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70.86" calcext:value-type="float">
            <text:p>3,870.86</text:p>
          </table:table-cell>
          <table:table-cell office:value-type="float" office:value="3870.53" calcext:value-type="float">
            <text:p>3,870.53</text:p>
          </table:table-cell>
          <table:table-cell table:style-name="ce3" office:value-type="float" office:value="3869.03" calcext:value-type="float">
            <text:p>3869.0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05" calcext:value-type="date">
            <text:p>5/5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72.35" calcext:value-type="float">
            <text:p>3,872.35</text:p>
          </table:table-cell>
          <table:table-cell office:value-type="float" office:value="3872.01" calcext:value-type="float">
            <text:p>3,872.01</text:p>
          </table:table-cell>
          <table:table-cell table:style-name="ce3" office:value-type="float" office:value="3870.51" calcext:value-type="float">
            <text:p>3870.5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06" calcext:value-type="date">
            <text:p>5/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73.5" calcext:value-type="float">
            <text:p>3,873.50</text:p>
          </table:table-cell>
          <table:table-cell office:value-type="float" office:value="3873.17" calcext:value-type="float">
            <text:p>3,873.17</text:p>
          </table:table-cell>
          <table:table-cell table:style-name="ce3" office:value-type="float" office:value="3871.66" calcext:value-type="float">
            <text:p>3871.6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07" calcext:value-type="date">
            <text:p>5/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74.99" calcext:value-type="float">
            <text:p>3,874.99</text:p>
          </table:table-cell>
          <table:table-cell office:value-type="float" office:value="3874.65" calcext:value-type="float">
            <text:p>3,874.65</text:p>
          </table:table-cell>
          <table:table-cell table:style-name="ce3" office:value-type="float" office:value="3873.15" calcext:value-type="float">
            <text:p>3873.1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08" calcext:value-type="date">
            <text:p>5/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76.48" calcext:value-type="float">
            <text:p>3,876.48</text:p>
          </table:table-cell>
          <table:table-cell office:value-type="float" office:value="3876.15" calcext:value-type="float">
            <text:p>3,876.15</text:p>
          </table:table-cell>
          <table:table-cell table:style-name="ce3" office:value-type="float" office:value="3874.64" calcext:value-type="float">
            <text:p>3874.6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11" calcext:value-type="date">
            <text:p>5/11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78.29" calcext:value-type="float">
            <text:p>3,878.29</text:p>
          </table:table-cell>
          <table:table-cell office:value-type="float" office:value="3877.96" calcext:value-type="float">
            <text:p>3,877.96</text:p>
          </table:table-cell>
          <table:table-cell table:style-name="ce3" office:value-type="float" office:value="3876.46" calcext:value-type="float">
            <text:p>3876.4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12" calcext:value-type="date">
            <text:p>5/12/2009</text:p>
          </table:table-cell>
          <table:table-cell table:style-name="ce6" office:value-type="percentage" office:value="-0.0001" calcext:value-type="percentage">
            <text:p>-0.01%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3879.78" calcext:value-type="float">
            <text:p>3,879.78</text:p>
          </table:table-cell>
          <table:table-cell office:value-type="float" office:value="3879.45" calcext:value-type="float">
            <text:p>3,879.45</text:p>
          </table:table-cell>
          <table:table-cell table:style-name="ce3" office:value-type="float" office:value="3877.95" calcext:value-type="float">
            <text:p>3877.9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13" calcext:value-type="date">
            <text:p>5/1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80.94" calcext:value-type="float">
            <text:p>3,880.94</text:p>
          </table:table-cell>
          <table:table-cell office:value-type="float" office:value="3880.62" calcext:value-type="float">
            <text:p>3,880.62</text:p>
          </table:table-cell>
          <table:table-cell table:style-name="ce3" office:value-type="float" office:value="3879.11" calcext:value-type="float">
            <text:p>3879.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14" calcext:value-type="date">
            <text:p>5/1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82.43" calcext:value-type="float">
            <text:p>3,882.43</text:p>
          </table:table-cell>
          <table:table-cell office:value-type="float" office:value="3882.11" calcext:value-type="float">
            <text:p>3,882.11</text:p>
          </table:table-cell>
          <table:table-cell table:style-name="ce3" office:value-type="float" office:value="3880.6" calcext:value-type="float">
            <text:p>3880.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15" calcext:value-type="date">
            <text:p>5/1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83.92" calcext:value-type="float">
            <text:p>3,883.92</text:p>
          </table:table-cell>
          <table:table-cell office:value-type="float" office:value="3883.6" calcext:value-type="float">
            <text:p>3,883.60</text:p>
          </table:table-cell>
          <table:table-cell table:style-name="ce3" office:value-type="float" office:value="3882.09" calcext:value-type="float">
            <text:p>3882.0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18" calcext:value-type="date">
            <text:p>5/1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85.42" calcext:value-type="float">
            <text:p>3,885.42</text:p>
          </table:table-cell>
          <table:table-cell office:value-type="float" office:value="3885.09" calcext:value-type="float">
            <text:p>3,885.09</text:p>
          </table:table-cell>
          <table:table-cell table:style-name="ce3" office:value-type="float" office:value="3883.59" calcext:value-type="float">
            <text:p>3883.5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19" calcext:value-type="date">
            <text:p>5/1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86.91" calcext:value-type="float">
            <text:p>3,886.91</text:p>
          </table:table-cell>
          <table:table-cell office:value-type="float" office:value="3886.58" calcext:value-type="float">
            <text:p>3,886.58</text:p>
          </table:table-cell>
          <table:table-cell table:style-name="ce3" office:value-type="float" office:value="3885.08" calcext:value-type="float">
            <text:p>3885.0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20" calcext:value-type="date">
            <text:p>5/2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88.4" calcext:value-type="float">
            <text:p>3,888.40</text:p>
          </table:table-cell>
          <table:table-cell office:value-type="float" office:value="3888.08" calcext:value-type="float">
            <text:p>3,888.08</text:p>
          </table:table-cell>
          <table:table-cell table:style-name="ce3" office:value-type="float" office:value="3886.57" calcext:value-type="float">
            <text:p>3886.5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21" calcext:value-type="date">
            <text:p>5/2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89.89" calcext:value-type="float">
            <text:p>3,889.89</text:p>
          </table:table-cell>
          <table:table-cell office:value-type="float" office:value="3889.57" calcext:value-type="float">
            <text:p>3,889.57</text:p>
          </table:table-cell>
          <table:table-cell table:style-name="ce3" office:value-type="float" office:value="3888.07" calcext:value-type="float">
            <text:p>3888.0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22" calcext:value-type="date">
            <text:p>5/2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91.39" calcext:value-type="float">
            <text:p>3,891.39</text:p>
          </table:table-cell>
          <table:table-cell office:value-type="float" office:value="3891.07" calcext:value-type="float">
            <text:p>3,891.07</text:p>
          </table:table-cell>
          <table:table-cell table:style-name="ce3" office:value-type="float" office:value="3889.56" calcext:value-type="float">
            <text:p>3889.5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25" calcext:value-type="date">
            <text:p>5/2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92.88" calcext:value-type="float">
            <text:p>3,892.88</text:p>
          </table:table-cell>
          <table:table-cell office:value-type="float" office:value="3892.57" calcext:value-type="float">
            <text:p>3,892.57</text:p>
          </table:table-cell>
          <table:table-cell table:style-name="ce3" office:value-type="float" office:value="3891.06" calcext:value-type="float">
            <text:p>3891.0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26" calcext:value-type="date">
            <text:p>5/2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94.38" calcext:value-type="float">
            <text:p>3,894.38</text:p>
          </table:table-cell>
          <table:table-cell office:value-type="float" office:value="3894.06" calcext:value-type="float">
            <text:p>3,894.06</text:p>
          </table:table-cell>
          <table:table-cell table:style-name="ce3" office:value-type="float" office:value="3892.55" calcext:value-type="float">
            <text:p>3892.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27" calcext:value-type="date">
            <text:p>5/2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95.87" calcext:value-type="float">
            <text:p>3,895.87</text:p>
          </table:table-cell>
          <table:table-cell office:value-type="float" office:value="3895.56" calcext:value-type="float">
            <text:p>3,895.56</text:p>
          </table:table-cell>
          <table:table-cell table:style-name="ce3" office:value-type="float" office:value="3894.05" calcext:value-type="float">
            <text:p>3894.0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28" calcext:value-type="date">
            <text:p>5/2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97.37" calcext:value-type="float">
            <text:p>3,897.37</text:p>
          </table:table-cell>
          <table:table-cell office:value-type="float" office:value="3897.06" calcext:value-type="float">
            <text:p>3,897.06</text:p>
          </table:table-cell>
          <table:table-cell table:style-name="ce3" office:value-type="float" office:value="3895.55" calcext:value-type="float">
            <text:p>3895.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5-29" calcext:value-type="date">
            <text:p>5/2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898.87" calcext:value-type="float">
            <text:p>3,898.87</text:p>
          </table:table-cell>
          <table:table-cell office:value-type="float" office:value="3898.56" calcext:value-type="float">
            <text:p>3,898.56</text:p>
          </table:table-cell>
          <table:table-cell table:style-name="ce3" office:value-type="float" office:value="3897.04" calcext:value-type="float">
            <text:p>3897.0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01" calcext:value-type="date">
            <text:p>6/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00.36" calcext:value-type="float">
            <text:p>3,900.36</text:p>
          </table:table-cell>
          <table:table-cell office:value-type="float" office:value="3900.06" calcext:value-type="float">
            <text:p>3,900.06</text:p>
          </table:table-cell>
          <table:table-cell table:style-name="ce3" office:value-type="float" office:value="3898.55" calcext:value-type="float">
            <text:p>3898.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02" calcext:value-type="date">
            <text:p>6/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01.86" calcext:value-type="float">
            <text:p>3,901.86</text:p>
          </table:table-cell>
          <table:table-cell office:value-type="float" office:value="3901.55" calcext:value-type="float">
            <text:p>3,901.55</text:p>
          </table:table-cell>
          <table:table-cell table:style-name="ce3" office:value-type="float" office:value="3900.04" calcext:value-type="float">
            <text:p>3900.0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03" calcext:value-type="date">
            <text:p>6/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03.36" calcext:value-type="float">
            <text:p>3,903.36</text:p>
          </table:table-cell>
          <table:table-cell office:value-type="float" office:value="3903.06" calcext:value-type="float">
            <text:p>3,903.06</text:p>
          </table:table-cell>
          <table:table-cell table:style-name="ce3" office:value-type="float" office:value="3901.54" calcext:value-type="float">
            <text:p>3901.5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04" calcext:value-type="date">
            <text:p>6/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04.86" calcext:value-type="float">
            <text:p>3,904.86</text:p>
          </table:table-cell>
          <table:table-cell office:value-type="float" office:value="3904.55" calcext:value-type="float">
            <text:p>3,904.55</text:p>
          </table:table-cell>
          <table:table-cell table:style-name="ce3" office:value-type="float" office:value="3903.04" calcext:value-type="float">
            <text:p>3903.0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05" calcext:value-type="date">
            <text:p>6/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06.36" calcext:value-type="float">
            <text:p>3,906.36</text:p>
          </table:table-cell>
          <table:table-cell office:value-type="float" office:value="3906.06" calcext:value-type="float">
            <text:p>3,906.06</text:p>
          </table:table-cell>
          <table:table-cell table:style-name="ce3" office:value-type="float" office:value="3904.54" calcext:value-type="float">
            <text:p>3904.5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08" calcext:value-type="date">
            <text:p>6/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07.86" calcext:value-type="float">
            <text:p>3,907.86</text:p>
          </table:table-cell>
          <table:table-cell office:value-type="float" office:value="3907.56" calcext:value-type="float">
            <text:p>3,907.56</text:p>
          </table:table-cell>
          <table:table-cell table:style-name="ce3" office:value-type="float" office:value="3906.05" calcext:value-type="float">
            <text:p>3906.0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09" calcext:value-type="date">
            <text:p>6/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09.36" calcext:value-type="float">
            <text:p>3,909.36</text:p>
          </table:table-cell>
          <table:table-cell office:value-type="float" office:value="3909.06" calcext:value-type="float">
            <text:p>3,909.06</text:p>
          </table:table-cell>
          <table:table-cell table:style-name="ce3" office:value-type="float" office:value="3907.55" calcext:value-type="float">
            <text:p>3907.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10" calcext:value-type="date">
            <text:p>6/1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10.86" calcext:value-type="float">
            <text:p>3,910.86</text:p>
          </table:table-cell>
          <table:table-cell office:value-type="float" office:value="3910.56" calcext:value-type="float">
            <text:p>3,910.56</text:p>
          </table:table-cell>
          <table:table-cell table:style-name="ce3" office:value-type="float" office:value="3909.05" calcext:value-type="float">
            <text:p>3909.0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12" calcext:value-type="date">
            <text:p>6/1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12.22" calcext:value-type="float">
            <text:p>3,912.22</text:p>
          </table:table-cell>
          <table:table-cell office:value-type="float" office:value="3911.92" calcext:value-type="float">
            <text:p>3,911.92</text:p>
          </table:table-cell>
          <table:table-cell table:style-name="ce3" office:value-type="float" office:value="3910.55" calcext:value-type="float">
            <text:p>3910.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15" calcext:value-type="date">
            <text:p>6/1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13.58" calcext:value-type="float">
            <text:p>3,913.58</text:p>
          </table:table-cell>
          <table:table-cell office:value-type="float" office:value="3913.29" calcext:value-type="float">
            <text:p>3,913.29</text:p>
          </table:table-cell>
          <table:table-cell table:style-name="ce3" office:value-type="float" office:value="3911.91" calcext:value-type="float">
            <text:p>3911.9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16" calcext:value-type="date">
            <text:p>6/1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14.94" calcext:value-type="float">
            <text:p>3,914.94</text:p>
          </table:table-cell>
          <table:table-cell office:value-type="float" office:value="3914.65" calcext:value-type="float">
            <text:p>3,914.65</text:p>
          </table:table-cell>
          <table:table-cell table:style-name="ce3" office:value-type="float" office:value="3913.27" calcext:value-type="float">
            <text:p>3913.2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17" calcext:value-type="date">
            <text:p>6/1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16.3" calcext:value-type="float">
            <text:p>3,916.30</text:p>
          </table:table-cell>
          <table:table-cell office:value-type="float" office:value="3916.01" calcext:value-type="float">
            <text:p>3,916.01</text:p>
          </table:table-cell>
          <table:table-cell table:style-name="ce3" office:value-type="float" office:value="3914.64" calcext:value-type="float">
            <text:p>3914.6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18" calcext:value-type="date">
            <text:p>6/1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17.67" calcext:value-type="float">
            <text:p>3,917.67</text:p>
          </table:table-cell>
          <table:table-cell office:value-type="float" office:value="3917.38" calcext:value-type="float">
            <text:p>3,917.38</text:p>
          </table:table-cell>
          <table:table-cell table:style-name="ce3" office:value-type="float" office:value="3916" calcext:value-type="float">
            <text:p>391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19" calcext:value-type="date">
            <text:p>6/1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19.03" calcext:value-type="float">
            <text:p>3,919.03</text:p>
          </table:table-cell>
          <table:table-cell office:value-type="float" office:value="3918.74" calcext:value-type="float">
            <text:p>3,918.74</text:p>
          </table:table-cell>
          <table:table-cell table:style-name="ce3" office:value-type="float" office:value="3917.36" calcext:value-type="float">
            <text:p>3917.3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22" calcext:value-type="date">
            <text:p>6/2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20.39" calcext:value-type="float">
            <text:p>3,920.39</text:p>
          </table:table-cell>
          <table:table-cell office:value-type="float" office:value="3920.1" calcext:value-type="float">
            <text:p>3,920.10</text:p>
          </table:table-cell>
          <table:table-cell table:style-name="ce3" office:value-type="float" office:value="3918.73" calcext:value-type="float">
            <text:p>3918.7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23" calcext:value-type="date">
            <text:p>6/2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21.76" calcext:value-type="float">
            <text:p>3,921.76</text:p>
          </table:table-cell>
          <table:table-cell office:value-type="float" office:value="3921.47" calcext:value-type="float">
            <text:p>3,921.47</text:p>
          </table:table-cell>
          <table:table-cell table:style-name="ce3" office:value-type="float" office:value="3920.09" calcext:value-type="float">
            <text:p>3920.0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24" calcext:value-type="date">
            <text:p>6/2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23.12" calcext:value-type="float">
            <text:p>3,923.12</text:p>
          </table:table-cell>
          <table:table-cell office:value-type="float" office:value="3922.83" calcext:value-type="float">
            <text:p>3,922.83</text:p>
          </table:table-cell>
          <table:table-cell table:style-name="ce3" office:value-type="float" office:value="3921.46" calcext:value-type="float">
            <text:p>3921.4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25" calcext:value-type="date">
            <text:p>6/2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24.49" calcext:value-type="float">
            <text:p>3,924.49</text:p>
          </table:table-cell>
          <table:table-cell office:value-type="float" office:value="3924.2" calcext:value-type="float">
            <text:p>3,924.20</text:p>
          </table:table-cell>
          <table:table-cell table:style-name="ce3" office:value-type="float" office:value="3922.82" calcext:value-type="float">
            <text:p>3922.8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26" calcext:value-type="date">
            <text:p>6/2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25.85" calcext:value-type="float">
            <text:p>3,925.85</text:p>
          </table:table-cell>
          <table:table-cell office:value-type="float" office:value="3925.57" calcext:value-type="float">
            <text:p>3,925.57</text:p>
          </table:table-cell>
          <table:table-cell table:style-name="ce3" office:value-type="float" office:value="3924.19" calcext:value-type="float">
            <text:p>3924.1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29" calcext:value-type="date">
            <text:p>6/2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27.22" calcext:value-type="float">
            <text:p>3,927.22</text:p>
          </table:table-cell>
          <table:table-cell office:value-type="float" office:value="3926.93" calcext:value-type="float">
            <text:p>3,926.93</text:p>
          </table:table-cell>
          <table:table-cell table:style-name="ce3" office:value-type="float" office:value="3925.56" calcext:value-type="float">
            <text:p>3925.5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6-30" calcext:value-type="date">
            <text:p>6/3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28.58" calcext:value-type="float">
            <text:p>3,928.58</text:p>
          </table:table-cell>
          <table:table-cell office:value-type="float" office:value="3928.3" calcext:value-type="float">
            <text:p>3,928.30</text:p>
          </table:table-cell>
          <table:table-cell table:style-name="ce3" office:value-type="float" office:value="3926.92" calcext:value-type="float">
            <text:p>3926.9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01" calcext:value-type="date">
            <text:p>7/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29.95" calcext:value-type="float">
            <text:p>3,929.95</text:p>
          </table:table-cell>
          <table:table-cell office:value-type="float" office:value="3929.67" calcext:value-type="float">
            <text:p>3,929.67</text:p>
          </table:table-cell>
          <table:table-cell table:style-name="ce3" office:value-type="float" office:value="3928.29" calcext:value-type="float">
            <text:p>3928.2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02" calcext:value-type="date">
            <text:p>7/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31.32" calcext:value-type="float">
            <text:p>3,931.32</text:p>
          </table:table-cell>
          <table:table-cell office:value-type="float" office:value="3931.04" calcext:value-type="float">
            <text:p>3,931.04</text:p>
          </table:table-cell>
          <table:table-cell table:style-name="ce3" office:value-type="float" office:value="3929.66" calcext:value-type="float">
            <text:p>3929.6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03" calcext:value-type="date">
            <text:p>7/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32.68" calcext:value-type="float">
            <text:p>3,932.68</text:p>
          </table:table-cell>
          <table:table-cell office:value-type="float" office:value="3932.41" calcext:value-type="float">
            <text:p>3,932.41</text:p>
          </table:table-cell>
          <table:table-cell table:style-name="ce3" office:value-type="float" office:value="3931.03" calcext:value-type="float">
            <text:p>3931.0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06" calcext:value-type="date">
            <text:p>7/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34.05" calcext:value-type="float">
            <text:p>3,934.05</text:p>
          </table:table-cell>
          <table:table-cell office:value-type="float" office:value="3933.78" calcext:value-type="float">
            <text:p>3,933.78</text:p>
          </table:table-cell>
          <table:table-cell table:style-name="ce3" office:value-type="float" office:value="3932.4" calcext:value-type="float">
            <text:p>3932.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07" calcext:value-type="date">
            <text:p>7/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35.42" calcext:value-type="float">
            <text:p>3,935.42</text:p>
          </table:table-cell>
          <table:table-cell office:value-type="float" office:value="3935.15" calcext:value-type="float">
            <text:p>3,935.15</text:p>
          </table:table-cell>
          <table:table-cell table:style-name="ce3" office:value-type="float" office:value="3933.76" calcext:value-type="float">
            <text:p>3933.7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08" calcext:value-type="date">
            <text:p>7/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36.79" calcext:value-type="float">
            <text:p>3,936.79</text:p>
          </table:table-cell>
          <table:table-cell office:value-type="float" office:value="3936.52" calcext:value-type="float">
            <text:p>3,936.52</text:p>
          </table:table-cell>
          <table:table-cell table:style-name="ce3" office:value-type="float" office:value="3935.14" calcext:value-type="float">
            <text:p>3935.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09" calcext:value-type="date">
            <text:p>7/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38.16" calcext:value-type="float">
            <text:p>3,938.16</text:p>
          </table:table-cell>
          <table:table-cell office:value-type="float" office:value="3937.89" calcext:value-type="float">
            <text:p>3,937.89</text:p>
          </table:table-cell>
          <table:table-cell table:style-name="ce3" office:value-type="float" office:value="3936.5" calcext:value-type="float">
            <text:p>3936.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10" calcext:value-type="date">
            <text:p>7/1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39.53" calcext:value-type="float">
            <text:p>3,939.53</text:p>
          </table:table-cell>
          <table:table-cell office:value-type="float" office:value="3939.26" calcext:value-type="float">
            <text:p>3,939.26</text:p>
          </table:table-cell>
          <table:table-cell table:style-name="ce3" office:value-type="float" office:value="3937.88" calcext:value-type="float">
            <text:p>3937.8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13" calcext:value-type="date">
            <text:p>7/1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40.9" calcext:value-type="float">
            <text:p>3,940.90</text:p>
          </table:table-cell>
          <table:table-cell office:value-type="float" office:value="3940.63" calcext:value-type="float">
            <text:p>3,940.63</text:p>
          </table:table-cell>
          <table:table-cell table:style-name="ce3" office:value-type="float" office:value="3939.25" calcext:value-type="float">
            <text:p>3939.2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14" calcext:value-type="date">
            <text:p>7/1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42.27" calcext:value-type="float">
            <text:p>3,942.27</text:p>
          </table:table-cell>
          <table:table-cell office:value-type="float" office:value="3942.01" calcext:value-type="float">
            <text:p>3,942.01</text:p>
          </table:table-cell>
          <table:table-cell table:style-name="ce3" office:value-type="float" office:value="3940.62" calcext:value-type="float">
            <text:p>3940.6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15" calcext:value-type="date">
            <text:p>7/1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43.64" calcext:value-type="float">
            <text:p>3,943.64</text:p>
          </table:table-cell>
          <table:table-cell office:value-type="float" office:value="3943.38" calcext:value-type="float">
            <text:p>3,943.38</text:p>
          </table:table-cell>
          <table:table-cell table:style-name="ce3" office:value-type="float" office:value="3941.99" calcext:value-type="float">
            <text:p>3941.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16" calcext:value-type="date">
            <text:p>7/1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45.01" calcext:value-type="float">
            <text:p>3,945.01</text:p>
          </table:table-cell>
          <table:table-cell office:value-type="float" office:value="3944.75" calcext:value-type="float">
            <text:p>3,944.75</text:p>
          </table:table-cell>
          <table:table-cell table:style-name="ce3" office:value-type="float" office:value="3943.36" calcext:value-type="float">
            <text:p>3943.3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17" calcext:value-type="date">
            <text:p>7/1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46.39" calcext:value-type="float">
            <text:p>3,946.39</text:p>
          </table:table-cell>
          <table:table-cell office:value-type="float" office:value="3946.12" calcext:value-type="float">
            <text:p>3,946.12</text:p>
          </table:table-cell>
          <table:table-cell table:style-name="ce3" office:value-type="float" office:value="3944.74" calcext:value-type="float">
            <text:p>3944.7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20" calcext:value-type="date">
            <text:p>7/2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47.76" calcext:value-type="float">
            <text:p>3,947.76</text:p>
          </table:table-cell>
          <table:table-cell office:value-type="float" office:value="3947.5" calcext:value-type="float">
            <text:p>3,947.50</text:p>
          </table:table-cell>
          <table:table-cell table:style-name="ce3" office:value-type="float" office:value="3946.11" calcext:value-type="float">
            <text:p>3946.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21" calcext:value-type="date">
            <text:p>7/2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49.13" calcext:value-type="float">
            <text:p>3,949.13</text:p>
          </table:table-cell>
          <table:table-cell office:value-type="float" office:value="3948.87" calcext:value-type="float">
            <text:p>3,948.87</text:p>
          </table:table-cell>
          <table:table-cell table:style-name="ce3" office:value-type="float" office:value="3947.48" calcext:value-type="float">
            <text:p>3947.4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22" calcext:value-type="date">
            <text:p>7/2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50.51" calcext:value-type="float">
            <text:p>3,950.51</text:p>
          </table:table-cell>
          <table:table-cell office:value-type="float" office:value="3950.25" calcext:value-type="float">
            <text:p>3,950.25</text:p>
          </table:table-cell>
          <table:table-cell table:style-name="ce3" office:value-type="float" office:value="3948.86" calcext:value-type="float">
            <text:p>3948.8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23" calcext:value-type="date">
            <text:p>7/2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51.81" calcext:value-type="float">
            <text:p>3,951.81</text:p>
          </table:table-cell>
          <table:table-cell office:value-type="float" office:value="3951.55" calcext:value-type="float">
            <text:p>3,951.55</text:p>
          </table:table-cell>
          <table:table-cell table:style-name="ce3" office:value-type="float" office:value="3950.23" calcext:value-type="float">
            <text:p>3950.2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24" calcext:value-type="date">
            <text:p>7/2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53.11" calcext:value-type="float">
            <text:p>3,953.11</text:p>
          </table:table-cell>
          <table:table-cell office:value-type="float" office:value="3952.86" calcext:value-type="float">
            <text:p>3,952.86</text:p>
          </table:table-cell>
          <table:table-cell table:style-name="ce3" office:value-type="float" office:value="3951.54" calcext:value-type="float">
            <text:p>3951.5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27" calcext:value-type="date">
            <text:p>7/2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54.41" calcext:value-type="float">
            <text:p>3,954.41</text:p>
          </table:table-cell>
          <table:table-cell office:value-type="float" office:value="3954.16" calcext:value-type="float">
            <text:p>3,954.16</text:p>
          </table:table-cell>
          <table:table-cell table:style-name="ce3" office:value-type="float" office:value="3952.84" calcext:value-type="float">
            <text:p>3952.8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28" calcext:value-type="date">
            <text:p>7/2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55.72" calcext:value-type="float">
            <text:p>3,955.72</text:p>
          </table:table-cell>
          <table:table-cell office:value-type="float" office:value="3955.47" calcext:value-type="float">
            <text:p>3,955.47</text:p>
          </table:table-cell>
          <table:table-cell table:style-name="ce3" office:value-type="float" office:value="3954.15" calcext:value-type="float">
            <text:p>3954.1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29" calcext:value-type="date">
            <text:p>7/2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57.02" calcext:value-type="float">
            <text:p>3,957.02</text:p>
          </table:table-cell>
          <table:table-cell office:value-type="float" office:value="3956.77" calcext:value-type="float">
            <text:p>3,956.77</text:p>
          </table:table-cell>
          <table:table-cell table:style-name="ce3" office:value-type="float" office:value="3955.45" calcext:value-type="float">
            <text:p>3955.4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30" calcext:value-type="date">
            <text:p>7/3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58.32" calcext:value-type="float">
            <text:p>3,958.32</text:p>
          </table:table-cell>
          <table:table-cell office:value-type="float" office:value="3958.08" calcext:value-type="float">
            <text:p>3,958.08</text:p>
          </table:table-cell>
          <table:table-cell table:style-name="ce3" office:value-type="float" office:value="3956.76" calcext:value-type="float">
            <text:p>3956.7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7-31" calcext:value-type="date">
            <text:p>7/3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59.63" calcext:value-type="float">
            <text:p>3,959.63</text:p>
          </table:table-cell>
          <table:table-cell office:value-type="float" office:value="3959.38" calcext:value-type="float">
            <text:p>3,959.38</text:p>
          </table:table-cell>
          <table:table-cell table:style-name="ce3" office:value-type="float" office:value="3958.06" calcext:value-type="float">
            <text:p>3958.0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03" calcext:value-type="date">
            <text:p>8/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60.93" calcext:value-type="float">
            <text:p>3,960.93</text:p>
          </table:table-cell>
          <table:table-cell office:value-type="float" office:value="3960.68" calcext:value-type="float">
            <text:p>3,960.68</text:p>
          </table:table-cell>
          <table:table-cell table:style-name="ce3" office:value-type="float" office:value="3959.37" calcext:value-type="float">
            <text:p>3959.3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04" calcext:value-type="date">
            <text:p>8/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62.23" calcext:value-type="float">
            <text:p>3,962.23</text:p>
          </table:table-cell>
          <table:table-cell office:value-type="float" office:value="3961.99" calcext:value-type="float">
            <text:p>3,961.99</text:p>
          </table:table-cell>
          <table:table-cell table:style-name="ce3" office:value-type="float" office:value="3960.67" calcext:value-type="float">
            <text:p>3960.6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05" calcext:value-type="date">
            <text:p>8/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63.54" calcext:value-type="float">
            <text:p>3,963.54</text:p>
          </table:table-cell>
          <table:table-cell office:value-type="float" office:value="3963.3" calcext:value-type="float">
            <text:p>3,963.30</text:p>
          </table:table-cell>
          <table:table-cell table:style-name="ce3" office:value-type="float" office:value="3961.98" calcext:value-type="float">
            <text:p>3961.9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06" calcext:value-type="date">
            <text:p>8/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64.84" calcext:value-type="float">
            <text:p>3,964.84</text:p>
          </table:table-cell>
          <table:table-cell office:value-type="float" office:value="3964.61" calcext:value-type="float">
            <text:p>3,964.61</text:p>
          </table:table-cell>
          <table:table-cell table:style-name="ce3" office:value-type="float" office:value="3963.28" calcext:value-type="float">
            <text:p>3963.2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07" calcext:value-type="date">
            <text:p>8/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66.15" calcext:value-type="float">
            <text:p>3,966.15</text:p>
          </table:table-cell>
          <table:table-cell office:value-type="float" office:value="3965.91" calcext:value-type="float">
            <text:p>3,965.91</text:p>
          </table:table-cell>
          <table:table-cell table:style-name="ce3" office:value-type="float" office:value="3964.59" calcext:value-type="float">
            <text:p>3964.5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10" calcext:value-type="date">
            <text:p>8/1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67.45" calcext:value-type="float">
            <text:p>3,967.45</text:p>
          </table:table-cell>
          <table:table-cell office:value-type="float" office:value="3967.22" calcext:value-type="float">
            <text:p>3,967.22</text:p>
          </table:table-cell>
          <table:table-cell table:style-name="ce3" office:value-type="float" office:value="3965.9" calcext:value-type="float">
            <text:p>3965.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11" calcext:value-type="date">
            <text:p>8/1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68.76" calcext:value-type="float">
            <text:p>3,968.76</text:p>
          </table:table-cell>
          <table:table-cell office:value-type="float" office:value="3968.53" calcext:value-type="float">
            <text:p>3,968.53</text:p>
          </table:table-cell>
          <table:table-cell table:style-name="ce3" office:value-type="float" office:value="3967.2" calcext:value-type="float">
            <text:p>3967.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12" calcext:value-type="date">
            <text:p>8/1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70.07" calcext:value-type="float">
            <text:p>3,970.07</text:p>
          </table:table-cell>
          <table:table-cell office:value-type="float" office:value="3969.83" calcext:value-type="float">
            <text:p>3,969.83</text:p>
          </table:table-cell>
          <table:table-cell table:style-name="ce3" office:value-type="float" office:value="3968.51" calcext:value-type="float">
            <text:p>3968.5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13" calcext:value-type="date">
            <text:p>8/1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71.37" calcext:value-type="float">
            <text:p>3,971.37</text:p>
          </table:table-cell>
          <table:table-cell office:value-type="float" office:value="3971.14" calcext:value-type="float">
            <text:p>3,971.14</text:p>
          </table:table-cell>
          <table:table-cell table:style-name="ce3" office:value-type="float" office:value="3969.82" calcext:value-type="float">
            <text:p>3969.8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14" calcext:value-type="date">
            <text:p>8/1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72.68" calcext:value-type="float">
            <text:p>3,972.68</text:p>
          </table:table-cell>
          <table:table-cell office:value-type="float" office:value="3972.45" calcext:value-type="float">
            <text:p>3,972.45</text:p>
          </table:table-cell>
          <table:table-cell table:style-name="ce3" office:value-type="float" office:value="3971.13" calcext:value-type="float">
            <text:p>3971.1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17" calcext:value-type="date">
            <text:p>8/1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73.99" calcext:value-type="float">
            <text:p>3,973.99</text:p>
          </table:table-cell>
          <table:table-cell office:value-type="float" office:value="3973.76" calcext:value-type="float">
            <text:p>3,973.76</text:p>
          </table:table-cell>
          <table:table-cell table:style-name="ce3" office:value-type="float" office:value="3972.44" calcext:value-type="float">
            <text:p>3972.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18" calcext:value-type="date">
            <text:p>8/1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75.3" calcext:value-type="float">
            <text:p>3,975.30</text:p>
          </table:table-cell>
          <table:table-cell office:value-type="float" office:value="3975.07" calcext:value-type="float">
            <text:p>3,975.07</text:p>
          </table:table-cell>
          <table:table-cell table:style-name="ce3" office:value-type="float" office:value="3973.75" calcext:value-type="float">
            <text:p>3973.7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19" calcext:value-type="date">
            <text:p>8/1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76.61" calcext:value-type="float">
            <text:p>3,976.61</text:p>
          </table:table-cell>
          <table:table-cell office:value-type="float" office:value="3976.38" calcext:value-type="float">
            <text:p>3,976.38</text:p>
          </table:table-cell>
          <table:table-cell table:style-name="ce3" office:value-type="float" office:value="3975.06" calcext:value-type="float">
            <text:p>3975.0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20" calcext:value-type="date">
            <text:p>8/2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77.92" calcext:value-type="float">
            <text:p>3,977.92</text:p>
          </table:table-cell>
          <table:table-cell office:value-type="float" office:value="3977.69" calcext:value-type="float">
            <text:p>3,977.69</text:p>
          </table:table-cell>
          <table:table-cell table:style-name="ce3" office:value-type="float" office:value="3976.37" calcext:value-type="float">
            <text:p>3976.3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21" calcext:value-type="date">
            <text:p>8/2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79.23" calcext:value-type="float">
            <text:p>3,979.23</text:p>
          </table:table-cell>
          <table:table-cell office:value-type="float" office:value="3979" calcext:value-type="float">
            <text:p>3,979.00</text:p>
          </table:table-cell>
          <table:table-cell table:style-name="ce3" office:value-type="float" office:value="3977.68" calcext:value-type="float">
            <text:p>3977.6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24" calcext:value-type="date">
            <text:p>8/2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80.54" calcext:value-type="float">
            <text:p>3,980.54</text:p>
          </table:table-cell>
          <table:table-cell office:value-type="float" office:value="3980.31" calcext:value-type="float">
            <text:p>3,980.31</text:p>
          </table:table-cell>
          <table:table-cell table:style-name="ce3" office:value-type="float" office:value="3978.99" calcext:value-type="float">
            <text:p>3978.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25" calcext:value-type="date">
            <text:p>8/2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81.85" calcext:value-type="float">
            <text:p>3,981.85</text:p>
          </table:table-cell>
          <table:table-cell office:value-type="float" office:value="3981.63" calcext:value-type="float">
            <text:p>3,981.63</text:p>
          </table:table-cell>
          <table:table-cell table:style-name="ce3" office:value-type="float" office:value="3980.3" calcext:value-type="float">
            <text:p>3980.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26" calcext:value-type="date">
            <text:p>8/2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83.16" calcext:value-type="float">
            <text:p>3,983.16</text:p>
          </table:table-cell>
          <table:table-cell office:value-type="float" office:value="3982.94" calcext:value-type="float">
            <text:p>3,982.94</text:p>
          </table:table-cell>
          <table:table-cell table:style-name="ce3" office:value-type="float" office:value="3981.61" calcext:value-type="float">
            <text:p>3981.6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27" calcext:value-type="date">
            <text:p>8/2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84.47" calcext:value-type="float">
            <text:p>3,984.47</text:p>
          </table:table-cell>
          <table:table-cell office:value-type="float" office:value="3984.26" calcext:value-type="float">
            <text:p>3,984.26</text:p>
          </table:table-cell>
          <table:table-cell table:style-name="ce3" office:value-type="float" office:value="3982.93" calcext:value-type="float">
            <text:p>3982.9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28" calcext:value-type="date">
            <text:p>8/2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85.78" calcext:value-type="float">
            <text:p>3,985.78</text:p>
          </table:table-cell>
          <table:table-cell office:value-type="float" office:value="3985.57" calcext:value-type="float">
            <text:p>3,985.57</text:p>
          </table:table-cell>
          <table:table-cell table:style-name="ce3" office:value-type="float" office:value="3984.24" calcext:value-type="float">
            <text:p>3984.2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8-31" calcext:value-type="date">
            <text:p>8/3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87.1" calcext:value-type="float">
            <text:p>3,987.10</text:p>
          </table:table-cell>
          <table:table-cell office:value-type="float" office:value="3986.88" calcext:value-type="float">
            <text:p>3,986.88</text:p>
          </table:table-cell>
          <table:table-cell table:style-name="ce3" office:value-type="float" office:value="3985.55" calcext:value-type="float">
            <text:p>3985.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01" calcext:value-type="date">
            <text:p>9/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88.41" calcext:value-type="float">
            <text:p>3,988.41</text:p>
          </table:table-cell>
          <table:table-cell office:value-type="float" office:value="3988.2" calcext:value-type="float">
            <text:p>3,988.20</text:p>
          </table:table-cell>
          <table:table-cell table:style-name="ce3" office:value-type="float" office:value="3986.87" calcext:value-type="float">
            <text:p>3986.8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02" calcext:value-type="date">
            <text:p>9/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89.72" calcext:value-type="float">
            <text:p>3,989.72</text:p>
          </table:table-cell>
          <table:table-cell office:value-type="float" office:value="3989.51" calcext:value-type="float">
            <text:p>3,989.51</text:p>
          </table:table-cell>
          <table:table-cell table:style-name="ce3" office:value-type="float" office:value="3988.18" calcext:value-type="float">
            <text:p>3988.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03" calcext:value-type="date">
            <text:p>9/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91.04" calcext:value-type="float">
            <text:p>3,991.04</text:p>
          </table:table-cell>
          <table:table-cell office:value-type="float" office:value="3990.83" calcext:value-type="float">
            <text:p>3,990.83</text:p>
          </table:table-cell>
          <table:table-cell table:style-name="ce3" office:value-type="float" office:value="3989.5" calcext:value-type="float">
            <text:p>3989.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04" calcext:value-type="date">
            <text:p>9/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92.35" calcext:value-type="float">
            <text:p>3,992.35</text:p>
          </table:table-cell>
          <table:table-cell office:value-type="float" office:value="3992.14" calcext:value-type="float">
            <text:p>3,992.14</text:p>
          </table:table-cell>
          <table:table-cell table:style-name="ce3" office:value-type="float" office:value="3990.81" calcext:value-type="float">
            <text:p>3990.8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08" calcext:value-type="date">
            <text:p>9/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93.66" calcext:value-type="float">
            <text:p>3,993.66</text:p>
          </table:table-cell>
          <table:table-cell office:value-type="float" office:value="3993.46" calcext:value-type="float">
            <text:p>3,993.46</text:p>
          </table:table-cell>
          <table:table-cell table:style-name="ce3" office:value-type="float" office:value="3992.13" calcext:value-type="float">
            <text:p>3992.1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09" calcext:value-type="date">
            <text:p>9/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94.98" calcext:value-type="float">
            <text:p>3,994.98</text:p>
          </table:table-cell>
          <table:table-cell office:value-type="float" office:value="3994.78" calcext:value-type="float">
            <text:p>3,994.78</text:p>
          </table:table-cell>
          <table:table-cell table:style-name="ce3" office:value-type="float" office:value="3993.44" calcext:value-type="float">
            <text:p>3993.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10" calcext:value-type="date">
            <text:p>9/1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96.29" calcext:value-type="float">
            <text:p>3,996.29</text:p>
          </table:table-cell>
          <table:table-cell office:value-type="float" office:value="3996.09" calcext:value-type="float">
            <text:p>3,996.09</text:p>
          </table:table-cell>
          <table:table-cell table:style-name="ce3" office:value-type="float" office:value="3994.76" calcext:value-type="float">
            <text:p>3994.7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11" calcext:value-type="date">
            <text:p>9/1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97.61" calcext:value-type="float">
            <text:p>3,997.61</text:p>
          </table:table-cell>
          <table:table-cell office:value-type="float" office:value="3997.41" calcext:value-type="float">
            <text:p>3,997.41</text:p>
          </table:table-cell>
          <table:table-cell table:style-name="ce3" office:value-type="float" office:value="3996.08" calcext:value-type="float">
            <text:p>3996.0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14" calcext:value-type="date">
            <text:p>9/1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3998.93" calcext:value-type="float">
            <text:p>3,998.93</text:p>
          </table:table-cell>
          <table:table-cell office:value-type="float" office:value="3998.73" calcext:value-type="float">
            <text:p>3,998.73</text:p>
          </table:table-cell>
          <table:table-cell table:style-name="ce3" office:value-type="float" office:value="3997.4" calcext:value-type="float">
            <text:p>3997.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15" calcext:value-type="date">
            <text:p>9/1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00.24" calcext:value-type="float">
            <text:p>4,000.24</text:p>
          </table:table-cell>
          <table:table-cell office:value-type="float" office:value="4000.04" calcext:value-type="float">
            <text:p>4,000.04</text:p>
          </table:table-cell>
          <table:table-cell table:style-name="ce3" office:value-type="float" office:value="3998.71" calcext:value-type="float">
            <text:p>3998.7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16" calcext:value-type="date">
            <text:p>9/1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01.56" calcext:value-type="float">
            <text:p>4,001.56</text:p>
          </table:table-cell>
          <table:table-cell office:value-type="float" office:value="4001.36" calcext:value-type="float">
            <text:p>4,001.36</text:p>
          </table:table-cell>
          <table:table-cell table:style-name="ce3" office:value-type="float" office:value="4000.03" calcext:value-type="float">
            <text:p>4000.0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17" calcext:value-type="date">
            <text:p>9/1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02.88" calcext:value-type="float">
            <text:p>4,002.88</text:p>
          </table:table-cell>
          <table:table-cell office:value-type="float" office:value="4002.68" calcext:value-type="float">
            <text:p>4,002.68</text:p>
          </table:table-cell>
          <table:table-cell table:style-name="ce3" office:value-type="float" office:value="4001.35" calcext:value-type="float">
            <text:p>4001.3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18" calcext:value-type="date">
            <text:p>9/1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04.2" calcext:value-type="float">
            <text:p>4,004.20</text:p>
          </table:table-cell>
          <table:table-cell office:value-type="float" office:value="4004" calcext:value-type="float">
            <text:p>4,004.00</text:p>
          </table:table-cell>
          <table:table-cell table:style-name="ce3" office:value-type="float" office:value="4002.67" calcext:value-type="float">
            <text:p>4002.6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21" calcext:value-type="date">
            <text:p>9/2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05.51" calcext:value-type="float">
            <text:p>4,005.51</text:p>
          </table:table-cell>
          <table:table-cell office:value-type="float" office:value="4005.32" calcext:value-type="float">
            <text:p>4,005.32</text:p>
          </table:table-cell>
          <table:table-cell table:style-name="ce3" office:value-type="float" office:value="4003.99" calcext:value-type="float">
            <text:p>4003.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22" calcext:value-type="date">
            <text:p>9/2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06.83" calcext:value-type="float">
            <text:p>4,006.83</text:p>
          </table:table-cell>
          <table:table-cell office:value-type="float" office:value="4006.64" calcext:value-type="float">
            <text:p>4,006.64</text:p>
          </table:table-cell>
          <table:table-cell table:style-name="ce3" office:value-type="float" office:value="4005.31" calcext:value-type="float">
            <text:p>4005.3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23" calcext:value-type="date">
            <text:p>9/2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08.15" calcext:value-type="float">
            <text:p>4,008.15</text:p>
          </table:table-cell>
          <table:table-cell office:value-type="float" office:value="4007.96" calcext:value-type="float">
            <text:p>4,007.96</text:p>
          </table:table-cell>
          <table:table-cell table:style-name="ce3" office:value-type="float" office:value="4006.63" calcext:value-type="float">
            <text:p>4006.6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24" calcext:value-type="date">
            <text:p>9/2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09.47" calcext:value-type="float">
            <text:p>4,009.47</text:p>
          </table:table-cell>
          <table:table-cell office:value-type="float" office:value="4009.28" calcext:value-type="float">
            <text:p>4,009.28</text:p>
          </table:table-cell>
          <table:table-cell table:style-name="ce3" office:value-type="float" office:value="4007.95" calcext:value-type="float">
            <text:p>4007.9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25" calcext:value-type="date">
            <text:p>9/2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10.79" calcext:value-type="float">
            <text:p>4,010.79</text:p>
          </table:table-cell>
          <table:table-cell office:value-type="float" office:value="4010.6" calcext:value-type="float">
            <text:p>4,010.60</text:p>
          </table:table-cell>
          <table:table-cell table:style-name="ce3" office:value-type="float" office:value="4009.27" calcext:value-type="float">
            <text:p>4009.2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28" calcext:value-type="date">
            <text:p>9/2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12.11" calcext:value-type="float">
            <text:p>4,012.11</text:p>
          </table:table-cell>
          <table:table-cell office:value-type="float" office:value="4011.93" calcext:value-type="float">
            <text:p>4,011.93</text:p>
          </table:table-cell>
          <table:table-cell table:style-name="ce3" office:value-type="float" office:value="4010.59" calcext:value-type="float">
            <text:p>4010.5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29" calcext:value-type="date">
            <text:p>9/2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13.43" calcext:value-type="float">
            <text:p>4,013.43</text:p>
          </table:table-cell>
          <table:table-cell office:value-type="float" office:value="4013.25" calcext:value-type="float">
            <text:p>4,013.25</text:p>
          </table:table-cell>
          <table:table-cell table:style-name="ce3" office:value-type="float" office:value="4011.91" calcext:value-type="float">
            <text:p>4011.9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09-30" calcext:value-type="date">
            <text:p>9/3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14.76" calcext:value-type="float">
            <text:p>4,014.76</text:p>
          </table:table-cell>
          <table:table-cell office:value-type="float" office:value="4014.58" calcext:value-type="float">
            <text:p>4,014.58</text:p>
          </table:table-cell>
          <table:table-cell table:style-name="ce3" office:value-type="float" office:value="4013.23" calcext:value-type="float">
            <text:p>4013.2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01" calcext:value-type="date">
            <text:p>10/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16.08" calcext:value-type="float">
            <text:p>4,016.08</text:p>
          </table:table-cell>
          <table:table-cell office:value-type="float" office:value="4015.9" calcext:value-type="float">
            <text:p>4,015.90</text:p>
          </table:table-cell>
          <table:table-cell table:style-name="ce3" office:value-type="float" office:value="4014.56" calcext:value-type="float">
            <text:p>4014.5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02" calcext:value-type="date">
            <text:p>10/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17.4" calcext:value-type="float">
            <text:p>4,017.40</text:p>
          </table:table-cell>
          <table:table-cell office:value-type="float" office:value="4017.22" calcext:value-type="float">
            <text:p>4,017.22</text:p>
          </table:table-cell>
          <table:table-cell table:style-name="ce3" office:value-type="float" office:value="4015.88" calcext:value-type="float">
            <text:p>4015.8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05" calcext:value-type="date">
            <text:p>10/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18.72" calcext:value-type="float">
            <text:p>4,018.72</text:p>
          </table:table-cell>
          <table:table-cell office:value-type="float" office:value="4018.55" calcext:value-type="float">
            <text:p>4,018.55</text:p>
          </table:table-cell>
          <table:table-cell table:style-name="ce3" office:value-type="float" office:value="4017.2" calcext:value-type="float">
            <text:p>4017.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06" calcext:value-type="date">
            <text:p>10/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20.05" calcext:value-type="float">
            <text:p>4,020.05</text:p>
          </table:table-cell>
          <table:table-cell office:value-type="float" office:value="4019.87" calcext:value-type="float">
            <text:p>4,019.87</text:p>
          </table:table-cell>
          <table:table-cell table:style-name="ce3" office:value-type="float" office:value="4018.53" calcext:value-type="float">
            <text:p>4018.5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07" calcext:value-type="date">
            <text:p>10/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21.37" calcext:value-type="float">
            <text:p>4,021.37</text:p>
          </table:table-cell>
          <table:table-cell office:value-type="float" office:value="4021.2" calcext:value-type="float">
            <text:p>4,021.20</text:p>
          </table:table-cell>
          <table:table-cell table:style-name="ce3" office:value-type="float" office:value="4019.85" calcext:value-type="float">
            <text:p>4019.8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08" calcext:value-type="date">
            <text:p>10/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22.69" calcext:value-type="float">
            <text:p>4,022.69</text:p>
          </table:table-cell>
          <table:table-cell office:value-type="float" office:value="4022.52" calcext:value-type="float">
            <text:p>4,022.52</text:p>
          </table:table-cell>
          <table:table-cell table:style-name="ce3" office:value-type="float" office:value="4021.18" calcext:value-type="float">
            <text:p>4021.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09" calcext:value-type="date">
            <text:p>10/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24.02" calcext:value-type="float">
            <text:p>4,024.02</text:p>
          </table:table-cell>
          <table:table-cell office:value-type="float" office:value="4023.85" calcext:value-type="float">
            <text:p>4,023.85</text:p>
          </table:table-cell>
          <table:table-cell table:style-name="ce3" office:value-type="float" office:value="4022.51" calcext:value-type="float">
            <text:p>4022.5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13" calcext:value-type="date">
            <text:p>10/1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25.34" calcext:value-type="float">
            <text:p>4,025.34</text:p>
          </table:table-cell>
          <table:table-cell office:value-type="float" office:value="4025.17" calcext:value-type="float">
            <text:p>4,025.17</text:p>
          </table:table-cell>
          <table:table-cell table:style-name="ce3" office:value-type="float" office:value="4023.83" calcext:value-type="float">
            <text:p>4023.8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14" calcext:value-type="date">
            <text:p>10/1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26.67" calcext:value-type="float">
            <text:p>4,026.67</text:p>
          </table:table-cell>
          <table:table-cell office:value-type="float" office:value="4026.5" calcext:value-type="float">
            <text:p>4,026.50</text:p>
          </table:table-cell>
          <table:table-cell table:style-name="ce3" office:value-type="float" office:value="4025.16" calcext:value-type="float">
            <text:p>4025.1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15" calcext:value-type="date">
            <text:p>10/1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27.99" calcext:value-type="float">
            <text:p>4,027.99</text:p>
          </table:table-cell>
          <table:table-cell office:value-type="float" office:value="4027.83" calcext:value-type="float">
            <text:p>4,027.83</text:p>
          </table:table-cell>
          <table:table-cell table:style-name="ce3" office:value-type="float" office:value="4026.49" calcext:value-type="float">
            <text:p>4026.4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16" calcext:value-type="date">
            <text:p>10/1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29.32" calcext:value-type="float">
            <text:p>4,029.32</text:p>
          </table:table-cell>
          <table:table-cell office:value-type="float" office:value="4029.16" calcext:value-type="float">
            <text:p>4,029.16</text:p>
          </table:table-cell>
          <table:table-cell table:style-name="ce3" office:value-type="float" office:value="4027.81" calcext:value-type="float">
            <text:p>4027.8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19" calcext:value-type="date">
            <text:p>10/1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30.65" calcext:value-type="float">
            <text:p>4,030.65</text:p>
          </table:table-cell>
          <table:table-cell office:value-type="float" office:value="4030.48" calcext:value-type="float">
            <text:p>4,030.48</text:p>
          </table:table-cell>
          <table:table-cell table:style-name="ce3" office:value-type="float" office:value="4029.14" calcext:value-type="float">
            <text:p>4029.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20" calcext:value-type="date">
            <text:p>10/2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31.97" calcext:value-type="float">
            <text:p>4,031.97</text:p>
          </table:table-cell>
          <table:table-cell office:value-type="float" office:value="4031.81" calcext:value-type="float">
            <text:p>4,031.81</text:p>
          </table:table-cell>
          <table:table-cell table:style-name="ce3" office:value-type="float" office:value="4030.47" calcext:value-type="float">
            <text:p>4030.4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21" calcext:value-type="date">
            <text:p>10/2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33.3" calcext:value-type="float">
            <text:p>4,033.30</text:p>
          </table:table-cell>
          <table:table-cell office:value-type="float" office:value="4033.14" calcext:value-type="float">
            <text:p>4,033.14</text:p>
          </table:table-cell>
          <table:table-cell table:style-name="ce3" office:value-type="float" office:value="4031.8" calcext:value-type="float">
            <text:p>4031.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22" calcext:value-type="date">
            <text:p>10/2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34.63" calcext:value-type="float">
            <text:p>4,034.63</text:p>
          </table:table-cell>
          <table:table-cell office:value-type="float" office:value="4034.47" calcext:value-type="float">
            <text:p>4,034.47</text:p>
          </table:table-cell>
          <table:table-cell table:style-name="ce3" office:value-type="float" office:value="4033.13" calcext:value-type="float">
            <text:p>4033.1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23" calcext:value-type="date">
            <text:p>10/2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35.96" calcext:value-type="float">
            <text:p>4,035.96</text:p>
          </table:table-cell>
          <table:table-cell office:value-type="float" office:value="4035.8" calcext:value-type="float">
            <text:p>4,035.80</text:p>
          </table:table-cell>
          <table:table-cell table:style-name="ce3" office:value-type="float" office:value="4034.46" calcext:value-type="float">
            <text:p>4034.4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26" calcext:value-type="date">
            <text:p>10/2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37.29" calcext:value-type="float">
            <text:p>4,037.29</text:p>
          </table:table-cell>
          <table:table-cell office:value-type="float" office:value="4037.13" calcext:value-type="float">
            <text:p>4,037.13</text:p>
          </table:table-cell>
          <table:table-cell table:style-name="ce3" office:value-type="float" office:value="4035.79" calcext:value-type="float">
            <text:p>4035.7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27" calcext:value-type="date">
            <text:p>10/2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38.62" calcext:value-type="float">
            <text:p>4,038.62</text:p>
          </table:table-cell>
          <table:table-cell office:value-type="float" office:value="4038.46" calcext:value-type="float">
            <text:p>4,038.46</text:p>
          </table:table-cell>
          <table:table-cell table:style-name="ce3" office:value-type="float" office:value="4037.12" calcext:value-type="float">
            <text:p>4037.1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28" calcext:value-type="date">
            <text:p>10/2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39.95" calcext:value-type="float">
            <text:p>4,039.95</text:p>
          </table:table-cell>
          <table:table-cell office:value-type="float" office:value="4039.79" calcext:value-type="float">
            <text:p>4,039.79</text:p>
          </table:table-cell>
          <table:table-cell table:style-name="ce3" office:value-type="float" office:value="4038.45" calcext:value-type="float">
            <text:p>4038.4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29" calcext:value-type="date">
            <text:p>10/2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41.28" calcext:value-type="float">
            <text:p>4,041.28</text:p>
          </table:table-cell>
          <table:table-cell office:value-type="float" office:value="4041.13" calcext:value-type="float">
            <text:p>4,041.13</text:p>
          </table:table-cell>
          <table:table-cell table:style-name="ce3" office:value-type="float" office:value="4039.78" calcext:value-type="float">
            <text:p>4039.7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0-30" calcext:value-type="date">
            <text:p>10/3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42.61" calcext:value-type="float">
            <text:p>4,042.61</text:p>
          </table:table-cell>
          <table:table-cell office:value-type="float" office:value="4042.46" calcext:value-type="float">
            <text:p>4,042.46</text:p>
          </table:table-cell>
          <table:table-cell table:style-name="ce3" office:value-type="float" office:value="4041.11" calcext:value-type="float">
            <text:p>4041.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03" calcext:value-type="date">
            <text:p>11/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43.94" calcext:value-type="float">
            <text:p>4,043.94</text:p>
          </table:table-cell>
          <table:table-cell office:value-type="float" office:value="4043.79" calcext:value-type="float">
            <text:p>4,043.79</text:p>
          </table:table-cell>
          <table:table-cell table:style-name="ce3" office:value-type="float" office:value="4042.44" calcext:value-type="float">
            <text:p>4042.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04" calcext:value-type="date">
            <text:p>11/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45.27" calcext:value-type="float">
            <text:p>4,045.27</text:p>
          </table:table-cell>
          <table:table-cell office:value-type="float" office:value="4045.13" calcext:value-type="float">
            <text:p>4,045.13</text:p>
          </table:table-cell>
          <table:table-cell table:style-name="ce3" office:value-type="float" office:value="4043.77" calcext:value-type="float">
            <text:p>4043.7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05" calcext:value-type="date">
            <text:p>11/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46.6" calcext:value-type="float">
            <text:p>4,046.60</text:p>
          </table:table-cell>
          <table:table-cell office:value-type="float" office:value="4046.46" calcext:value-type="float">
            <text:p>4,046.46</text:p>
          </table:table-cell>
          <table:table-cell table:style-name="ce3" office:value-type="float" office:value="4045.11" calcext:value-type="float">
            <text:p>4045.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06" calcext:value-type="date">
            <text:p>11/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47.94" calcext:value-type="float">
            <text:p>4,047.94</text:p>
          </table:table-cell>
          <table:table-cell office:value-type="float" office:value="4047.79" calcext:value-type="float">
            <text:p>4,047.79</text:p>
          </table:table-cell>
          <table:table-cell table:style-name="ce3" office:value-type="float" office:value="4046.44" calcext:value-type="float">
            <text:p>4046.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09" calcext:value-type="date">
            <text:p>11/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49.27" calcext:value-type="float">
            <text:p>4,049.27</text:p>
          </table:table-cell>
          <table:table-cell office:value-type="float" office:value="4049.13" calcext:value-type="float">
            <text:p>4,049.13</text:p>
          </table:table-cell>
          <table:table-cell table:style-name="ce3" office:value-type="float" office:value="4047.78" calcext:value-type="float">
            <text:p>4047.7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10" calcext:value-type="date">
            <text:p>11/1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50.6" calcext:value-type="float">
            <text:p>4,050.60</text:p>
          </table:table-cell>
          <table:table-cell office:value-type="float" office:value="4050.46" calcext:value-type="float">
            <text:p>4,050.46</text:p>
          </table:table-cell>
          <table:table-cell table:style-name="ce3" office:value-type="float" office:value="4049.11" calcext:value-type="float">
            <text:p>4049.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11" calcext:value-type="date">
            <text:p>11/1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51.94" calcext:value-type="float">
            <text:p>4,051.94</text:p>
          </table:table-cell>
          <table:table-cell office:value-type="float" office:value="4051.8" calcext:value-type="float">
            <text:p>4,051.80</text:p>
          </table:table-cell>
          <table:table-cell table:style-name="ce3" office:value-type="float" office:value="4050.44" calcext:value-type="float">
            <text:p>4050.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12" calcext:value-type="date">
            <text:p>11/1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53.27" calcext:value-type="float">
            <text:p>4,053.27</text:p>
          </table:table-cell>
          <table:table-cell office:value-type="float" office:value="4053.13" calcext:value-type="float">
            <text:p>4,053.13</text:p>
          </table:table-cell>
          <table:table-cell table:style-name="ce3" office:value-type="float" office:value="4051.78" calcext:value-type="float">
            <text:p>4051.7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13" calcext:value-type="date">
            <text:p>11/1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54.6" calcext:value-type="float">
            <text:p>4,054.60</text:p>
          </table:table-cell>
          <table:table-cell office:value-type="float" office:value="4054.47" calcext:value-type="float">
            <text:p>4,054.47</text:p>
          </table:table-cell>
          <table:table-cell table:style-name="ce3" office:value-type="float" office:value="4053.12" calcext:value-type="float">
            <text:p>4053.1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16" calcext:value-type="date">
            <text:p>11/1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55.94" calcext:value-type="float">
            <text:p>4,055.94</text:p>
          </table:table-cell>
          <table:table-cell office:value-type="float" office:value="4055.81" calcext:value-type="float">
            <text:p>4,055.81</text:p>
          </table:table-cell>
          <table:table-cell table:style-name="ce3" office:value-type="float" office:value="4054.46" calcext:value-type="float">
            <text:p>4054.4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17" calcext:value-type="date">
            <text:p>11/1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57.27" calcext:value-type="float">
            <text:p>4,057.27</text:p>
          </table:table-cell>
          <table:table-cell office:value-type="float" office:value="4057.14" calcext:value-type="float">
            <text:p>4,057.14</text:p>
          </table:table-cell>
          <table:table-cell table:style-name="ce3" office:value-type="float" office:value="4055.79" calcext:value-type="float">
            <text:p>4055.7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18" calcext:value-type="date">
            <text:p>11/1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58.61" calcext:value-type="float">
            <text:p>4,058.61</text:p>
          </table:table-cell>
          <table:table-cell office:value-type="float" office:value="4058.48" calcext:value-type="float">
            <text:p>4,058.48</text:p>
          </table:table-cell>
          <table:table-cell table:style-name="ce3" office:value-type="float" office:value="4057.13" calcext:value-type="float">
            <text:p>4057.1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19" calcext:value-type="date">
            <text:p>11/1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59.95" calcext:value-type="float">
            <text:p>4,059.95</text:p>
          </table:table-cell>
          <table:table-cell office:value-type="float" office:value="4059.82" calcext:value-type="float">
            <text:p>4,059.82</text:p>
          </table:table-cell>
          <table:table-cell table:style-name="ce3" office:value-type="float" office:value="4058.47" calcext:value-type="float">
            <text:p>4058.4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20" calcext:value-type="date">
            <text:p>11/2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61.28" calcext:value-type="float">
            <text:p>4,061.28</text:p>
          </table:table-cell>
          <table:table-cell office:value-type="float" office:value="4061.16" calcext:value-type="float">
            <text:p>4,061.16</text:p>
          </table:table-cell>
          <table:table-cell table:style-name="ce3" office:value-type="float" office:value="4059.8" calcext:value-type="float">
            <text:p>4059.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23" calcext:value-type="date">
            <text:p>11/2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62.62" calcext:value-type="float">
            <text:p>4,062.62</text:p>
          </table:table-cell>
          <table:table-cell office:value-type="float" office:value="4062.49" calcext:value-type="float">
            <text:p>4,062.49</text:p>
          </table:table-cell>
          <table:table-cell table:style-name="ce3" office:value-type="float" office:value="4061.14" calcext:value-type="float">
            <text:p>4061.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24" calcext:value-type="date">
            <text:p>11/2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63.96" calcext:value-type="float">
            <text:p>4,063.96</text:p>
          </table:table-cell>
          <table:table-cell office:value-type="float" office:value="4063.83" calcext:value-type="float">
            <text:p>4,063.83</text:p>
          </table:table-cell>
          <table:table-cell table:style-name="ce3" office:value-type="float" office:value="4062.48" calcext:value-type="float">
            <text:p>4062.4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25" calcext:value-type="date">
            <text:p>11/2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65.3" calcext:value-type="float">
            <text:p>4,065.30</text:p>
          </table:table-cell>
          <table:table-cell office:value-type="float" office:value="4065.17" calcext:value-type="float">
            <text:p>4,065.17</text:p>
          </table:table-cell>
          <table:table-cell table:style-name="ce3" office:value-type="float" office:value="4063.82" calcext:value-type="float">
            <text:p>4063.8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26" calcext:value-type="date">
            <text:p>11/2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66.64" calcext:value-type="float">
            <text:p>4,066.64</text:p>
          </table:table-cell>
          <table:table-cell office:value-type="float" office:value="4066.51" calcext:value-type="float">
            <text:p>4,066.51</text:p>
          </table:table-cell>
          <table:table-cell table:style-name="ce3" office:value-type="float" office:value="4065.16" calcext:value-type="float">
            <text:p>4065.1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27" calcext:value-type="date">
            <text:p>11/2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67.97" calcext:value-type="float">
            <text:p>4,067.97</text:p>
          </table:table-cell>
          <table:table-cell office:value-type="float" office:value="4067.86" calcext:value-type="float">
            <text:p>4,067.86</text:p>
          </table:table-cell>
          <table:table-cell table:style-name="ce3" office:value-type="float" office:value="4066.5" calcext:value-type="float">
            <text:p>4066.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1-30" calcext:value-type="date">
            <text:p>11/3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69.31" calcext:value-type="float">
            <text:p>4,069.31</text:p>
          </table:table-cell>
          <table:table-cell office:value-type="float" office:value="4069.2" calcext:value-type="float">
            <text:p>4,069.20</text:p>
          </table:table-cell>
          <table:table-cell table:style-name="ce3" office:value-type="float" office:value="4067.84" calcext:value-type="float">
            <text:p>4067.8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01" calcext:value-type="date">
            <text:p>12/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70.65" calcext:value-type="float">
            <text:p>4,070.65</text:p>
          </table:table-cell>
          <table:table-cell office:value-type="float" office:value="4070.54" calcext:value-type="float">
            <text:p>4,070.54</text:p>
          </table:table-cell>
          <table:table-cell table:style-name="ce3" office:value-type="float" office:value="4069.18" calcext:value-type="float">
            <text:p>4069.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02" calcext:value-type="date">
            <text:p>12/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71.99" calcext:value-type="float">
            <text:p>4,071.99</text:p>
          </table:table-cell>
          <table:table-cell office:value-type="float" office:value="4071.88" calcext:value-type="float">
            <text:p>4,071.88</text:p>
          </table:table-cell>
          <table:table-cell table:style-name="ce3" office:value-type="float" office:value="4070.52" calcext:value-type="float">
            <text:p>4070.5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03" calcext:value-type="date">
            <text:p>12/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73.33" calcext:value-type="float">
            <text:p>4,073.33</text:p>
          </table:table-cell>
          <table:table-cell office:value-type="float" office:value="4073.22" calcext:value-type="float">
            <text:p>4,073.22</text:p>
          </table:table-cell>
          <table:table-cell table:style-name="ce3" office:value-type="float" office:value="4071.87" calcext:value-type="float">
            <text:p>4071.8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04" calcext:value-type="date">
            <text:p>12/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74.68" calcext:value-type="float">
            <text:p>4,074.68</text:p>
          </table:table-cell>
          <table:table-cell office:value-type="float" office:value="4074.57" calcext:value-type="float">
            <text:p>4,074.57</text:p>
          </table:table-cell>
          <table:table-cell table:style-name="ce3" office:value-type="float" office:value="4073.21" calcext:value-type="float">
            <text:p>4073.2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07" calcext:value-type="date">
            <text:p>12/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76.02" calcext:value-type="float">
            <text:p>4,076.02</text:p>
          </table:table-cell>
          <table:table-cell office:value-type="float" office:value="4075.91" calcext:value-type="float">
            <text:p>4,075.91</text:p>
          </table:table-cell>
          <table:table-cell table:style-name="ce3" office:value-type="float" office:value="4074.55" calcext:value-type="float">
            <text:p>4074.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08" calcext:value-type="date">
            <text:p>12/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77.36" calcext:value-type="float">
            <text:p>4,077.36</text:p>
          </table:table-cell>
          <table:table-cell office:value-type="float" office:value="4077.25" calcext:value-type="float">
            <text:p>4,077.25</text:p>
          </table:table-cell>
          <table:table-cell table:style-name="ce3" office:value-type="float" office:value="4075.89" calcext:value-type="float">
            <text:p>4075.8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09" calcext:value-type="date">
            <text:p>12/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78.7" calcext:value-type="float">
            <text:p>4,078.70</text:p>
          </table:table-cell>
          <table:table-cell office:value-type="float" office:value="4078.6" calcext:value-type="float">
            <text:p>4,078.60</text:p>
          </table:table-cell>
          <table:table-cell table:style-name="ce3" office:value-type="float" office:value="4077.23" calcext:value-type="float">
            <text:p>4077.2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10" calcext:value-type="date">
            <text:p>12/1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80.05" calcext:value-type="float">
            <text:p>4,080.05</text:p>
          </table:table-cell>
          <table:table-cell office:value-type="float" office:value="4079.94" calcext:value-type="float">
            <text:p>4,079.94</text:p>
          </table:table-cell>
          <table:table-cell table:style-name="ce3" office:value-type="float" office:value="4078.58" calcext:value-type="float">
            <text:p>4078.5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11" calcext:value-type="date">
            <text:p>12/1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81.39" calcext:value-type="float">
            <text:p>4,081.39</text:p>
          </table:table-cell>
          <table:table-cell office:value-type="float" office:value="4081.29" calcext:value-type="float">
            <text:p>4,081.29</text:p>
          </table:table-cell>
          <table:table-cell table:style-name="ce3" office:value-type="float" office:value="4079.92" calcext:value-type="float">
            <text:p>4079.9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14" calcext:value-type="date">
            <text:p>12/1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82.73" calcext:value-type="float">
            <text:p>4,082.73</text:p>
          </table:table-cell>
          <table:table-cell office:value-type="float" office:value="4082.63" calcext:value-type="float">
            <text:p>4,082.63</text:p>
          </table:table-cell>
          <table:table-cell table:style-name="ce3" office:value-type="float" office:value="4081.27" calcext:value-type="float">
            <text:p>4081.2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15" calcext:value-type="date">
            <text:p>12/15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84.08" calcext:value-type="float">
            <text:p>4,084.08</text:p>
          </table:table-cell>
          <table:table-cell office:value-type="float" office:value="4083.97" calcext:value-type="float">
            <text:p>4,083.97</text:p>
          </table:table-cell>
          <table:table-cell table:style-name="ce3" office:value-type="float" office:value="4082.62" calcext:value-type="float">
            <text:p>4082.6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16" calcext:value-type="date">
            <text:p>12/16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85.42" calcext:value-type="float">
            <text:p>4,085.42</text:p>
          </table:table-cell>
          <table:table-cell office:value-type="float" office:value="4085.32" calcext:value-type="float">
            <text:p>4,085.32</text:p>
          </table:table-cell>
          <table:table-cell table:style-name="ce3" office:value-type="float" office:value="4083.96" calcext:value-type="float">
            <text:p>4083.9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17" calcext:value-type="date">
            <text:p>12/17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86.77" calcext:value-type="float">
            <text:p>4,086.77</text:p>
          </table:table-cell>
          <table:table-cell office:value-type="float" office:value="4086.67" calcext:value-type="float">
            <text:p>4,086.67</text:p>
          </table:table-cell>
          <table:table-cell table:style-name="ce3" office:value-type="float" office:value="4085.31" calcext:value-type="float">
            <text:p>4085.3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18" calcext:value-type="date">
            <text:p>12/1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88.11" calcext:value-type="float">
            <text:p>4,088.11</text:p>
          </table:table-cell>
          <table:table-cell office:value-type="float" office:value="4088.01" calcext:value-type="float">
            <text:p>4,088.01</text:p>
          </table:table-cell>
          <table:table-cell table:style-name="ce3" office:value-type="float" office:value="4086.65" calcext:value-type="float">
            <text:p>4086.6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21" calcext:value-type="date">
            <text:p>12/2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89.46" calcext:value-type="float">
            <text:p>4,089.46</text:p>
          </table:table-cell>
          <table:table-cell office:value-type="float" office:value="4089.36" calcext:value-type="float">
            <text:p>4,089.36</text:p>
          </table:table-cell>
          <table:table-cell table:style-name="ce3" office:value-type="float" office:value="4088" calcext:value-type="float">
            <text:p>408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22" calcext:value-type="date">
            <text:p>12/22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90.81" calcext:value-type="float">
            <text:p>4,090.81</text:p>
          </table:table-cell>
          <table:table-cell office:value-type="float" office:value="4090.71" calcext:value-type="float">
            <text:p>4,090.71</text:p>
          </table:table-cell>
          <table:table-cell table:style-name="ce3" office:value-type="float" office:value="4089.35" calcext:value-type="float">
            <text:p>4089.3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23" calcext:value-type="date">
            <text:p>12/23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93.51" calcext:value-type="float">
            <text:p>4,093.51</text:p>
          </table:table-cell>
          <table:table-cell office:value-type="float" office:value="4093.42" calcext:value-type="float">
            <text:p>4,093.42</text:p>
          </table:table-cell>
          <table:table-cell table:style-name="ce3" office:value-type="float" office:value="4092.06" calcext:value-type="float">
            <text:p>4092.0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24" calcext:value-type="date">
            <text:p>12/24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93.5" calcext:value-type="float">
            <text:p>4,093.50</text:p>
          </table:table-cell>
          <table:table-cell office:value-type="float" office:value="4093.41" calcext:value-type="float">
            <text:p>4,093.41</text:p>
          </table:table-cell>
          <table:table-cell table:style-name="ce3" office:value-type="float" office:value="4092.05" calcext:value-type="float">
            <text:p>4092.0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28" calcext:value-type="date">
            <text:p>12/28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94.85" calcext:value-type="float">
            <text:p>4,094.85</text:p>
          </table:table-cell>
          <table:table-cell office:value-type="float" office:value="4094.76" calcext:value-type="float">
            <text:p>4,094.76</text:p>
          </table:table-cell>
          <table:table-cell table:style-name="ce3" office:value-type="float" office:value="4093.39" calcext:value-type="float">
            <text:p>4093.3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29" calcext:value-type="date">
            <text:p>12/29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96.2" calcext:value-type="float">
            <text:p>4,096.20</text:p>
          </table:table-cell>
          <table:table-cell office:value-type="float" office:value="4096.11" calcext:value-type="float">
            <text:p>4,096.11</text:p>
          </table:table-cell>
          <table:table-cell table:style-name="ce3" office:value-type="float" office:value="4094.74" calcext:value-type="float">
            <text:p>4094.7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30" calcext:value-type="date">
            <text:p>12/30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98.91" calcext:value-type="float">
            <text:p>4,098.91</text:p>
          </table:table-cell>
          <table:table-cell office:value-type="float" office:value="4098.83" calcext:value-type="float">
            <text:p>4,098.83</text:p>
          </table:table-cell>
          <table:table-cell table:style-name="ce3" office:value-type="float" office:value="4097.46" calcext:value-type="float">
            <text:p>4097.4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09-12-31" calcext:value-type="date">
            <text:p>12/31/2009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098.89" calcext:value-type="float">
            <text:p>4,098.89</text:p>
          </table:table-cell>
          <table:table-cell office:value-type="float" office:value="4098.81" calcext:value-type="float">
            <text:p>4,098.81</text:p>
          </table:table-cell>
          <table:table-cell table:style-name="ce3" office:value-type="float" office:value="4097.44" calcext:value-type="float">
            <text:p>4097.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date" office:date-value="2010-01-04" calcext:value-type="date">
            <text:p>1/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00.24" calcext:value-type="float">
            <text:p>4,100.24</text:p>
          </table:table-cell>
          <table:table-cell office:value-type="float" office:value="4099.26" calcext:value-type="float">
            <text:p>4,099.26</text:p>
          </table:table-cell>
          <table:table-cell table:style-name="ce13" office:value-type="float" office:value="4097.9" calcext:value-type="float">
            <text:p>4,097.9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05" calcext:value-type="date">
            <text:p>1/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01.59" calcext:value-type="float">
            <text:p>4,101.59</text:p>
          </table:table-cell>
          <table:table-cell office:value-type="float" office:value="4100.62" calcext:value-type="float">
            <text:p>4,100.62</text:p>
          </table:table-cell>
          <table:table-cell table:style-name="ce13" office:value-type="float" office:value="4099.25" calcext:value-type="float">
            <text:p>4,099.2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06" calcext:value-type="date">
            <text:p>1/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02.94" calcext:value-type="float">
            <text:p>4,102.94</text:p>
          </table:table-cell>
          <table:table-cell office:value-type="float" office:value="4101.97" calcext:value-type="float">
            <text:p>4,101.97</text:p>
          </table:table-cell>
          <table:table-cell table:style-name="ce13" office:value-type="float" office:value="4100.6" calcext:value-type="float">
            <text:p>4,100.6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07" calcext:value-type="date">
            <text:p>1/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04.29" calcext:value-type="float">
            <text:p>4,104.29</text:p>
          </table:table-cell>
          <table:table-cell office:value-type="float" office:value="4103.32" calcext:value-type="float">
            <text:p>4,103.32</text:p>
          </table:table-cell>
          <table:table-cell table:style-name="ce13" office:value-type="float" office:value="4101.96" calcext:value-type="float">
            <text:p>4,101.9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08" calcext:value-type="date">
            <text:p>1/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05.64" calcext:value-type="float">
            <text:p>4,105.64</text:p>
          </table:table-cell>
          <table:table-cell office:value-type="float" office:value="4104.68" calcext:value-type="float">
            <text:p>4,104.68</text:p>
          </table:table-cell>
          <table:table-cell table:style-name="ce13" office:value-type="float" office:value="4103.31" calcext:value-type="float">
            <text:p>4,103.3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11" calcext:value-type="date">
            <text:p>1/1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07" calcext:value-type="float">
            <text:p>4,107.00</text:p>
          </table:table-cell>
          <table:table-cell office:value-type="float" office:value="4106.03" calcext:value-type="float">
            <text:p>4,106.03</text:p>
          </table:table-cell>
          <table:table-cell table:style-name="ce13" office:value-type="float" office:value="4104.67" calcext:value-type="float">
            <text:p>4,104.6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12" calcext:value-type="date">
            <text:p>1/1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08.35" calcext:value-type="float">
            <text:p>4,108.35</text:p>
          </table:table-cell>
          <table:table-cell office:value-type="float" office:value="4107.39" calcext:value-type="float">
            <text:p>4,107.39</text:p>
          </table:table-cell>
          <table:table-cell table:style-name="ce13" office:value-type="float" office:value="4106.02" calcext:value-type="float">
            <text:p>4,106.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13" calcext:value-type="date">
            <text:p>1/1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09.7" calcext:value-type="float">
            <text:p>4,109.70</text:p>
          </table:table-cell>
          <table:table-cell office:value-type="float" office:value="4108.74" calcext:value-type="float">
            <text:p>4,108.74</text:p>
          </table:table-cell>
          <table:table-cell table:style-name="ce13" office:value-type="float" office:value="4107.37" calcext:value-type="float">
            <text:p>4,107.3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14" calcext:value-type="date">
            <text:p>1/1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11.06" calcext:value-type="float">
            <text:p>4,111.06</text:p>
          </table:table-cell>
          <table:table-cell office:value-type="float" office:value="4110.1" calcext:value-type="float">
            <text:p>4,110.10</text:p>
          </table:table-cell>
          <table:table-cell table:style-name="ce13" office:value-type="float" office:value="4108.73" calcext:value-type="float">
            <text:p>4,108.7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15" calcext:value-type="date">
            <text:p>1/1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12.41" calcext:value-type="float">
            <text:p>4,112.41</text:p>
          </table:table-cell>
          <table:table-cell office:value-type="float" office:value="4111.46" calcext:value-type="float">
            <text:p>4,111.46</text:p>
          </table:table-cell>
          <table:table-cell table:style-name="ce13" office:value-type="float" office:value="4110.09" calcext:value-type="float">
            <text:p>4,110.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18" calcext:value-type="date">
            <text:p>1/1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13.76" calcext:value-type="float">
            <text:p>4,113.76</text:p>
          </table:table-cell>
          <table:table-cell office:value-type="float" office:value="4112.81" calcext:value-type="float">
            <text:p>4,112.81</text:p>
          </table:table-cell>
          <table:table-cell table:style-name="ce13" office:value-type="float" office:value="4111.44" calcext:value-type="float">
            <text:p>4,111.4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19" calcext:value-type="date">
            <text:p>1/1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15.12" calcext:value-type="float">
            <text:p>4,115.12</text:p>
          </table:table-cell>
          <table:table-cell office:value-type="float" office:value="4114.17" calcext:value-type="float">
            <text:p>4,114.17</text:p>
          </table:table-cell>
          <table:table-cell table:style-name="ce13" office:value-type="float" office:value="4112.8" calcext:value-type="float">
            <text:p>4,112.8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20" calcext:value-type="date">
            <text:p>1/2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16.47" calcext:value-type="float">
            <text:p>4,116.47</text:p>
          </table:table-cell>
          <table:table-cell office:value-type="float" office:value="4115.53" calcext:value-type="float">
            <text:p>4,115.53</text:p>
          </table:table-cell>
          <table:table-cell table:style-name="ce13" office:value-type="float" office:value="4114.16" calcext:value-type="float">
            <text:p>4,114.1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21" calcext:value-type="date">
            <text:p>1/2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17.83" calcext:value-type="float">
            <text:p>4,117.83</text:p>
          </table:table-cell>
          <table:table-cell office:value-type="float" office:value="4116.89" calcext:value-type="float">
            <text:p>4,116.89</text:p>
          </table:table-cell>
          <table:table-cell table:style-name="ce13" office:value-type="float" office:value="4115.51" calcext:value-type="float">
            <text:p>4,115.5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22" calcext:value-type="date">
            <text:p>1/2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19.18" calcext:value-type="float">
            <text:p>4,119.18</text:p>
          </table:table-cell>
          <table:table-cell office:value-type="float" office:value="4118.25" calcext:value-type="float">
            <text:p>4,118.25</text:p>
          </table:table-cell>
          <table:table-cell table:style-name="ce13" office:value-type="float" office:value="4116.87" calcext:value-type="float">
            <text:p>4,116.8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25" calcext:value-type="date">
            <text:p>1/2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20.54" calcext:value-type="float">
            <text:p>4,120.54</text:p>
          </table:table-cell>
          <table:table-cell office:value-type="float" office:value="4119.6" calcext:value-type="float">
            <text:p>4,119.60</text:p>
          </table:table-cell>
          <table:table-cell table:style-name="ce13" office:value-type="float" office:value="4118.23" calcext:value-type="float">
            <text:p>4,118.2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26" calcext:value-type="date">
            <text:p>1/2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21.9" calcext:value-type="float">
            <text:p>4,121.90</text:p>
          </table:table-cell>
          <table:table-cell office:value-type="float" office:value="4120.97" calcext:value-type="float">
            <text:p>4,120.97</text:p>
          </table:table-cell>
          <table:table-cell table:style-name="ce13" office:value-type="float" office:value="4119.59" calcext:value-type="float">
            <text:p>4,119.5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27" calcext:value-type="date">
            <text:p>1/2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23.25" calcext:value-type="float">
            <text:p>4,123.25</text:p>
          </table:table-cell>
          <table:table-cell office:value-type="float" office:value="4122.32" calcext:value-type="float">
            <text:p>4,122.32</text:p>
          </table:table-cell>
          <table:table-cell table:style-name="ce13" office:value-type="float" office:value="4120.95" calcext:value-type="float">
            <text:p>4,120.9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28" calcext:value-type="date">
            <text:p>1/2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24.61" calcext:value-type="float">
            <text:p>4,124.61</text:p>
          </table:table-cell>
          <table:table-cell office:value-type="float" office:value="4123.69" calcext:value-type="float">
            <text:p>4,123.69</text:p>
          </table:table-cell>
          <table:table-cell table:style-name="ce13" office:value-type="float" office:value="4122.31" calcext:value-type="float">
            <text:p>4,122.3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1-29" calcext:value-type="date">
            <text:p>1/2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25.97" calcext:value-type="float">
            <text:p>4,125.97</text:p>
          </table:table-cell>
          <table:table-cell office:value-type="float" office:value="4125.05" calcext:value-type="float">
            <text:p>4,125.05</text:p>
          </table:table-cell>
          <table:table-cell table:style-name="ce13" office:value-type="float" office:value="4123.67" calcext:value-type="float">
            <text:p>4,123.6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01" calcext:value-type="date">
            <text:p>2/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27.33" calcext:value-type="float">
            <text:p>4,127.33</text:p>
          </table:table-cell>
          <table:table-cell office:value-type="float" office:value="4126.41" calcext:value-type="float">
            <text:p>4,126.41</text:p>
          </table:table-cell>
          <table:table-cell table:style-name="ce13" office:value-type="float" office:value="4125.03" calcext:value-type="float">
            <text:p>4,125.0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02" calcext:value-type="date">
            <text:p>2/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28.69" calcext:value-type="float">
            <text:p>4,128.69</text:p>
          </table:table-cell>
          <table:table-cell office:value-type="float" office:value="4127.77" calcext:value-type="float">
            <text:p>4,127.77</text:p>
          </table:table-cell>
          <table:table-cell table:style-name="ce13" office:value-type="float" office:value="4126.39" calcext:value-type="float">
            <text:p>4,126.3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03" calcext:value-type="date">
            <text:p>2/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30.05" calcext:value-type="float">
            <text:p>4,130.05</text:p>
          </table:table-cell>
          <table:table-cell office:value-type="float" office:value="4129.13" calcext:value-type="float">
            <text:p>4,129.13</text:p>
          </table:table-cell>
          <table:table-cell table:style-name="ce13" office:value-type="float" office:value="4127.75" calcext:value-type="float">
            <text:p>4,127.7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04" calcext:value-type="date">
            <text:p>2/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31.41" calcext:value-type="float">
            <text:p>4,131.41</text:p>
          </table:table-cell>
          <table:table-cell office:value-type="float" office:value="4130.5" calcext:value-type="float">
            <text:p>4,130.50</text:p>
          </table:table-cell>
          <table:table-cell table:style-name="ce13" office:value-type="float" office:value="4129.12" calcext:value-type="float">
            <text:p>4,129.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05" calcext:value-type="date">
            <text:p>2/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32.77" calcext:value-type="float">
            <text:p>4,132.77</text:p>
          </table:table-cell>
          <table:table-cell office:value-type="float" office:value="4131.86" calcext:value-type="float">
            <text:p>4,131.86</text:p>
          </table:table-cell>
          <table:table-cell table:style-name="ce13" office:value-type="float" office:value="4130.48" calcext:value-type="float">
            <text:p>4,130.4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08" calcext:value-type="date">
            <text:p>2/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34.13" calcext:value-type="float">
            <text:p>4,134.13</text:p>
          </table:table-cell>
          <table:table-cell office:value-type="float" office:value="4133.22" calcext:value-type="float">
            <text:p>4,133.22</text:p>
          </table:table-cell>
          <table:table-cell table:style-name="ce13" office:value-type="float" office:value="4131.84" calcext:value-type="float">
            <text:p>4,131.8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09" calcext:value-type="date">
            <text:p>2/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35.49" calcext:value-type="float">
            <text:p>4,135.49</text:p>
          </table:table-cell>
          <table:table-cell office:value-type="float" office:value="4134.59" calcext:value-type="float">
            <text:p>4,134.59</text:p>
          </table:table-cell>
          <table:table-cell table:style-name="ce13" office:value-type="float" office:value="4133.21" calcext:value-type="float">
            <text:p>4,133.2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10" calcext:value-type="date">
            <text:p>2/1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36.85" calcext:value-type="float">
            <text:p>4,136.85</text:p>
          </table:table-cell>
          <table:table-cell office:value-type="float" office:value="4135.95" calcext:value-type="float">
            <text:p>4,135.95</text:p>
          </table:table-cell>
          <table:table-cell table:style-name="ce13" office:value-type="float" office:value="4134.57" calcext:value-type="float">
            <text:p>4,134.5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11" calcext:value-type="date">
            <text:p>2/1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38.21" calcext:value-type="float">
            <text:p>4,138.21</text:p>
          </table:table-cell>
          <table:table-cell office:value-type="float" office:value="4137.32" calcext:value-type="float">
            <text:p>4,137.32</text:p>
          </table:table-cell>
          <table:table-cell table:style-name="ce13" office:value-type="float" office:value="4135.94" calcext:value-type="float">
            <text:p>4,135.9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12" calcext:value-type="date">
            <text:p>2/1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39.57" calcext:value-type="float">
            <text:p>4,139.57</text:p>
          </table:table-cell>
          <table:table-cell office:value-type="float" office:value="4138.68" calcext:value-type="float">
            <text:p>4,138.68</text:p>
          </table:table-cell>
          <table:table-cell table:style-name="ce13" office:value-type="float" office:value="4137.3" calcext:value-type="float">
            <text:p>4,137.3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17" calcext:value-type="date">
            <text:p>2/1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40.94" calcext:value-type="float">
            <text:p>4,140.94</text:p>
          </table:table-cell>
          <table:table-cell office:value-type="float" office:value="4140.05" calcext:value-type="float">
            <text:p>4,140.05</text:p>
          </table:table-cell>
          <table:table-cell table:style-name="ce13" office:value-type="float" office:value="4138.66" calcext:value-type="float">
            <text:p>4,138.6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18" calcext:value-type="date">
            <text:p>2/1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42.3" calcext:value-type="float">
            <text:p>4,142.30</text:p>
          </table:table-cell>
          <table:table-cell office:value-type="float" office:value="4141.41" calcext:value-type="float">
            <text:p>4,141.41</text:p>
          </table:table-cell>
          <table:table-cell table:style-name="ce13" office:value-type="float" office:value="4140.03" calcext:value-type="float">
            <text:p>4,140.0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19" calcext:value-type="date">
            <text:p>2/1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43.66" calcext:value-type="float">
            <text:p>4,143.66</text:p>
          </table:table-cell>
          <table:table-cell office:value-type="float" office:value="4142.78" calcext:value-type="float">
            <text:p>4,142.78</text:p>
          </table:table-cell>
          <table:table-cell table:style-name="ce13" office:value-type="float" office:value="4141.4" calcext:value-type="float">
            <text:p>4,141.4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22" calcext:value-type="date">
            <text:p>2/2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45.03" calcext:value-type="float">
            <text:p>4,145.03</text:p>
          </table:table-cell>
          <table:table-cell office:value-type="float" office:value="4144.15" calcext:value-type="float">
            <text:p>4,144.15</text:p>
          </table:table-cell>
          <table:table-cell table:style-name="ce13" office:value-type="float" office:value="4142.77" calcext:value-type="float">
            <text:p>4,142.7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23" calcext:value-type="date">
            <text:p>2/2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46.39" calcext:value-type="float">
            <text:p>4,146.39</text:p>
          </table:table-cell>
          <table:table-cell office:value-type="float" office:value="4145.51" calcext:value-type="float">
            <text:p>4,145.51</text:p>
          </table:table-cell>
          <table:table-cell table:style-name="ce13" office:value-type="float" office:value="4144.13" calcext:value-type="float">
            <text:p>4,144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24" calcext:value-type="date">
            <text:p>2/2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47.76" calcext:value-type="float">
            <text:p>4,147.76</text:p>
          </table:table-cell>
          <table:table-cell office:value-type="float" office:value="4146.88" calcext:value-type="float">
            <text:p>4,146.88</text:p>
          </table:table-cell>
          <table:table-cell table:style-name="ce13" office:value-type="float" office:value="4145.5" calcext:value-type="float">
            <text:p>4,145.5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25" calcext:value-type="date">
            <text:p>2/2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49.12" calcext:value-type="float">
            <text:p>4,149.12</text:p>
          </table:table-cell>
          <table:table-cell office:value-type="float" office:value="4148.25" calcext:value-type="float">
            <text:p>4,148.25</text:p>
          </table:table-cell>
          <table:table-cell table:style-name="ce13" office:value-type="float" office:value="4146.87" calcext:value-type="float">
            <text:p>4,146.8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2-26" calcext:value-type="date">
            <text:p>2/2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50.49" calcext:value-type="float">
            <text:p>4,150.49</text:p>
          </table:table-cell>
          <table:table-cell office:value-type="float" office:value="4149.62" calcext:value-type="float">
            <text:p>4,149.62</text:p>
          </table:table-cell>
          <table:table-cell table:style-name="ce13" office:value-type="float" office:value="4148.24" calcext:value-type="float">
            <text:p>4,148.2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01" calcext:value-type="date">
            <text:p>3/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51.86" calcext:value-type="float">
            <text:p>4,151.86</text:p>
          </table:table-cell>
          <table:table-cell office:value-type="float" office:value="4150.99" calcext:value-type="float">
            <text:p>4,150.99</text:p>
          </table:table-cell>
          <table:table-cell table:style-name="ce13" office:value-type="float" office:value="4149.61" calcext:value-type="float">
            <text:p>4,149.6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02" calcext:value-type="date">
            <text:p>3/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53.22" calcext:value-type="float">
            <text:p>4,153.22</text:p>
          </table:table-cell>
          <table:table-cell office:value-type="float" office:value="4152.36" calcext:value-type="float">
            <text:p>4,152.36</text:p>
          </table:table-cell>
          <table:table-cell table:style-name="ce13" office:value-type="float" office:value="4150.98" calcext:value-type="float">
            <text:p>4,150.9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03" calcext:value-type="date">
            <text:p>3/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54.59" calcext:value-type="float">
            <text:p>4,154.59</text:p>
          </table:table-cell>
          <table:table-cell office:value-type="float" office:value="4153.73" calcext:value-type="float">
            <text:p>4,153.73</text:p>
          </table:table-cell>
          <table:table-cell table:style-name="ce13" office:value-type="float" office:value="4152.35" calcext:value-type="float">
            <text:p>4,152.3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04" calcext:value-type="date">
            <text:p>3/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55.96" calcext:value-type="float">
            <text:p>4,155.96</text:p>
          </table:table-cell>
          <table:table-cell office:value-type="float" office:value="4155.1" calcext:value-type="float">
            <text:p>4,155.10</text:p>
          </table:table-cell>
          <table:table-cell table:style-name="ce13" office:value-type="float" office:value="4153.72" calcext:value-type="float">
            <text:p>4,153.7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05" calcext:value-type="date">
            <text:p>3/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57.33" calcext:value-type="float">
            <text:p>4,157.33</text:p>
          </table:table-cell>
          <table:table-cell office:value-type="float" office:value="4156.48" calcext:value-type="float">
            <text:p>4,156.48</text:p>
          </table:table-cell>
          <table:table-cell table:style-name="ce13" office:value-type="float" office:value="4155.09" calcext:value-type="float">
            <text:p>4,155.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08" calcext:value-type="date">
            <text:p>3/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58.7" calcext:value-type="float">
            <text:p>4,158.70</text:p>
          </table:table-cell>
          <table:table-cell office:value-type="float" office:value="4157.85" calcext:value-type="float">
            <text:p>4,157.85</text:p>
          </table:table-cell>
          <table:table-cell table:style-name="ce13" office:value-type="float" office:value="4156.46" calcext:value-type="float">
            <text:p>4,156.4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09" calcext:value-type="date">
            <text:p>3/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60.07" calcext:value-type="float">
            <text:p>4,160.07</text:p>
          </table:table-cell>
          <table:table-cell office:value-type="float" office:value="4159.22" calcext:value-type="float">
            <text:p>4,159.22</text:p>
          </table:table-cell>
          <table:table-cell table:style-name="ce13" office:value-type="float" office:value="4157.83" calcext:value-type="float">
            <text:p>4,157.8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10" calcext:value-type="date">
            <text:p>3/1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61.44" calcext:value-type="float">
            <text:p>4,161.44</text:p>
          </table:table-cell>
          <table:table-cell office:value-type="float" office:value="4160.59" calcext:value-type="float">
            <text:p>4,160.59</text:p>
          </table:table-cell>
          <table:table-cell table:style-name="ce13" office:value-type="float" office:value="4159.2" calcext:value-type="float">
            <text:p>4,159.2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11" calcext:value-type="date">
            <text:p>3/1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62.81" calcext:value-type="float">
            <text:p>4,162.81</text:p>
          </table:table-cell>
          <table:table-cell office:value-type="float" office:value="4161.97" calcext:value-type="float">
            <text:p>4,161.97</text:p>
          </table:table-cell>
          <table:table-cell table:style-name="ce13" office:value-type="float" office:value="4160.58" calcext:value-type="float">
            <text:p>4,160.5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12" calcext:value-type="date">
            <text:p>3/1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64.18" calcext:value-type="float">
            <text:p>4,164.18</text:p>
          </table:table-cell>
          <table:table-cell office:value-type="float" office:value="4163.34" calcext:value-type="float">
            <text:p>4,163.34</text:p>
          </table:table-cell>
          <table:table-cell table:style-name="ce13" office:value-type="float" office:value="4161.95" calcext:value-type="float">
            <text:p>4,161.9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15" calcext:value-type="date">
            <text:p>3/1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165.55" calcext:value-type="float">
            <text:p>4,165.55</text:p>
          </table:table-cell>
          <table:table-cell office:value-type="float" office:value="4164.72" calcext:value-type="float">
            <text:p>4,164.72</text:p>
          </table:table-cell>
          <table:table-cell table:style-name="ce13" office:value-type="float" office:value="4163.33" calcext:value-type="float">
            <text:p>4,163.3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16" calcext:value-type="date">
            <text:p>3/1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66.92" calcext:value-type="float">
            <text:p>4,166.92</text:p>
          </table:table-cell>
          <table:table-cell office:value-type="float" office:value="4166.5" calcext:value-type="float">
            <text:p>4,166.50</text:p>
          </table:table-cell>
          <table:table-cell table:style-name="ce13" office:value-type="float" office:value="4165.12" calcext:value-type="float">
            <text:p>4,165.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17" calcext:value-type="date">
            <text:p>3/1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68.29" calcext:value-type="float">
            <text:p>4,168.29</text:p>
          </table:table-cell>
          <table:table-cell office:value-type="float" office:value="4167.88" calcext:value-type="float">
            <text:p>4,167.88</text:p>
          </table:table-cell>
          <table:table-cell table:style-name="ce13" office:value-type="float" office:value="4166.49" calcext:value-type="float">
            <text:p>4,166.4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18" calcext:value-type="date">
            <text:p>3/1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69.66" calcext:value-type="float">
            <text:p>4,169.66</text:p>
          </table:table-cell>
          <table:table-cell office:value-type="float" office:value="4169.25" calcext:value-type="float">
            <text:p>4,169.25</text:p>
          </table:table-cell>
          <table:table-cell table:style-name="ce13" office:value-type="float" office:value="4167.86" calcext:value-type="float">
            <text:p>4,167.8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19" calcext:value-type="date">
            <text:p>3/1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71.04" calcext:value-type="float">
            <text:p>4,171.04</text:p>
          </table:table-cell>
          <table:table-cell office:value-type="float" office:value="4170.62" calcext:value-type="float">
            <text:p>4,170.62</text:p>
          </table:table-cell>
          <table:table-cell table:style-name="ce13" office:value-type="float" office:value="4169.24" calcext:value-type="float">
            <text:p>4,169.2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22" calcext:value-type="date">
            <text:p>3/2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72.41" calcext:value-type="float">
            <text:p>4,172.41</text:p>
          </table:table-cell>
          <table:table-cell office:value-type="float" office:value="4172" calcext:value-type="float">
            <text:p>4,172.00</text:p>
          </table:table-cell>
          <table:table-cell table:style-name="ce13" office:value-type="float" office:value="4170.61" calcext:value-type="float">
            <text:p>4,170.6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23" calcext:value-type="date">
            <text:p>3/2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73.78" calcext:value-type="float">
            <text:p>4,173.78</text:p>
          </table:table-cell>
          <table:table-cell office:value-type="float" office:value="4173.38" calcext:value-type="float">
            <text:p>4,173.38</text:p>
          </table:table-cell>
          <table:table-cell table:style-name="ce3" office:value-type="float" office:value="4171.98" calcext:value-type="float">
            <text:p>4171.9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24" calcext:value-type="date">
            <text:p>3/2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75.16" calcext:value-type="float">
            <text:p>4,175.16</text:p>
          </table:table-cell>
          <table:table-cell office:value-type="float" office:value="4174.75" calcext:value-type="float">
            <text:p>4,174.75</text:p>
          </table:table-cell>
          <table:table-cell table:style-name="ce3" office:value-type="float" office:value="4173.36" calcext:value-type="float">
            <text:p>4173.3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25" calcext:value-type="date">
            <text:p>3/2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76.53" calcext:value-type="float">
            <text:p>4,176.53</text:p>
          </table:table-cell>
          <table:table-cell office:value-type="float" office:value="4176.13" calcext:value-type="float">
            <text:p>4,176.13</text:p>
          </table:table-cell>
          <table:table-cell table:style-name="ce3" office:value-type="float" office:value="4174.73" calcext:value-type="float">
            <text:p>4174.7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26" calcext:value-type="date">
            <text:p>3/2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77.91" calcext:value-type="float">
            <text:p>4,177.91</text:p>
          </table:table-cell>
          <table:table-cell office:value-type="float" office:value="4177.5" calcext:value-type="float">
            <text:p>4,177.50</text:p>
          </table:table-cell>
          <table:table-cell table:style-name="ce3" office:value-type="float" office:value="4176.11" calcext:value-type="float">
            <text:p>4176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29" calcext:value-type="date">
            <text:p>3/2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79.28" calcext:value-type="float">
            <text:p>4,179.28</text:p>
          </table:table-cell>
          <table:table-cell office:value-type="float" office:value="4178.88" calcext:value-type="float">
            <text:p>4,178.88</text:p>
          </table:table-cell>
          <table:table-cell table:style-name="ce3" office:value-type="float" office:value="4177.49" calcext:value-type="float">
            <text:p>4177.4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30" calcext:value-type="date">
            <text:p>3/3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80.66" calcext:value-type="float">
            <text:p>4,180.66</text:p>
          </table:table-cell>
          <table:table-cell office:value-type="float" office:value="4180.26" calcext:value-type="float">
            <text:p>4,180.26</text:p>
          </table:table-cell>
          <table:table-cell table:style-name="ce3" office:value-type="float" office:value="4178.86" calcext:value-type="float">
            <text:p>4178.8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3-31" calcext:value-type="date">
            <text:p>3/3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82.04" calcext:value-type="float">
            <text:p>4,182.04</text:p>
          </table:table-cell>
          <table:table-cell office:value-type="float" office:value="4181.64" calcext:value-type="float">
            <text:p>4,181.64</text:p>
          </table:table-cell>
          <table:table-cell table:style-name="ce3" office:value-type="float" office:value="4180.24" calcext:value-type="float">
            <text:p>4180.2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01" calcext:value-type="date">
            <text:p>4/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83.41" calcext:value-type="float">
            <text:p>4,183.41</text:p>
          </table:table-cell>
          <table:table-cell office:value-type="float" office:value="4183.02" calcext:value-type="float">
            <text:p>4,183.02</text:p>
          </table:table-cell>
          <table:table-cell table:style-name="ce3" office:value-type="float" office:value="4181.62" calcext:value-type="float">
            <text:p>4181.6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05" calcext:value-type="date">
            <text:p>4/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84.79" calcext:value-type="float">
            <text:p>4,184.79</text:p>
          </table:table-cell>
          <table:table-cell office:value-type="float" office:value="4184.39" calcext:value-type="float">
            <text:p>4,184.39</text:p>
          </table:table-cell>
          <table:table-cell table:style-name="ce3" office:value-type="float" office:value="4183" calcext:value-type="float">
            <text:p>418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06" calcext:value-type="date">
            <text:p>4/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86.17" calcext:value-type="float">
            <text:p>4,186.17</text:p>
          </table:table-cell>
          <table:table-cell office:value-type="float" office:value="4185.77" calcext:value-type="float">
            <text:p>4,185.77</text:p>
          </table:table-cell>
          <table:table-cell table:style-name="ce3" office:value-type="float" office:value="4184.38" calcext:value-type="float">
            <text:p>4184.3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07" calcext:value-type="date">
            <text:p>4/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87.55" calcext:value-type="float">
            <text:p>4,187.55</text:p>
          </table:table-cell>
          <table:table-cell office:value-type="float" office:value="4187.15" calcext:value-type="float">
            <text:p>4,187.15</text:p>
          </table:table-cell>
          <table:table-cell table:style-name="ce3" office:value-type="float" office:value="4185.76" calcext:value-type="float">
            <text:p>4185.7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08" calcext:value-type="date">
            <text:p>4/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88.93" calcext:value-type="float">
            <text:p>4,188.93</text:p>
          </table:table-cell>
          <table:table-cell office:value-type="float" office:value="4188.53" calcext:value-type="float">
            <text:p>4,188.53</text:p>
          </table:table-cell>
          <table:table-cell table:style-name="ce3" office:value-type="float" office:value="4187.14" calcext:value-type="float">
            <text:p>4187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09" calcext:value-type="date">
            <text:p>4/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90.31" calcext:value-type="float">
            <text:p>4,190.31</text:p>
          </table:table-cell>
          <table:table-cell office:value-type="float" office:value="4189.92" calcext:value-type="float">
            <text:p>4,189.92</text:p>
          </table:table-cell>
          <table:table-cell table:style-name="ce3" office:value-type="float" office:value="4188.52" calcext:value-type="float">
            <text:p>4188.5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12" calcext:value-type="date">
            <text:p>4/1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91.69" calcext:value-type="float">
            <text:p>4,191.69</text:p>
          </table:table-cell>
          <table:table-cell office:value-type="float" office:value="4191.3" calcext:value-type="float">
            <text:p>4,191.30</text:p>
          </table:table-cell>
          <table:table-cell table:style-name="ce3" office:value-type="float" office:value="4189.9" calcext:value-type="float">
            <text:p>4189.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13" calcext:value-type="date">
            <text:p>4/1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93.07" calcext:value-type="float">
            <text:p>4,193.07</text:p>
          </table:table-cell>
          <table:table-cell office:value-type="float" office:value="4192.68" calcext:value-type="float">
            <text:p>4,192.68</text:p>
          </table:table-cell>
          <table:table-cell table:style-name="ce3" office:value-type="float" office:value="4191.28" calcext:value-type="float">
            <text:p>4191.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14" calcext:value-type="date">
            <text:p>4/1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94.45" calcext:value-type="float">
            <text:p>4,194.45</text:p>
          </table:table-cell>
          <table:table-cell office:value-type="float" office:value="4194.06" calcext:value-type="float">
            <text:p>4,194.06</text:p>
          </table:table-cell>
          <table:table-cell table:style-name="ce3" office:value-type="float" office:value="4192.66" calcext:value-type="float">
            <text:p>4192.6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15" calcext:value-type="date">
            <text:p>4/1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95.83" calcext:value-type="float">
            <text:p>4,195.83</text:p>
          </table:table-cell>
          <table:table-cell office:value-type="float" office:value="4195.44" calcext:value-type="float">
            <text:p>4,195.44</text:p>
          </table:table-cell>
          <table:table-cell table:style-name="ce3" office:value-type="float" office:value="4194.05" calcext:value-type="float">
            <text:p>4194.0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16" calcext:value-type="date">
            <text:p>4/1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97.21" calcext:value-type="float">
            <text:p>4,197.21</text:p>
          </table:table-cell>
          <table:table-cell office:value-type="float" office:value="4196.83" calcext:value-type="float">
            <text:p>4,196.83</text:p>
          </table:table-cell>
          <table:table-cell table:style-name="ce3" office:value-type="float" office:value="4195.43" calcext:value-type="float">
            <text:p>4195.4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19" calcext:value-type="date">
            <text:p>4/1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98.59" calcext:value-type="float">
            <text:p>4,198.59</text:p>
          </table:table-cell>
          <table:table-cell office:value-type="float" office:value="4198.21" calcext:value-type="float">
            <text:p>4,198.21</text:p>
          </table:table-cell>
          <table:table-cell table:style-name="ce3" office:value-type="float" office:value="4196.81" calcext:value-type="float">
            <text:p>4196.8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20" calcext:value-type="date">
            <text:p>4/2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199.97" calcext:value-type="float">
            <text:p>4,199.97</text:p>
          </table:table-cell>
          <table:table-cell office:value-type="float" office:value="4199.59" calcext:value-type="float">
            <text:p>4,199.59</text:p>
          </table:table-cell>
          <table:table-cell table:style-name="ce3" office:value-type="float" office:value="4198.19" calcext:value-type="float">
            <text:p>4198.1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22" calcext:value-type="date">
            <text:p>4/2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01.36" calcext:value-type="float">
            <text:p>4,201.36</text:p>
          </table:table-cell>
          <table:table-cell office:value-type="float" office:value="4200.98" calcext:value-type="float">
            <text:p>4,200.98</text:p>
          </table:table-cell>
          <table:table-cell table:style-name="ce3" office:value-type="float" office:value="4199.58" calcext:value-type="float">
            <text:p>4199.5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23" calcext:value-type="date">
            <text:p>4/2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02.74" calcext:value-type="float">
            <text:p>4,202.74</text:p>
          </table:table-cell>
          <table:table-cell office:value-type="float" office:value="4202.36" calcext:value-type="float">
            <text:p>4,202.36</text:p>
          </table:table-cell>
          <table:table-cell table:style-name="ce3" office:value-type="float" office:value="4200.96" calcext:value-type="float">
            <text:p>4200.9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26" calcext:value-type="date">
            <text:p>4/2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04.12" calcext:value-type="float">
            <text:p>4,204.12</text:p>
          </table:table-cell>
          <table:table-cell office:value-type="float" office:value="4203.75" calcext:value-type="float">
            <text:p>4,203.75</text:p>
          </table:table-cell>
          <table:table-cell table:style-name="ce3" office:value-type="float" office:value="4202.35" calcext:value-type="float">
            <text:p>4202.3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27" calcext:value-type="date">
            <text:p>4/2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05.51" calcext:value-type="float">
            <text:p>4,205.51</text:p>
          </table:table-cell>
          <table:table-cell office:value-type="float" office:value="4205.13" calcext:value-type="float">
            <text:p>4,205.13</text:p>
          </table:table-cell>
          <table:table-cell table:style-name="ce3" office:value-type="float" office:value="4203.73" calcext:value-type="float">
            <text:p>4203.7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28" calcext:value-type="date">
            <text:p>4/2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06.89" calcext:value-type="float">
            <text:p>4,206.89</text:p>
          </table:table-cell>
          <table:table-cell office:value-type="float" office:value="4206.51" calcext:value-type="float">
            <text:p>4,206.51</text:p>
          </table:table-cell>
          <table:table-cell table:style-name="ce3" office:value-type="float" office:value="4205.11" calcext:value-type="float">
            <text:p>4205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29" calcext:value-type="date">
            <text:p>4/2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08.39" calcext:value-type="float">
            <text:p>4,208.39</text:p>
          </table:table-cell>
          <table:table-cell office:value-type="float" office:value="4208.02" calcext:value-type="float">
            <text:p>4,208.02</text:p>
          </table:table-cell>
          <table:table-cell table:style-name="ce3" office:value-type="float" office:value="4206.5" calcext:value-type="float">
            <text:p>4206.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4-30" calcext:value-type="date">
            <text:p>4/3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09.89" calcext:value-type="float">
            <text:p>4,209.89</text:p>
          </table:table-cell>
          <table:table-cell office:value-type="float" office:value="4209.52" calcext:value-type="float">
            <text:p>4,209.52</text:p>
          </table:table-cell>
          <table:table-cell table:style-name="ce3" office:value-type="float" office:value="4208" calcext:value-type="float">
            <text:p>420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03" calcext:value-type="date">
            <text:p>5/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11.39" calcext:value-type="float">
            <text:p>4,211.39</text:p>
          </table:table-cell>
          <table:table-cell office:value-type="float" office:value="4211.02" calcext:value-type="float">
            <text:p>4,211.02</text:p>
          </table:table-cell>
          <table:table-cell table:style-name="ce3" office:value-type="float" office:value="4209.5" calcext:value-type="float">
            <text:p>4209.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04" calcext:value-type="date">
            <text:p>5/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12.89" calcext:value-type="float">
            <text:p>4,212.89</text:p>
          </table:table-cell>
          <table:table-cell office:value-type="float" office:value="4212.52" calcext:value-type="float">
            <text:p>4,212.52</text:p>
          </table:table-cell>
          <table:table-cell table:style-name="ce3" office:value-type="float" office:value="4211.01" calcext:value-type="float">
            <text:p>4211.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05" calcext:value-type="date">
            <text:p>5/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14.39" calcext:value-type="float">
            <text:p>4,214.39</text:p>
          </table:table-cell>
          <table:table-cell office:value-type="float" office:value="4214.02" calcext:value-type="float">
            <text:p>4,214.02</text:p>
          </table:table-cell>
          <table:table-cell table:style-name="ce3" office:value-type="float" office:value="4212.51" calcext:value-type="float">
            <text:p>4212.5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06" calcext:value-type="date">
            <text:p>5/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15.89" calcext:value-type="float">
            <text:p>4,215.89</text:p>
          </table:table-cell>
          <table:table-cell office:value-type="float" office:value="4215.53" calcext:value-type="float">
            <text:p>4,215.53</text:p>
          </table:table-cell>
          <table:table-cell table:style-name="ce3" office:value-type="float" office:value="4214.01" calcext:value-type="float">
            <text:p>4214.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07" calcext:value-type="date">
            <text:p>5/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17.4" calcext:value-type="float">
            <text:p>4,217.40</text:p>
          </table:table-cell>
          <table:table-cell office:value-type="float" office:value="4217.03" calcext:value-type="float">
            <text:p>4,217.03</text:p>
          </table:table-cell>
          <table:table-cell table:style-name="ce3" office:value-type="float" office:value="4215.52" calcext:value-type="float">
            <text:p>4215.5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10" calcext:value-type="date">
            <text:p>5/1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18.9" calcext:value-type="float">
            <text:p>4,218.90</text:p>
          </table:table-cell>
          <table:table-cell office:value-type="float" office:value="4218.54" calcext:value-type="float">
            <text:p>4,218.54</text:p>
          </table:table-cell>
          <table:table-cell table:style-name="ce3" office:value-type="float" office:value="4217.02" calcext:value-type="float">
            <text:p>4217.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11" calcext:value-type="date">
            <text:p>5/1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20.41" calcext:value-type="float">
            <text:p>4,220.41</text:p>
          </table:table-cell>
          <table:table-cell office:value-type="float" office:value="4220.05" calcext:value-type="float">
            <text:p>4,220.05</text:p>
          </table:table-cell>
          <table:table-cell table:style-name="ce3" office:value-type="float" office:value="4218.53" calcext:value-type="float">
            <text:p>4218.5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12" calcext:value-type="date">
            <text:p>5/1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21.91" calcext:value-type="float">
            <text:p>4,221.91</text:p>
          </table:table-cell>
          <table:table-cell office:value-type="float" office:value="4221.55" calcext:value-type="float">
            <text:p>4,221.55</text:p>
          </table:table-cell>
          <table:table-cell table:style-name="ce3" office:value-type="float" office:value="4220.03" calcext:value-type="float">
            <text:p>4220.0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13" calcext:value-type="date">
            <text:p>5/1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23.42" calcext:value-type="float">
            <text:p>4,223.42</text:p>
          </table:table-cell>
          <table:table-cell office:value-type="float" office:value="4223.06" calcext:value-type="float">
            <text:p>4,223.06</text:p>
          </table:table-cell>
          <table:table-cell table:style-name="ce3" office:value-type="float" office:value="4221.54" calcext:value-type="float">
            <text:p>4221.5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14" calcext:value-type="date">
            <text:p>5/1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24.92" calcext:value-type="float">
            <text:p>4,224.92</text:p>
          </table:table-cell>
          <table:table-cell office:value-type="float" office:value="4224.57" calcext:value-type="float">
            <text:p>4,224.57</text:p>
          </table:table-cell>
          <table:table-cell table:style-name="ce3" office:value-type="float" office:value="4223.05" calcext:value-type="float">
            <text:p>4223.0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17" calcext:value-type="date">
            <text:p>5/1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26.43" calcext:value-type="float">
            <text:p>4,226.43</text:p>
          </table:table-cell>
          <table:table-cell office:value-type="float" office:value="4226.08" calcext:value-type="float">
            <text:p>4,226.08</text:p>
          </table:table-cell>
          <table:table-cell table:style-name="ce3" office:value-type="float" office:value="4224.55" calcext:value-type="float">
            <text:p>4224.5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18" calcext:value-type="date">
            <text:p>5/1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27.94" calcext:value-type="float">
            <text:p>4,227.94</text:p>
          </table:table-cell>
          <table:table-cell office:value-type="float" office:value="4227.58" calcext:value-type="float">
            <text:p>4,227.58</text:p>
          </table:table-cell>
          <table:table-cell table:style-name="ce3" office:value-type="float" office:value="4226.06" calcext:value-type="float">
            <text:p>4226.0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19" calcext:value-type="date">
            <text:p>5/1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29.44" calcext:value-type="float">
            <text:p>4,229.44</text:p>
          </table:table-cell>
          <table:table-cell office:value-type="float" office:value="4229.09" calcext:value-type="float">
            <text:p>4,229.09</text:p>
          </table:table-cell>
          <table:table-cell table:style-name="ce3" office:value-type="float" office:value="4227.57" calcext:value-type="float">
            <text:p>4227.5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20" calcext:value-type="date">
            <text:p>5/2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30.95" calcext:value-type="float">
            <text:p>4,230.95</text:p>
          </table:table-cell>
          <table:table-cell office:value-type="float" office:value="4230.6" calcext:value-type="float">
            <text:p>4,230.60</text:p>
          </table:table-cell>
          <table:table-cell table:style-name="ce3" office:value-type="float" office:value="4229.08" calcext:value-type="float">
            <text:p>4229.0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21" calcext:value-type="date">
            <text:p>5/2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32.46" calcext:value-type="float">
            <text:p>4,232.46</text:p>
          </table:table-cell>
          <table:table-cell office:value-type="float" office:value="4232.11" calcext:value-type="float">
            <text:p>4,232.11</text:p>
          </table:table-cell>
          <table:table-cell table:style-name="ce3" office:value-type="float" office:value="4230.59" calcext:value-type="float">
            <text:p>4230.5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24" calcext:value-type="date">
            <text:p>5/2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33.97" calcext:value-type="float">
            <text:p>4,233.97</text:p>
          </table:table-cell>
          <table:table-cell office:value-type="float" office:value="4233.63" calcext:value-type="float">
            <text:p>4,233.63</text:p>
          </table:table-cell>
          <table:table-cell table:style-name="ce3" office:value-type="float" office:value="4232.1" calcext:value-type="float">
            <text:p>4232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25" calcext:value-type="date">
            <text:p>5/2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35.48" calcext:value-type="float">
            <text:p>4,235.48</text:p>
          </table:table-cell>
          <table:table-cell office:value-type="float" office:value="4235.13" calcext:value-type="float">
            <text:p>4,235.13</text:p>
          </table:table-cell>
          <table:table-cell table:style-name="ce3" office:value-type="float" office:value="4233.61" calcext:value-type="float">
            <text:p>4233.6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26" calcext:value-type="date">
            <text:p>5/2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36.99" calcext:value-type="float">
            <text:p>4,236.99</text:p>
          </table:table-cell>
          <table:table-cell office:value-type="float" office:value="4236.64" calcext:value-type="float">
            <text:p>4,236.64</text:p>
          </table:table-cell>
          <table:table-cell table:style-name="ce3" office:value-type="float" office:value="4235.12" calcext:value-type="float">
            <text:p>4235.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27" calcext:value-type="date">
            <text:p>5/2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38.5" calcext:value-type="float">
            <text:p>4,238.50</text:p>
          </table:table-cell>
          <table:table-cell office:value-type="float" office:value="4238.16" calcext:value-type="float">
            <text:p>4,238.16</text:p>
          </table:table-cell>
          <table:table-cell table:style-name="ce3" office:value-type="float" office:value="4236.63" calcext:value-type="float">
            <text:p>4236.6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28" calcext:value-type="date">
            <text:p>5/2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40.01" calcext:value-type="float">
            <text:p>4,240.01</text:p>
          </table:table-cell>
          <table:table-cell office:value-type="float" office:value="4239.67" calcext:value-type="float">
            <text:p>4,239.67</text:p>
          </table:table-cell>
          <table:table-cell table:style-name="ce3" office:value-type="float" office:value="4238.14" calcext:value-type="float">
            <text:p>4238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5-31" calcext:value-type="date">
            <text:p>5/3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41.52" calcext:value-type="float">
            <text:p>4,241.52</text:p>
          </table:table-cell>
          <table:table-cell office:value-type="float" office:value="4241.18" calcext:value-type="float">
            <text:p>4,241.18</text:p>
          </table:table-cell>
          <table:table-cell table:style-name="ce3" office:value-type="float" office:value="4239.65" calcext:value-type="float">
            <text:p>4239.6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01" calcext:value-type="date">
            <text:p>6/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43.03" calcext:value-type="float">
            <text:p>4,243.03</text:p>
          </table:table-cell>
          <table:table-cell office:value-type="float" office:value="4242.7" calcext:value-type="float">
            <text:p>4,242.70</text:p>
          </table:table-cell>
          <table:table-cell table:style-name="ce3" office:value-type="float" office:value="4241.17" calcext:value-type="float">
            <text:p>4241.1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02" calcext:value-type="date">
            <text:p>6/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44.54" calcext:value-type="float">
            <text:p>4,244.54</text:p>
          </table:table-cell>
          <table:table-cell office:value-type="float" office:value="4244.21" calcext:value-type="float">
            <text:p>4,244.21</text:p>
          </table:table-cell>
          <table:table-cell table:style-name="ce3" office:value-type="float" office:value="4242.68" calcext:value-type="float">
            <text:p>4242.6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04" calcext:value-type="date">
            <text:p>6/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46.06" calcext:value-type="float">
            <text:p>4,246.06</text:p>
          </table:table-cell>
          <table:table-cell office:value-type="float" office:value="4245.73" calcext:value-type="float">
            <text:p>4,245.73</text:p>
          </table:table-cell>
          <table:table-cell table:style-name="ce3" office:value-type="float" office:value="4244.19" calcext:value-type="float">
            <text:p>4244.1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07" calcext:value-type="date">
            <text:p>6/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47.57" calcext:value-type="float">
            <text:p>4,247.57</text:p>
          </table:table-cell>
          <table:table-cell office:value-type="float" office:value="4247.24" calcext:value-type="float">
            <text:p>4,247.24</text:p>
          </table:table-cell>
          <table:table-cell table:style-name="ce3" office:value-type="float" office:value="4245.71" calcext:value-type="float">
            <text:p>4245.7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08" calcext:value-type="date">
            <text:p>6/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49.09" calcext:value-type="float">
            <text:p>4,249.09</text:p>
          </table:table-cell>
          <table:table-cell office:value-type="float" office:value="4248.76" calcext:value-type="float">
            <text:p>4,248.76</text:p>
          </table:table-cell>
          <table:table-cell table:style-name="ce3" office:value-type="float" office:value="4247.22" calcext:value-type="float">
            <text:p>4247.2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09" calcext:value-type="date">
            <text:p>6/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50.6" calcext:value-type="float">
            <text:p>4,250.60</text:p>
          </table:table-cell>
          <table:table-cell office:value-type="float" office:value="4250.27" calcext:value-type="float">
            <text:p>4,250.27</text:p>
          </table:table-cell>
          <table:table-cell table:style-name="ce3" office:value-type="float" office:value="4248.74" calcext:value-type="float">
            <text:p>4248.7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10" calcext:value-type="date">
            <text:p>6/1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52.23" calcext:value-type="float">
            <text:p>4,252.23</text:p>
          </table:table-cell>
          <table:table-cell office:value-type="float" office:value="4251.9" calcext:value-type="float">
            <text:p>4,251.90</text:p>
          </table:table-cell>
          <table:table-cell table:style-name="ce3" office:value-type="float" office:value="4250.26" calcext:value-type="float">
            <text:p>4250.2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11" calcext:value-type="date">
            <text:p>6/1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53.86" calcext:value-type="float">
            <text:p>4,253.86</text:p>
          </table:table-cell>
          <table:table-cell office:value-type="float" office:value="4253.54" calcext:value-type="float">
            <text:p>4,253.54</text:p>
          </table:table-cell>
          <table:table-cell table:style-name="ce3" office:value-type="float" office:value="4251.89" calcext:value-type="float">
            <text:p>4251.8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14" calcext:value-type="date">
            <text:p>6/1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55.49" calcext:value-type="float">
            <text:p>4,255.49</text:p>
          </table:table-cell>
          <table:table-cell office:value-type="float" office:value="4255.17" calcext:value-type="float">
            <text:p>4,255.17</text:p>
          </table:table-cell>
          <table:table-cell table:style-name="ce3" office:value-type="float" office:value="4253.52" calcext:value-type="float">
            <text:p>4253.5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15" calcext:value-type="date">
            <text:p>6/1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57.13" calcext:value-type="float">
            <text:p>4,257.13</text:p>
          </table:table-cell>
          <table:table-cell office:value-type="float" office:value="4256.81" calcext:value-type="float">
            <text:p>4,256.81</text:p>
          </table:table-cell>
          <table:table-cell table:style-name="ce3" office:value-type="float" office:value="4255.16" calcext:value-type="float">
            <text:p>4255.1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16" calcext:value-type="date">
            <text:p>6/1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58.76" calcext:value-type="float">
            <text:p>4,258.76</text:p>
          </table:table-cell>
          <table:table-cell office:value-type="float" office:value="4258.44" calcext:value-type="float">
            <text:p>4,258.44</text:p>
          </table:table-cell>
          <table:table-cell table:style-name="ce3" office:value-type="float" office:value="4256.79" calcext:value-type="float">
            <text:p>4256.7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17" calcext:value-type="date">
            <text:p>6/1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60.4" calcext:value-type="float">
            <text:p>4,260.40</text:p>
          </table:table-cell>
          <table:table-cell office:value-type="float" office:value="4260.08" calcext:value-type="float">
            <text:p>4,260.08</text:p>
          </table:table-cell>
          <table:table-cell table:style-name="ce3" office:value-type="float" office:value="4258.43" calcext:value-type="float">
            <text:p>4258.4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18" calcext:value-type="date">
            <text:p>6/1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62.03" calcext:value-type="float">
            <text:p>4,262.03</text:p>
          </table:table-cell>
          <table:table-cell office:value-type="float" office:value="4261.71" calcext:value-type="float">
            <text:p>4,261.71</text:p>
          </table:table-cell>
          <table:table-cell table:style-name="ce3" office:value-type="float" office:value="4260.06" calcext:value-type="float">
            <text:p>4260.0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21" calcext:value-type="date">
            <text:p>6/2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63.67" calcext:value-type="float">
            <text:p>4,263.67</text:p>
          </table:table-cell>
          <table:table-cell office:value-type="float" office:value="4263.35" calcext:value-type="float">
            <text:p>4,263.35</text:p>
          </table:table-cell>
          <table:table-cell table:style-name="ce3" office:value-type="float" office:value="4261.7" calcext:value-type="float">
            <text:p>4261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22" calcext:value-type="date">
            <text:p>6/2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65.3" calcext:value-type="float">
            <text:p>4,265.30</text:p>
          </table:table-cell>
          <table:table-cell office:value-type="float" office:value="4264.99" calcext:value-type="float">
            <text:p>4,264.99</text:p>
          </table:table-cell>
          <table:table-cell table:style-name="ce3" office:value-type="float" office:value="4263.33" calcext:value-type="float">
            <text:p>4263.3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23" calcext:value-type="date">
            <text:p>6/2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66.94" calcext:value-type="float">
            <text:p>4,266.94</text:p>
          </table:table-cell>
          <table:table-cell office:value-type="float" office:value="4266.63" calcext:value-type="float">
            <text:p>4,266.63</text:p>
          </table:table-cell>
          <table:table-cell table:style-name="ce3" office:value-type="float" office:value="4264.97" calcext:value-type="float">
            <text:p>4264.9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24" calcext:value-type="date">
            <text:p>6/2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68.58" calcext:value-type="float">
            <text:p>4,268.58</text:p>
          </table:table-cell>
          <table:table-cell office:value-type="float" office:value="4268.26" calcext:value-type="float">
            <text:p>4,268.26</text:p>
          </table:table-cell>
          <table:table-cell table:style-name="ce3" office:value-type="float" office:value="4266.61" calcext:value-type="float">
            <text:p>4266.6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25" calcext:value-type="date">
            <text:p>6/2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70.21" calcext:value-type="float">
            <text:p>4,270.21</text:p>
          </table:table-cell>
          <table:table-cell office:value-type="float" office:value="4269.91" calcext:value-type="float">
            <text:p>4,269.91</text:p>
          </table:table-cell>
          <table:table-cell table:style-name="ce3" office:value-type="float" office:value="4268.25" calcext:value-type="float">
            <text:p>4268.2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28" calcext:value-type="date">
            <text:p>6/2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71.85" calcext:value-type="float">
            <text:p>4,271.85</text:p>
          </table:table-cell>
          <table:table-cell office:value-type="float" office:value="4271.54" calcext:value-type="float">
            <text:p>4,271.54</text:p>
          </table:table-cell>
          <table:table-cell table:style-name="ce3" office:value-type="float" office:value="4269.89" calcext:value-type="float">
            <text:p>4269.8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29" calcext:value-type="date">
            <text:p>6/2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73.49" calcext:value-type="float">
            <text:p>4,273.49</text:p>
          </table:table-cell>
          <table:table-cell office:value-type="float" office:value="4273.18" calcext:value-type="float">
            <text:p>4,273.18</text:p>
          </table:table-cell>
          <table:table-cell table:style-name="ce3" office:value-type="float" office:value="4271.53" calcext:value-type="float">
            <text:p>4271.5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6-30" calcext:value-type="date">
            <text:p>6/3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75.13" calcext:value-type="float">
            <text:p>4,275.13</text:p>
          </table:table-cell>
          <table:table-cell office:value-type="float" office:value="4274.83" calcext:value-type="float">
            <text:p>4,274.83</text:p>
          </table:table-cell>
          <table:table-cell table:style-name="ce3" office:value-type="float" office:value="4273.17" calcext:value-type="float">
            <text:p>4273.1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01" calcext:value-type="date">
            <text:p>7/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76.78" calcext:value-type="float">
            <text:p>4,276.78</text:p>
          </table:table-cell>
          <table:table-cell office:value-type="float" office:value="4276.47" calcext:value-type="float">
            <text:p>4,276.47</text:p>
          </table:table-cell>
          <table:table-cell table:style-name="ce3" office:value-type="float" office:value="4274.82" calcext:value-type="float">
            <text:p>4274.8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02" calcext:value-type="date">
            <text:p>7/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78.42" calcext:value-type="float">
            <text:p>4,278.42</text:p>
          </table:table-cell>
          <table:table-cell office:value-type="float" office:value="4278.12" calcext:value-type="float">
            <text:p>4,278.12</text:p>
          </table:table-cell>
          <table:table-cell table:style-name="ce3" office:value-type="float" office:value="4276.46" calcext:value-type="float">
            <text:p>4276.4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05" calcext:value-type="date">
            <text:p>7/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80.06" calcext:value-type="float">
            <text:p>4,280.06</text:p>
          </table:table-cell>
          <table:table-cell office:value-type="float" office:value="4279.76" calcext:value-type="float">
            <text:p>4,279.76</text:p>
          </table:table-cell>
          <table:table-cell table:style-name="ce3" office:value-type="float" office:value="4278.1" calcext:value-type="float">
            <text:p>4278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06" calcext:value-type="date">
            <text:p>7/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81.7" calcext:value-type="float">
            <text:p>4,281.70</text:p>
          </table:table-cell>
          <table:table-cell office:value-type="float" office:value="4281.41" calcext:value-type="float">
            <text:p>4,281.41</text:p>
          </table:table-cell>
          <table:table-cell table:style-name="ce3" office:value-type="float" office:value="4279.75" calcext:value-type="float">
            <text:p>4279.7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07" calcext:value-type="date">
            <text:p>7/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83.35" calcext:value-type="float">
            <text:p>4,283.35</text:p>
          </table:table-cell>
          <table:table-cell office:value-type="float" office:value="4283.05" calcext:value-type="float">
            <text:p>4,283.05</text:p>
          </table:table-cell>
          <table:table-cell table:style-name="ce3" office:value-type="float" office:value="4281.39" calcext:value-type="float">
            <text:p>4281.3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08" calcext:value-type="date">
            <text:p>7/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84.99" calcext:value-type="float">
            <text:p>4,284.99</text:p>
          </table:table-cell>
          <table:table-cell office:value-type="float" office:value="4284.7" calcext:value-type="float">
            <text:p>4,284.70</text:p>
          </table:table-cell>
          <table:table-cell table:style-name="ce3" office:value-type="float" office:value="4283.04" calcext:value-type="float">
            <text:p>4283.0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09" calcext:value-type="date">
            <text:p>7/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86.64" calcext:value-type="float">
            <text:p>4,286.64</text:p>
          </table:table-cell>
          <table:table-cell office:value-type="float" office:value="4286.35" calcext:value-type="float">
            <text:p>4,286.35</text:p>
          </table:table-cell>
          <table:table-cell table:style-name="ce3" office:value-type="float" office:value="4284.68" calcext:value-type="float">
            <text:p>4284.6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12" calcext:value-type="date">
            <text:p>7/1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88.29" calcext:value-type="float">
            <text:p>4,288.29</text:p>
          </table:table-cell>
          <table:table-cell office:value-type="float" office:value="4287.99" calcext:value-type="float">
            <text:p>4,287.99</text:p>
          </table:table-cell>
          <table:table-cell table:style-name="ce3" office:value-type="float" office:value="4286.33" calcext:value-type="float">
            <text:p>4286.3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13" calcext:value-type="date">
            <text:p>7/1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89.93" calcext:value-type="float">
            <text:p>4,289.93</text:p>
          </table:table-cell>
          <table:table-cell office:value-type="float" office:value="4289.64" calcext:value-type="float">
            <text:p>4,289.64</text:p>
          </table:table-cell>
          <table:table-cell table:style-name="ce3" office:value-type="float" office:value="4287.98" calcext:value-type="float">
            <text:p>4287.9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14" calcext:value-type="date">
            <text:p>7/1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91.58" calcext:value-type="float">
            <text:p>4,291.58</text:p>
          </table:table-cell>
          <table:table-cell office:value-type="float" office:value="4291.29" calcext:value-type="float">
            <text:p>4,291.29</text:p>
          </table:table-cell>
          <table:table-cell table:style-name="ce3" office:value-type="float" office:value="4289.63" calcext:value-type="float">
            <text:p>4289.6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15" calcext:value-type="date">
            <text:p>7/1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93.23" calcext:value-type="float">
            <text:p>4,293.23</text:p>
          </table:table-cell>
          <table:table-cell office:value-type="float" office:value="4292.94" calcext:value-type="float">
            <text:p>4,292.94</text:p>
          </table:table-cell>
          <table:table-cell table:style-name="ce3" office:value-type="float" office:value="4291.28" calcext:value-type="float">
            <text:p>4291.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16" calcext:value-type="date">
            <text:p>7/1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94.88" calcext:value-type="float">
            <text:p>4,294.88</text:p>
          </table:table-cell>
          <table:table-cell office:value-type="float" office:value="4294.59" calcext:value-type="float">
            <text:p>4,294.59</text:p>
          </table:table-cell>
          <table:table-cell table:style-name="ce3" office:value-type="float" office:value="4292.93" calcext:value-type="float">
            <text:p>4292.9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19" calcext:value-type="date">
            <text:p>7/1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96.53" calcext:value-type="float">
            <text:p>4,296.53</text:p>
          </table:table-cell>
          <table:table-cell office:value-type="float" office:value="4296.24" calcext:value-type="float">
            <text:p>4,296.24</text:p>
          </table:table-cell>
          <table:table-cell table:style-name="ce3" office:value-type="float" office:value="4294.58" calcext:value-type="float">
            <text:p>4294.5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20" calcext:value-type="date">
            <text:p>7/2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98.18" calcext:value-type="float">
            <text:p>4,298.18</text:p>
          </table:table-cell>
          <table:table-cell office:value-type="float" office:value="4297.89" calcext:value-type="float">
            <text:p>4,297.89</text:p>
          </table:table-cell>
          <table:table-cell table:style-name="ce3" office:value-type="float" office:value="4296.23" calcext:value-type="float">
            <text:p>4296.2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21" calcext:value-type="date">
            <text:p>7/2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299.83" calcext:value-type="float">
            <text:p>4,299.83</text:p>
          </table:table-cell>
          <table:table-cell office:value-type="float" office:value="4299.55" calcext:value-type="float">
            <text:p>4,299.55</text:p>
          </table:table-cell>
          <table:table-cell table:style-name="ce3" office:value-type="float" office:value="4297.88" calcext:value-type="float">
            <text:p>4297.8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22" calcext:value-type="date">
            <text:p>7/2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01.56" calcext:value-type="float">
            <text:p>4,301.56</text:p>
          </table:table-cell>
          <table:table-cell office:value-type="float" office:value="4301.28" calcext:value-type="float">
            <text:p>4,301.28</text:p>
          </table:table-cell>
          <table:table-cell table:style-name="ce3" office:value-type="float" office:value="4299.54" calcext:value-type="float">
            <text:p>4299.5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23" calcext:value-type="date">
            <text:p>7/2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03.29" calcext:value-type="float">
            <text:p>4,303.29</text:p>
          </table:table-cell>
          <table:table-cell office:value-type="float" office:value="4303.01" calcext:value-type="float">
            <text:p>4,303.01</text:p>
          </table:table-cell>
          <table:table-cell table:style-name="ce3" office:value-type="float" office:value="4301.26" calcext:value-type="float">
            <text:p>4301.2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26" calcext:value-type="date">
            <text:p>7/2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05.02" calcext:value-type="float">
            <text:p>4,305.02</text:p>
          </table:table-cell>
          <table:table-cell office:value-type="float" office:value="4304.74" calcext:value-type="float">
            <text:p>4,304.74</text:p>
          </table:table-cell>
          <table:table-cell table:style-name="ce3" office:value-type="float" office:value="4303" calcext:value-type="float">
            <text:p>430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27" calcext:value-type="date">
            <text:p>7/2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06.75" calcext:value-type="float">
            <text:p>4,306.75</text:p>
          </table:table-cell>
          <table:table-cell office:value-type="float" office:value="4306.47" calcext:value-type="float">
            <text:p>4,306.47</text:p>
          </table:table-cell>
          <table:table-cell table:style-name="ce3" office:value-type="float" office:value="4304.73" calcext:value-type="float">
            <text:p>4304.7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28" calcext:value-type="date">
            <text:p>7/2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08.48" calcext:value-type="float">
            <text:p>4,308.48</text:p>
          </table:table-cell>
          <table:table-cell office:value-type="float" office:value="4308.21" calcext:value-type="float">
            <text:p>4,308.21</text:p>
          </table:table-cell>
          <table:table-cell table:style-name="ce3" office:value-type="float" office:value="4306.46" calcext:value-type="float">
            <text:p>4306.4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29" calcext:value-type="date">
            <text:p>7/2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10.21" calcext:value-type="float">
            <text:p>4,310.21</text:p>
          </table:table-cell>
          <table:table-cell office:value-type="float" office:value="4309.94" calcext:value-type="float">
            <text:p>4,309.94</text:p>
          </table:table-cell>
          <table:table-cell table:style-name="ce3" office:value-type="float" office:value="4308.19" calcext:value-type="float">
            <text:p>4308.1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7-30" calcext:value-type="date">
            <text:p>7/3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11.94" calcext:value-type="float">
            <text:p>4,311.94</text:p>
          </table:table-cell>
          <table:table-cell office:value-type="float" office:value="4311.68" calcext:value-type="float">
            <text:p>4,311.68</text:p>
          </table:table-cell>
          <table:table-cell table:style-name="ce3" office:value-type="float" office:value="4309.93" calcext:value-type="float">
            <text:p>4309.9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02" calcext:value-type="date">
            <text:p>8/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13.68" calcext:value-type="float">
            <text:p>4,313.68</text:p>
          </table:table-cell>
          <table:table-cell office:value-type="float" office:value="4313.41" calcext:value-type="float">
            <text:p>4,313.41</text:p>
          </table:table-cell>
          <table:table-cell table:style-name="ce3" office:value-type="float" office:value="4311.66" calcext:value-type="float">
            <text:p>4311.6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03" calcext:value-type="date">
            <text:p>8/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15.41" calcext:value-type="float">
            <text:p>4,315.41</text:p>
          </table:table-cell>
          <table:table-cell office:value-type="float" office:value="4315.14" calcext:value-type="float">
            <text:p>4,315.14</text:p>
          </table:table-cell>
          <table:table-cell table:style-name="ce3" office:value-type="float" office:value="4313.4" calcext:value-type="float">
            <text:p>4313.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04" calcext:value-type="date">
            <text:p>8/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17.15" calcext:value-type="float">
            <text:p>4,317.15</text:p>
          </table:table-cell>
          <table:table-cell office:value-type="float" office:value="4316.88" calcext:value-type="float">
            <text:p>4,316.88</text:p>
          </table:table-cell>
          <table:table-cell table:style-name="ce3" office:value-type="float" office:value="4315.13" calcext:value-type="float">
            <text:p>4315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05" calcext:value-type="date">
            <text:p>8/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18.88" calcext:value-type="float">
            <text:p>4,318.88</text:p>
          </table:table-cell>
          <table:table-cell office:value-type="float" office:value="4318.62" calcext:value-type="float">
            <text:p>4,318.62</text:p>
          </table:table-cell>
          <table:table-cell table:style-name="ce3" office:value-type="float" office:value="4316.87" calcext:value-type="float">
            <text:p>4316.8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06" calcext:value-type="date">
            <text:p>8/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20.62" calcext:value-type="float">
            <text:p>4,320.62</text:p>
          </table:table-cell>
          <table:table-cell office:value-type="float" office:value="4320.36" calcext:value-type="float">
            <text:p>4,320.36</text:p>
          </table:table-cell>
          <table:table-cell table:style-name="ce3" office:value-type="float" office:value="4318.6" calcext:value-type="float">
            <text:p>4318.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09" calcext:value-type="date">
            <text:p>8/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22.36" calcext:value-type="float">
            <text:p>4,322.36</text:p>
          </table:table-cell>
          <table:table-cell office:value-type="float" office:value="4322.1" calcext:value-type="float">
            <text:p>4,322.10</text:p>
          </table:table-cell>
          <table:table-cell table:style-name="ce3" office:value-type="float" office:value="4320.35" calcext:value-type="float">
            <text:p>4320.3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10" calcext:value-type="date">
            <text:p>8/1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24.09" calcext:value-type="float">
            <text:p>4,324.09</text:p>
          </table:table-cell>
          <table:table-cell office:value-type="float" office:value="4323.83" calcext:value-type="float">
            <text:p>4,323.83</text:p>
          </table:table-cell>
          <table:table-cell table:style-name="ce3" office:value-type="float" office:value="4322.08" calcext:value-type="float">
            <text:p>4322.0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11" calcext:value-type="date">
            <text:p>8/1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25.83" calcext:value-type="float">
            <text:p>4,325.83</text:p>
          </table:table-cell>
          <table:table-cell office:value-type="float" office:value="4325.58" calcext:value-type="float">
            <text:p>4,325.58</text:p>
          </table:table-cell>
          <table:table-cell table:style-name="ce3" office:value-type="float" office:value="4323.82" calcext:value-type="float">
            <text:p>4323.8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12" calcext:value-type="date">
            <text:p>8/1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27.57" calcext:value-type="float">
            <text:p>4,327.57</text:p>
          </table:table-cell>
          <table:table-cell office:value-type="float" office:value="4327.32" calcext:value-type="float">
            <text:p>4,327.32</text:p>
          </table:table-cell>
          <table:table-cell table:style-name="ce3" office:value-type="float" office:value="4325.56" calcext:value-type="float">
            <text:p>4325.5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13" calcext:value-type="date">
            <text:p>8/1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29.31" calcext:value-type="float">
            <text:p>4,329.31</text:p>
          </table:table-cell>
          <table:table-cell office:value-type="float" office:value="4329.06" calcext:value-type="float">
            <text:p>4,329.06</text:p>
          </table:table-cell>
          <table:table-cell table:style-name="ce3" office:value-type="float" office:value="4327.3" calcext:value-type="float">
            <text:p>4327.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16" calcext:value-type="date">
            <text:p>8/1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31.05" calcext:value-type="float">
            <text:p>4,331.05</text:p>
          </table:table-cell>
          <table:table-cell office:value-type="float" office:value="4330.8" calcext:value-type="float">
            <text:p>4,330.80</text:p>
          </table:table-cell>
          <table:table-cell table:style-name="ce3" office:value-type="float" office:value="4329.05" calcext:value-type="float">
            <text:p>4329.0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17" calcext:value-type="date">
            <text:p>8/1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32.79" calcext:value-type="float">
            <text:p>4,332.79</text:p>
          </table:table-cell>
          <table:table-cell office:value-type="float" office:value="4332.54" calcext:value-type="float">
            <text:p>4,332.54</text:p>
          </table:table-cell>
          <table:table-cell table:style-name="ce3" office:value-type="float" office:value="4330.79" calcext:value-type="float">
            <text:p>4330.7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18" calcext:value-type="date">
            <text:p>8/1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34.53" calcext:value-type="float">
            <text:p>4,334.53</text:p>
          </table:table-cell>
          <table:table-cell office:value-type="float" office:value="4334.29" calcext:value-type="float">
            <text:p>4,334.29</text:p>
          </table:table-cell>
          <table:table-cell table:style-name="ce3" office:value-type="float" office:value="4332.53" calcext:value-type="float">
            <text:p>4332.5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19" calcext:value-type="date">
            <text:p>8/1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36.28" calcext:value-type="float">
            <text:p>4,336.28</text:p>
          </table:table-cell>
          <table:table-cell office:value-type="float" office:value="4336.03" calcext:value-type="float">
            <text:p>4,336.03</text:p>
          </table:table-cell>
          <table:table-cell table:style-name="ce3" office:value-type="float" office:value="4334.27" calcext:value-type="float">
            <text:p>4334.2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20" calcext:value-type="date">
            <text:p>8/2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38.02" calcext:value-type="float">
            <text:p>4,338.02</text:p>
          </table:table-cell>
          <table:table-cell office:value-type="float" office:value="4337.78" calcext:value-type="float">
            <text:p>4,337.78</text:p>
          </table:table-cell>
          <table:table-cell table:style-name="ce3" office:value-type="float" office:value="4336.02" calcext:value-type="float">
            <text:p>4336.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23" calcext:value-type="date">
            <text:p>8/2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39.76" calcext:value-type="float">
            <text:p>4,339.76</text:p>
          </table:table-cell>
          <table:table-cell office:value-type="float" office:value="4339.52" calcext:value-type="float">
            <text:p>4,339.52</text:p>
          </table:table-cell>
          <table:table-cell table:style-name="ce3" office:value-type="float" office:value="4337.76" calcext:value-type="float">
            <text:p>4337.7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24" calcext:value-type="date">
            <text:p>8/2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41.51" calcext:value-type="float">
            <text:p>4,341.51</text:p>
          </table:table-cell>
          <table:table-cell office:value-type="float" office:value="4341.27" calcext:value-type="float">
            <text:p>4,341.27</text:p>
          </table:table-cell>
          <table:table-cell table:style-name="ce3" office:value-type="float" office:value="4339.51" calcext:value-type="float">
            <text:p>4339.5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25" calcext:value-type="date">
            <text:p>8/2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43.25" calcext:value-type="float">
            <text:p>4,343.25</text:p>
          </table:table-cell>
          <table:table-cell office:value-type="float" office:value="4343.02" calcext:value-type="float">
            <text:p>4,343.02</text:p>
          </table:table-cell>
          <table:table-cell table:style-name="ce3" office:value-type="float" office:value="4341.25" calcext:value-type="float">
            <text:p>4341.2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26" calcext:value-type="date">
            <text:p>8/2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45" calcext:value-type="float">
            <text:p>4,345.00</text:p>
          </table:table-cell>
          <table:table-cell office:value-type="float" office:value="4344.76" calcext:value-type="float">
            <text:p>4,344.76</text:p>
          </table:table-cell>
          <table:table-cell table:style-name="ce3" office:value-type="float" office:value="4343" calcext:value-type="float">
            <text:p>434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27" calcext:value-type="date">
            <text:p>8/2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46.75" calcext:value-type="float">
            <text:p>4,346.75</text:p>
          </table:table-cell>
          <table:table-cell office:value-type="float" office:value="4346.51" calcext:value-type="float">
            <text:p>4,346.51</text:p>
          </table:table-cell>
          <table:table-cell table:style-name="ce3" office:value-type="float" office:value="4344.75" calcext:value-type="float">
            <text:p>4344.7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30" calcext:value-type="date">
            <text:p>8/3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48.49" calcext:value-type="float">
            <text:p>4,348.49</text:p>
          </table:table-cell>
          <table:table-cell office:value-type="float" office:value="4348.26" calcext:value-type="float">
            <text:p>4,348.26</text:p>
          </table:table-cell>
          <table:table-cell table:style-name="ce3" office:value-type="float" office:value="4346.5" calcext:value-type="float">
            <text:p>4346.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8-31" calcext:value-type="date">
            <text:p>8/3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50.24" calcext:value-type="float">
            <text:p>4,350.24</text:p>
          </table:table-cell>
          <table:table-cell office:value-type="float" office:value="4350.01" calcext:value-type="float">
            <text:p>4,350.01</text:p>
          </table:table-cell>
          <table:table-cell table:style-name="ce3" office:value-type="float" office:value="4348.25" calcext:value-type="float">
            <text:p>4348.2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01" calcext:value-type="date">
            <text:p>9/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51.99" calcext:value-type="float">
            <text:p>4,351.99</text:p>
          </table:table-cell>
          <table:table-cell office:value-type="float" office:value="4351.76" calcext:value-type="float">
            <text:p>4,351.76</text:p>
          </table:table-cell>
          <table:table-cell table:style-name="ce3" office:value-type="float" office:value="4349.99" calcext:value-type="float">
            <text:p>4349.9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02" calcext:value-type="date">
            <text:p>9/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53.74" calcext:value-type="float">
            <text:p>4,353.74</text:p>
          </table:table-cell>
          <table:table-cell office:value-type="float" office:value="4353.51" calcext:value-type="float">
            <text:p>4,353.51</text:p>
          </table:table-cell>
          <table:table-cell table:style-name="ce3" office:value-type="float" office:value="4351.75" calcext:value-type="float">
            <text:p>4351.7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03" calcext:value-type="date">
            <text:p>9/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55.49" calcext:value-type="float">
            <text:p>4,355.49</text:p>
          </table:table-cell>
          <table:table-cell office:value-type="float" office:value="4355.27" calcext:value-type="float">
            <text:p>4,355.27</text:p>
          </table:table-cell>
          <table:table-cell table:style-name="ce3" office:value-type="float" office:value="4353.5" calcext:value-type="float">
            <text:p>4353.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06" calcext:value-type="date">
            <text:p>9/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57.24" calcext:value-type="float">
            <text:p>4,357.24</text:p>
          </table:table-cell>
          <table:table-cell office:value-type="float" office:value="4357.02" calcext:value-type="float">
            <text:p>4,357.02</text:p>
          </table:table-cell>
          <table:table-cell table:style-name="ce3" office:value-type="float" office:value="4355.25" calcext:value-type="float">
            <text:p>4355.2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08" calcext:value-type="date">
            <text:p>9/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58.99" calcext:value-type="float">
            <text:p>4,358.99</text:p>
          </table:table-cell>
          <table:table-cell office:value-type="float" office:value="4358.77" calcext:value-type="float">
            <text:p>4,358.77</text:p>
          </table:table-cell>
          <table:table-cell table:style-name="ce3" office:value-type="float" office:value="4357" calcext:value-type="float">
            <text:p>435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09" calcext:value-type="date">
            <text:p>9/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60.75" calcext:value-type="float">
            <text:p>4,360.75</text:p>
          </table:table-cell>
          <table:table-cell office:value-type="float" office:value="4360.52" calcext:value-type="float">
            <text:p>4,360.52</text:p>
          </table:table-cell>
          <table:table-cell table:style-name="ce3" office:value-type="float" office:value="4358.75" calcext:value-type="float">
            <text:p>4358.7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10" calcext:value-type="date">
            <text:p>9/1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62.5" calcext:value-type="float">
            <text:p>4,362.50</text:p>
          </table:table-cell>
          <table:table-cell office:value-type="float" office:value="4362.28" calcext:value-type="float">
            <text:p>4,362.28</text:p>
          </table:table-cell>
          <table:table-cell table:style-name="ce3" office:value-type="float" office:value="4360.51" calcext:value-type="float">
            <text:p>4360.5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13" calcext:value-type="date">
            <text:p>9/1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64.25" calcext:value-type="float">
            <text:p>4,364.25</text:p>
          </table:table-cell>
          <table:table-cell office:value-type="float" office:value="4364.04" calcext:value-type="float">
            <text:p>4,364.04</text:p>
          </table:table-cell>
          <table:table-cell table:style-name="ce3" office:value-type="float" office:value="4362.26" calcext:value-type="float">
            <text:p>4362.2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14" calcext:value-type="date">
            <text:p>9/1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66.01" calcext:value-type="float">
            <text:p>4,366.01</text:p>
          </table:table-cell>
          <table:table-cell office:value-type="float" office:value="4365.79" calcext:value-type="float">
            <text:p>4,365.79</text:p>
          </table:table-cell>
          <table:table-cell table:style-name="ce3" office:value-type="float" office:value="4364.02" calcext:value-type="float">
            <text:p>4364.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15" calcext:value-type="date">
            <text:p>9/1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67.76" calcext:value-type="float">
            <text:p>4,367.76</text:p>
          </table:table-cell>
          <table:table-cell office:value-type="float" office:value="4367.55" calcext:value-type="float">
            <text:p>4,367.55</text:p>
          </table:table-cell>
          <table:table-cell table:style-name="ce3" office:value-type="float" office:value="4365.78" calcext:value-type="float">
            <text:p>4365.7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16" calcext:value-type="date">
            <text:p>9/1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69.52" calcext:value-type="float">
            <text:p>4,369.52</text:p>
          </table:table-cell>
          <table:table-cell office:value-type="float" office:value="4369.31" calcext:value-type="float">
            <text:p>4,369.31</text:p>
          </table:table-cell>
          <table:table-cell table:style-name="ce3" office:value-type="float" office:value="4367.53" calcext:value-type="float">
            <text:p>4367.5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17" calcext:value-type="date">
            <text:p>9/1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71.28" calcext:value-type="float">
            <text:p>4,371.28</text:p>
          </table:table-cell>
          <table:table-cell office:value-type="float" office:value="4371.06" calcext:value-type="float">
            <text:p>4,371.06</text:p>
          </table:table-cell>
          <table:table-cell table:style-name="ce3" office:value-type="float" office:value="4369.29" calcext:value-type="float">
            <text:p>4369.2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20" calcext:value-type="date">
            <text:p>9/2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73.03" calcext:value-type="float">
            <text:p>4,373.03</text:p>
          </table:table-cell>
          <table:table-cell office:value-type="float" office:value="4372.82" calcext:value-type="float">
            <text:p>4,372.82</text:p>
          </table:table-cell>
          <table:table-cell table:style-name="ce3" office:value-type="float" office:value="4371.05" calcext:value-type="float">
            <text:p>4371.0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21" calcext:value-type="date">
            <text:p>9/2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74.79" calcext:value-type="float">
            <text:p>4,374.79</text:p>
          </table:table-cell>
          <table:table-cell office:value-type="float" office:value="4374.58" calcext:value-type="float">
            <text:p>4,374.58</text:p>
          </table:table-cell>
          <table:table-cell table:style-name="ce3" office:value-type="float" office:value="4372.81" calcext:value-type="float">
            <text:p>4372.8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22" calcext:value-type="date">
            <text:p>9/2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76.55" calcext:value-type="float">
            <text:p>4,376.55</text:p>
          </table:table-cell>
          <table:table-cell office:value-type="float" office:value="4376.34" calcext:value-type="float">
            <text:p>4,376.34</text:p>
          </table:table-cell>
          <table:table-cell table:style-name="ce3" office:value-type="float" office:value="4374.57" calcext:value-type="float">
            <text:p>4374.5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23" calcext:value-type="date">
            <text:p>9/2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78.31" calcext:value-type="float">
            <text:p>4,378.31</text:p>
          </table:table-cell>
          <table:table-cell office:value-type="float" office:value="4378.1" calcext:value-type="float">
            <text:p>4,378.10</text:p>
          </table:table-cell>
          <table:table-cell table:style-name="ce3" office:value-type="float" office:value="4376.33" calcext:value-type="float">
            <text:p>4376.3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24" calcext:value-type="date">
            <text:p>9/2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80.07" calcext:value-type="float">
            <text:p>4,380.07</text:p>
          </table:table-cell>
          <table:table-cell office:value-type="float" office:value="4379.86" calcext:value-type="float">
            <text:p>4,379.86</text:p>
          </table:table-cell>
          <table:table-cell table:style-name="ce3" office:value-type="float" office:value="4378.09" calcext:value-type="float">
            <text:p>4378.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27" calcext:value-type="date">
            <text:p>9/2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81.83" calcext:value-type="float">
            <text:p>4,381.83</text:p>
          </table:table-cell>
          <table:table-cell office:value-type="float" office:value="4381.63" calcext:value-type="float">
            <text:p>4,381.63</text:p>
          </table:table-cell>
          <table:table-cell table:style-name="ce3" office:value-type="float" office:value="4379.85" calcext:value-type="float">
            <text:p>4379.8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28" calcext:value-type="date">
            <text:p>9/2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83.59" calcext:value-type="float">
            <text:p>4,383.59</text:p>
          </table:table-cell>
          <table:table-cell office:value-type="float" office:value="4383.39" calcext:value-type="float">
            <text:p>4,383.39</text:p>
          </table:table-cell>
          <table:table-cell table:style-name="ce3" office:value-type="float" office:value="4381.61" calcext:value-type="float">
            <text:p>4381.6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29" calcext:value-type="date">
            <text:p>9/2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85.36" calcext:value-type="float">
            <text:p>4,385.36</text:p>
          </table:table-cell>
          <table:table-cell office:value-type="float" office:value="4385.15" calcext:value-type="float">
            <text:p>4,385.15</text:p>
          </table:table-cell>
          <table:table-cell table:style-name="ce3" office:value-type="float" office:value="4383.38" calcext:value-type="float">
            <text:p>4383.3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09-30" calcext:value-type="date">
            <text:p>9/3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87.12" calcext:value-type="float">
            <text:p>4,387.12</text:p>
          </table:table-cell>
          <table:table-cell office:value-type="float" office:value="4386.92" calcext:value-type="float">
            <text:p>4,386.92</text:p>
          </table:table-cell>
          <table:table-cell table:style-name="ce3" office:value-type="float" office:value="4385.14" calcext:value-type="float">
            <text:p>4385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01" calcext:value-type="date">
            <text:p>10/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88.88" calcext:value-type="float">
            <text:p>4,388.88</text:p>
          </table:table-cell>
          <table:table-cell office:value-type="float" office:value="4388.68" calcext:value-type="float">
            <text:p>4,388.68</text:p>
          </table:table-cell>
          <table:table-cell table:style-name="ce3" office:value-type="float" office:value="4386.91" calcext:value-type="float">
            <text:p>4386.9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04" calcext:value-type="date">
            <text:p>10/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90.65" calcext:value-type="float">
            <text:p>4,390.65</text:p>
          </table:table-cell>
          <table:table-cell office:value-type="float" office:value="4390.45" calcext:value-type="float">
            <text:p>4,390.45</text:p>
          </table:table-cell>
          <table:table-cell table:style-name="ce3" office:value-type="float" office:value="4388.67" calcext:value-type="float">
            <text:p>4388.6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05" calcext:value-type="date">
            <text:p>10/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92.41" calcext:value-type="float">
            <text:p>4,392.41</text:p>
          </table:table-cell>
          <table:table-cell office:value-type="float" office:value="4392.22" calcext:value-type="float">
            <text:p>4,392.22</text:p>
          </table:table-cell>
          <table:table-cell table:style-name="ce3" office:value-type="float" office:value="4390.43" calcext:value-type="float">
            <text:p>4390.4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06" calcext:value-type="date">
            <text:p>10/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94.18" calcext:value-type="float">
            <text:p>4,394.18</text:p>
          </table:table-cell>
          <table:table-cell office:value-type="float" office:value="4393.98" calcext:value-type="float">
            <text:p>4,393.98</text:p>
          </table:table-cell>
          <table:table-cell table:style-name="ce3" office:value-type="float" office:value="4392.2" calcext:value-type="float">
            <text:p>4392.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07" calcext:value-type="date">
            <text:p>10/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95.94" calcext:value-type="float">
            <text:p>4,395.94</text:p>
          </table:table-cell>
          <table:table-cell office:value-type="float" office:value="4395.76" calcext:value-type="float">
            <text:p>4,395.76</text:p>
          </table:table-cell>
          <table:table-cell table:style-name="ce3" office:value-type="float" office:value="4393.97" calcext:value-type="float">
            <text:p>4393.9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08" calcext:value-type="date">
            <text:p>10/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97.71" calcext:value-type="float">
            <text:p>4,397.71</text:p>
          </table:table-cell>
          <table:table-cell office:value-type="float" office:value="4397.52" calcext:value-type="float">
            <text:p>4,397.52</text:p>
          </table:table-cell>
          <table:table-cell table:style-name="ce3" office:value-type="float" office:value="4395.74" calcext:value-type="float">
            <text:p>4395.7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11" calcext:value-type="date">
            <text:p>10/1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399.48" calcext:value-type="float">
            <text:p>4,399.48</text:p>
          </table:table-cell>
          <table:table-cell office:value-type="float" office:value="4399.29" calcext:value-type="float">
            <text:p>4,399.29</text:p>
          </table:table-cell>
          <table:table-cell table:style-name="ce3" office:value-type="float" office:value="4397.51" calcext:value-type="float">
            <text:p>4397.5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13" calcext:value-type="date">
            <text:p>10/1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01.25" calcext:value-type="float">
            <text:p>4,401.25</text:p>
          </table:table-cell>
          <table:table-cell office:value-type="float" office:value="4401.06" calcext:value-type="float">
            <text:p>4,401.06</text:p>
          </table:table-cell>
          <table:table-cell table:style-name="ce3" office:value-type="float" office:value="4399.28" calcext:value-type="float">
            <text:p>4399.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14" calcext:value-type="date">
            <text:p>10/1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03.02" calcext:value-type="float">
            <text:p>4,403.02</text:p>
          </table:table-cell>
          <table:table-cell office:value-type="float" office:value="4402.83" calcext:value-type="float">
            <text:p>4,402.83</text:p>
          </table:table-cell>
          <table:table-cell table:style-name="ce3" office:value-type="float" office:value="4401.05" calcext:value-type="float">
            <text:p>4401.0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15" calcext:value-type="date">
            <text:p>10/1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04.79" calcext:value-type="float">
            <text:p>4,404.79</text:p>
          </table:table-cell>
          <table:table-cell office:value-type="float" office:value="4404.61" calcext:value-type="float">
            <text:p>4,404.61</text:p>
          </table:table-cell>
          <table:table-cell table:style-name="ce3" office:value-type="float" office:value="4402.82" calcext:value-type="float">
            <text:p>4402.8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18" calcext:value-type="date">
            <text:p>10/1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06.56" calcext:value-type="float">
            <text:p>4,406.56</text:p>
          </table:table-cell>
          <table:table-cell office:value-type="float" office:value="4406.38" calcext:value-type="float">
            <text:p>4,406.38</text:p>
          </table:table-cell>
          <table:table-cell table:style-name="ce3" office:value-type="float" office:value="4404.59" calcext:value-type="float">
            <text:p>4404.5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19" calcext:value-type="date">
            <text:p>10/1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08.33" calcext:value-type="float">
            <text:p>4,408.33</text:p>
          </table:table-cell>
          <table:table-cell office:value-type="float" office:value="4408.15" calcext:value-type="float">
            <text:p>4,408.15</text:p>
          </table:table-cell>
          <table:table-cell table:style-name="ce3" office:value-type="float" office:value="4406.36" calcext:value-type="float">
            <text:p>4406.3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20" calcext:value-type="date">
            <text:p>10/2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10.1" calcext:value-type="float">
            <text:p>4,410.10</text:p>
          </table:table-cell>
          <table:table-cell office:value-type="float" office:value="4409.93" calcext:value-type="float">
            <text:p>4,409.93</text:p>
          </table:table-cell>
          <table:table-cell table:style-name="ce3" office:value-type="float" office:value="4408.14" calcext:value-type="float">
            <text:p>4408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21" calcext:value-type="date">
            <text:p>10/2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11.88" calcext:value-type="float">
            <text:p>4,411.88</text:p>
          </table:table-cell>
          <table:table-cell office:value-type="float" office:value="4411.7" calcext:value-type="float">
            <text:p>4,411.70</text:p>
          </table:table-cell>
          <table:table-cell table:style-name="ce3" office:value-type="float" office:value="4409.91" calcext:value-type="float">
            <text:p>4409.9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22" calcext:value-type="date">
            <text:p>10/2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13.65" calcext:value-type="float">
            <text:p>4,413.65</text:p>
          </table:table-cell>
          <table:table-cell office:value-type="float" office:value="4413.48" calcext:value-type="float">
            <text:p>4,413.48</text:p>
          </table:table-cell>
          <table:table-cell table:style-name="ce3" office:value-type="float" office:value="4411.68" calcext:value-type="float">
            <text:p>4411.6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25" calcext:value-type="date">
            <text:p>10/2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15.42" calcext:value-type="float">
            <text:p>4,415.42</text:p>
          </table:table-cell>
          <table:table-cell office:value-type="float" office:value="4415.25" calcext:value-type="float">
            <text:p>4,415.25</text:p>
          </table:table-cell>
          <table:table-cell table:style-name="ce3" office:value-type="float" office:value="4413.46" calcext:value-type="float">
            <text:p>4413.4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26" calcext:value-type="date">
            <text:p>10/2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17.2" calcext:value-type="float">
            <text:p>4,417.20</text:p>
          </table:table-cell>
          <table:table-cell office:value-type="float" office:value="4417.03" calcext:value-type="float">
            <text:p>4,417.03</text:p>
          </table:table-cell>
          <table:table-cell table:style-name="ce3" office:value-type="float" office:value="4415.24" calcext:value-type="float">
            <text:p>4415.2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27" calcext:value-type="date">
            <text:p>10/2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18.97" calcext:value-type="float">
            <text:p>4,418.97</text:p>
          </table:table-cell>
          <table:table-cell office:value-type="float" office:value="4418.81" calcext:value-type="float">
            <text:p>4,418.81</text:p>
          </table:table-cell>
          <table:table-cell table:style-name="ce3" office:value-type="float" office:value="4417.01" calcext:value-type="float">
            <text:p>4417.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28" calcext:value-type="date">
            <text:p>10/2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20.75" calcext:value-type="float">
            <text:p>4,420.75</text:p>
          </table:table-cell>
          <table:table-cell office:value-type="float" office:value="4420.58" calcext:value-type="float">
            <text:p>4,420.58</text:p>
          </table:table-cell>
          <table:table-cell table:style-name="ce3" office:value-type="float" office:value="4418.79" calcext:value-type="float">
            <text:p>4418.7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0-29" calcext:value-type="date">
            <text:p>10/2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22.53" calcext:value-type="float">
            <text:p>4,422.53</text:p>
          </table:table-cell>
          <table:table-cell office:value-type="float" office:value="4422.36" calcext:value-type="float">
            <text:p>4,422.36</text:p>
          </table:table-cell>
          <table:table-cell table:style-name="ce3" office:value-type="float" office:value="4420.57" calcext:value-type="float">
            <text:p>4420.5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01" calcext:value-type="date">
            <text:p>11/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24.31" calcext:value-type="float">
            <text:p>4,424.31</text:p>
          </table:table-cell>
          <table:table-cell office:value-type="float" office:value="4424.14" calcext:value-type="float">
            <text:p>4,424.14</text:p>
          </table:table-cell>
          <table:table-cell table:style-name="ce3" office:value-type="float" office:value="4422.35" calcext:value-type="float">
            <text:p>4422.3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03" calcext:value-type="date">
            <text:p>11/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26.09" calcext:value-type="float">
            <text:p>4,426.09</text:p>
          </table:table-cell>
          <table:table-cell office:value-type="float" office:value="4425.92" calcext:value-type="float">
            <text:p>4,425.92</text:p>
          </table:table-cell>
          <table:table-cell table:style-name="ce3" office:value-type="float" office:value="4424.13" calcext:value-type="float">
            <text:p>4424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04" calcext:value-type="date">
            <text:p>11/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27.86" calcext:value-type="float">
            <text:p>4,427.86</text:p>
          </table:table-cell>
          <table:table-cell office:value-type="float" office:value="4427.71" calcext:value-type="float">
            <text:p>4,427.71</text:p>
          </table:table-cell>
          <table:table-cell table:style-name="ce3" office:value-type="float" office:value="4425.91" calcext:value-type="float">
            <text:p>4425.9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05" calcext:value-type="date">
            <text:p>11/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29.64" calcext:value-type="float">
            <text:p>4,429.64</text:p>
          </table:table-cell>
          <table:table-cell office:value-type="float" office:value="4429.49" calcext:value-type="float">
            <text:p>4,429.49</text:p>
          </table:table-cell>
          <table:table-cell table:style-name="ce3" office:value-type="float" office:value="4427.69" calcext:value-type="float">
            <text:p>4427.6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08" calcext:value-type="date">
            <text:p>11/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31.43" calcext:value-type="float">
            <text:p>4,431.43</text:p>
          </table:table-cell>
          <table:table-cell office:value-type="float" office:value="4431.27" calcext:value-type="float">
            <text:p>4,431.27</text:p>
          </table:table-cell>
          <table:table-cell table:style-name="ce3" office:value-type="float" office:value="4429.47" calcext:value-type="float">
            <text:p>4429.4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09" calcext:value-type="date">
            <text:p>11/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33.21" calcext:value-type="float">
            <text:p>4,433.21</text:p>
          </table:table-cell>
          <table:table-cell office:value-type="float" office:value="4433.05" calcext:value-type="float">
            <text:p>4,433.05</text:p>
          </table:table-cell>
          <table:table-cell table:style-name="ce3" office:value-type="float" office:value="4431.26" calcext:value-type="float">
            <text:p>4431.2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10" calcext:value-type="date">
            <text:p>11/1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34.99" calcext:value-type="float">
            <text:p>4,434.99</text:p>
          </table:table-cell>
          <table:table-cell office:value-type="float" office:value="4434.83" calcext:value-type="float">
            <text:p>4,434.83</text:p>
          </table:table-cell>
          <table:table-cell table:style-name="ce3" office:value-type="float" office:value="4433.04" calcext:value-type="float">
            <text:p>4433.0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11" calcext:value-type="date">
            <text:p>11/1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36.77" calcext:value-type="float">
            <text:p>4,436.77</text:p>
          </table:table-cell>
          <table:table-cell office:value-type="float" office:value="4436.62" calcext:value-type="float">
            <text:p>4,436.62</text:p>
          </table:table-cell>
          <table:table-cell table:style-name="ce3" office:value-type="float" office:value="4434.82" calcext:value-type="float">
            <text:p>4434.8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12" calcext:value-type="date">
            <text:p>11/1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38.56" calcext:value-type="float">
            <text:p>4,438.56</text:p>
          </table:table-cell>
          <table:table-cell office:value-type="float" office:value="4438.41" calcext:value-type="float">
            <text:p>4,438.41</text:p>
          </table:table-cell>
          <table:table-cell table:style-name="ce3" office:value-type="float" office:value="4436.61" calcext:value-type="float">
            <text:p>4436.6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16" calcext:value-type="date">
            <text:p>11/1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40.34" calcext:value-type="float">
            <text:p>4,440.34</text:p>
          </table:table-cell>
          <table:table-cell office:value-type="float" office:value="4440.19" calcext:value-type="float">
            <text:p>4,440.19</text:p>
          </table:table-cell>
          <table:table-cell table:style-name="ce3" office:value-type="float" office:value="4438.39" calcext:value-type="float">
            <text:p>4438.3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17" calcext:value-type="date">
            <text:p>11/1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42.13" calcext:value-type="float">
            <text:p>4,442.13</text:p>
          </table:table-cell>
          <table:table-cell office:value-type="float" office:value="4441.98" calcext:value-type="float">
            <text:p>4,441.98</text:p>
          </table:table-cell>
          <table:table-cell table:style-name="ce3" office:value-type="float" office:value="4440.18" calcext:value-type="float">
            <text:p>4440.1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18" calcext:value-type="date">
            <text:p>11/1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43.91" calcext:value-type="float">
            <text:p>4,443.91</text:p>
          </table:table-cell>
          <table:table-cell office:value-type="float" office:value="4443.76" calcext:value-type="float">
            <text:p>4,443.76</text:p>
          </table:table-cell>
          <table:table-cell table:style-name="ce3" office:value-type="float" office:value="4441.96" calcext:value-type="float">
            <text:p>4441.9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19" calcext:value-type="date">
            <text:p>11/1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45.7" calcext:value-type="float">
            <text:p>4,445.70</text:p>
          </table:table-cell>
          <table:table-cell office:value-type="float" office:value="4445.56" calcext:value-type="float">
            <text:p>4,445.56</text:p>
          </table:table-cell>
          <table:table-cell table:style-name="ce3" office:value-type="float" office:value="4443.75" calcext:value-type="float">
            <text:p>4443.7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22" calcext:value-type="date">
            <text:p>11/2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47.49" calcext:value-type="float">
            <text:p>4,447.49</text:p>
          </table:table-cell>
          <table:table-cell office:value-type="float" office:value="4447.34" calcext:value-type="float">
            <text:p>4,447.34</text:p>
          </table:table-cell>
          <table:table-cell table:style-name="ce3" office:value-type="float" office:value="4445.54" calcext:value-type="float">
            <text:p>4445.5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23" calcext:value-type="date">
            <text:p>11/2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49.27" calcext:value-type="float">
            <text:p>4,449.27</text:p>
          </table:table-cell>
          <table:table-cell office:value-type="float" office:value="4449.14" calcext:value-type="float">
            <text:p>4,449.14</text:p>
          </table:table-cell>
          <table:table-cell table:style-name="ce3" office:value-type="float" office:value="4447.33" calcext:value-type="float">
            <text:p>4447.3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24" calcext:value-type="date">
            <text:p>11/2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51.06" calcext:value-type="float">
            <text:p>4,451.06</text:p>
          </table:table-cell>
          <table:table-cell office:value-type="float" office:value="4450.92" calcext:value-type="float">
            <text:p>4,450.92</text:p>
          </table:table-cell>
          <table:table-cell table:style-name="ce3" office:value-type="float" office:value="4449.12" calcext:value-type="float">
            <text:p>4449.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25" calcext:value-type="date">
            <text:p>11/2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52.85" calcext:value-type="float">
            <text:p>4,452.85</text:p>
          </table:table-cell>
          <table:table-cell office:value-type="float" office:value="4452.71" calcext:value-type="float">
            <text:p>4,452.71</text:p>
          </table:table-cell>
          <table:table-cell table:style-name="ce3" office:value-type="float" office:value="4450.91" calcext:value-type="float">
            <text:p>4450.9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26" calcext:value-type="date">
            <text:p>11/2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54.64" calcext:value-type="float">
            <text:p>4,454.64</text:p>
          </table:table-cell>
          <table:table-cell office:value-type="float" office:value="4454.51" calcext:value-type="float">
            <text:p>4,454.51</text:p>
          </table:table-cell>
          <table:table-cell table:style-name="ce3" office:value-type="float" office:value="4452.7" calcext:value-type="float">
            <text:p>4452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29" calcext:value-type="date">
            <text:p>11/2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56.43" calcext:value-type="float">
            <text:p>4,456.43</text:p>
          </table:table-cell>
          <table:table-cell office:value-type="float" office:value="4456.3" calcext:value-type="float">
            <text:p>4,456.30</text:p>
          </table:table-cell>
          <table:table-cell table:style-name="ce3" office:value-type="float" office:value="4454.49" calcext:value-type="float">
            <text:p>4454.4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1-30" calcext:value-type="date">
            <text:p>11/3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58.22" calcext:value-type="float">
            <text:p>4,458.22</text:p>
          </table:table-cell>
          <table:table-cell office:value-type="float" office:value="4458.1" calcext:value-type="float">
            <text:p>4,458.10</text:p>
          </table:table-cell>
          <table:table-cell table:style-name="ce3" office:value-type="float" office:value="4456.28" calcext:value-type="float">
            <text:p>4456.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01" calcext:value-type="date">
            <text:p>12/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60.02" calcext:value-type="float">
            <text:p>4,460.02</text:p>
          </table:table-cell>
          <table:table-cell office:value-type="float" office:value="4459.89" calcext:value-type="float">
            <text:p>4,459.89</text:p>
          </table:table-cell>
          <table:table-cell table:style-name="ce3" office:value-type="float" office:value="4458.08" calcext:value-type="float">
            <text:p>4458.0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02" calcext:value-type="date">
            <text:p>12/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61.81" calcext:value-type="float">
            <text:p>4,461.81</text:p>
          </table:table-cell>
          <table:table-cell office:value-type="float" office:value="4461.68" calcext:value-type="float">
            <text:p>4,461.68</text:p>
          </table:table-cell>
          <table:table-cell table:style-name="ce3" office:value-type="float" office:value="4459.87" calcext:value-type="float">
            <text:p>4459.8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03" calcext:value-type="date">
            <text:p>12/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63.6" calcext:value-type="float">
            <text:p>4,463.60</text:p>
          </table:table-cell>
          <table:table-cell office:value-type="float" office:value="4463.48" calcext:value-type="float">
            <text:p>4,463.48</text:p>
          </table:table-cell>
          <table:table-cell table:style-name="ce3" office:value-type="float" office:value="4461.67" calcext:value-type="float">
            <text:p>4461.6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06" calcext:value-type="date">
            <text:p>12/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65.4" calcext:value-type="float">
            <text:p>4,465.40</text:p>
          </table:table-cell>
          <table:table-cell office:value-type="float" office:value="4465.27" calcext:value-type="float">
            <text:p>4,465.27</text:p>
          </table:table-cell>
          <table:table-cell table:style-name="ce3" office:value-type="float" office:value="4463.46" calcext:value-type="float">
            <text:p>4463.4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07" calcext:value-type="date">
            <text:p>12/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67.19" calcext:value-type="float">
            <text:p>4,467.19</text:p>
          </table:table-cell>
          <table:table-cell office:value-type="float" office:value="4467.07" calcext:value-type="float">
            <text:p>4,467.07</text:p>
          </table:table-cell>
          <table:table-cell table:style-name="ce3" office:value-type="float" office:value="4465.26" calcext:value-type="float">
            <text:p>4465.2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08" calcext:value-type="date">
            <text:p>12/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68.99" calcext:value-type="float">
            <text:p>4,468.99</text:p>
          </table:table-cell>
          <table:table-cell office:value-type="float" office:value="4468.87" calcext:value-type="float">
            <text:p>4,468.87</text:p>
          </table:table-cell>
          <table:table-cell table:style-name="ce3" office:value-type="float" office:value="4467.06" calcext:value-type="float">
            <text:p>4467.0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09" calcext:value-type="date">
            <text:p>12/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70.79" calcext:value-type="float">
            <text:p>4,470.79</text:p>
          </table:table-cell>
          <table:table-cell office:value-type="float" office:value="4470.67" calcext:value-type="float">
            <text:p>4,470.67</text:p>
          </table:table-cell>
          <table:table-cell table:style-name="ce3" office:value-type="float" office:value="4468.85" calcext:value-type="float">
            <text:p>4468.8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10" calcext:value-type="date">
            <text:p>12/1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72.58" calcext:value-type="float">
            <text:p>4,472.58</text:p>
          </table:table-cell>
          <table:table-cell office:value-type="float" office:value="4472.47" calcext:value-type="float">
            <text:p>4,472.47</text:p>
          </table:table-cell>
          <table:table-cell table:style-name="ce3" office:value-type="float" office:value="4470.65" calcext:value-type="float">
            <text:p>4470.6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13" calcext:value-type="date">
            <text:p>12/1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74.38" calcext:value-type="float">
            <text:p>4,474.38</text:p>
          </table:table-cell>
          <table:table-cell office:value-type="float" office:value="4474.27" calcext:value-type="float">
            <text:p>4,474.27</text:p>
          </table:table-cell>
          <table:table-cell table:style-name="ce3" office:value-type="float" office:value="4472.45" calcext:value-type="float">
            <text:p>4472.4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14" calcext:value-type="date">
            <text:p>12/1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76.18" calcext:value-type="float">
            <text:p>4,476.18</text:p>
          </table:table-cell>
          <table:table-cell office:value-type="float" office:value="4476.07" calcext:value-type="float">
            <text:p>4,476.07</text:p>
          </table:table-cell>
          <table:table-cell table:style-name="ce3" office:value-type="float" office:value="4474.25" calcext:value-type="float">
            <text:p>4474.2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15" calcext:value-type="date">
            <text:p>12/15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77.98" calcext:value-type="float">
            <text:p>4,477.98</text:p>
          </table:table-cell>
          <table:table-cell office:value-type="float" office:value="4477.87" calcext:value-type="float">
            <text:p>4,477.87</text:p>
          </table:table-cell>
          <table:table-cell table:style-name="ce3" office:value-type="float" office:value="4476.05" calcext:value-type="float">
            <text:p>4476.0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16" calcext:value-type="date">
            <text:p>12/16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79.78" calcext:value-type="float">
            <text:p>4,479.78</text:p>
          </table:table-cell>
          <table:table-cell office:value-type="float" office:value="4479.67" calcext:value-type="float">
            <text:p>4,479.67</text:p>
          </table:table-cell>
          <table:table-cell table:style-name="ce3" office:value-type="float" office:value="4477.85" calcext:value-type="float">
            <text:p>4477.8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17" calcext:value-type="date">
            <text:p>12/1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81.58" calcext:value-type="float">
            <text:p>4,481.58</text:p>
          </table:table-cell>
          <table:table-cell office:value-type="float" office:value="4481.48" calcext:value-type="float">
            <text:p>4,481.48</text:p>
          </table:table-cell>
          <table:table-cell table:style-name="ce3" office:value-type="float" office:value="4479.66" calcext:value-type="float">
            <text:p>4479.6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20" calcext:value-type="date">
            <text:p>12/2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83.38" calcext:value-type="float">
            <text:p>4,483.38</text:p>
          </table:table-cell>
          <table:table-cell office:value-type="float" office:value="4483.28" calcext:value-type="float">
            <text:p>4,483.28</text:p>
          </table:table-cell>
          <table:table-cell table:style-name="ce3" office:value-type="float" office:value="4481.46" calcext:value-type="float">
            <text:p>4481.4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21" calcext:value-type="date">
            <text:p>12/2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85.19" calcext:value-type="float">
            <text:p>4,485.19</text:p>
          </table:table-cell>
          <table:table-cell office:value-type="float" office:value="4485.08" calcext:value-type="float">
            <text:p>4,485.08</text:p>
          </table:table-cell>
          <table:table-cell table:style-name="ce3" office:value-type="float" office:value="4483.26" calcext:value-type="float">
            <text:p>4483.2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22" calcext:value-type="date">
            <text:p>12/22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86.99" calcext:value-type="float">
            <text:p>4,486.99</text:p>
          </table:table-cell>
          <table:table-cell office:value-type="float" office:value="4486.89" calcext:value-type="float">
            <text:p>4,486.89</text:p>
          </table:table-cell>
          <table:table-cell table:style-name="ce3" office:value-type="float" office:value="4485.06" calcext:value-type="float">
            <text:p>4485.0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23" calcext:value-type="date">
            <text:p>12/23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90.61" calcext:value-type="float">
            <text:p>4,490.61</text:p>
          </table:table-cell>
          <table:table-cell office:value-type="float" office:value="4490.51" calcext:value-type="float">
            <text:p>4,490.51</text:p>
          </table:table-cell>
          <table:table-cell table:style-name="ce3" office:value-type="float" office:value="4488.69" calcext:value-type="float">
            <text:p>4488.6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24" calcext:value-type="date">
            <text:p>12/24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90.6" calcext:value-type="float">
            <text:p>4,490.60</text:p>
          </table:table-cell>
          <table:table-cell office:value-type="float" office:value="4490.5" calcext:value-type="float">
            <text:p>4,490.50</text:p>
          </table:table-cell>
          <table:table-cell table:style-name="ce3" office:value-type="float" office:value="4488.68" calcext:value-type="float">
            <text:p>4488.6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27" calcext:value-type="date">
            <text:p>12/27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92.4" calcext:value-type="float">
            <text:p>4,492.40</text:p>
          </table:table-cell>
          <table:table-cell office:value-type="float" office:value="4492.31" calcext:value-type="float">
            <text:p>4,492.31</text:p>
          </table:table-cell>
          <table:table-cell table:style-name="ce3" office:value-type="float" office:value="4490.49" calcext:value-type="float">
            <text:p>4490.4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28" calcext:value-type="date">
            <text:p>12/28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94.21" calcext:value-type="float">
            <text:p>4,494.21</text:p>
          </table:table-cell>
          <table:table-cell office:value-type="float" office:value="4494.11" calcext:value-type="float">
            <text:p>4,494.11</text:p>
          </table:table-cell>
          <table:table-cell table:style-name="ce3" office:value-type="float" office:value="4492.29" calcext:value-type="float">
            <text:p>4492.2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29" calcext:value-type="date">
            <text:p>12/29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96.02" calcext:value-type="float">
            <text:p>4,496.02</text:p>
          </table:table-cell>
          <table:table-cell office:value-type="float" office:value="4495.92" calcext:value-type="float">
            <text:p>4,495.92</text:p>
          </table:table-cell>
          <table:table-cell table:style-name="ce3" office:value-type="float" office:value="4494.1" calcext:value-type="float">
            <text:p>4494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30" calcext:value-type="date">
            <text:p>12/30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99.65" calcext:value-type="float">
            <text:p>4,499.65</text:p>
          </table:table-cell>
          <table:table-cell office:value-type="float" office:value="4499.56" calcext:value-type="float">
            <text:p>4,499.56</text:p>
          </table:table-cell>
          <table:table-cell table:style-name="ce3" office:value-type="float" office:value="4495.91" calcext:value-type="float">
            <text:p>4495.9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0-12-31" calcext:value-type="date">
            <text:p>12/31/201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499.63" calcext:value-type="float">
            <text:p>4,499.63</text:p>
          </table:table-cell>
          <table:table-cell office:value-type="float" office:value="4499.54" calcext:value-type="float">
            <text:p>4,499.54</text:p>
          </table:table-cell>
          <table:table-cell table:style-name="ce3" office:value-type="float" office:value="4497.72" calcext:value-type="float">
            <text:p>4497.7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date" office:date-value="2011-01-03" calcext:value-type="date">
            <text:p>1/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01.44" calcext:value-type="float">
            <text:p>4,501.44</text:p>
          </table:table-cell>
          <table:table-cell office:value-type="float" office:value="4500.39" calcext:value-type="float">
            <text:p>4,500.39</text:p>
          </table:table-cell>
          <table:table-cell table:style-name="ce13" office:value-type="float" office:value="4498.56" calcext:value-type="float">
            <text:p>4,498.5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04" calcext:value-type="date">
            <text:p>1/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03.26" calcext:value-type="float">
            <text:p>4,503.26</text:p>
          </table:table-cell>
          <table:table-cell office:value-type="float" office:value="4502.2" calcext:value-type="float">
            <text:p>4,502.20</text:p>
          </table:table-cell>
          <table:table-cell table:style-name="ce13" office:value-type="float" office:value="4500.37" calcext:value-type="float">
            <text:p>4,500.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05" calcext:value-type="date">
            <text:p>1/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05.07" calcext:value-type="float">
            <text:p>4,505.07</text:p>
          </table:table-cell>
          <table:table-cell office:value-type="float" office:value="4504.02" calcext:value-type="float">
            <text:p>4,504.02</text:p>
          </table:table-cell>
          <table:table-cell table:style-name="ce13" office:value-type="float" office:value="4502.19" calcext:value-type="float">
            <text:p>4,502.1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06" calcext:value-type="date">
            <text:p>1/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06.88" calcext:value-type="float">
            <text:p>4,506.88</text:p>
          </table:table-cell>
          <table:table-cell office:value-type="float" office:value="4505.83" calcext:value-type="float">
            <text:p>4,505.83</text:p>
          </table:table-cell>
          <table:table-cell table:style-name="ce13" office:value-type="float" office:value="4504" calcext:value-type="float">
            <text:p>4,504.0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07" calcext:value-type="date">
            <text:p>1/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08.69" calcext:value-type="float">
            <text:p>4,508.69</text:p>
          </table:table-cell>
          <table:table-cell office:value-type="float" office:value="4507.65" calcext:value-type="float">
            <text:p>4,507.65</text:p>
          </table:table-cell>
          <table:table-cell table:style-name="ce13" office:value-type="float" office:value="4505.82" calcext:value-type="float">
            <text:p>4,505.8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10" calcext:value-type="date">
            <text:p>1/1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10.51" calcext:value-type="float">
            <text:p>4,510.51</text:p>
          </table:table-cell>
          <table:table-cell office:value-type="float" office:value="4509.46" calcext:value-type="float">
            <text:p>4,509.46</text:p>
          </table:table-cell>
          <table:table-cell table:style-name="ce13" office:value-type="float" office:value="4507.64" calcext:value-type="float">
            <text:p>4,507.6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11" calcext:value-type="date">
            <text:p>1/1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12.32" calcext:value-type="float">
            <text:p>4,512.32</text:p>
          </table:table-cell>
          <table:table-cell office:value-type="float" office:value="4511.28" calcext:value-type="float">
            <text:p>4,511.28</text:p>
          </table:table-cell>
          <table:table-cell table:style-name="ce13" office:value-type="float" office:value="4509.45" calcext:value-type="float">
            <text:p>4,509.4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12" calcext:value-type="date">
            <text:p>1/1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14.13" calcext:value-type="float">
            <text:p>4,514.13</text:p>
          </table:table-cell>
          <table:table-cell office:value-type="float" office:value="4513.1" calcext:value-type="float">
            <text:p>4,513.10</text:p>
          </table:table-cell>
          <table:table-cell table:style-name="ce13" office:value-type="float" office:value="4511.27" calcext:value-type="float">
            <text:p>4,511.2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13" calcext:value-type="date">
            <text:p>1/1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15.95" calcext:value-type="float">
            <text:p>4,515.95</text:p>
          </table:table-cell>
          <table:table-cell office:value-type="float" office:value="4514.92" calcext:value-type="float">
            <text:p>4,514.92</text:p>
          </table:table-cell>
          <table:table-cell table:style-name="ce13" office:value-type="float" office:value="4513.08" calcext:value-type="float">
            <text:p>4,513.0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14" calcext:value-type="date">
            <text:p>1/1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17.76" calcext:value-type="float">
            <text:p>4,517.76</text:p>
          </table:table-cell>
          <table:table-cell office:value-type="float" office:value="4516.74" calcext:value-type="float">
            <text:p>4,516.74</text:p>
          </table:table-cell>
          <table:table-cell table:style-name="ce13" office:value-type="float" office:value="4514.9" calcext:value-type="float">
            <text:p>4,514.9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17" calcext:value-type="date">
            <text:p>1/1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19.58" calcext:value-type="float">
            <text:p>4,519.58</text:p>
          </table:table-cell>
          <table:table-cell office:value-type="float" office:value="4518.55" calcext:value-type="float">
            <text:p>4,518.55</text:p>
          </table:table-cell>
          <table:table-cell table:style-name="ce13" office:value-type="float" office:value="4516.72" calcext:value-type="float">
            <text:p>4,516.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18" calcext:value-type="date">
            <text:p>1/1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21.4" calcext:value-type="float">
            <text:p>4,521.40</text:p>
          </table:table-cell>
          <table:table-cell office:value-type="float" office:value="4520.37" calcext:value-type="float">
            <text:p>4,520.37</text:p>
          </table:table-cell>
          <table:table-cell table:style-name="ce13" office:value-type="float" office:value="4518.54" calcext:value-type="float">
            <text:p>4,518.5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19" calcext:value-type="date">
            <text:p>1/1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23.21" calcext:value-type="float">
            <text:p>4,523.21</text:p>
          </table:table-cell>
          <table:table-cell office:value-type="float" office:value="4522.2" calcext:value-type="float">
            <text:p>4,522.20</text:p>
          </table:table-cell>
          <table:table-cell table:style-name="ce13" office:value-type="float" office:value="4520.36" calcext:value-type="float">
            <text:p>4,520.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20" calcext:value-type="date">
            <text:p>1/2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25.11" calcext:value-type="float">
            <text:p>4,525.11</text:p>
          </table:table-cell>
          <table:table-cell office:value-type="float" office:value="4524.1" calcext:value-type="float">
            <text:p>4,524.10</text:p>
          </table:table-cell>
          <table:table-cell table:style-name="ce13" office:value-type="float" office:value="4522.18" calcext:value-type="float">
            <text:p>4,522.1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21" calcext:value-type="date">
            <text:p>1/2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27.01" calcext:value-type="float">
            <text:p>4,527.01</text:p>
          </table:table-cell>
          <table:table-cell office:value-type="float" office:value="4526" calcext:value-type="float">
            <text:p>4,526.00</text:p>
          </table:table-cell>
          <table:table-cell table:style-name="ce13" office:value-type="float" office:value="4524.09" calcext:value-type="float">
            <text:p>4,524.0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24" calcext:value-type="date">
            <text:p>1/2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28.92" calcext:value-type="float">
            <text:p>4,528.92</text:p>
          </table:table-cell>
          <table:table-cell office:value-type="float" office:value="4527.91" calcext:value-type="float">
            <text:p>4,527.91</text:p>
          </table:table-cell>
          <table:table-cell table:style-name="ce13" office:value-type="float" office:value="4525.99" calcext:value-type="float">
            <text:p>4,525.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25" calcext:value-type="date">
            <text:p>1/2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30.82" calcext:value-type="float">
            <text:p>4,530.82</text:p>
          </table:table-cell>
          <table:table-cell office:value-type="float" office:value="4529.81" calcext:value-type="float">
            <text:p>4,529.81</text:p>
          </table:table-cell>
          <table:table-cell table:style-name="ce13" office:value-type="float" office:value="4527.89" calcext:value-type="float">
            <text:p>4,527.8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26" calcext:value-type="date">
            <text:p>1/2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32.72" calcext:value-type="float">
            <text:p>4,532.72</text:p>
          </table:table-cell>
          <table:table-cell office:value-type="float" office:value="4531.72" calcext:value-type="float">
            <text:p>4,531.72</text:p>
          </table:table-cell>
          <table:table-cell table:style-name="ce13" office:value-type="float" office:value="4529.8" calcext:value-type="float">
            <text:p>4,529.8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27" calcext:value-type="date">
            <text:p>1/2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34.62" calcext:value-type="float">
            <text:p>4,534.62</text:p>
          </table:table-cell>
          <table:table-cell office:value-type="float" office:value="4533.63" calcext:value-type="float">
            <text:p>4,533.63</text:p>
          </table:table-cell>
          <table:table-cell table:style-name="ce13" office:value-type="float" office:value="4531.7" calcext:value-type="float">
            <text:p>4,531.7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28" calcext:value-type="date">
            <text:p>1/2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36.53" calcext:value-type="float">
            <text:p>4,536.53</text:p>
          </table:table-cell>
          <table:table-cell office:value-type="float" office:value="4535.53" calcext:value-type="float">
            <text:p>4,535.53</text:p>
          </table:table-cell>
          <table:table-cell table:style-name="ce13" office:value-type="float" office:value="4533.61" calcext:value-type="float">
            <text:p>4,533.6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1-31" calcext:value-type="date">
            <text:p>1/3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38.44" calcext:value-type="float">
            <text:p>4,538.44</text:p>
          </table:table-cell>
          <table:table-cell office:value-type="float" office:value="4537.44" calcext:value-type="float">
            <text:p>4,537.44</text:p>
          </table:table-cell>
          <table:table-cell table:style-name="ce13" office:value-type="float" office:value="4535.52" calcext:value-type="float">
            <text:p>4,535.5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01" calcext:value-type="date">
            <text:p>2/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40.34" calcext:value-type="float">
            <text:p>4,540.34</text:p>
          </table:table-cell>
          <table:table-cell office:value-type="float" office:value="4539.35" calcext:value-type="float">
            <text:p>4,539.35</text:p>
          </table:table-cell>
          <table:table-cell table:style-name="ce13" office:value-type="float" office:value="4537.43" calcext:value-type="float">
            <text:p>4,537.4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02" calcext:value-type="date">
            <text:p>2/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42.25" calcext:value-type="float">
            <text:p>4,542.25</text:p>
          </table:table-cell>
          <table:table-cell office:value-type="float" office:value="4541.26" calcext:value-type="float">
            <text:p>4,541.26</text:p>
          </table:table-cell>
          <table:table-cell table:style-name="ce13" office:value-type="float" office:value="4539.34" calcext:value-type="float">
            <text:p>4,539.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03" calcext:value-type="date">
            <text:p>2/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44.16" calcext:value-type="float">
            <text:p>4,544.16</text:p>
          </table:table-cell>
          <table:table-cell office:value-type="float" office:value="4543.18" calcext:value-type="float">
            <text:p>4,543.18</text:p>
          </table:table-cell>
          <table:table-cell table:style-name="ce13" office:value-type="float" office:value="4541.25" calcext:value-type="float">
            <text:p>4,541.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04" calcext:value-type="date">
            <text:p>2/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46.07" calcext:value-type="float">
            <text:p>4,546.07</text:p>
          </table:table-cell>
          <table:table-cell office:value-type="float" office:value="4545.09" calcext:value-type="float">
            <text:p>4,545.09</text:p>
          </table:table-cell>
          <table:table-cell table:style-name="ce13" office:value-type="float" office:value="4543.16" calcext:value-type="float">
            <text:p>4,543.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07" calcext:value-type="date">
            <text:p>2/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47.98" calcext:value-type="float">
            <text:p>4,547.98</text:p>
          </table:table-cell>
          <table:table-cell office:value-type="float" office:value="4547" calcext:value-type="float">
            <text:p>4,547.00</text:p>
          </table:table-cell>
          <table:table-cell table:style-name="ce13" office:value-type="float" office:value="4545.07" calcext:value-type="float">
            <text:p>4,545.0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08" calcext:value-type="date">
            <text:p>2/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49.89" calcext:value-type="float">
            <text:p>4,549.89</text:p>
          </table:table-cell>
          <table:table-cell office:value-type="float" office:value="4548.92" calcext:value-type="float">
            <text:p>4,548.92</text:p>
          </table:table-cell>
          <table:table-cell table:style-name="ce13" office:value-type="float" office:value="4546.99" calcext:value-type="float">
            <text:p>4,546.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09" calcext:value-type="date">
            <text:p>2/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51.8" calcext:value-type="float">
            <text:p>4,551.80</text:p>
          </table:table-cell>
          <table:table-cell office:value-type="float" office:value="4550.83" calcext:value-type="float">
            <text:p>4,550.83</text:p>
          </table:table-cell>
          <table:table-cell table:style-name="ce13" office:value-type="float" office:value="4548.9" calcext:value-type="float">
            <text:p>4,548.9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10" calcext:value-type="date">
            <text:p>2/1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53.72" calcext:value-type="float">
            <text:p>4,553.72</text:p>
          </table:table-cell>
          <table:table-cell office:value-type="float" office:value="4552.75" calcext:value-type="float">
            <text:p>4,552.75</text:p>
          </table:table-cell>
          <table:table-cell table:style-name="ce13" office:value-type="float" office:value="4550.82" calcext:value-type="float">
            <text:p>4,550.8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11" calcext:value-type="date">
            <text:p>2/1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55.63" calcext:value-type="float">
            <text:p>4,555.63</text:p>
          </table:table-cell>
          <table:table-cell office:value-type="float" office:value="4554.66" calcext:value-type="float">
            <text:p>4,554.66</text:p>
          </table:table-cell>
          <table:table-cell table:style-name="ce13" office:value-type="float" office:value="4552.74" calcext:value-type="float">
            <text:p>4,552.7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14" calcext:value-type="date">
            <text:p>2/1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57.54" calcext:value-type="float">
            <text:p>4,557.54</text:p>
          </table:table-cell>
          <table:table-cell office:value-type="float" office:value="4556.58" calcext:value-type="float">
            <text:p>4,556.58</text:p>
          </table:table-cell>
          <table:table-cell table:style-name="ce13" office:value-type="float" office:value="4554.65" calcext:value-type="float">
            <text:p>4,554.6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15" calcext:value-type="date">
            <text:p>2/1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59.46" calcext:value-type="float">
            <text:p>4,559.46</text:p>
          </table:table-cell>
          <table:table-cell office:value-type="float" office:value="4558.5" calcext:value-type="float">
            <text:p>4,558.50</text:p>
          </table:table-cell>
          <table:table-cell table:style-name="ce13" office:value-type="float" office:value="4556.57" calcext:value-type="float">
            <text:p>4,556.5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16" calcext:value-type="date">
            <text:p>2/1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61.38" calcext:value-type="float">
            <text:p>4,561.38</text:p>
          </table:table-cell>
          <table:table-cell office:value-type="float" office:value="4560.42" calcext:value-type="float">
            <text:p>4,560.42</text:p>
          </table:table-cell>
          <table:table-cell table:style-name="ce13" office:value-type="float" office:value="4558.49" calcext:value-type="float">
            <text:p>4,558.4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17" calcext:value-type="date">
            <text:p>2/1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63.29" calcext:value-type="float">
            <text:p>4,563.29</text:p>
          </table:table-cell>
          <table:table-cell office:value-type="float" office:value="4562.34" calcext:value-type="float">
            <text:p>4,562.34</text:p>
          </table:table-cell>
          <table:table-cell table:style-name="ce13" office:value-type="float" office:value="4560.41" calcext:value-type="float">
            <text:p>4,560.4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18" calcext:value-type="date">
            <text:p>2/1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65.21" calcext:value-type="float">
            <text:p>4,565.21</text:p>
          </table:table-cell>
          <table:table-cell office:value-type="float" office:value="4564.26" calcext:value-type="float">
            <text:p>4,564.26</text:p>
          </table:table-cell>
          <table:table-cell table:style-name="ce13" office:value-type="float" office:value="4562.33" calcext:value-type="float">
            <text:p>4,562.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21" calcext:value-type="date">
            <text:p>2/2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67.13" calcext:value-type="float">
            <text:p>4,567.13</text:p>
          </table:table-cell>
          <table:table-cell office:value-type="float" office:value="4566.18" calcext:value-type="float">
            <text:p>4,566.18</text:p>
          </table:table-cell>
          <table:table-cell table:style-name="ce13" office:value-type="float" office:value="4564.25" calcext:value-type="float">
            <text:p>4,564.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22" calcext:value-type="date">
            <text:p>2/2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69.05" calcext:value-type="float">
            <text:p>4,569.05</text:p>
          </table:table-cell>
          <table:table-cell office:value-type="float" office:value="4568.11" calcext:value-type="float">
            <text:p>4,568.11</text:p>
          </table:table-cell>
          <table:table-cell table:style-name="ce13" office:value-type="float" office:value="4566.17" calcext:value-type="float">
            <text:p>4,566.1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23" calcext:value-type="date">
            <text:p>2/2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70.97" calcext:value-type="float">
            <text:p>4,570.97</text:p>
          </table:table-cell>
          <table:table-cell office:value-type="float" office:value="4570.03" calcext:value-type="float">
            <text:p>4,570.03</text:p>
          </table:table-cell>
          <table:table-cell table:style-name="ce13" office:value-type="float" office:value="4568.1" calcext:value-type="float">
            <text:p>4,568.1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24" calcext:value-type="date">
            <text:p>2/2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72.89" calcext:value-type="float">
            <text:p>4,572.89</text:p>
          </table:table-cell>
          <table:table-cell office:value-type="float" office:value="4571.96" calcext:value-type="float">
            <text:p>4,571.96</text:p>
          </table:table-cell>
          <table:table-cell table:style-name="ce13" office:value-type="float" office:value="4570.02" calcext:value-type="float">
            <text:p>4,570.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25" calcext:value-type="date">
            <text:p>2/2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74.81" calcext:value-type="float">
            <text:p>4,574.81</text:p>
          </table:table-cell>
          <table:table-cell office:value-type="float" office:value="4573.88" calcext:value-type="float">
            <text:p>4,573.88</text:p>
          </table:table-cell>
          <table:table-cell table:style-name="ce13" office:value-type="float" office:value="4571.95" calcext:value-type="float">
            <text:p>4,571.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2-28" calcext:value-type="date">
            <text:p>2/2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76.74" calcext:value-type="float">
            <text:p>4,576.74</text:p>
          </table:table-cell>
          <table:table-cell office:value-type="float" office:value="4575.81" calcext:value-type="float">
            <text:p>4,575.81</text:p>
          </table:table-cell>
          <table:table-cell table:style-name="ce13" office:value-type="float" office:value="4573.87" calcext:value-type="float">
            <text:p>4,573.8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01" calcext:value-type="date">
            <text:p>3/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78.66" calcext:value-type="float">
            <text:p>4,578.66</text:p>
          </table:table-cell>
          <table:table-cell office:value-type="float" office:value="4577.73" calcext:value-type="float">
            <text:p>4,577.73</text:p>
          </table:table-cell>
          <table:table-cell table:style-name="ce13" office:value-type="float" office:value="4575.79" calcext:value-type="float">
            <text:p>4,575.7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02" calcext:value-type="date">
            <text:p>3/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80.58" calcext:value-type="float">
            <text:p>4,580.58</text:p>
          </table:table-cell>
          <table:table-cell office:value-type="float" office:value="4579.66" calcext:value-type="float">
            <text:p>4,579.66</text:p>
          </table:table-cell>
          <table:table-cell table:style-name="ce13" office:value-type="float" office:value="4577.72" calcext:value-type="float">
            <text:p>4,577.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03" calcext:value-type="date">
            <text:p>3/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82.59" calcext:value-type="float">
            <text:p>4,582.59</text:p>
          </table:table-cell>
          <table:table-cell office:value-type="float" office:value="4581.67" calcext:value-type="float">
            <text:p>4,581.67</text:p>
          </table:table-cell>
          <table:table-cell table:style-name="ce13" office:value-type="float" office:value="4579.65" calcext:value-type="float">
            <text:p>4,579.6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04" calcext:value-type="date">
            <text:p>3/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2" calcext:value-type="percentage">
            <text:p>0.02%</text:p>
          </table:table-cell>
          <table:table-cell office:value-type="float" office:value="4584.6" calcext:value-type="float">
            <text:p>4,584.60</text:p>
          </table:table-cell>
          <table:table-cell office:value-type="float" office:value="4583.68" calcext:value-type="float">
            <text:p>4,583.68</text:p>
          </table:table-cell>
          <table:table-cell table:style-name="ce13" office:value-type="float" office:value="4581.66" calcext:value-type="float">
            <text:p>4,581.6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09" calcext:value-type="date">
            <text:p>3/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586.61" calcext:value-type="float">
            <text:p>4,586.61</text:p>
          </table:table-cell>
          <table:table-cell office:value-type="float" office:value="4586.15" calcext:value-type="float">
            <text:p>4,586.15</text:p>
          </table:table-cell>
          <table:table-cell table:style-name="ce13" office:value-type="float" office:value="4584.13" calcext:value-type="float">
            <text:p>4,584.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10" calcext:value-type="date">
            <text:p>3/1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588.62" calcext:value-type="float">
            <text:p>4,588.62</text:p>
          </table:table-cell>
          <table:table-cell office:value-type="float" office:value="4588.16" calcext:value-type="float">
            <text:p>4,588.16</text:p>
          </table:table-cell>
          <table:table-cell table:style-name="ce13" office:value-type="float" office:value="4586.13" calcext:value-type="float">
            <text:p>4,586.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11" calcext:value-type="date">
            <text:p>3/1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590.63" calcext:value-type="float">
            <text:p>4,590.63</text:p>
          </table:table-cell>
          <table:table-cell office:value-type="float" office:value="4590.17" calcext:value-type="float">
            <text:p>4,590.17</text:p>
          </table:table-cell>
          <table:table-cell table:style-name="ce13" office:value-type="float" office:value="4588.15" calcext:value-type="float">
            <text:p>4,588.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14" calcext:value-type="date">
            <text:p>3/1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592.64" calcext:value-type="float">
            <text:p>4,592.64</text:p>
          </table:table-cell>
          <table:table-cell office:value-type="float" office:value="4592.18" calcext:value-type="float">
            <text:p>4,592.18</text:p>
          </table:table-cell>
          <table:table-cell table:style-name="ce13" office:value-type="float" office:value="4590.16" calcext:value-type="float">
            <text:p>4,590.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15" calcext:value-type="date">
            <text:p>3/1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594.65" calcext:value-type="float">
            <text:p>4,594.65</text:p>
          </table:table-cell>
          <table:table-cell office:value-type="float" office:value="4594.2" calcext:value-type="float">
            <text:p>4,594.20</text:p>
          </table:table-cell>
          <table:table-cell table:style-name="ce13" office:value-type="float" office:value="4592.17" calcext:value-type="float">
            <text:p>4,592.1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16" calcext:value-type="date">
            <text:p>3/1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596.66" calcext:value-type="float">
            <text:p>4,596.66</text:p>
          </table:table-cell>
          <table:table-cell office:value-type="float" office:value="4596.21" calcext:value-type="float">
            <text:p>4,596.21</text:p>
          </table:table-cell>
          <table:table-cell table:style-name="ce13" office:value-type="float" office:value="4594.19" calcext:value-type="float">
            <text:p>4,594.1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17" calcext:value-type="date">
            <text:p>3/1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598.68" calcext:value-type="float">
            <text:p>4,598.68</text:p>
          </table:table-cell>
          <table:table-cell office:value-type="float" office:value="4598.23" calcext:value-type="float">
            <text:p>4,598.23</text:p>
          </table:table-cell>
          <table:table-cell table:style-name="ce13" office:value-type="float" office:value="4596.2" calcext:value-type="float">
            <text:p>4,596.2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18" calcext:value-type="date">
            <text:p>3/1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00.69" calcext:value-type="float">
            <text:p>4,600.69</text:p>
          </table:table-cell>
          <table:table-cell office:value-type="float" office:value="4600.24" calcext:value-type="float">
            <text:p>4,600.24</text:p>
          </table:table-cell>
          <table:table-cell table:style-name="ce13" office:value-type="float" office:value="4598.22" calcext:value-type="float">
            <text:p>4,598.2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21" calcext:value-type="date">
            <text:p>3/2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02.71" calcext:value-type="float">
            <text:p>4,602.71</text:p>
          </table:table-cell>
          <table:table-cell office:value-type="float" office:value="4602.26" calcext:value-type="float">
            <text:p>4,602.26</text:p>
          </table:table-cell>
          <table:table-cell table:style-name="ce13" office:value-type="float" office:value="4600.23" calcext:value-type="float">
            <text:p>4,600.2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22" calcext:value-type="date">
            <text:p>3/2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04.72" calcext:value-type="float">
            <text:p>4,604.72</text:p>
          </table:table-cell>
          <table:table-cell office:value-type="float" office:value="4604.28" calcext:value-type="float">
            <text:p>4,604.28</text:p>
          </table:table-cell>
          <table:table-cell table:style-name="ce3" office:value-type="float" office:value="4602.25" calcext:value-type="float">
            <text:p>4602.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23" calcext:value-type="date">
            <text:p>3/2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06.74" calcext:value-type="float">
            <text:p>4,606.74</text:p>
          </table:table-cell>
          <table:table-cell office:value-type="float" office:value="4606.3" calcext:value-type="float">
            <text:p>4,606.30</text:p>
          </table:table-cell>
          <table:table-cell table:style-name="ce3" office:value-type="float" office:value="4604.27" calcext:value-type="float">
            <text:p>4604.2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24" calcext:value-type="date">
            <text:p>3/2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08.76" calcext:value-type="float">
            <text:p>4,608.76</text:p>
          </table:table-cell>
          <table:table-cell office:value-type="float" office:value="4608.32" calcext:value-type="float">
            <text:p>4,608.32</text:p>
          </table:table-cell>
          <table:table-cell table:style-name="ce3" office:value-type="float" office:value="4606.28" calcext:value-type="float">
            <text:p>4606.2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25" calcext:value-type="date">
            <text:p>3/2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10.78" calcext:value-type="float">
            <text:p>4,610.78</text:p>
          </table:table-cell>
          <table:table-cell office:value-type="float" office:value="4610.34" calcext:value-type="float">
            <text:p>4,610.34</text:p>
          </table:table-cell>
          <table:table-cell table:style-name="ce3" office:value-type="float" office:value="4608.31" calcext:value-type="float">
            <text:p>4608.3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28" calcext:value-type="date">
            <text:p>3/2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12.8" calcext:value-type="float">
            <text:p>4,612.80</text:p>
          </table:table-cell>
          <table:table-cell office:value-type="float" office:value="4612.36" calcext:value-type="float">
            <text:p>4,612.36</text:p>
          </table:table-cell>
          <table:table-cell table:style-name="ce3" office:value-type="float" office:value="4610.33" calcext:value-type="float">
            <text:p>4610.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29" calcext:value-type="date">
            <text:p>3/2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14.82" calcext:value-type="float">
            <text:p>4,614.82</text:p>
          </table:table-cell>
          <table:table-cell office:value-type="float" office:value="4614.38" calcext:value-type="float">
            <text:p>4,614.38</text:p>
          </table:table-cell>
          <table:table-cell table:style-name="ce3" office:value-type="float" office:value="4612.35" calcext:value-type="float">
            <text:p>4612.3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30" calcext:value-type="date">
            <text:p>3/3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16.84" calcext:value-type="float">
            <text:p>4,616.84</text:p>
          </table:table-cell>
          <table:table-cell office:value-type="float" office:value="4616.41" calcext:value-type="float">
            <text:p>4,616.41</text:p>
          </table:table-cell>
          <table:table-cell table:style-name="ce3" office:value-type="float" office:value="4614.37" calcext:value-type="float">
            <text:p>4614.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3-31" calcext:value-type="date">
            <text:p>3/3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18.86" calcext:value-type="float">
            <text:p>4,618.86</text:p>
          </table:table-cell>
          <table:table-cell office:value-type="float" office:value="4618.43" calcext:value-type="float">
            <text:p>4,618.43</text:p>
          </table:table-cell>
          <table:table-cell table:style-name="ce3" office:value-type="float" office:value="4616.39" calcext:value-type="float">
            <text:p>4616.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01" calcext:value-type="date">
            <text:p>4/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20.89" calcext:value-type="float">
            <text:p>4,620.89</text:p>
          </table:table-cell>
          <table:table-cell office:value-type="float" office:value="4620.46" calcext:value-type="float">
            <text:p>4,620.46</text:p>
          </table:table-cell>
          <table:table-cell table:style-name="ce3" office:value-type="float" office:value="4618.42" calcext:value-type="float">
            <text:p>4618.4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04" calcext:value-type="date">
            <text:p>4/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22.91" calcext:value-type="float">
            <text:p>4,622.91</text:p>
          </table:table-cell>
          <table:table-cell office:value-type="float" office:value="4622.48" calcext:value-type="float">
            <text:p>4,622.48</text:p>
          </table:table-cell>
          <table:table-cell table:style-name="ce3" office:value-type="float" office:value="4620.44" calcext:value-type="float">
            <text:p>4620.4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05" calcext:value-type="date">
            <text:p>4/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24.94" calcext:value-type="float">
            <text:p>4,624.94</text:p>
          </table:table-cell>
          <table:table-cell office:value-type="float" office:value="4624.51" calcext:value-type="float">
            <text:p>4,624.51</text:p>
          </table:table-cell>
          <table:table-cell table:style-name="ce3" office:value-type="float" office:value="4622.47" calcext:value-type="float">
            <text:p>4622.4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06" calcext:value-type="date">
            <text:p>4/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26.96" calcext:value-type="float">
            <text:p>4,626.96</text:p>
          </table:table-cell>
          <table:table-cell office:value-type="float" office:value="4626.54" calcext:value-type="float">
            <text:p>4,626.54</text:p>
          </table:table-cell>
          <table:table-cell table:style-name="ce3" office:value-type="float" office:value="4624.5" calcext:value-type="float">
            <text:p>4624.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07" calcext:value-type="date">
            <text:p>4/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28.99" calcext:value-type="float">
            <text:p>4,628.99</text:p>
          </table:table-cell>
          <table:table-cell office:value-type="float" office:value="4628.57" calcext:value-type="float">
            <text:p>4,628.57</text:p>
          </table:table-cell>
          <table:table-cell table:style-name="ce3" office:value-type="float" office:value="4626.52" calcext:value-type="float">
            <text:p>4626.5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08" calcext:value-type="date">
            <text:p>4/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31.02" calcext:value-type="float">
            <text:p>4,631.02</text:p>
          </table:table-cell>
          <table:table-cell office:value-type="float" office:value="4630.6" calcext:value-type="float">
            <text:p>4,630.60</text:p>
          </table:table-cell>
          <table:table-cell table:style-name="ce3" office:value-type="float" office:value="4628.55" calcext:value-type="float">
            <text:p>4628.5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11" calcext:value-type="date">
            <text:p>4/1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33.05" calcext:value-type="float">
            <text:p>4,633.05</text:p>
          </table:table-cell>
          <table:table-cell office:value-type="float" office:value="4632.62" calcext:value-type="float">
            <text:p>4,632.62</text:p>
          </table:table-cell>
          <table:table-cell table:style-name="ce3" office:value-type="float" office:value="4630.58" calcext:value-type="float">
            <text:p>4630.5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12" calcext:value-type="date">
            <text:p>4/1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35.08" calcext:value-type="float">
            <text:p>4,635.08</text:p>
          </table:table-cell>
          <table:table-cell office:value-type="float" office:value="4634.66" calcext:value-type="float">
            <text:p>4,634.66</text:p>
          </table:table-cell>
          <table:table-cell table:style-name="ce3" office:value-type="float" office:value="4632.61" calcext:value-type="float">
            <text:p>4632.6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13" calcext:value-type="date">
            <text:p>4/1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37.11" calcext:value-type="float">
            <text:p>4,637.11</text:p>
          </table:table-cell>
          <table:table-cell office:value-type="float" office:value="4636.69" calcext:value-type="float">
            <text:p>4,636.69</text:p>
          </table:table-cell>
          <table:table-cell table:style-name="ce3" office:value-type="float" office:value="4634.65" calcext:value-type="float">
            <text:p>4634.6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14" calcext:value-type="date">
            <text:p>4/1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39.14" calcext:value-type="float">
            <text:p>4,639.14</text:p>
          </table:table-cell>
          <table:table-cell office:value-type="float" office:value="4638.73" calcext:value-type="float">
            <text:p>4,638.73</text:p>
          </table:table-cell>
          <table:table-cell table:style-name="ce3" office:value-type="float" office:value="4636.68" calcext:value-type="float">
            <text:p>4636.6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15" calcext:value-type="date">
            <text:p>4/1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41.17" calcext:value-type="float">
            <text:p>4,641.17</text:p>
          </table:table-cell>
          <table:table-cell office:value-type="float" office:value="4640.76" calcext:value-type="float">
            <text:p>4,640.76</text:p>
          </table:table-cell>
          <table:table-cell table:style-name="ce3" office:value-type="float" office:value="4638.71" calcext:value-type="float">
            <text:p>4638.7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18" calcext:value-type="date">
            <text:p>4/1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43.2" calcext:value-type="float">
            <text:p>4,643.20</text:p>
          </table:table-cell>
          <table:table-cell office:value-type="float" office:value="4642.79" calcext:value-type="float">
            <text:p>4,642.79</text:p>
          </table:table-cell>
          <table:table-cell table:style-name="ce3" office:value-type="float" office:value="4640.74" calcext:value-type="float">
            <text:p>4640.7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19" calcext:value-type="date">
            <text:p>4/1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45.24" calcext:value-type="float">
            <text:p>4,645.24</text:p>
          </table:table-cell>
          <table:table-cell office:value-type="float" office:value="4644.83" calcext:value-type="float">
            <text:p>4,644.83</text:p>
          </table:table-cell>
          <table:table-cell table:style-name="ce3" office:value-type="float" office:value="4642.78" calcext:value-type="float">
            <text:p>4642.7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20" calcext:value-type="date">
            <text:p>4/2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47.27" calcext:value-type="float">
            <text:p>4,647.27</text:p>
          </table:table-cell>
          <table:table-cell office:value-type="float" office:value="4646.86" calcext:value-type="float">
            <text:p>4,646.86</text:p>
          </table:table-cell>
          <table:table-cell table:style-name="ce3" office:value-type="float" office:value="4644.82" calcext:value-type="float">
            <text:p>4644.8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25" calcext:value-type="date">
            <text:p>4/2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49.35" calcext:value-type="float">
            <text:p>4,649.35</text:p>
          </table:table-cell>
          <table:table-cell office:value-type="float" office:value="4648.95" calcext:value-type="float">
            <text:p>4,648.95</text:p>
          </table:table-cell>
          <table:table-cell table:style-name="ce3" office:value-type="float" office:value="4646.85" calcext:value-type="float">
            <text:p>4646.8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26" calcext:value-type="date">
            <text:p>4/2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51.43" calcext:value-type="float">
            <text:p>4,651.43</text:p>
          </table:table-cell>
          <table:table-cell office:value-type="float" office:value="4651.02" calcext:value-type="float">
            <text:p>4,651.02</text:p>
          </table:table-cell>
          <table:table-cell table:style-name="ce3" office:value-type="float" office:value="4648.93" calcext:value-type="float">
            <text:p>4648.9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27" calcext:value-type="date">
            <text:p>4/2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53.51" calcext:value-type="float">
            <text:p>4,653.51</text:p>
          </table:table-cell>
          <table:table-cell office:value-type="float" office:value="4653.1" calcext:value-type="float">
            <text:p>4,653.10</text:p>
          </table:table-cell>
          <table:table-cell table:style-name="ce3" office:value-type="float" office:value="4651.01" calcext:value-type="float">
            <text:p>4651.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28" calcext:value-type="date">
            <text:p>4/2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55.59" calcext:value-type="float">
            <text:p>4,655.59</text:p>
          </table:table-cell>
          <table:table-cell office:value-type="float" office:value="4655.19" calcext:value-type="float">
            <text:p>4,655.19</text:p>
          </table:table-cell>
          <table:table-cell table:style-name="ce3" office:value-type="float" office:value="4653.09" calcext:value-type="float">
            <text:p>4653.0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4-29" calcext:value-type="date">
            <text:p>4/2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57.67" calcext:value-type="float">
            <text:p>4,657.67</text:p>
          </table:table-cell>
          <table:table-cell office:value-type="float" office:value="4657.27" calcext:value-type="float">
            <text:p>4,657.27</text:p>
          </table:table-cell>
          <table:table-cell table:style-name="ce3" office:value-type="float" office:value="4655.17" calcext:value-type="float">
            <text:p>4655.1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02" calcext:value-type="date">
            <text:p>5/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59.75" calcext:value-type="float">
            <text:p>4,659.75</text:p>
          </table:table-cell>
          <table:table-cell office:value-type="float" office:value="4659.35" calcext:value-type="float">
            <text:p>4,659.35</text:p>
          </table:table-cell>
          <table:table-cell table:style-name="ce3" office:value-type="float" office:value="4657.25" calcext:value-type="float">
            <text:p>4657.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03" calcext:value-type="date">
            <text:p>5/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61.83" calcext:value-type="float">
            <text:p>4,661.83</text:p>
          </table:table-cell>
          <table:table-cell office:value-type="float" office:value="4661.44" calcext:value-type="float">
            <text:p>4,661.44</text:p>
          </table:table-cell>
          <table:table-cell table:style-name="ce3" office:value-type="float" office:value="4659.34" calcext:value-type="float">
            <text:p>4659.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04" calcext:value-type="date">
            <text:p>5/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63.92" calcext:value-type="float">
            <text:p>4,663.92</text:p>
          </table:table-cell>
          <table:table-cell office:value-type="float" office:value="4663.52" calcext:value-type="float">
            <text:p>4,663.52</text:p>
          </table:table-cell>
          <table:table-cell table:style-name="ce3" office:value-type="float" office:value="4661.42" calcext:value-type="float">
            <text:p>4661.4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05" calcext:value-type="date">
            <text:p>5/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66" calcext:value-type="float">
            <text:p>4,666.00</text:p>
          </table:table-cell>
          <table:table-cell office:value-type="float" office:value="4665.61" calcext:value-type="float">
            <text:p>4,665.61</text:p>
          </table:table-cell>
          <table:table-cell table:style-name="ce3" office:value-type="float" office:value="4663.51" calcext:value-type="float">
            <text:p>4663.5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06" calcext:value-type="date">
            <text:p>5/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68.09" calcext:value-type="float">
            <text:p>4,668.09</text:p>
          </table:table-cell>
          <table:table-cell office:value-type="float" office:value="4667.7" calcext:value-type="float">
            <text:p>4,667.70</text:p>
          </table:table-cell>
          <table:table-cell table:style-name="ce3" office:value-type="float" office:value="4665.6" calcext:value-type="float">
            <text:p>4665.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09" calcext:value-type="date">
            <text:p>5/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70.17" calcext:value-type="float">
            <text:p>4,670.17</text:p>
          </table:table-cell>
          <table:table-cell office:value-type="float" office:value="4669.79" calcext:value-type="float">
            <text:p>4,669.79</text:p>
          </table:table-cell>
          <table:table-cell table:style-name="ce3" office:value-type="float" office:value="4667.68" calcext:value-type="float">
            <text:p>4667.6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10" calcext:value-type="date">
            <text:p>5/1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72.26" calcext:value-type="float">
            <text:p>4,672.26</text:p>
          </table:table-cell>
          <table:table-cell office:value-type="float" office:value="4671.87" calcext:value-type="float">
            <text:p>4,671.87</text:p>
          </table:table-cell>
          <table:table-cell table:style-name="ce3" office:value-type="float" office:value="4669.77" calcext:value-type="float">
            <text:p>4669.7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11" calcext:value-type="date">
            <text:p>5/1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74.35" calcext:value-type="float">
            <text:p>4,674.35</text:p>
          </table:table-cell>
          <table:table-cell office:value-type="float" office:value="4673.96" calcext:value-type="float">
            <text:p>4,673.96</text:p>
          </table:table-cell>
          <table:table-cell table:style-name="ce3" office:value-type="float" office:value="4671.86" calcext:value-type="float">
            <text:p>4671.8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12" calcext:value-type="date">
            <text:p>5/1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76.44" calcext:value-type="float">
            <text:p>4,676.44</text:p>
          </table:table-cell>
          <table:table-cell office:value-type="float" office:value="4676.06" calcext:value-type="float">
            <text:p>4,676.06</text:p>
          </table:table-cell>
          <table:table-cell table:style-name="ce3" office:value-type="float" office:value="4673.95" calcext:value-type="float">
            <text:p>4673.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13" calcext:value-type="date">
            <text:p>5/1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78.53" calcext:value-type="float">
            <text:p>4,678.53</text:p>
          </table:table-cell>
          <table:table-cell office:value-type="float" office:value="4678.15" calcext:value-type="float">
            <text:p>4,678.15</text:p>
          </table:table-cell>
          <table:table-cell table:style-name="ce3" office:value-type="float" office:value="4676.04" calcext:value-type="float">
            <text:p>4676.0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16" calcext:value-type="date">
            <text:p>5/1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80.62" calcext:value-type="float">
            <text:p>4,680.62</text:p>
          </table:table-cell>
          <table:table-cell office:value-type="float" office:value="4680.24" calcext:value-type="float">
            <text:p>4,680.24</text:p>
          </table:table-cell>
          <table:table-cell table:style-name="ce3" office:value-type="float" office:value="4678.13" calcext:value-type="float">
            <text:p>4678.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17" calcext:value-type="date">
            <text:p>5/1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82.71" calcext:value-type="float">
            <text:p>4,682.71</text:p>
          </table:table-cell>
          <table:table-cell office:value-type="float" office:value="4682.33" calcext:value-type="float">
            <text:p>4,682.33</text:p>
          </table:table-cell>
          <table:table-cell table:style-name="ce3" office:value-type="float" office:value="4680.23" calcext:value-type="float">
            <text:p>4680.2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18" calcext:value-type="date">
            <text:p>5/1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84.81" calcext:value-type="float">
            <text:p>4,684.81</text:p>
          </table:table-cell>
          <table:table-cell office:value-type="float" office:value="4684.43" calcext:value-type="float">
            <text:p>4,684.43</text:p>
          </table:table-cell>
          <table:table-cell table:style-name="ce3" office:value-type="float" office:value="4682.32" calcext:value-type="float">
            <text:p>4682.3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19" calcext:value-type="date">
            <text:p>5/1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86.9" calcext:value-type="float">
            <text:p>4,686.90</text:p>
          </table:table-cell>
          <table:table-cell office:value-type="float" office:value="4686.52" calcext:value-type="float">
            <text:p>4,686.52</text:p>
          </table:table-cell>
          <table:table-cell table:style-name="ce3" office:value-type="float" office:value="4684.41" calcext:value-type="float">
            <text:p>4684.4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20" calcext:value-type="date">
            <text:p>5/2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88.99" calcext:value-type="float">
            <text:p>4,688.99</text:p>
          </table:table-cell>
          <table:table-cell office:value-type="float" office:value="4688.62" calcext:value-type="float">
            <text:p>4,688.62</text:p>
          </table:table-cell>
          <table:table-cell table:style-name="ce3" office:value-type="float" office:value="4686.51" calcext:value-type="float">
            <text:p>4686.5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23" calcext:value-type="date">
            <text:p>5/2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91.09" calcext:value-type="float">
            <text:p>4,691.09</text:p>
          </table:table-cell>
          <table:table-cell office:value-type="float" office:value="4690.72" calcext:value-type="float">
            <text:p>4,690.72</text:p>
          </table:table-cell>
          <table:table-cell table:style-name="ce3" office:value-type="float" office:value="4688.61" calcext:value-type="float">
            <text:p>4688.6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24" calcext:value-type="date">
            <text:p>5/2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93.19" calcext:value-type="float">
            <text:p>4,693.19</text:p>
          </table:table-cell>
          <table:table-cell office:value-type="float" office:value="4692.82" calcext:value-type="float">
            <text:p>4,692.82</text:p>
          </table:table-cell>
          <table:table-cell table:style-name="ce3" office:value-type="float" office:value="4690.71" calcext:value-type="float">
            <text:p>4690.7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25" calcext:value-type="date">
            <text:p>5/2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95.29" calcext:value-type="float">
            <text:p>4,695.29</text:p>
          </table:table-cell>
          <table:table-cell office:value-type="float" office:value="4694.91" calcext:value-type="float">
            <text:p>4,694.91</text:p>
          </table:table-cell>
          <table:table-cell table:style-name="ce3" office:value-type="float" office:value="4692.8" calcext:value-type="float">
            <text:p>4692.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26" calcext:value-type="date">
            <text:p>5/2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97.38" calcext:value-type="float">
            <text:p>4,697.38</text:p>
          </table:table-cell>
          <table:table-cell office:value-type="float" office:value="4697.02" calcext:value-type="float">
            <text:p>4,697.02</text:p>
          </table:table-cell>
          <table:table-cell table:style-name="ce3" office:value-type="float" office:value="4694.9" calcext:value-type="float">
            <text:p>4694.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27" calcext:value-type="date">
            <text:p>5/2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699.48" calcext:value-type="float">
            <text:p>4,699.48</text:p>
          </table:table-cell>
          <table:table-cell office:value-type="float" office:value="4699.12" calcext:value-type="float">
            <text:p>4,699.12</text:p>
          </table:table-cell>
          <table:table-cell table:style-name="ce3" office:value-type="float" office:value="4697" calcext:value-type="float">
            <text:p>469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30" calcext:value-type="date">
            <text:p>5/3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01.58" calcext:value-type="float">
            <text:p>4,701.58</text:p>
          </table:table-cell>
          <table:table-cell office:value-type="float" office:value="4701.22" calcext:value-type="float">
            <text:p>4,701.22</text:p>
          </table:table-cell>
          <table:table-cell table:style-name="ce3" office:value-type="float" office:value="4699.1" calcext:value-type="float">
            <text:p>4699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5-31" calcext:value-type="date">
            <text:p>5/3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03.69" calcext:value-type="float">
            <text:p>4,703.69</text:p>
          </table:table-cell>
          <table:table-cell office:value-type="float" office:value="4703.32" calcext:value-type="float">
            <text:p>4,703.32</text:p>
          </table:table-cell>
          <table:table-cell table:style-name="ce3" office:value-type="float" office:value="4701.21" calcext:value-type="float">
            <text:p>4701.2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01" calcext:value-type="date">
            <text:p>6/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05.79" calcext:value-type="float">
            <text:p>4,705.79</text:p>
          </table:table-cell>
          <table:table-cell office:value-type="float" office:value="4705.43" calcext:value-type="float">
            <text:p>4,705.43</text:p>
          </table:table-cell>
          <table:table-cell table:style-name="ce3" office:value-type="float" office:value="4703.31" calcext:value-type="float">
            <text:p>4703.3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02" calcext:value-type="date">
            <text:p>6/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07.89" calcext:value-type="float">
            <text:p>4,707.89</text:p>
          </table:table-cell>
          <table:table-cell office:value-type="float" office:value="4707.53" calcext:value-type="float">
            <text:p>4,707.53</text:p>
          </table:table-cell>
          <table:table-cell table:style-name="ce3" office:value-type="float" office:value="4705.41" calcext:value-type="float">
            <text:p>4705.4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03" calcext:value-type="date">
            <text:p>6/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10" calcext:value-type="float">
            <text:p>4,710.00</text:p>
          </table:table-cell>
          <table:table-cell office:value-type="float" office:value="4709.64" calcext:value-type="float">
            <text:p>4,709.64</text:p>
          </table:table-cell>
          <table:table-cell table:style-name="ce3" office:value-type="float" office:value="4707.52" calcext:value-type="float">
            <text:p>4707.5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06" calcext:value-type="date">
            <text:p>6/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12.1" calcext:value-type="float">
            <text:p>4,712.10</text:p>
          </table:table-cell>
          <table:table-cell office:value-type="float" office:value="4711.75" calcext:value-type="float">
            <text:p>4,711.75</text:p>
          </table:table-cell>
          <table:table-cell table:style-name="ce3" office:value-type="float" office:value="4709.62" calcext:value-type="float">
            <text:p>4709.6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07" calcext:value-type="date">
            <text:p>6/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14.21" calcext:value-type="float">
            <text:p>4,714.21</text:p>
          </table:table-cell>
          <table:table-cell office:value-type="float" office:value="4713.85" calcext:value-type="float">
            <text:p>4,713.85</text:p>
          </table:table-cell>
          <table:table-cell table:style-name="ce3" office:value-type="float" office:value="4711.73" calcext:value-type="float">
            <text:p>4711.7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08" calcext:value-type="date">
            <text:p>6/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16.31" calcext:value-type="float">
            <text:p>4,716.31</text:p>
          </table:table-cell>
          <table:table-cell office:value-type="float" office:value="4715.96" calcext:value-type="float">
            <text:p>4,715.96</text:p>
          </table:table-cell>
          <table:table-cell table:style-name="ce3" office:value-type="float" office:value="4713.84" calcext:value-type="float">
            <text:p>4713.8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09" calcext:value-type="date">
            <text:p>6/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18.46" calcext:value-type="float">
            <text:p>4,718.46</text:p>
          </table:table-cell>
          <table:table-cell office:value-type="float" office:value="4718.12" calcext:value-type="float">
            <text:p>4,718.12</text:p>
          </table:table-cell>
          <table:table-cell table:style-name="ce3" office:value-type="float" office:value="4715.95" calcext:value-type="float">
            <text:p>4715.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10" calcext:value-type="date">
            <text:p>6/1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20.62" calcext:value-type="float">
            <text:p>4,720.62</text:p>
          </table:table-cell>
          <table:table-cell office:value-type="float" office:value="4720.27" calcext:value-type="float">
            <text:p>4,720.27</text:p>
          </table:table-cell>
          <table:table-cell table:style-name="ce3" office:value-type="float" office:value="4718.1" calcext:value-type="float">
            <text:p>4718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13" calcext:value-type="date">
            <text:p>6/1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22.77" calcext:value-type="float">
            <text:p>4,722.77</text:p>
          </table:table-cell>
          <table:table-cell office:value-type="float" office:value="4722.42" calcext:value-type="float">
            <text:p>4,722.42</text:p>
          </table:table-cell>
          <table:table-cell table:style-name="ce3" office:value-type="float" office:value="4720.25" calcext:value-type="float">
            <text:p>4720.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14" calcext:value-type="date">
            <text:p>6/1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24.92" calcext:value-type="float">
            <text:p>4,724.92</text:p>
          </table:table-cell>
          <table:table-cell office:value-type="float" office:value="4724.57" calcext:value-type="float">
            <text:p>4,724.57</text:p>
          </table:table-cell>
          <table:table-cell table:style-name="ce3" office:value-type="float" office:value="4722.4" calcext:value-type="float">
            <text:p>4722.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15" calcext:value-type="date">
            <text:p>6/1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27.07" calcext:value-type="float">
            <text:p>4,727.07</text:p>
          </table:table-cell>
          <table:table-cell office:value-type="float" office:value="4726.73" calcext:value-type="float">
            <text:p>4,726.73</text:p>
          </table:table-cell>
          <table:table-cell table:style-name="ce3" office:value-type="float" office:value="4724.56" calcext:value-type="float">
            <text:p>4724.5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16" calcext:value-type="date">
            <text:p>6/1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29.23" calcext:value-type="float">
            <text:p>4,729.23</text:p>
          </table:table-cell>
          <table:table-cell office:value-type="float" office:value="4728.89" calcext:value-type="float">
            <text:p>4,728.89</text:p>
          </table:table-cell>
          <table:table-cell table:style-name="ce3" office:value-type="float" office:value="4726.72" calcext:value-type="float">
            <text:p>4726.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17" calcext:value-type="date">
            <text:p>6/1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31.38" calcext:value-type="float">
            <text:p>4,731.38</text:p>
          </table:table-cell>
          <table:table-cell office:value-type="float" office:value="4731.04" calcext:value-type="float">
            <text:p>4,731.04</text:p>
          </table:table-cell>
          <table:table-cell table:style-name="ce3" office:value-type="float" office:value="4728.87" calcext:value-type="float">
            <text:p>4728.8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20" calcext:value-type="date">
            <text:p>6/2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33.54" calcext:value-type="float">
            <text:p>4,733.54</text:p>
          </table:table-cell>
          <table:table-cell office:value-type="float" office:value="4733.2" calcext:value-type="float">
            <text:p>4,733.20</text:p>
          </table:table-cell>
          <table:table-cell table:style-name="ce3" office:value-type="float" office:value="4731.03" calcext:value-type="float">
            <text:p>4731.0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21" calcext:value-type="date">
            <text:p>6/2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35.7" calcext:value-type="float">
            <text:p>4,735.70</text:p>
          </table:table-cell>
          <table:table-cell office:value-type="float" office:value="4735.36" calcext:value-type="float">
            <text:p>4,735.36</text:p>
          </table:table-cell>
          <table:table-cell table:style-name="ce3" office:value-type="float" office:value="4733.19" calcext:value-type="float">
            <text:p>4733.1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22" calcext:value-type="date">
            <text:p>6/2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37.86" calcext:value-type="float">
            <text:p>4,737.86</text:p>
          </table:table-cell>
          <table:table-cell office:value-type="float" office:value="4737.52" calcext:value-type="float">
            <text:p>4,737.52</text:p>
          </table:table-cell>
          <table:table-cell table:style-name="ce3" office:value-type="float" office:value="4735.35" calcext:value-type="float">
            <text:p>4735.3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24" calcext:value-type="date">
            <text:p>6/2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40.02" calcext:value-type="float">
            <text:p>4,740.02</text:p>
          </table:table-cell>
          <table:table-cell office:value-type="float" office:value="4739.69" calcext:value-type="float">
            <text:p>4,739.69</text:p>
          </table:table-cell>
          <table:table-cell table:style-name="ce3" office:value-type="float" office:value="4737.51" calcext:value-type="float">
            <text:p>4737.5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27" calcext:value-type="date">
            <text:p>6/2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42.18" calcext:value-type="float">
            <text:p>4,742.18</text:p>
          </table:table-cell>
          <table:table-cell office:value-type="float" office:value="4741.85" calcext:value-type="float">
            <text:p>4,741.85</text:p>
          </table:table-cell>
          <table:table-cell table:style-name="ce3" office:value-type="float" office:value="4739.67" calcext:value-type="float">
            <text:p>4739.6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28" calcext:value-type="date">
            <text:p>6/2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44.34" calcext:value-type="float">
            <text:p>4,744.34</text:p>
          </table:table-cell>
          <table:table-cell office:value-type="float" office:value="4744.01" calcext:value-type="float">
            <text:p>4,744.01</text:p>
          </table:table-cell>
          <table:table-cell table:style-name="ce3" office:value-type="float" office:value="4741.83" calcext:value-type="float">
            <text:p>4741.8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29" calcext:value-type="date">
            <text:p>6/2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46.5" calcext:value-type="float">
            <text:p>4,746.50</text:p>
          </table:table-cell>
          <table:table-cell office:value-type="float" office:value="4746.17" calcext:value-type="float">
            <text:p>4,746.17</text:p>
          </table:table-cell>
          <table:table-cell table:style-name="ce3" office:value-type="float" office:value="4743.99" calcext:value-type="float">
            <text:p>4743.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6-30" calcext:value-type="date">
            <text:p>6/3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48.67" calcext:value-type="float">
            <text:p>4,748.67</text:p>
          </table:table-cell>
          <table:table-cell office:value-type="float" office:value="4748.34" calcext:value-type="float">
            <text:p>4,748.34</text:p>
          </table:table-cell>
          <table:table-cell table:style-name="ce3" office:value-type="float" office:value="4746.16" calcext:value-type="float">
            <text:p>4746.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01" calcext:value-type="date">
            <text:p>7/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50.83" calcext:value-type="float">
            <text:p>4,750.83</text:p>
          </table:table-cell>
          <table:table-cell office:value-type="float" office:value="4750.51" calcext:value-type="float">
            <text:p>4,750.51</text:p>
          </table:table-cell>
          <table:table-cell table:style-name="ce3" office:value-type="float" office:value="4748.32" calcext:value-type="float">
            <text:p>4748.3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04" calcext:value-type="date">
            <text:p>7/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53" calcext:value-type="float">
            <text:p>4,753.00</text:p>
          </table:table-cell>
          <table:table-cell office:value-type="float" office:value="4752.67" calcext:value-type="float">
            <text:p>4,752.67</text:p>
          </table:table-cell>
          <table:table-cell table:style-name="ce3" office:value-type="float" office:value="4750.49" calcext:value-type="float">
            <text:p>4750.4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05" calcext:value-type="date">
            <text:p>7/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55.16" calcext:value-type="float">
            <text:p>4,755.16</text:p>
          </table:table-cell>
          <table:table-cell office:value-type="float" office:value="4754.84" calcext:value-type="float">
            <text:p>4,754.84</text:p>
          </table:table-cell>
          <table:table-cell table:style-name="ce3" office:value-type="float" office:value="4752.66" calcext:value-type="float">
            <text:p>4752.6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06" calcext:value-type="date">
            <text:p>7/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57.33" calcext:value-type="float">
            <text:p>4,757.33</text:p>
          </table:table-cell>
          <table:table-cell office:value-type="float" office:value="4757.01" calcext:value-type="float">
            <text:p>4,757.01</text:p>
          </table:table-cell>
          <table:table-cell table:style-name="ce3" office:value-type="float" office:value="4754.83" calcext:value-type="float">
            <text:p>4754.8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07" calcext:value-type="date">
            <text:p>7/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59.5" calcext:value-type="float">
            <text:p>4,759.50</text:p>
          </table:table-cell>
          <table:table-cell office:value-type="float" office:value="4759.18" calcext:value-type="float">
            <text:p>4,759.18</text:p>
          </table:table-cell>
          <table:table-cell table:style-name="ce3" office:value-type="float" office:value="4757" calcext:value-type="float">
            <text:p>475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08" calcext:value-type="date">
            <text:p>7/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61.67" calcext:value-type="float">
            <text:p>4,761.67</text:p>
          </table:table-cell>
          <table:table-cell office:value-type="float" office:value="4761.35" calcext:value-type="float">
            <text:p>4,761.35</text:p>
          </table:table-cell>
          <table:table-cell table:style-name="ce3" office:value-type="float" office:value="4759.17" calcext:value-type="float">
            <text:p>4759.1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11" calcext:value-type="date">
            <text:p>7/1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63.84" calcext:value-type="float">
            <text:p>4,763.84</text:p>
          </table:table-cell>
          <table:table-cell office:value-type="float" office:value="4763.52" calcext:value-type="float">
            <text:p>4,763.52</text:p>
          </table:table-cell>
          <table:table-cell table:style-name="ce3" office:value-type="float" office:value="4761.34" calcext:value-type="float">
            <text:p>4761.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12" calcext:value-type="date">
            <text:p>7/1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66.01" calcext:value-type="float">
            <text:p>4,766.01</text:p>
          </table:table-cell>
          <table:table-cell office:value-type="float" office:value="4765.7" calcext:value-type="float">
            <text:p>4,765.70</text:p>
          </table:table-cell>
          <table:table-cell table:style-name="ce3" office:value-type="float" office:value="4763.51" calcext:value-type="float">
            <text:p>4763.5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13" calcext:value-type="date">
            <text:p>7/1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68.18" calcext:value-type="float">
            <text:p>4,768.18</text:p>
          </table:table-cell>
          <table:table-cell office:value-type="float" office:value="4767.87" calcext:value-type="float">
            <text:p>4,767.87</text:p>
          </table:table-cell>
          <table:table-cell table:style-name="ce3" office:value-type="float" office:value="4765.68" calcext:value-type="float">
            <text:p>4765.6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14" calcext:value-type="date">
            <text:p>7/1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70.36" calcext:value-type="float">
            <text:p>4,770.36</text:p>
          </table:table-cell>
          <table:table-cell office:value-type="float" office:value="4770.05" calcext:value-type="float">
            <text:p>4,770.05</text:p>
          </table:table-cell>
          <table:table-cell table:style-name="ce3" office:value-type="float" office:value="4767.86" calcext:value-type="float">
            <text:p>4767.8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15" calcext:value-type="date">
            <text:p>7/1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72.53" calcext:value-type="float">
            <text:p>4,772.53</text:p>
          </table:table-cell>
          <table:table-cell office:value-type="float" office:value="4772.23" calcext:value-type="float">
            <text:p>4,772.23</text:p>
          </table:table-cell>
          <table:table-cell table:style-name="ce3" office:value-type="float" office:value="4770.03" calcext:value-type="float">
            <text:p>4770.0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18" calcext:value-type="date">
            <text:p>7/1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74.71" calcext:value-type="float">
            <text:p>4,774.71</text:p>
          </table:table-cell>
          <table:table-cell office:value-type="float" office:value="4774.4" calcext:value-type="float">
            <text:p>4,774.40</text:p>
          </table:table-cell>
          <table:table-cell table:style-name="ce3" office:value-type="float" office:value="4772.21" calcext:value-type="float">
            <text:p>4772.2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19" calcext:value-type="date">
            <text:p>7/1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76.88" calcext:value-type="float">
            <text:p>4,776.88</text:p>
          </table:table-cell>
          <table:table-cell office:value-type="float" office:value="4776.58" calcext:value-type="float">
            <text:p>4,776.58</text:p>
          </table:table-cell>
          <table:table-cell table:style-name="ce3" office:value-type="float" office:value="4774.39" calcext:value-type="float">
            <text:p>4774.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20" calcext:value-type="date">
            <text:p>7/2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79.06" calcext:value-type="float">
            <text:p>4,779.06</text:p>
          </table:table-cell>
          <table:table-cell office:value-type="float" office:value="4778.76" calcext:value-type="float">
            <text:p>4,778.76</text:p>
          </table:table-cell>
          <table:table-cell table:style-name="ce3" office:value-type="float" office:value="4776.56" calcext:value-type="float">
            <text:p>4776.5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21" calcext:value-type="date">
            <text:p>7/2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81.28" calcext:value-type="float">
            <text:p>4,781.28</text:p>
          </table:table-cell>
          <table:table-cell office:value-type="float" office:value="4780.98" calcext:value-type="float">
            <text:p>4,780.98</text:p>
          </table:table-cell>
          <table:table-cell table:style-name="ce3" office:value-type="float" office:value="4778.75" calcext:value-type="float">
            <text:p>4778.7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22" calcext:value-type="date">
            <text:p>7/2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83.5" calcext:value-type="float">
            <text:p>4,783.50</text:p>
          </table:table-cell>
          <table:table-cell office:value-type="float" office:value="4783.21" calcext:value-type="float">
            <text:p>4,783.21</text:p>
          </table:table-cell>
          <table:table-cell table:style-name="ce3" office:value-type="float" office:value="4780.97" calcext:value-type="float">
            <text:p>4780.9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25" calcext:value-type="date">
            <text:p>7/2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85.73" calcext:value-type="float">
            <text:p>4,785.73</text:p>
          </table:table-cell>
          <table:table-cell office:value-type="float" office:value="4785.43" calcext:value-type="float">
            <text:p>4,785.43</text:p>
          </table:table-cell>
          <table:table-cell table:style-name="ce3" office:value-type="float" office:value="4783.19" calcext:value-type="float">
            <text:p>4783.1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26" calcext:value-type="date">
            <text:p>7/2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87.95" calcext:value-type="float">
            <text:p>4,787.95</text:p>
          </table:table-cell>
          <table:table-cell office:value-type="float" office:value="4787.65" calcext:value-type="float">
            <text:p>4,787.65</text:p>
          </table:table-cell>
          <table:table-cell table:style-name="ce3" office:value-type="float" office:value="4785.42" calcext:value-type="float">
            <text:p>4785.4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27" calcext:value-type="date">
            <text:p>7/2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90.17" calcext:value-type="float">
            <text:p>4,790.17</text:p>
          </table:table-cell>
          <table:table-cell office:value-type="float" office:value="4789.88" calcext:value-type="float">
            <text:p>4,789.88</text:p>
          </table:table-cell>
          <table:table-cell table:style-name="ce3" office:value-type="float" office:value="4787.64" calcext:value-type="float">
            <text:p>4787.6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28" calcext:value-type="date">
            <text:p>7/2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92.4" calcext:value-type="float">
            <text:p>4,792.40</text:p>
          </table:table-cell>
          <table:table-cell office:value-type="float" office:value="4792.11" calcext:value-type="float">
            <text:p>4,792.11</text:p>
          </table:table-cell>
          <table:table-cell table:style-name="ce3" office:value-type="float" office:value="4789.87" calcext:value-type="float">
            <text:p>4789.8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7-29" calcext:value-type="date">
            <text:p>7/2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94.63" calcext:value-type="float">
            <text:p>4,794.63</text:p>
          </table:table-cell>
          <table:table-cell office:value-type="float" office:value="4794.34" calcext:value-type="float">
            <text:p>4,794.34</text:p>
          </table:table-cell>
          <table:table-cell table:style-name="ce3" office:value-type="float" office:value="4792.09" calcext:value-type="float">
            <text:p>4792.0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01" calcext:value-type="date">
            <text:p>8/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96.86" calcext:value-type="float">
            <text:p>4,796.86</text:p>
          </table:table-cell>
          <table:table-cell office:value-type="float" office:value="4796.57" calcext:value-type="float">
            <text:p>4,796.57</text:p>
          </table:table-cell>
          <table:table-cell table:style-name="ce3" office:value-type="float" office:value="4794.33" calcext:value-type="float">
            <text:p>4794.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02" calcext:value-type="date">
            <text:p>8/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799.08" calcext:value-type="float">
            <text:p>4,799.08</text:p>
          </table:table-cell>
          <table:table-cell office:value-type="float" office:value="4798.8" calcext:value-type="float">
            <text:p>4,798.80</text:p>
          </table:table-cell>
          <table:table-cell table:style-name="ce3" office:value-type="float" office:value="4796.55" calcext:value-type="float">
            <text:p>4796.5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03" calcext:value-type="date">
            <text:p>8/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01.31" calcext:value-type="float">
            <text:p>4,801.31</text:p>
          </table:table-cell>
          <table:table-cell office:value-type="float" office:value="4801.03" calcext:value-type="float">
            <text:p>4,801.03</text:p>
          </table:table-cell>
          <table:table-cell table:style-name="ce3" office:value-type="float" office:value="4798.78" calcext:value-type="float">
            <text:p>4798.7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04" calcext:value-type="date">
            <text:p>8/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03.55" calcext:value-type="float">
            <text:p>4,803.55</text:p>
          </table:table-cell>
          <table:table-cell office:value-type="float" office:value="4803.26" calcext:value-type="float">
            <text:p>4,803.26</text:p>
          </table:table-cell>
          <table:table-cell table:style-name="ce3" office:value-type="float" office:value="4801.02" calcext:value-type="float">
            <text:p>4801.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05" calcext:value-type="date">
            <text:p>8/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05.78" calcext:value-type="float">
            <text:p>4,805.78</text:p>
          </table:table-cell>
          <table:table-cell office:value-type="float" office:value="4805.5" calcext:value-type="float">
            <text:p>4,805.50</text:p>
          </table:table-cell>
          <table:table-cell table:style-name="ce3" office:value-type="float" office:value="4803.25" calcext:value-type="float">
            <text:p>4803.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08" calcext:value-type="date">
            <text:p>8/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08.01" calcext:value-type="float">
            <text:p>4,808.01</text:p>
          </table:table-cell>
          <table:table-cell office:value-type="float" office:value="4807.73" calcext:value-type="float">
            <text:p>4,807.73</text:p>
          </table:table-cell>
          <table:table-cell table:style-name="ce3" office:value-type="float" office:value="4805.49" calcext:value-type="float">
            <text:p>4805.4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09" calcext:value-type="date">
            <text:p>8/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10.24" calcext:value-type="float">
            <text:p>4,810.24</text:p>
          </table:table-cell>
          <table:table-cell office:value-type="float" office:value="4809.97" calcext:value-type="float">
            <text:p>4,809.97</text:p>
          </table:table-cell>
          <table:table-cell table:style-name="ce3" office:value-type="float" office:value="4807.72" calcext:value-type="float">
            <text:p>4807.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10" calcext:value-type="date">
            <text:p>8/1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12.48" calcext:value-type="float">
            <text:p>4,812.48</text:p>
          </table:table-cell>
          <table:table-cell office:value-type="float" office:value="4812.21" calcext:value-type="float">
            <text:p>4,812.21</text:p>
          </table:table-cell>
          <table:table-cell table:style-name="ce3" office:value-type="float" office:value="4809.95" calcext:value-type="float">
            <text:p>4809.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11" calcext:value-type="date">
            <text:p>8/1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14.72" calcext:value-type="float">
            <text:p>4,814.72</text:p>
          </table:table-cell>
          <table:table-cell office:value-type="float" office:value="4814.44" calcext:value-type="float">
            <text:p>4,814.44</text:p>
          </table:table-cell>
          <table:table-cell table:style-name="ce3" office:value-type="float" office:value="4812.19" calcext:value-type="float">
            <text:p>4812.1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12" calcext:value-type="date">
            <text:p>8/1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16.95" calcext:value-type="float">
            <text:p>4,816.95</text:p>
          </table:table-cell>
          <table:table-cell office:value-type="float" office:value="4816.68" calcext:value-type="float">
            <text:p>4,816.68</text:p>
          </table:table-cell>
          <table:table-cell table:style-name="ce3" office:value-type="float" office:value="4814.43" calcext:value-type="float">
            <text:p>4814.4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15" calcext:value-type="date">
            <text:p>8/1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19.19" calcext:value-type="float">
            <text:p>4,819.19</text:p>
          </table:table-cell>
          <table:table-cell office:value-type="float" office:value="4818.92" calcext:value-type="float">
            <text:p>4,818.92</text:p>
          </table:table-cell>
          <table:table-cell table:style-name="ce3" office:value-type="float" office:value="4816.67" calcext:value-type="float">
            <text:p>4816.6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16" calcext:value-type="date">
            <text:p>8/1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21.43" calcext:value-type="float">
            <text:p>4,821.43</text:p>
          </table:table-cell>
          <table:table-cell office:value-type="float" office:value="4821.16" calcext:value-type="float">
            <text:p>4,821.16</text:p>
          </table:table-cell>
          <table:table-cell table:style-name="ce3" office:value-type="float" office:value="4818.91" calcext:value-type="float">
            <text:p>4818.9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17" calcext:value-type="date">
            <text:p>8/1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23.67" calcext:value-type="float">
            <text:p>4,823.67</text:p>
          </table:table-cell>
          <table:table-cell office:value-type="float" office:value="4823.41" calcext:value-type="float">
            <text:p>4,823.41</text:p>
          </table:table-cell>
          <table:table-cell table:style-name="ce3" office:value-type="float" office:value="4821.15" calcext:value-type="float">
            <text:p>4821.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18" calcext:value-type="date">
            <text:p>8/1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25.91" calcext:value-type="float">
            <text:p>4,825.91</text:p>
          </table:table-cell>
          <table:table-cell office:value-type="float" office:value="4825.65" calcext:value-type="float">
            <text:p>4,825.65</text:p>
          </table:table-cell>
          <table:table-cell table:style-name="ce3" office:value-type="float" office:value="4823.39" calcext:value-type="float">
            <text:p>4823.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19" calcext:value-type="date">
            <text:p>8/1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28.16" calcext:value-type="float">
            <text:p>4,828.16</text:p>
          </table:table-cell>
          <table:table-cell office:value-type="float" office:value="4827.9" calcext:value-type="float">
            <text:p>4,827.90</text:p>
          </table:table-cell>
          <table:table-cell table:style-name="ce3" office:value-type="float" office:value="4825.63" calcext:value-type="float">
            <text:p>4825.6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22" calcext:value-type="date">
            <text:p>8/2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30.4" calcext:value-type="float">
            <text:p>4,830.40</text:p>
          </table:table-cell>
          <table:table-cell office:value-type="float" office:value="4830.14" calcext:value-type="float">
            <text:p>4,830.14</text:p>
          </table:table-cell>
          <table:table-cell table:style-name="ce3" office:value-type="float" office:value="4827.88" calcext:value-type="float">
            <text:p>4827.8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23" calcext:value-type="date">
            <text:p>8/2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32.64" calcext:value-type="float">
            <text:p>4,832.64</text:p>
          </table:table-cell>
          <table:table-cell office:value-type="float" office:value="4832.38" calcext:value-type="float">
            <text:p>4,832.38</text:p>
          </table:table-cell>
          <table:table-cell table:style-name="ce3" office:value-type="float" office:value="4830.12" calcext:value-type="float">
            <text:p>4830.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24" calcext:value-type="date">
            <text:p>8/2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34.89" calcext:value-type="float">
            <text:p>4,834.89</text:p>
          </table:table-cell>
          <table:table-cell office:value-type="float" office:value="4834.63" calcext:value-type="float">
            <text:p>4,834.63</text:p>
          </table:table-cell>
          <table:table-cell table:style-name="ce3" office:value-type="float" office:value="4832.37" calcext:value-type="float">
            <text:p>4832.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25" calcext:value-type="date">
            <text:p>8/2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37.14" calcext:value-type="float">
            <text:p>4,837.14</text:p>
          </table:table-cell>
          <table:table-cell office:value-type="float" office:value="4836.88" calcext:value-type="float">
            <text:p>4,836.88</text:p>
          </table:table-cell>
          <table:table-cell table:style-name="ce3" office:value-type="float" office:value="4834.62" calcext:value-type="float">
            <text:p>4834.6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26" calcext:value-type="date">
            <text:p>8/2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39.38" calcext:value-type="float">
            <text:p>4,839.38</text:p>
          </table:table-cell>
          <table:table-cell office:value-type="float" office:value="4839.13" calcext:value-type="float">
            <text:p>4,839.13</text:p>
          </table:table-cell>
          <table:table-cell table:style-name="ce3" office:value-type="float" office:value="4836.86" calcext:value-type="float">
            <text:p>4836.8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29" calcext:value-type="date">
            <text:p>8/2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41.63" calcext:value-type="float">
            <text:p>4,841.63</text:p>
          </table:table-cell>
          <table:table-cell office:value-type="float" office:value="4841.38" calcext:value-type="float">
            <text:p>4,841.38</text:p>
          </table:table-cell>
          <table:table-cell table:style-name="ce3" office:value-type="float" office:value="4839.12" calcext:value-type="float">
            <text:p>4839.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30" calcext:value-type="date">
            <text:p>8/3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43.88" calcext:value-type="float">
            <text:p>4,843.88</text:p>
          </table:table-cell>
          <table:table-cell office:value-type="float" office:value="4843.63" calcext:value-type="float">
            <text:p>4,843.63</text:p>
          </table:table-cell>
          <table:table-cell table:style-name="ce3" office:value-type="float" office:value="4841.36" calcext:value-type="float">
            <text:p>4841.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8-31" calcext:value-type="date">
            <text:p>8/3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46.13" calcext:value-type="float">
            <text:p>4,846.13</text:p>
          </table:table-cell>
          <table:table-cell office:value-type="float" office:value="4845.88" calcext:value-type="float">
            <text:p>4,845.88</text:p>
          </table:table-cell>
          <table:table-cell table:style-name="ce3" office:value-type="float" office:value="4843.61" calcext:value-type="float">
            <text:p>4843.6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01" calcext:value-type="date">
            <text:p>9/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48.29" calcext:value-type="float">
            <text:p>4,848.29</text:p>
          </table:table-cell>
          <table:table-cell office:value-type="float" office:value="4848.04" calcext:value-type="float">
            <text:p>4,848.04</text:p>
          </table:table-cell>
          <table:table-cell table:style-name="ce3" office:value-type="float" office:value="4845.86" calcext:value-type="float">
            <text:p>4845.8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02" calcext:value-type="date">
            <text:p>9/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50.46" calcext:value-type="float">
            <text:p>4,850.46</text:p>
          </table:table-cell>
          <table:table-cell office:value-type="float" office:value="4850.21" calcext:value-type="float">
            <text:p>4,850.21</text:p>
          </table:table-cell>
          <table:table-cell table:style-name="ce3" office:value-type="float" office:value="4848.03" calcext:value-type="float">
            <text:p>4848.0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05" calcext:value-type="date">
            <text:p>9/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52.62" calcext:value-type="float">
            <text:p>4,852.62</text:p>
          </table:table-cell>
          <table:table-cell office:value-type="float" office:value="4852.38" calcext:value-type="float">
            <text:p>4,852.38</text:p>
          </table:table-cell>
          <table:table-cell table:style-name="ce3" office:value-type="float" office:value="4850.2" calcext:value-type="float">
            <text:p>4850.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06" calcext:value-type="date">
            <text:p>9/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54.79" calcext:value-type="float">
            <text:p>4,854.79</text:p>
          </table:table-cell>
          <table:table-cell office:value-type="float" office:value="4854.55" calcext:value-type="float">
            <text:p>4,854.55</text:p>
          </table:table-cell>
          <table:table-cell table:style-name="ce3" office:value-type="float" office:value="4852.36" calcext:value-type="float">
            <text:p>4852.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08" calcext:value-type="date">
            <text:p>9/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56.96" calcext:value-type="float">
            <text:p>4,856.96</text:p>
          </table:table-cell>
          <table:table-cell office:value-type="float" office:value="4856.72" calcext:value-type="float">
            <text:p>4,856.72</text:p>
          </table:table-cell>
          <table:table-cell table:style-name="ce3" office:value-type="float" office:value="4854.53" calcext:value-type="float">
            <text:p>4854.5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09" calcext:value-type="date">
            <text:p>9/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59.13" calcext:value-type="float">
            <text:p>4,859.13</text:p>
          </table:table-cell>
          <table:table-cell office:value-type="float" office:value="4858.89" calcext:value-type="float">
            <text:p>4,858.89</text:p>
          </table:table-cell>
          <table:table-cell table:style-name="ce3" office:value-type="float" office:value="4856.7" calcext:value-type="float">
            <text:p>4856.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12" calcext:value-type="date">
            <text:p>9/1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61.3" calcext:value-type="float">
            <text:p>4,861.30</text:p>
          </table:table-cell>
          <table:table-cell office:value-type="float" office:value="4861.06" calcext:value-type="float">
            <text:p>4,861.06</text:p>
          </table:table-cell>
          <table:table-cell table:style-name="ce3" office:value-type="float" office:value="4858.87" calcext:value-type="float">
            <text:p>4858.8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13" calcext:value-type="date">
            <text:p>9/1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63.47" calcext:value-type="float">
            <text:p>4,863.47</text:p>
          </table:table-cell>
          <table:table-cell office:value-type="float" office:value="4863.24" calcext:value-type="float">
            <text:p>4,863.24</text:p>
          </table:table-cell>
          <table:table-cell table:style-name="ce3" office:value-type="float" office:value="4861.04" calcext:value-type="float">
            <text:p>4861.0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14" calcext:value-type="date">
            <text:p>9/1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65.64" calcext:value-type="float">
            <text:p>4,865.64</text:p>
          </table:table-cell>
          <table:table-cell office:value-type="float" office:value="4865.41" calcext:value-type="float">
            <text:p>4,865.41</text:p>
          </table:table-cell>
          <table:table-cell table:style-name="ce3" office:value-type="float" office:value="4863.22" calcext:value-type="float">
            <text:p>4863.2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15" calcext:value-type="date">
            <text:p>9/1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67.81" calcext:value-type="float">
            <text:p>4,867.81</text:p>
          </table:table-cell>
          <table:table-cell office:value-type="float" office:value="4867.59" calcext:value-type="float">
            <text:p>4,867.59</text:p>
          </table:table-cell>
          <table:table-cell table:style-name="ce3" office:value-type="float" office:value="4865.39" calcext:value-type="float">
            <text:p>4865.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16" calcext:value-type="date">
            <text:p>9/1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69.99" calcext:value-type="float">
            <text:p>4,869.99</text:p>
          </table:table-cell>
          <table:table-cell office:value-type="float" office:value="4869.76" calcext:value-type="float">
            <text:p>4,869.76</text:p>
          </table:table-cell>
          <table:table-cell table:style-name="ce3" office:value-type="float" office:value="4867.57" calcext:value-type="float">
            <text:p>4867.5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19" calcext:value-type="date">
            <text:p>9/1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72.16" calcext:value-type="float">
            <text:p>4,872.16</text:p>
          </table:table-cell>
          <table:table-cell office:value-type="float" office:value="4871.93" calcext:value-type="float">
            <text:p>4,871.93</text:p>
          </table:table-cell>
          <table:table-cell table:style-name="ce3" office:value-type="float" office:value="4869.74" calcext:value-type="float">
            <text:p>4869.7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20" calcext:value-type="date">
            <text:p>9/2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74.34" calcext:value-type="float">
            <text:p>4,874.34</text:p>
          </table:table-cell>
          <table:table-cell office:value-type="float" office:value="4874.11" calcext:value-type="float">
            <text:p>4,874.11</text:p>
          </table:table-cell>
          <table:table-cell table:style-name="ce3" office:value-type="float" office:value="4871.92" calcext:value-type="float">
            <text:p>4871.9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21" calcext:value-type="date">
            <text:p>9/2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76.51" calcext:value-type="float">
            <text:p>4,876.51</text:p>
          </table:table-cell>
          <table:table-cell office:value-type="float" office:value="4876.29" calcext:value-type="float">
            <text:p>4,876.29</text:p>
          </table:table-cell>
          <table:table-cell table:style-name="ce3" office:value-type="float" office:value="4874.1" calcext:value-type="float">
            <text:p>4874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22" calcext:value-type="date">
            <text:p>9/2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78.69" calcext:value-type="float">
            <text:p>4,878.69</text:p>
          </table:table-cell>
          <table:table-cell office:value-type="float" office:value="4878.47" calcext:value-type="float">
            <text:p>4,878.47</text:p>
          </table:table-cell>
          <table:table-cell table:style-name="ce3" office:value-type="float" office:value="4876.27" calcext:value-type="float">
            <text:p>4876.2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23" calcext:value-type="date">
            <text:p>9/2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80.87" calcext:value-type="float">
            <text:p>4,880.87</text:p>
          </table:table-cell>
          <table:table-cell office:value-type="float" office:value="4880.65" calcext:value-type="float">
            <text:p>4,880.65</text:p>
          </table:table-cell>
          <table:table-cell table:style-name="ce3" office:value-type="float" office:value="4878.45" calcext:value-type="float">
            <text:p>4878.4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26" calcext:value-type="date">
            <text:p>9/2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83.04" calcext:value-type="float">
            <text:p>4,883.04</text:p>
          </table:table-cell>
          <table:table-cell office:value-type="float" office:value="4882.83" calcext:value-type="float">
            <text:p>4,882.83</text:p>
          </table:table-cell>
          <table:table-cell table:style-name="ce3" office:value-type="float" office:value="4880.63" calcext:value-type="float">
            <text:p>4880.6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27" calcext:value-type="date">
            <text:p>9/2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85.22" calcext:value-type="float">
            <text:p>4,885.22</text:p>
          </table:table-cell>
          <table:table-cell office:value-type="float" office:value="4885.01" calcext:value-type="float">
            <text:p>4,885.01</text:p>
          </table:table-cell>
          <table:table-cell table:style-name="ce3" office:value-type="float" office:value="4882.81" calcext:value-type="float">
            <text:p>4882.8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28" calcext:value-type="date">
            <text:p>9/2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87.4" calcext:value-type="float">
            <text:p>4,887.40</text:p>
          </table:table-cell>
          <table:table-cell office:value-type="float" office:value="4887.19" calcext:value-type="float">
            <text:p>4,887.19</text:p>
          </table:table-cell>
          <table:table-cell table:style-name="ce3" office:value-type="float" office:value="4884.99" calcext:value-type="float">
            <text:p>4884.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29" calcext:value-type="date">
            <text:p>9/2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89.59" calcext:value-type="float">
            <text:p>4,889.59</text:p>
          </table:table-cell>
          <table:table-cell office:value-type="float" office:value="4889.37" calcext:value-type="float">
            <text:p>4,889.37</text:p>
          </table:table-cell>
          <table:table-cell table:style-name="ce3" office:value-type="float" office:value="4887.17" calcext:value-type="float">
            <text:p>4887.1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09-30" calcext:value-type="date">
            <text:p>9/3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91.77" calcext:value-type="float">
            <text:p>4,891.77</text:p>
          </table:table-cell>
          <table:table-cell office:value-type="float" office:value="4891.56" calcext:value-type="float">
            <text:p>4,891.56</text:p>
          </table:table-cell>
          <table:table-cell table:style-name="ce3" office:value-type="float" office:value="4889.36" calcext:value-type="float">
            <text:p>4889.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03" calcext:value-type="date">
            <text:p>10/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93.95" calcext:value-type="float">
            <text:p>4,893.95</text:p>
          </table:table-cell>
          <table:table-cell office:value-type="float" office:value="4893.74" calcext:value-type="float">
            <text:p>4,893.74</text:p>
          </table:table-cell>
          <table:table-cell table:style-name="ce3" office:value-type="float" office:value="4891.54" calcext:value-type="float">
            <text:p>4891.5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04" calcext:value-type="date">
            <text:p>10/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96.13" calcext:value-type="float">
            <text:p>4,896.13</text:p>
          </table:table-cell>
          <table:table-cell office:value-type="float" office:value="4895.93" calcext:value-type="float">
            <text:p>4,895.93</text:p>
          </table:table-cell>
          <table:table-cell table:style-name="ce3" office:value-type="float" office:value="4893.72" calcext:value-type="float">
            <text:p>4893.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05" calcext:value-type="date">
            <text:p>10/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898.32" calcext:value-type="float">
            <text:p>4,898.32</text:p>
          </table:table-cell>
          <table:table-cell office:value-type="float" office:value="4898.11" calcext:value-type="float">
            <text:p>4,898.11</text:p>
          </table:table-cell>
          <table:table-cell table:style-name="ce3" office:value-type="float" office:value="4895.91" calcext:value-type="float">
            <text:p>4895.9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06" calcext:value-type="date">
            <text:p>10/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00.51" calcext:value-type="float">
            <text:p>4,900.51</text:p>
          </table:table-cell>
          <table:table-cell office:value-type="float" office:value="4900.3" calcext:value-type="float">
            <text:p>4,900.30</text:p>
          </table:table-cell>
          <table:table-cell table:style-name="ce3" office:value-type="float" office:value="4898.1" calcext:value-type="float">
            <text:p>4898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07" calcext:value-type="date">
            <text:p>10/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02.69" calcext:value-type="float">
            <text:p>4,902.69</text:p>
          </table:table-cell>
          <table:table-cell office:value-type="float" office:value="4902.49" calcext:value-type="float">
            <text:p>4,902.49</text:p>
          </table:table-cell>
          <table:table-cell table:style-name="ce3" office:value-type="float" office:value="4900.29" calcext:value-type="float">
            <text:p>4900.2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10" calcext:value-type="date">
            <text:p>10/1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04.88" calcext:value-type="float">
            <text:p>4,904.88</text:p>
          </table:table-cell>
          <table:table-cell office:value-type="float" office:value="4904.68" calcext:value-type="float">
            <text:p>4,904.68</text:p>
          </table:table-cell>
          <table:table-cell table:style-name="ce3" office:value-type="float" office:value="4902.47" calcext:value-type="float">
            <text:p>4902.4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11" calcext:value-type="date">
            <text:p>10/1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07.07" calcext:value-type="float">
            <text:p>4,907.07</text:p>
          </table:table-cell>
          <table:table-cell office:value-type="float" office:value="4906.87" calcext:value-type="float">
            <text:p>4,906.87</text:p>
          </table:table-cell>
          <table:table-cell table:style-name="ce3" office:value-type="float" office:value="4904.66" calcext:value-type="float">
            <text:p>4904.6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13" calcext:value-type="date">
            <text:p>10/1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09.26" calcext:value-type="float">
            <text:p>4,909.26</text:p>
          </table:table-cell>
          <table:table-cell office:value-type="float" office:value="4909.06" calcext:value-type="float">
            <text:p>4,909.06</text:p>
          </table:table-cell>
          <table:table-cell table:style-name="ce3" office:value-type="float" office:value="4906.86" calcext:value-type="float">
            <text:p>4906.8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14" calcext:value-type="date">
            <text:p>10/1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11.45" calcext:value-type="float">
            <text:p>4,911.45</text:p>
          </table:table-cell>
          <table:table-cell office:value-type="float" office:value="4911.26" calcext:value-type="float">
            <text:p>4,911.26</text:p>
          </table:table-cell>
          <table:table-cell table:style-name="ce3" office:value-type="float" office:value="4909.05" calcext:value-type="float">
            <text:p>4909.0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17" calcext:value-type="date">
            <text:p>10/1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13.64" calcext:value-type="float">
            <text:p>4,913.64</text:p>
          </table:table-cell>
          <table:table-cell office:value-type="float" office:value="4913.45" calcext:value-type="float">
            <text:p>4,913.45</text:p>
          </table:table-cell>
          <table:table-cell table:style-name="ce3" office:value-type="float" office:value="4911.24" calcext:value-type="float">
            <text:p>4911.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18" calcext:value-type="date">
            <text:p>10/1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15.83" calcext:value-type="float">
            <text:p>4,915.83</text:p>
          </table:table-cell>
          <table:table-cell office:value-type="float" office:value="4915.64" calcext:value-type="float">
            <text:p>4,915.64</text:p>
          </table:table-cell>
          <table:table-cell table:style-name="ce3" office:value-type="float" office:value="4913.43" calcext:value-type="float">
            <text:p>4913.4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19" calcext:value-type="date">
            <text:p>10/1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18.03" calcext:value-type="float">
            <text:p>4,918.03</text:p>
          </table:table-cell>
          <table:table-cell office:value-type="float" office:value="4917.84" calcext:value-type="float">
            <text:p>4,917.84</text:p>
          </table:table-cell>
          <table:table-cell table:style-name="ce3" office:value-type="float" office:value="4915.63" calcext:value-type="float">
            <text:p>4915.6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20" calcext:value-type="date">
            <text:p>10/2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20.13" calcext:value-type="float">
            <text:p>4,920.13</text:p>
          </table:table-cell>
          <table:table-cell office:value-type="float" office:value="4919.95" calcext:value-type="float">
            <text:p>4,919.95</text:p>
          </table:table-cell>
          <table:table-cell table:style-name="ce3" office:value-type="float" office:value="4917.82" calcext:value-type="float">
            <text:p>4917.8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21" calcext:value-type="date">
            <text:p>10/2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22.24" calcext:value-type="float">
            <text:p>4,922.24</text:p>
          </table:table-cell>
          <table:table-cell office:value-type="float" office:value="4922.06" calcext:value-type="float">
            <text:p>4,922.06</text:p>
          </table:table-cell>
          <table:table-cell table:style-name="ce3" office:value-type="float" office:value="4919.93" calcext:value-type="float">
            <text:p>4919.9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24" calcext:value-type="date">
            <text:p>10/2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24.35" calcext:value-type="float">
            <text:p>4,924.35</text:p>
          </table:table-cell>
          <table:table-cell office:value-type="float" office:value="4924.17" calcext:value-type="float">
            <text:p>4,924.17</text:p>
          </table:table-cell>
          <table:table-cell table:style-name="ce3" office:value-type="float" office:value="4922.04" calcext:value-type="float">
            <text:p>4922.0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25" calcext:value-type="date">
            <text:p>10/2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26.46" calcext:value-type="float">
            <text:p>4,926.46</text:p>
          </table:table-cell>
          <table:table-cell office:value-type="float" office:value="4926.28" calcext:value-type="float">
            <text:p>4,926.28</text:p>
          </table:table-cell>
          <table:table-cell table:style-name="ce3" office:value-type="float" office:value="4924.15" calcext:value-type="float">
            <text:p>4924.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26" calcext:value-type="date">
            <text:p>10/2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28.57" calcext:value-type="float">
            <text:p>4,928.57</text:p>
          </table:table-cell>
          <table:table-cell office:value-type="float" office:value="4928.39" calcext:value-type="float">
            <text:p>4,928.39</text:p>
          </table:table-cell>
          <table:table-cell table:style-name="ce3" office:value-type="float" office:value="4926.26" calcext:value-type="float">
            <text:p>4926.2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27" calcext:value-type="date">
            <text:p>10/2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30.68" calcext:value-type="float">
            <text:p>4,930.68</text:p>
          </table:table-cell>
          <table:table-cell office:value-type="float" office:value="4930.51" calcext:value-type="float">
            <text:p>4,930.51</text:p>
          </table:table-cell>
          <table:table-cell table:style-name="ce3" office:value-type="float" office:value="4928.38" calcext:value-type="float">
            <text:p>4928.3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28" calcext:value-type="date">
            <text:p>10/2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32.8" calcext:value-type="float">
            <text:p>4,932.80</text:p>
          </table:table-cell>
          <table:table-cell office:value-type="float" office:value="4932.62" calcext:value-type="float">
            <text:p>4,932.62</text:p>
          </table:table-cell>
          <table:table-cell table:style-name="ce3" office:value-type="float" office:value="4930.49" calcext:value-type="float">
            <text:p>4930.4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0-31" calcext:value-type="date">
            <text:p>10/3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34.91" calcext:value-type="float">
            <text:p>4,934.91</text:p>
          </table:table-cell>
          <table:table-cell office:value-type="float" office:value="4934.74" calcext:value-type="float">
            <text:p>4,934.74</text:p>
          </table:table-cell>
          <table:table-cell table:style-name="ce3" office:value-type="float" office:value="4932.61" calcext:value-type="float">
            <text:p>4932.6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01" calcext:value-type="date">
            <text:p>11/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37.03" calcext:value-type="float">
            <text:p>4,937.03</text:p>
          </table:table-cell>
          <table:table-cell office:value-type="float" office:value="4936.85" calcext:value-type="float">
            <text:p>4,936.85</text:p>
          </table:table-cell>
          <table:table-cell table:style-name="ce3" office:value-type="float" office:value="4934.72" calcext:value-type="float">
            <text:p>4934.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03" calcext:value-type="date">
            <text:p>11/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39.14" calcext:value-type="float">
            <text:p>4,939.14</text:p>
          </table:table-cell>
          <table:table-cell office:value-type="float" office:value="4938.97" calcext:value-type="float">
            <text:p>4,938.97</text:p>
          </table:table-cell>
          <table:table-cell table:style-name="ce3" office:value-type="float" office:value="4936.83" calcext:value-type="float">
            <text:p>4936.8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04" calcext:value-type="date">
            <text:p>11/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41.26" calcext:value-type="float">
            <text:p>4,941.26</text:p>
          </table:table-cell>
          <table:table-cell office:value-type="float" office:value="4941.09" calcext:value-type="float">
            <text:p>4,941.09</text:p>
          </table:table-cell>
          <table:table-cell table:style-name="ce3" office:value-type="float" office:value="4938.96" calcext:value-type="float">
            <text:p>4938.9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07" calcext:value-type="date">
            <text:p>11/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43.37" calcext:value-type="float">
            <text:p>4,943.37</text:p>
          </table:table-cell>
          <table:table-cell office:value-type="float" office:value="4943.21" calcext:value-type="float">
            <text:p>4,943.21</text:p>
          </table:table-cell>
          <table:table-cell table:style-name="ce3" office:value-type="float" office:value="4941.07" calcext:value-type="float">
            <text:p>4941.0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08" calcext:value-type="date">
            <text:p>11/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45.49" calcext:value-type="float">
            <text:p>4,945.49</text:p>
          </table:table-cell>
          <table:table-cell office:value-type="float" office:value="4945.33" calcext:value-type="float">
            <text:p>4,945.33</text:p>
          </table:table-cell>
          <table:table-cell table:style-name="ce3" office:value-type="float" office:value="4943.19" calcext:value-type="float">
            <text:p>4943.1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09" calcext:value-type="date">
            <text:p>11/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47.61" calcext:value-type="float">
            <text:p>4,947.61</text:p>
          </table:table-cell>
          <table:table-cell office:value-type="float" office:value="4947.45" calcext:value-type="float">
            <text:p>4,947.45</text:p>
          </table:table-cell>
          <table:table-cell table:style-name="ce3" office:value-type="float" office:value="4945.31" calcext:value-type="float">
            <text:p>4945.3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10" calcext:value-type="date">
            <text:p>11/1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49.73" calcext:value-type="float">
            <text:p>4,949.73</text:p>
          </table:table-cell>
          <table:table-cell office:value-type="float" office:value="4949.57" calcext:value-type="float">
            <text:p>4,949.57</text:p>
          </table:table-cell>
          <table:table-cell table:style-name="ce3" office:value-type="float" office:value="4947.43" calcext:value-type="float">
            <text:p>4947.4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11" calcext:value-type="date">
            <text:p>11/1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51.85" calcext:value-type="float">
            <text:p>4,951.85</text:p>
          </table:table-cell>
          <table:table-cell office:value-type="float" office:value="4951.69" calcext:value-type="float">
            <text:p>4,951.69</text:p>
          </table:table-cell>
          <table:table-cell table:style-name="ce3" office:value-type="float" office:value="4949.56" calcext:value-type="float">
            <text:p>4949.5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14" calcext:value-type="date">
            <text:p>11/1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53.97" calcext:value-type="float">
            <text:p>4,953.97</text:p>
          </table:table-cell>
          <table:table-cell office:value-type="float" office:value="4953.82" calcext:value-type="float">
            <text:p>4,953.82</text:p>
          </table:table-cell>
          <table:table-cell table:style-name="ce3" office:value-type="float" office:value="4951.68" calcext:value-type="float">
            <text:p>4951.6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16" calcext:value-type="date">
            <text:p>11/1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56.1" calcext:value-type="float">
            <text:p>4,956.10</text:p>
          </table:table-cell>
          <table:table-cell office:value-type="float" office:value="4955.94" calcext:value-type="float">
            <text:p>4,955.94</text:p>
          </table:table-cell>
          <table:table-cell table:style-name="ce3" office:value-type="float" office:value="4953.8" calcext:value-type="float">
            <text:p>4953.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17" calcext:value-type="date">
            <text:p>11/1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58.22" calcext:value-type="float">
            <text:p>4,958.22</text:p>
          </table:table-cell>
          <table:table-cell office:value-type="float" office:value="4958.07" calcext:value-type="float">
            <text:p>4,958.07</text:p>
          </table:table-cell>
          <table:table-cell table:style-name="ce3" office:value-type="float" office:value="4955.93" calcext:value-type="float">
            <text:p>4955.9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18" calcext:value-type="date">
            <text:p>11/1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60.35" calcext:value-type="float">
            <text:p>4,960.35</text:p>
          </table:table-cell>
          <table:table-cell office:value-type="float" office:value="4960.2" calcext:value-type="float">
            <text:p>4,960.20</text:p>
          </table:table-cell>
          <table:table-cell table:style-name="ce3" office:value-type="float" office:value="4958.05" calcext:value-type="float">
            <text:p>4958.0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21" calcext:value-type="date">
            <text:p>11/2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62.47" calcext:value-type="float">
            <text:p>4,962.47</text:p>
          </table:table-cell>
          <table:table-cell office:value-type="float" office:value="4962.32" calcext:value-type="float">
            <text:p>4,962.32</text:p>
          </table:table-cell>
          <table:table-cell table:style-name="ce3" office:value-type="float" office:value="4960.18" calcext:value-type="float">
            <text:p>4960.1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22" calcext:value-type="date">
            <text:p>11/2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64.6" calcext:value-type="float">
            <text:p>4,964.60</text:p>
          </table:table-cell>
          <table:table-cell office:value-type="float" office:value="4964.45" calcext:value-type="float">
            <text:p>4,964.45</text:p>
          </table:table-cell>
          <table:table-cell table:style-name="ce3" office:value-type="float" office:value="4962.3" calcext:value-type="float">
            <text:p>4962.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23" calcext:value-type="date">
            <text:p>11/2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66.72" calcext:value-type="float">
            <text:p>4,966.72</text:p>
          </table:table-cell>
          <table:table-cell office:value-type="float" office:value="4966.58" calcext:value-type="float">
            <text:p>4,966.58</text:p>
          </table:table-cell>
          <table:table-cell table:style-name="ce3" office:value-type="float" office:value="4964.44" calcext:value-type="float">
            <text:p>4964.4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24" calcext:value-type="date">
            <text:p>11/2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68.85" calcext:value-type="float">
            <text:p>4,968.85</text:p>
          </table:table-cell>
          <table:table-cell office:value-type="float" office:value="4968.71" calcext:value-type="float">
            <text:p>4,968.71</text:p>
          </table:table-cell>
          <table:table-cell table:style-name="ce3" office:value-type="float" office:value="4966.56" calcext:value-type="float">
            <text:p>4966.5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25" calcext:value-type="date">
            <text:p>11/2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70.98" calcext:value-type="float">
            <text:p>4,970.98</text:p>
          </table:table-cell>
          <table:table-cell office:value-type="float" office:value="4970.84" calcext:value-type="float">
            <text:p>4,970.84</text:p>
          </table:table-cell>
          <table:table-cell table:style-name="ce3" office:value-type="float" office:value="4968.69" calcext:value-type="float">
            <text:p>4968.6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28" calcext:value-type="date">
            <text:p>11/2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73.11" calcext:value-type="float">
            <text:p>4,973.11</text:p>
          </table:table-cell>
          <table:table-cell office:value-type="float" office:value="4972.97" calcext:value-type="float">
            <text:p>4,972.97</text:p>
          </table:table-cell>
          <table:table-cell table:style-name="ce3" office:value-type="float" office:value="4970.82" calcext:value-type="float">
            <text:p>4970.8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29" calcext:value-type="date">
            <text:p>11/2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75.24" calcext:value-type="float">
            <text:p>4,975.24</text:p>
          </table:table-cell>
          <table:table-cell office:value-type="float" office:value="4975.11" calcext:value-type="float">
            <text:p>4,975.11</text:p>
          </table:table-cell>
          <table:table-cell table:style-name="ce3" office:value-type="float" office:value="4972.95" calcext:value-type="float">
            <text:p>4972.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1-30" calcext:value-type="date">
            <text:p>11/3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77.37" calcext:value-type="float">
            <text:p>4,977.37</text:p>
          </table:table-cell>
          <table:table-cell office:value-type="float" office:value="4977.24" calcext:value-type="float">
            <text:p>4,977.24</text:p>
          </table:table-cell>
          <table:table-cell table:style-name="ce3" office:value-type="float" office:value="4975.09" calcext:value-type="float">
            <text:p>4975.0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01" calcext:value-type="date">
            <text:p>12/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79.42" calcext:value-type="float">
            <text:p>4,979.42</text:p>
          </table:table-cell>
          <table:table-cell office:value-type="float" office:value="4979.28" calcext:value-type="float">
            <text:p>4,979.28</text:p>
          </table:table-cell>
          <table:table-cell table:style-name="ce3" office:value-type="float" office:value="4977.22" calcext:value-type="float">
            <text:p>4977.2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02" calcext:value-type="date">
            <text:p>12/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81.46" calcext:value-type="float">
            <text:p>4,981.46</text:p>
          </table:table-cell>
          <table:table-cell office:value-type="float" office:value="4981.33" calcext:value-type="float">
            <text:p>4,981.33</text:p>
          </table:table-cell>
          <table:table-cell table:style-name="ce3" office:value-type="float" office:value="4979.27" calcext:value-type="float">
            <text:p>4979.2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05" calcext:value-type="date">
            <text:p>12/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83.51" calcext:value-type="float">
            <text:p>4,983.51</text:p>
          </table:table-cell>
          <table:table-cell office:value-type="float" office:value="4983.38" calcext:value-type="float">
            <text:p>4,983.38</text:p>
          </table:table-cell>
          <table:table-cell table:style-name="ce3" office:value-type="float" office:value="4981.32" calcext:value-type="float">
            <text:p>4981.3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06" calcext:value-type="date">
            <text:p>12/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85.55" calcext:value-type="float">
            <text:p>4,985.55</text:p>
          </table:table-cell>
          <table:table-cell office:value-type="float" office:value="4985.43" calcext:value-type="float">
            <text:p>4,985.43</text:p>
          </table:table-cell>
          <table:table-cell table:style-name="ce3" office:value-type="float" office:value="4983.36" calcext:value-type="float">
            <text:p>4983.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07" calcext:value-type="date">
            <text:p>12/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87.6" calcext:value-type="float">
            <text:p>4,987.60</text:p>
          </table:table-cell>
          <table:table-cell office:value-type="float" office:value="4987.48" calcext:value-type="float">
            <text:p>4,987.48</text:p>
          </table:table-cell>
          <table:table-cell table:style-name="ce3" office:value-type="float" office:value="4985.41" calcext:value-type="float">
            <text:p>4985.4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08" calcext:value-type="date">
            <text:p>12/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89.65" calcext:value-type="float">
            <text:p>4,989.65</text:p>
          </table:table-cell>
          <table:table-cell office:value-type="float" office:value="4989.53" calcext:value-type="float">
            <text:p>4,989.53</text:p>
          </table:table-cell>
          <table:table-cell table:style-name="ce3" office:value-type="float" office:value="4987.46" calcext:value-type="float">
            <text:p>4987.4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09" calcext:value-type="date">
            <text:p>12/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91.7" calcext:value-type="float">
            <text:p>4,991.70</text:p>
          </table:table-cell>
          <table:table-cell office:value-type="float" office:value="4991.58" calcext:value-type="float">
            <text:p>4,991.58</text:p>
          </table:table-cell>
          <table:table-cell table:style-name="ce3" office:value-type="float" office:value="4989.51" calcext:value-type="float">
            <text:p>4989.5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12" calcext:value-type="date">
            <text:p>12/1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93.75" calcext:value-type="float">
            <text:p>4,993.75</text:p>
          </table:table-cell>
          <table:table-cell office:value-type="float" office:value="4993.63" calcext:value-type="float">
            <text:p>4,993.63</text:p>
          </table:table-cell>
          <table:table-cell table:style-name="ce3" office:value-type="float" office:value="4991.56" calcext:value-type="float">
            <text:p>4991.5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13" calcext:value-type="date">
            <text:p>12/1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95.8" calcext:value-type="float">
            <text:p>4,995.80</text:p>
          </table:table-cell>
          <table:table-cell office:value-type="float" office:value="4995.68" calcext:value-type="float">
            <text:p>4,995.68</text:p>
          </table:table-cell>
          <table:table-cell table:style-name="ce3" office:value-type="float" office:value="4993.61" calcext:value-type="float">
            <text:p>4993.6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14" calcext:value-type="date">
            <text:p>12/14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97.85" calcext:value-type="float">
            <text:p>4,997.85</text:p>
          </table:table-cell>
          <table:table-cell office:value-type="float" office:value="4997.74" calcext:value-type="float">
            <text:p>4,997.74</text:p>
          </table:table-cell>
          <table:table-cell table:style-name="ce3" office:value-type="float" office:value="4995.66" calcext:value-type="float">
            <text:p>4995.6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15" calcext:value-type="date">
            <text:p>12/15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4999.9" calcext:value-type="float">
            <text:p>4,999.90</text:p>
          </table:table-cell>
          <table:table-cell office:value-type="float" office:value="4999.79" calcext:value-type="float">
            <text:p>4,999.79</text:p>
          </table:table-cell>
          <table:table-cell table:style-name="ce3" office:value-type="float" office:value="4997.72" calcext:value-type="float">
            <text:p>4997.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16" calcext:value-type="date">
            <text:p>12/1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5001.96" calcext:value-type="float">
            <text:p>5,001.96</text:p>
          </table:table-cell>
          <table:table-cell office:value-type="float" office:value="5001.85" calcext:value-type="float">
            <text:p>5,001.85</text:p>
          </table:table-cell>
          <table:table-cell table:style-name="ce3" office:value-type="float" office:value="4999.77" calcext:value-type="float">
            <text:p>4999.7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19" calcext:value-type="date">
            <text:p>12/1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5004.01" calcext:value-type="float">
            <text:p>5,004.01</text:p>
          </table:table-cell>
          <table:table-cell office:value-type="float" office:value="5003.9" calcext:value-type="float">
            <text:p>5,003.90</text:p>
          </table:table-cell>
          <table:table-cell table:style-name="ce3" office:value-type="float" office:value="5001.83" calcext:value-type="float">
            <text:p>5001.8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20" calcext:value-type="date">
            <text:p>12/2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5006.07" calcext:value-type="float">
            <text:p>5,006.07</text:p>
          </table:table-cell>
          <table:table-cell office:value-type="float" office:value="5005.95" calcext:value-type="float">
            <text:p>5,005.95</text:p>
          </table:table-cell>
          <table:table-cell table:style-name="ce3" office:value-type="float" office:value="5003.88" calcext:value-type="float">
            <text:p>5003.8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21" calcext:value-type="date">
            <text:p>12/21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5008.12" calcext:value-type="float">
            <text:p>5,008.12</text:p>
          </table:table-cell>
          <table:table-cell office:value-type="float" office:value="5008.02" calcext:value-type="float">
            <text:p>5,008.02</text:p>
          </table:table-cell>
          <table:table-cell table:style-name="ce3" office:value-type="float" office:value="5005.94" calcext:value-type="float">
            <text:p>5005.9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22" calcext:value-type="date">
            <text:p>12/22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5010.18" calcext:value-type="float">
            <text:p>5,010.18</text:p>
          </table:table-cell>
          <table:table-cell office:value-type="float" office:value="5010.07" calcext:value-type="float">
            <text:p>5,010.07</text:p>
          </table:table-cell>
          <table:table-cell table:style-name="ce3" office:value-type="float" office:value="5008" calcext:value-type="float">
            <text:p>500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23" calcext:value-type="date">
            <text:p>12/23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5012.23" calcext:value-type="float">
            <text:p>5,012.23</text:p>
          </table:table-cell>
          <table:table-cell office:value-type="float" office:value="5012.13" calcext:value-type="float">
            <text:p>5,012.13</text:p>
          </table:table-cell>
          <table:table-cell table:style-name="ce3" office:value-type="float" office:value="5010.05" calcext:value-type="float">
            <text:p>5010.0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26" calcext:value-type="date">
            <text:p>12/26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5014.29" calcext:value-type="float">
            <text:p>5,014.29</text:p>
          </table:table-cell>
          <table:table-cell office:value-type="float" office:value="5014.19" calcext:value-type="float">
            <text:p>5,014.19</text:p>
          </table:table-cell>
          <table:table-cell table:style-name="ce3" office:value-type="float" office:value="5012.12" calcext:value-type="float">
            <text:p>5012.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27" calcext:value-type="date">
            <text:p>12/27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5016.35" calcext:value-type="float">
            <text:p>5,016.35</text:p>
          </table:table-cell>
          <table:table-cell office:value-type="float" office:value="5016.25" calcext:value-type="float">
            <text:p>5,016.25</text:p>
          </table:table-cell>
          <table:table-cell table:style-name="ce3" office:value-type="float" office:value="5014.17" calcext:value-type="float">
            <text:p>5014.1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28" calcext:value-type="date">
            <text:p>12/28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5018.41" calcext:value-type="float">
            <text:p>5,018.41</text:p>
          </table:table-cell>
          <table:table-cell office:value-type="float" office:value="5018.32" calcext:value-type="float">
            <text:p>5,018.32</text:p>
          </table:table-cell>
          <table:table-cell table:style-name="ce3" office:value-type="float" office:value="5016.23" calcext:value-type="float">
            <text:p>5016.2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29" calcext:value-type="date">
            <text:p>12/29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5022.55" calcext:value-type="float">
            <text:p>5,022.55</text:p>
          </table:table-cell>
          <table:table-cell office:value-type="float" office:value="5022.46" calcext:value-type="float">
            <text:p>5,022.46</text:p>
          </table:table-cell>
          <table:table-cell table:style-name="ce3" office:value-type="float" office:value="5018.3" calcext:value-type="float">
            <text:p>5018.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date" office:date-value="2011-12-30" calcext:value-type="date">
            <text:p>12/30/2011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9" office:value-type="percentage" office:value="0.0001" calcext:value-type="percentage">
            <text:p>0.01%</text:p>
          </table:table-cell>
          <table:table-cell office:value-type="float" office:value="5022.53" calcext:value-type="float">
            <text:p>5,022.53</text:p>
          </table:table-cell>
          <table:table-cell office:value-type="float" office:value="5022.44" calcext:value-type="float">
            <text:p>5,022.44</text:p>
          </table:table-cell>
          <table:table-cell table:style-name="ce3" office:value-type="float" office:value="5020.36" calcext:value-type="float">
            <text:p>5020.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02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24.6" calcext:value-type="float">
            <text:p>5,024.60</text:p>
          </table:table-cell>
          <table:table-cell office:value-type="float" office:value="5023.42" calcext:value-type="float">
            <text:p>5,023.42</text:p>
          </table:table-cell>
          <table:table-cell office:value-type="float" office:value="5021.34" calcext:value-type="float">
            <text:p>5,021.3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3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26.66" calcext:value-type="float">
            <text:p>5,026.66</text:p>
          </table:table-cell>
          <table:table-cell office:value-type="float" office:value="5025.49" calcext:value-type="float">
            <text:p>5,025.49</text:p>
          </table:table-cell>
          <table:table-cell office:value-type="float" office:value="5023.4" calcext:value-type="float">
            <text:p>5,023.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4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28.73" calcext:value-type="float">
            <text:p>5,028.73</text:p>
          </table:table-cell>
          <table:table-cell office:value-type="float" office:value="5027.56" calcext:value-type="float">
            <text:p>5,027.56</text:p>
          </table:table-cell>
          <table:table-cell office:value-type="float" office:value="5025.47" calcext:value-type="float">
            <text:p>5,025.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5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30.79" calcext:value-type="float">
            <text:p>5,030.79</text:p>
          </table:table-cell>
          <table:table-cell office:value-type="float" office:value="5029.63" calcext:value-type="float">
            <text:p>5,029.63</text:p>
          </table:table-cell>
          <table:table-cell office:value-type="float" office:value="5027.54" calcext:value-type="float">
            <text:p>5,027.5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6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32.86" calcext:value-type="float">
            <text:p>5,032.86</text:p>
          </table:table-cell>
          <table:table-cell office:value-type="float" office:value="5031.69" calcext:value-type="float">
            <text:p>5,031.69</text:p>
          </table:table-cell>
          <table:table-cell office:value-type="float" office:value="5029.61" calcext:value-type="float">
            <text:p>5,029.6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9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34.92" calcext:value-type="float">
            <text:p>5,034.92</text:p>
          </table:table-cell>
          <table:table-cell office:value-type="float" office:value="5033.76" calcext:value-type="float">
            <text:p>5,033.76</text:p>
          </table:table-cell>
          <table:table-cell office:value-type="float" office:value="5031.68" calcext:value-type="float">
            <text:p>5,031.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0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36.99" calcext:value-type="float">
            <text:p>5,036.99</text:p>
          </table:table-cell>
          <table:table-cell office:value-type="float" office:value="5035.84" calcext:value-type="float">
            <text:p>5,035.84</text:p>
          </table:table-cell>
          <table:table-cell office:value-type="float" office:value="5033.75" calcext:value-type="float">
            <text:p>5,033.7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1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39.06" calcext:value-type="float">
            <text:p>5,039.06</text:p>
          </table:table-cell>
          <table:table-cell office:value-type="float" office:value="5037.91" calcext:value-type="float">
            <text:p>5,037.91</text:p>
          </table:table-cell>
          <table:table-cell office:value-type="float" office:value="5035.82" calcext:value-type="float">
            <text:p>5,035.8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2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41.13" calcext:value-type="float">
            <text:p>5,041.13</text:p>
          </table:table-cell>
          <table:table-cell office:value-type="float" office:value="5039.98" calcext:value-type="float">
            <text:p>5,039.98</text:p>
          </table:table-cell>
          <table:table-cell office:value-type="float" office:value="5037.89" calcext:value-type="float">
            <text:p>5,037.8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3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43.2" calcext:value-type="float">
            <text:p>5,043.20</text:p>
          </table:table-cell>
          <table:table-cell office:value-type="float" office:value="5042.05" calcext:value-type="float">
            <text:p>5,042.05</text:p>
          </table:table-cell>
          <table:table-cell office:value-type="float" office:value="5039.97" calcext:value-type="float">
            <text:p>5,039.9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6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45.27" calcext:value-type="float">
            <text:p>5,045.27</text:p>
          </table:table-cell>
          <table:table-cell office:value-type="float" office:value="5044.13" calcext:value-type="float">
            <text:p>5,044.13</text:p>
          </table:table-cell>
          <table:table-cell office:value-type="float" office:value="5042.04" calcext:value-type="float">
            <text:p>5,042.0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7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47.34" calcext:value-type="float">
            <text:p>5,047.34</text:p>
          </table:table-cell>
          <table:table-cell office:value-type="float" office:value="5046.2" calcext:value-type="float">
            <text:p>5,046.20</text:p>
          </table:table-cell>
          <table:table-cell office:value-type="float" office:value="5044.11" calcext:value-type="float">
            <text:p>5,044.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8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49.41" calcext:value-type="float">
            <text:p>5,049.41</text:p>
          </table:table-cell>
          <table:table-cell office:value-type="float" office:value="5048.28" calcext:value-type="float">
            <text:p>5,048.28</text:p>
          </table:table-cell>
          <table:table-cell office:value-type="float" office:value="5046.19" calcext:value-type="float">
            <text:p>5,046.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9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51.4" calcext:value-type="float">
            <text:p>5,051.40</text:p>
          </table:table-cell>
          <table:table-cell office:value-type="float" office:value="5050.27" calcext:value-type="float">
            <text:p>5,050.27</text:p>
          </table:table-cell>
          <table:table-cell office:value-type="float" office:value="5048.26" calcext:value-type="float">
            <text:p>5,048.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0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53.38" calcext:value-type="float">
            <text:p>5,053.38</text:p>
          </table:table-cell>
          <table:table-cell office:value-type="float" office:value="5052.25" calcext:value-type="float">
            <text:p>5,052.25</text:p>
          </table:table-cell>
          <table:table-cell office:value-type="float" office:value="5050.25" calcext:value-type="float">
            <text:p>5,050.2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3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55.36" calcext:value-type="float">
            <text:p>5,055.36</text:p>
          </table:table-cell>
          <table:table-cell office:value-type="float" office:value="5054.24" calcext:value-type="float">
            <text:p>5,054.24</text:p>
          </table:table-cell>
          <table:table-cell office:value-type="float" office:value="5052.23" calcext:value-type="float">
            <text:p>5,052.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4/01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057.35" calcext:value-type="float">
            <text:p>5,057.35</text:p>
          </table:table-cell>
          <table:table-cell office:value-type="float" office:value="5056.23" calcext:value-type="float">
            <text:p>5,056.23</text:p>
          </table:table-cell>
          <table:table-cell office:value-type="float" office:value="5054.22" calcext:value-type="float">
            <text:p>5,054.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5/0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59.89" calcext:value-type="float">
            <text:p>5,059.89</text:p>
          </table:table-cell>
          <table:table-cell office:value-type="float" office:value="5058.78" calcext:value-type="float">
            <text:p>5,058.78</text:p>
          </table:table-cell>
          <table:table-cell office:value-type="float" office:value="5056.77" calcext:value-type="float">
            <text:p>5,056.7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6/0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61.87" calcext:value-type="float">
            <text:p>5,061.87</text:p>
          </table:table-cell>
          <table:table-cell office:value-type="float" office:value="5060.77" calcext:value-type="float">
            <text:p>5,060.77</text:p>
          </table:table-cell>
          <table:table-cell office:value-type="float" office:value="5058.76" calcext:value-type="float">
            <text:p>5,058.7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7/0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63.86" calcext:value-type="float">
            <text:p>5,063.86</text:p>
          </table:table-cell>
          <table:table-cell office:value-type="float" office:value="5062.75" calcext:value-type="float">
            <text:p>5,062.75</text:p>
          </table:table-cell>
          <table:table-cell office:value-type="float" office:value="5060.75" calcext:value-type="float">
            <text:p>5,060.7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0/0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65.85" calcext:value-type="float">
            <text:p>5,065.85</text:p>
          </table:table-cell>
          <table:table-cell office:value-type="float" office:value="5064.75" calcext:value-type="float">
            <text:p>5,064.75</text:p>
          </table:table-cell>
          <table:table-cell office:value-type="float" office:value="5062.73" calcext:value-type="float">
            <text:p>5,062.7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1/0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67.83" calcext:value-type="float">
            <text:p>5,067.83</text:p>
          </table:table-cell>
          <table:table-cell office:value-type="float" office:value="5066.74" calcext:value-type="float">
            <text:p>5,066.74</text:p>
          </table:table-cell>
          <table:table-cell office:value-type="float" office:value="5064.73" calcext:value-type="float">
            <text:p>5,064.7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1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69.82" calcext:value-type="float">
            <text:p>5,069.82</text:p>
          </table:table-cell>
          <table:table-cell office:value-type="float" office:value="5068.73" calcext:value-type="float">
            <text:p>5,068.73</text:p>
          </table:table-cell>
          <table:table-cell office:value-type="float" office:value="5066.72" calcext:value-type="float">
            <text:p>5,066.7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2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71.81" calcext:value-type="float">
            <text:p>5,071.81</text:p>
          </table:table-cell>
          <table:table-cell office:value-type="float" office:value="5070.72" calcext:value-type="float">
            <text:p>5,070.72</text:p>
          </table:table-cell>
          <table:table-cell office:value-type="float" office:value="5068.71" calcext:value-type="float">
            <text:p>5,068.7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3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73.8" calcext:value-type="float">
            <text:p>5,073.80</text:p>
          </table:table-cell>
          <table:table-cell office:value-type="float" office:value="5072.71" calcext:value-type="float">
            <text:p>5,072.71</text:p>
          </table:table-cell>
          <table:table-cell office:value-type="float" office:value="5070.7" calcext:value-type="float">
            <text:p>5,070.7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6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75.79" calcext:value-type="float">
            <text:p>5,075.79</text:p>
          </table:table-cell>
          <table:table-cell office:value-type="float" office:value="5074.71" calcext:value-type="float">
            <text:p>5,074.71</text:p>
          </table:table-cell>
          <table:table-cell office:value-type="float" office:value="5072.69" calcext:value-type="float">
            <text:p>5,072.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7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77.78" calcext:value-type="float">
            <text:p>5,077.78</text:p>
          </table:table-cell>
          <table:table-cell office:value-type="float" office:value="5076.7" calcext:value-type="float">
            <text:p>5,076.70</text:p>
          </table:table-cell>
          <table:table-cell office:value-type="float" office:value="5074.69" calcext:value-type="float">
            <text:p>5,074.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8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79.77" calcext:value-type="float">
            <text:p>5,079.77</text:p>
          </table:table-cell>
          <table:table-cell office:value-type="float" office:value="5078.7" calcext:value-type="float">
            <text:p>5,078.70</text:p>
          </table:table-cell>
          <table:table-cell office:value-type="float" office:value="5076.68" calcext:value-type="float">
            <text:p>5,076.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9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81.77" calcext:value-type="float">
            <text:p>5,081.77</text:p>
          </table:table-cell>
          <table:table-cell office:value-type="float" office:value="5080.69" calcext:value-type="float">
            <text:p>5,080.69</text:p>
          </table:table-cell>
          <table:table-cell office:value-type="float" office:value="5078.68" calcext:value-type="float">
            <text:p>5,078.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0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83.76" calcext:value-type="float">
            <text:p>5,083.76</text:p>
          </table:table-cell>
          <table:table-cell office:value-type="float" office:value="5082.69" calcext:value-type="float">
            <text:p>5,082.69</text:p>
          </table:table-cell>
          <table:table-cell office:value-type="float" office:value="5080.68" calcext:value-type="float">
            <text:p>5,080.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3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85.75" calcext:value-type="float">
            <text:p>5,085.75</text:p>
          </table:table-cell>
          <table:table-cell office:value-type="float" office:value="5084.69" calcext:value-type="float">
            <text:p>5,084.69</text:p>
          </table:table-cell>
          <table:table-cell office:value-type="float" office:value="5082.67" calcext:value-type="float">
            <text:p>5,082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4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87.75" calcext:value-type="float">
            <text:p>5,087.75</text:p>
          </table:table-cell>
          <table:table-cell office:value-type="float" office:value="5086.69" calcext:value-type="float">
            <text:p>5,086.69</text:p>
          </table:table-cell>
          <table:table-cell office:value-type="float" office:value="5084.67" calcext:value-type="float">
            <text:p>5,084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5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89.74" calcext:value-type="float">
            <text:p>5,089.74</text:p>
          </table:table-cell>
          <table:table-cell office:value-type="float" office:value="5088.69" calcext:value-type="float">
            <text:p>5,088.69</text:p>
          </table:table-cell>
          <table:table-cell office:value-type="float" office:value="5086.67" calcext:value-type="float">
            <text:p>5,086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6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91.74" calcext:value-type="float">
            <text:p>5,091.74</text:p>
          </table:table-cell>
          <table:table-cell office:value-type="float" office:value="5090.69" calcext:value-type="float">
            <text:p>5,090.69</text:p>
          </table:table-cell>
          <table:table-cell office:value-type="float" office:value="5088.67" calcext:value-type="float">
            <text:p>5,088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7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93.74" calcext:value-type="float">
            <text:p>5,093.74</text:p>
          </table:table-cell>
          <table:table-cell office:value-type="float" office:value="5092.69" calcext:value-type="float">
            <text:p>5,092.69</text:p>
          </table:table-cell>
          <table:table-cell office:value-type="float" office:value="5090.67" calcext:value-type="float">
            <text:p>5,090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2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95.74" calcext:value-type="float">
            <text:p>5,095.74</text:p>
          </table:table-cell>
          <table:table-cell office:value-type="float" office:value="5094.69" calcext:value-type="float">
            <text:p>5,094.69</text:p>
          </table:table-cell>
          <table:table-cell office:value-type="float" office:value="5092.67" calcext:value-type="float">
            <text:p>5,092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3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97.74" calcext:value-type="float">
            <text:p>5,097.74</text:p>
          </table:table-cell>
          <table:table-cell office:value-type="float" office:value="5096.69" calcext:value-type="float">
            <text:p>5,096.69</text:p>
          </table:table-cell>
          <table:table-cell office:value-type="float" office:value="5094.67" calcext:value-type="float">
            <text:p>5,094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4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99.74" calcext:value-type="float">
            <text:p>5,099.74</text:p>
          </table:table-cell>
          <table:table-cell office:value-type="float" office:value="5098.7" calcext:value-type="float">
            <text:p>5,098.70</text:p>
          </table:table-cell>
          <table:table-cell office:value-type="float" office:value="5096.68" calcext:value-type="float">
            <text:p>5,096.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7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01.74" calcext:value-type="float">
            <text:p>5,101.74</text:p>
          </table:table-cell>
          <table:table-cell office:value-type="float" office:value="5100.7" calcext:value-type="float">
            <text:p>5,100.70</text:p>
          </table:table-cell>
          <table:table-cell office:value-type="float" office:value="5098.68" calcext:value-type="float">
            <text:p>5,098.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8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03.74" calcext:value-type="float">
            <text:p>5,103.74</text:p>
          </table:table-cell>
          <table:table-cell office:value-type="float" office:value="5102.71" calcext:value-type="float">
            <text:p>5,102.71</text:p>
          </table:table-cell>
          <table:table-cell office:value-type="float" office:value="5100.68" calcext:value-type="float">
            <text:p>5,100.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9/0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05.74" calcext:value-type="float">
            <text:p>5,105.74</text:p>
          </table:table-cell>
          <table:table-cell office:value-type="float" office:value="5104.71" calcext:value-type="float">
            <text:p>5,104.71</text:p>
          </table:table-cell>
          <table:table-cell office:value-type="float" office:value="5102.69" calcext:value-type="float">
            <text:p>5,102.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1/03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07.75" calcext:value-type="float">
            <text:p>5,107.75</text:p>
          </table:table-cell>
          <table:table-cell office:value-type="float" office:value="5106.72" calcext:value-type="float">
            <text:p>5,106.72</text:p>
          </table:table-cell>
          <table:table-cell office:value-type="float" office:value="5104.7" calcext:value-type="float">
            <text:p>5,104.7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2/03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09.75" calcext:value-type="float">
            <text:p>5,109.75</text:p>
          </table:table-cell>
          <table:table-cell office:value-type="float" office:value="5108.73" calcext:value-type="float">
            <text:p>5,108.73</text:p>
          </table:table-cell>
          <table:table-cell office:value-type="float" office:value="5106.7" calcext:value-type="float">
            <text:p>5,106.7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5/03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11.75" calcext:value-type="float">
            <text:p>5,111.75</text:p>
          </table:table-cell>
          <table:table-cell office:value-type="float" office:value="5110.74" calcext:value-type="float">
            <text:p>5,110.74</text:p>
          </table:table-cell>
          <table:table-cell office:value-type="float" office:value="5108.71" calcext:value-type="float">
            <text:p>5,108.7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6/03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13.76" calcext:value-type="float">
            <text:p>5,113.76</text:p>
          </table:table-cell>
          <table:table-cell office:value-type="float" office:value="5112.74" calcext:value-type="float">
            <text:p>5,112.74</text:p>
          </table:table-cell>
          <table:table-cell office:value-type="float" office:value="5110.72" calcext:value-type="float">
            <text:p>5,110.7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7/03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15.76" calcext:value-type="float">
            <text:p>5,115.76</text:p>
          </table:table-cell>
          <table:table-cell office:value-type="float" office:value="5114.76" calcext:value-type="float">
            <text:p>5,114.76</text:p>
          </table:table-cell>
          <table:table-cell office:value-type="float" office:value="5112.72" calcext:value-type="float">
            <text:p>5,112.7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8/03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17.63" calcext:value-type="float">
            <text:p>5,117.63</text:p>
          </table:table-cell>
          <table:table-cell office:value-type="float" office:value="5116.63" calcext:value-type="float">
            <text:p>5,116.63</text:p>
          </table:table-cell>
          <table:table-cell office:value-type="float" office:value="5114.74" calcext:value-type="float">
            <text:p>5,114.7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9/03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19.51" calcext:value-type="float">
            <text:p>5,119.51</text:p>
          </table:table-cell>
          <table:table-cell office:value-type="float" office:value="5118.5" calcext:value-type="float">
            <text:p>5,118.50</text:p>
          </table:table-cell>
          <table:table-cell office:value-type="float" office:value="5116.61" calcext:value-type="float">
            <text:p>5,116.6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2/03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121.37" calcext:value-type="float">
            <text:p>5,121.37</text:p>
          </table:table-cell>
          <table:table-cell office:value-type="float" office:value="5120.88" calcext:value-type="float">
            <text:p>5,120.88</text:p>
          </table:table-cell>
          <table:table-cell office:value-type="float" office:value="5118.98" calcext:value-type="float">
            <text:p>5,118.9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3/03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123.74" calcext:value-type="float">
            <text:p>5,123.74</text:p>
          </table:table-cell>
          <table:table-cell office:value-type="float" office:value="5123.24" calcext:value-type="float">
            <text:p>5,123.24</text:p>
          </table:table-cell>
          <table:table-cell office:value-type="float" office:value="5121.35" calcext:value-type="float">
            <text:p>5,121.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4/03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125.61" calcext:value-type="float">
            <text:p>5,125.61</text:p>
          </table:table-cell>
          <table:table-cell office:value-type="float" office:value="5125.11" calcext:value-type="float">
            <text:p>5,125.11</text:p>
          </table:table-cell>
          <table:table-cell office:value-type="float" office:value="5123.23" calcext:value-type="float">
            <text:p>5,123.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5/03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127.48" calcext:value-type="float">
            <text:p>5,127.48</text:p>
          </table:table-cell>
          <table:table-cell office:value-type="float" office:value="5126.99" calcext:value-type="float">
            <text:p>5,126.99</text:p>
          </table:table-cell>
          <table:table-cell office:value-type="float" office:value="5125.09" calcext:value-type="float">
            <text:p>5,125.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6/03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129.35" calcext:value-type="float">
            <text:p>5,129.35</text:p>
          </table:table-cell>
          <table:table-cell office:value-type="float" office:value="5128.86" calcext:value-type="float">
            <text:p>5,128.86</text:p>
          </table:table-cell>
          <table:table-cell office:value-type="float" office:value="5126.97" calcext:value-type="float">
            <text:p>5,126.9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9/03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131.22" calcext:value-type="float">
            <text:p>5,131.22</text:p>
          </table:table-cell>
          <table:table-cell office:value-type="float" office:value="5130.73" calcext:value-type="float">
            <text:p>5,130.73</text:p>
          </table:table-cell>
          <table:table-cell office:value-type="float" office:value="5128.84" calcext:value-type="float">
            <text:p>5,128.8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0/03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133.09" calcext:value-type="float">
            <text:p>5,133.09</text:p>
          </table:table-cell>
          <table:table-cell office:value-type="float" office:value="5132.61" calcext:value-type="float">
            <text:p>5,132.61</text:p>
          </table:table-cell>
          <table:table-cell office:value-type="float" office:value="5130.71" calcext:value-type="float">
            <text:p>5,130.7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1/03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135.45" calcext:value-type="float">
            <text:p>5,135.45</text:p>
          </table:table-cell>
          <table:table-cell office:value-type="float" office:value="5134.97" calcext:value-type="float">
            <text:p>5,134.97</text:p>
          </table:table-cell>
          <table:table-cell office:value-type="float" office:value="5133.08" calcext:value-type="float">
            <text:p>5,133.0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2/03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137.33" calcext:value-type="float">
            <text:p>5,137.33</text:p>
          </table:table-cell>
          <table:table-cell office:value-type="float" office:value="5136.84" calcext:value-type="float">
            <text:p>5,136.84</text:p>
          </table:table-cell>
          <table:table-cell office:value-type="float" office:value="5134.95" calcext:value-type="float">
            <text:p>5,134.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3/03/2012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139.68" calcext:value-type="float">
            <text:p>5,139.68</text:p>
          </table:table-cell>
          <table:table-cell office:value-type="float" office:value="5139.2" calcext:value-type="float">
            <text:p>5,139.20</text:p>
          </table:table-cell>
          <table:table-cell office:value-type="float" office:value="5137.31" calcext:value-type="float">
            <text:p>5,137.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6/03/2012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141.55" calcext:value-type="float">
            <text:p>5,141.55</text:p>
          </table:table-cell>
          <table:table-cell office:value-type="float" office:value="5141.07" calcext:value-type="float">
            <text:p>5,141.07</text:p>
          </table:table-cell>
          <table:table-cell office:value-type="float" office:value="5139.18" calcext:value-type="float">
            <text:p>5,139.1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7/03/2012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143.43" calcext:value-type="float">
            <text:p>5,143.43</text:p>
          </table:table-cell>
          <table:table-cell office:value-type="float" office:value="5142.94" calcext:value-type="float">
            <text:p>5,142.94</text:p>
          </table:table-cell>
          <table:table-cell office:value-type="float" office:value="5141.06" calcext:value-type="float">
            <text:p>5,141.0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8/03/2012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145.3" calcext:value-type="float">
            <text:p>5,145.30</text:p>
          </table:table-cell>
          <table:table-cell office:value-type="float" office:value="5144.82" calcext:value-type="float">
            <text:p>5,144.82</text:p>
          </table:table-cell>
          <table:table-cell office:value-type="float" office:value="5142.93" calcext:value-type="float">
            <text:p>5,142.9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9/03/2012</text:p>
          </table:table-cell>
          <table:table-cell office:value-type="percentage" office:value="-0.0005" calcext:value-type="percentage">
            <text:p>-0.05%</text:p>
          </table:table-cell>
          <table:table-cell office:value-type="percentage" office:value="-0.0004" calcext:value-type="percentage">
            <text:p>-0.04%</text:p>
          </table:table-cell>
          <table:table-cell office:value-type="float" office:value="5147.65" calcext:value-type="float">
            <text:p>5,147.65</text:p>
          </table:table-cell>
          <table:table-cell office:value-type="float" office:value="5147.17" calcext:value-type="float">
            <text:p>5,147.17</text:p>
          </table:table-cell>
          <table:table-cell office:value-type="float" office:value="5145.28" calcext:value-type="float">
            <text:p>5,145.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0/03/2012</text:p>
          </table:table-cell>
          <table:table-cell office:value-type="percentage" office:value="-0.0005" calcext:value-type="percentage">
            <text:p>-0.05%</text:p>
          </table:table-cell>
          <table:table-cell office:value-type="percentage" office:value="-0.0004" calcext:value-type="percentage">
            <text:p>-0.04%</text:p>
          </table:table-cell>
          <table:table-cell office:value-type="float" office:value="5149.52" calcext:value-type="float">
            <text:p>5,149.52</text:p>
          </table:table-cell>
          <table:table-cell office:value-type="float" office:value="5149.05" calcext:value-type="float">
            <text:p>5,149.05</text:p>
          </table:table-cell>
          <table:table-cell office:value-type="float" office:value="5147.15" calcext:value-type="float">
            <text:p>5,147.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2/04/2012</text:p>
          </table:table-cell>
          <table:table-cell office:value-type="percentage" office:value="-0.0005" calcext:value-type="percentage">
            <text:p>-0.05%</text:p>
          </table:table-cell>
          <table:table-cell office:value-type="percentage" office:value="-0.0004" calcext:value-type="percentage">
            <text:p>-0.04%</text:p>
          </table:table-cell>
          <table:table-cell office:value-type="float" office:value="5151.39" calcext:value-type="float">
            <text:p>5,151.39</text:p>
          </table:table-cell>
          <table:table-cell office:value-type="float" office:value="5150.92" calcext:value-type="float">
            <text:p>5,150.92</text:p>
          </table:table-cell>
          <table:table-cell office:value-type="float" office:value="5149.03" calcext:value-type="float">
            <text:p>5,149.0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3/04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153.73" calcext:value-type="float">
            <text:p>5,153.73</text:p>
          </table:table-cell>
          <table:table-cell office:value-type="float" office:value="5153.26" calcext:value-type="float">
            <text:p>5,153.26</text:p>
          </table:table-cell>
          <table:table-cell office:value-type="float" office:value="5151.37" calcext:value-type="float">
            <text:p>5,151.3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4/04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155.61" calcext:value-type="float">
            <text:p>5,155.61</text:p>
          </table:table-cell>
          <table:table-cell office:value-type="float" office:value="5155.14" calcext:value-type="float">
            <text:p>5,155.14</text:p>
          </table:table-cell>
          <table:table-cell office:value-type="float" office:value="5153.25" calcext:value-type="float">
            <text:p>5,153.2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5/04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157.48" calcext:value-type="float">
            <text:p>5,157.48</text:p>
          </table:table-cell>
          <table:table-cell office:value-type="float" office:value="5157.01" calcext:value-type="float">
            <text:p>5,157.01</text:p>
          </table:table-cell>
          <table:table-cell office:value-type="float" office:value="5155.12" calcext:value-type="float">
            <text:p>5,155.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9/04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159.35" calcext:value-type="float">
            <text:p>5,159.35</text:p>
          </table:table-cell>
          <table:table-cell office:value-type="float" office:value="5158.89" calcext:value-type="float">
            <text:p>5,158.89</text:p>
          </table:table-cell>
          <table:table-cell office:value-type="float" office:value="5156.99" calcext:value-type="float">
            <text:p>5,156.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0/04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161.23" calcext:value-type="float">
            <text:p>5,161.23</text:p>
          </table:table-cell>
          <table:table-cell office:value-type="float" office:value="5160.76" calcext:value-type="float">
            <text:p>5,160.76</text:p>
          </table:table-cell>
          <table:table-cell office:value-type="float" office:value="5158.87" calcext:value-type="float">
            <text:p>5,158.8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1/04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163.11" calcext:value-type="float">
            <text:p>5,163.11</text:p>
          </table:table-cell>
          <table:table-cell office:value-type="float" office:value="5162.64" calcext:value-type="float">
            <text:p>5,162.64</text:p>
          </table:table-cell>
          <table:table-cell office:value-type="float" office:value="5160.75" calcext:value-type="float">
            <text:p>5,160.7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2/04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164.98" calcext:value-type="float">
            <text:p>5,164.98</text:p>
          </table:table-cell>
          <table:table-cell office:value-type="float" office:value="5164.52" calcext:value-type="float">
            <text:p>5,164.52</text:p>
          </table:table-cell>
          <table:table-cell office:value-type="float" office:value="5162.62" calcext:value-type="float">
            <text:p>5,162.6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3/04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166.86" calcext:value-type="float">
            <text:p>5,166.86</text:p>
          </table:table-cell>
          <table:table-cell office:value-type="float" office:value="5166.4" calcext:value-type="float">
            <text:p>5,166.40</text:p>
          </table:table-cell>
          <table:table-cell office:value-type="float" office:value="5164.5" calcext:value-type="float">
            <text:p>5,164.5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6/04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168.73" calcext:value-type="float">
            <text:p>5,168.73</text:p>
          </table:table-cell>
          <table:table-cell office:value-type="float" office:value="5168.28" calcext:value-type="float">
            <text:p>5,168.28</text:p>
          </table:table-cell>
          <table:table-cell office:value-type="float" office:value="5166.38" calcext:value-type="float">
            <text:p>5,166.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7/04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170.61" calcext:value-type="float">
            <text:p>5,170.61</text:p>
          </table:table-cell>
          <table:table-cell office:value-type="float" office:value="5170.15" calcext:value-type="float">
            <text:p>5,170.15</text:p>
          </table:table-cell>
          <table:table-cell office:value-type="float" office:value="5168.26" calcext:value-type="float">
            <text:p>5,168.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8/04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72.94" calcext:value-type="float">
            <text:p>5,172.94</text:p>
          </table:table-cell>
          <table:table-cell office:value-type="float" office:value="5172.49" calcext:value-type="float">
            <text:p>5,172.49</text:p>
          </table:table-cell>
          <table:table-cell office:value-type="float" office:value="5170.59" calcext:value-type="float">
            <text:p>5,170.5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9/04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74.67" calcext:value-type="float">
            <text:p>5,174.67</text:p>
          </table:table-cell>
          <table:table-cell office:value-type="float" office:value="5174.22" calcext:value-type="float">
            <text:p>5,174.22</text:p>
          </table:table-cell>
          <table:table-cell office:value-type="float" office:value="5172.47" calcext:value-type="float">
            <text:p>5,172.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0/04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76.41" calcext:value-type="float">
            <text:p>5,176.41</text:p>
          </table:table-cell>
          <table:table-cell office:value-type="float" office:value="5175.97" calcext:value-type="float">
            <text:p>5,175.97</text:p>
          </table:table-cell>
          <table:table-cell office:value-type="float" office:value="5174.21" calcext:value-type="float">
            <text:p>5,174.2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3/04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78.15" calcext:value-type="float">
            <text:p>5,178.15</text:p>
          </table:table-cell>
          <table:table-cell office:value-type="float" office:value="5177.7" calcext:value-type="float">
            <text:p>5,177.70</text:p>
          </table:table-cell>
          <table:table-cell office:value-type="float" office:value="5175.95" calcext:value-type="float">
            <text:p>5,175.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4/04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79.89" calcext:value-type="float">
            <text:p>5,179.89</text:p>
          </table:table-cell>
          <table:table-cell office:value-type="float" office:value="5179.44" calcext:value-type="float">
            <text:p>5,179.44</text:p>
          </table:table-cell>
          <table:table-cell office:value-type="float" office:value="5177.68" calcext:value-type="float">
            <text:p>5,177.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5/04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81.63" calcext:value-type="float">
            <text:p>5,181.63</text:p>
          </table:table-cell>
          <table:table-cell office:value-type="float" office:value="5181.19" calcext:value-type="float">
            <text:p>5,181.19</text:p>
          </table:table-cell>
          <table:table-cell office:value-type="float" office:value="5179.42" calcext:value-type="float">
            <text:p>5,179.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6/04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83.36" calcext:value-type="float">
            <text:p>5,183.36</text:p>
          </table:table-cell>
          <table:table-cell office:value-type="float" office:value="5182.92" calcext:value-type="float">
            <text:p>5,182.92</text:p>
          </table:table-cell>
          <table:table-cell office:value-type="float" office:value="5181.17" calcext:value-type="float">
            <text:p>5,181.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7/04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85.11" calcext:value-type="float">
            <text:p>5,185.11</text:p>
          </table:table-cell>
          <table:table-cell office:value-type="float" office:value="5184.67" calcext:value-type="float">
            <text:p>5,184.67</text:p>
          </table:table-cell>
          <table:table-cell office:value-type="float" office:value="5182.9" calcext:value-type="float">
            <text:p>5,182.9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0/04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86.85" calcext:value-type="float">
            <text:p>5,186.85</text:p>
          </table:table-cell>
          <table:table-cell office:value-type="float" office:value="5186.41" calcext:value-type="float">
            <text:p>5,186.41</text:p>
          </table:table-cell>
          <table:table-cell office:value-type="float" office:value="5184.65" calcext:value-type="float">
            <text:p>5,184.6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2/05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88.59" calcext:value-type="float">
            <text:p>5,188.59</text:p>
          </table:table-cell>
          <table:table-cell office:value-type="float" office:value="5188.15" calcext:value-type="float">
            <text:p>5,188.15</text:p>
          </table:table-cell>
          <table:table-cell office:value-type="float" office:value="5186.39" calcext:value-type="float">
            <text:p>5,186.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3/05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90.33" calcext:value-type="float">
            <text:p>5,190.33</text:p>
          </table:table-cell>
          <table:table-cell office:value-type="float" office:value="5189.9" calcext:value-type="float">
            <text:p>5,189.90</text:p>
          </table:table-cell>
          <table:table-cell office:value-type="float" office:value="5188.13" calcext:value-type="float">
            <text:p>5,188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4/05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92.07" calcext:value-type="float">
            <text:p>5,192.07</text:p>
          </table:table-cell>
          <table:table-cell office:value-type="float" office:value="5191.64" calcext:value-type="float">
            <text:p>5,191.64</text:p>
          </table:table-cell>
          <table:table-cell office:value-type="float" office:value="5189.88" calcext:value-type="float">
            <text:p>5,189.8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7/05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93.81" calcext:value-type="float">
            <text:p>5,193.81</text:p>
          </table:table-cell>
          <table:table-cell office:value-type="float" office:value="5193.38" calcext:value-type="float">
            <text:p>5,193.38</text:p>
          </table:table-cell>
          <table:table-cell office:value-type="float" office:value="5191.62" calcext:value-type="float">
            <text:p>5,191.6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8/05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95.55" calcext:value-type="float">
            <text:p>5,195.55</text:p>
          </table:table-cell>
          <table:table-cell office:value-type="float" office:value="5195.13" calcext:value-type="float">
            <text:p>5,195.13</text:p>
          </table:table-cell>
          <table:table-cell office:value-type="float" office:value="5193.36" calcext:value-type="float">
            <text:p>5,193.3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9/05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197.3" calcext:value-type="float">
            <text:p>5,197.30</text:p>
          </table:table-cell>
          <table:table-cell office:value-type="float" office:value="5196.87" calcext:value-type="float">
            <text:p>5,196.87</text:p>
          </table:table-cell>
          <table:table-cell office:value-type="float" office:value="5195.11" calcext:value-type="float">
            <text:p>5,195.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0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199.47" calcext:value-type="float">
            <text:p>5,199.47</text:p>
          </table:table-cell>
          <table:table-cell office:value-type="float" office:value="5199.04" calcext:value-type="float">
            <text:p>5,199.04</text:p>
          </table:table-cell>
          <table:table-cell office:value-type="float" office:value="5197.28" calcext:value-type="float">
            <text:p>5,197.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1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01.21" calcext:value-type="float">
            <text:p>5,201.21</text:p>
          </table:table-cell>
          <table:table-cell office:value-type="float" office:value="5200.79" calcext:value-type="float">
            <text:p>5,200.79</text:p>
          </table:table-cell>
          <table:table-cell office:value-type="float" office:value="5199.02" calcext:value-type="float">
            <text:p>5,199.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4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02.95" calcext:value-type="float">
            <text:p>5,202.95</text:p>
          </table:table-cell>
          <table:table-cell office:value-type="float" office:value="5202.53" calcext:value-type="float">
            <text:p>5,202.53</text:p>
          </table:table-cell>
          <table:table-cell office:value-type="float" office:value="5200.77" calcext:value-type="float">
            <text:p>5,200.7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5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04.69" calcext:value-type="float">
            <text:p>5,204.69</text:p>
          </table:table-cell>
          <table:table-cell office:value-type="float" office:value="5204.28" calcext:value-type="float">
            <text:p>5,204.28</text:p>
          </table:table-cell>
          <table:table-cell office:value-type="float" office:value="5202.51" calcext:value-type="float">
            <text:p>5,202.5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6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06.44" calcext:value-type="float">
            <text:p>5,206.44</text:p>
          </table:table-cell>
          <table:table-cell office:value-type="float" office:value="5206.02" calcext:value-type="float">
            <text:p>5,206.02</text:p>
          </table:table-cell>
          <table:table-cell office:value-type="float" office:value="5204.26" calcext:value-type="float">
            <text:p>5,204.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7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08.18" calcext:value-type="float">
            <text:p>5,208.18</text:p>
          </table:table-cell>
          <table:table-cell office:value-type="float" office:value="5207.76" calcext:value-type="float">
            <text:p>5,207.76</text:p>
          </table:table-cell>
          <table:table-cell office:value-type="float" office:value="5206" calcext:value-type="float">
            <text:p>5,206.0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8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09.93" calcext:value-type="float">
            <text:p>5,209.93</text:p>
          </table:table-cell>
          <table:table-cell office:value-type="float" office:value="5209.51" calcext:value-type="float">
            <text:p>5,209.51</text:p>
          </table:table-cell>
          <table:table-cell office:value-type="float" office:value="5207.74" calcext:value-type="float">
            <text:p>5,207.7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1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11.67" calcext:value-type="float">
            <text:p>5,211.67</text:p>
          </table:table-cell>
          <table:table-cell office:value-type="float" office:value="5211.26" calcext:value-type="float">
            <text:p>5,211.26</text:p>
          </table:table-cell>
          <table:table-cell office:value-type="float" office:value="5209.49" calcext:value-type="float">
            <text:p>5,209.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2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13.41" calcext:value-type="float">
            <text:p>5,213.41</text:p>
          </table:table-cell>
          <table:table-cell office:value-type="float" office:value="5213.01" calcext:value-type="float">
            <text:p>5,213.01</text:p>
          </table:table-cell>
          <table:table-cell office:value-type="float" office:value="5211.24" calcext:value-type="float">
            <text:p>5,211.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3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15.16" calcext:value-type="float">
            <text:p>5,215.16</text:p>
          </table:table-cell>
          <table:table-cell office:value-type="float" office:value="5214.75" calcext:value-type="float">
            <text:p>5,214.75</text:p>
          </table:table-cell>
          <table:table-cell office:value-type="float" office:value="5212.99" calcext:value-type="float">
            <text:p>5,212.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4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16.91" calcext:value-type="float">
            <text:p>5,216.91</text:p>
          </table:table-cell>
          <table:table-cell office:value-type="float" office:value="5216.5" calcext:value-type="float">
            <text:p>5,216.50</text:p>
          </table:table-cell>
          <table:table-cell office:value-type="float" office:value="5214.73" calcext:value-type="float">
            <text:p>5,214.7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5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18.65" calcext:value-type="float">
            <text:p>5,218.65</text:p>
          </table:table-cell>
          <table:table-cell office:value-type="float" office:value="5218.25" calcext:value-type="float">
            <text:p>5,218.25</text:p>
          </table:table-cell>
          <table:table-cell office:value-type="float" office:value="5216.48" calcext:value-type="float">
            <text:p>5,216.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8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20.4" calcext:value-type="float">
            <text:p>5,220.40</text:p>
          </table:table-cell>
          <table:table-cell office:value-type="float" office:value="5220" calcext:value-type="float">
            <text:p>5,220.00</text:p>
          </table:table-cell>
          <table:table-cell office:value-type="float" office:value="5218.23" calcext:value-type="float">
            <text:p>5,218.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9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22.15" calcext:value-type="float">
            <text:p>5,222.15</text:p>
          </table:table-cell>
          <table:table-cell office:value-type="float" office:value="5221.75" calcext:value-type="float">
            <text:p>5,221.75</text:p>
          </table:table-cell>
          <table:table-cell office:value-type="float" office:value="5219.98" calcext:value-type="float">
            <text:p>5,219.9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0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23.9" calcext:value-type="float">
            <text:p>5,223.90</text:p>
          </table:table-cell>
          <table:table-cell office:value-type="float" office:value="5223.5" calcext:value-type="float">
            <text:p>5,223.50</text:p>
          </table:table-cell>
          <table:table-cell office:value-type="float" office:value="5221.73" calcext:value-type="float">
            <text:p>5,221.7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1/05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25.55" calcext:value-type="float">
            <text:p>5,225.55</text:p>
          </table:table-cell>
          <table:table-cell office:value-type="float" office:value="5225.16" calcext:value-type="float">
            <text:p>5,225.16</text:p>
          </table:table-cell>
          <table:table-cell office:value-type="float" office:value="5223.48" calcext:value-type="float">
            <text:p>5,223.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1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27.2" calcext:value-type="float">
            <text:p>5,227.20</text:p>
          </table:table-cell>
          <table:table-cell office:value-type="float" office:value="5226.81" calcext:value-type="float">
            <text:p>5,226.81</text:p>
          </table:table-cell>
          <table:table-cell office:value-type="float" office:value="5225.14" calcext:value-type="float">
            <text:p>5,225.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4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28.86" calcext:value-type="float">
            <text:p>5,228.86</text:p>
          </table:table-cell>
          <table:table-cell office:value-type="float" office:value="5228.47" calcext:value-type="float">
            <text:p>5,228.47</text:p>
          </table:table-cell>
          <table:table-cell office:value-type="float" office:value="5226.79" calcext:value-type="float">
            <text:p>5,226.7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5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30.52" calcext:value-type="float">
            <text:p>5,230.52</text:p>
          </table:table-cell>
          <table:table-cell office:value-type="float" office:value="5230.12" calcext:value-type="float">
            <text:p>5,230.12</text:p>
          </table:table-cell>
          <table:table-cell office:value-type="float" office:value="5228.45" calcext:value-type="float">
            <text:p>5,228.4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6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32.17" calcext:value-type="float">
            <text:p>5,232.17</text:p>
          </table:table-cell>
          <table:table-cell office:value-type="float" office:value="5231.78" calcext:value-type="float">
            <text:p>5,231.78</text:p>
          </table:table-cell>
          <table:table-cell office:value-type="float" office:value="5230.1" calcext:value-type="float">
            <text:p>5,230.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8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33.82" calcext:value-type="float">
            <text:p>5,233.82</text:p>
          </table:table-cell>
          <table:table-cell office:value-type="float" office:value="5233.44" calcext:value-type="float">
            <text:p>5,233.44</text:p>
          </table:table-cell>
          <table:table-cell office:value-type="float" office:value="5231.76" calcext:value-type="float">
            <text:p>5,231.7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1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35.48" calcext:value-type="float">
            <text:p>5,235.48</text:p>
          </table:table-cell>
          <table:table-cell office:value-type="float" office:value="5235.1" calcext:value-type="float">
            <text:p>5,235.10</text:p>
          </table:table-cell>
          <table:table-cell office:value-type="float" office:value="5233.42" calcext:value-type="float">
            <text:p>5,233.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2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37.14" calcext:value-type="float">
            <text:p>5,237.14</text:p>
          </table:table-cell>
          <table:table-cell office:value-type="float" office:value="5236.76" calcext:value-type="float">
            <text:p>5,236.76</text:p>
          </table:table-cell>
          <table:table-cell office:value-type="float" office:value="5235.08" calcext:value-type="float">
            <text:p>5,235.0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3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38.8" calcext:value-type="float">
            <text:p>5,238.80</text:p>
          </table:table-cell>
          <table:table-cell office:value-type="float" office:value="5238.42" calcext:value-type="float">
            <text:p>5,238.42</text:p>
          </table:table-cell>
          <table:table-cell office:value-type="float" office:value="5236.74" calcext:value-type="float">
            <text:p>5,236.7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4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40.45" calcext:value-type="float">
            <text:p>5,240.45</text:p>
          </table:table-cell>
          <table:table-cell office:value-type="float" office:value="5240.08" calcext:value-type="float">
            <text:p>5,240.08</text:p>
          </table:table-cell>
          <table:table-cell office:value-type="float" office:value="5238.4" calcext:value-type="float">
            <text:p>5,238.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5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42.11" calcext:value-type="float">
            <text:p>5,242.11</text:p>
          </table:table-cell>
          <table:table-cell office:value-type="float" office:value="5241.74" calcext:value-type="float">
            <text:p>5,241.74</text:p>
          </table:table-cell>
          <table:table-cell office:value-type="float" office:value="5240.06" calcext:value-type="float">
            <text:p>5,240.0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8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43.77" calcext:value-type="float">
            <text:p>5,243.77</text:p>
          </table:table-cell>
          <table:table-cell office:value-type="float" office:value="5243.4" calcext:value-type="float">
            <text:p>5,243.40</text:p>
          </table:table-cell>
          <table:table-cell office:value-type="float" office:value="5241.72" calcext:value-type="float">
            <text:p>5,241.7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9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45.44" calcext:value-type="float">
            <text:p>5,245.44</text:p>
          </table:table-cell>
          <table:table-cell office:value-type="float" office:value="5245.06" calcext:value-type="float">
            <text:p>5,245.06</text:p>
          </table:table-cell>
          <table:table-cell office:value-type="float" office:value="5243.38" calcext:value-type="float">
            <text:p>5,243.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0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47.1" calcext:value-type="float">
            <text:p>5,247.10</text:p>
          </table:table-cell>
          <table:table-cell office:value-type="float" office:value="5246.73" calcext:value-type="float">
            <text:p>5,246.73</text:p>
          </table:table-cell>
          <table:table-cell office:value-type="float" office:value="5245.04" calcext:value-type="float">
            <text:p>5,245.0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1/06/2012</text:p>
          </table:table-cell>
          <table:table-cell office:value-type="percentage" office:value="-0.0008" calcext:value-type="percentage">
            <text:p>-0.08%</text:p>
          </table:table-cell>
          <table:table-cell office:value-type="percentage" office:value="-0.0007" calcext:value-type="percentage">
            <text:p>-0.07%</text:p>
          </table:table-cell>
          <table:table-cell office:value-type="float" office:value="5248.76" calcext:value-type="float">
            <text:p>5,248.76</text:p>
          </table:table-cell>
          <table:table-cell office:value-type="float" office:value="5248.39" calcext:value-type="float">
            <text:p>5,248.39</text:p>
          </table:table-cell>
          <table:table-cell office:value-type="float" office:value="5246.7" calcext:value-type="float">
            <text:p>5,246.7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2/06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250.05" calcext:value-type="float">
            <text:p>5,250.05</text:p>
          </table:table-cell>
          <table:table-cell office:value-type="float" office:value="5249.69" calcext:value-type="float">
            <text:p>5,249.69</text:p>
          </table:table-cell>
          <table:table-cell office:value-type="float" office:value="5248" calcext:value-type="float">
            <text:p>5,248.0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5/06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251.72" calcext:value-type="float">
            <text:p>5,251.72</text:p>
          </table:table-cell>
          <table:table-cell office:value-type="float" office:value="5251.36" calcext:value-type="float">
            <text:p>5,251.36</text:p>
          </table:table-cell>
          <table:table-cell office:value-type="float" office:value="5249.67" calcext:value-type="float">
            <text:p>5,249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6/06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253.38" calcext:value-type="float">
            <text:p>5,253.38</text:p>
          </table:table-cell>
          <table:table-cell office:value-type="float" office:value="5253.02" calcext:value-type="float">
            <text:p>5,253.02</text:p>
          </table:table-cell>
          <table:table-cell office:value-type="float" office:value="5251.33" calcext:value-type="float">
            <text:p>5,251.3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7/06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255.05" calcext:value-type="float">
            <text:p>5,255.05</text:p>
          </table:table-cell>
          <table:table-cell office:value-type="float" office:value="5254.69" calcext:value-type="float">
            <text:p>5,254.69</text:p>
          </table:table-cell>
          <table:table-cell office:value-type="float" office:value="5253" calcext:value-type="float">
            <text:p>5,253.0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8/06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256.72" calcext:value-type="float">
            <text:p>5,256.72</text:p>
          </table:table-cell>
          <table:table-cell office:value-type="float" office:value="5256.36" calcext:value-type="float">
            <text:p>5,256.36</text:p>
          </table:table-cell>
          <table:table-cell office:value-type="float" office:value="5254.67" calcext:value-type="float">
            <text:p>5,254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9/06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258.38" calcext:value-type="float">
            <text:p>5,258.38</text:p>
          </table:table-cell>
          <table:table-cell office:value-type="float" office:value="5258.02" calcext:value-type="float">
            <text:p>5,258.02</text:p>
          </table:table-cell>
          <table:table-cell office:value-type="float" office:value="5256.34" calcext:value-type="float">
            <text:p>5,256.3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2/07/2012</text:p>
          </table:table-cell>
          <table:table-cell office:value-type="percentage" office:value="-0.0007" calcext:value-type="percentage">
            <text:p>-0.07%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5260.05" calcext:value-type="float">
            <text:p>5,260.05</text:p>
          </table:table-cell>
          <table:table-cell office:value-type="float" office:value="5259.7" calcext:value-type="float">
            <text:p>5,259.70</text:p>
          </table:table-cell>
          <table:table-cell office:value-type="float" office:value="5258" calcext:value-type="float">
            <text:p>5,258.0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3/07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261.37" calcext:value-type="float">
            <text:p>5,261.37</text:p>
          </table:table-cell>
          <table:table-cell office:value-type="float" office:value="5261.01" calcext:value-type="float">
            <text:p>5,261.01</text:p>
          </table:table-cell>
          <table:table-cell office:value-type="float" office:value="5259.32" calcext:value-type="float">
            <text:p>5,259.3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4/07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263.03" calcext:value-type="float">
            <text:p>5,263.03</text:p>
          </table:table-cell>
          <table:table-cell office:value-type="float" office:value="5262.69" calcext:value-type="float">
            <text:p>5,262.69</text:p>
          </table:table-cell>
          <table:table-cell office:value-type="float" office:value="5260.99" calcext:value-type="float">
            <text:p>5,260.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5/07/2012</text:p>
          </table:table-cell>
          <table:table-cell office:value-type="percentage" office:value="-0.0006" calcext:value-type="percentage">
            <text:p>-0.06%</text:p>
          </table:table-cell>
          <table:table-cell office:value-type="percentage" office:value="-0.0005" calcext:value-type="percentage">
            <text:p>-0.05%</text:p>
          </table:table-cell>
          <table:table-cell office:value-type="float" office:value="5264.71" calcext:value-type="float">
            <text:p>5,264.71</text:p>
          </table:table-cell>
          <table:table-cell office:value-type="float" office:value="5264.36" calcext:value-type="float">
            <text:p>5,264.36</text:p>
          </table:table-cell>
          <table:table-cell office:value-type="float" office:value="5262.67" calcext:value-type="float">
            <text:p>5,262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6/07/2012</text:p>
          </table:table-cell>
          <table:table-cell office:value-type="percentage" office:value="-0.0005" calcext:value-type="percentage">
            <text:p>-0.05%</text:p>
          </table:table-cell>
          <table:table-cell office:value-type="percentage" office:value="-0.0004" calcext:value-type="percentage">
            <text:p>-0.04%</text:p>
          </table:table-cell>
          <table:table-cell office:value-type="float" office:value="5266.03" calcext:value-type="float">
            <text:p>5,266.03</text:p>
          </table:table-cell>
          <table:table-cell office:value-type="float" office:value="5265.68" calcext:value-type="float">
            <text:p>5,265.68</text:p>
          </table:table-cell>
          <table:table-cell office:value-type="float" office:value="5263.99" calcext:value-type="float">
            <text:p>5,263.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9/07/2012</text:p>
          </table:table-cell>
          <table:table-cell office:value-type="percentage" office:value="-0.0005" calcext:value-type="percentage">
            <text:p>-0.05%</text:p>
          </table:table-cell>
          <table:table-cell office:value-type="percentage" office:value="-0.0004" calcext:value-type="percentage">
            <text:p>-0.04%</text:p>
          </table:table-cell>
          <table:table-cell office:value-type="float" office:value="5267.7" calcext:value-type="float">
            <text:p>5,267.70</text:p>
          </table:table-cell>
          <table:table-cell office:value-type="float" office:value="5267.36" calcext:value-type="float">
            <text:p>5,267.36</text:p>
          </table:table-cell>
          <table:table-cell office:value-type="float" office:value="5265.66" calcext:value-type="float">
            <text:p>5,265.6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0/07/2012</text:p>
          </table:table-cell>
          <table:table-cell office:value-type="percentage" office:value="-0.0005" calcext:value-type="percentage">
            <text:p>-0.05%</text:p>
          </table:table-cell>
          <table:table-cell office:value-type="percentage" office:value="-0.0004" calcext:value-type="percentage">
            <text:p>-0.04%</text:p>
          </table:table-cell>
          <table:table-cell office:value-type="float" office:value="5269.38" calcext:value-type="float">
            <text:p>5,269.38</text:p>
          </table:table-cell>
          <table:table-cell office:value-type="float" office:value="5269.04" calcext:value-type="float">
            <text:p>5,269.04</text:p>
          </table:table-cell>
          <table:table-cell office:value-type="float" office:value="5267.34" calcext:value-type="float">
            <text:p>5,267.3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1/07/2012</text:p>
          </table:table-cell>
          <table:table-cell office:value-type="percentage" office:value="-0.0005" calcext:value-type="percentage">
            <text:p>-0.05%</text:p>
          </table:table-cell>
          <table:table-cell office:value-type="percentage" office:value="-0.0004" calcext:value-type="percentage">
            <text:p>-0.04%</text:p>
          </table:table-cell>
          <table:table-cell office:value-type="float" office:value="5271.05" calcext:value-type="float">
            <text:p>5,271.05</text:p>
          </table:table-cell>
          <table:table-cell office:value-type="float" office:value="5270.72" calcext:value-type="float">
            <text:p>5,270.72</text:p>
          </table:table-cell>
          <table:table-cell office:value-type="float" office:value="5269.01" calcext:value-type="float">
            <text:p>5,269.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2/07/2012</text:p>
          </table:table-cell>
          <table:table-cell office:value-type="percentage" office:value="-0.0005" calcext:value-type="percentage">
            <text:p>-0.05%</text:p>
          </table:table-cell>
          <table:table-cell office:value-type="percentage" office:value="-0.0004" calcext:value-type="percentage">
            <text:p>-0.04%</text:p>
          </table:table-cell>
          <table:table-cell office:value-type="float" office:value="5272.63" calcext:value-type="float">
            <text:p>5,272.63</text:p>
          </table:table-cell>
          <table:table-cell office:value-type="float" office:value="5272.29" calcext:value-type="float">
            <text:p>5,272.29</text:p>
          </table:table-cell>
          <table:table-cell office:value-type="float" office:value="5270.69" calcext:value-type="float">
            <text:p>5,270.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3/07/2012</text:p>
          </table:table-cell>
          <table:table-cell office:value-type="percentage" office:value="-0.0005" calcext:value-type="percentage">
            <text:p>-0.05%</text:p>
          </table:table-cell>
          <table:table-cell office:value-type="percentage" office:value="-0.0004" calcext:value-type="percentage">
            <text:p>-0.04%</text:p>
          </table:table-cell>
          <table:table-cell office:value-type="float" office:value="5274.21" calcext:value-type="float">
            <text:p>5,274.21</text:p>
          </table:table-cell>
          <table:table-cell office:value-type="float" office:value="5273.88" calcext:value-type="float">
            <text:p>5,273.88</text:p>
          </table:table-cell>
          <table:table-cell office:value-type="float" office:value="5272.27" calcext:value-type="float">
            <text:p>5,272.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6/07/2012</text:p>
          </table:table-cell>
          <table:table-cell office:value-type="percentage" office:value="-0.0005" calcext:value-type="percentage">
            <text:p>-0.05%</text:p>
          </table:table-cell>
          <table:table-cell office:value-type="percentage" office:value="-0.0004" calcext:value-type="percentage">
            <text:p>-0.04%</text:p>
          </table:table-cell>
          <table:table-cell office:value-type="float" office:value="5275.79" calcext:value-type="float">
            <text:p>5,275.79</text:p>
          </table:table-cell>
          <table:table-cell office:value-type="float" office:value="5275.46" calcext:value-type="float">
            <text:p>5,275.46</text:p>
          </table:table-cell>
          <table:table-cell office:value-type="float" office:value="5273.86" calcext:value-type="float">
            <text:p>5,273.8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7/07/2012</text:p>
          </table:table-cell>
          <table:table-cell office:value-type="percentage" office:value="-0.0005" calcext:value-type="percentage">
            <text:p>-0.05%</text:p>
          </table:table-cell>
          <table:table-cell office:value-type="percentage" office:value="-0.0004" calcext:value-type="percentage">
            <text:p>-0.04%</text:p>
          </table:table-cell>
          <table:table-cell office:value-type="float" office:value="5277.37" calcext:value-type="float">
            <text:p>5,277.37</text:p>
          </table:table-cell>
          <table:table-cell office:value-type="float" office:value="5277.04" calcext:value-type="float">
            <text:p>5,277.04</text:p>
          </table:table-cell>
          <table:table-cell office:value-type="float" office:value="5275.44" calcext:value-type="float">
            <text:p>5,275.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8/07/2012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278.62" calcext:value-type="float">
            <text:p>5,278.62</text:p>
          </table:table-cell>
          <table:table-cell office:value-type="float" office:value="5278.29" calcext:value-type="float">
            <text:p>5,278.29</text:p>
          </table:table-cell>
          <table:table-cell office:value-type="float" office:value="5276.69" calcext:value-type="float">
            <text:p>5,276.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9/07/2012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280.2" calcext:value-type="float">
            <text:p>5,280.20</text:p>
          </table:table-cell>
          <table:table-cell office:value-type="float" office:value="5279.87" calcext:value-type="float">
            <text:p>5,279.87</text:p>
          </table:table-cell>
          <table:table-cell office:value-type="float" office:value="5278.27" calcext:value-type="float">
            <text:p>5,278.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0/07/2012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281.79" calcext:value-type="float">
            <text:p>5,281.79</text:p>
          </table:table-cell>
          <table:table-cell office:value-type="float" office:value="5281.46" calcext:value-type="float">
            <text:p>5,281.46</text:p>
          </table:table-cell>
          <table:table-cell office:value-type="float" office:value="5279.85" calcext:value-type="float">
            <text:p>5,279.8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3/07/2012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283.37" calcext:value-type="float">
            <text:p>5,283.37</text:p>
          </table:table-cell>
          <table:table-cell office:value-type="float" office:value="5283.05" calcext:value-type="float">
            <text:p>5,283.05</text:p>
          </table:table-cell>
          <table:table-cell office:value-type="float" office:value="5281.44" calcext:value-type="float">
            <text:p>5,281.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4/07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284.63" calcext:value-type="float">
            <text:p>5,284.63</text:p>
          </table:table-cell>
          <table:table-cell office:value-type="float" office:value="5284.31" calcext:value-type="float">
            <text:p>5,284.31</text:p>
          </table:table-cell>
          <table:table-cell office:value-type="float" office:value="5282.7" calcext:value-type="float">
            <text:p>5,282.7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5/07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286.22" calcext:value-type="float">
            <text:p>5,286.22</text:p>
          </table:table-cell>
          <table:table-cell office:value-type="float" office:value="5285.9" calcext:value-type="float">
            <text:p>5,285.90</text:p>
          </table:table-cell>
          <table:table-cell office:value-type="float" office:value="5284.29" calcext:value-type="float">
            <text:p>5,284.2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6/07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287.8" calcext:value-type="float">
            <text:p>5,287.80</text:p>
          </table:table-cell>
          <table:table-cell office:value-type="float" office:value="5287.49" calcext:value-type="float">
            <text:p>5,287.49</text:p>
          </table:table-cell>
          <table:table-cell office:value-type="float" office:value="5285.88" calcext:value-type="float">
            <text:p>5,285.8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7/07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289.39" calcext:value-type="float">
            <text:p>5,289.39</text:p>
          </table:table-cell>
          <table:table-cell office:value-type="float" office:value="5289.08" calcext:value-type="float">
            <text:p>5,289.08</text:p>
          </table:table-cell>
          <table:table-cell office:value-type="float" office:value="5287.47" calcext:value-type="float">
            <text:p>5,287.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0/07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290.98" calcext:value-type="float">
            <text:p>5,290.98</text:p>
          </table:table-cell>
          <table:table-cell office:value-type="float" office:value="5290.67" calcext:value-type="float">
            <text:p>5,290.67</text:p>
          </table:table-cell>
          <table:table-cell office:value-type="float" office:value="5289.06" calcext:value-type="float">
            <text:p>5,289.0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1/07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292.57" calcext:value-type="float">
            <text:p>5,292.57</text:p>
          </table:table-cell>
          <table:table-cell office:value-type="float" office:value="5292.26" calcext:value-type="float">
            <text:p>5,292.26</text:p>
          </table:table-cell>
          <table:table-cell office:value-type="float" office:value="5290.65" calcext:value-type="float">
            <text:p>5,290.6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1/08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294.16" calcext:value-type="float">
            <text:p>5,294.16</text:p>
          </table:table-cell>
          <table:table-cell office:value-type="float" office:value="5293.85" calcext:value-type="float">
            <text:p>5,293.85</text:p>
          </table:table-cell>
          <table:table-cell office:value-type="float" office:value="5292.24" calcext:value-type="float">
            <text:p>5,292.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2/08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295.75" calcext:value-type="float">
            <text:p>5,295.75</text:p>
          </table:table-cell>
          <table:table-cell office:value-type="float" office:value="5295.44" calcext:value-type="float">
            <text:p>5,295.44</text:p>
          </table:table-cell>
          <table:table-cell office:value-type="float" office:value="5293.83" calcext:value-type="float">
            <text:p>5,293.8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3/08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297.34" calcext:value-type="float">
            <text:p>5,297.34</text:p>
          </table:table-cell>
          <table:table-cell office:value-type="float" office:value="5297.04" calcext:value-type="float">
            <text:p>5,297.04</text:p>
          </table:table-cell>
          <table:table-cell office:value-type="float" office:value="5295.42" calcext:value-type="float">
            <text:p>5,295.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6/08/2012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298.93" calcext:value-type="float">
            <text:p>5,298.93</text:p>
          </table:table-cell>
          <table:table-cell office:value-type="float" office:value="5298.63" calcext:value-type="float">
            <text:p>5,298.63</text:p>
          </table:table-cell>
          <table:table-cell office:value-type="float" office:value="5297.01" calcext:value-type="float">
            <text:p>5,297.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7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00.22" calcext:value-type="float">
            <text:p>5,300.22</text:p>
          </table:table-cell>
          <table:table-cell office:value-type="float" office:value="5299.92" calcext:value-type="float">
            <text:p>5,299.92</text:p>
          </table:table-cell>
          <table:table-cell office:value-type="float" office:value="5298.3" calcext:value-type="float">
            <text:p>5,298.3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8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01.81" calcext:value-type="float">
            <text:p>5,301.81</text:p>
          </table:table-cell>
          <table:table-cell office:value-type="float" office:value="5301.51" calcext:value-type="float">
            <text:p>5,301.51</text:p>
          </table:table-cell>
          <table:table-cell office:value-type="float" office:value="5299.89" calcext:value-type="float">
            <text:p>5,299.8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9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03.4" calcext:value-type="float">
            <text:p>5,303.40</text:p>
          </table:table-cell>
          <table:table-cell office:value-type="float" office:value="5303.11" calcext:value-type="float">
            <text:p>5,303.11</text:p>
          </table:table-cell>
          <table:table-cell office:value-type="float" office:value="5301.49" calcext:value-type="float">
            <text:p>5,301.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0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05" calcext:value-type="float">
            <text:p>5,305.00</text:p>
          </table:table-cell>
          <table:table-cell office:value-type="float" office:value="5304.7" calcext:value-type="float">
            <text:p>5,304.70</text:p>
          </table:table-cell>
          <table:table-cell office:value-type="float" office:value="5303.08" calcext:value-type="float">
            <text:p>5,303.0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3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06.59" calcext:value-type="float">
            <text:p>5,306.59</text:p>
          </table:table-cell>
          <table:table-cell office:value-type="float" office:value="5306.3" calcext:value-type="float">
            <text:p>5,306.30</text:p>
          </table:table-cell>
          <table:table-cell office:value-type="float" office:value="5304.68" calcext:value-type="float">
            <text:p>5,304.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4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08.19" calcext:value-type="float">
            <text:p>5,308.19</text:p>
          </table:table-cell>
          <table:table-cell office:value-type="float" office:value="5307.9" calcext:value-type="float">
            <text:p>5,307.90</text:p>
          </table:table-cell>
          <table:table-cell office:value-type="float" office:value="5306.28" calcext:value-type="float">
            <text:p>5,306.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5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09.78" calcext:value-type="float">
            <text:p>5,309.78</text:p>
          </table:table-cell>
          <table:table-cell office:value-type="float" office:value="5309.5" calcext:value-type="float">
            <text:p>5,309.50</text:p>
          </table:table-cell>
          <table:table-cell office:value-type="float" office:value="5307.88" calcext:value-type="float">
            <text:p>5,307.8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6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11.38" calcext:value-type="float">
            <text:p>5,311.38</text:p>
          </table:table-cell>
          <table:table-cell office:value-type="float" office:value="5311.09" calcext:value-type="float">
            <text:p>5,311.09</text:p>
          </table:table-cell>
          <table:table-cell office:value-type="float" office:value="5309.48" calcext:value-type="float">
            <text:p>5,309.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7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12.98" calcext:value-type="float">
            <text:p>5,312.98</text:p>
          </table:table-cell>
          <table:table-cell office:value-type="float" office:value="5312.69" calcext:value-type="float">
            <text:p>5,312.69</text:p>
          </table:table-cell>
          <table:table-cell office:value-type="float" office:value="5311.07" calcext:value-type="float">
            <text:p>5,311.0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0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14.58" calcext:value-type="float">
            <text:p>5,314.58</text:p>
          </table:table-cell>
          <table:table-cell office:value-type="float" office:value="5314.29" calcext:value-type="float">
            <text:p>5,314.29</text:p>
          </table:table-cell>
          <table:table-cell office:value-type="float" office:value="5312.67" calcext:value-type="float">
            <text:p>5,312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1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16.17" calcext:value-type="float">
            <text:p>5,316.17</text:p>
          </table:table-cell>
          <table:table-cell office:value-type="float" office:value="5315.89" calcext:value-type="float">
            <text:p>5,315.89</text:p>
          </table:table-cell>
          <table:table-cell office:value-type="float" office:value="5314.27" calcext:value-type="float">
            <text:p>5,314.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2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17.77" calcext:value-type="float">
            <text:p>5,317.77</text:p>
          </table:table-cell>
          <table:table-cell office:value-type="float" office:value="5317.49" calcext:value-type="float">
            <text:p>5,317.49</text:p>
          </table:table-cell>
          <table:table-cell office:value-type="float" office:value="5315.87" calcext:value-type="float">
            <text:p>5,315.8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3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19.37" calcext:value-type="float">
            <text:p>5,319.37</text:p>
          </table:table-cell>
          <table:table-cell office:value-type="float" office:value="5319.09" calcext:value-type="float">
            <text:p>5,319.09</text:p>
          </table:table-cell>
          <table:table-cell office:value-type="float" office:value="5317.47" calcext:value-type="float">
            <text:p>5,317.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4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20.97" calcext:value-type="float">
            <text:p>5,320.97</text:p>
          </table:table-cell>
          <table:table-cell office:value-type="float" office:value="5320.69" calcext:value-type="float">
            <text:p>5,320.69</text:p>
          </table:table-cell>
          <table:table-cell office:value-type="float" office:value="5319.07" calcext:value-type="float">
            <text:p>5,319.0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7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22.57" calcext:value-type="float">
            <text:p>5,322.57</text:p>
          </table:table-cell>
          <table:table-cell office:value-type="float" office:value="5322.3" calcext:value-type="float">
            <text:p>5,322.30</text:p>
          </table:table-cell>
          <table:table-cell office:value-type="float" office:value="5320.67" calcext:value-type="float">
            <text:p>5,320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8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24.17" calcext:value-type="float">
            <text:p>5,324.17</text:p>
          </table:table-cell>
          <table:table-cell office:value-type="float" office:value="5323.9" calcext:value-type="float">
            <text:p>5,323.90</text:p>
          </table:table-cell>
          <table:table-cell office:value-type="float" office:value="5322.28" calcext:value-type="float">
            <text:p>5,322.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9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25.77" calcext:value-type="float">
            <text:p>5,325.77</text:p>
          </table:table-cell>
          <table:table-cell office:value-type="float" office:value="5325.5" calcext:value-type="float">
            <text:p>5,325.50</text:p>
          </table:table-cell>
          <table:table-cell office:value-type="float" office:value="5323.87" calcext:value-type="float">
            <text:p>5,323.8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0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27.27" calcext:value-type="float">
            <text:p>5,327.27</text:p>
          </table:table-cell>
          <table:table-cell office:value-type="float" office:value="5327.01" calcext:value-type="float">
            <text:p>5,327.01</text:p>
          </table:table-cell>
          <table:table-cell office:value-type="float" office:value="5325.48" calcext:value-type="float">
            <text:p>5,325.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1/08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28.78" calcext:value-type="float">
            <text:p>5,328.78</text:p>
          </table:table-cell>
          <table:table-cell office:value-type="float" office:value="5328.51" calcext:value-type="float">
            <text:p>5,328.51</text:p>
          </table:table-cell>
          <table:table-cell office:value-type="float" office:value="5326.99" calcext:value-type="float">
            <text:p>5,326.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3/09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30.28" calcext:value-type="float">
            <text:p>5,330.28</text:p>
          </table:table-cell>
          <table:table-cell office:value-type="float" office:value="5330.02" calcext:value-type="float">
            <text:p>5,330.02</text:p>
          </table:table-cell>
          <table:table-cell office:value-type="float" office:value="5328.49" calcext:value-type="float">
            <text:p>5,328.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4/09/2012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331.78" calcext:value-type="float">
            <text:p>5,331.78</text:p>
          </table:table-cell>
          <table:table-cell office:value-type="float" office:value="5331.52" calcext:value-type="float">
            <text:p>5,331.52</text:p>
          </table:table-cell>
          <table:table-cell office:value-type="float" office:value="5330" calcext:value-type="float">
            <text:p>5,330.0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5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33.03" calcext:value-type="float">
            <text:p>5,333.03</text:p>
          </table:table-cell>
          <table:table-cell office:value-type="float" office:value="5332.77" calcext:value-type="float">
            <text:p>5,332.77</text:p>
          </table:table-cell>
          <table:table-cell office:value-type="float" office:value="5331.24" calcext:value-type="float">
            <text:p>5,331.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6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34.54" calcext:value-type="float">
            <text:p>5,334.54</text:p>
          </table:table-cell>
          <table:table-cell office:value-type="float" office:value="5334.28" calcext:value-type="float">
            <text:p>5,334.28</text:p>
          </table:table-cell>
          <table:table-cell office:value-type="float" office:value="5332.75" calcext:value-type="float">
            <text:p>5,332.7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0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36.04" calcext:value-type="float">
            <text:p>5,336.04</text:p>
          </table:table-cell>
          <table:table-cell office:value-type="float" office:value="5335.79" calcext:value-type="float">
            <text:p>5,335.79</text:p>
          </table:table-cell>
          <table:table-cell office:value-type="float" office:value="5334.26" calcext:value-type="float">
            <text:p>5,334.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1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37.55" calcext:value-type="float">
            <text:p>5,337.55</text:p>
          </table:table-cell>
          <table:table-cell office:value-type="float" office:value="5337.3" calcext:value-type="float">
            <text:p>5,337.30</text:p>
          </table:table-cell>
          <table:table-cell office:value-type="float" office:value="5335.77" calcext:value-type="float">
            <text:p>5,335.7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2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39.06" calcext:value-type="float">
            <text:p>5,339.06</text:p>
          </table:table-cell>
          <table:table-cell office:value-type="float" office:value="5338.81" calcext:value-type="float">
            <text:p>5,338.81</text:p>
          </table:table-cell>
          <table:table-cell office:value-type="float" office:value="5337.28" calcext:value-type="float">
            <text:p>5,337.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3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40.57" calcext:value-type="float">
            <text:p>5,340.57</text:p>
          </table:table-cell>
          <table:table-cell office:value-type="float" office:value="5340.32" calcext:value-type="float">
            <text:p>5,340.32</text:p>
          </table:table-cell>
          <table:table-cell office:value-type="float" office:value="5338.79" calcext:value-type="float">
            <text:p>5,338.7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4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42.08" calcext:value-type="float">
            <text:p>5,342.08</text:p>
          </table:table-cell>
          <table:table-cell office:value-type="float" office:value="5341.83" calcext:value-type="float">
            <text:p>5,341.83</text:p>
          </table:table-cell>
          <table:table-cell office:value-type="float" office:value="5340.3" calcext:value-type="float">
            <text:p>5,340.3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7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43.58" calcext:value-type="float">
            <text:p>5,343.58</text:p>
          </table:table-cell>
          <table:table-cell office:value-type="float" office:value="5343.34" calcext:value-type="float">
            <text:p>5,343.34</text:p>
          </table:table-cell>
          <table:table-cell office:value-type="float" office:value="5341.81" calcext:value-type="float">
            <text:p>5,341.8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8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45.1" calcext:value-type="float">
            <text:p>5,345.10</text:p>
          </table:table-cell>
          <table:table-cell office:value-type="float" office:value="5344.86" calcext:value-type="float">
            <text:p>5,344.86</text:p>
          </table:table-cell>
          <table:table-cell office:value-type="float" office:value="5343.32" calcext:value-type="float">
            <text:p>5,343.3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9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46.6" calcext:value-type="float">
            <text:p>5,346.60</text:p>
          </table:table-cell>
          <table:table-cell office:value-type="float" office:value="5346.37" calcext:value-type="float">
            <text:p>5,346.37</text:p>
          </table:table-cell>
          <table:table-cell office:value-type="float" office:value="5344.83" calcext:value-type="float">
            <text:p>5,344.8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0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48.12" calcext:value-type="float">
            <text:p>5,348.12</text:p>
          </table:table-cell>
          <table:table-cell office:value-type="float" office:value="5347.88" calcext:value-type="float">
            <text:p>5,347.88</text:p>
          </table:table-cell>
          <table:table-cell office:value-type="float" office:value="5346.35" calcext:value-type="float">
            <text:p>5,346.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1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49.63" calcext:value-type="float">
            <text:p>5,349.63</text:p>
          </table:table-cell>
          <table:table-cell office:value-type="float" office:value="5349.39" calcext:value-type="float">
            <text:p>5,349.39</text:p>
          </table:table-cell>
          <table:table-cell office:value-type="float" office:value="5347.86" calcext:value-type="float">
            <text:p>5,347.8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4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51.14" calcext:value-type="float">
            <text:p>5,351.14</text:p>
          </table:table-cell>
          <table:table-cell office:value-type="float" office:value="5350.91" calcext:value-type="float">
            <text:p>5,350.91</text:p>
          </table:table-cell>
          <table:table-cell office:value-type="float" office:value="5349.37" calcext:value-type="float">
            <text:p>5,349.3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5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52.65" calcext:value-type="float">
            <text:p>5,352.65</text:p>
          </table:table-cell>
          <table:table-cell office:value-type="float" office:value="5352.42" calcext:value-type="float">
            <text:p>5,352.42</text:p>
          </table:table-cell>
          <table:table-cell office:value-type="float" office:value="5350.89" calcext:value-type="float">
            <text:p>5,350.8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6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54.16" calcext:value-type="float">
            <text:p>5,354.16</text:p>
          </table:table-cell>
          <table:table-cell office:value-type="float" office:value="5353.94" calcext:value-type="float">
            <text:p>5,353.94</text:p>
          </table:table-cell>
          <table:table-cell office:value-type="float" office:value="5352.4" calcext:value-type="float">
            <text:p>5,352.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7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55.68" calcext:value-type="float">
            <text:p>5,355.68</text:p>
          </table:table-cell>
          <table:table-cell office:value-type="float" office:value="5355.45" calcext:value-type="float">
            <text:p>5,355.45</text:p>
          </table:table-cell>
          <table:table-cell office:value-type="float" office:value="5353.92" calcext:value-type="float">
            <text:p>5,353.9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8/09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57.19" calcext:value-type="float">
            <text:p>5,357.19</text:p>
          </table:table-cell>
          <table:table-cell office:value-type="float" office:value="5356.97" calcext:value-type="float">
            <text:p>5,356.97</text:p>
          </table:table-cell>
          <table:table-cell office:value-type="float" office:value="5355.43" calcext:value-type="float">
            <text:p>5,355.4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1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58.7" calcext:value-type="float">
            <text:p>5,358.70</text:p>
          </table:table-cell>
          <table:table-cell office:value-type="float" office:value="5358.48" calcext:value-type="float">
            <text:p>5,358.48</text:p>
          </table:table-cell>
          <table:table-cell office:value-type="float" office:value="5356.95" calcext:value-type="float">
            <text:p>5,356.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2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60.22" calcext:value-type="float">
            <text:p>5,360.22</text:p>
          </table:table-cell>
          <table:table-cell office:value-type="float" office:value="5360" calcext:value-type="float">
            <text:p>5,360.00</text:p>
          </table:table-cell>
          <table:table-cell office:value-type="float" office:value="5358.46" calcext:value-type="float">
            <text:p>5,358.4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3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61.73" calcext:value-type="float">
            <text:p>5,361.73</text:p>
          </table:table-cell>
          <table:table-cell office:value-type="float" office:value="5361.52" calcext:value-type="float">
            <text:p>5,361.52</text:p>
          </table:table-cell>
          <table:table-cell office:value-type="float" office:value="5359.98" calcext:value-type="float">
            <text:p>5,359.9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4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63.25" calcext:value-type="float">
            <text:p>5,363.25</text:p>
          </table:table-cell>
          <table:table-cell office:value-type="float" office:value="5363.03" calcext:value-type="float">
            <text:p>5,363.03</text:p>
          </table:table-cell>
          <table:table-cell office:value-type="float" office:value="5361.49" calcext:value-type="float">
            <text:p>5,361.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5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64.77" calcext:value-type="float">
            <text:p>5,364.77</text:p>
          </table:table-cell>
          <table:table-cell office:value-type="float" office:value="5364.55" calcext:value-type="float">
            <text:p>5,364.55</text:p>
          </table:table-cell>
          <table:table-cell office:value-type="float" office:value="5363.01" calcext:value-type="float">
            <text:p>5,363.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8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66.28" calcext:value-type="float">
            <text:p>5,366.28</text:p>
          </table:table-cell>
          <table:table-cell office:value-type="float" office:value="5366.07" calcext:value-type="float">
            <text:p>5,366.07</text:p>
          </table:table-cell>
          <table:table-cell office:value-type="float" office:value="5364.53" calcext:value-type="float">
            <text:p>5,364.5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9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67.8" calcext:value-type="float">
            <text:p>5,367.80</text:p>
          </table:table-cell>
          <table:table-cell office:value-type="float" office:value="5367.59" calcext:value-type="float">
            <text:p>5,367.59</text:p>
          </table:table-cell>
          <table:table-cell office:value-type="float" office:value="5366.05" calcext:value-type="float">
            <text:p>5,366.0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0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69.31" calcext:value-type="float">
            <text:p>5,369.31</text:p>
          </table:table-cell>
          <table:table-cell office:value-type="float" office:value="5369.11" calcext:value-type="float">
            <text:p>5,369.11</text:p>
          </table:table-cell>
          <table:table-cell office:value-type="float" office:value="5367.57" calcext:value-type="float">
            <text:p>5,367.5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1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70.78" calcext:value-type="float">
            <text:p>5,370.78</text:p>
          </table:table-cell>
          <table:table-cell office:value-type="float" office:value="5370.58" calcext:value-type="float">
            <text:p>5,370.58</text:p>
          </table:table-cell>
          <table:table-cell office:value-type="float" office:value="5369.08" calcext:value-type="float">
            <text:p>5,369.0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5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72.25" calcext:value-type="float">
            <text:p>5,372.25</text:p>
          </table:table-cell>
          <table:table-cell office:value-type="float" office:value="5372.05" calcext:value-type="float">
            <text:p>5,372.05</text:p>
          </table:table-cell>
          <table:table-cell office:value-type="float" office:value="5370.55" calcext:value-type="float">
            <text:p>5,370.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6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73.71" calcext:value-type="float">
            <text:p>5,373.71</text:p>
          </table:table-cell>
          <table:table-cell office:value-type="float" office:value="5373.52" calcext:value-type="float">
            <text:p>5,373.52</text:p>
          </table:table-cell>
          <table:table-cell office:value-type="float" office:value="5372.02" calcext:value-type="float">
            <text:p>5,372.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7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75.19" calcext:value-type="float">
            <text:p>5,375.19</text:p>
          </table:table-cell>
          <table:table-cell office:value-type="float" office:value="5374.99" calcext:value-type="float">
            <text:p>5,374.99</text:p>
          </table:table-cell>
          <table:table-cell office:value-type="float" office:value="5373.49" calcext:value-type="float">
            <text:p>5,373.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8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76.65" calcext:value-type="float">
            <text:p>5,376.65</text:p>
          </table:table-cell>
          <table:table-cell office:value-type="float" office:value="5376.46" calcext:value-type="float">
            <text:p>5,376.46</text:p>
          </table:table-cell>
          <table:table-cell office:value-type="float" office:value="5374.96" calcext:value-type="float">
            <text:p>5,374.9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9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78.12" calcext:value-type="float">
            <text:p>5,378.12</text:p>
          </table:table-cell>
          <table:table-cell office:value-type="float" office:value="5377.93" calcext:value-type="float">
            <text:p>5,377.93</text:p>
          </table:table-cell>
          <table:table-cell office:value-type="float" office:value="5376.44" calcext:value-type="float">
            <text:p>5,376.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2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79.59" calcext:value-type="float">
            <text:p>5,379.59</text:p>
          </table:table-cell>
          <table:table-cell office:value-type="float" office:value="5379.4" calcext:value-type="float">
            <text:p>5,379.40</text:p>
          </table:table-cell>
          <table:table-cell office:value-type="float" office:value="5377.91" calcext:value-type="float">
            <text:p>5,377.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3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81.06" calcext:value-type="float">
            <text:p>5,381.06</text:p>
          </table:table-cell>
          <table:table-cell office:value-type="float" office:value="5380.87" calcext:value-type="float">
            <text:p>5,380.87</text:p>
          </table:table-cell>
          <table:table-cell office:value-type="float" office:value="5379.38" calcext:value-type="float">
            <text:p>5,379.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4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82.53" calcext:value-type="float">
            <text:p>5,382.53</text:p>
          </table:table-cell>
          <table:table-cell office:value-type="float" office:value="5382.35" calcext:value-type="float">
            <text:p>5,382.35</text:p>
          </table:table-cell>
          <table:table-cell office:value-type="float" office:value="5380.85" calcext:value-type="float">
            <text:p>5,380.8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5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84" calcext:value-type="float">
            <text:p>5,384.00</text:p>
          </table:table-cell>
          <table:table-cell office:value-type="float" office:value="5383.82" calcext:value-type="float">
            <text:p>5,383.82</text:p>
          </table:table-cell>
          <table:table-cell office:value-type="float" office:value="5382.32" calcext:value-type="float">
            <text:p>5,382.3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6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85.48" calcext:value-type="float">
            <text:p>5,385.48</text:p>
          </table:table-cell>
          <table:table-cell office:value-type="float" office:value="5385.29" calcext:value-type="float">
            <text:p>5,385.29</text:p>
          </table:table-cell>
          <table:table-cell office:value-type="float" office:value="5383.8" calcext:value-type="float">
            <text:p>5,383.8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9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86.95" calcext:value-type="float">
            <text:p>5,386.95</text:p>
          </table:table-cell>
          <table:table-cell office:value-type="float" office:value="5386.77" calcext:value-type="float">
            <text:p>5,386.77</text:p>
          </table:table-cell>
          <table:table-cell office:value-type="float" office:value="5385.27" calcext:value-type="float">
            <text:p>5,385.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0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88.42" calcext:value-type="float">
            <text:p>5,388.42</text:p>
          </table:table-cell>
          <table:table-cell office:value-type="float" office:value="5388.24" calcext:value-type="float">
            <text:p>5,388.24</text:p>
          </table:table-cell>
          <table:table-cell office:value-type="float" office:value="5386.75" calcext:value-type="float">
            <text:p>5,386.7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1/10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89.89" calcext:value-type="float">
            <text:p>5,389.89</text:p>
          </table:table-cell>
          <table:table-cell office:value-type="float" office:value="5389.72" calcext:value-type="float">
            <text:p>5,389.72</text:p>
          </table:table-cell>
          <table:table-cell office:value-type="float" office:value="5388.22" calcext:value-type="float">
            <text:p>5,388.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1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91.36" calcext:value-type="float">
            <text:p>5,391.36</text:p>
          </table:table-cell>
          <table:table-cell office:value-type="float" office:value="5391.19" calcext:value-type="float">
            <text:p>5,391.19</text:p>
          </table:table-cell>
          <table:table-cell office:value-type="float" office:value="5389.69" calcext:value-type="float">
            <text:p>5,389.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5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92.84" calcext:value-type="float">
            <text:p>5,392.84</text:p>
          </table:table-cell>
          <table:table-cell office:value-type="float" office:value="5392.67" calcext:value-type="float">
            <text:p>5,392.67</text:p>
          </table:table-cell>
          <table:table-cell office:value-type="float" office:value="5391.17" calcext:value-type="float">
            <text:p>5,391.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6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94.32" calcext:value-type="float">
            <text:p>5,394.32</text:p>
          </table:table-cell>
          <table:table-cell office:value-type="float" office:value="5394.14" calcext:value-type="float">
            <text:p>5,394.14</text:p>
          </table:table-cell>
          <table:table-cell office:value-type="float" office:value="5392.65" calcext:value-type="float">
            <text:p>5,392.6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7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95.79" calcext:value-type="float">
            <text:p>5,395.79</text:p>
          </table:table-cell>
          <table:table-cell office:value-type="float" office:value="5395.62" calcext:value-type="float">
            <text:p>5,395.62</text:p>
          </table:table-cell>
          <table:table-cell office:value-type="float" office:value="5394.12" calcext:value-type="float">
            <text:p>5,394.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8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97.26" calcext:value-type="float">
            <text:p>5,397.26</text:p>
          </table:table-cell>
          <table:table-cell office:value-type="float" office:value="5397.1" calcext:value-type="float">
            <text:p>5,397.10</text:p>
          </table:table-cell>
          <table:table-cell office:value-type="float" office:value="5395.6" calcext:value-type="float">
            <text:p>5,395.6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9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98.74" calcext:value-type="float">
            <text:p>5,398.74</text:p>
          </table:table-cell>
          <table:table-cell office:value-type="float" office:value="5398.57" calcext:value-type="float">
            <text:p>5,398.57</text:p>
          </table:table-cell>
          <table:table-cell office:value-type="float" office:value="5397.07" calcext:value-type="float">
            <text:p>5,397.0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2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00.21" calcext:value-type="float">
            <text:p>5,400.21</text:p>
          </table:table-cell>
          <table:table-cell office:value-type="float" office:value="5400.05" calcext:value-type="float">
            <text:p>5,400.05</text:p>
          </table:table-cell>
          <table:table-cell office:value-type="float" office:value="5398.55" calcext:value-type="float">
            <text:p>5,398.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3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01.69" calcext:value-type="float">
            <text:p>5,401.69</text:p>
          </table:table-cell>
          <table:table-cell office:value-type="float" office:value="5401.53" calcext:value-type="float">
            <text:p>5,401.53</text:p>
          </table:table-cell>
          <table:table-cell office:value-type="float" office:value="5400.03" calcext:value-type="float">
            <text:p>5,400.0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4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03.16" calcext:value-type="float">
            <text:p>5,403.16</text:p>
          </table:table-cell>
          <table:table-cell office:value-type="float" office:value="5403.01" calcext:value-type="float">
            <text:p>5,403.01</text:p>
          </table:table-cell>
          <table:table-cell office:value-type="float" office:value="5401.51" calcext:value-type="float">
            <text:p>5,401.5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6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04.64" calcext:value-type="float">
            <text:p>5,404.64</text:p>
          </table:table-cell>
          <table:table-cell office:value-type="float" office:value="5404.49" calcext:value-type="float">
            <text:p>5,404.49</text:p>
          </table:table-cell>
          <table:table-cell office:value-type="float" office:value="5402.99" calcext:value-type="float">
            <text:p>5,402.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9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06.12" calcext:value-type="float">
            <text:p>5,406.12</text:p>
          </table:table-cell>
          <table:table-cell office:value-type="float" office:value="5405.97" calcext:value-type="float">
            <text:p>5,405.97</text:p>
          </table:table-cell>
          <table:table-cell office:value-type="float" office:value="5404.46" calcext:value-type="float">
            <text:p>5,404.4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0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07.6" calcext:value-type="float">
            <text:p>5,407.60</text:p>
          </table:table-cell>
          <table:table-cell office:value-type="float" office:value="5407.45" calcext:value-type="float">
            <text:p>5,407.45</text:p>
          </table:table-cell>
          <table:table-cell office:value-type="float" office:value="5405.94" calcext:value-type="float">
            <text:p>5,405.9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1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09.08" calcext:value-type="float">
            <text:p>5,409.08</text:p>
          </table:table-cell>
          <table:table-cell office:value-type="float" office:value="5408.93" calcext:value-type="float">
            <text:p>5,408.93</text:p>
          </table:table-cell>
          <table:table-cell office:value-type="float" office:value="5407.42" calcext:value-type="float">
            <text:p>5,407.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2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10.55" calcext:value-type="float">
            <text:p>5,410.55</text:p>
          </table:table-cell>
          <table:table-cell office:value-type="float" office:value="5410.41" calcext:value-type="float">
            <text:p>5,410.41</text:p>
          </table:table-cell>
          <table:table-cell office:value-type="float" office:value="5408.9" calcext:value-type="float">
            <text:p>5,408.9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3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12.03" calcext:value-type="float">
            <text:p>5,412.03</text:p>
          </table:table-cell>
          <table:table-cell office:value-type="float" office:value="5411.89" calcext:value-type="float">
            <text:p>5,411.89</text:p>
          </table:table-cell>
          <table:table-cell office:value-type="float" office:value="5410.38" calcext:value-type="float">
            <text:p>5,410.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6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13.51" calcext:value-type="float">
            <text:p>5,413.51</text:p>
          </table:table-cell>
          <table:table-cell office:value-type="float" office:value="5413.37" calcext:value-type="float">
            <text:p>5,413.37</text:p>
          </table:table-cell>
          <table:table-cell office:value-type="float" office:value="5411.87" calcext:value-type="float">
            <text:p>5,411.8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7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14.99" calcext:value-type="float">
            <text:p>5,414.99</text:p>
          </table:table-cell>
          <table:table-cell office:value-type="float" office:value="5414.85" calcext:value-type="float">
            <text:p>5,414.85</text:p>
          </table:table-cell>
          <table:table-cell office:value-type="float" office:value="5413.35" calcext:value-type="float">
            <text:p>5,413.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8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16.47" calcext:value-type="float">
            <text:p>5,416.47</text:p>
          </table:table-cell>
          <table:table-cell office:value-type="float" office:value="5416.33" calcext:value-type="float">
            <text:p>5,416.33</text:p>
          </table:table-cell>
          <table:table-cell office:value-type="float" office:value="5414.83" calcext:value-type="float">
            <text:p>5,414.8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9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17.95" calcext:value-type="float">
            <text:p>5,417.95</text:p>
          </table:table-cell>
          <table:table-cell office:value-type="float" office:value="5417.81" calcext:value-type="float">
            <text:p>5,417.81</text:p>
          </table:table-cell>
          <table:table-cell office:value-type="float" office:value="5416.31" calcext:value-type="float">
            <text:p>5,416.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30/11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19.43" calcext:value-type="float">
            <text:p>5,419.43</text:p>
          </table:table-cell>
          <table:table-cell office:value-type="float" office:value="5419.3" calcext:value-type="float">
            <text:p>5,419.30</text:p>
          </table:table-cell>
          <table:table-cell office:value-type="float" office:value="5417.79" calcext:value-type="float">
            <text:p>5,417.7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3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20.92" calcext:value-type="float">
            <text:p>5,420.92</text:p>
          </table:table-cell>
          <table:table-cell office:value-type="float" office:value="5420.78" calcext:value-type="float">
            <text:p>5,420.78</text:p>
          </table:table-cell>
          <table:table-cell office:value-type="float" office:value="5419.28" calcext:value-type="float">
            <text:p>5,419.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4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22.39" calcext:value-type="float">
            <text:p>5,422.39</text:p>
          </table:table-cell>
          <table:table-cell office:value-type="float" office:value="5422.26" calcext:value-type="float">
            <text:p>5,422.26</text:p>
          </table:table-cell>
          <table:table-cell office:value-type="float" office:value="5420.76" calcext:value-type="float">
            <text:p>5,420.7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5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23.88" calcext:value-type="float">
            <text:p>5,423.88</text:p>
          </table:table-cell>
          <table:table-cell office:value-type="float" office:value="5423.75" calcext:value-type="float">
            <text:p>5,423.75</text:p>
          </table:table-cell>
          <table:table-cell office:value-type="float" office:value="5422.24" calcext:value-type="float">
            <text:p>5,422.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6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25.36" calcext:value-type="float">
            <text:p>5,425.36</text:p>
          </table:table-cell>
          <table:table-cell office:value-type="float" office:value="5425.23" calcext:value-type="float">
            <text:p>5,425.23</text:p>
          </table:table-cell>
          <table:table-cell office:value-type="float" office:value="5423.73" calcext:value-type="float">
            <text:p>5,423.7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7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26.84" calcext:value-type="float">
            <text:p>5,426.84</text:p>
          </table:table-cell>
          <table:table-cell office:value-type="float" office:value="5426.72" calcext:value-type="float">
            <text:p>5,426.72</text:p>
          </table:table-cell>
          <table:table-cell office:value-type="float" office:value="5425.21" calcext:value-type="float">
            <text:p>5,425.2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0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28.33" calcext:value-type="float">
            <text:p>5,428.33</text:p>
          </table:table-cell>
          <table:table-cell office:value-type="float" office:value="5428.2" calcext:value-type="float">
            <text:p>5,428.20</text:p>
          </table:table-cell>
          <table:table-cell office:value-type="float" office:value="5426.7" calcext:value-type="float">
            <text:p>5,426.7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1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29.81" calcext:value-type="float">
            <text:p>5,429.81</text:p>
          </table:table-cell>
          <table:table-cell office:value-type="float" office:value="5429.69" calcext:value-type="float">
            <text:p>5,429.69</text:p>
          </table:table-cell>
          <table:table-cell office:value-type="float" office:value="5428.18" calcext:value-type="float">
            <text:p>5,428.1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2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31.29" calcext:value-type="float">
            <text:p>5,431.29</text:p>
          </table:table-cell>
          <table:table-cell office:value-type="float" office:value="5431.17" calcext:value-type="float">
            <text:p>5,431.17</text:p>
          </table:table-cell>
          <table:table-cell office:value-type="float" office:value="5429.67" calcext:value-type="float">
            <text:p>5,429.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3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32.77" calcext:value-type="float">
            <text:p>5,432.77</text:p>
          </table:table-cell>
          <table:table-cell office:value-type="float" office:value="5432.66" calcext:value-type="float">
            <text:p>5,432.66</text:p>
          </table:table-cell>
          <table:table-cell office:value-type="float" office:value="5431.15" calcext:value-type="float">
            <text:p>5,431.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4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34.26" calcext:value-type="float">
            <text:p>5,434.26</text:p>
          </table:table-cell>
          <table:table-cell office:value-type="float" office:value="5434.14" calcext:value-type="float">
            <text:p>5,434.14</text:p>
          </table:table-cell>
          <table:table-cell office:value-type="float" office:value="5432.63" calcext:value-type="float">
            <text:p>5,432.6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7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35.74" calcext:value-type="float">
            <text:p>5,435.74</text:p>
          </table:table-cell>
          <table:table-cell office:value-type="float" office:value="5435.63" calcext:value-type="float">
            <text:p>5,435.63</text:p>
          </table:table-cell>
          <table:table-cell office:value-type="float" office:value="5434.12" calcext:value-type="float">
            <text:p>5,434.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8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37.22" calcext:value-type="float">
            <text:p>5,437.22</text:p>
          </table:table-cell>
          <table:table-cell office:value-type="float" office:value="5437.11" calcext:value-type="float">
            <text:p>5,437.11</text:p>
          </table:table-cell>
          <table:table-cell office:value-type="float" office:value="5435.6" calcext:value-type="float">
            <text:p>5,435.6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19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38.7" calcext:value-type="float">
            <text:p>5,438.70</text:p>
          </table:table-cell>
          <table:table-cell office:value-type="float" office:value="5438.59" calcext:value-type="float">
            <text:p>5,438.59</text:p>
          </table:table-cell>
          <table:table-cell office:value-type="float" office:value="5437.08" calcext:value-type="float">
            <text:p>5,437.0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0/12/2012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40.18" calcext:value-type="float">
            <text:p>5,440.18</text:p>
          </table:table-cell>
          <table:table-cell office:value-type="float" office:value="5440.07" calcext:value-type="float">
            <text:p>5,440.07</text:p>
          </table:table-cell>
          <table:table-cell office:value-type="float" office:value="5438.56" calcext:value-type="float">
            <text:p>5,438.5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1/12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43.07" calcext:value-type="float">
            <text:p>5,443.07</text:p>
          </table:table-cell>
          <table:table-cell office:value-type="float" office:value="5442.96" calcext:value-type="float">
            <text:p>5,442.96</text:p>
          </table:table-cell>
          <table:table-cell office:value-type="float" office:value="5439.94" calcext:value-type="float">
            <text:p>5,439.9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6/12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44.54" calcext:value-type="float">
            <text:p>5,444.54</text:p>
          </table:table-cell>
          <table:table-cell office:value-type="float" office:value="5444.44" calcext:value-type="float">
            <text:p>5,444.44</text:p>
          </table:table-cell>
          <table:table-cell office:value-type="float" office:value="5442.92" calcext:value-type="float">
            <text:p>5,442.9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7/12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46.05" calcext:value-type="float">
            <text:p>5,446.05</text:p>
          </table:table-cell>
          <table:table-cell office:value-type="float" office:value="5445.95" calcext:value-type="float">
            <text:p>5,445.95</text:p>
          </table:table-cell>
          <table:table-cell office:value-type="float" office:value="5444.44" calcext:value-type="float">
            <text:p>5,444.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28/12/201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49.08" calcext:value-type="float">
            <text:p>5,449.08</text:p>
          </table:table-cell>
          <table:table-cell office:value-type="float" office:value="5448.98" calcext:value-type="float">
            <text:p>5,448.98</text:p>
          </table:table-cell>
          <table:table-cell office:value-type="float" office:value="5445.95" calcext:value-type="float">
            <text:p>5,445.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02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51.24" calcext:value-type="float">
            <text:p>5,451.24</text:p>
          </table:table-cell>
          <table:table-cell office:value-type="float" office:value="5449.96" calcext:value-type="float">
            <text:p>5,449.96</text:p>
          </table:table-cell>
          <table:table-cell office:value-type="float" office:value="5448.45" calcext:value-type="float">
            <text:p>5,448.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3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52.73" calcext:value-type="float">
            <text:p>5,452.73</text:p>
          </table:table-cell>
          <table:table-cell office:value-type="float" office:value="5451.45" calcext:value-type="float">
            <text:p>5,451.45</text:p>
          </table:table-cell>
          <table:table-cell office:value-type="float" office:value="5449.93" calcext:value-type="float">
            <text:p>5,449.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4/01/2013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453.58" calcext:value-type="float">
            <text:p>5,453.58</text:p>
          </table:table-cell>
          <table:table-cell office:value-type="float" office:value="5452.3" calcext:value-type="float">
            <text:p>5,452.30</text:p>
          </table:table-cell>
          <table:table-cell office:value-type="float" office:value="5450.78" calcext:value-type="float">
            <text:p>5,450.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7/01/2013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455.06" calcext:value-type="float">
            <text:p>5,455.06</text:p>
          </table:table-cell>
          <table:table-cell office:value-type="float" office:value="5453.79" calcext:value-type="float">
            <text:p>5,453.79</text:p>
          </table:table-cell>
          <table:table-cell office:value-type="float" office:value="5452.27" calcext:value-type="float">
            <text:p>5,452.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8/01/2013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456.55" calcext:value-type="float">
            <text:p>5,456.55</text:p>
          </table:table-cell>
          <table:table-cell office:value-type="float" office:value="5455.28" calcext:value-type="float">
            <text:p>5,455.28</text:p>
          </table:table-cell>
          <table:table-cell office:value-type="float" office:value="5453.76" calcext:value-type="float">
            <text:p>5,453.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9/01/2013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458.04" calcext:value-type="float">
            <text:p>5,458.04</text:p>
          </table:table-cell>
          <table:table-cell office:value-type="float" office:value="5456.78" calcext:value-type="float">
            <text:p>5,456.78</text:p>
          </table:table-cell>
          <table:table-cell office:value-type="float" office:value="5455.26" calcext:value-type="float">
            <text:p>5,455.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0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60.15" calcext:value-type="float">
            <text:p>5,460.15</text:p>
          </table:table-cell>
          <table:table-cell office:value-type="float" office:value="5458.89" calcext:value-type="float">
            <text:p>5,458.89</text:p>
          </table:table-cell>
          <table:table-cell office:value-type="float" office:value="5457.38" calcext:value-type="float">
            <text:p>5,457.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1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61.64" calcext:value-type="float">
            <text:p>5,461.64</text:p>
          </table:table-cell>
          <table:table-cell office:value-type="float" office:value="5460.38" calcext:value-type="float">
            <text:p>5,460.38</text:p>
          </table:table-cell>
          <table:table-cell office:value-type="float" office:value="5458.86" calcext:value-type="float">
            <text:p>5,458.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4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63.12" calcext:value-type="float">
            <text:p>5,463.12</text:p>
          </table:table-cell>
          <table:table-cell office:value-type="float" office:value="5461.87" calcext:value-type="float">
            <text:p>5,461.87</text:p>
          </table:table-cell>
          <table:table-cell office:value-type="float" office:value="5460.36" calcext:value-type="float">
            <text:p>5,460.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5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64.61" calcext:value-type="float">
            <text:p>5,464.61</text:p>
          </table:table-cell>
          <table:table-cell office:value-type="float" office:value="5463.37" calcext:value-type="float">
            <text:p>5,463.37</text:p>
          </table:table-cell>
          <table:table-cell office:value-type="float" office:value="5461.85" calcext:value-type="float">
            <text:p>5,461.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6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66.1" calcext:value-type="float">
            <text:p>5,466.10</text:p>
          </table:table-cell>
          <table:table-cell office:value-type="float" office:value="5464.86" calcext:value-type="float">
            <text:p>5,464.86</text:p>
          </table:table-cell>
          <table:table-cell office:value-type="float" office:value="5463.34" calcext:value-type="float">
            <text:p>5,463.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7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67.59" calcext:value-type="float">
            <text:p>5,467.59</text:p>
          </table:table-cell>
          <table:table-cell office:value-type="float" office:value="5466.35" calcext:value-type="float">
            <text:p>5,466.35</text:p>
          </table:table-cell>
          <table:table-cell office:value-type="float" office:value="5464.83" calcext:value-type="float">
            <text:p>5,464.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8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69.07" calcext:value-type="float">
            <text:p>5,469.07</text:p>
          </table:table-cell>
          <table:table-cell office:value-type="float" office:value="5467.84" calcext:value-type="float">
            <text:p>5,467.84</text:p>
          </table:table-cell>
          <table:table-cell office:value-type="float" office:value="5466.32" calcext:value-type="float">
            <text:p>5,466.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1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70.56" calcext:value-type="float">
            <text:p>5,470.56</text:p>
          </table:table-cell>
          <table:table-cell office:value-type="float" office:value="5469.33" calcext:value-type="float">
            <text:p>5,469.33</text:p>
          </table:table-cell>
          <table:table-cell office:value-type="float" office:value="5467.81" calcext:value-type="float">
            <text:p>5,467.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2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72.05" calcext:value-type="float">
            <text:p>5,472.05</text:p>
          </table:table-cell>
          <table:table-cell office:value-type="float" office:value="5470.83" calcext:value-type="float">
            <text:p>5,470.83</text:p>
          </table:table-cell>
          <table:table-cell office:value-type="float" office:value="5469.3" calcext:value-type="float">
            <text:p>5,469.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3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73.54" calcext:value-type="float">
            <text:p>5,473.54</text:p>
          </table:table-cell>
          <table:table-cell office:value-type="float" office:value="5472.32" calcext:value-type="float">
            <text:p>5,472.32</text:p>
          </table:table-cell>
          <table:table-cell office:value-type="float" office:value="5470.8" calcext:value-type="float">
            <text:p>5,470.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4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76.55" calcext:value-type="float">
            <text:p>5,476.55</text:p>
          </table:table-cell>
          <table:table-cell office:value-type="float" office:value="5475.34" calcext:value-type="float">
            <text:p>5,475.34</text:p>
          </table:table-cell>
          <table:table-cell office:value-type="float" office:value="5472.29" calcext:value-type="float">
            <text:p>5,472.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8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78.01" calcext:value-type="float">
            <text:p>5,478.01</text:p>
          </table:table-cell>
          <table:table-cell office:value-type="float" office:value="5476.8" calcext:value-type="float">
            <text:p>5,476.80</text:p>
          </table:table-cell>
          <table:table-cell office:value-type="float" office:value="5475.28" calcext:value-type="float">
            <text:p>5,475.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9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79.5" calcext:value-type="float">
            <text:p>5,479.50</text:p>
          </table:table-cell>
          <table:table-cell office:value-type="float" office:value="5478.3" calcext:value-type="float">
            <text:p>5,478.30</text:p>
          </table:table-cell>
          <table:table-cell office:value-type="float" office:value="5476.77" calcext:value-type="float">
            <text:p>5,476.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0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80.99" calcext:value-type="float">
            <text:p>5,480.99</text:p>
          </table:table-cell>
          <table:table-cell office:value-type="float" office:value="5479.79" calcext:value-type="float">
            <text:p>5,479.79</text:p>
          </table:table-cell>
          <table:table-cell office:value-type="float" office:value="5478.27" calcext:value-type="float">
            <text:p>5,478.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1/01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82.49" calcext:value-type="float">
            <text:p>5,482.49</text:p>
          </table:table-cell>
          <table:table-cell office:value-type="float" office:value="5481.29" calcext:value-type="float">
            <text:p>5,481.29</text:p>
          </table:table-cell>
          <table:table-cell office:value-type="float" office:value="5479.77" calcext:value-type="float">
            <text:p>5,479.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1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83.98" calcext:value-type="float">
            <text:p>5,483.98</text:p>
          </table:table-cell>
          <table:table-cell office:value-type="float" office:value="5482.79" calcext:value-type="float">
            <text:p>5,482.79</text:p>
          </table:table-cell>
          <table:table-cell office:value-type="float" office:value="5481.26" calcext:value-type="float">
            <text:p>5,481.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4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85.47" calcext:value-type="float">
            <text:p>5,485.47</text:p>
          </table:table-cell>
          <table:table-cell office:value-type="float" office:value="5484.28" calcext:value-type="float">
            <text:p>5,484.28</text:p>
          </table:table-cell>
          <table:table-cell office:value-type="float" office:value="5482.76" calcext:value-type="float">
            <text:p>5,482.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5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86.96" calcext:value-type="float">
            <text:p>5,486.96</text:p>
          </table:table-cell>
          <table:table-cell office:value-type="float" office:value="5485.78" calcext:value-type="float">
            <text:p>5,485.78</text:p>
          </table:table-cell>
          <table:table-cell office:value-type="float" office:value="5484.25" calcext:value-type="float">
            <text:p>5,484.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6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88.46" calcext:value-type="float">
            <text:p>5,488.46</text:p>
          </table:table-cell>
          <table:table-cell office:value-type="float" office:value="5487.28" calcext:value-type="float">
            <text:p>5,487.28</text:p>
          </table:table-cell>
          <table:table-cell office:value-type="float" office:value="5485.75" calcext:value-type="float">
            <text:p>5,485.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7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89.95" calcext:value-type="float">
            <text:p>5,489.95</text:p>
          </table:table-cell>
          <table:table-cell office:value-type="float" office:value="5488.77" calcext:value-type="float">
            <text:p>5,488.77</text:p>
          </table:table-cell>
          <table:table-cell office:value-type="float" office:value="5487.25" calcext:value-type="float">
            <text:p>5,487.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8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91.45" calcext:value-type="float">
            <text:p>5,491.45</text:p>
          </table:table-cell>
          <table:table-cell office:value-type="float" office:value="5490.28" calcext:value-type="float">
            <text:p>5,490.28</text:p>
          </table:table-cell>
          <table:table-cell office:value-type="float" office:value="5488.75" calcext:value-type="float">
            <text:p>5,488.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3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92.94" calcext:value-type="float">
            <text:p>5,492.94</text:p>
          </table:table-cell>
          <table:table-cell office:value-type="float" office:value="5491.77" calcext:value-type="float">
            <text:p>5,491.77</text:p>
          </table:table-cell>
          <table:table-cell office:value-type="float" office:value="5490.25" calcext:value-type="float">
            <text:p>5,490.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4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94.43" calcext:value-type="float">
            <text:p>5,494.43</text:p>
          </table:table-cell>
          <table:table-cell office:value-type="float" office:value="5493.28" calcext:value-type="float">
            <text:p>5,493.28</text:p>
          </table:table-cell>
          <table:table-cell office:value-type="float" office:value="5491.74" calcext:value-type="float">
            <text:p>5,491.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5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95.93" calcext:value-type="float">
            <text:p>5,495.93</text:p>
          </table:table-cell>
          <table:table-cell office:value-type="float" office:value="5494.77" calcext:value-type="float">
            <text:p>5,494.77</text:p>
          </table:table-cell>
          <table:table-cell office:value-type="float" office:value="5493.25" calcext:value-type="float">
            <text:p>5,493.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8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97.43" calcext:value-type="float">
            <text:p>5,497.43</text:p>
          </table:table-cell>
          <table:table-cell office:value-type="float" office:value="5496.27" calcext:value-type="float">
            <text:p>5,496.27</text:p>
          </table:table-cell>
          <table:table-cell office:value-type="float" office:value="5494.74" calcext:value-type="float">
            <text:p>5,494.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9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498.92" calcext:value-type="float">
            <text:p>5,498.92</text:p>
          </table:table-cell>
          <table:table-cell office:value-type="float" office:value="5497.77" calcext:value-type="float">
            <text:p>5,497.77</text:p>
          </table:table-cell>
          <table:table-cell office:value-type="float" office:value="5496.24" calcext:value-type="float">
            <text:p>5,496.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0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00.42" calcext:value-type="float">
            <text:p>5,500.42</text:p>
          </table:table-cell>
          <table:table-cell office:value-type="float" office:value="5499.27" calcext:value-type="float">
            <text:p>5,499.27</text:p>
          </table:table-cell>
          <table:table-cell office:value-type="float" office:value="5497.75" calcext:value-type="float">
            <text:p>5,497.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1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01.92" calcext:value-type="float">
            <text:p>5,501.92</text:p>
          </table:table-cell>
          <table:table-cell office:value-type="float" office:value="5500.78" calcext:value-type="float">
            <text:p>5,500.78</text:p>
          </table:table-cell>
          <table:table-cell office:value-type="float" office:value="5499.24" calcext:value-type="float">
            <text:p>5,499.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2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03.42" calcext:value-type="float">
            <text:p>5,503.42</text:p>
          </table:table-cell>
          <table:table-cell office:value-type="float" office:value="5502.28" calcext:value-type="float">
            <text:p>5,502.28</text:p>
          </table:table-cell>
          <table:table-cell office:value-type="float" office:value="5500.75" calcext:value-type="float">
            <text:p>5,500.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5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04.92" calcext:value-type="float">
            <text:p>5,504.92</text:p>
          </table:table-cell>
          <table:table-cell office:value-type="float" office:value="5503.78" calcext:value-type="float">
            <text:p>5,503.78</text:p>
          </table:table-cell>
          <table:table-cell office:value-type="float" office:value="5502.25" calcext:value-type="float">
            <text:p>5,502.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6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06.41" calcext:value-type="float">
            <text:p>5,506.41</text:p>
          </table:table-cell>
          <table:table-cell office:value-type="float" office:value="5505.28" calcext:value-type="float">
            <text:p>5,505.28</text:p>
          </table:table-cell>
          <table:table-cell office:value-type="float" office:value="5503.75" calcext:value-type="float">
            <text:p>5,503.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7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07.93" calcext:value-type="float">
            <text:p>5,507.93</text:p>
          </table:table-cell>
          <table:table-cell office:value-type="float" office:value="5506.8" calcext:value-type="float">
            <text:p>5,506.80</text:p>
          </table:table-cell>
          <table:table-cell office:value-type="float" office:value="5505.27" calcext:value-type="float">
            <text:p>5,505.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8/02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09.44" calcext:value-type="float">
            <text:p>5,509.44</text:p>
          </table:table-cell>
          <table:table-cell office:value-type="float" office:value="5508.32" calcext:value-type="float">
            <text:p>5,508.32</text:p>
          </table:table-cell>
          <table:table-cell office:value-type="float" office:value="5506.79" calcext:value-type="float">
            <text:p>5,506.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1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10.96" calcext:value-type="float">
            <text:p>5,510.96</text:p>
          </table:table-cell>
          <table:table-cell office:value-type="float" office:value="5509.84" calcext:value-type="float">
            <text:p>5,509.84</text:p>
          </table:table-cell>
          <table:table-cell office:value-type="float" office:value="5508.31" calcext:value-type="float">
            <text:p>5,508.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4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12.47" calcext:value-type="float">
            <text:p>5,512.47</text:p>
          </table:table-cell>
          <table:table-cell office:value-type="float" office:value="5511.35" calcext:value-type="float">
            <text:p>5,511.35</text:p>
          </table:table-cell>
          <table:table-cell office:value-type="float" office:value="5509.82" calcext:value-type="float">
            <text:p>5,509.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5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13.97" calcext:value-type="float">
            <text:p>5,513.97</text:p>
          </table:table-cell>
          <table:table-cell office:value-type="float" office:value="5512.86" calcext:value-type="float">
            <text:p>5,512.86</text:p>
          </table:table-cell>
          <table:table-cell office:value-type="float" office:value="5511.32" calcext:value-type="float">
            <text:p>5,511.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6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15.47" calcext:value-type="float">
            <text:p>5,515.47</text:p>
          </table:table-cell>
          <table:table-cell office:value-type="float" office:value="5514.37" calcext:value-type="float">
            <text:p>5,514.37</text:p>
          </table:table-cell>
          <table:table-cell office:value-type="float" office:value="5512.83" calcext:value-type="float">
            <text:p>5,512.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7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16.98" calcext:value-type="float">
            <text:p>5,516.98</text:p>
          </table:table-cell>
          <table:table-cell office:value-type="float" office:value="5515.88" calcext:value-type="float">
            <text:p>5,515.88</text:p>
          </table:table-cell>
          <table:table-cell office:value-type="float" office:value="5514.34" calcext:value-type="float">
            <text:p>5,514.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8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18.48" calcext:value-type="float">
            <text:p>5,518.48</text:p>
          </table:table-cell>
          <table:table-cell office:value-type="float" office:value="5517.39" calcext:value-type="float">
            <text:p>5,517.39</text:p>
          </table:table-cell>
          <table:table-cell office:value-type="float" office:value="5515.85" calcext:value-type="float">
            <text:p>5,515.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1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519.99" calcext:value-type="float">
            <text:p>5,519.99</text:p>
          </table:table-cell>
          <table:table-cell office:value-type="float" office:value="5518.89" calcext:value-type="float">
            <text:p>5,518.89</text:p>
          </table:table-cell>
          <table:table-cell office:value-type="float" office:value="5517.36" calcext:value-type="float">
            <text:p>5,517.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2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521.5" calcext:value-type="float">
            <text:p>5,521.50</text:p>
          </table:table-cell>
          <table:table-cell office:value-type="float" office:value="5520.96" calcext:value-type="float">
            <text:p>5,520.96</text:p>
          </table:table-cell>
          <table:table-cell office:value-type="float" office:value="5519.42" calcext:value-type="float">
            <text:p>5,519.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3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523.01" calcext:value-type="float">
            <text:p>5,523.01</text:p>
          </table:table-cell>
          <table:table-cell office:value-type="float" office:value="5522.47" calcext:value-type="float">
            <text:p>5,522.47</text:p>
          </table:table-cell>
          <table:table-cell office:value-type="float" office:value="5520.93" calcext:value-type="float">
            <text:p>5,520.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4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524.52" calcext:value-type="float">
            <text:p>5,524.52</text:p>
          </table:table-cell>
          <table:table-cell office:value-type="float" office:value="5523.98" calcext:value-type="float">
            <text:p>5,523.98</text:p>
          </table:table-cell>
          <table:table-cell office:value-type="float" office:value="5522.45" calcext:value-type="float">
            <text:p>5,522.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5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526.03" calcext:value-type="float">
            <text:p>5,526.03</text:p>
          </table:table-cell>
          <table:table-cell office:value-type="float" office:value="5525.5" calcext:value-type="float">
            <text:p>5,525.50</text:p>
          </table:table-cell>
          <table:table-cell office:value-type="float" office:value="5523.96" calcext:value-type="float">
            <text:p>5,523.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8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527.55" calcext:value-type="float">
            <text:p>5,527.55</text:p>
          </table:table-cell>
          <table:table-cell office:value-type="float" office:value="5527.01" calcext:value-type="float">
            <text:p>5,527.01</text:p>
          </table:table-cell>
          <table:table-cell office:value-type="float" office:value="5525.48" calcext:value-type="float">
            <text:p>5,525.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9/03/2013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529.06" calcext:value-type="float">
            <text:p>5,529.06</text:p>
          </table:table-cell>
          <table:table-cell office:value-type="float" office:value="5528.53" calcext:value-type="float">
            <text:p>5,528.53</text:p>
          </table:table-cell>
          <table:table-cell office:value-type="float" office:value="5526.99" calcext:value-type="float">
            <text:p>5,526.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0/03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31.11" calcext:value-type="float">
            <text:p>5,531.11</text:p>
          </table:table-cell>
          <table:table-cell office:value-type="float" office:value="5530.58" calcext:value-type="float">
            <text:p>5,530.58</text:p>
          </table:table-cell>
          <table:table-cell office:value-type="float" office:value="5529.04" calcext:value-type="float">
            <text:p>5,529.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1/03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32.63" calcext:value-type="float">
            <text:p>5,532.63</text:p>
          </table:table-cell>
          <table:table-cell office:value-type="float" office:value="5532.1" calcext:value-type="float">
            <text:p>5,532.10</text:p>
          </table:table-cell>
          <table:table-cell office:value-type="float" office:value="5530.56" calcext:value-type="float">
            <text:p>5,530.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2/03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34.14" calcext:value-type="float">
            <text:p>5,534.14</text:p>
          </table:table-cell>
          <table:table-cell office:value-type="float" office:value="5533.61" calcext:value-type="float">
            <text:p>5,533.61</text:p>
          </table:table-cell>
          <table:table-cell office:value-type="float" office:value="5532.08" calcext:value-type="float">
            <text:p>5,532.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5/03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35.65" calcext:value-type="float">
            <text:p>5,535.65</text:p>
          </table:table-cell>
          <table:table-cell office:value-type="float" office:value="5535.13" calcext:value-type="float">
            <text:p>5,535.13</text:p>
          </table:table-cell>
          <table:table-cell office:value-type="float" office:value="5533.59" calcext:value-type="float">
            <text:p>5,533.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6/03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37.17" calcext:value-type="float">
            <text:p>5,537.17</text:p>
          </table:table-cell>
          <table:table-cell office:value-type="float" office:value="5536.64" calcext:value-type="float">
            <text:p>5,536.64</text:p>
          </table:table-cell>
          <table:table-cell office:value-type="float" office:value="5535.11" calcext:value-type="float">
            <text:p>5,535.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7/03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38.68" calcext:value-type="float">
            <text:p>5,538.68</text:p>
          </table:table-cell>
          <table:table-cell office:value-type="float" office:value="5538.16" calcext:value-type="float">
            <text:p>5,538.16</text:p>
          </table:table-cell>
          <table:table-cell office:value-type="float" office:value="5536.62" calcext:value-type="float">
            <text:p>5,536.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8/03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40.2" calcext:value-type="float">
            <text:p>5,540.20</text:p>
          </table:table-cell>
          <table:table-cell office:value-type="float" office:value="5539.68" calcext:value-type="float">
            <text:p>5,539.68</text:p>
          </table:table-cell>
          <table:table-cell office:value-type="float" office:value="5538.14" calcext:value-type="float">
            <text:p>5,538.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1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41.72" calcext:value-type="float">
            <text:p>5,541.72</text:p>
          </table:table-cell>
          <table:table-cell office:value-type="float" office:value="5541.19" calcext:value-type="float">
            <text:p>5,541.19</text:p>
          </table:table-cell>
          <table:table-cell office:value-type="float" office:value="5539.66" calcext:value-type="float">
            <text:p>5,539.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2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43.23" calcext:value-type="float">
            <text:p>5,543.23</text:p>
          </table:table-cell>
          <table:table-cell office:value-type="float" office:value="5542.72" calcext:value-type="float">
            <text:p>5,542.72</text:p>
          </table:table-cell>
          <table:table-cell office:value-type="float" office:value="5541.18" calcext:value-type="float">
            <text:p>5,541.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3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44.75" calcext:value-type="float">
            <text:p>5,544.75</text:p>
          </table:table-cell>
          <table:table-cell office:value-type="float" office:value="5544.23" calcext:value-type="float">
            <text:p>5,544.23</text:p>
          </table:table-cell>
          <table:table-cell office:value-type="float" office:value="5542.7" calcext:value-type="float">
            <text:p>5,542.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4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46.26" calcext:value-type="float">
            <text:p>5,546.26</text:p>
          </table:table-cell>
          <table:table-cell office:value-type="float" office:value="5545.75" calcext:value-type="float">
            <text:p>5,545.75</text:p>
          </table:table-cell>
          <table:table-cell office:value-type="float" office:value="5544.21" calcext:value-type="float">
            <text:p>5,544.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5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47.79" calcext:value-type="float">
            <text:p>5,547.79</text:p>
          </table:table-cell>
          <table:table-cell office:value-type="float" office:value="5547.27" calcext:value-type="float">
            <text:p>5,547.27</text:p>
          </table:table-cell>
          <table:table-cell office:value-type="float" office:value="5545.73" calcext:value-type="float">
            <text:p>5,545.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8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49.3" calcext:value-type="float">
            <text:p>5,549.30</text:p>
          </table:table-cell>
          <table:table-cell office:value-type="float" office:value="5548.79" calcext:value-type="float">
            <text:p>5,548.79</text:p>
          </table:table-cell>
          <table:table-cell office:value-type="float" office:value="5547.26" calcext:value-type="float">
            <text:p>5,547.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9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50.82" calcext:value-type="float">
            <text:p>5,550.82</text:p>
          </table:table-cell>
          <table:table-cell office:value-type="float" office:value="5550.31" calcext:value-type="float">
            <text:p>5,550.31</text:p>
          </table:table-cell>
          <table:table-cell office:value-type="float" office:value="5548.77" calcext:value-type="float">
            <text:p>5,548.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0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52.34" calcext:value-type="float">
            <text:p>5,552.34</text:p>
          </table:table-cell>
          <table:table-cell office:value-type="float" office:value="5551.83" calcext:value-type="float">
            <text:p>5,551.83</text:p>
          </table:table-cell>
          <table:table-cell office:value-type="float" office:value="5550.3" calcext:value-type="float">
            <text:p>5,550.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1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53.86" calcext:value-type="float">
            <text:p>5,553.86</text:p>
          </table:table-cell>
          <table:table-cell office:value-type="float" office:value="5553.36" calcext:value-type="float">
            <text:p>5,553.36</text:p>
          </table:table-cell>
          <table:table-cell office:value-type="float" office:value="5551.81" calcext:value-type="float">
            <text:p>5,551.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2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55.38" calcext:value-type="float">
            <text:p>5,555.38</text:p>
          </table:table-cell>
          <table:table-cell office:value-type="float" office:value="5554.88" calcext:value-type="float">
            <text:p>5,554.88</text:p>
          </table:table-cell>
          <table:table-cell office:value-type="float" office:value="5553.34" calcext:value-type="float">
            <text:p>5,553.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5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56.9" calcext:value-type="float">
            <text:p>5,556.90</text:p>
          </table:table-cell>
          <table:table-cell office:value-type="float" office:value="5556.4" calcext:value-type="float">
            <text:p>5,556.40</text:p>
          </table:table-cell>
          <table:table-cell office:value-type="float" office:value="5554.86" calcext:value-type="float">
            <text:p>5,554.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6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58.42" calcext:value-type="float">
            <text:p>5,558.42</text:p>
          </table:table-cell>
          <table:table-cell office:value-type="float" office:value="5557.92" calcext:value-type="float">
            <text:p>5,557.92</text:p>
          </table:table-cell>
          <table:table-cell office:value-type="float" office:value="5556.38" calcext:value-type="float">
            <text:p>5,556.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7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59.94" calcext:value-type="float">
            <text:p>5,559.94</text:p>
          </table:table-cell>
          <table:table-cell office:value-type="float" office:value="5559.44" calcext:value-type="float">
            <text:p>5,559.44</text:p>
          </table:table-cell>
          <table:table-cell office:value-type="float" office:value="5557.91" calcext:value-type="float">
            <text:p>5,557.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8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61.52" calcext:value-type="float">
            <text:p>5,561.52</text:p>
          </table:table-cell>
          <table:table-cell office:value-type="float" office:value="5561.02" calcext:value-type="float">
            <text:p>5,561.02</text:p>
          </table:table-cell>
          <table:table-cell office:value-type="float" office:value="5559.43" calcext:value-type="float">
            <text:p>5,559.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9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63.09" calcext:value-type="float">
            <text:p>5,563.09</text:p>
          </table:table-cell>
          <table:table-cell office:value-type="float" office:value="5562.6" calcext:value-type="float">
            <text:p>5,562.60</text:p>
          </table:table-cell>
          <table:table-cell office:value-type="float" office:value="5561" calcext:value-type="float">
            <text:p>5,561.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2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64.66" calcext:value-type="float">
            <text:p>5,564.66</text:p>
          </table:table-cell>
          <table:table-cell office:value-type="float" office:value="5564.17" calcext:value-type="float">
            <text:p>5,564.17</text:p>
          </table:table-cell>
          <table:table-cell office:value-type="float" office:value="5562.58" calcext:value-type="float">
            <text:p>5,562.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3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66.23" calcext:value-type="float">
            <text:p>5,566.23</text:p>
          </table:table-cell>
          <table:table-cell office:value-type="float" office:value="5565.75" calcext:value-type="float">
            <text:p>5,565.75</text:p>
          </table:table-cell>
          <table:table-cell office:value-type="float" office:value="5564.15" calcext:value-type="float">
            <text:p>5,564.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4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67.8" calcext:value-type="float">
            <text:p>5,567.80</text:p>
          </table:table-cell>
          <table:table-cell office:value-type="float" office:value="5567.32" calcext:value-type="float">
            <text:p>5,567.32</text:p>
          </table:table-cell>
          <table:table-cell office:value-type="float" office:value="5565.73" calcext:value-type="float">
            <text:p>5,565.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5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69.38" calcext:value-type="float">
            <text:p>5,569.38</text:p>
          </table:table-cell>
          <table:table-cell office:value-type="float" office:value="5568.9" calcext:value-type="float">
            <text:p>5,568.90</text:p>
          </table:table-cell>
          <table:table-cell office:value-type="float" office:value="5567.3" calcext:value-type="float">
            <text:p>5,567.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6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70.95" calcext:value-type="float">
            <text:p>5,570.95</text:p>
          </table:table-cell>
          <table:table-cell office:value-type="float" office:value="5570.47" calcext:value-type="float">
            <text:p>5,570.47</text:p>
          </table:table-cell>
          <table:table-cell office:value-type="float" office:value="5568.88" calcext:value-type="float">
            <text:p>5,568.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9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72.53" calcext:value-type="float">
            <text:p>5,572.53</text:p>
          </table:table-cell>
          <table:table-cell office:value-type="float" office:value="5572.05" calcext:value-type="float">
            <text:p>5,572.05</text:p>
          </table:table-cell>
          <table:table-cell office:value-type="float" office:value="5570.45" calcext:value-type="float">
            <text:p>5,570.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0/04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74.1" calcext:value-type="float">
            <text:p>5,574.10</text:p>
          </table:table-cell>
          <table:table-cell office:value-type="float" office:value="5573.63" calcext:value-type="float">
            <text:p>5,573.63</text:p>
          </table:table-cell>
          <table:table-cell office:value-type="float" office:value="5572.03" calcext:value-type="float">
            <text:p>5,572.0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2/05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575.67" calcext:value-type="float">
            <text:p>5,575.67</text:p>
          </table:table-cell>
          <table:table-cell office:value-type="float" office:value="5575.2" calcext:value-type="float">
            <text:p>5,575.20</text:p>
          </table:table-cell>
          <table:table-cell office:value-type="float" office:value="5573.61" calcext:value-type="float">
            <text:p>5,573.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3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77.72" calcext:value-type="float">
            <text:p>5,577.72</text:p>
          </table:table-cell>
          <table:table-cell office:value-type="float" office:value="5577.25" calcext:value-type="float">
            <text:p>5,577.25</text:p>
          </table:table-cell>
          <table:table-cell office:value-type="float" office:value="5575.65" calcext:value-type="float">
            <text:p>5,575.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6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79.3" calcext:value-type="float">
            <text:p>5,579.30</text:p>
          </table:table-cell>
          <table:table-cell office:value-type="float" office:value="5578.83" calcext:value-type="float">
            <text:p>5,578.83</text:p>
          </table:table-cell>
          <table:table-cell office:value-type="float" office:value="5577.23" calcext:value-type="float">
            <text:p>5,577.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7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80.87" calcext:value-type="float">
            <text:p>5,580.87</text:p>
          </table:table-cell>
          <table:table-cell office:value-type="float" office:value="5580.4" calcext:value-type="float">
            <text:p>5,580.40</text:p>
          </table:table-cell>
          <table:table-cell office:value-type="float" office:value="5578.81" calcext:value-type="float">
            <text:p>5,578.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8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82.45" calcext:value-type="float">
            <text:p>5,582.45</text:p>
          </table:table-cell>
          <table:table-cell office:value-type="float" office:value="5581.98" calcext:value-type="float">
            <text:p>5,581.98</text:p>
          </table:table-cell>
          <table:table-cell office:value-type="float" office:value="5580.38" calcext:value-type="float">
            <text:p>5,580.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9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84.02" calcext:value-type="float">
            <text:p>5,584.02</text:p>
          </table:table-cell>
          <table:table-cell office:value-type="float" office:value="5583.55" calcext:value-type="float">
            <text:p>5,583.55</text:p>
          </table:table-cell>
          <table:table-cell office:value-type="float" office:value="5581.96" calcext:value-type="float">
            <text:p>5,581.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0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85.59" calcext:value-type="float">
            <text:p>5,585.59</text:p>
          </table:table-cell>
          <table:table-cell office:value-type="float" office:value="5585.14" calcext:value-type="float">
            <text:p>5,585.14</text:p>
          </table:table-cell>
          <table:table-cell office:value-type="float" office:value="5583.53" calcext:value-type="float">
            <text:p>5,583.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3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87.17" calcext:value-type="float">
            <text:p>5,587.17</text:p>
          </table:table-cell>
          <table:table-cell office:value-type="float" office:value="5586.71" calcext:value-type="float">
            <text:p>5,586.71</text:p>
          </table:table-cell>
          <table:table-cell office:value-type="float" office:value="5585.12" calcext:value-type="float">
            <text:p>5,585.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4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88.75" calcext:value-type="float">
            <text:p>5,588.75</text:p>
          </table:table-cell>
          <table:table-cell office:value-type="float" office:value="5588.29" calcext:value-type="float">
            <text:p>5,588.29</text:p>
          </table:table-cell>
          <table:table-cell office:value-type="float" office:value="5586.69" calcext:value-type="float">
            <text:p>5,586.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5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90.33" calcext:value-type="float">
            <text:p>5,590.33</text:p>
          </table:table-cell>
          <table:table-cell office:value-type="float" office:value="5589.87" calcext:value-type="float">
            <text:p>5,589.87</text:p>
          </table:table-cell>
          <table:table-cell office:value-type="float" office:value="5588.27" calcext:value-type="float">
            <text:p>5,588.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6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91.9" calcext:value-type="float">
            <text:p>5,591.90</text:p>
          </table:table-cell>
          <table:table-cell office:value-type="float" office:value="5591.45" calcext:value-type="float">
            <text:p>5,591.45</text:p>
          </table:table-cell>
          <table:table-cell office:value-type="float" office:value="5589.85" calcext:value-type="float">
            <text:p>5,589.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7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93.48" calcext:value-type="float">
            <text:p>5,593.48</text:p>
          </table:table-cell>
          <table:table-cell office:value-type="float" office:value="5593.03" calcext:value-type="float">
            <text:p>5,593.03</text:p>
          </table:table-cell>
          <table:table-cell office:value-type="float" office:value="5591.43" calcext:value-type="float">
            <text:p>5,591.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0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95.06" calcext:value-type="float">
            <text:p>5,595.06</text:p>
          </table:table-cell>
          <table:table-cell office:value-type="float" office:value="5594.61" calcext:value-type="float">
            <text:p>5,594.61</text:p>
          </table:table-cell>
          <table:table-cell office:value-type="float" office:value="5593.01" calcext:value-type="float">
            <text:p>5,593.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1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96.64" calcext:value-type="float">
            <text:p>5,596.64</text:p>
          </table:table-cell>
          <table:table-cell office:value-type="float" office:value="5596.19" calcext:value-type="float">
            <text:p>5,596.19</text:p>
          </table:table-cell>
          <table:table-cell office:value-type="float" office:value="5594.59" calcext:value-type="float">
            <text:p>5,594.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2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98.22" calcext:value-type="float">
            <text:p>5,598.22</text:p>
          </table:table-cell>
          <table:table-cell office:value-type="float" office:value="5597.77" calcext:value-type="float">
            <text:p>5,597.77</text:p>
          </table:table-cell>
          <table:table-cell office:value-type="float" office:value="5596.17" calcext:value-type="float">
            <text:p>5,596.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3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599.79" calcext:value-type="float">
            <text:p>5,599.79</text:p>
          </table:table-cell>
          <table:table-cell office:value-type="float" office:value="5599.35" calcext:value-type="float">
            <text:p>5,599.35</text:p>
          </table:table-cell>
          <table:table-cell office:value-type="float" office:value="5597.75" calcext:value-type="float">
            <text:p>5,597.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4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01.37" calcext:value-type="float">
            <text:p>5,601.37</text:p>
          </table:table-cell>
          <table:table-cell office:value-type="float" office:value="5600.94" calcext:value-type="float">
            <text:p>5,600.94</text:p>
          </table:table-cell>
          <table:table-cell office:value-type="float" office:value="5599.33" calcext:value-type="float">
            <text:p>5,599.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7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02.95" calcext:value-type="float">
            <text:p>5,602.95</text:p>
          </table:table-cell>
          <table:table-cell office:value-type="float" office:value="5602.52" calcext:value-type="float">
            <text:p>5,602.52</text:p>
          </table:table-cell>
          <table:table-cell office:value-type="float" office:value="5600.92" calcext:value-type="float">
            <text:p>5,600.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8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04.54" calcext:value-type="float">
            <text:p>5,604.54</text:p>
          </table:table-cell>
          <table:table-cell office:value-type="float" office:value="5604.1" calcext:value-type="float">
            <text:p>5,604.10</text:p>
          </table:table-cell>
          <table:table-cell office:value-type="float" office:value="5602.5" calcext:value-type="float">
            <text:p>5,602.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9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06.12" calcext:value-type="float">
            <text:p>5,606.12</text:p>
          </table:table-cell>
          <table:table-cell office:value-type="float" office:value="5605.68" calcext:value-type="float">
            <text:p>5,605.68</text:p>
          </table:table-cell>
          <table:table-cell office:value-type="float" office:value="5604.08" calcext:value-type="float">
            <text:p>5,604.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1/05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07.8" calcext:value-type="float">
            <text:p>5,607.80</text:p>
          </table:table-cell>
          <table:table-cell office:value-type="float" office:value="5607.37" calcext:value-type="float">
            <text:p>5,607.37</text:p>
          </table:table-cell>
          <table:table-cell office:value-type="float" office:value="5605.66" calcext:value-type="float">
            <text:p>5,605.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3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09.49" calcext:value-type="float">
            <text:p>5,609.49</text:p>
          </table:table-cell>
          <table:table-cell office:value-type="float" office:value="5609.06" calcext:value-type="float">
            <text:p>5,609.06</text:p>
          </table:table-cell>
          <table:table-cell office:value-type="float" office:value="5607.35" calcext:value-type="float">
            <text:p>5,607.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4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11.17" calcext:value-type="float">
            <text:p>5,611.17</text:p>
          </table:table-cell>
          <table:table-cell office:value-type="float" office:value="5610.75" calcext:value-type="float">
            <text:p>5,610.75</text:p>
          </table:table-cell>
          <table:table-cell office:value-type="float" office:value="5609.04" calcext:value-type="float">
            <text:p>5,609.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5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12.86" calcext:value-type="float">
            <text:p>5,612.86</text:p>
          </table:table-cell>
          <table:table-cell office:value-type="float" office:value="5612.43" calcext:value-type="float">
            <text:p>5,612.43</text:p>
          </table:table-cell>
          <table:table-cell office:value-type="float" office:value="5610.73" calcext:value-type="float">
            <text:p>5,610.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6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14.55" calcext:value-type="float">
            <text:p>5,614.55</text:p>
          </table:table-cell>
          <table:table-cell office:value-type="float" office:value="5614.12" calcext:value-type="float">
            <text:p>5,614.12</text:p>
          </table:table-cell>
          <table:table-cell office:value-type="float" office:value="5612.41" calcext:value-type="float">
            <text:p>5,612.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7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16.24" calcext:value-type="float">
            <text:p>5,616.24</text:p>
          </table:table-cell>
          <table:table-cell office:value-type="float" office:value="5615.82" calcext:value-type="float">
            <text:p>5,615.82</text:p>
          </table:table-cell>
          <table:table-cell office:value-type="float" office:value="5614.1" calcext:value-type="float">
            <text:p>5,614.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0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17.92" calcext:value-type="float">
            <text:p>5,617.92</text:p>
          </table:table-cell>
          <table:table-cell office:value-type="float" office:value="5617.51" calcext:value-type="float">
            <text:p>5,617.51</text:p>
          </table:table-cell>
          <table:table-cell office:value-type="float" office:value="5615.8" calcext:value-type="float">
            <text:p>5,615.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1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19.61" calcext:value-type="float">
            <text:p>5,619.61</text:p>
          </table:table-cell>
          <table:table-cell office:value-type="float" office:value="5619.19" calcext:value-type="float">
            <text:p>5,619.19</text:p>
          </table:table-cell>
          <table:table-cell office:value-type="float" office:value="5617.48" calcext:value-type="float">
            <text:p>5,617.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2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21.3" calcext:value-type="float">
            <text:p>5,621.30</text:p>
          </table:table-cell>
          <table:table-cell office:value-type="float" office:value="5620.88" calcext:value-type="float">
            <text:p>5,620.88</text:p>
          </table:table-cell>
          <table:table-cell office:value-type="float" office:value="5619.17" calcext:value-type="float">
            <text:p>5,619.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3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22.99" calcext:value-type="float">
            <text:p>5,622.99</text:p>
          </table:table-cell>
          <table:table-cell office:value-type="float" office:value="5622.58" calcext:value-type="float">
            <text:p>5,622.58</text:p>
          </table:table-cell>
          <table:table-cell office:value-type="float" office:value="5620.86" calcext:value-type="float">
            <text:p>5,620.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4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24.68" calcext:value-type="float">
            <text:p>5,624.68</text:p>
          </table:table-cell>
          <table:table-cell office:value-type="float" office:value="5624.27" calcext:value-type="float">
            <text:p>5,624.27</text:p>
          </table:table-cell>
          <table:table-cell office:value-type="float" office:value="5622.55" calcext:value-type="float">
            <text:p>5,622.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7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26.37" calcext:value-type="float">
            <text:p>5,626.37</text:p>
          </table:table-cell>
          <table:table-cell office:value-type="float" office:value="5625.96" calcext:value-type="float">
            <text:p>5,625.96</text:p>
          </table:table-cell>
          <table:table-cell office:value-type="float" office:value="5624.25" calcext:value-type="float">
            <text:p>5,624.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8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28.06" calcext:value-type="float">
            <text:p>5,628.06</text:p>
          </table:table-cell>
          <table:table-cell office:value-type="float" office:value="5627.66" calcext:value-type="float">
            <text:p>5,627.66</text:p>
          </table:table-cell>
          <table:table-cell office:value-type="float" office:value="5625.94" calcext:value-type="float">
            <text:p>5,625.9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9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29.75" calcext:value-type="float">
            <text:p>5,629.75</text:p>
          </table:table-cell>
          <table:table-cell office:value-type="float" office:value="5629.35" calcext:value-type="float">
            <text:p>5,629.35</text:p>
          </table:table-cell>
          <table:table-cell office:value-type="float" office:value="5627.64" calcext:value-type="float">
            <text:p>5,627.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0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31.45" calcext:value-type="float">
            <text:p>5,631.45</text:p>
          </table:table-cell>
          <table:table-cell office:value-type="float" office:value="5631.04" calcext:value-type="float">
            <text:p>5,631.04</text:p>
          </table:table-cell>
          <table:table-cell office:value-type="float" office:value="5629.33" calcext:value-type="float">
            <text:p>5,629.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1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33.14" calcext:value-type="float">
            <text:p>5,633.14</text:p>
          </table:table-cell>
          <table:table-cell office:value-type="float" office:value="5632.74" calcext:value-type="float">
            <text:p>5,632.74</text:p>
          </table:table-cell>
          <table:table-cell office:value-type="float" office:value="5631.02" calcext:value-type="float">
            <text:p>5,631.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4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34.83" calcext:value-type="float">
            <text:p>5,634.83</text:p>
          </table:table-cell>
          <table:table-cell office:value-type="float" office:value="5634.44" calcext:value-type="float">
            <text:p>5,634.44</text:p>
          </table:table-cell>
          <table:table-cell office:value-type="float" office:value="5632.72" calcext:value-type="float">
            <text:p>5,632.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5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36.52" calcext:value-type="float">
            <text:p>5,636.52</text:p>
          </table:table-cell>
          <table:table-cell office:value-type="float" office:value="5636.13" calcext:value-type="float">
            <text:p>5,636.13</text:p>
          </table:table-cell>
          <table:table-cell office:value-type="float" office:value="5634.41" calcext:value-type="float">
            <text:p>5,634.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6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38.22" calcext:value-type="float">
            <text:p>5,638.22</text:p>
          </table:table-cell>
          <table:table-cell office:value-type="float" office:value="5637.82" calcext:value-type="float">
            <text:p>5,637.82</text:p>
          </table:table-cell>
          <table:table-cell office:value-type="float" office:value="5636.11" calcext:value-type="float">
            <text:p>5,636.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7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39.92" calcext:value-type="float">
            <text:p>5,639.92</text:p>
          </table:table-cell>
          <table:table-cell office:value-type="float" office:value="5639.52" calcext:value-type="float">
            <text:p>5,639.52</text:p>
          </table:table-cell>
          <table:table-cell office:value-type="float" office:value="5637.8" calcext:value-type="float">
            <text:p>5,637.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8/06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41.61" calcext:value-type="float">
            <text:p>5,641.61</text:p>
          </table:table-cell>
          <table:table-cell office:value-type="float" office:value="5641.22" calcext:value-type="float">
            <text:p>5,641.22</text:p>
          </table:table-cell>
          <table:table-cell office:value-type="float" office:value="5639.5" calcext:value-type="float">
            <text:p>5,639.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1/07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43.31" calcext:value-type="float">
            <text:p>5,643.31</text:p>
          </table:table-cell>
          <table:table-cell office:value-type="float" office:value="5642.92" calcext:value-type="float">
            <text:p>5,642.92</text:p>
          </table:table-cell>
          <table:table-cell office:value-type="float" office:value="5641.2" calcext:value-type="float">
            <text:p>5,641.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2/07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45" calcext:value-type="float">
            <text:p>5,645.00</text:p>
          </table:table-cell>
          <table:table-cell office:value-type="float" office:value="5644.62" calcext:value-type="float">
            <text:p>5,644.62</text:p>
          </table:table-cell>
          <table:table-cell office:value-type="float" office:value="5642.9" calcext:value-type="float">
            <text:p>5,642.9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3/07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46.7" calcext:value-type="float">
            <text:p>5,646.70</text:p>
          </table:table-cell>
          <table:table-cell office:value-type="float" office:value="5646.31" calcext:value-type="float">
            <text:p>5,646.31</text:p>
          </table:table-cell>
          <table:table-cell office:value-type="float" office:value="5644.6" calcext:value-type="float">
            <text:p>5,644.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4/07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48.4" calcext:value-type="float">
            <text:p>5,648.40</text:p>
          </table:table-cell>
          <table:table-cell office:value-type="float" office:value="5648.01" calcext:value-type="float">
            <text:p>5,648.01</text:p>
          </table:table-cell>
          <table:table-cell office:value-type="float" office:value="5646.29" calcext:value-type="float">
            <text:p>5,646.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5/07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50.1" calcext:value-type="float">
            <text:p>5,650.10</text:p>
          </table:table-cell>
          <table:table-cell office:value-type="float" office:value="5649.72" calcext:value-type="float">
            <text:p>5,649.72</text:p>
          </table:table-cell>
          <table:table-cell office:value-type="float" office:value="5647.99" calcext:value-type="float">
            <text:p>5,647.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8/07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53.51" calcext:value-type="float">
            <text:p>5,653.51</text:p>
          </table:table-cell>
          <table:table-cell office:value-type="float" office:value="5653.14" calcext:value-type="float">
            <text:p>5,653.14</text:p>
          </table:table-cell>
          <table:table-cell office:value-type="float" office:value="5649.7" calcext:value-type="float">
            <text:p>5,649.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0/07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55.19" calcext:value-type="float">
            <text:p>5,655.19</text:p>
          </table:table-cell>
          <table:table-cell office:value-type="float" office:value="5654.82" calcext:value-type="float">
            <text:p>5,654.82</text:p>
          </table:table-cell>
          <table:table-cell office:value-type="float" office:value="5653.1" calcext:value-type="float">
            <text:p>5,653.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1/07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56.99" calcext:value-type="float">
            <text:p>5,656.99</text:p>
          </table:table-cell>
          <table:table-cell office:value-type="float" office:value="5656.62" calcext:value-type="float">
            <text:p>5,656.62</text:p>
          </table:table-cell>
          <table:table-cell office:value-type="float" office:value="5654.8" calcext:value-type="float">
            <text:p>5,654.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2/07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58.8" calcext:value-type="float">
            <text:p>5,658.80</text:p>
          </table:table-cell>
          <table:table-cell office:value-type="float" office:value="5658.43" calcext:value-type="float">
            <text:p>5,658.43</text:p>
          </table:table-cell>
          <table:table-cell office:value-type="float" office:value="5656.6" calcext:value-type="float">
            <text:p>5,656.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5/07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60.61" calcext:value-type="float">
            <text:p>5,660.61</text:p>
          </table:table-cell>
          <table:table-cell office:value-type="float" office:value="5660.24" calcext:value-type="float">
            <text:p>5,660.24</text:p>
          </table:table-cell>
          <table:table-cell office:value-type="float" office:value="5658.41" calcext:value-type="float">
            <text:p>5,658.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6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62.77" calcext:value-type="float">
            <text:p>5,662.77</text:p>
          </table:table-cell>
          <table:table-cell office:value-type="float" office:value="5662.41" calcext:value-type="float">
            <text:p>5,662.41</text:p>
          </table:table-cell>
          <table:table-cell office:value-type="float" office:value="5660.58" calcext:value-type="float">
            <text:p>5,660.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7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64.58" calcext:value-type="float">
            <text:p>5,664.58</text:p>
          </table:table-cell>
          <table:table-cell office:value-type="float" office:value="5664.21" calcext:value-type="float">
            <text:p>5,664.21</text:p>
          </table:table-cell>
          <table:table-cell office:value-type="float" office:value="5662.39" calcext:value-type="float">
            <text:p>5,662.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8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66.38" calcext:value-type="float">
            <text:p>5,666.38</text:p>
          </table:table-cell>
          <table:table-cell office:value-type="float" office:value="5666.02" calcext:value-type="float">
            <text:p>5,666.02</text:p>
          </table:table-cell>
          <table:table-cell office:value-type="float" office:value="5664.19" calcext:value-type="float">
            <text:p>5,664.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9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68.19" calcext:value-type="float">
            <text:p>5,668.19</text:p>
          </table:table-cell>
          <table:table-cell office:value-type="float" office:value="5667.83" calcext:value-type="float">
            <text:p>5,667.83</text:p>
          </table:table-cell>
          <table:table-cell office:value-type="float" office:value="5666" calcext:value-type="float">
            <text:p>5,666.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2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69.99" calcext:value-type="float">
            <text:p>5,669.99</text:p>
          </table:table-cell>
          <table:table-cell office:value-type="float" office:value="5669.64" calcext:value-type="float">
            <text:p>5,669.64</text:p>
          </table:table-cell>
          <table:table-cell office:value-type="float" office:value="5667.81" calcext:value-type="float">
            <text:p>5,667.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3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71.8" calcext:value-type="float">
            <text:p>5,671.80</text:p>
          </table:table-cell>
          <table:table-cell office:value-type="float" office:value="5671.44" calcext:value-type="float">
            <text:p>5,671.44</text:p>
          </table:table-cell>
          <table:table-cell office:value-type="float" office:value="5669.62" calcext:value-type="float">
            <text:p>5,669.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4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73.6" calcext:value-type="float">
            <text:p>5,673.60</text:p>
          </table:table-cell>
          <table:table-cell office:value-type="float" office:value="5673.25" calcext:value-type="float">
            <text:p>5,673.25</text:p>
          </table:table-cell>
          <table:table-cell office:value-type="float" office:value="5671.42" calcext:value-type="float">
            <text:p>5,671.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5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75.41" calcext:value-type="float">
            <text:p>5,675.41</text:p>
          </table:table-cell>
          <table:table-cell office:value-type="float" office:value="5675.06" calcext:value-type="float">
            <text:p>5,675.06</text:p>
          </table:table-cell>
          <table:table-cell office:value-type="float" office:value="5673.23" calcext:value-type="float">
            <text:p>5,673.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6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77.22" calcext:value-type="float">
            <text:p>5,677.22</text:p>
          </table:table-cell>
          <table:table-cell office:value-type="float" office:value="5676.87" calcext:value-type="float">
            <text:p>5,676.87</text:p>
          </table:table-cell>
          <table:table-cell office:value-type="float" office:value="5675.04" calcext:value-type="float">
            <text:p>5,675.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9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79.02" calcext:value-type="float">
            <text:p>5,679.02</text:p>
          </table:table-cell>
          <table:table-cell office:value-type="float" office:value="5678.68" calcext:value-type="float">
            <text:p>5,678.68</text:p>
          </table:table-cell>
          <table:table-cell office:value-type="float" office:value="5676.85" calcext:value-type="float">
            <text:p>5,676.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0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80.84" calcext:value-type="float">
            <text:p>5,680.84</text:p>
          </table:table-cell>
          <table:table-cell office:value-type="float" office:value="5680.49" calcext:value-type="float">
            <text:p>5,680.49</text:p>
          </table:table-cell>
          <table:table-cell office:value-type="float" office:value="5678.66" calcext:value-type="float">
            <text:p>5,678.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1/07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82.64" calcext:value-type="float">
            <text:p>5,682.64</text:p>
          </table:table-cell>
          <table:table-cell office:value-type="float" office:value="5682.3" calcext:value-type="float">
            <text:p>5,682.30</text:p>
          </table:table-cell>
          <table:table-cell office:value-type="float" office:value="5680.47" calcext:value-type="float">
            <text:p>5,680.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1/08/2013</text:p>
          </table:table-cell>
          <table:table-cell office:value-type="percentage" office:value="-0.0004" calcext:value-type="percentage">
            <text:p>-0.04%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5684.46" calcext:value-type="float">
            <text:p>5,684.46</text:p>
          </table:table-cell>
          <table:table-cell office:value-type="float" office:value="5684.12" calcext:value-type="float">
            <text:p>5,684.12</text:p>
          </table:table-cell>
          <table:table-cell office:value-type="float" office:value="5682.28" calcext:value-type="float">
            <text:p>5,682.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2/08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85.93" calcext:value-type="float">
            <text:p>5,685.93</text:p>
          </table:table-cell>
          <table:table-cell office:value-type="float" office:value="5685.59" calcext:value-type="float">
            <text:p>5,685.59</text:p>
          </table:table-cell>
          <table:table-cell office:value-type="float" office:value="5683.76" calcext:value-type="float">
            <text:p>5,683.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5/08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87.74" calcext:value-type="float">
            <text:p>5,687.74</text:p>
          </table:table-cell>
          <table:table-cell office:value-type="float" office:value="5687.41" calcext:value-type="float">
            <text:p>5,687.41</text:p>
          </table:table-cell>
          <table:table-cell office:value-type="float" office:value="5685.57" calcext:value-type="float">
            <text:p>5,685.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6/08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89.56" calcext:value-type="float">
            <text:p>5,689.56</text:p>
          </table:table-cell>
          <table:table-cell office:value-type="float" office:value="5689.22" calcext:value-type="float">
            <text:p>5,689.22</text:p>
          </table:table-cell>
          <table:table-cell office:value-type="float" office:value="5687.39" calcext:value-type="float">
            <text:p>5,687.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7/08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91.37" calcext:value-type="float">
            <text:p>5,691.37</text:p>
          </table:table-cell>
          <table:table-cell office:value-type="float" office:value="5691.04" calcext:value-type="float">
            <text:p>5,691.04</text:p>
          </table:table-cell>
          <table:table-cell office:value-type="float" office:value="5689.2" calcext:value-type="float">
            <text:p>5,689.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8/08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93.19" calcext:value-type="float">
            <text:p>5,693.19</text:p>
          </table:table-cell>
          <table:table-cell office:value-type="float" office:value="5692.86" calcext:value-type="float">
            <text:p>5,692.86</text:p>
          </table:table-cell>
          <table:table-cell office:value-type="float" office:value="5691.02" calcext:value-type="float">
            <text:p>5,691.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9/08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95" calcext:value-type="float">
            <text:p>5,695.00</text:p>
          </table:table-cell>
          <table:table-cell office:value-type="float" office:value="5694.68" calcext:value-type="float">
            <text:p>5,694.68</text:p>
          </table:table-cell>
          <table:table-cell office:value-type="float" office:value="5692.84" calcext:value-type="float">
            <text:p>5,692.8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2/08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96.82" calcext:value-type="float">
            <text:p>5,696.82</text:p>
          </table:table-cell>
          <table:table-cell office:value-type="float" office:value="5696.5" calcext:value-type="float">
            <text:p>5,696.50</text:p>
          </table:table-cell>
          <table:table-cell office:value-type="float" office:value="5694.66" calcext:value-type="float">
            <text:p>5,694.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3/08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698.64" calcext:value-type="float">
            <text:p>5,698.64</text:p>
          </table:table-cell>
          <table:table-cell office:value-type="float" office:value="5698.31" calcext:value-type="float">
            <text:p>5,698.31</text:p>
          </table:table-cell>
          <table:table-cell office:value-type="float" office:value="5696.47" calcext:value-type="float">
            <text:p>5,696.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4/08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700.45" calcext:value-type="float">
            <text:p>5,700.45</text:p>
          </table:table-cell>
          <table:table-cell office:value-type="float" office:value="5700.13" calcext:value-type="float">
            <text:p>5,700.13</text:p>
          </table:table-cell>
          <table:table-cell office:value-type="float" office:value="5698.29" calcext:value-type="float">
            <text:p>5,698.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5/08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702.27" calcext:value-type="float">
            <text:p>5,702.27</text:p>
          </table:table-cell>
          <table:table-cell office:value-type="float" office:value="5701.96" calcext:value-type="float">
            <text:p>5,701.96</text:p>
          </table:table-cell>
          <table:table-cell office:value-type="float" office:value="5700.11" calcext:value-type="float">
            <text:p>5,700.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6/08/2013</text:p>
          </table:table-cell>
          <table:table-cell office:value-type="percentage" office:value="-0.0003" calcext:value-type="percentage">
            <text:p>-0.03%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5704.09" calcext:value-type="float">
            <text:p>5,704.09</text:p>
          </table:table-cell>
          <table:table-cell office:value-type="float" office:value="5703.78" calcext:value-type="float">
            <text:p>5,703.78</text:p>
          </table:table-cell>
          <table:table-cell office:value-type="float" office:value="5701.94" calcext:value-type="float">
            <text:p>5,701.9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9/08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05.6" calcext:value-type="float">
            <text:p>5,705.60</text:p>
          </table:table-cell>
          <table:table-cell office:value-type="float" office:value="5705.28" calcext:value-type="float">
            <text:p>5,705.28</text:p>
          </table:table-cell>
          <table:table-cell office:value-type="float" office:value="5703.44" calcext:value-type="float">
            <text:p>5,703.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0/08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07.42" calcext:value-type="float">
            <text:p>5,707.42</text:p>
          </table:table-cell>
          <table:table-cell office:value-type="float" office:value="5707.11" calcext:value-type="float">
            <text:p>5,707.11</text:p>
          </table:table-cell>
          <table:table-cell office:value-type="float" office:value="5705.26" calcext:value-type="float">
            <text:p>5,705.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1/08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09.24" calcext:value-type="float">
            <text:p>5,709.24</text:p>
          </table:table-cell>
          <table:table-cell office:value-type="float" office:value="5708.93" calcext:value-type="float">
            <text:p>5,708.93</text:p>
          </table:table-cell>
          <table:table-cell office:value-type="float" office:value="5707.09" calcext:value-type="float">
            <text:p>5,707.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2/08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11.07" calcext:value-type="float">
            <text:p>5,711.07</text:p>
          </table:table-cell>
          <table:table-cell office:value-type="float" office:value="5710.76" calcext:value-type="float">
            <text:p>5,710.76</text:p>
          </table:table-cell>
          <table:table-cell office:value-type="float" office:value="5708.91" calcext:value-type="float">
            <text:p>5,708.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3/08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12.89" calcext:value-type="float">
            <text:p>5,712.89</text:p>
          </table:table-cell>
          <table:table-cell office:value-type="float" office:value="5712.59" calcext:value-type="float">
            <text:p>5,712.59</text:p>
          </table:table-cell>
          <table:table-cell office:value-type="float" office:value="5710.74" calcext:value-type="float">
            <text:p>5,710.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6/08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14.71" calcext:value-type="float">
            <text:p>5,714.71</text:p>
          </table:table-cell>
          <table:table-cell office:value-type="float" office:value="5714.41" calcext:value-type="float">
            <text:p>5,714.41</text:p>
          </table:table-cell>
          <table:table-cell office:value-type="float" office:value="5712.57" calcext:value-type="float">
            <text:p>5,712.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7/08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16.54" calcext:value-type="float">
            <text:p>5,716.54</text:p>
          </table:table-cell>
          <table:table-cell office:value-type="float" office:value="5716.24" calcext:value-type="float">
            <text:p>5,716.24</text:p>
          </table:table-cell>
          <table:table-cell office:value-type="float" office:value="5714.39" calcext:value-type="float">
            <text:p>5,714.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8/08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18.36" calcext:value-type="float">
            <text:p>5,718.36</text:p>
          </table:table-cell>
          <table:table-cell office:value-type="float" office:value="5718.06" calcext:value-type="float">
            <text:p>5,718.06</text:p>
          </table:table-cell>
          <table:table-cell office:value-type="float" office:value="5716.22" calcext:value-type="float">
            <text:p>5,716.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9/08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20.29" calcext:value-type="float">
            <text:p>5,720.29</text:p>
          </table:table-cell>
          <table:table-cell office:value-type="float" office:value="5720" calcext:value-type="float">
            <text:p>5,720.00</text:p>
          </table:table-cell>
          <table:table-cell office:value-type="float" office:value="5718.04" calcext:value-type="float">
            <text:p>5,718.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0/08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22.22" calcext:value-type="float">
            <text:p>5,722.22</text:p>
          </table:table-cell>
          <table:table-cell office:value-type="float" office:value="5721.93" calcext:value-type="float">
            <text:p>5,721.93</text:p>
          </table:table-cell>
          <table:table-cell office:value-type="float" office:value="5719.98" calcext:value-type="float">
            <text:p>5,719.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2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24.16" calcext:value-type="float">
            <text:p>5,724.16</text:p>
          </table:table-cell>
          <table:table-cell office:value-type="float" office:value="5723.86" calcext:value-type="float">
            <text:p>5,723.86</text:p>
          </table:table-cell>
          <table:table-cell office:value-type="float" office:value="5721.91" calcext:value-type="float">
            <text:p>5,721.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3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26.09" calcext:value-type="float">
            <text:p>5,726.09</text:p>
          </table:table-cell>
          <table:table-cell office:value-type="float" office:value="5725.8" calcext:value-type="float">
            <text:p>5,725.80</text:p>
          </table:table-cell>
          <table:table-cell office:value-type="float" office:value="5723.84" calcext:value-type="float">
            <text:p>5,723.8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4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28.02" calcext:value-type="float">
            <text:p>5,728.02</text:p>
          </table:table-cell>
          <table:table-cell office:value-type="float" office:value="5727.74" calcext:value-type="float">
            <text:p>5,727.74</text:p>
          </table:table-cell>
          <table:table-cell office:value-type="float" office:value="5725.78" calcext:value-type="float">
            <text:p>5,725.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5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29.96" calcext:value-type="float">
            <text:p>5,729.96</text:p>
          </table:table-cell>
          <table:table-cell office:value-type="float" office:value="5729.67" calcext:value-type="float">
            <text:p>5,729.67</text:p>
          </table:table-cell>
          <table:table-cell office:value-type="float" office:value="5727.72" calcext:value-type="float">
            <text:p>5,727.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6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31.89" calcext:value-type="float">
            <text:p>5,731.89</text:p>
          </table:table-cell>
          <table:table-cell office:value-type="float" office:value="5731.61" calcext:value-type="float">
            <text:p>5,731.61</text:p>
          </table:table-cell>
          <table:table-cell office:value-type="float" office:value="5729.65" calcext:value-type="float">
            <text:p>5,729.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9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33.82" calcext:value-type="float">
            <text:p>5,733.82</text:p>
          </table:table-cell>
          <table:table-cell office:value-type="float" office:value="5733.54" calcext:value-type="float">
            <text:p>5,733.54</text:p>
          </table:table-cell>
          <table:table-cell office:value-type="float" office:value="5731.59" calcext:value-type="float">
            <text:p>5,731.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0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35.76" calcext:value-type="float">
            <text:p>5,735.76</text:p>
          </table:table-cell>
          <table:table-cell office:value-type="float" office:value="5735.48" calcext:value-type="float">
            <text:p>5,735.48</text:p>
          </table:table-cell>
          <table:table-cell office:value-type="float" office:value="5733.52" calcext:value-type="float">
            <text:p>5,733.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1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37.7" calcext:value-type="float">
            <text:p>5,737.70</text:p>
          </table:table-cell>
          <table:table-cell office:value-type="float" office:value="5737.42" calcext:value-type="float">
            <text:p>5,737.42</text:p>
          </table:table-cell>
          <table:table-cell office:value-type="float" office:value="5735.46" calcext:value-type="float">
            <text:p>5,735.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2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39.64" calcext:value-type="float">
            <text:p>5,739.64</text:p>
          </table:table-cell>
          <table:table-cell office:value-type="float" office:value="5739.36" calcext:value-type="float">
            <text:p>5,739.36</text:p>
          </table:table-cell>
          <table:table-cell office:value-type="float" office:value="5737.4" calcext:value-type="float">
            <text:p>5,737.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3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41.57" calcext:value-type="float">
            <text:p>5,741.57</text:p>
          </table:table-cell>
          <table:table-cell office:value-type="float" office:value="5741.3" calcext:value-type="float">
            <text:p>5,741.30</text:p>
          </table:table-cell>
          <table:table-cell office:value-type="float" office:value="5739.34" calcext:value-type="float">
            <text:p>5,739.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6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43.51" calcext:value-type="float">
            <text:p>5,743.51</text:p>
          </table:table-cell>
          <table:table-cell office:value-type="float" office:value="5743.24" calcext:value-type="float">
            <text:p>5,743.24</text:p>
          </table:table-cell>
          <table:table-cell office:value-type="float" office:value="5741.28" calcext:value-type="float">
            <text:p>5,741.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7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45.45" calcext:value-type="float">
            <text:p>5,745.45</text:p>
          </table:table-cell>
          <table:table-cell office:value-type="float" office:value="5745.18" calcext:value-type="float">
            <text:p>5,745.18</text:p>
          </table:table-cell>
          <table:table-cell office:value-type="float" office:value="5743.22" calcext:value-type="float">
            <text:p>5,743.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8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47.39" calcext:value-type="float">
            <text:p>5,747.39</text:p>
          </table:table-cell>
          <table:table-cell office:value-type="float" office:value="5747.13" calcext:value-type="float">
            <text:p>5,747.13</text:p>
          </table:table-cell>
          <table:table-cell office:value-type="float" office:value="5745.16" calcext:value-type="float">
            <text:p>5,745.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9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49.33" calcext:value-type="float">
            <text:p>5,749.33</text:p>
          </table:table-cell>
          <table:table-cell office:value-type="float" office:value="5749.07" calcext:value-type="float">
            <text:p>5,749.07</text:p>
          </table:table-cell>
          <table:table-cell office:value-type="float" office:value="5747.11" calcext:value-type="float">
            <text:p>5,747.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0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51.27" calcext:value-type="float">
            <text:p>5,751.27</text:p>
          </table:table-cell>
          <table:table-cell office:value-type="float" office:value="5751.01" calcext:value-type="float">
            <text:p>5,751.01</text:p>
          </table:table-cell>
          <table:table-cell office:value-type="float" office:value="5749.04" calcext:value-type="float">
            <text:p>5,749.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3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53.21" calcext:value-type="float">
            <text:p>5,753.21</text:p>
          </table:table-cell>
          <table:table-cell office:value-type="float" office:value="5752.95" calcext:value-type="float">
            <text:p>5,752.95</text:p>
          </table:table-cell>
          <table:table-cell office:value-type="float" office:value="5750.99" calcext:value-type="float">
            <text:p>5,750.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4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55.15" calcext:value-type="float">
            <text:p>5,755.15</text:p>
          </table:table-cell>
          <table:table-cell office:value-type="float" office:value="5754.9" calcext:value-type="float">
            <text:p>5,754.90</text:p>
          </table:table-cell>
          <table:table-cell office:value-type="float" office:value="5752.93" calcext:value-type="float">
            <text:p>5,752.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5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57.1" calcext:value-type="float">
            <text:p>5,757.10</text:p>
          </table:table-cell>
          <table:table-cell office:value-type="float" office:value="5756.85" calcext:value-type="float">
            <text:p>5,756.85</text:p>
          </table:table-cell>
          <table:table-cell office:value-type="float" office:value="5754.88" calcext:value-type="float">
            <text:p>5,754.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6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59.04" calcext:value-type="float">
            <text:p>5,759.04</text:p>
          </table:table-cell>
          <table:table-cell office:value-type="float" office:value="5758.79" calcext:value-type="float">
            <text:p>5,758.79</text:p>
          </table:table-cell>
          <table:table-cell office:value-type="float" office:value="5756.82" calcext:value-type="float">
            <text:p>5,756.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7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60.98" calcext:value-type="float">
            <text:p>5,760.98</text:p>
          </table:table-cell>
          <table:table-cell office:value-type="float" office:value="5760.74" calcext:value-type="float">
            <text:p>5,760.74</text:p>
          </table:table-cell>
          <table:table-cell office:value-type="float" office:value="5758.77" calcext:value-type="float">
            <text:p>5,758.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0/09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62.93" calcext:value-type="float">
            <text:p>5,762.93</text:p>
          </table:table-cell>
          <table:table-cell office:value-type="float" office:value="5762.68" calcext:value-type="float">
            <text:p>5,762.68</text:p>
          </table:table-cell>
          <table:table-cell office:value-type="float" office:value="5760.72" calcext:value-type="float">
            <text:p>5,760.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1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64.87" calcext:value-type="float">
            <text:p>5,764.87</text:p>
          </table:table-cell>
          <table:table-cell office:value-type="float" office:value="5764.63" calcext:value-type="float">
            <text:p>5,764.63</text:p>
          </table:table-cell>
          <table:table-cell office:value-type="float" office:value="5762.66" calcext:value-type="float">
            <text:p>5,762.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2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66.82" calcext:value-type="float">
            <text:p>5,766.82</text:p>
          </table:table-cell>
          <table:table-cell office:value-type="float" office:value="5766.58" calcext:value-type="float">
            <text:p>5,766.58</text:p>
          </table:table-cell>
          <table:table-cell office:value-type="float" office:value="5764.61" calcext:value-type="float">
            <text:p>5,764.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3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68.77" calcext:value-type="float">
            <text:p>5,768.77</text:p>
          </table:table-cell>
          <table:table-cell office:value-type="float" office:value="5768.53" calcext:value-type="float">
            <text:p>5,768.53</text:p>
          </table:table-cell>
          <table:table-cell office:value-type="float" office:value="5766.56" calcext:value-type="float">
            <text:p>5,766.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4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70.71" calcext:value-type="float">
            <text:p>5,770.71</text:p>
          </table:table-cell>
          <table:table-cell office:value-type="float" office:value="5770.48" calcext:value-type="float">
            <text:p>5,770.48</text:p>
          </table:table-cell>
          <table:table-cell office:value-type="float" office:value="5768.51" calcext:value-type="float">
            <text:p>5,768.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7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72.66" calcext:value-type="float">
            <text:p>5,772.66</text:p>
          </table:table-cell>
          <table:table-cell office:value-type="float" office:value="5772.43" calcext:value-type="float">
            <text:p>5,772.43</text:p>
          </table:table-cell>
          <table:table-cell office:value-type="float" office:value="5770.46" calcext:value-type="float">
            <text:p>5,770.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8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74.61" calcext:value-type="float">
            <text:p>5,774.61</text:p>
          </table:table-cell>
          <table:table-cell office:value-type="float" office:value="5774.38" calcext:value-type="float">
            <text:p>5,774.38</text:p>
          </table:table-cell>
          <table:table-cell office:value-type="float" office:value="5772.4" calcext:value-type="float">
            <text:p>5,772.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9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76.56" calcext:value-type="float">
            <text:p>5,776.56</text:p>
          </table:table-cell>
          <table:table-cell office:value-type="float" office:value="5776.33" calcext:value-type="float">
            <text:p>5,776.33</text:p>
          </table:table-cell>
          <table:table-cell office:value-type="float" office:value="5774.36" calcext:value-type="float">
            <text:p>5,774.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0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78.62" calcext:value-type="float">
            <text:p>5,778.62</text:p>
          </table:table-cell>
          <table:table-cell office:value-type="float" office:value="5778.39" calcext:value-type="float">
            <text:p>5,778.39</text:p>
          </table:table-cell>
          <table:table-cell office:value-type="float" office:value="5776.31" calcext:value-type="float">
            <text:p>5,776.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1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80.67" calcext:value-type="float">
            <text:p>5,780.67</text:p>
          </table:table-cell>
          <table:table-cell office:value-type="float" office:value="5780.45" calcext:value-type="float">
            <text:p>5,780.45</text:p>
          </table:table-cell>
          <table:table-cell office:value-type="float" office:value="5778.37" calcext:value-type="float">
            <text:p>5,778.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4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82.73" calcext:value-type="float">
            <text:p>5,782.73</text:p>
          </table:table-cell>
          <table:table-cell office:value-type="float" office:value="5782.5" calcext:value-type="float">
            <text:p>5,782.50</text:p>
          </table:table-cell>
          <table:table-cell office:value-type="float" office:value="5780.43" calcext:value-type="float">
            <text:p>5,780.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5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84.78" calcext:value-type="float">
            <text:p>5,784.78</text:p>
          </table:table-cell>
          <table:table-cell office:value-type="float" office:value="5784.56" calcext:value-type="float">
            <text:p>5,784.56</text:p>
          </table:table-cell>
          <table:table-cell office:value-type="float" office:value="5782.48" calcext:value-type="float">
            <text:p>5,782.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6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86.85" calcext:value-type="float">
            <text:p>5,786.85</text:p>
          </table:table-cell>
          <table:table-cell office:value-type="float" office:value="5786.63" calcext:value-type="float">
            <text:p>5,786.63</text:p>
          </table:table-cell>
          <table:table-cell office:value-type="float" office:value="5784.54" calcext:value-type="float">
            <text:p>5,784.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7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88.9" calcext:value-type="float">
            <text:p>5,788.90</text:p>
          </table:table-cell>
          <table:table-cell office:value-type="float" office:value="5788.68" calcext:value-type="float">
            <text:p>5,788.68</text:p>
          </table:table-cell>
          <table:table-cell office:value-type="float" office:value="5786.61" calcext:value-type="float">
            <text:p>5,786.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8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90.96" calcext:value-type="float">
            <text:p>5,790.96</text:p>
          </table:table-cell>
          <table:table-cell office:value-type="float" office:value="5790.75" calcext:value-type="float">
            <text:p>5,790.75</text:p>
          </table:table-cell>
          <table:table-cell office:value-type="float" office:value="5788.66" calcext:value-type="float">
            <text:p>5,788.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1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93.02" calcext:value-type="float">
            <text:p>5,793.02</text:p>
          </table:table-cell>
          <table:table-cell office:value-type="float" office:value="5792.81" calcext:value-type="float">
            <text:p>5,792.81</text:p>
          </table:table-cell>
          <table:table-cell office:value-type="float" office:value="5790.73" calcext:value-type="float">
            <text:p>5,790.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2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95.09" calcext:value-type="float">
            <text:p>5,795.09</text:p>
          </table:table-cell>
          <table:table-cell office:value-type="float" office:value="5794.87" calcext:value-type="float">
            <text:p>5,794.87</text:p>
          </table:table-cell>
          <table:table-cell office:value-type="float" office:value="5792.79" calcext:value-type="float">
            <text:p>5,792.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3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97.15" calcext:value-type="float">
            <text:p>5,797.15</text:p>
          </table:table-cell>
          <table:table-cell office:value-type="float" office:value="5796.94" calcext:value-type="float">
            <text:p>5,796.94</text:p>
          </table:table-cell>
          <table:table-cell office:value-type="float" office:value="5794.85" calcext:value-type="float">
            <text:p>5,794.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4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799.21" calcext:value-type="float">
            <text:p>5,799.21</text:p>
          </table:table-cell>
          <table:table-cell office:value-type="float" office:value="5799" calcext:value-type="float">
            <text:p>5,799.00</text:p>
          </table:table-cell>
          <table:table-cell office:value-type="float" office:value="5796.92" calcext:value-type="float">
            <text:p>5,796.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5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01.27" calcext:value-type="float">
            <text:p>5,801.27</text:p>
          </table:table-cell>
          <table:table-cell office:value-type="float" office:value="5801.07" calcext:value-type="float">
            <text:p>5,801.07</text:p>
          </table:table-cell>
          <table:table-cell office:value-type="float" office:value="5798.98" calcext:value-type="float">
            <text:p>5,798.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8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03.33" calcext:value-type="float">
            <text:p>5,803.33</text:p>
          </table:table-cell>
          <table:table-cell office:value-type="float" office:value="5803.13" calcext:value-type="float">
            <text:p>5,803.13</text:p>
          </table:table-cell>
          <table:table-cell office:value-type="float" office:value="5801.05" calcext:value-type="float">
            <text:p>5,801.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9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05.4" calcext:value-type="float">
            <text:p>5,805.40</text:p>
          </table:table-cell>
          <table:table-cell office:value-type="float" office:value="5805.2" calcext:value-type="float">
            <text:p>5,805.20</text:p>
          </table:table-cell>
          <table:table-cell office:value-type="float" office:value="5803.11" calcext:value-type="float">
            <text:p>5,803.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0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07.47" calcext:value-type="float">
            <text:p>5,807.47</text:p>
          </table:table-cell>
          <table:table-cell office:value-type="float" office:value="5807.27" calcext:value-type="float">
            <text:p>5,807.27</text:p>
          </table:table-cell>
          <table:table-cell office:value-type="float" office:value="5805.18" calcext:value-type="float">
            <text:p>5,805.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1/10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09.53" calcext:value-type="float">
            <text:p>5,809.53</text:p>
          </table:table-cell>
          <table:table-cell office:value-type="float" office:value="5809.33" calcext:value-type="float">
            <text:p>5,809.33</text:p>
          </table:table-cell>
          <table:table-cell office:value-type="float" office:value="5807.25" calcext:value-type="float">
            <text:p>5,807.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1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11.6" calcext:value-type="float">
            <text:p>5,811.60</text:p>
          </table:table-cell>
          <table:table-cell office:value-type="float" office:value="5811.41" calcext:value-type="float">
            <text:p>5,811.41</text:p>
          </table:table-cell>
          <table:table-cell office:value-type="float" office:value="5809.31" calcext:value-type="float">
            <text:p>5,809.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4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13.66" calcext:value-type="float">
            <text:p>5,813.66</text:p>
          </table:table-cell>
          <table:table-cell office:value-type="float" office:value="5813.47" calcext:value-type="float">
            <text:p>5,813.47</text:p>
          </table:table-cell>
          <table:table-cell office:value-type="float" office:value="5811.39" calcext:value-type="float">
            <text:p>5,811.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5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15.74" calcext:value-type="float">
            <text:p>5,815.74</text:p>
          </table:table-cell>
          <table:table-cell office:value-type="float" office:value="5815.55" calcext:value-type="float">
            <text:p>5,815.55</text:p>
          </table:table-cell>
          <table:table-cell office:value-type="float" office:value="5813.45" calcext:value-type="float">
            <text:p>5,813.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6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17.81" calcext:value-type="float">
            <text:p>5,817.81</text:p>
          </table:table-cell>
          <table:table-cell office:value-type="float" office:value="5817.62" calcext:value-type="float">
            <text:p>5,817.62</text:p>
          </table:table-cell>
          <table:table-cell office:value-type="float" office:value="5815.52" calcext:value-type="float">
            <text:p>5,815.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7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19.87" calcext:value-type="float">
            <text:p>5,819.87</text:p>
          </table:table-cell>
          <table:table-cell office:value-type="float" office:value="5819.69" calcext:value-type="float">
            <text:p>5,819.69</text:p>
          </table:table-cell>
          <table:table-cell office:value-type="float" office:value="5817.6" calcext:value-type="float">
            <text:p>5,817.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8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21.94" calcext:value-type="float">
            <text:p>5,821.94</text:p>
          </table:table-cell>
          <table:table-cell office:value-type="float" office:value="5821.76" calcext:value-type="float">
            <text:p>5,821.76</text:p>
          </table:table-cell>
          <table:table-cell office:value-type="float" office:value="5819.67" calcext:value-type="float">
            <text:p>5,819.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1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24.01" calcext:value-type="float">
            <text:p>5,824.01</text:p>
          </table:table-cell>
          <table:table-cell office:value-type="float" office:value="5823.83" calcext:value-type="float">
            <text:p>5,823.83</text:p>
          </table:table-cell>
          <table:table-cell office:value-type="float" office:value="5821.74" calcext:value-type="float">
            <text:p>5,821.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2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26.09" calcext:value-type="float">
            <text:p>5,826.09</text:p>
          </table:table-cell>
          <table:table-cell office:value-type="float" office:value="5825.91" calcext:value-type="float">
            <text:p>5,825.91</text:p>
          </table:table-cell>
          <table:table-cell office:value-type="float" office:value="5823.81" calcext:value-type="float">
            <text:p>5,823.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3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28.16" calcext:value-type="float">
            <text:p>5,828.16</text:p>
          </table:table-cell>
          <table:table-cell office:value-type="float" office:value="5827.99" calcext:value-type="float">
            <text:p>5,827.99</text:p>
          </table:table-cell>
          <table:table-cell office:value-type="float" office:value="5825.89" calcext:value-type="float">
            <text:p>5,825.8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4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30.23" calcext:value-type="float">
            <text:p>5,830.23</text:p>
          </table:table-cell>
          <table:table-cell office:value-type="float" office:value="5830.06" calcext:value-type="float">
            <text:p>5,830.06</text:p>
          </table:table-cell>
          <table:table-cell office:value-type="float" office:value="5827.97" calcext:value-type="float">
            <text:p>5,827.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8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32.31" calcext:value-type="float">
            <text:p>5,832.31</text:p>
          </table:table-cell>
          <table:table-cell office:value-type="float" office:value="5832.14" calcext:value-type="float">
            <text:p>5,832.14</text:p>
          </table:table-cell>
          <table:table-cell office:value-type="float" office:value="5830.04" calcext:value-type="float">
            <text:p>5,830.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9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36.48" calcext:value-type="float">
            <text:p>5,836.48</text:p>
          </table:table-cell>
          <table:table-cell office:value-type="float" office:value="5836.31" calcext:value-type="float">
            <text:p>5,836.31</text:p>
          </table:table-cell>
          <table:table-cell office:value-type="float" office:value="5832.12" calcext:value-type="float">
            <text:p>5,832.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0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36.46" calcext:value-type="float">
            <text:p>5,836.46</text:p>
          </table:table-cell>
          <table:table-cell office:value-type="float" office:value="5836.29" calcext:value-type="float">
            <text:p>5,836.29</text:p>
          </table:table-cell>
          <table:table-cell office:value-type="float" office:value="5834.19" calcext:value-type="float">
            <text:p>5,834.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1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38.54" calcext:value-type="float">
            <text:p>5,838.54</text:p>
          </table:table-cell>
          <table:table-cell office:value-type="float" office:value="5838.37" calcext:value-type="float">
            <text:p>5,838.37</text:p>
          </table:table-cell>
          <table:table-cell office:value-type="float" office:value="5836.27" calcext:value-type="float">
            <text:p>5,836.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2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40.61" calcext:value-type="float">
            <text:p>5,840.61</text:p>
          </table:table-cell>
          <table:table-cell office:value-type="float" office:value="5840.45" calcext:value-type="float">
            <text:p>5,840.45</text:p>
          </table:table-cell>
          <table:table-cell office:value-type="float" office:value="5838.35" calcext:value-type="float">
            <text:p>5,838.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5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42.69" calcext:value-type="float">
            <text:p>5,842.69</text:p>
          </table:table-cell>
          <table:table-cell office:value-type="float" office:value="5842.53" calcext:value-type="float">
            <text:p>5,842.53</text:p>
          </table:table-cell>
          <table:table-cell office:value-type="float" office:value="5840.43" calcext:value-type="float">
            <text:p>5,840.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6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44.77" calcext:value-type="float">
            <text:p>5,844.77</text:p>
          </table:table-cell>
          <table:table-cell office:value-type="float" office:value="5844.61" calcext:value-type="float">
            <text:p>5,844.61</text:p>
          </table:table-cell>
          <table:table-cell office:value-type="float" office:value="5842.51" calcext:value-type="float">
            <text:p>5,842.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7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46.85" calcext:value-type="float">
            <text:p>5,846.85</text:p>
          </table:table-cell>
          <table:table-cell office:value-type="float" office:value="5846.69" calcext:value-type="float">
            <text:p>5,846.69</text:p>
          </table:table-cell>
          <table:table-cell office:value-type="float" office:value="5844.59" calcext:value-type="float">
            <text:p>5,844.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8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49.04" calcext:value-type="float">
            <text:p>5,849.04</text:p>
          </table:table-cell>
          <table:table-cell office:value-type="float" office:value="5848.88" calcext:value-type="float">
            <text:p>5,848.88</text:p>
          </table:table-cell>
          <table:table-cell office:value-type="float" office:value="5846.67" calcext:value-type="float">
            <text:p>5,846.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9/11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51.22" calcext:value-type="float">
            <text:p>5,851.22</text:p>
          </table:table-cell>
          <table:table-cell office:value-type="float" office:value="5851.07" calcext:value-type="float">
            <text:p>5,851.07</text:p>
          </table:table-cell>
          <table:table-cell office:value-type="float" office:value="5848.86" calcext:value-type="float">
            <text:p>5,848.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2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53.41" calcext:value-type="float">
            <text:p>5,853.41</text:p>
          </table:table-cell>
          <table:table-cell office:value-type="float" office:value="5853.26" calcext:value-type="float">
            <text:p>5,853.26</text:p>
          </table:table-cell>
          <table:table-cell office:value-type="float" office:value="5851.05" calcext:value-type="float">
            <text:p>5,851.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3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55.6" calcext:value-type="float">
            <text:p>5,855.60</text:p>
          </table:table-cell>
          <table:table-cell office:value-type="float" office:value="5855.45" calcext:value-type="float">
            <text:p>5,855.45</text:p>
          </table:table-cell>
          <table:table-cell office:value-type="float" office:value="5853.24" calcext:value-type="float">
            <text:p>5,853.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4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57.79" calcext:value-type="float">
            <text:p>5,857.79</text:p>
          </table:table-cell>
          <table:table-cell office:value-type="float" office:value="5857.64" calcext:value-type="float">
            <text:p>5,857.64</text:p>
          </table:table-cell>
          <table:table-cell office:value-type="float" office:value="5855.43" calcext:value-type="float">
            <text:p>5,855.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5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59.98" calcext:value-type="float">
            <text:p>5,859.98</text:p>
          </table:table-cell>
          <table:table-cell office:value-type="float" office:value="5859.84" calcext:value-type="float">
            <text:p>5,859.84</text:p>
          </table:table-cell>
          <table:table-cell office:value-type="float" office:value="5857.62" calcext:value-type="float">
            <text:p>5,857.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6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62.17" calcext:value-type="float">
            <text:p>5,862.17</text:p>
          </table:table-cell>
          <table:table-cell office:value-type="float" office:value="5862.03" calcext:value-type="float">
            <text:p>5,862.03</text:p>
          </table:table-cell>
          <table:table-cell office:value-type="float" office:value="5859.82" calcext:value-type="float">
            <text:p>5,859.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9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64.36" calcext:value-type="float">
            <text:p>5,864.36</text:p>
          </table:table-cell>
          <table:table-cell office:value-type="float" office:value="5864.22" calcext:value-type="float">
            <text:p>5,864.22</text:p>
          </table:table-cell>
          <table:table-cell office:value-type="float" office:value="5862" calcext:value-type="float">
            <text:p>5,862.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0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66.55" calcext:value-type="float">
            <text:p>5,866.55</text:p>
          </table:table-cell>
          <table:table-cell office:value-type="float" office:value="5866.42" calcext:value-type="float">
            <text:p>5,866.42</text:p>
          </table:table-cell>
          <table:table-cell office:value-type="float" office:value="5864.2" calcext:value-type="float">
            <text:p>5,864.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1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68.75" calcext:value-type="float">
            <text:p>5,868.75</text:p>
          </table:table-cell>
          <table:table-cell office:value-type="float" office:value="5868.61" calcext:value-type="float">
            <text:p>5,868.61</text:p>
          </table:table-cell>
          <table:table-cell office:value-type="float" office:value="5866.4" calcext:value-type="float">
            <text:p>5,866.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2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70.94" calcext:value-type="float">
            <text:p>5,870.94</text:p>
          </table:table-cell>
          <table:table-cell office:value-type="float" office:value="5870.81" calcext:value-type="float">
            <text:p>5,870.81</text:p>
          </table:table-cell>
          <table:table-cell office:value-type="float" office:value="5868.59" calcext:value-type="float">
            <text:p>5,868.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3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73.13" calcext:value-type="float">
            <text:p>5,873.13</text:p>
          </table:table-cell>
          <table:table-cell office:value-type="float" office:value="5873" calcext:value-type="float">
            <text:p>5,873.00</text:p>
          </table:table-cell>
          <table:table-cell office:value-type="float" office:value="5870.79" calcext:value-type="float">
            <text:p>5,870.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6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75.33" calcext:value-type="float">
            <text:p>5,875.33</text:p>
          </table:table-cell>
          <table:table-cell office:value-type="float" office:value="5875.2" calcext:value-type="float">
            <text:p>5,875.20</text:p>
          </table:table-cell>
          <table:table-cell office:value-type="float" office:value="5872.98" calcext:value-type="float">
            <text:p>5,872.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7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77.53" calcext:value-type="float">
            <text:p>5,877.53</text:p>
          </table:table-cell>
          <table:table-cell office:value-type="float" office:value="5877.41" calcext:value-type="float">
            <text:p>5,877.41</text:p>
          </table:table-cell>
          <table:table-cell office:value-type="float" office:value="5875.18" calcext:value-type="float">
            <text:p>5,875.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8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79.72" calcext:value-type="float">
            <text:p>5,879.72</text:p>
          </table:table-cell>
          <table:table-cell office:value-type="float" office:value="5879.6" calcext:value-type="float">
            <text:p>5,879.60</text:p>
          </table:table-cell>
          <table:table-cell office:value-type="float" office:value="5877.38" calcext:value-type="float">
            <text:p>5,877.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19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81.92" calcext:value-type="float">
            <text:p>5,881.92</text:p>
          </table:table-cell>
          <table:table-cell office:value-type="float" office:value="5881.8" calcext:value-type="float">
            <text:p>5,881.80</text:p>
          </table:table-cell>
          <table:table-cell office:value-type="float" office:value="5879.58" calcext:value-type="float">
            <text:p>5,879.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0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84.12" calcext:value-type="float">
            <text:p>5,884.12</text:p>
          </table:table-cell>
          <table:table-cell office:value-type="float" office:value="5884" calcext:value-type="float">
            <text:p>5,884.00</text:p>
          </table:table-cell>
          <table:table-cell office:value-type="float" office:value="5881.78" calcext:value-type="float">
            <text:p>5,881.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3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88.55" calcext:value-type="float">
            <text:p>5,888.55</text:p>
          </table:table-cell>
          <table:table-cell office:value-type="float" office:value="5888.43" calcext:value-type="float">
            <text:p>5,888.43</text:p>
          </table:table-cell>
          <table:table-cell office:value-type="float" office:value="5883.98" calcext:value-type="float">
            <text:p>5,883.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4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88.52" calcext:value-type="float">
            <text:p>5,888.52</text:p>
          </table:table-cell>
          <table:table-cell office:value-type="float" office:value="5888.41" calcext:value-type="float">
            <text:p>5,888.41</text:p>
          </table:table-cell>
          <table:table-cell office:value-type="float" office:value="5886.19" calcext:value-type="float">
            <text:p>5,886.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6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90.72" calcext:value-type="float">
            <text:p>5,890.72</text:p>
          </table:table-cell>
          <table:table-cell office:value-type="float" office:value="5890.61" calcext:value-type="float">
            <text:p>5,890.61</text:p>
          </table:table-cell>
          <table:table-cell office:value-type="float" office:value="5888.39" calcext:value-type="float">
            <text:p>5,888.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27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92.93" calcext:value-type="float">
            <text:p>5,892.93</text:p>
          </table:table-cell>
          <table:table-cell office:value-type="float" office:value="5892.82" calcext:value-type="float">
            <text:p>5,892.82</text:p>
          </table:table-cell>
          <table:table-cell office:value-type="float" office:value="5890.59" calcext:value-type="float">
            <text:p>5,890.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0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97.35" calcext:value-type="float">
            <text:p>5,897.35</text:p>
          </table:table-cell>
          <table:table-cell office:value-type="float" office:value="5897.25" calcext:value-type="float">
            <text:p>5,897.25</text:p>
          </table:table-cell>
          <table:table-cell office:value-type="float" office:value="5892.8" calcext:value-type="float">
            <text:p>5,892.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31/12/2013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5897.33" calcext:value-type="float">
            <text:p>5,897.33</text:p>
          </table:table-cell>
          <table:table-cell office:value-type="float" office:value="5897.23" calcext:value-type="float">
            <text:p>5,897.23</text:p>
          </table:table-cell>
          <table:table-cell office:value-type="float" office:value="5895" calcext:value-type="float">
            <text:p>5,895.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02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00.72" calcext:value-type="float">
            <text:p>5,900.72</text:p>
          </table:table-cell>
          <table:table-cell office:value-type="float" office:value="5899.34" calcext:value-type="float">
            <text:p>5,899.34</text:p>
          </table:table-cell>
          <table:table-cell office:value-type="float" office:value="5897.11" calcext:value-type="float">
            <text:p>5,897.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3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02.93" calcext:value-type="float">
            <text:p>5,902.93</text:p>
          </table:table-cell>
          <table:table-cell office:value-type="float" office:value="5901.55" calcext:value-type="float">
            <text:p>5,901.55</text:p>
          </table:table-cell>
          <table:table-cell office:value-type="float" office:value="5899.32" calcext:value-type="float">
            <text:p>5,899.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6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05.14" calcext:value-type="float">
            <text:p>5,905.14</text:p>
          </table:table-cell>
          <table:table-cell office:value-type="float" office:value="5903.76" calcext:value-type="float">
            <text:p>5,903.76</text:p>
          </table:table-cell>
          <table:table-cell office:value-type="float" office:value="5901.53" calcext:value-type="float">
            <text:p>5,901.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7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07.34" calcext:value-type="float">
            <text:p>5,907.34</text:p>
          </table:table-cell>
          <table:table-cell office:value-type="float" office:value="5905.97" calcext:value-type="float">
            <text:p>5,905.97</text:p>
          </table:table-cell>
          <table:table-cell office:value-type="float" office:value="5903.74" calcext:value-type="float">
            <text:p>5,903.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8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09.55" calcext:value-type="float">
            <text:p>5,909.55</text:p>
          </table:table-cell>
          <table:table-cell office:value-type="float" office:value="5908.19" calcext:value-type="float">
            <text:p>5,908.19</text:p>
          </table:table-cell>
          <table:table-cell office:value-type="float" office:value="5905.95" calcext:value-type="float">
            <text:p>5,905.9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9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11.77" calcext:value-type="float">
            <text:p>5,911.77</text:p>
          </table:table-cell>
          <table:table-cell office:value-type="float" office:value="5910.4" calcext:value-type="float">
            <text:p>5,910.40</text:p>
          </table:table-cell>
          <table:table-cell office:value-type="float" office:value="5908.16" calcext:value-type="float">
            <text:p>5,908.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0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13.97" calcext:value-type="float">
            <text:p>5,913.97</text:p>
          </table:table-cell>
          <table:table-cell office:value-type="float" office:value="5912.61" calcext:value-type="float">
            <text:p>5,912.61</text:p>
          </table:table-cell>
          <table:table-cell office:value-type="float" office:value="5910.38" calcext:value-type="float">
            <text:p>5,910.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3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16.18" calcext:value-type="float">
            <text:p>5,916.18</text:p>
          </table:table-cell>
          <table:table-cell office:value-type="float" office:value="5914.83" calcext:value-type="float">
            <text:p>5,914.83</text:p>
          </table:table-cell>
          <table:table-cell office:value-type="float" office:value="5912.59" calcext:value-type="float">
            <text:p>5,912.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4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18.4" calcext:value-type="float">
            <text:p>5,918.40</text:p>
          </table:table-cell>
          <table:table-cell office:value-type="float" office:value="5917.05" calcext:value-type="float">
            <text:p>5,917.05</text:p>
          </table:table-cell>
          <table:table-cell office:value-type="float" office:value="5914.81" calcext:value-type="float">
            <text:p>5,914.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5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20.61" calcext:value-type="float">
            <text:p>5,920.61</text:p>
          </table:table-cell>
          <table:table-cell office:value-type="float" office:value="5919.26" calcext:value-type="float">
            <text:p>5,919.26</text:p>
          </table:table-cell>
          <table:table-cell office:value-type="float" office:value="5917.02" calcext:value-type="float">
            <text:p>5,917.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6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22.93" calcext:value-type="float">
            <text:p>5,922.93</text:p>
          </table:table-cell>
          <table:table-cell office:value-type="float" office:value="5921.59" calcext:value-type="float">
            <text:p>5,921.59</text:p>
          </table:table-cell>
          <table:table-cell office:value-type="float" office:value="5919.24" calcext:value-type="float">
            <text:p>5,919.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7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25.25" calcext:value-type="float">
            <text:p>5,925.25</text:p>
          </table:table-cell>
          <table:table-cell office:value-type="float" office:value="5923.91" calcext:value-type="float">
            <text:p>5,923.91</text:p>
          </table:table-cell>
          <table:table-cell office:value-type="float" office:value="5921.57" calcext:value-type="float">
            <text:p>5,921.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0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27.57" calcext:value-type="float">
            <text:p>5,927.57</text:p>
          </table:table-cell>
          <table:table-cell office:value-type="float" office:value="5926.24" calcext:value-type="float">
            <text:p>5,926.24</text:p>
          </table:table-cell>
          <table:table-cell office:value-type="float" office:value="5923.89" calcext:value-type="float">
            <text:p>5,923.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1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29.89" calcext:value-type="float">
            <text:p>5,929.89</text:p>
          </table:table-cell>
          <table:table-cell office:value-type="float" office:value="5928.57" calcext:value-type="float">
            <text:p>5,928.57</text:p>
          </table:table-cell>
          <table:table-cell office:value-type="float" office:value="5926.22" calcext:value-type="float">
            <text:p>5,926.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2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32.22" calcext:value-type="float">
            <text:p>5,932.22</text:p>
          </table:table-cell>
          <table:table-cell office:value-type="float" office:value="5930.89" calcext:value-type="float">
            <text:p>5,930.89</text:p>
          </table:table-cell>
          <table:table-cell office:value-type="float" office:value="5928.55" calcext:value-type="float">
            <text:p>5,928.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3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34.55" calcext:value-type="float">
            <text:p>5,934.55</text:p>
          </table:table-cell>
          <table:table-cell office:value-type="float" office:value="5933.22" calcext:value-type="float">
            <text:p>5,933.22</text:p>
          </table:table-cell>
          <table:table-cell office:value-type="float" office:value="5930.87" calcext:value-type="float">
            <text:p>5,930.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4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36.87" calcext:value-type="float">
            <text:p>5,936.87</text:p>
          </table:table-cell>
          <table:table-cell office:value-type="float" office:value="5935.55" calcext:value-type="float">
            <text:p>5,935.55</text:p>
          </table:table-cell>
          <table:table-cell office:value-type="float" office:value="5933.2" calcext:value-type="float">
            <text:p>5,933.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7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39.2" calcext:value-type="float">
            <text:p>5,939.20</text:p>
          </table:table-cell>
          <table:table-cell office:value-type="float" office:value="5937.88" calcext:value-type="float">
            <text:p>5,937.88</text:p>
          </table:table-cell>
          <table:table-cell office:value-type="float" office:value="5935.53" calcext:value-type="float">
            <text:p>5,935.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8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41.52" calcext:value-type="float">
            <text:p>5,941.52</text:p>
          </table:table-cell>
          <table:table-cell office:value-type="float" office:value="5940.22" calcext:value-type="float">
            <text:p>5,940.22</text:p>
          </table:table-cell>
          <table:table-cell office:value-type="float" office:value="5937.86" calcext:value-type="float">
            <text:p>5,937.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9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43.85" calcext:value-type="float">
            <text:p>5,943.85</text:p>
          </table:table-cell>
          <table:table-cell office:value-type="float" office:value="5942.55" calcext:value-type="float">
            <text:p>5,942.55</text:p>
          </table:table-cell>
          <table:table-cell office:value-type="float" office:value="5940.19" calcext:value-type="float">
            <text:p>5,940.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0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46.18" calcext:value-type="float">
            <text:p>5,946.18</text:p>
          </table:table-cell>
          <table:table-cell office:value-type="float" office:value="5944.88" calcext:value-type="float">
            <text:p>5,944.88</text:p>
          </table:table-cell>
          <table:table-cell office:value-type="float" office:value="5942.53" calcext:value-type="float">
            <text:p>5,942.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1/01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48.51" calcext:value-type="float">
            <text:p>5,948.51</text:p>
          </table:table-cell>
          <table:table-cell office:value-type="float" office:value="5947.22" calcext:value-type="float">
            <text:p>5,947.22</text:p>
          </table:table-cell>
          <table:table-cell office:value-type="float" office:value="5944.86" calcext:value-type="float">
            <text:p>5,944.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3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50.84" calcext:value-type="float">
            <text:p>5,950.84</text:p>
          </table:table-cell>
          <table:table-cell office:value-type="float" office:value="5949.55" calcext:value-type="float">
            <text:p>5,949.55</text:p>
          </table:table-cell>
          <table:table-cell office:value-type="float" office:value="5947.2" calcext:value-type="float">
            <text:p>5,947.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4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53.17" calcext:value-type="float">
            <text:p>5,953.17</text:p>
          </table:table-cell>
          <table:table-cell office:value-type="float" office:value="5951.89" calcext:value-type="float">
            <text:p>5,951.89</text:p>
          </table:table-cell>
          <table:table-cell office:value-type="float" office:value="5949.53" calcext:value-type="float">
            <text:p>5,949.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5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55.51" calcext:value-type="float">
            <text:p>5,955.51</text:p>
          </table:table-cell>
          <table:table-cell office:value-type="float" office:value="5954.23" calcext:value-type="float">
            <text:p>5,954.23</text:p>
          </table:table-cell>
          <table:table-cell office:value-type="float" office:value="5951.87" calcext:value-type="float">
            <text:p>5,951.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6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57.85" calcext:value-type="float">
            <text:p>5,957.85</text:p>
          </table:table-cell>
          <table:table-cell office:value-type="float" office:value="5956.56" calcext:value-type="float">
            <text:p>5,956.56</text:p>
          </table:table-cell>
          <table:table-cell office:value-type="float" office:value="5954.2" calcext:value-type="float">
            <text:p>5,954.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7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60.18" calcext:value-type="float">
            <text:p>5,960.18</text:p>
          </table:table-cell>
          <table:table-cell office:value-type="float" office:value="5958.9" calcext:value-type="float">
            <text:p>5,958.90</text:p>
          </table:table-cell>
          <table:table-cell office:value-type="float" office:value="5956.54" calcext:value-type="float">
            <text:p>5,956.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0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62.51" calcext:value-type="float">
            <text:p>5,962.51</text:p>
          </table:table-cell>
          <table:table-cell office:value-type="float" office:value="5961.24" calcext:value-type="float">
            <text:p>5,961.24</text:p>
          </table:table-cell>
          <table:table-cell office:value-type="float" office:value="5958.88" calcext:value-type="float">
            <text:p>5,958.8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1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64.85" calcext:value-type="float">
            <text:p>5,964.85</text:p>
          </table:table-cell>
          <table:table-cell office:value-type="float" office:value="5963.58" calcext:value-type="float">
            <text:p>5,963.58</text:p>
          </table:table-cell>
          <table:table-cell office:value-type="float" office:value="5961.22" calcext:value-type="float">
            <text:p>5,961.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2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67.19" calcext:value-type="float">
            <text:p>5,967.19</text:p>
          </table:table-cell>
          <table:table-cell office:value-type="float" office:value="5965.93" calcext:value-type="float">
            <text:p>5,965.93</text:p>
          </table:table-cell>
          <table:table-cell office:value-type="float" office:value="5963.56" calcext:value-type="float">
            <text:p>5,963.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3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69.53" calcext:value-type="float">
            <text:p>5,969.53</text:p>
          </table:table-cell>
          <table:table-cell office:value-type="float" office:value="5968.27" calcext:value-type="float">
            <text:p>5,968.27</text:p>
          </table:table-cell>
          <table:table-cell office:value-type="float" office:value="5965.91" calcext:value-type="float">
            <text:p>5,965.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4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71.87" calcext:value-type="float">
            <text:p>5,971.87</text:p>
          </table:table-cell>
          <table:table-cell office:value-type="float" office:value="5970.61" calcext:value-type="float">
            <text:p>5,970.61</text:p>
          </table:table-cell>
          <table:table-cell office:value-type="float" office:value="5968.25" calcext:value-type="float">
            <text:p>5,968.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7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74.21" calcext:value-type="float">
            <text:p>5,974.21</text:p>
          </table:table-cell>
          <table:table-cell office:value-type="float" office:value="5972.96" calcext:value-type="float">
            <text:p>5,972.96</text:p>
          </table:table-cell>
          <table:table-cell office:value-type="float" office:value="5970.59" calcext:value-type="float">
            <text:p>5,970.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8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76.55" calcext:value-type="float">
            <text:p>5,976.55</text:p>
          </table:table-cell>
          <table:table-cell office:value-type="float" office:value="5975.3" calcext:value-type="float">
            <text:p>5,975.30</text:p>
          </table:table-cell>
          <table:table-cell office:value-type="float" office:value="5972.94" calcext:value-type="float">
            <text:p>5,972.9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9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78.89" calcext:value-type="float">
            <text:p>5,978.89</text:p>
          </table:table-cell>
          <table:table-cell office:value-type="float" office:value="5977.65" calcext:value-type="float">
            <text:p>5,977.65</text:p>
          </table:table-cell>
          <table:table-cell office:value-type="float" office:value="5975.28" calcext:value-type="float">
            <text:p>5,975.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0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81.24" calcext:value-type="float">
            <text:p>5,981.24</text:p>
          </table:table-cell>
          <table:table-cell office:value-type="float" office:value="5980" calcext:value-type="float">
            <text:p>5,980.00</text:p>
          </table:table-cell>
          <table:table-cell office:value-type="float" office:value="5977.63" calcext:value-type="float">
            <text:p>5,977.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1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83.58" calcext:value-type="float">
            <text:p>5,983.58</text:p>
          </table:table-cell>
          <table:table-cell office:value-type="float" office:value="5982.35" calcext:value-type="float">
            <text:p>5,982.35</text:p>
          </table:table-cell>
          <table:table-cell office:value-type="float" office:value="5979.98" calcext:value-type="float">
            <text:p>5,979.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4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85.92" calcext:value-type="float">
            <text:p>5,985.92</text:p>
          </table:table-cell>
          <table:table-cell office:value-type="float" office:value="5984.69" calcext:value-type="float">
            <text:p>5,984.69</text:p>
          </table:table-cell>
          <table:table-cell office:value-type="float" office:value="5982.32" calcext:value-type="float">
            <text:p>5,982.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5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88.27" calcext:value-type="float">
            <text:p>5,988.27</text:p>
          </table:table-cell>
          <table:table-cell office:value-type="float" office:value="5987.05" calcext:value-type="float">
            <text:p>5,987.05</text:p>
          </table:table-cell>
          <table:table-cell office:value-type="float" office:value="5984.67" calcext:value-type="float">
            <text:p>5,984.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6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90.62" calcext:value-type="float">
            <text:p>5,990.62</text:p>
          </table:table-cell>
          <table:table-cell office:value-type="float" office:value="5989.4" calcext:value-type="float">
            <text:p>5,989.40</text:p>
          </table:table-cell>
          <table:table-cell office:value-type="float" office:value="5987.02" calcext:value-type="float">
            <text:p>5,987.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7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93.02" calcext:value-type="float">
            <text:p>5,993.02</text:p>
          </table:table-cell>
          <table:table-cell office:value-type="float" office:value="5991.8" calcext:value-type="float">
            <text:p>5,991.80</text:p>
          </table:table-cell>
          <table:table-cell office:value-type="float" office:value="5989.37" calcext:value-type="float">
            <text:p>5,989.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8/02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95.42" calcext:value-type="float">
            <text:p>5,995.42</text:p>
          </table:table-cell>
          <table:table-cell office:value-type="float" office:value="5994.21" calcext:value-type="float">
            <text:p>5,994.21</text:p>
          </table:table-cell>
          <table:table-cell office:value-type="float" office:value="5991.78" calcext:value-type="float">
            <text:p>5,991.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5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97.82" calcext:value-type="float">
            <text:p>5,997.82</text:p>
          </table:table-cell>
          <table:table-cell office:value-type="float" office:value="5996.62" calcext:value-type="float">
            <text:p>5,996.62</text:p>
          </table:table-cell>
          <table:table-cell office:value-type="float" office:value="5994.19" calcext:value-type="float">
            <text:p>5,994.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6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000.23" calcext:value-type="float">
            <text:p>6,000.23</text:p>
          </table:table-cell>
          <table:table-cell office:value-type="float" office:value="5999.03" calcext:value-type="float">
            <text:p>5,999.03</text:p>
          </table:table-cell>
          <table:table-cell office:value-type="float" office:value="5996.6" calcext:value-type="float">
            <text:p>5,996.6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7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002.64" calcext:value-type="float">
            <text:p>6,002.64</text:p>
          </table:table-cell>
          <table:table-cell office:value-type="float" office:value="6001.44" calcext:value-type="float">
            <text:p>6,001.44</text:p>
          </table:table-cell>
          <table:table-cell office:value-type="float" office:value="5999" calcext:value-type="float">
            <text:p>5,999.0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0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005.04" calcext:value-type="float">
            <text:p>6,005.04</text:p>
          </table:table-cell>
          <table:table-cell office:value-type="float" office:value="6003.85" calcext:value-type="float">
            <text:p>6,003.85</text:p>
          </table:table-cell>
          <table:table-cell office:value-type="float" office:value="6001.41" calcext:value-type="float">
            <text:p>6,001.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1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007.45" calcext:value-type="float">
            <text:p>6,007.45</text:p>
          </table:table-cell>
          <table:table-cell office:value-type="float" office:value="6006.26" calcext:value-type="float">
            <text:p>6,006.26</text:p>
          </table:table-cell>
          <table:table-cell office:value-type="float" office:value="6003.82" calcext:value-type="float">
            <text:p>6,003.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2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09.85" calcext:value-type="float">
            <text:p>6,009.85</text:p>
          </table:table-cell>
          <table:table-cell office:value-type="float" office:value="6009.26" calcext:value-type="float">
            <text:p>6,009.26</text:p>
          </table:table-cell>
          <table:table-cell office:value-type="float" office:value="6006.83" calcext:value-type="float">
            <text:p>6,006.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3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12.26" calcext:value-type="float">
            <text:p>6,012.26</text:p>
          </table:table-cell>
          <table:table-cell office:value-type="float" office:value="6011.67" calcext:value-type="float">
            <text:p>6,011.67</text:p>
          </table:table-cell>
          <table:table-cell office:value-type="float" office:value="6009.24" calcext:value-type="float">
            <text:p>6,009.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4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14.68" calcext:value-type="float">
            <text:p>6,014.68</text:p>
          </table:table-cell>
          <table:table-cell office:value-type="float" office:value="6014.09" calcext:value-type="float">
            <text:p>6,014.09</text:p>
          </table:table-cell>
          <table:table-cell office:value-type="float" office:value="6011.65" calcext:value-type="float">
            <text:p>6,011.6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7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17.09" calcext:value-type="float">
            <text:p>6,017.09</text:p>
          </table:table-cell>
          <table:table-cell office:value-type="float" office:value="6016.5" calcext:value-type="float">
            <text:p>6,016.50</text:p>
          </table:table-cell>
          <table:table-cell office:value-type="float" office:value="6014.07" calcext:value-type="float">
            <text:p>6,014.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8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19.5" calcext:value-type="float">
            <text:p>6,019.50</text:p>
          </table:table-cell>
          <table:table-cell office:value-type="float" office:value="6018.91" calcext:value-type="float">
            <text:p>6,018.91</text:p>
          </table:table-cell>
          <table:table-cell office:value-type="float" office:value="6016.48" calcext:value-type="float">
            <text:p>6,016.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9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21.91" calcext:value-type="float">
            <text:p>6,021.91</text:p>
          </table:table-cell>
          <table:table-cell office:value-type="float" office:value="6021.33" calcext:value-type="float">
            <text:p>6,021.33</text:p>
          </table:table-cell>
          <table:table-cell office:value-type="float" office:value="6018.89" calcext:value-type="float">
            <text:p>6,018.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0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24.32" calcext:value-type="float">
            <text:p>6,024.32</text:p>
          </table:table-cell>
          <table:table-cell office:value-type="float" office:value="6023.74" calcext:value-type="float">
            <text:p>6,023.74</text:p>
          </table:table-cell>
          <table:table-cell office:value-type="float" office:value="6021.3" calcext:value-type="float">
            <text:p>6,021.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1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26.74" calcext:value-type="float">
            <text:p>6,026.74</text:p>
          </table:table-cell>
          <table:table-cell office:value-type="float" office:value="6026.16" calcext:value-type="float">
            <text:p>6,026.16</text:p>
          </table:table-cell>
          <table:table-cell office:value-type="float" office:value="6023.72" calcext:value-type="float">
            <text:p>6,023.7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4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29.16" calcext:value-type="float">
            <text:p>6,029.16</text:p>
          </table:table-cell>
          <table:table-cell office:value-type="float" office:value="6028.58" calcext:value-type="float">
            <text:p>6,028.58</text:p>
          </table:table-cell>
          <table:table-cell office:value-type="float" office:value="6026.14" calcext:value-type="float">
            <text:p>6,026.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5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31.57" calcext:value-type="float">
            <text:p>6,031.57</text:p>
          </table:table-cell>
          <table:table-cell office:value-type="float" office:value="6031" calcext:value-type="float">
            <text:p>6,031.00</text:p>
          </table:table-cell>
          <table:table-cell office:value-type="float" office:value="6028.56" calcext:value-type="float">
            <text:p>6,028.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6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33.99" calcext:value-type="float">
            <text:p>6,033.99</text:p>
          </table:table-cell>
          <table:table-cell office:value-type="float" office:value="6033.42" calcext:value-type="float">
            <text:p>6,033.42</text:p>
          </table:table-cell>
          <table:table-cell office:value-type="float" office:value="6030.98" calcext:value-type="float">
            <text:p>6,030.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7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36.41" calcext:value-type="float">
            <text:p>6,036.41</text:p>
          </table:table-cell>
          <table:table-cell office:value-type="float" office:value="6035.84" calcext:value-type="float">
            <text:p>6,035.84</text:p>
          </table:table-cell>
          <table:table-cell office:value-type="float" office:value="6033.39" calcext:value-type="float">
            <text:p>6,033.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8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38.83" calcext:value-type="float">
            <text:p>6,038.83</text:p>
          </table:table-cell>
          <table:table-cell office:value-type="float" office:value="6038.26" calcext:value-type="float">
            <text:p>6,038.26</text:p>
          </table:table-cell>
          <table:table-cell office:value-type="float" office:value="6035.82" calcext:value-type="float">
            <text:p>6,035.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1/03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41.25" calcext:value-type="float">
            <text:p>6,041.25</text:p>
          </table:table-cell>
          <table:table-cell office:value-type="float" office:value="6040.68" calcext:value-type="float">
            <text:p>6,040.68</text:p>
          </table:table-cell>
          <table:table-cell office:value-type="float" office:value="6038.24" calcext:value-type="float">
            <text:p>6,038.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1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43.67" calcext:value-type="float">
            <text:p>6,043.67</text:p>
          </table:table-cell>
          <table:table-cell office:value-type="float" office:value="6043.11" calcext:value-type="float">
            <text:p>6,043.11</text:p>
          </table:table-cell>
          <table:table-cell office:value-type="float" office:value="6040.66" calcext:value-type="float">
            <text:p>6,040.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2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46.09" calcext:value-type="float">
            <text:p>6,046.09</text:p>
          </table:table-cell>
          <table:table-cell office:value-type="float" office:value="6045.53" calcext:value-type="float">
            <text:p>6,045.53</text:p>
          </table:table-cell>
          <table:table-cell office:value-type="float" office:value="6043.09" calcext:value-type="float">
            <text:p>6,043.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3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48.57" calcext:value-type="float">
            <text:p>6,048.57</text:p>
          </table:table-cell>
          <table:table-cell office:value-type="float" office:value="6048.01" calcext:value-type="float">
            <text:p>6,048.01</text:p>
          </table:table-cell>
          <table:table-cell office:value-type="float" office:value="6045.51" calcext:value-type="float">
            <text:p>6,045.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4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51.05" calcext:value-type="float">
            <text:p>6,051.05</text:p>
          </table:table-cell>
          <table:table-cell office:value-type="float" office:value="6050.5" calcext:value-type="float">
            <text:p>6,050.50</text:p>
          </table:table-cell>
          <table:table-cell office:value-type="float" office:value="6047.99" calcext:value-type="float">
            <text:p>6,047.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7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53.53" calcext:value-type="float">
            <text:p>6,053.53</text:p>
          </table:table-cell>
          <table:table-cell office:value-type="float" office:value="6052.98" calcext:value-type="float">
            <text:p>6,052.98</text:p>
          </table:table-cell>
          <table:table-cell office:value-type="float" office:value="6050.48" calcext:value-type="float">
            <text:p>6,050.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8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56.01" calcext:value-type="float">
            <text:p>6,056.01</text:p>
          </table:table-cell>
          <table:table-cell office:value-type="float" office:value="6055.46" calcext:value-type="float">
            <text:p>6,055.46</text:p>
          </table:table-cell>
          <table:table-cell office:value-type="float" office:value="6052.95" calcext:value-type="float">
            <text:p>6,052.9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9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58.49" calcext:value-type="float">
            <text:p>6,058.49</text:p>
          </table:table-cell>
          <table:table-cell office:value-type="float" office:value="6057.94" calcext:value-type="float">
            <text:p>6,057.94</text:p>
          </table:table-cell>
          <table:table-cell office:value-type="float" office:value="6055.44" calcext:value-type="float">
            <text:p>6,055.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0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60.97" calcext:value-type="float">
            <text:p>6,060.97</text:p>
          </table:table-cell>
          <table:table-cell office:value-type="float" office:value="6060.43" calcext:value-type="float">
            <text:p>6,060.43</text:p>
          </table:table-cell>
          <table:table-cell office:value-type="float" office:value="6057.92" calcext:value-type="float">
            <text:p>6,057.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1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63.46" calcext:value-type="float">
            <text:p>6,063.46</text:p>
          </table:table-cell>
          <table:table-cell office:value-type="float" office:value="6062.92" calcext:value-type="float">
            <text:p>6,062.92</text:p>
          </table:table-cell>
          <table:table-cell office:value-type="float" office:value="6060.41" calcext:value-type="float">
            <text:p>6,060.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4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65.95" calcext:value-type="float">
            <text:p>6,065.95</text:p>
          </table:table-cell>
          <table:table-cell office:value-type="float" office:value="6065.4" calcext:value-type="float">
            <text:p>6,065.40</text:p>
          </table:table-cell>
          <table:table-cell office:value-type="float" office:value="6062.9" calcext:value-type="float">
            <text:p>6,062.9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5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68.43" calcext:value-type="float">
            <text:p>6,068.43</text:p>
          </table:table-cell>
          <table:table-cell office:value-type="float" office:value="6067.89" calcext:value-type="float">
            <text:p>6,067.89</text:p>
          </table:table-cell>
          <table:table-cell office:value-type="float" office:value="6065.38" calcext:value-type="float">
            <text:p>6,065.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6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70.92" calcext:value-type="float">
            <text:p>6,070.92</text:p>
          </table:table-cell>
          <table:table-cell office:value-type="float" office:value="6070.38" calcext:value-type="float">
            <text:p>6,070.38</text:p>
          </table:table-cell>
          <table:table-cell office:value-type="float" office:value="6067.87" calcext:value-type="float">
            <text:p>6,067.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7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73.41" calcext:value-type="float">
            <text:p>6,073.41</text:p>
          </table:table-cell>
          <table:table-cell office:value-type="float" office:value="6072.87" calcext:value-type="float">
            <text:p>6,072.87</text:p>
          </table:table-cell>
          <table:table-cell office:value-type="float" office:value="6070.36" calcext:value-type="float">
            <text:p>6,070.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2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75.9" calcext:value-type="float">
            <text:p>6,075.90</text:p>
          </table:table-cell>
          <table:table-cell office:value-type="float" office:value="6075.36" calcext:value-type="float">
            <text:p>6,075.36</text:p>
          </table:table-cell>
          <table:table-cell office:value-type="float" office:value="6072.85" calcext:value-type="float">
            <text:p>6,072.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3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78.39" calcext:value-type="float">
            <text:p>6,078.39</text:p>
          </table:table-cell>
          <table:table-cell office:value-type="float" office:value="6077.85" calcext:value-type="float">
            <text:p>6,077.85</text:p>
          </table:table-cell>
          <table:table-cell office:value-type="float" office:value="6075.34" calcext:value-type="float">
            <text:p>6,075.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4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80.88" calcext:value-type="float">
            <text:p>6,080.88</text:p>
          </table:table-cell>
          <table:table-cell office:value-type="float" office:value="6080.35" calcext:value-type="float">
            <text:p>6,080.35</text:p>
          </table:table-cell>
          <table:table-cell office:value-type="float" office:value="6077.83" calcext:value-type="float">
            <text:p>6,077.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5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83.37" calcext:value-type="float">
            <text:p>6,083.37</text:p>
          </table:table-cell>
          <table:table-cell office:value-type="float" office:value="6082.84" calcext:value-type="float">
            <text:p>6,082.84</text:p>
          </table:table-cell>
          <table:table-cell office:value-type="float" office:value="6080.33" calcext:value-type="float">
            <text:p>6,080.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8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85.87" calcext:value-type="float">
            <text:p>6,085.87</text:p>
          </table:table-cell>
          <table:table-cell office:value-type="float" office:value="6085.34" calcext:value-type="float">
            <text:p>6,085.34</text:p>
          </table:table-cell>
          <table:table-cell office:value-type="float" office:value="6082.82" calcext:value-type="float">
            <text:p>6,082.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9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88.36" calcext:value-type="float">
            <text:p>6,088.36</text:p>
          </table:table-cell>
          <table:table-cell office:value-type="float" office:value="6087.84" calcext:value-type="float">
            <text:p>6,087.84</text:p>
          </table:table-cell>
          <table:table-cell office:value-type="float" office:value="6085.32" calcext:value-type="float">
            <text:p>6,085.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0/04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90.85" calcext:value-type="float">
            <text:p>6,090.85</text:p>
          </table:table-cell>
          <table:table-cell office:value-type="float" office:value="6090.33" calcext:value-type="float">
            <text:p>6,090.33</text:p>
          </table:table-cell>
          <table:table-cell office:value-type="float" office:value="6087.81" calcext:value-type="float">
            <text:p>6,087.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2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93.35" calcext:value-type="float">
            <text:p>6,093.35</text:p>
          </table:table-cell>
          <table:table-cell office:value-type="float" office:value="6092.83" calcext:value-type="float">
            <text:p>6,092.83</text:p>
          </table:table-cell>
          <table:table-cell office:value-type="float" office:value="6090.31" calcext:value-type="float">
            <text:p>6,090.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5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95.84" calcext:value-type="float">
            <text:p>6,095.84</text:p>
          </table:table-cell>
          <table:table-cell office:value-type="float" office:value="6095.33" calcext:value-type="float">
            <text:p>6,095.33</text:p>
          </table:table-cell>
          <table:table-cell office:value-type="float" office:value="6092.81" calcext:value-type="float">
            <text:p>6,092.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6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098.35" calcext:value-type="float">
            <text:p>6,098.35</text:p>
          </table:table-cell>
          <table:table-cell office:value-type="float" office:value="6097.83" calcext:value-type="float">
            <text:p>6,097.83</text:p>
          </table:table-cell>
          <table:table-cell office:value-type="float" office:value="6095.3" calcext:value-type="float">
            <text:p>6,095.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7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00.85" calcext:value-type="float">
            <text:p>6,100.85</text:p>
          </table:table-cell>
          <table:table-cell office:value-type="float" office:value="6100.33" calcext:value-type="float">
            <text:p>6,100.33</text:p>
          </table:table-cell>
          <table:table-cell office:value-type="float" office:value="6097.81" calcext:value-type="float">
            <text:p>6,097.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8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03.34" calcext:value-type="float">
            <text:p>6,103.34</text:p>
          </table:table-cell>
          <table:table-cell office:value-type="float" office:value="6102.83" calcext:value-type="float">
            <text:p>6,102.83</text:p>
          </table:table-cell>
          <table:table-cell office:value-type="float" office:value="6100.31" calcext:value-type="float">
            <text:p>6,100.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9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05.84" calcext:value-type="float">
            <text:p>6,105.84</text:p>
          </table:table-cell>
          <table:table-cell office:value-type="float" office:value="6105.34" calcext:value-type="float">
            <text:p>6,105.34</text:p>
          </table:table-cell>
          <table:table-cell office:value-type="float" office:value="6102.81" calcext:value-type="float">
            <text:p>6,102.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2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08.35" calcext:value-type="float">
            <text:p>6,108.35</text:p>
          </table:table-cell>
          <table:table-cell office:value-type="float" office:value="6107.84" calcext:value-type="float">
            <text:p>6,107.84</text:p>
          </table:table-cell>
          <table:table-cell office:value-type="float" office:value="6105.32" calcext:value-type="float">
            <text:p>6,105.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3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10.85" calcext:value-type="float">
            <text:p>6,110.85</text:p>
          </table:table-cell>
          <table:table-cell office:value-type="float" office:value="6110.35" calcext:value-type="float">
            <text:p>6,110.35</text:p>
          </table:table-cell>
          <table:table-cell office:value-type="float" office:value="6107.82" calcext:value-type="float">
            <text:p>6,107.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4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13.36" calcext:value-type="float">
            <text:p>6,113.36</text:p>
          </table:table-cell>
          <table:table-cell office:value-type="float" office:value="6112.86" calcext:value-type="float">
            <text:p>6,112.86</text:p>
          </table:table-cell>
          <table:table-cell office:value-type="float" office:value="6110.33" calcext:value-type="float">
            <text:p>6,110.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5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15.86" calcext:value-type="float">
            <text:p>6,115.86</text:p>
          </table:table-cell>
          <table:table-cell office:value-type="float" office:value="6115.36" calcext:value-type="float">
            <text:p>6,115.36</text:p>
          </table:table-cell>
          <table:table-cell office:value-type="float" office:value="6112.83" calcext:value-type="float">
            <text:p>6,112.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6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18.37" calcext:value-type="float">
            <text:p>6,118.37</text:p>
          </table:table-cell>
          <table:table-cell office:value-type="float" office:value="6117.87" calcext:value-type="float">
            <text:p>6,117.87</text:p>
          </table:table-cell>
          <table:table-cell office:value-type="float" office:value="6115.34" calcext:value-type="float">
            <text:p>6,115.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9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20.87" calcext:value-type="float">
            <text:p>6,120.87</text:p>
          </table:table-cell>
          <table:table-cell office:value-type="float" office:value="6120.38" calcext:value-type="float">
            <text:p>6,120.38</text:p>
          </table:table-cell>
          <table:table-cell office:value-type="float" office:value="6117.85" calcext:value-type="float">
            <text:p>6,117.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0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23.39" calcext:value-type="float">
            <text:p>6,123.39</text:p>
          </table:table-cell>
          <table:table-cell office:value-type="float" office:value="6122.89" calcext:value-type="float">
            <text:p>6,122.89</text:p>
          </table:table-cell>
          <table:table-cell office:value-type="float" office:value="6120.36" calcext:value-type="float">
            <text:p>6,120.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1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25.89" calcext:value-type="float">
            <text:p>6,125.89</text:p>
          </table:table-cell>
          <table:table-cell office:value-type="float" office:value="6125.4" calcext:value-type="float">
            <text:p>6,125.40</text:p>
          </table:table-cell>
          <table:table-cell office:value-type="float" office:value="6122.87" calcext:value-type="float">
            <text:p>6,122.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2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28.4" calcext:value-type="float">
            <text:p>6,128.40</text:p>
          </table:table-cell>
          <table:table-cell office:value-type="float" office:value="6127.91" calcext:value-type="float">
            <text:p>6,127.91</text:p>
          </table:table-cell>
          <table:table-cell office:value-type="float" office:value="6125.38" calcext:value-type="float">
            <text:p>6,125.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3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30.91" calcext:value-type="float">
            <text:p>6,130.91</text:p>
          </table:table-cell>
          <table:table-cell office:value-type="float" office:value="6130.43" calcext:value-type="float">
            <text:p>6,130.43</text:p>
          </table:table-cell>
          <table:table-cell office:value-type="float" office:value="6127.89" calcext:value-type="float">
            <text:p>6,127.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6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33.43" calcext:value-type="float">
            <text:p>6,133.43</text:p>
          </table:table-cell>
          <table:table-cell office:value-type="float" office:value="6132.94" calcext:value-type="float">
            <text:p>6,132.94</text:p>
          </table:table-cell>
          <table:table-cell office:value-type="float" office:value="6130.41" calcext:value-type="float">
            <text:p>6,130.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7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35.94" calcext:value-type="float">
            <text:p>6,135.94</text:p>
          </table:table-cell>
          <table:table-cell office:value-type="float" office:value="6135.46" calcext:value-type="float">
            <text:p>6,135.46</text:p>
          </table:table-cell>
          <table:table-cell office:value-type="float" office:value="6132.92" calcext:value-type="float">
            <text:p>6,132.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8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38.46" calcext:value-type="float">
            <text:p>6,138.46</text:p>
          </table:table-cell>
          <table:table-cell office:value-type="float" office:value="6137.98" calcext:value-type="float">
            <text:p>6,137.98</text:p>
          </table:table-cell>
          <table:table-cell office:value-type="float" office:value="6135.44" calcext:value-type="float">
            <text:p>6,135.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9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40.97" calcext:value-type="float">
            <text:p>6,140.97</text:p>
          </table:table-cell>
          <table:table-cell office:value-type="float" office:value="6140.49" calcext:value-type="float">
            <text:p>6,140.49</text:p>
          </table:table-cell>
          <table:table-cell office:value-type="float" office:value="6137.96" calcext:value-type="float">
            <text:p>6,137.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0/05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43.49" calcext:value-type="float">
            <text:p>6,143.49</text:p>
          </table:table-cell>
          <table:table-cell office:value-type="float" office:value="6143.02" calcext:value-type="float">
            <text:p>6,143.02</text:p>
          </table:table-cell>
          <table:table-cell office:value-type="float" office:value="6140.47" calcext:value-type="float">
            <text:p>6,140.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2/06/2014</text:p>
          </table:table-cell>
          <table:table-cell office:value-type="percentage" office:value="-0.0002" calcext:value-type="percentage">
            <text:p>-0.02%</text:p>
          </table:table-cell>
          <table:table-cell office:value-type="percentage" office:value="-0.0001" calcext:value-type="percentage">
            <text:p>-0.01%</text:p>
          </table:table-cell>
          <table:table-cell office:value-type="float" office:value="6146" calcext:value-type="float">
            <text:p>6,146.00</text:p>
          </table:table-cell>
          <table:table-cell office:value-type="float" office:value="6145.53" calcext:value-type="float">
            <text:p>6,145.53</text:p>
          </table:table-cell>
          <table:table-cell office:value-type="float" office:value="6142.99" calcext:value-type="float">
            <text:p>6,142.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3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48.06" calcext:value-type="float">
            <text:p>6,148.06</text:p>
          </table:table-cell>
          <table:table-cell office:value-type="float" office:value="6147.59" calcext:value-type="float">
            <text:p>6,147.59</text:p>
          </table:table-cell>
          <table:table-cell office:value-type="float" office:value="6145.04" calcext:value-type="float">
            <text:p>6,145.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4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50.58" calcext:value-type="float">
            <text:p>6,150.58</text:p>
          </table:table-cell>
          <table:table-cell office:value-type="float" office:value="6150.11" calcext:value-type="float">
            <text:p>6,150.11</text:p>
          </table:table-cell>
          <table:table-cell office:value-type="float" office:value="6147.57" calcext:value-type="float">
            <text:p>6,147.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5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53.1" calcext:value-type="float">
            <text:p>6,153.10</text:p>
          </table:table-cell>
          <table:table-cell office:value-type="float" office:value="6152.64" calcext:value-type="float">
            <text:p>6,152.64</text:p>
          </table:table-cell>
          <table:table-cell office:value-type="float" office:value="6150.09" calcext:value-type="float">
            <text:p>6,150.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6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55.63" calcext:value-type="float">
            <text:p>6,155.63</text:p>
          </table:table-cell>
          <table:table-cell office:value-type="float" office:value="6155.16" calcext:value-type="float">
            <text:p>6,155.16</text:p>
          </table:table-cell>
          <table:table-cell office:value-type="float" office:value="6152.62" calcext:value-type="float">
            <text:p>6,152.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9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58.15" calcext:value-type="float">
            <text:p>6,158.15</text:p>
          </table:table-cell>
          <table:table-cell office:value-type="float" office:value="6157.69" calcext:value-type="float">
            <text:p>6,157.69</text:p>
          </table:table-cell>
          <table:table-cell office:value-type="float" office:value="6155.14" calcext:value-type="float">
            <text:p>6,155.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0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60.68" calcext:value-type="float">
            <text:p>6,160.68</text:p>
          </table:table-cell>
          <table:table-cell office:value-type="float" office:value="6160.22" calcext:value-type="float">
            <text:p>6,160.22</text:p>
          </table:table-cell>
          <table:table-cell office:value-type="float" office:value="6157.67" calcext:value-type="float">
            <text:p>6,157.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1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65.75" calcext:value-type="float">
            <text:p>6,165.75</text:p>
          </table:table-cell>
          <table:table-cell office:value-type="float" office:value="6165.3" calcext:value-type="float">
            <text:p>6,165.30</text:p>
          </table:table-cell>
          <table:table-cell office:value-type="float" office:value="6160.2" calcext:value-type="float">
            <text:p>6,160.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2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65.73" calcext:value-type="float">
            <text:p>6,165.73</text:p>
          </table:table-cell>
          <table:table-cell office:value-type="float" office:value="6165.28" calcext:value-type="float">
            <text:p>6,165.28</text:p>
          </table:table-cell>
          <table:table-cell office:value-type="float" office:value="6162.73" calcext:value-type="float">
            <text:p>6,162.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3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68.26" calcext:value-type="float">
            <text:p>6,168.26</text:p>
          </table:table-cell>
          <table:table-cell office:value-type="float" office:value="6167.81" calcext:value-type="float">
            <text:p>6,167.81</text:p>
          </table:table-cell>
          <table:table-cell office:value-type="float" office:value="6165.26" calcext:value-type="float">
            <text:p>6,165.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6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73.35" calcext:value-type="float">
            <text:p>6,173.35</text:p>
          </table:table-cell>
          <table:table-cell office:value-type="float" office:value="6172.9" calcext:value-type="float">
            <text:p>6,172.90</text:p>
          </table:table-cell>
          <table:table-cell office:value-type="float" office:value="6167.79" calcext:value-type="float">
            <text:p>6,167.7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7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73.32" calcext:value-type="float">
            <text:p>6,173.32</text:p>
          </table:table-cell>
          <table:table-cell office:value-type="float" office:value="6172.88" calcext:value-type="float">
            <text:p>6,172.88</text:p>
          </table:table-cell>
          <table:table-cell office:value-type="float" office:value="6170.32" calcext:value-type="float">
            <text:p>6,170.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8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75.86" calcext:value-type="float">
            <text:p>6,175.86</text:p>
          </table:table-cell>
          <table:table-cell office:value-type="float" office:value="6175.41" calcext:value-type="float">
            <text:p>6,175.41</text:p>
          </table:table-cell>
          <table:table-cell office:value-type="float" office:value="6172.86" calcext:value-type="float">
            <text:p>6,172.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0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80.95" calcext:value-type="float">
            <text:p>6,180.95</text:p>
          </table:table-cell>
          <table:table-cell office:value-type="float" office:value="6180.51" calcext:value-type="float">
            <text:p>6,180.51</text:p>
          </table:table-cell>
          <table:table-cell office:value-type="float" office:value="6175.39" calcext:value-type="float">
            <text:p>6,175.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3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80.92" calcext:value-type="float">
            <text:p>6,180.92</text:p>
          </table:table-cell>
          <table:table-cell office:value-type="float" office:value="6180.49" calcext:value-type="float">
            <text:p>6,180.49</text:p>
          </table:table-cell>
          <table:table-cell office:value-type="float" office:value="6177.93" calcext:value-type="float">
            <text:p>6,177.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4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83.46" calcext:value-type="float">
            <text:p>6,183.46</text:p>
          </table:table-cell>
          <table:table-cell office:value-type="float" office:value="6183.02" calcext:value-type="float">
            <text:p>6,183.02</text:p>
          </table:table-cell>
          <table:table-cell office:value-type="float" office:value="6180.46" calcext:value-type="float">
            <text:p>6,180.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5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88.56" calcext:value-type="float">
            <text:p>6,188.56</text:p>
          </table:table-cell>
          <table:table-cell office:value-type="float" office:value="6188.12" calcext:value-type="float">
            <text:p>6,188.12</text:p>
          </table:table-cell>
          <table:table-cell office:value-type="float" office:value="6183" calcext:value-type="float">
            <text:p>6,183.0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6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88.54" calcext:value-type="float">
            <text:p>6,188.54</text:p>
          </table:table-cell>
          <table:table-cell office:value-type="float" office:value="6188.1" calcext:value-type="float">
            <text:p>6,188.10</text:p>
          </table:table-cell>
          <table:table-cell office:value-type="float" office:value="6185.54" calcext:value-type="float">
            <text:p>6,185.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7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93.64" calcext:value-type="float">
            <text:p>6,193.64</text:p>
          </table:table-cell>
          <table:table-cell office:value-type="float" office:value="6193.21" calcext:value-type="float">
            <text:p>6,193.21</text:p>
          </table:table-cell>
          <table:table-cell office:value-type="float" office:value="6188.08" calcext:value-type="float">
            <text:p>6,188.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0/06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93.61" calcext:value-type="float">
            <text:p>6,193.61</text:p>
          </table:table-cell>
          <table:table-cell office:value-type="float" office:value="6193.19" calcext:value-type="float">
            <text:p>6,193.19</text:p>
          </table:table-cell>
          <table:table-cell office:value-type="float" office:value="6190.62" calcext:value-type="float">
            <text:p>6,190.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1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96.16" calcext:value-type="float">
            <text:p>6,196.16</text:p>
          </table:table-cell>
          <table:table-cell office:value-type="float" office:value="6195.73" calcext:value-type="float">
            <text:p>6,195.73</text:p>
          </table:table-cell>
          <table:table-cell office:value-type="float" office:value="6193.16" calcext:value-type="float">
            <text:p>6,193.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2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198.69" calcext:value-type="float">
            <text:p>6,198.69</text:p>
          </table:table-cell>
          <table:table-cell office:value-type="float" office:value="6198.27" calcext:value-type="float">
            <text:p>6,198.27</text:p>
          </table:table-cell>
          <table:table-cell office:value-type="float" office:value="6195.71" calcext:value-type="float">
            <text:p>6,195.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3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03.8" calcext:value-type="float">
            <text:p>6,203.80</text:p>
          </table:table-cell>
          <table:table-cell office:value-type="float" office:value="6203.39" calcext:value-type="float">
            <text:p>6,203.39</text:p>
          </table:table-cell>
          <table:table-cell office:value-type="float" office:value="6198.25" calcext:value-type="float">
            <text:p>6,198.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4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03.78" calcext:value-type="float">
            <text:p>6,203.78</text:p>
          </table:table-cell>
          <table:table-cell office:value-type="float" office:value="6203.36" calcext:value-type="float">
            <text:p>6,203.36</text:p>
          </table:table-cell>
          <table:table-cell office:value-type="float" office:value="6200.8" calcext:value-type="float">
            <text:p>6,200.8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7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11.46" calcext:value-type="float">
            <text:p>6,211.46</text:p>
          </table:table-cell>
          <table:table-cell office:value-type="float" office:value="6211.05" calcext:value-type="float">
            <text:p>6,211.05</text:p>
          </table:table-cell>
          <table:table-cell office:value-type="float" office:value="6203.34" calcext:value-type="float">
            <text:p>6,203.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8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11.44" calcext:value-type="float">
            <text:p>6,211.44</text:p>
          </table:table-cell>
          <table:table-cell office:value-type="float" office:value="6211.03" calcext:value-type="float">
            <text:p>6,211.03</text:p>
          </table:table-cell>
          <table:table-cell office:value-type="float" office:value="6205.89" calcext:value-type="float">
            <text:p>6,205.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9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11.42" calcext:value-type="float">
            <text:p>6,211.42</text:p>
          </table:table-cell>
          <table:table-cell office:value-type="float" office:value="6211.01" calcext:value-type="float">
            <text:p>6,211.01</text:p>
          </table:table-cell>
          <table:table-cell office:value-type="float" office:value="6208.44" calcext:value-type="float">
            <text:p>6,208.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0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13.97" calcext:value-type="float">
            <text:p>6,213.97</text:p>
          </table:table-cell>
          <table:table-cell office:value-type="float" office:value="6213.56" calcext:value-type="float">
            <text:p>6,213.56</text:p>
          </table:table-cell>
          <table:table-cell office:value-type="float" office:value="6210.99" calcext:value-type="float">
            <text:p>6,210.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1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16.52" calcext:value-type="float">
            <text:p>6,216.52</text:p>
          </table:table-cell>
          <table:table-cell office:value-type="float" office:value="6216.11" calcext:value-type="float">
            <text:p>6,216.11</text:p>
          </table:table-cell>
          <table:table-cell office:value-type="float" office:value="6213.54" calcext:value-type="float">
            <text:p>6,213.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4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19.07" calcext:value-type="float">
            <text:p>6,219.07</text:p>
          </table:table-cell>
          <table:table-cell office:value-type="float" office:value="6218.66" calcext:value-type="float">
            <text:p>6,218.66</text:p>
          </table:table-cell>
          <table:table-cell office:value-type="float" office:value="6216.09" calcext:value-type="float">
            <text:p>6,216.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5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21.62" calcext:value-type="float">
            <text:p>6,221.62</text:p>
          </table:table-cell>
          <table:table-cell office:value-type="float" office:value="6221.22" calcext:value-type="float">
            <text:p>6,221.22</text:p>
          </table:table-cell>
          <table:table-cell office:value-type="float" office:value="6218.64" calcext:value-type="float">
            <text:p>6,218.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6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24.17" calcext:value-type="float">
            <text:p>6,224.17</text:p>
          </table:table-cell>
          <table:table-cell office:value-type="float" office:value="6223.77" calcext:value-type="float">
            <text:p>6,223.77</text:p>
          </table:table-cell>
          <table:table-cell office:value-type="float" office:value="6221.2" calcext:value-type="float">
            <text:p>6,221.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7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26.73" calcext:value-type="float">
            <text:p>6,226.73</text:p>
          </table:table-cell>
          <table:table-cell office:value-type="float" office:value="6226.33" calcext:value-type="float">
            <text:p>6,226.33</text:p>
          </table:table-cell>
          <table:table-cell office:value-type="float" office:value="6223.75" calcext:value-type="float">
            <text:p>6,223.7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8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29.28" calcext:value-type="float">
            <text:p>6,229.28</text:p>
          </table:table-cell>
          <table:table-cell office:value-type="float" office:value="6228.88" calcext:value-type="float">
            <text:p>6,228.88</text:p>
          </table:table-cell>
          <table:table-cell office:value-type="float" office:value="6226.31" calcext:value-type="float">
            <text:p>6,226.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1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31.83" calcext:value-type="float">
            <text:p>6,231.83</text:p>
          </table:table-cell>
          <table:table-cell office:value-type="float" office:value="6231.44" calcext:value-type="float">
            <text:p>6,231.44</text:p>
          </table:table-cell>
          <table:table-cell office:value-type="float" office:value="6228.86" calcext:value-type="float">
            <text:p>6,228.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2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34.39" calcext:value-type="float">
            <text:p>6,234.39</text:p>
          </table:table-cell>
          <table:table-cell office:value-type="float" office:value="6234" calcext:value-type="float">
            <text:p>6,234.00</text:p>
          </table:table-cell>
          <table:table-cell office:value-type="float" office:value="6231.42" calcext:value-type="float">
            <text:p>6,231.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3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36.95" calcext:value-type="float">
            <text:p>6,236.95</text:p>
          </table:table-cell>
          <table:table-cell office:value-type="float" office:value="6236.56" calcext:value-type="float">
            <text:p>6,236.56</text:p>
          </table:table-cell>
          <table:table-cell office:value-type="float" office:value="6233.98" calcext:value-type="float">
            <text:p>6,233.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4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39.51" calcext:value-type="float">
            <text:p>6,239.51</text:p>
          </table:table-cell>
          <table:table-cell office:value-type="float" office:value="6239.12" calcext:value-type="float">
            <text:p>6,239.12</text:p>
          </table:table-cell>
          <table:table-cell office:value-type="float" office:value="6236.54" calcext:value-type="float">
            <text:p>6,236.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5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42.06" calcext:value-type="float">
            <text:p>6,242.06</text:p>
          </table:table-cell>
          <table:table-cell office:value-type="float" office:value="6241.68" calcext:value-type="float">
            <text:p>6,241.68</text:p>
          </table:table-cell>
          <table:table-cell office:value-type="float" office:value="6239.1" calcext:value-type="float">
            <text:p>6,239.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8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44.63" calcext:value-type="float">
            <text:p>6,244.63</text:p>
          </table:table-cell>
          <table:table-cell office:value-type="float" office:value="6244.25" calcext:value-type="float">
            <text:p>6,244.25</text:p>
          </table:table-cell>
          <table:table-cell office:value-type="float" office:value="6241.66" calcext:value-type="float">
            <text:p>6,241.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9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47.19" calcext:value-type="float">
            <text:p>6,247.19</text:p>
          </table:table-cell>
          <table:table-cell office:value-type="float" office:value="6246.81" calcext:value-type="float">
            <text:p>6,246.81</text:p>
          </table:table-cell>
          <table:table-cell office:value-type="float" office:value="6244.22" calcext:value-type="float">
            <text:p>6,244.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0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49.75" calcext:value-type="float">
            <text:p>6,249.75</text:p>
          </table:table-cell>
          <table:table-cell office:value-type="float" office:value="6249.38" calcext:value-type="float">
            <text:p>6,249.38</text:p>
          </table:table-cell>
          <table:table-cell office:value-type="float" office:value="6246.79" calcext:value-type="float">
            <text:p>6,246.7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1/07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52.32" calcext:value-type="float">
            <text:p>6,252.32</text:p>
          </table:table-cell>
          <table:table-cell office:value-type="float" office:value="6251.94" calcext:value-type="float">
            <text:p>6,251.94</text:p>
          </table:table-cell>
          <table:table-cell office:value-type="float" office:value="6249.35" calcext:value-type="float">
            <text:p>6,249.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1/08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54.88" calcext:value-type="float">
            <text:p>6,254.88</text:p>
          </table:table-cell>
          <table:table-cell office:value-type="float" office:value="6254.51" calcext:value-type="float">
            <text:p>6,254.51</text:p>
          </table:table-cell>
          <table:table-cell office:value-type="float" office:value="6251.92" calcext:value-type="float">
            <text:p>6,251.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4/08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57.45" calcext:value-type="float">
            <text:p>6,257.45</text:p>
          </table:table-cell>
          <table:table-cell office:value-type="float" office:value="6257.08" calcext:value-type="float">
            <text:p>6,257.08</text:p>
          </table:table-cell>
          <table:table-cell office:value-type="float" office:value="6254.49" calcext:value-type="float">
            <text:p>6,254.4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5/08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60.02" calcext:value-type="float">
            <text:p>6,260.02</text:p>
          </table:table-cell>
          <table:table-cell office:value-type="float" office:value="6259.65" calcext:value-type="float">
            <text:p>6,259.65</text:p>
          </table:table-cell>
          <table:table-cell office:value-type="float" office:value="6257.06" calcext:value-type="float">
            <text:p>6,257.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6/08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62.58" calcext:value-type="float">
            <text:p>6,262.58</text:p>
          </table:table-cell>
          <table:table-cell office:value-type="float" office:value="6262.22" calcext:value-type="float">
            <text:p>6,262.22</text:p>
          </table:table-cell>
          <table:table-cell office:value-type="float" office:value="6259.62" calcext:value-type="float">
            <text:p>6,259.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7/08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65.15" calcext:value-type="float">
            <text:p>6,265.15</text:p>
          </table:table-cell>
          <table:table-cell office:value-type="float" office:value="6264.79" calcext:value-type="float">
            <text:p>6,264.79</text:p>
          </table:table-cell>
          <table:table-cell office:value-type="float" office:value="6262.2" calcext:value-type="float">
            <text:p>6,262.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8/08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67.72" calcext:value-type="float">
            <text:p>6,267.72</text:p>
          </table:table-cell>
          <table:table-cell office:value-type="float" office:value="6267.36" calcext:value-type="float">
            <text:p>6,267.36</text:p>
          </table:table-cell>
          <table:table-cell office:value-type="float" office:value="6264.77" calcext:value-type="float">
            <text:p>6,264.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1/08/2014</text:p>
          </table:table-cell>
          <table:table-cell office:value-type="percentage" office:value="-0.0001" calcext:value-type="percentage">
            <text:p>-0.0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70.29" calcext:value-type="float">
            <text:p>6,270.29</text:p>
          </table:table-cell>
          <table:table-cell office:value-type="float" office:value="6269.94" calcext:value-type="float">
            <text:p>6,269.94</text:p>
          </table:table-cell>
          <table:table-cell office:value-type="float" office:value="6267.34" calcext:value-type="float">
            <text:p>6,267.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2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72.51" calcext:value-type="float">
            <text:p>6,272.51</text:p>
          </table:table-cell>
          <table:table-cell office:value-type="float" office:value="6272.15" calcext:value-type="float">
            <text:p>6,272.15</text:p>
          </table:table-cell>
          <table:table-cell office:value-type="float" office:value="6269.55" calcext:value-type="float">
            <text:p>6,269.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3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75.09" calcext:value-type="float">
            <text:p>6,275.09</text:p>
          </table:table-cell>
          <table:table-cell office:value-type="float" office:value="6274.73" calcext:value-type="float">
            <text:p>6,274.73</text:p>
          </table:table-cell>
          <table:table-cell office:value-type="float" office:value="6272.12" calcext:value-type="float">
            <text:p>6,272.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4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77.66" calcext:value-type="float">
            <text:p>6,277.66</text:p>
          </table:table-cell>
          <table:table-cell office:value-type="float" office:value="6277.3" calcext:value-type="float">
            <text:p>6,277.30</text:p>
          </table:table-cell>
          <table:table-cell office:value-type="float" office:value="6274.71" calcext:value-type="float">
            <text:p>6,274.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5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80.24" calcext:value-type="float">
            <text:p>6,280.24</text:p>
          </table:table-cell>
          <table:table-cell office:value-type="float" office:value="6279.89" calcext:value-type="float">
            <text:p>6,279.89</text:p>
          </table:table-cell>
          <table:table-cell office:value-type="float" office:value="6277.28" calcext:value-type="float">
            <text:p>6,277.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8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82.82" calcext:value-type="float">
            <text:p>6,282.82</text:p>
          </table:table-cell>
          <table:table-cell office:value-type="float" office:value="6282.47" calcext:value-type="float">
            <text:p>6,282.47</text:p>
          </table:table-cell>
          <table:table-cell office:value-type="float" office:value="6279.87" calcext:value-type="float">
            <text:p>6,279.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9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85.4" calcext:value-type="float">
            <text:p>6,285.40</text:p>
          </table:table-cell>
          <table:table-cell office:value-type="float" office:value="6285.05" calcext:value-type="float">
            <text:p>6,285.05</text:p>
          </table:table-cell>
          <table:table-cell office:value-type="float" office:value="6282.45" calcext:value-type="float">
            <text:p>6,282.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0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87.98" calcext:value-type="float">
            <text:p>6,287.98</text:p>
          </table:table-cell>
          <table:table-cell office:value-type="float" office:value="6287.64" calcext:value-type="float">
            <text:p>6,287.64</text:p>
          </table:table-cell>
          <table:table-cell office:value-type="float" office:value="6285.03" calcext:value-type="float">
            <text:p>6,285.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1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90.57" calcext:value-type="float">
            <text:p>6,290.57</text:p>
          </table:table-cell>
          <table:table-cell office:value-type="float" office:value="6290.22" calcext:value-type="float">
            <text:p>6,290.22</text:p>
          </table:table-cell>
          <table:table-cell office:value-type="float" office:value="6287.62" calcext:value-type="float">
            <text:p>6,287.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2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93.15" calcext:value-type="float">
            <text:p>6,293.15</text:p>
          </table:table-cell>
          <table:table-cell office:value-type="float" office:value="6292.81" calcext:value-type="float">
            <text:p>6,292.81</text:p>
          </table:table-cell>
          <table:table-cell office:value-type="float" office:value="6290.2" calcext:value-type="float">
            <text:p>6,290.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5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95.74" calcext:value-type="float">
            <text:p>6,295.74</text:p>
          </table:table-cell>
          <table:table-cell office:value-type="float" office:value="6295.4" calcext:value-type="float">
            <text:p>6,295.40</text:p>
          </table:table-cell>
          <table:table-cell office:value-type="float" office:value="6292.79" calcext:value-type="float">
            <text:p>6,292.7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6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98.32" calcext:value-type="float">
            <text:p>6,298.32</text:p>
          </table:table-cell>
          <table:table-cell office:value-type="float" office:value="6297.98" calcext:value-type="float">
            <text:p>6,297.98</text:p>
          </table:table-cell>
          <table:table-cell office:value-type="float" office:value="6295.37" calcext:value-type="float">
            <text:p>6,295.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7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00.91" calcext:value-type="float">
            <text:p>6,300.91</text:p>
          </table:table-cell>
          <table:table-cell office:value-type="float" office:value="6300.57" calcext:value-type="float">
            <text:p>6,300.57</text:p>
          </table:table-cell>
          <table:table-cell office:value-type="float" office:value="6297.96" calcext:value-type="float">
            <text:p>6,297.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8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03.49" calcext:value-type="float">
            <text:p>6,303.49</text:p>
          </table:table-cell>
          <table:table-cell office:value-type="float" office:value="6303.16" calcext:value-type="float">
            <text:p>6,303.16</text:p>
          </table:table-cell>
          <table:table-cell office:value-type="float" office:value="6300.55" calcext:value-type="float">
            <text:p>6,300.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9/08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06.08" calcext:value-type="float">
            <text:p>6,306.08</text:p>
          </table:table-cell>
          <table:table-cell office:value-type="float" office:value="6305.76" calcext:value-type="float">
            <text:p>6,305.76</text:p>
          </table:table-cell>
          <table:table-cell office:value-type="float" office:value="6303.14" calcext:value-type="float">
            <text:p>6,303.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1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08.67" calcext:value-type="float">
            <text:p>6,308.67</text:p>
          </table:table-cell>
          <table:table-cell office:value-type="float" office:value="6308.34" calcext:value-type="float">
            <text:p>6,308.34</text:p>
          </table:table-cell>
          <table:table-cell office:value-type="float" office:value="6305.73" calcext:value-type="float">
            <text:p>6,305.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2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11.26" calcext:value-type="float">
            <text:p>6,311.26</text:p>
          </table:table-cell>
          <table:table-cell office:value-type="float" office:value="6310.93" calcext:value-type="float">
            <text:p>6,310.93</text:p>
          </table:table-cell>
          <table:table-cell office:value-type="float" office:value="6308.32" calcext:value-type="float">
            <text:p>6,308.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3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13.85" calcext:value-type="float">
            <text:p>6,313.85</text:p>
          </table:table-cell>
          <table:table-cell office:value-type="float" office:value="6313.53" calcext:value-type="float">
            <text:p>6,313.53</text:p>
          </table:table-cell>
          <table:table-cell office:value-type="float" office:value="6310.91" calcext:value-type="float">
            <text:p>6,310.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4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16.45" calcext:value-type="float">
            <text:p>6,316.45</text:p>
          </table:table-cell>
          <table:table-cell office:value-type="float" office:value="6316.13" calcext:value-type="float">
            <text:p>6,316.13</text:p>
          </table:table-cell>
          <table:table-cell office:value-type="float" office:value="6313.51" calcext:value-type="float">
            <text:p>6,313.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5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19.04" calcext:value-type="float">
            <text:p>6,319.04</text:p>
          </table:table-cell>
          <table:table-cell office:value-type="float" office:value="6318.73" calcext:value-type="float">
            <text:p>6,318.73</text:p>
          </table:table-cell>
          <table:table-cell office:value-type="float" office:value="6316.1" calcext:value-type="float">
            <text:p>6,316.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8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21.64" calcext:value-type="float">
            <text:p>6,321.64</text:p>
          </table:table-cell>
          <table:table-cell office:value-type="float" office:value="6321.32" calcext:value-type="float">
            <text:p>6,321.32</text:p>
          </table:table-cell>
          <table:table-cell office:value-type="float" office:value="6318.7" calcext:value-type="float">
            <text:p>6,318.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9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24.23" calcext:value-type="float">
            <text:p>6,324.23</text:p>
          </table:table-cell>
          <table:table-cell office:value-type="float" office:value="6323.92" calcext:value-type="float">
            <text:p>6,323.92</text:p>
          </table:table-cell>
          <table:table-cell office:value-type="float" office:value="6321.3" calcext:value-type="float">
            <text:p>6,321.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0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26.83" calcext:value-type="float">
            <text:p>6,326.83</text:p>
          </table:table-cell>
          <table:table-cell office:value-type="float" office:value="6326.52" calcext:value-type="float">
            <text:p>6,326.52</text:p>
          </table:table-cell>
          <table:table-cell office:value-type="float" office:value="6323.89" calcext:value-type="float">
            <text:p>6,323.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1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29.43" calcext:value-type="float">
            <text:p>6,329.43</text:p>
          </table:table-cell>
          <table:table-cell office:value-type="float" office:value="6329.12" calcext:value-type="float">
            <text:p>6,329.12</text:p>
          </table:table-cell>
          <table:table-cell office:value-type="float" office:value="6326.5" calcext:value-type="float">
            <text:p>6,326.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2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32.03" calcext:value-type="float">
            <text:p>6,332.03</text:p>
          </table:table-cell>
          <table:table-cell office:value-type="float" office:value="6331.72" calcext:value-type="float">
            <text:p>6,331.72</text:p>
          </table:table-cell>
          <table:table-cell office:value-type="float" office:value="6329.09" calcext:value-type="float">
            <text:p>6,329.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5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34.63" calcext:value-type="float">
            <text:p>6,334.63</text:p>
          </table:table-cell>
          <table:table-cell office:value-type="float" office:value="6334.32" calcext:value-type="float">
            <text:p>6,334.32</text:p>
          </table:table-cell>
          <table:table-cell office:value-type="float" office:value="6331.69" calcext:value-type="float">
            <text:p>6,331.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6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37.23" calcext:value-type="float">
            <text:p>6,337.23</text:p>
          </table:table-cell>
          <table:table-cell office:value-type="float" office:value="6336.92" calcext:value-type="float">
            <text:p>6,336.92</text:p>
          </table:table-cell>
          <table:table-cell office:value-type="float" office:value="6334.3" calcext:value-type="float">
            <text:p>6,334.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7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39.83" calcext:value-type="float">
            <text:p>6,339.83</text:p>
          </table:table-cell>
          <table:table-cell office:value-type="float" office:value="6339.53" calcext:value-type="float">
            <text:p>6,339.53</text:p>
          </table:table-cell>
          <table:table-cell office:value-type="float" office:value="6336.9" calcext:value-type="float">
            <text:p>6,336.9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8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42.43" calcext:value-type="float">
            <text:p>6,342.43</text:p>
          </table:table-cell>
          <table:table-cell office:value-type="float" office:value="6342.13" calcext:value-type="float">
            <text:p>6,342.13</text:p>
          </table:table-cell>
          <table:table-cell office:value-type="float" office:value="6339.51" calcext:value-type="float">
            <text:p>6,339.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9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45.04" calcext:value-type="float">
            <text:p>6,345.04</text:p>
          </table:table-cell>
          <table:table-cell office:value-type="float" office:value="6344.74" calcext:value-type="float">
            <text:p>6,344.74</text:p>
          </table:table-cell>
          <table:table-cell office:value-type="float" office:value="6342.11" calcext:value-type="float">
            <text:p>6,342.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2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47.64" calcext:value-type="float">
            <text:p>6,347.64</text:p>
          </table:table-cell>
          <table:table-cell office:value-type="float" office:value="6347.35" calcext:value-type="float">
            <text:p>6,347.35</text:p>
          </table:table-cell>
          <table:table-cell office:value-type="float" office:value="6344.72" calcext:value-type="float">
            <text:p>6,344.7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3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50.25" calcext:value-type="float">
            <text:p>6,350.25</text:p>
          </table:table-cell>
          <table:table-cell office:value-type="float" office:value="6349.96" calcext:value-type="float">
            <text:p>6,349.96</text:p>
          </table:table-cell>
          <table:table-cell office:value-type="float" office:value="6347.33" calcext:value-type="float">
            <text:p>6,347.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4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52.86" calcext:value-type="float">
            <text:p>6,352.86</text:p>
          </table:table-cell>
          <table:table-cell office:value-type="float" office:value="6352.57" calcext:value-type="float">
            <text:p>6,352.57</text:p>
          </table:table-cell>
          <table:table-cell office:value-type="float" office:value="6349.93" calcext:value-type="float">
            <text:p>6,349.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5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55.47" calcext:value-type="float">
            <text:p>6,355.47</text:p>
          </table:table-cell>
          <table:table-cell office:value-type="float" office:value="6355.18" calcext:value-type="float">
            <text:p>6,355.18</text:p>
          </table:table-cell>
          <table:table-cell office:value-type="float" office:value="6352.55" calcext:value-type="float">
            <text:p>6,352.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6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58.07" calcext:value-type="float">
            <text:p>6,358.07</text:p>
          </table:table-cell>
          <table:table-cell office:value-type="float" office:value="6357.79" calcext:value-type="float">
            <text:p>6,357.79</text:p>
          </table:table-cell>
          <table:table-cell office:value-type="float" office:value="6355.16" calcext:value-type="float">
            <text:p>6,355.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9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60.69" calcext:value-type="float">
            <text:p>6,360.69</text:p>
          </table:table-cell>
          <table:table-cell office:value-type="float" office:value="6360.41" calcext:value-type="float">
            <text:p>6,360.41</text:p>
          </table:table-cell>
          <table:table-cell office:value-type="float" office:value="6357.77" calcext:value-type="float">
            <text:p>6,357.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0/09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63.3" calcext:value-type="float">
            <text:p>6,363.30</text:p>
          </table:table-cell>
          <table:table-cell office:value-type="float" office:value="6363.02" calcext:value-type="float">
            <text:p>6,363.02</text:p>
          </table:table-cell>
          <table:table-cell office:value-type="float" office:value="6360.38" calcext:value-type="float">
            <text:p>6,360.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1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65.91" calcext:value-type="float">
            <text:p>6,365.91</text:p>
          </table:table-cell>
          <table:table-cell office:value-type="float" office:value="6365.64" calcext:value-type="float">
            <text:p>6,365.64</text:p>
          </table:table-cell>
          <table:table-cell office:value-type="float" office:value="6362.99" calcext:value-type="float">
            <text:p>6,362.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2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68.52" calcext:value-type="float">
            <text:p>6,368.52</text:p>
          </table:table-cell>
          <table:table-cell office:value-type="float" office:value="6368.25" calcext:value-type="float">
            <text:p>6,368.25</text:p>
          </table:table-cell>
          <table:table-cell office:value-type="float" office:value="6365.61" calcext:value-type="float">
            <text:p>6,365.6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3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71.14" calcext:value-type="float">
            <text:p>6,371.14</text:p>
          </table:table-cell>
          <table:table-cell office:value-type="float" office:value="6370.87" calcext:value-type="float">
            <text:p>6,370.87</text:p>
          </table:table-cell>
          <table:table-cell office:value-type="float" office:value="6368.23" calcext:value-type="float">
            <text:p>6,368.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6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73.76" calcext:value-type="float">
            <text:p>6,373.76</text:p>
          </table:table-cell>
          <table:table-cell office:value-type="float" office:value="6373.49" calcext:value-type="float">
            <text:p>6,373.49</text:p>
          </table:table-cell>
          <table:table-cell office:value-type="float" office:value="6370.84" calcext:value-type="float">
            <text:p>6,370.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7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76.37" calcext:value-type="float">
            <text:p>6,376.37</text:p>
          </table:table-cell>
          <table:table-cell office:value-type="float" office:value="6376.11" calcext:value-type="float">
            <text:p>6,376.11</text:p>
          </table:table-cell>
          <table:table-cell office:value-type="float" office:value="6373.47" calcext:value-type="float">
            <text:p>6,373.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8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78.99" calcext:value-type="float">
            <text:p>6,378.99</text:p>
          </table:table-cell>
          <table:table-cell office:value-type="float" office:value="6378.73" calcext:value-type="float">
            <text:p>6,378.73</text:p>
          </table:table-cell>
          <table:table-cell office:value-type="float" office:value="6376.08" calcext:value-type="float">
            <text:p>6,376.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9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81.61" calcext:value-type="float">
            <text:p>6,381.61</text:p>
          </table:table-cell>
          <table:table-cell office:value-type="float" office:value="6381.35" calcext:value-type="float">
            <text:p>6,381.35</text:p>
          </table:table-cell>
          <table:table-cell office:value-type="float" office:value="6378.71" calcext:value-type="float">
            <text:p>6,378.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0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84.23" calcext:value-type="float">
            <text:p>6,384.23</text:p>
          </table:table-cell>
          <table:table-cell office:value-type="float" office:value="6383.97" calcext:value-type="float">
            <text:p>6,383.97</text:p>
          </table:table-cell>
          <table:table-cell office:value-type="float" office:value="6381.33" calcext:value-type="float">
            <text:p>6,381.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3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86.85" calcext:value-type="float">
            <text:p>6,386.85</text:p>
          </table:table-cell>
          <table:table-cell office:value-type="float" office:value="6386.6" calcext:value-type="float">
            <text:p>6,386.60</text:p>
          </table:table-cell>
          <table:table-cell office:value-type="float" office:value="6383.95" calcext:value-type="float">
            <text:p>6,383.9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4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89.48" calcext:value-type="float">
            <text:p>6,389.48</text:p>
          </table:table-cell>
          <table:table-cell office:value-type="float" office:value="6389.22" calcext:value-type="float">
            <text:p>6,389.22</text:p>
          </table:table-cell>
          <table:table-cell office:value-type="float" office:value="6386.57" calcext:value-type="float">
            <text:p>6,386.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5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92.1" calcext:value-type="float">
            <text:p>6,392.10</text:p>
          </table:table-cell>
          <table:table-cell office:value-type="float" office:value="6391.85" calcext:value-type="float">
            <text:p>6,391.85</text:p>
          </table:table-cell>
          <table:table-cell office:value-type="float" office:value="6389.2" calcext:value-type="float">
            <text:p>6,389.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6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94.72" calcext:value-type="float">
            <text:p>6,394.72</text:p>
          </table:table-cell>
          <table:table-cell office:value-type="float" office:value="6394.47" calcext:value-type="float">
            <text:p>6,394.47</text:p>
          </table:table-cell>
          <table:table-cell office:value-type="float" office:value="6391.83" calcext:value-type="float">
            <text:p>6,391.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7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97.35" calcext:value-type="float">
            <text:p>6,397.35</text:p>
          </table:table-cell>
          <table:table-cell office:value-type="float" office:value="6397.1" calcext:value-type="float">
            <text:p>6,397.10</text:p>
          </table:table-cell>
          <table:table-cell office:value-type="float" office:value="6394.45" calcext:value-type="float">
            <text:p>6,394.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0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99.98" calcext:value-type="float">
            <text:p>6,399.98</text:p>
          </table:table-cell>
          <table:table-cell office:value-type="float" office:value="6399.73" calcext:value-type="float">
            <text:p>6,399.73</text:p>
          </table:table-cell>
          <table:table-cell office:value-type="float" office:value="6397.08" calcext:value-type="float">
            <text:p>6,397.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1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02.6" calcext:value-type="float">
            <text:p>6,402.60</text:p>
          </table:table-cell>
          <table:table-cell office:value-type="float" office:value="6402.36" calcext:value-type="float">
            <text:p>6,402.36</text:p>
          </table:table-cell>
          <table:table-cell office:value-type="float" office:value="6399.71" calcext:value-type="float">
            <text:p>6,399.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2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05.23" calcext:value-type="float">
            <text:p>6,405.23</text:p>
          </table:table-cell>
          <table:table-cell office:value-type="float" office:value="6405" calcext:value-type="float">
            <text:p>6,405.00</text:p>
          </table:table-cell>
          <table:table-cell office:value-type="float" office:value="6402.34" calcext:value-type="float">
            <text:p>6,402.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3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07.86" calcext:value-type="float">
            <text:p>6,407.86</text:p>
          </table:table-cell>
          <table:table-cell office:value-type="float" office:value="6407.63" calcext:value-type="float">
            <text:p>6,407.63</text:p>
          </table:table-cell>
          <table:table-cell office:value-type="float" office:value="6404.97" calcext:value-type="float">
            <text:p>6,404.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4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10.5" calcext:value-type="float">
            <text:p>6,410.50</text:p>
          </table:table-cell>
          <table:table-cell office:value-type="float" office:value="6410.26" calcext:value-type="float">
            <text:p>6,410.26</text:p>
          </table:table-cell>
          <table:table-cell office:value-type="float" office:value="6407.6" calcext:value-type="float">
            <text:p>6,407.6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7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13.13" calcext:value-type="float">
            <text:p>6,413.13</text:p>
          </table:table-cell>
          <table:table-cell office:value-type="float" office:value="6412.9" calcext:value-type="float">
            <text:p>6,412.90</text:p>
          </table:table-cell>
          <table:table-cell office:value-type="float" office:value="6410.24" calcext:value-type="float">
            <text:p>6,410.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8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15.76" calcext:value-type="float">
            <text:p>6,415.76</text:p>
          </table:table-cell>
          <table:table-cell office:value-type="float" office:value="6415.53" calcext:value-type="float">
            <text:p>6,415.53</text:p>
          </table:table-cell>
          <table:table-cell office:value-type="float" office:value="6412.87" calcext:value-type="float">
            <text:p>6,412.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9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18.4" calcext:value-type="float">
            <text:p>6,418.40</text:p>
          </table:table-cell>
          <table:table-cell office:value-type="float" office:value="6418.17" calcext:value-type="float">
            <text:p>6,418.17</text:p>
          </table:table-cell>
          <table:table-cell office:value-type="float" office:value="6415.51" calcext:value-type="float">
            <text:p>6,415.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0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21.09" calcext:value-type="float">
            <text:p>6,421.09</text:p>
          </table:table-cell>
          <table:table-cell office:value-type="float" office:value="6420.86" calcext:value-type="float">
            <text:p>6,420.86</text:p>
          </table:table-cell>
          <table:table-cell office:value-type="float" office:value="6418.15" calcext:value-type="float">
            <text:p>6,418.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1/10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23.78" calcext:value-type="float">
            <text:p>6,423.78</text:p>
          </table:table-cell>
          <table:table-cell office:value-type="float" office:value="6423.56" calcext:value-type="float">
            <text:p>6,423.56</text:p>
          </table:table-cell>
          <table:table-cell office:value-type="float" office:value="6420.84" calcext:value-type="float">
            <text:p>6,420.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3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26.48" calcext:value-type="float">
            <text:p>6,426.48</text:p>
          </table:table-cell>
          <table:table-cell office:value-type="float" office:value="6426.26" calcext:value-type="float">
            <text:p>6,426.26</text:p>
          </table:table-cell>
          <table:table-cell office:value-type="float" office:value="6423.54" calcext:value-type="float">
            <text:p>6,423.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4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29.17" calcext:value-type="float">
            <text:p>6,429.17</text:p>
          </table:table-cell>
          <table:table-cell office:value-type="float" office:value="6428.96" calcext:value-type="float">
            <text:p>6,428.96</text:p>
          </table:table-cell>
          <table:table-cell office:value-type="float" office:value="6426.24" calcext:value-type="float">
            <text:p>6,426.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5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31.87" calcext:value-type="float">
            <text:p>6,431.87</text:p>
          </table:table-cell>
          <table:table-cell office:value-type="float" office:value="6431.66" calcext:value-type="float">
            <text:p>6,431.66</text:p>
          </table:table-cell>
          <table:table-cell office:value-type="float" office:value="6428.93" calcext:value-type="float">
            <text:p>6,428.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6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34.57" calcext:value-type="float">
            <text:p>6,434.57</text:p>
          </table:table-cell>
          <table:table-cell office:value-type="float" office:value="6434.36" calcext:value-type="float">
            <text:p>6,434.36</text:p>
          </table:table-cell>
          <table:table-cell office:value-type="float" office:value="6431.64" calcext:value-type="float">
            <text:p>6,431.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7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37.27" calcext:value-type="float">
            <text:p>6,437.27</text:p>
          </table:table-cell>
          <table:table-cell office:value-type="float" office:value="6437.06" calcext:value-type="float">
            <text:p>6,437.06</text:p>
          </table:table-cell>
          <table:table-cell office:value-type="float" office:value="6434.34" calcext:value-type="float">
            <text:p>6,434.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0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39.97" calcext:value-type="float">
            <text:p>6,439.97</text:p>
          </table:table-cell>
          <table:table-cell office:value-type="float" office:value="6439.77" calcext:value-type="float">
            <text:p>6,439.77</text:p>
          </table:table-cell>
          <table:table-cell office:value-type="float" office:value="6437.03" calcext:value-type="float">
            <text:p>6,437.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1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42.67" calcext:value-type="float">
            <text:p>6,442.67</text:p>
          </table:table-cell>
          <table:table-cell office:value-type="float" office:value="6442.47" calcext:value-type="float">
            <text:p>6,442.47</text:p>
          </table:table-cell>
          <table:table-cell office:value-type="float" office:value="6439.74" calcext:value-type="float">
            <text:p>6,439.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2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45.38" calcext:value-type="float">
            <text:p>6,445.38</text:p>
          </table:table-cell>
          <table:table-cell office:value-type="float" office:value="6445.18" calcext:value-type="float">
            <text:p>6,445.18</text:p>
          </table:table-cell>
          <table:table-cell office:value-type="float" office:value="6442.44" calcext:value-type="float">
            <text:p>6,442.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3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48.08" calcext:value-type="float">
            <text:p>6,448.08</text:p>
          </table:table-cell>
          <table:table-cell office:value-type="float" office:value="6447.88" calcext:value-type="float">
            <text:p>6,447.88</text:p>
          </table:table-cell>
          <table:table-cell office:value-type="float" office:value="6445.15" calcext:value-type="float">
            <text:p>6,445.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4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50.79" calcext:value-type="float">
            <text:p>6,450.79</text:p>
          </table:table-cell>
          <table:table-cell office:value-type="float" office:value="6450.59" calcext:value-type="float">
            <text:p>6,450.59</text:p>
          </table:table-cell>
          <table:table-cell office:value-type="float" office:value="6447.86" calcext:value-type="float">
            <text:p>6,447.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7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53.49" calcext:value-type="float">
            <text:p>6,453.49</text:p>
          </table:table-cell>
          <table:table-cell office:value-type="float" office:value="6453.3" calcext:value-type="float">
            <text:p>6,453.30</text:p>
          </table:table-cell>
          <table:table-cell office:value-type="float" office:value="6450.56" calcext:value-type="float">
            <text:p>6,450.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8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56.2" calcext:value-type="float">
            <text:p>6,456.20</text:p>
          </table:table-cell>
          <table:table-cell office:value-type="float" office:value="6456.01" calcext:value-type="float">
            <text:p>6,456.01</text:p>
          </table:table-cell>
          <table:table-cell office:value-type="float" office:value="6453.28" calcext:value-type="float">
            <text:p>6,453.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9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61.64" calcext:value-type="float">
            <text:p>6,461.64</text:p>
          </table:table-cell>
          <table:table-cell office:value-type="float" office:value="6461.45" calcext:value-type="float">
            <text:p>6,461.45</text:p>
          </table:table-cell>
          <table:table-cell office:value-type="float" office:value="6455.98" calcext:value-type="float">
            <text:p>6,455.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0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61.62" calcext:value-type="float">
            <text:p>6,461.62</text:p>
          </table:table-cell>
          <table:table-cell office:value-type="float" office:value="6461.43" calcext:value-type="float">
            <text:p>6,461.43</text:p>
          </table:table-cell>
          <table:table-cell office:value-type="float" office:value="6458.7" calcext:value-type="float">
            <text:p>6,458.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1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64.33" calcext:value-type="float">
            <text:p>6,464.33</text:p>
          </table:table-cell>
          <table:table-cell office:value-type="float" office:value="6464.14" calcext:value-type="float">
            <text:p>6,464.14</text:p>
          </table:table-cell>
          <table:table-cell office:value-type="float" office:value="6461.41" calcext:value-type="float">
            <text:p>6,461.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4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67.04" calcext:value-type="float">
            <text:p>6,467.04</text:p>
          </table:table-cell>
          <table:table-cell office:value-type="float" office:value="6466.86" calcext:value-type="float">
            <text:p>6,466.86</text:p>
          </table:table-cell>
          <table:table-cell office:value-type="float" office:value="6464.12" calcext:value-type="float">
            <text:p>6,464.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5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69.76" calcext:value-type="float">
            <text:p>6,469.76</text:p>
          </table:table-cell>
          <table:table-cell office:value-type="float" office:value="6469.57" calcext:value-type="float">
            <text:p>6,469.57</text:p>
          </table:table-cell>
          <table:table-cell office:value-type="float" office:value="6466.84" calcext:value-type="float">
            <text:p>6,466.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6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72.47" calcext:value-type="float">
            <text:p>6,472.47</text:p>
          </table:table-cell>
          <table:table-cell office:value-type="float" office:value="6472.3" calcext:value-type="float">
            <text:p>6,472.30</text:p>
          </table:table-cell>
          <table:table-cell office:value-type="float" office:value="6469.55" calcext:value-type="float">
            <text:p>6,469.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7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75.19" calcext:value-type="float">
            <text:p>6,475.19</text:p>
          </table:table-cell>
          <table:table-cell office:value-type="float" office:value="6475.01" calcext:value-type="float">
            <text:p>6,475.01</text:p>
          </table:table-cell>
          <table:table-cell office:value-type="float" office:value="6472.27" calcext:value-type="float">
            <text:p>6,472.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8/11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77.9" calcext:value-type="float">
            <text:p>6,477.90</text:p>
          </table:table-cell>
          <table:table-cell office:value-type="float" office:value="6477.73" calcext:value-type="float">
            <text:p>6,477.73</text:p>
          </table:table-cell>
          <table:table-cell office:value-type="float" office:value="6474.99" calcext:value-type="float">
            <text:p>6,474.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1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80.62" calcext:value-type="float">
            <text:p>6,480.62</text:p>
          </table:table-cell>
          <table:table-cell office:value-type="float" office:value="6480.45" calcext:value-type="float">
            <text:p>6,480.45</text:p>
          </table:table-cell>
          <table:table-cell office:value-type="float" office:value="6477.7" calcext:value-type="float">
            <text:p>6,477.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2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83.34" calcext:value-type="float">
            <text:p>6,483.34</text:p>
          </table:table-cell>
          <table:table-cell office:value-type="float" office:value="6483.17" calcext:value-type="float">
            <text:p>6,483.17</text:p>
          </table:table-cell>
          <table:table-cell office:value-type="float" office:value="6480.43" calcext:value-type="float">
            <text:p>6,480.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3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86.06" calcext:value-type="float">
            <text:p>6,486.06</text:p>
          </table:table-cell>
          <table:table-cell office:value-type="float" office:value="6485.9" calcext:value-type="float">
            <text:p>6,485.90</text:p>
          </table:table-cell>
          <table:table-cell office:value-type="float" office:value="6483.15" calcext:value-type="float">
            <text:p>6,483.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4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88.9" calcext:value-type="float">
            <text:p>6,488.90</text:p>
          </table:table-cell>
          <table:table-cell office:value-type="float" office:value="6488.73" calcext:value-type="float">
            <text:p>6,488.73</text:p>
          </table:table-cell>
          <table:table-cell office:value-type="float" office:value="6485.87" calcext:value-type="float">
            <text:p>6,485.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5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91.73" calcext:value-type="float">
            <text:p>6,491.73</text:p>
          </table:table-cell>
          <table:table-cell office:value-type="float" office:value="6491.57" calcext:value-type="float">
            <text:p>6,491.57</text:p>
          </table:table-cell>
          <table:table-cell office:value-type="float" office:value="6488.71" calcext:value-type="float">
            <text:p>6,488.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8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94.57" calcext:value-type="float">
            <text:p>6,494.57</text:p>
          </table:table-cell>
          <table:table-cell office:value-type="float" office:value="6494.42" calcext:value-type="float">
            <text:p>6,494.42</text:p>
          </table:table-cell>
          <table:table-cell office:value-type="float" office:value="6491.55" calcext:value-type="float">
            <text:p>6,491.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9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497.42" calcext:value-type="float">
            <text:p>6,497.42</text:p>
          </table:table-cell>
          <table:table-cell office:value-type="float" office:value="6497.26" calcext:value-type="float">
            <text:p>6,497.26</text:p>
          </table:table-cell>
          <table:table-cell office:value-type="float" office:value="6494.4" calcext:value-type="float">
            <text:p>6,494.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0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00.26" calcext:value-type="float">
            <text:p>6,500.26</text:p>
          </table:table-cell>
          <table:table-cell office:value-type="float" office:value="6500.1" calcext:value-type="float">
            <text:p>6,500.10</text:p>
          </table:table-cell>
          <table:table-cell office:value-type="float" office:value="6497.24" calcext:value-type="float">
            <text:p>6,497.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1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03.1" calcext:value-type="float">
            <text:p>6,503.10</text:p>
          </table:table-cell>
          <table:table-cell office:value-type="float" office:value="6502.95" calcext:value-type="float">
            <text:p>6,502.95</text:p>
          </table:table-cell>
          <table:table-cell office:value-type="float" office:value="6500.08" calcext:value-type="float">
            <text:p>6,500.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2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05.94" calcext:value-type="float">
            <text:p>6,505.94</text:p>
          </table:table-cell>
          <table:table-cell office:value-type="float" office:value="6505.79" calcext:value-type="float">
            <text:p>6,505.79</text:p>
          </table:table-cell>
          <table:table-cell office:value-type="float" office:value="6502.93" calcext:value-type="float">
            <text:p>6,502.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5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08.79" calcext:value-type="float">
            <text:p>6,508.79</text:p>
          </table:table-cell>
          <table:table-cell office:value-type="float" office:value="6508.65" calcext:value-type="float">
            <text:p>6,508.65</text:p>
          </table:table-cell>
          <table:table-cell office:value-type="float" office:value="6505.77" calcext:value-type="float">
            <text:p>6,505.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6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11.64" calcext:value-type="float">
            <text:p>6,511.64</text:p>
          </table:table-cell>
          <table:table-cell office:value-type="float" office:value="6511.49" calcext:value-type="float">
            <text:p>6,511.49</text:p>
          </table:table-cell>
          <table:table-cell office:value-type="float" office:value="6508.62" calcext:value-type="float">
            <text:p>6,508.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7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14.49" calcext:value-type="float">
            <text:p>6,514.49</text:p>
          </table:table-cell>
          <table:table-cell office:value-type="float" office:value="6514.34" calcext:value-type="float">
            <text:p>6,514.34</text:p>
          </table:table-cell>
          <table:table-cell office:value-type="float" office:value="6511.47" calcext:value-type="float">
            <text:p>6,511.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8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17.33" calcext:value-type="float">
            <text:p>6,517.33</text:p>
          </table:table-cell>
          <table:table-cell office:value-type="float" office:value="6517.2" calcext:value-type="float">
            <text:p>6,517.20</text:p>
          </table:table-cell>
          <table:table-cell office:value-type="float" office:value="6514.32" calcext:value-type="float">
            <text:p>6,514.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19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20.19" calcext:value-type="float">
            <text:p>6,520.19</text:p>
          </table:table-cell>
          <table:table-cell office:value-type="float" office:value="6520.05" calcext:value-type="float">
            <text:p>6,520.05</text:p>
          </table:table-cell>
          <table:table-cell office:value-type="float" office:value="6517.17" calcext:value-type="float">
            <text:p>6,517.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2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23.04" calcext:value-type="float">
            <text:p>6,523.04</text:p>
          </table:table-cell>
          <table:table-cell office:value-type="float" office:value="6522.91" calcext:value-type="float">
            <text:p>6,522.91</text:p>
          </table:table-cell>
          <table:table-cell office:value-type="float" office:value="6520.03" calcext:value-type="float">
            <text:p>6,520.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3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28.77" calcext:value-type="float">
            <text:p>6,528.77</text:p>
          </table:table-cell>
          <table:table-cell office:value-type="float" office:value="6528.64" calcext:value-type="float">
            <text:p>6,528.64</text:p>
          </table:table-cell>
          <table:table-cell office:value-type="float" office:value="6522.88" calcext:value-type="float">
            <text:p>6,522.8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4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28.74" calcext:value-type="float">
            <text:p>6,528.74</text:p>
          </table:table-cell>
          <table:table-cell office:value-type="float" office:value="6528.61" calcext:value-type="float">
            <text:p>6,528.61</text:p>
          </table:table-cell>
          <table:table-cell office:value-type="float" office:value="6525.74" calcext:value-type="float">
            <text:p>6,525.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6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31.6" calcext:value-type="float">
            <text:p>6,531.60</text:p>
          </table:table-cell>
          <table:table-cell office:value-type="float" office:value="6531.48" calcext:value-type="float">
            <text:p>6,531.48</text:p>
          </table:table-cell>
          <table:table-cell office:value-type="float" office:value="6528.59" calcext:value-type="float">
            <text:p>6,528.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29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34.46" calcext:value-type="float">
            <text:p>6,534.46</text:p>
          </table:table-cell>
          <table:table-cell office:value-type="float" office:value="6534.33" calcext:value-type="float">
            <text:p>6,534.33</text:p>
          </table:table-cell>
          <table:table-cell office:value-type="float" office:value="6531.45" calcext:value-type="float">
            <text:p>6,531.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0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43.08" calcext:value-type="float">
            <text:p>6,543.08</text:p>
          </table:table-cell>
          <table:table-cell office:value-type="float" office:value="6542.96" calcext:value-type="float">
            <text:p>6,542.96</text:p>
          </table:table-cell>
          <table:table-cell office:value-type="float" office:value="6534.31" calcext:value-type="float">
            <text:p>6,534.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31/12/201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543.06" calcext:value-type="float">
            <text:p>6,543.06</text:p>
          </table:table-cell>
          <table:table-cell office:value-type="float" office:value="6542.94" calcext:value-type="float">
            <text:p>6,542.94</text:p>
          </table:table-cell>
          <table:table-cell office:value-type="float" office:value="6537.17" calcext:value-type="float">
            <text:p>6,537.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02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43.04" calcext:value-type="float">
            <text:p>6,543.04</text:p>
          </table:table-cell>
          <table:table-cell office:value-type="float" office:value="6538.8" calcext:value-type="float">
            <text:p>6,538.80</text:p>
          </table:table-cell>
          <table:table-cell office:value-type="float" office:value="6535.91" calcext:value-type="float">
            <text:p>6,535.9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45.9" calcext:value-type="float">
            <text:p>6,545.90</text:p>
          </table:table-cell>
          <table:table-cell office:value-type="float" office:value="6541.66" calcext:value-type="float">
            <text:p>6,541.66</text:p>
          </table:table-cell>
          <table:table-cell office:value-type="float" office:value="6538.77" calcext:value-type="float">
            <text:p>6,538.7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48.76" calcext:value-type="float">
            <text:p>6,548.76</text:p>
          </table:table-cell>
          <table:table-cell office:value-type="float" office:value="6544.54" calcext:value-type="float">
            <text:p>6,544.54</text:p>
          </table:table-cell>
          <table:table-cell office:value-type="float" office:value="6541.64" calcext:value-type="float">
            <text:p>6,541.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51.62" calcext:value-type="float">
            <text:p>6,551.62</text:p>
          </table:table-cell>
          <table:table-cell office:value-type="float" office:value="6547.41" calcext:value-type="float">
            <text:p>6,547.41</text:p>
          </table:table-cell>
          <table:table-cell office:value-type="float" office:value="6544.51" calcext:value-type="float">
            <text:p>6,544.5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54.49" calcext:value-type="float">
            <text:p>6,554.49</text:p>
          </table:table-cell>
          <table:table-cell office:value-type="float" office:value="6550.28" calcext:value-type="float">
            <text:p>6,550.28</text:p>
          </table:table-cell>
          <table:table-cell office:value-type="float" office:value="6547.38" calcext:value-type="float">
            <text:p>6,547.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57.36" calcext:value-type="float">
            <text:p>6,557.36</text:p>
          </table:table-cell>
          <table:table-cell office:value-type="float" office:value="6553.15" calcext:value-type="float">
            <text:p>6,553.15</text:p>
          </table:table-cell>
          <table:table-cell office:value-type="float" office:value="6550.25" calcext:value-type="float">
            <text:p>6,550.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60.23" calcext:value-type="float">
            <text:p>6,560.23</text:p>
          </table:table-cell>
          <table:table-cell office:value-type="float" office:value="6556.02" calcext:value-type="float">
            <text:p>6,556.02</text:p>
          </table:table-cell>
          <table:table-cell office:value-type="float" office:value="6553.12" calcext:value-type="float">
            <text:p>6,553.1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63.09" calcext:value-type="float">
            <text:p>6,563.09</text:p>
          </table:table-cell>
          <table:table-cell office:value-type="float" office:value="6558.9" calcext:value-type="float">
            <text:p>6,558.90</text:p>
          </table:table-cell>
          <table:table-cell office:value-type="float" office:value="6556" calcext:value-type="float">
            <text:p>6,556.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65.97" calcext:value-type="float">
            <text:p>6,565.97</text:p>
          </table:table-cell>
          <table:table-cell office:value-type="float" office:value="6561.78" calcext:value-type="float">
            <text:p>6,561.78</text:p>
          </table:table-cell>
          <table:table-cell office:value-type="float" office:value="6558.88" calcext:value-type="float">
            <text:p>6,558.8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68.84" calcext:value-type="float">
            <text:p>6,568.84</text:p>
          </table:table-cell>
          <table:table-cell office:value-type="float" office:value="6564.65" calcext:value-type="float">
            <text:p>6,564.65</text:p>
          </table:table-cell>
          <table:table-cell office:value-type="float" office:value="6561.75" calcext:value-type="float">
            <text:p>6,561.7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71.71" calcext:value-type="float">
            <text:p>6,571.71</text:p>
          </table:table-cell>
          <table:table-cell office:value-type="float" office:value="6567.53" calcext:value-type="float">
            <text:p>6,567.53</text:p>
          </table:table-cell>
          <table:table-cell office:value-type="float" office:value="6564.63" calcext:value-type="float">
            <text:p>6,564.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74.58" calcext:value-type="float">
            <text:p>6,574.58</text:p>
          </table:table-cell>
          <table:table-cell office:value-type="float" office:value="6570.41" calcext:value-type="float">
            <text:p>6,570.41</text:p>
          </table:table-cell>
          <table:table-cell office:value-type="float" office:value="6567.51" calcext:value-type="float">
            <text:p>6,567.5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77.46" calcext:value-type="float">
            <text:p>6,577.46</text:p>
          </table:table-cell>
          <table:table-cell office:value-type="float" office:value="6573.29" calcext:value-type="float">
            <text:p>6,573.29</text:p>
          </table:table-cell>
          <table:table-cell office:value-type="float" office:value="6570.39" calcext:value-type="float">
            <text:p>6,570.3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80.34" calcext:value-type="float">
            <text:p>6,580.34</text:p>
          </table:table-cell>
          <table:table-cell office:value-type="float" office:value="6576.18" calcext:value-type="float">
            <text:p>6,576.18</text:p>
          </table:table-cell>
          <table:table-cell office:value-type="float" office:value="6573.27" calcext:value-type="float">
            <text:p>6,573.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83.33" calcext:value-type="float">
            <text:p>6,583.33</text:p>
          </table:table-cell>
          <table:table-cell office:value-type="float" office:value="6579.18" calcext:value-type="float">
            <text:p>6,579.18</text:p>
          </table:table-cell>
          <table:table-cell office:value-type="float" office:value="6576.15" calcext:value-type="float">
            <text:p>6,576.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86.33" calcext:value-type="float">
            <text:p>6,586.33</text:p>
          </table:table-cell>
          <table:table-cell office:value-type="float" office:value="6582.18" calcext:value-type="float">
            <text:p>6,582.18</text:p>
          </table:table-cell>
          <table:table-cell office:value-type="float" office:value="6579.15" calcext:value-type="float">
            <text:p>6,579.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89.33" calcext:value-type="float">
            <text:p>6,589.33</text:p>
          </table:table-cell>
          <table:table-cell office:value-type="float" office:value="6585.18" calcext:value-type="float">
            <text:p>6,585.18</text:p>
          </table:table-cell>
          <table:table-cell office:value-type="float" office:value="6582.16" calcext:value-type="float">
            <text:p>6,582.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92.32" calcext:value-type="float">
            <text:p>6,592.32</text:p>
          </table:table-cell>
          <table:table-cell office:value-type="float" office:value="6588.18" calcext:value-type="float">
            <text:p>6,588.18</text:p>
          </table:table-cell>
          <table:table-cell office:value-type="float" office:value="6585.16" calcext:value-type="float">
            <text:p>6,585.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95.33" calcext:value-type="float">
            <text:p>6,595.33</text:p>
          </table:table-cell>
          <table:table-cell office:value-type="float" office:value="6591.2" calcext:value-type="float">
            <text:p>6,591.20</text:p>
          </table:table-cell>
          <table:table-cell office:value-type="float" office:value="6588.16" calcext:value-type="float">
            <text:p>6,588.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598.33" calcext:value-type="float">
            <text:p>6,598.33</text:p>
          </table:table-cell>
          <table:table-cell office:value-type="float" office:value="6594.2" calcext:value-type="float">
            <text:p>6,594.20</text:p>
          </table:table-cell>
          <table:table-cell office:value-type="float" office:value="6591.17" calcext:value-type="float">
            <text:p>6,591.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0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01.33" calcext:value-type="float">
            <text:p>6,601.33</text:p>
          </table:table-cell>
          <table:table-cell office:value-type="float" office:value="6597.21" calcext:value-type="float">
            <text:p>6,597.21</text:p>
          </table:table-cell>
          <table:table-cell office:value-type="float" office:value="6594.18" calcext:value-type="float">
            <text:p>6,594.1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04.33" calcext:value-type="float">
            <text:p>6,604.33</text:p>
          </table:table-cell>
          <table:table-cell office:value-type="float" office:value="6600.22" calcext:value-type="float">
            <text:p>6,600.22</text:p>
          </table:table-cell>
          <table:table-cell office:value-type="float" office:value="6597.19" calcext:value-type="float">
            <text:p>6,597.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07.34" calcext:value-type="float">
            <text:p>6,607.34</text:p>
          </table:table-cell>
          <table:table-cell office:value-type="float" office:value="6603.23" calcext:value-type="float">
            <text:p>6,603.23</text:p>
          </table:table-cell>
          <table:table-cell office:value-type="float" office:value="6600.2" calcext:value-type="float">
            <text:p>6,600.2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10.35" calcext:value-type="float">
            <text:p>6,610.35</text:p>
          </table:table-cell>
          <table:table-cell office:value-type="float" office:value="6606.25" calcext:value-type="float">
            <text:p>6,606.25</text:p>
          </table:table-cell>
          <table:table-cell office:value-type="float" office:value="6603.21" calcext:value-type="float">
            <text:p>6,603.2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13.36" calcext:value-type="float">
            <text:p>6,613.36</text:p>
          </table:table-cell>
          <table:table-cell office:value-type="float" office:value="6609.26" calcext:value-type="float">
            <text:p>6,609.26</text:p>
          </table:table-cell>
          <table:table-cell office:value-type="float" office:value="6606.23" calcext:value-type="float">
            <text:p>6,606.2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16.37" calcext:value-type="float">
            <text:p>6,616.37</text:p>
          </table:table-cell>
          <table:table-cell office:value-type="float" office:value="6612.28" calcext:value-type="float">
            <text:p>6,612.28</text:p>
          </table:table-cell>
          <table:table-cell office:value-type="float" office:value="6609.24" calcext:value-type="float">
            <text:p>6,609.2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19.38" calcext:value-type="float">
            <text:p>6,619.38</text:p>
          </table:table-cell>
          <table:table-cell office:value-type="float" office:value="6615.29" calcext:value-type="float">
            <text:p>6,615.29</text:p>
          </table:table-cell>
          <table:table-cell office:value-type="float" office:value="6612.25" calcext:value-type="float">
            <text:p>6,612.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22.39" calcext:value-type="float">
            <text:p>6,622.39</text:p>
          </table:table-cell>
          <table:table-cell office:value-type="float" office:value="6618.31" calcext:value-type="float">
            <text:p>6,618.31</text:p>
          </table:table-cell>
          <table:table-cell office:value-type="float" office:value="6615.27" calcext:value-type="float">
            <text:p>6,615.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25.4" calcext:value-type="float">
            <text:p>6,625.40</text:p>
          </table:table-cell>
          <table:table-cell office:value-type="float" office:value="6621.33" calcext:value-type="float">
            <text:p>6,621.33</text:p>
          </table:table-cell>
          <table:table-cell office:value-type="float" office:value="6618.29" calcext:value-type="float">
            <text:p>6,618.2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28.42" calcext:value-type="float">
            <text:p>6,628.42</text:p>
          </table:table-cell>
          <table:table-cell office:value-type="float" office:value="6624.36" calcext:value-type="float">
            <text:p>6,624.36</text:p>
          </table:table-cell>
          <table:table-cell office:value-type="float" office:value="6621.31" calcext:value-type="float">
            <text:p>6,621.3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31.44" calcext:value-type="float">
            <text:p>6,631.44</text:p>
          </table:table-cell>
          <table:table-cell office:value-type="float" office:value="6627.38" calcext:value-type="float">
            <text:p>6,627.38</text:p>
          </table:table-cell>
          <table:table-cell office:value-type="float" office:value="6624.33" calcext:value-type="float">
            <text:p>6,624.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34.45" calcext:value-type="float">
            <text:p>6,634.45</text:p>
          </table:table-cell>
          <table:table-cell office:value-type="float" office:value="6630.4" calcext:value-type="float">
            <text:p>6,630.40</text:p>
          </table:table-cell>
          <table:table-cell office:value-type="float" office:value="6627.35" calcext:value-type="float">
            <text:p>6,627.3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37.47" calcext:value-type="float">
            <text:p>6,637.47</text:p>
          </table:table-cell>
          <table:table-cell office:value-type="float" office:value="6633.43" calcext:value-type="float">
            <text:p>6,633.43</text:p>
          </table:table-cell>
          <table:table-cell office:value-type="float" office:value="6630.38" calcext:value-type="float">
            <text:p>6,630.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40.49" calcext:value-type="float">
            <text:p>6,640.49</text:p>
          </table:table-cell>
          <table:table-cell office:value-type="float" office:value="6636.45" calcext:value-type="float">
            <text:p>6,636.45</text:p>
          </table:table-cell>
          <table:table-cell office:value-type="float" office:value="6633.4" calcext:value-type="float">
            <text:p>6,633.4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43.52" calcext:value-type="float">
            <text:p>6,643.52</text:p>
          </table:table-cell>
          <table:table-cell office:value-type="float" office:value="6639.48" calcext:value-type="float">
            <text:p>6,639.48</text:p>
          </table:table-cell>
          <table:table-cell office:value-type="float" office:value="6636.43" calcext:value-type="float">
            <text:p>6,636.4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46.54" calcext:value-type="float">
            <text:p>6,646.54</text:p>
          </table:table-cell>
          <table:table-cell office:value-type="float" office:value="6642.51" calcext:value-type="float">
            <text:p>6,642.51</text:p>
          </table:table-cell>
          <table:table-cell office:value-type="float" office:value="6639.46" calcext:value-type="float">
            <text:p>6,639.4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49.57" calcext:value-type="float">
            <text:p>6,649.57</text:p>
          </table:table-cell>
          <table:table-cell office:value-type="float" office:value="6645.54" calcext:value-type="float">
            <text:p>6,645.54</text:p>
          </table:table-cell>
          <table:table-cell office:value-type="float" office:value="6642.49" calcext:value-type="float">
            <text:p>6,642.4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52.59" calcext:value-type="float">
            <text:p>6,652.59</text:p>
          </table:table-cell>
          <table:table-cell office:value-type="float" office:value="6648.57" calcext:value-type="float">
            <text:p>6,648.57</text:p>
          </table:table-cell>
          <table:table-cell office:value-type="float" office:value="6645.52" calcext:value-type="float">
            <text:p>6,645.5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55.62" calcext:value-type="float">
            <text:p>6,655.62</text:p>
          </table:table-cell>
          <table:table-cell office:value-type="float" office:value="6651.61" calcext:value-type="float">
            <text:p>6,651.61</text:p>
          </table:table-cell>
          <table:table-cell office:value-type="float" office:value="6648.55" calcext:value-type="float">
            <text:p>6,648.5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58.65" calcext:value-type="float">
            <text:p>6,658.65</text:p>
          </table:table-cell>
          <table:table-cell office:value-type="float" office:value="6654.65" calcext:value-type="float">
            <text:p>6,654.65</text:p>
          </table:table-cell>
          <table:table-cell office:value-type="float" office:value="6651.58" calcext:value-type="float">
            <text:p>6,651.5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61.68" calcext:value-type="float">
            <text:p>6,661.68</text:p>
          </table:table-cell>
          <table:table-cell office:value-type="float" office:value="6657.68" calcext:value-type="float">
            <text:p>6,657.68</text:p>
          </table:table-cell>
          <table:table-cell office:value-type="float" office:value="6654.62" calcext:value-type="float">
            <text:p>6,654.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64.71" calcext:value-type="float">
            <text:p>6,664.71</text:p>
          </table:table-cell>
          <table:table-cell office:value-type="float" office:value="6660.72" calcext:value-type="float">
            <text:p>6,660.72</text:p>
          </table:table-cell>
          <table:table-cell office:value-type="float" office:value="6657.66" calcext:value-type="float">
            <text:p>6,657.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67.86" calcext:value-type="float">
            <text:p>6,667.86</text:p>
          </table:table-cell>
          <table:table-cell office:value-type="float" office:value="6663.88" calcext:value-type="float">
            <text:p>6,663.88</text:p>
          </table:table-cell>
          <table:table-cell office:value-type="float" office:value="6660.7" calcext:value-type="float">
            <text:p>6,660.7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71.02" calcext:value-type="float">
            <text:p>6,671.02</text:p>
          </table:table-cell>
          <table:table-cell office:value-type="float" office:value="6667.03" calcext:value-type="float">
            <text:p>6,667.03</text:p>
          </table:table-cell>
          <table:table-cell office:value-type="float" office:value="6663.85" calcext:value-type="float">
            <text:p>6,663.8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74.17" calcext:value-type="float">
            <text:p>6,674.17</text:p>
          </table:table-cell>
          <table:table-cell office:value-type="float" office:value="6670.2" calcext:value-type="float">
            <text:p>6,670.20</text:p>
          </table:table-cell>
          <table:table-cell office:value-type="float" office:value="6667.01" calcext:value-type="float">
            <text:p>6,667.0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77.32" calcext:value-type="float">
            <text:p>6,677.32</text:p>
          </table:table-cell>
          <table:table-cell office:value-type="float" office:value="6673.36" calcext:value-type="float">
            <text:p>6,673.36</text:p>
          </table:table-cell>
          <table:table-cell office:value-type="float" office:value="6670.17" calcext:value-type="float">
            <text:p>6,670.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80.48" calcext:value-type="float">
            <text:p>6,680.48</text:p>
          </table:table-cell>
          <table:table-cell office:value-type="float" office:value="6676.52" calcext:value-type="float">
            <text:p>6,676.52</text:p>
          </table:table-cell>
          <table:table-cell office:value-type="float" office:value="6673.33" calcext:value-type="float">
            <text:p>6,673.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83.64" calcext:value-type="float">
            <text:p>6,683.64</text:p>
          </table:table-cell>
          <table:table-cell office:value-type="float" office:value="6679.68" calcext:value-type="float">
            <text:p>6,679.68</text:p>
          </table:table-cell>
          <table:table-cell office:value-type="float" office:value="6676.5" calcext:value-type="float">
            <text:p>6,676.5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86.8" calcext:value-type="float">
            <text:p>6,686.80</text:p>
          </table:table-cell>
          <table:table-cell office:value-type="float" office:value="6682.85" calcext:value-type="float">
            <text:p>6,682.85</text:p>
          </table:table-cell>
          <table:table-cell office:value-type="float" office:value="6679.66" calcext:value-type="float">
            <text:p>6,679.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89.96" calcext:value-type="float">
            <text:p>6,689.96</text:p>
          </table:table-cell>
          <table:table-cell office:value-type="float" office:value="6686.01" calcext:value-type="float">
            <text:p>6,686.01</text:p>
          </table:table-cell>
          <table:table-cell office:value-type="float" office:value="6682.82" calcext:value-type="float">
            <text:p>6,682.8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693.12" calcext:value-type="float">
            <text:p>6,693.12</text:p>
          </table:table-cell>
          <table:table-cell office:value-type="float" office:value="6689.19" calcext:value-type="float">
            <text:p>6,689.19</text:p>
          </table:table-cell>
          <table:table-cell office:value-type="float" office:value="6685.99" calcext:value-type="float">
            <text:p>6,685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696.29" calcext:value-type="float">
            <text:p>6,696.29</text:p>
          </table:table-cell>
          <table:table-cell office:value-type="float" office:value="6693.66" calcext:value-type="float">
            <text:p>6,693.66</text:p>
          </table:table-cell>
          <table:table-cell office:value-type="float" office:value="6690.48" calcext:value-type="float">
            <text:p>6,690.4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699.45" calcext:value-type="float">
            <text:p>6,699.45</text:p>
          </table:table-cell>
          <table:table-cell office:value-type="float" office:value="6696.84" calcext:value-type="float">
            <text:p>6,696.84</text:p>
          </table:table-cell>
          <table:table-cell office:value-type="float" office:value="6693.64" calcext:value-type="float">
            <text:p>6,693.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02.62" calcext:value-type="float">
            <text:p>6,702.62</text:p>
          </table:table-cell>
          <table:table-cell office:value-type="float" office:value="6700.01" calcext:value-type="float">
            <text:p>6,700.01</text:p>
          </table:table-cell>
          <table:table-cell office:value-type="float" office:value="6696.81" calcext:value-type="float">
            <text:p>6,696.8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05.79" calcext:value-type="float">
            <text:p>6,705.79</text:p>
          </table:table-cell>
          <table:table-cell office:value-type="float" office:value="6703.18" calcext:value-type="float">
            <text:p>6,703.18</text:p>
          </table:table-cell>
          <table:table-cell office:value-type="float" office:value="6699.98" calcext:value-type="float">
            <text:p>6,699.9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08.96" calcext:value-type="float">
            <text:p>6,708.96</text:p>
          </table:table-cell>
          <table:table-cell office:value-type="float" office:value="6706.36" calcext:value-type="float">
            <text:p>6,706.36</text:p>
          </table:table-cell>
          <table:table-cell office:value-type="float" office:value="6703.16" calcext:value-type="float">
            <text:p>6,703.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12.13" calcext:value-type="float">
            <text:p>6,712.13</text:p>
          </table:table-cell>
          <table:table-cell office:value-type="float" office:value="6709.53" calcext:value-type="float">
            <text:p>6,709.53</text:p>
          </table:table-cell>
          <table:table-cell office:value-type="float" office:value="6706.33" calcext:value-type="float">
            <text:p>6,706.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15.31" calcext:value-type="float">
            <text:p>6,715.31</text:p>
          </table:table-cell>
          <table:table-cell office:value-type="float" office:value="6712.71" calcext:value-type="float">
            <text:p>6,712.71</text:p>
          </table:table-cell>
          <table:table-cell office:value-type="float" office:value="6709.51" calcext:value-type="float">
            <text:p>6,709.5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18.48" calcext:value-type="float">
            <text:p>6,718.48</text:p>
          </table:table-cell>
          <table:table-cell office:value-type="float" office:value="6715.89" calcext:value-type="float">
            <text:p>6,715.89</text:p>
          </table:table-cell>
          <table:table-cell office:value-type="float" office:value="6712.68" calcext:value-type="float">
            <text:p>6,712.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21.66" calcext:value-type="float">
            <text:p>6,721.66</text:p>
          </table:table-cell>
          <table:table-cell office:value-type="float" office:value="6719.07" calcext:value-type="float">
            <text:p>6,719.07</text:p>
          </table:table-cell>
          <table:table-cell office:value-type="float" office:value="6715.86" calcext:value-type="float">
            <text:p>6,715.8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1/03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24.84" calcext:value-type="float">
            <text:p>6,724.84</text:p>
          </table:table-cell>
          <table:table-cell office:value-type="float" office:value="6722.25" calcext:value-type="float">
            <text:p>6,722.25</text:p>
          </table:table-cell>
          <table:table-cell office:value-type="float" office:value="6719.05" calcext:value-type="float">
            <text:p>6,719.0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28.02" calcext:value-type="float">
            <text:p>6,728.02</text:p>
          </table:table-cell>
          <table:table-cell office:value-type="float" office:value="6725.43" calcext:value-type="float">
            <text:p>6,725.43</text:p>
          </table:table-cell>
          <table:table-cell office:value-type="float" office:value="6722.22" calcext:value-type="float">
            <text:p>6,722.2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31.2" calcext:value-type="float">
            <text:p>6,731.20</text:p>
          </table:table-cell>
          <table:table-cell office:value-type="float" office:value="6728.62" calcext:value-type="float">
            <text:p>6,728.62</text:p>
          </table:table-cell>
          <table:table-cell office:value-type="float" office:value="6725.41" calcext:value-type="float">
            <text:p>6,725.4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34.38" calcext:value-type="float">
            <text:p>6,734.38</text:p>
          </table:table-cell>
          <table:table-cell office:value-type="float" office:value="6731.81" calcext:value-type="float">
            <text:p>6,731.81</text:p>
          </table:table-cell>
          <table:table-cell office:value-type="float" office:value="6728.59" calcext:value-type="float">
            <text:p>6,728.5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37.56" calcext:value-type="float">
            <text:p>6,737.56</text:p>
          </table:table-cell>
          <table:table-cell office:value-type="float" office:value="6735" calcext:value-type="float">
            <text:p>6,735.00</text:p>
          </table:table-cell>
          <table:table-cell office:value-type="float" office:value="6731.78" calcext:value-type="float">
            <text:p>6,731.7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40.75" calcext:value-type="float">
            <text:p>6,740.75</text:p>
          </table:table-cell>
          <table:table-cell office:value-type="float" office:value="6738.18" calcext:value-type="float">
            <text:p>6,738.18</text:p>
          </table:table-cell>
          <table:table-cell office:value-type="float" office:value="6734.97" calcext:value-type="float">
            <text:p>6,734.9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43.94" calcext:value-type="float">
            <text:p>6,743.94</text:p>
          </table:table-cell>
          <table:table-cell office:value-type="float" office:value="6741.37" calcext:value-type="float">
            <text:p>6,741.37</text:p>
          </table:table-cell>
          <table:table-cell office:value-type="float" office:value="6738.16" calcext:value-type="float">
            <text:p>6,738.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47.12" calcext:value-type="float">
            <text:p>6,747.12</text:p>
          </table:table-cell>
          <table:table-cell office:value-type="float" office:value="6744.57" calcext:value-type="float">
            <text:p>6,744.57</text:p>
          </table:table-cell>
          <table:table-cell office:value-type="float" office:value="6741.35" calcext:value-type="float">
            <text:p>6,741.3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50.31" calcext:value-type="float">
            <text:p>6,750.31</text:p>
          </table:table-cell>
          <table:table-cell office:value-type="float" office:value="6747.76" calcext:value-type="float">
            <text:p>6,747.76</text:p>
          </table:table-cell>
          <table:table-cell office:value-type="float" office:value="6744.54" calcext:value-type="float">
            <text:p>6,744.5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53.51" calcext:value-type="float">
            <text:p>6,753.51</text:p>
          </table:table-cell>
          <table:table-cell office:value-type="float" office:value="6750.96" calcext:value-type="float">
            <text:p>6,750.96</text:p>
          </table:table-cell>
          <table:table-cell office:value-type="float" office:value="6747.74" calcext:value-type="float">
            <text:p>6,747.7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56.7" calcext:value-type="float">
            <text:p>6,756.70</text:p>
          </table:table-cell>
          <table:table-cell office:value-type="float" office:value="6754.15" calcext:value-type="float">
            <text:p>6,754.15</text:p>
          </table:table-cell>
          <table:table-cell office:value-type="float" office:value="6750.94" calcext:value-type="float">
            <text:p>6,750.9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59.89" calcext:value-type="float">
            <text:p>6,759.89</text:p>
          </table:table-cell>
          <table:table-cell office:value-type="float" office:value="6757.35" calcext:value-type="float">
            <text:p>6,757.35</text:p>
          </table:table-cell>
          <table:table-cell office:value-type="float" office:value="6754.13" calcext:value-type="float">
            <text:p>6,754.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63.09" calcext:value-type="float">
            <text:p>6,763.09</text:p>
          </table:table-cell>
          <table:table-cell office:value-type="float" office:value="6760.55" calcext:value-type="float">
            <text:p>6,760.55</text:p>
          </table:table-cell>
          <table:table-cell office:value-type="float" office:value="6757.33" calcext:value-type="float">
            <text:p>6,757.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66.29" calcext:value-type="float">
            <text:p>6,766.29</text:p>
          </table:table-cell>
          <table:table-cell office:value-type="float" office:value="6763.76" calcext:value-type="float">
            <text:p>6,763.76</text:p>
          </table:table-cell>
          <table:table-cell office:value-type="float" office:value="6760.53" calcext:value-type="float">
            <text:p>6,760.5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69.49" calcext:value-type="float">
            <text:p>6,769.49</text:p>
          </table:table-cell>
          <table:table-cell office:value-type="float" office:value="6766.96" calcext:value-type="float">
            <text:p>6,766.96</text:p>
          </table:table-cell>
          <table:table-cell office:value-type="float" office:value="6763.73" calcext:value-type="float">
            <text:p>6,763.7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72.69" calcext:value-type="float">
            <text:p>6,772.69</text:p>
          </table:table-cell>
          <table:table-cell office:value-type="float" office:value="6770.16" calcext:value-type="float">
            <text:p>6,770.16</text:p>
          </table:table-cell>
          <table:table-cell office:value-type="float" office:value="6766.94" calcext:value-type="float">
            <text:p>6,766.9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75.89" calcext:value-type="float">
            <text:p>6,775.89</text:p>
          </table:table-cell>
          <table:table-cell office:value-type="float" office:value="6773.37" calcext:value-type="float">
            <text:p>6,773.37</text:p>
          </table:table-cell>
          <table:table-cell office:value-type="float" office:value="6770.14" calcext:value-type="float">
            <text:p>6,770.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79.09" calcext:value-type="float">
            <text:p>6,779.09</text:p>
          </table:table-cell>
          <table:table-cell office:value-type="float" office:value="6776.58" calcext:value-type="float">
            <text:p>6,776.58</text:p>
          </table:table-cell>
          <table:table-cell office:value-type="float" office:value="6773.34" calcext:value-type="float">
            <text:p>6,773.3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82.3" calcext:value-type="float">
            <text:p>6,782.30</text:p>
          </table:table-cell>
          <table:table-cell office:value-type="float" office:value="6779.79" calcext:value-type="float">
            <text:p>6,779.79</text:p>
          </table:table-cell>
          <table:table-cell office:value-type="float" office:value="6776.56" calcext:value-type="float">
            <text:p>6,776.5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85.51" calcext:value-type="float">
            <text:p>6,785.51</text:p>
          </table:table-cell>
          <table:table-cell office:value-type="float" office:value="6783.01" calcext:value-type="float">
            <text:p>6,783.01</text:p>
          </table:table-cell>
          <table:table-cell office:value-type="float" office:value="6779.77" calcext:value-type="float">
            <text:p>6,779.7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04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88.84" calcext:value-type="float">
            <text:p>6,788.84</text:p>
          </table:table-cell>
          <table:table-cell office:value-type="float" office:value="6786.34" calcext:value-type="float">
            <text:p>6,786.34</text:p>
          </table:table-cell>
          <table:table-cell office:value-type="float" office:value="6782.99" calcext:value-type="float">
            <text:p>6,782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92.17" calcext:value-type="float">
            <text:p>6,792.17</text:p>
          </table:table-cell>
          <table:table-cell office:value-type="float" office:value="6789.67" calcext:value-type="float">
            <text:p>6,789.67</text:p>
          </table:table-cell>
          <table:table-cell office:value-type="float" office:value="6786.31" calcext:value-type="float">
            <text:p>6,786.3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95.5" calcext:value-type="float">
            <text:p>6,795.50</text:p>
          </table:table-cell>
          <table:table-cell office:value-type="float" office:value="6793.01" calcext:value-type="float">
            <text:p>6,793.01</text:p>
          </table:table-cell>
          <table:table-cell office:value-type="float" office:value="6789.65" calcext:value-type="float">
            <text:p>6,789.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98.83" calcext:value-type="float">
            <text:p>6,798.83</text:p>
          </table:table-cell>
          <table:table-cell office:value-type="float" office:value="6796.35" calcext:value-type="float">
            <text:p>6,796.35</text:p>
          </table:table-cell>
          <table:table-cell office:value-type="float" office:value="6792.98" calcext:value-type="float">
            <text:p>6,792.9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02.17" calcext:value-type="float">
            <text:p>6,802.17</text:p>
          </table:table-cell>
          <table:table-cell office:value-type="float" office:value="6799.69" calcext:value-type="float">
            <text:p>6,799.69</text:p>
          </table:table-cell>
          <table:table-cell office:value-type="float" office:value="6796.32" calcext:value-type="float">
            <text:p>6,796.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05.5" calcext:value-type="float">
            <text:p>6,805.50</text:p>
          </table:table-cell>
          <table:table-cell office:value-type="float" office:value="6803.02" calcext:value-type="float">
            <text:p>6,803.02</text:p>
          </table:table-cell>
          <table:table-cell office:value-type="float" office:value="6799.66" calcext:value-type="float">
            <text:p>6,799.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08.84" calcext:value-type="float">
            <text:p>6,808.84</text:p>
          </table:table-cell>
          <table:table-cell office:value-type="float" office:value="6806.36" calcext:value-type="float">
            <text:p>6,806.36</text:p>
          </table:table-cell>
          <table:table-cell office:value-type="float" office:value="6803" calcext:value-type="float">
            <text:p>6,803.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12.18" calcext:value-type="float">
            <text:p>6,812.18</text:p>
          </table:table-cell>
          <table:table-cell office:value-type="float" office:value="6809.71" calcext:value-type="float">
            <text:p>6,809.71</text:p>
          </table:table-cell>
          <table:table-cell office:value-type="float" office:value="6806.34" calcext:value-type="float">
            <text:p>6,806.3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15.52" calcext:value-type="float">
            <text:p>6,815.52</text:p>
          </table:table-cell>
          <table:table-cell office:value-type="float" office:value="6813.05" calcext:value-type="float">
            <text:p>6,813.05</text:p>
          </table:table-cell>
          <table:table-cell office:value-type="float" office:value="6809.68" calcext:value-type="float">
            <text:p>6,809.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18.86" calcext:value-type="float">
            <text:p>6,818.86</text:p>
          </table:table-cell>
          <table:table-cell office:value-type="float" office:value="6816.39" calcext:value-type="float">
            <text:p>6,816.39</text:p>
          </table:table-cell>
          <table:table-cell office:value-type="float" office:value="6813.03" calcext:value-type="float">
            <text:p>6,813.0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22.21" calcext:value-type="float">
            <text:p>6,822.21</text:p>
          </table:table-cell>
          <table:table-cell office:value-type="float" office:value="6819.74" calcext:value-type="float">
            <text:p>6,819.74</text:p>
          </table:table-cell>
          <table:table-cell office:value-type="float" office:value="6816.37" calcext:value-type="float">
            <text:p>6,816.3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25.55" calcext:value-type="float">
            <text:p>6,825.55</text:p>
          </table:table-cell>
          <table:table-cell office:value-type="float" office:value="6823.09" calcext:value-type="float">
            <text:p>6,823.09</text:p>
          </table:table-cell>
          <table:table-cell office:value-type="float" office:value="6819.72" calcext:value-type="float">
            <text:p>6,819.7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28.9" calcext:value-type="float">
            <text:p>6,828.90</text:p>
          </table:table-cell>
          <table:table-cell office:value-type="float" office:value="6826.45" calcext:value-type="float">
            <text:p>6,826.45</text:p>
          </table:table-cell>
          <table:table-cell office:value-type="float" office:value="6823.07" calcext:value-type="float">
            <text:p>6,823.0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32.25" calcext:value-type="float">
            <text:p>6,832.25</text:p>
          </table:table-cell>
          <table:table-cell office:value-type="float" office:value="6829.8" calcext:value-type="float">
            <text:p>6,829.80</text:p>
          </table:table-cell>
          <table:table-cell office:value-type="float" office:value="6826.42" calcext:value-type="float">
            <text:p>6,826.4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35.6" calcext:value-type="float">
            <text:p>6,835.60</text:p>
          </table:table-cell>
          <table:table-cell office:value-type="float" office:value="6833.15" calcext:value-type="float">
            <text:p>6,833.15</text:p>
          </table:table-cell>
          <table:table-cell office:value-type="float" office:value="6829.78" calcext:value-type="float">
            <text:p>6,829.7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38.95" calcext:value-type="float">
            <text:p>6,838.95</text:p>
          </table:table-cell>
          <table:table-cell office:value-type="float" office:value="6836.51" calcext:value-type="float">
            <text:p>6,836.51</text:p>
          </table:table-cell>
          <table:table-cell office:value-type="float" office:value="6833.13" calcext:value-type="float">
            <text:p>6,833.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42.3" calcext:value-type="float">
            <text:p>6,842.30</text:p>
          </table:table-cell>
          <table:table-cell office:value-type="float" office:value="6839.87" calcext:value-type="float">
            <text:p>6,839.87</text:p>
          </table:table-cell>
          <table:table-cell office:value-type="float" office:value="6836.48" calcext:value-type="float">
            <text:p>6,836.4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45.66" calcext:value-type="float">
            <text:p>6,845.66</text:p>
          </table:table-cell>
          <table:table-cell office:value-type="float" office:value="6843.23" calcext:value-type="float">
            <text:p>6,843.23</text:p>
          </table:table-cell>
          <table:table-cell office:value-type="float" office:value="6839.84" calcext:value-type="float">
            <text:p>6,839.8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49.02" calcext:value-type="float">
            <text:p>6,849.02</text:p>
          </table:table-cell>
          <table:table-cell office:value-type="float" office:value="6846.59" calcext:value-type="float">
            <text:p>6,846.59</text:p>
          </table:table-cell>
          <table:table-cell office:value-type="float" office:value="6843.2" calcext:value-type="float">
            <text:p>6,843.2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52.37" calcext:value-type="float">
            <text:p>6,852.37</text:p>
          </table:table-cell>
          <table:table-cell office:value-type="float" office:value="6849.95" calcext:value-type="float">
            <text:p>6,849.95</text:p>
          </table:table-cell>
          <table:table-cell office:value-type="float" office:value="6846.57" calcext:value-type="float">
            <text:p>6,846.5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5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55.73" calcext:value-type="float">
            <text:p>6,855.73</text:p>
          </table:table-cell>
          <table:table-cell office:value-type="float" office:value="6853.31" calcext:value-type="float">
            <text:p>6,853.31</text:p>
          </table:table-cell>
          <table:table-cell office:value-type="float" office:value="6849.92" calcext:value-type="float">
            <text:p>6,849.9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59.1" calcext:value-type="float">
            <text:p>6,859.10</text:p>
          </table:table-cell>
          <table:table-cell office:value-type="float" office:value="6856.68" calcext:value-type="float">
            <text:p>6,856.68</text:p>
          </table:table-cell>
          <table:table-cell office:value-type="float" office:value="6853.29" calcext:value-type="float">
            <text:p>6,853.2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62.46" calcext:value-type="float">
            <text:p>6,862.46</text:p>
          </table:table-cell>
          <table:table-cell office:value-type="float" office:value="6860.05" calcext:value-type="float">
            <text:p>6,860.05</text:p>
          </table:table-cell>
          <table:table-cell office:value-type="float" office:value="6856.66" calcext:value-type="float">
            <text:p>6,856.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65.83" calcext:value-type="float">
            <text:p>6,865.83</text:p>
          </table:table-cell>
          <table:table-cell office:value-type="float" office:value="6863.42" calcext:value-type="float">
            <text:p>6,863.42</text:p>
          </table:table-cell>
          <table:table-cell office:value-type="float" office:value="6860.03" calcext:value-type="float">
            <text:p>6,860.0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69.31" calcext:value-type="float">
            <text:p>6,869.31</text:p>
          </table:table-cell>
          <table:table-cell office:value-type="float" office:value="6866.91" calcext:value-type="float">
            <text:p>6,866.91</text:p>
          </table:table-cell>
          <table:table-cell office:value-type="float" office:value="6863.4" calcext:value-type="float">
            <text:p>6,863.4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72.8" calcext:value-type="float">
            <text:p>6,872.80</text:p>
          </table:table-cell>
          <table:table-cell office:value-type="float" office:value="6870.4" calcext:value-type="float">
            <text:p>6,870.40</text:p>
          </table:table-cell>
          <table:table-cell office:value-type="float" office:value="6866.88" calcext:value-type="float">
            <text:p>6,866.8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76.29" calcext:value-type="float">
            <text:p>6,876.29</text:p>
          </table:table-cell>
          <table:table-cell office:value-type="float" office:value="6873.9" calcext:value-type="float">
            <text:p>6,873.90</text:p>
          </table:table-cell>
          <table:table-cell office:value-type="float" office:value="6870.38" calcext:value-type="float">
            <text:p>6,870.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79.78" calcext:value-type="float">
            <text:p>6,879.78</text:p>
          </table:table-cell>
          <table:table-cell office:value-type="float" office:value="6877.4" calcext:value-type="float">
            <text:p>6,877.40</text:p>
          </table:table-cell>
          <table:table-cell office:value-type="float" office:value="6873.87" calcext:value-type="float">
            <text:p>6,873.8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83.28" calcext:value-type="float">
            <text:p>6,883.28</text:p>
          </table:table-cell>
          <table:table-cell office:value-type="float" office:value="6880.9" calcext:value-type="float">
            <text:p>6,880.90</text:p>
          </table:table-cell>
          <table:table-cell office:value-type="float" office:value="6877.37" calcext:value-type="float">
            <text:p>6,877.3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86.77" calcext:value-type="float">
            <text:p>6,886.77</text:p>
          </table:table-cell>
          <table:table-cell office:value-type="float" office:value="6884.39" calcext:value-type="float">
            <text:p>6,884.39</text:p>
          </table:table-cell>
          <table:table-cell office:value-type="float" office:value="6880.87" calcext:value-type="float">
            <text:p>6,880.8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90.27" calcext:value-type="float">
            <text:p>6,890.27</text:p>
          </table:table-cell>
          <table:table-cell office:value-type="float" office:value="6887.89" calcext:value-type="float">
            <text:p>6,887.89</text:p>
          </table:table-cell>
          <table:table-cell office:value-type="float" office:value="6884.37" calcext:value-type="float">
            <text:p>6,884.3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93.77" calcext:value-type="float">
            <text:p>6,893.77</text:p>
          </table:table-cell>
          <table:table-cell office:value-type="float" office:value="6891.4" calcext:value-type="float">
            <text:p>6,891.40</text:p>
          </table:table-cell>
          <table:table-cell office:value-type="float" office:value="6887.87" calcext:value-type="float">
            <text:p>6,887.8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897.27" calcext:value-type="float">
            <text:p>6,897.27</text:p>
          </table:table-cell>
          <table:table-cell office:value-type="float" office:value="6894.91" calcext:value-type="float">
            <text:p>6,894.91</text:p>
          </table:table-cell>
          <table:table-cell office:value-type="float" office:value="6891.38" calcext:value-type="float">
            <text:p>6,891.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00.78" calcext:value-type="float">
            <text:p>6,900.78</text:p>
          </table:table-cell>
          <table:table-cell office:value-type="float" office:value="6898.41" calcext:value-type="float">
            <text:p>6,898.41</text:p>
          </table:table-cell>
          <table:table-cell office:value-type="float" office:value="6894.88" calcext:value-type="float">
            <text:p>6,894.8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04.28" calcext:value-type="float">
            <text:p>6,904.28</text:p>
          </table:table-cell>
          <table:table-cell office:value-type="float" office:value="6901.92" calcext:value-type="float">
            <text:p>6,901.92</text:p>
          </table:table-cell>
          <table:table-cell office:value-type="float" office:value="6898.39" calcext:value-type="float">
            <text:p>6,898.3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07.79" calcext:value-type="float">
            <text:p>6,907.79</text:p>
          </table:table-cell>
          <table:table-cell office:value-type="float" office:value="6905.43" calcext:value-type="float">
            <text:p>6,905.43</text:p>
          </table:table-cell>
          <table:table-cell office:value-type="float" office:value="6901.89" calcext:value-type="float">
            <text:p>6,901.8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11.29" calcext:value-type="float">
            <text:p>6,911.29</text:p>
          </table:table-cell>
          <table:table-cell office:value-type="float" office:value="6908.94" calcext:value-type="float">
            <text:p>6,908.94</text:p>
          </table:table-cell>
          <table:table-cell office:value-type="float" office:value="6905.41" calcext:value-type="float">
            <text:p>6,905.4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14.8" calcext:value-type="float">
            <text:p>6,914.80</text:p>
          </table:table-cell>
          <table:table-cell office:value-type="float" office:value="6912.46" calcext:value-type="float">
            <text:p>6,912.46</text:p>
          </table:table-cell>
          <table:table-cell office:value-type="float" office:value="6908.92" calcext:value-type="float">
            <text:p>6,908.9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18.32" calcext:value-type="float">
            <text:p>6,918.32</text:p>
          </table:table-cell>
          <table:table-cell office:value-type="float" office:value="6915.97" calcext:value-type="float">
            <text:p>6,915.97</text:p>
          </table:table-cell>
          <table:table-cell office:value-type="float" office:value="6912.44" calcext:value-type="float">
            <text:p>6,912.4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21.83" calcext:value-type="float">
            <text:p>6,921.83</text:p>
          </table:table-cell>
          <table:table-cell office:value-type="float" office:value="6919.49" calcext:value-type="float">
            <text:p>6,919.49</text:p>
          </table:table-cell>
          <table:table-cell office:value-type="float" office:value="6915.95" calcext:value-type="float">
            <text:p>6,915.9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25.35" calcext:value-type="float">
            <text:p>6,925.35</text:p>
          </table:table-cell>
          <table:table-cell office:value-type="float" office:value="6923.01" calcext:value-type="float">
            <text:p>6,923.01</text:p>
          </table:table-cell>
          <table:table-cell office:value-type="float" office:value="6919.47" calcext:value-type="float">
            <text:p>6,919.4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06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28.86" calcext:value-type="float">
            <text:p>6,928.86</text:p>
          </table:table-cell>
          <table:table-cell office:value-type="float" office:value="6926.53" calcext:value-type="float">
            <text:p>6,926.53</text:p>
          </table:table-cell>
          <table:table-cell office:value-type="float" office:value="6922.99" calcext:value-type="float">
            <text:p>6,922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32.38" calcext:value-type="float">
            <text:p>6,932.38</text:p>
          </table:table-cell>
          <table:table-cell office:value-type="float" office:value="6930.06" calcext:value-type="float">
            <text:p>6,930.06</text:p>
          </table:table-cell>
          <table:table-cell office:value-type="float" office:value="6926.51" calcext:value-type="float">
            <text:p>6,926.5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35.9" calcext:value-type="float">
            <text:p>6,935.90</text:p>
          </table:table-cell>
          <table:table-cell office:value-type="float" office:value="6933.58" calcext:value-type="float">
            <text:p>6,933.58</text:p>
          </table:table-cell>
          <table:table-cell office:value-type="float" office:value="6930.04" calcext:value-type="float">
            <text:p>6,930.0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39.43" calcext:value-type="float">
            <text:p>6,939.43</text:p>
          </table:table-cell>
          <table:table-cell office:value-type="float" office:value="6937.11" calcext:value-type="float">
            <text:p>6,937.11</text:p>
          </table:table-cell>
          <table:table-cell office:value-type="float" office:value="6933.56" calcext:value-type="float">
            <text:p>6,933.5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42.95" calcext:value-type="float">
            <text:p>6,942.95</text:p>
          </table:table-cell>
          <table:table-cell office:value-type="float" office:value="6940.64" calcext:value-type="float">
            <text:p>6,940.64</text:p>
          </table:table-cell>
          <table:table-cell office:value-type="float" office:value="6937.08" calcext:value-type="float">
            <text:p>6,937.0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46.48" calcext:value-type="float">
            <text:p>6,946.48</text:p>
          </table:table-cell>
          <table:table-cell office:value-type="float" office:value="6944.17" calcext:value-type="float">
            <text:p>6,944.17</text:p>
          </table:table-cell>
          <table:table-cell office:value-type="float" office:value="6940.61" calcext:value-type="float">
            <text:p>6,940.6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53.56" calcext:value-type="float">
            <text:p>6,953.56</text:p>
          </table:table-cell>
          <table:table-cell office:value-type="float" office:value="6951.26" calcext:value-type="float">
            <text:p>6,951.26</text:p>
          </table:table-cell>
          <table:table-cell office:value-type="float" office:value="6944.15" calcext:value-type="float">
            <text:p>6,944.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53.53" calcext:value-type="float">
            <text:p>6,953.53</text:p>
          </table:table-cell>
          <table:table-cell office:value-type="float" office:value="6951.23" calcext:value-type="float">
            <text:p>6,951.23</text:p>
          </table:table-cell>
          <table:table-cell office:value-type="float" office:value="6947.68" calcext:value-type="float">
            <text:p>6,947.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57.07" calcext:value-type="float">
            <text:p>6,957.07</text:p>
          </table:table-cell>
          <table:table-cell office:value-type="float" office:value="6954.77" calcext:value-type="float">
            <text:p>6,954.77</text:p>
          </table:table-cell>
          <table:table-cell office:value-type="float" office:value="6951.21" calcext:value-type="float">
            <text:p>6,951.2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60.6" calcext:value-type="float">
            <text:p>6,960.60</text:p>
          </table:table-cell>
          <table:table-cell office:value-type="float" office:value="6958.31" calcext:value-type="float">
            <text:p>6,958.31</text:p>
          </table:table-cell>
          <table:table-cell office:value-type="float" office:value="6954.75" calcext:value-type="float">
            <text:p>6,954.7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64.13" calcext:value-type="float">
            <text:p>6,964.13</text:p>
          </table:table-cell>
          <table:table-cell office:value-type="float" office:value="6961.85" calcext:value-type="float">
            <text:p>6,961.85</text:p>
          </table:table-cell>
          <table:table-cell office:value-type="float" office:value="6958.28" calcext:value-type="float">
            <text:p>6,958.2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67.67" calcext:value-type="float">
            <text:p>6,967.67</text:p>
          </table:table-cell>
          <table:table-cell office:value-type="float" office:value="6965.39" calcext:value-type="float">
            <text:p>6,965.39</text:p>
          </table:table-cell>
          <table:table-cell office:value-type="float" office:value="6961.83" calcext:value-type="float">
            <text:p>6,961.8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71.21" calcext:value-type="float">
            <text:p>6,971.21</text:p>
          </table:table-cell>
          <table:table-cell office:value-type="float" office:value="6968.93" calcext:value-type="float">
            <text:p>6,968.93</text:p>
          </table:table-cell>
          <table:table-cell office:value-type="float" office:value="6965.37" calcext:value-type="float">
            <text:p>6,965.3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74.75" calcext:value-type="float">
            <text:p>6,974.75</text:p>
          </table:table-cell>
          <table:table-cell office:value-type="float" office:value="6972.48" calcext:value-type="float">
            <text:p>6,972.48</text:p>
          </table:table-cell>
          <table:table-cell office:value-type="float" office:value="6968.91" calcext:value-type="float">
            <text:p>6,968.9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78.29" calcext:value-type="float">
            <text:p>6,978.29</text:p>
          </table:table-cell>
          <table:table-cell office:value-type="float" office:value="6976.02" calcext:value-type="float">
            <text:p>6,976.02</text:p>
          </table:table-cell>
          <table:table-cell office:value-type="float" office:value="6972.45" calcext:value-type="float">
            <text:p>6,972.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81.84" calcext:value-type="float">
            <text:p>6,981.84</text:p>
          </table:table-cell>
          <table:table-cell office:value-type="float" office:value="6979.57" calcext:value-type="float">
            <text:p>6,979.57</text:p>
          </table:table-cell>
          <table:table-cell office:value-type="float" office:value="6976" calcext:value-type="float">
            <text:p>6,976.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85.38" calcext:value-type="float">
            <text:p>6,985.38</text:p>
          </table:table-cell>
          <table:table-cell office:value-type="float" office:value="6983.13" calcext:value-type="float">
            <text:p>6,983.13</text:p>
          </table:table-cell>
          <table:table-cell office:value-type="float" office:value="6979.55" calcext:value-type="float">
            <text:p>6,979.5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88.93" calcext:value-type="float">
            <text:p>6,988.93</text:p>
          </table:table-cell>
          <table:table-cell office:value-type="float" office:value="6986.67" calcext:value-type="float">
            <text:p>6,986.67</text:p>
          </table:table-cell>
          <table:table-cell office:value-type="float" office:value="6983.1" calcext:value-type="float">
            <text:p>6,983.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92.48" calcext:value-type="float">
            <text:p>6,992.48</text:p>
          </table:table-cell>
          <table:table-cell office:value-type="float" office:value="6990.23" calcext:value-type="float">
            <text:p>6,990.23</text:p>
          </table:table-cell>
          <table:table-cell office:value-type="float" office:value="6986.65" calcext:value-type="float">
            <text:p>6,986.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96.03" calcext:value-type="float">
            <text:p>6,996.03</text:p>
          </table:table-cell>
          <table:table-cell office:value-type="float" office:value="6993.79" calcext:value-type="float">
            <text:p>6,993.79</text:p>
          </table:table-cell>
          <table:table-cell office:value-type="float" office:value="6990.2" calcext:value-type="float">
            <text:p>6,990.2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999.58" calcext:value-type="float">
            <text:p>6,999.58</text:p>
          </table:table-cell>
          <table:table-cell office:value-type="float" office:value="6997.34" calcext:value-type="float">
            <text:p>6,997.34</text:p>
          </table:table-cell>
          <table:table-cell office:value-type="float" office:value="6993.76" calcext:value-type="float">
            <text:p>6,993.7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03.14" calcext:value-type="float">
            <text:p>7,003.14</text:p>
          </table:table-cell>
          <table:table-cell office:value-type="float" office:value="7000.91" calcext:value-type="float">
            <text:p>7,000.91</text:p>
          </table:table-cell>
          <table:table-cell office:value-type="float" office:value="6997.32" calcext:value-type="float">
            <text:p>6,997.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06.82" calcext:value-type="float">
            <text:p>7,006.82</text:p>
          </table:table-cell>
          <table:table-cell office:value-type="float" office:value="7004.58" calcext:value-type="float">
            <text:p>7,004.58</text:p>
          </table:table-cell>
          <table:table-cell office:value-type="float" office:value="7000.88" calcext:value-type="float">
            <text:p>7,000.8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1/07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10.5" calcext:value-type="float">
            <text:p>7,010.50</text:p>
          </table:table-cell>
          <table:table-cell office:value-type="float" office:value="7008.27" calcext:value-type="float">
            <text:p>7,008.27</text:p>
          </table:table-cell>
          <table:table-cell office:value-type="float" office:value="7004.56" calcext:value-type="float">
            <text:p>7,004.5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14.18" calcext:value-type="float">
            <text:p>7,014.18</text:p>
          </table:table-cell>
          <table:table-cell office:value-type="float" office:value="7011.96" calcext:value-type="float">
            <text:p>7,011.96</text:p>
          </table:table-cell>
          <table:table-cell office:value-type="float" office:value="7008.25" calcext:value-type="float">
            <text:p>7,008.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17.87" calcext:value-type="float">
            <text:p>7,017.87</text:p>
          </table:table-cell>
          <table:table-cell office:value-type="float" office:value="7015.65" calcext:value-type="float">
            <text:p>7,015.65</text:p>
          </table:table-cell>
          <table:table-cell office:value-type="float" office:value="7011.93" calcext:value-type="float">
            <text:p>7,011.9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21.55" calcext:value-type="float">
            <text:p>7,021.55</text:p>
          </table:table-cell>
          <table:table-cell office:value-type="float" office:value="7019.34" calcext:value-type="float">
            <text:p>7,019.34</text:p>
          </table:table-cell>
          <table:table-cell office:value-type="float" office:value="7015.62" calcext:value-type="float">
            <text:p>7,015.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25.24" calcext:value-type="float">
            <text:p>7,025.24</text:p>
          </table:table-cell>
          <table:table-cell office:value-type="float" office:value="7023.03" calcext:value-type="float">
            <text:p>7,023.03</text:p>
          </table:table-cell>
          <table:table-cell office:value-type="float" office:value="7019.32" calcext:value-type="float">
            <text:p>7,019.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28.93" calcext:value-type="float">
            <text:p>7,028.93</text:p>
          </table:table-cell>
          <table:table-cell office:value-type="float" office:value="7026.72" calcext:value-type="float">
            <text:p>7,026.72</text:p>
          </table:table-cell>
          <table:table-cell office:value-type="float" office:value="7023" calcext:value-type="float">
            <text:p>7,023.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32.62" calcext:value-type="float">
            <text:p>7,032.62</text:p>
          </table:table-cell>
          <table:table-cell office:value-type="float" office:value="7030.42" calcext:value-type="float">
            <text:p>7,030.42</text:p>
          </table:table-cell>
          <table:table-cell office:value-type="float" office:value="7026.7" calcext:value-type="float">
            <text:p>7,026.7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36.32" calcext:value-type="float">
            <text:p>7,036.32</text:p>
          </table:table-cell>
          <table:table-cell office:value-type="float" office:value="7034.12" calcext:value-type="float">
            <text:p>7,034.12</text:p>
          </table:table-cell>
          <table:table-cell office:value-type="float" office:value="7030.4" calcext:value-type="float">
            <text:p>7,030.4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40.01" calcext:value-type="float">
            <text:p>7,040.01</text:p>
          </table:table-cell>
          <table:table-cell office:value-type="float" office:value="7037.82" calcext:value-type="float">
            <text:p>7,037.82</text:p>
          </table:table-cell>
          <table:table-cell office:value-type="float" office:value="7034.1" calcext:value-type="float">
            <text:p>7,034.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43.71" calcext:value-type="float">
            <text:p>7,043.71</text:p>
          </table:table-cell>
          <table:table-cell office:value-type="float" office:value="7041.52" calcext:value-type="float">
            <text:p>7,041.52</text:p>
          </table:table-cell>
          <table:table-cell office:value-type="float" office:value="7037.79" calcext:value-type="float">
            <text:p>7,037.7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47.41" calcext:value-type="float">
            <text:p>7,047.41</text:p>
          </table:table-cell>
          <table:table-cell office:value-type="float" office:value="7045.23" calcext:value-type="float">
            <text:p>7,045.23</text:p>
          </table:table-cell>
          <table:table-cell office:value-type="float" office:value="7041.5" calcext:value-type="float">
            <text:p>7,041.5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51.11" calcext:value-type="float">
            <text:p>7,051.11</text:p>
          </table:table-cell>
          <table:table-cell office:value-type="float" office:value="7048.94" calcext:value-type="float">
            <text:p>7,048.94</text:p>
          </table:table-cell>
          <table:table-cell office:value-type="float" office:value="7045.2" calcext:value-type="float">
            <text:p>7,045.2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54.82" calcext:value-type="float">
            <text:p>7,054.82</text:p>
          </table:table-cell>
          <table:table-cell office:value-type="float" office:value="7052.65" calcext:value-type="float">
            <text:p>7,052.65</text:p>
          </table:table-cell>
          <table:table-cell office:value-type="float" office:value="7048.91" calcext:value-type="float">
            <text:p>7,048.9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58.52" calcext:value-type="float">
            <text:p>7,058.52</text:p>
          </table:table-cell>
          <table:table-cell office:value-type="float" office:value="7056.35" calcext:value-type="float">
            <text:p>7,056.35</text:p>
          </table:table-cell>
          <table:table-cell office:value-type="float" office:value="7052.62" calcext:value-type="float">
            <text:p>7,052.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62.23" calcext:value-type="float">
            <text:p>7,062.23</text:p>
          </table:table-cell>
          <table:table-cell office:value-type="float" office:value="7060.06" calcext:value-type="float">
            <text:p>7,060.06</text:p>
          </table:table-cell>
          <table:table-cell office:value-type="float" office:value="7056.33" calcext:value-type="float">
            <text:p>7,056.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65.94" calcext:value-type="float">
            <text:p>7,065.94</text:p>
          </table:table-cell>
          <table:table-cell office:value-type="float" office:value="7063.78" calcext:value-type="float">
            <text:p>7,063.78</text:p>
          </table:table-cell>
          <table:table-cell office:value-type="float" office:value="7060.04" calcext:value-type="float">
            <text:p>7,060.0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69.65" calcext:value-type="float">
            <text:p>7,069.65</text:p>
          </table:table-cell>
          <table:table-cell office:value-type="float" office:value="7067.5" calcext:value-type="float">
            <text:p>7,067.50</text:p>
          </table:table-cell>
          <table:table-cell office:value-type="float" office:value="7063.76" calcext:value-type="float">
            <text:p>7,063.7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73.37" calcext:value-type="float">
            <text:p>7,073.37</text:p>
          </table:table-cell>
          <table:table-cell office:value-type="float" office:value="7071.22" calcext:value-type="float">
            <text:p>7,071.22</text:p>
          </table:table-cell>
          <table:table-cell office:value-type="float" office:value="7067.47" calcext:value-type="float">
            <text:p>7,067.4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77.08" calcext:value-type="float">
            <text:p>7,077.08</text:p>
          </table:table-cell>
          <table:table-cell office:value-type="float" office:value="7074.93" calcext:value-type="float">
            <text:p>7,074.93</text:p>
          </table:table-cell>
          <table:table-cell office:value-type="float" office:value="7071.19" calcext:value-type="float">
            <text:p>7,071.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80.8" calcext:value-type="float">
            <text:p>7,080.80</text:p>
          </table:table-cell>
          <table:table-cell office:value-type="float" office:value="7078.66" calcext:value-type="float">
            <text:p>7,078.66</text:p>
          </table:table-cell>
          <table:table-cell office:value-type="float" office:value="7074.91" calcext:value-type="float">
            <text:p>7,074.9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84.52" calcext:value-type="float">
            <text:p>7,084.52</text:p>
          </table:table-cell>
          <table:table-cell office:value-type="float" office:value="7082.38" calcext:value-type="float">
            <text:p>7,082.38</text:p>
          </table:table-cell>
          <table:table-cell office:value-type="float" office:value="7078.63" calcext:value-type="float">
            <text:p>7,078.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1/08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88.24" calcext:value-type="float">
            <text:p>7,088.24</text:p>
          </table:table-cell>
          <table:table-cell office:value-type="float" office:value="7086.11" calcext:value-type="float">
            <text:p>7,086.11</text:p>
          </table:table-cell>
          <table:table-cell office:value-type="float" office:value="7082.36" calcext:value-type="float">
            <text:p>7,082.3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91.97" calcext:value-type="float">
            <text:p>7,091.97</text:p>
          </table:table-cell>
          <table:table-cell office:value-type="float" office:value="7089.84" calcext:value-type="float">
            <text:p>7,089.84</text:p>
          </table:table-cell>
          <table:table-cell office:value-type="float" office:value="7086.08" calcext:value-type="float">
            <text:p>7,086.0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95.69" calcext:value-type="float">
            <text:p>7,095.69</text:p>
          </table:table-cell>
          <table:table-cell office:value-type="float" office:value="7093.56" calcext:value-type="float">
            <text:p>7,093.56</text:p>
          </table:table-cell>
          <table:table-cell office:value-type="float" office:value="7089.81" calcext:value-type="float">
            <text:p>7,089.8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099.42" calcext:value-type="float">
            <text:p>7,099.42</text:p>
          </table:table-cell>
          <table:table-cell office:value-type="float" office:value="7097.3" calcext:value-type="float">
            <text:p>7,097.30</text:p>
          </table:table-cell>
          <table:table-cell office:value-type="float" office:value="7093.54" calcext:value-type="float">
            <text:p>7,093.5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03.15" calcext:value-type="float">
            <text:p>7,103.15</text:p>
          </table:table-cell>
          <table:table-cell office:value-type="float" office:value="7101.03" calcext:value-type="float">
            <text:p>7,101.03</text:p>
          </table:table-cell>
          <table:table-cell office:value-type="float" office:value="7097.27" calcext:value-type="float">
            <text:p>7,097.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06.88" calcext:value-type="float">
            <text:p>7,106.88</text:p>
          </table:table-cell>
          <table:table-cell office:value-type="float" office:value="7104.77" calcext:value-type="float">
            <text:p>7,104.77</text:p>
          </table:table-cell>
          <table:table-cell office:value-type="float" office:value="7101.01" calcext:value-type="float">
            <text:p>7,101.0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10.61" calcext:value-type="float">
            <text:p>7,110.61</text:p>
          </table:table-cell>
          <table:table-cell office:value-type="float" office:value="7108.51" calcext:value-type="float">
            <text:p>7,108.51</text:p>
          </table:table-cell>
          <table:table-cell office:value-type="float" office:value="7104.74" calcext:value-type="float">
            <text:p>7,104.7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14.35" calcext:value-type="float">
            <text:p>7,114.35</text:p>
          </table:table-cell>
          <table:table-cell office:value-type="float" office:value="7112.24" calcext:value-type="float">
            <text:p>7,112.24</text:p>
          </table:table-cell>
          <table:table-cell office:value-type="float" office:value="7108.48" calcext:value-type="float">
            <text:p>7,108.4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18.09" calcext:value-type="float">
            <text:p>7,118.09</text:p>
          </table:table-cell>
          <table:table-cell office:value-type="float" office:value="7115.99" calcext:value-type="float">
            <text:p>7,115.99</text:p>
          </table:table-cell>
          <table:table-cell office:value-type="float" office:value="7112.22" calcext:value-type="float">
            <text:p>7,112.2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21.83" calcext:value-type="float">
            <text:p>7,121.83</text:p>
          </table:table-cell>
          <table:table-cell office:value-type="float" office:value="7119.73" calcext:value-type="float">
            <text:p>7,119.73</text:p>
          </table:table-cell>
          <table:table-cell office:value-type="float" office:value="7115.96" calcext:value-type="float">
            <text:p>7,115.9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25.57" calcext:value-type="float">
            <text:p>7,125.57</text:p>
          </table:table-cell>
          <table:table-cell office:value-type="float" office:value="7123.48" calcext:value-type="float">
            <text:p>7,123.48</text:p>
          </table:table-cell>
          <table:table-cell office:value-type="float" office:value="7119.71" calcext:value-type="float">
            <text:p>7,119.7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29.31" calcext:value-type="float">
            <text:p>7,129.31</text:p>
          </table:table-cell>
          <table:table-cell office:value-type="float" office:value="7127.23" calcext:value-type="float">
            <text:p>7,127.23</text:p>
          </table:table-cell>
          <table:table-cell office:value-type="float" office:value="7123.45" calcext:value-type="float">
            <text:p>7,123.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33.05" calcext:value-type="float">
            <text:p>7,133.05</text:p>
          </table:table-cell>
          <table:table-cell office:value-type="float" office:value="7130.97" calcext:value-type="float">
            <text:p>7,130.97</text:p>
          </table:table-cell>
          <table:table-cell office:value-type="float" office:value="7127.2" calcext:value-type="float">
            <text:p>7,127.2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36.8" calcext:value-type="float">
            <text:p>7,136.80</text:p>
          </table:table-cell>
          <table:table-cell office:value-type="float" office:value="7134.72" calcext:value-type="float">
            <text:p>7,134.72</text:p>
          </table:table-cell>
          <table:table-cell office:value-type="float" office:value="7130.95" calcext:value-type="float">
            <text:p>7,130.9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40.55" calcext:value-type="float">
            <text:p>7,140.55</text:p>
          </table:table-cell>
          <table:table-cell office:value-type="float" office:value="7138.48" calcext:value-type="float">
            <text:p>7,138.48</text:p>
          </table:table-cell>
          <table:table-cell office:value-type="float" office:value="7134.7" calcext:value-type="float">
            <text:p>7,134.7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44.3" calcext:value-type="float">
            <text:p>7,144.30</text:p>
          </table:table-cell>
          <table:table-cell office:value-type="float" office:value="7142.24" calcext:value-type="float">
            <text:p>7,142.24</text:p>
          </table:table-cell>
          <table:table-cell office:value-type="float" office:value="7138.45" calcext:value-type="float">
            <text:p>7,138.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48.05" calcext:value-type="float">
            <text:p>7,148.05</text:p>
          </table:table-cell>
          <table:table-cell office:value-type="float" office:value="7145.99" calcext:value-type="float">
            <text:p>7,145.99</text:p>
          </table:table-cell>
          <table:table-cell office:value-type="float" office:value="7142.21" calcext:value-type="float">
            <text:p>7,142.2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51.81" calcext:value-type="float">
            <text:p>7,151.81</text:p>
          </table:table-cell>
          <table:table-cell office:value-type="float" office:value="7149.75" calcext:value-type="float">
            <text:p>7,149.75</text:p>
          </table:table-cell>
          <table:table-cell office:value-type="float" office:value="7145.96" calcext:value-type="float">
            <text:p>7,145.9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55.57" calcext:value-type="float">
            <text:p>7,155.57</text:p>
          </table:table-cell>
          <table:table-cell office:value-type="float" office:value="7153.51" calcext:value-type="float">
            <text:p>7,153.51</text:p>
          </table:table-cell>
          <table:table-cell office:value-type="float" office:value="7149.72" calcext:value-type="float">
            <text:p>7,149.7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59.33" calcext:value-type="float">
            <text:p>7,159.33</text:p>
          </table:table-cell>
          <table:table-cell office:value-type="float" office:value="7157.28" calcext:value-type="float">
            <text:p>7,157.28</text:p>
          </table:table-cell>
          <table:table-cell office:value-type="float" office:value="7153.49" calcext:value-type="float">
            <text:p>7,153.4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63.09" calcext:value-type="float">
            <text:p>7,163.09</text:p>
          </table:table-cell>
          <table:table-cell office:value-type="float" office:value="7161.04" calcext:value-type="float">
            <text:p>7,161.04</text:p>
          </table:table-cell>
          <table:table-cell office:value-type="float" office:value="7157.25" calcext:value-type="float">
            <text:p>7,157.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09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66.85" calcext:value-type="float">
            <text:p>7,166.85</text:p>
          </table:table-cell>
          <table:table-cell office:value-type="float" office:value="7164.81" calcext:value-type="float">
            <text:p>7,164.81</text:p>
          </table:table-cell>
          <table:table-cell office:value-type="float" office:value="7161.02" calcext:value-type="float">
            <text:p>7,161.0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70.61" calcext:value-type="float">
            <text:p>7,170.61</text:p>
          </table:table-cell>
          <table:table-cell office:value-type="float" office:value="7168.58" calcext:value-type="float">
            <text:p>7,168.58</text:p>
          </table:table-cell>
          <table:table-cell office:value-type="float" office:value="7164.78" calcext:value-type="float">
            <text:p>7,164.7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74.38" calcext:value-type="float">
            <text:p>7,174.38</text:p>
          </table:table-cell>
          <table:table-cell office:value-type="float" office:value="7172.35" calcext:value-type="float">
            <text:p>7,172.35</text:p>
          </table:table-cell>
          <table:table-cell office:value-type="float" office:value="7168.55" calcext:value-type="float">
            <text:p>7,168.5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78.15" calcext:value-type="float">
            <text:p>7,178.15</text:p>
          </table:table-cell>
          <table:table-cell office:value-type="float" office:value="7176.13" calcext:value-type="float">
            <text:p>7,176.13</text:p>
          </table:table-cell>
          <table:table-cell office:value-type="float" office:value="7172.33" calcext:value-type="float">
            <text:p>7,172.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81.92" calcext:value-type="float">
            <text:p>7,181.92</text:p>
          </table:table-cell>
          <table:table-cell office:value-type="float" office:value="7179.9" calcext:value-type="float">
            <text:p>7,179.90</text:p>
          </table:table-cell>
          <table:table-cell office:value-type="float" office:value="7176.1" calcext:value-type="float">
            <text:p>7,176.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85.69" calcext:value-type="float">
            <text:p>7,185.69</text:p>
          </table:table-cell>
          <table:table-cell office:value-type="float" office:value="7183.67" calcext:value-type="float">
            <text:p>7,183.67</text:p>
          </table:table-cell>
          <table:table-cell office:value-type="float" office:value="7179.88" calcext:value-type="float">
            <text:p>7,179.8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89.47" calcext:value-type="float">
            <text:p>7,189.47</text:p>
          </table:table-cell>
          <table:table-cell office:value-type="float" office:value="7187.45" calcext:value-type="float">
            <text:p>7,187.45</text:p>
          </table:table-cell>
          <table:table-cell office:value-type="float" office:value="7183.65" calcext:value-type="float">
            <text:p>7,183.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93.24" calcext:value-type="float">
            <text:p>7,193.24</text:p>
          </table:table-cell>
          <table:table-cell office:value-type="float" office:value="7191.24" calcext:value-type="float">
            <text:p>7,191.24</text:p>
          </table:table-cell>
          <table:table-cell office:value-type="float" office:value="7187.43" calcext:value-type="float">
            <text:p>7,187.4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197.02" calcext:value-type="float">
            <text:p>7,197.02</text:p>
          </table:table-cell>
          <table:table-cell office:value-type="float" office:value="7195.02" calcext:value-type="float">
            <text:p>7,195.02</text:p>
          </table:table-cell>
          <table:table-cell office:value-type="float" office:value="7191.21" calcext:value-type="float">
            <text:p>7,191.2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00.8" calcext:value-type="float">
            <text:p>7,200.80</text:p>
          </table:table-cell>
          <table:table-cell office:value-type="float" office:value="7198.81" calcext:value-type="float">
            <text:p>7,198.81</text:p>
          </table:table-cell>
          <table:table-cell office:value-type="float" office:value="7195" calcext:value-type="float">
            <text:p>7,195.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04.59" calcext:value-type="float">
            <text:p>7,204.59</text:p>
          </table:table-cell>
          <table:table-cell office:value-type="float" office:value="7202.59" calcext:value-type="float">
            <text:p>7,202.59</text:p>
          </table:table-cell>
          <table:table-cell office:value-type="float" office:value="7198.78" calcext:value-type="float">
            <text:p>7,198.7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08.37" calcext:value-type="float">
            <text:p>7,208.37</text:p>
          </table:table-cell>
          <table:table-cell office:value-type="float" office:value="7206.38" calcext:value-type="float">
            <text:p>7,206.38</text:p>
          </table:table-cell>
          <table:table-cell office:value-type="float" office:value="7202.57" calcext:value-type="float">
            <text:p>7,202.5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12.16" calcext:value-type="float">
            <text:p>7,212.16</text:p>
          </table:table-cell>
          <table:table-cell office:value-type="float" office:value="7210.17" calcext:value-type="float">
            <text:p>7,210.17</text:p>
          </table:table-cell>
          <table:table-cell office:value-type="float" office:value="7206.36" calcext:value-type="float">
            <text:p>7,206.3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15.95" calcext:value-type="float">
            <text:p>7,215.95</text:p>
          </table:table-cell>
          <table:table-cell office:value-type="float" office:value="7213.97" calcext:value-type="float">
            <text:p>7,213.97</text:p>
          </table:table-cell>
          <table:table-cell office:value-type="float" office:value="7210.15" calcext:value-type="float">
            <text:p>7,210.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19.74" calcext:value-type="float">
            <text:p>7,219.74</text:p>
          </table:table-cell>
          <table:table-cell office:value-type="float" office:value="7217.77" calcext:value-type="float">
            <text:p>7,217.77</text:p>
          </table:table-cell>
          <table:table-cell office:value-type="float" office:value="7213.94" calcext:value-type="float">
            <text:p>7,213.9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23.53" calcext:value-type="float">
            <text:p>7,223.53</text:p>
          </table:table-cell>
          <table:table-cell office:value-type="float" office:value="7221.56" calcext:value-type="float">
            <text:p>7,221.56</text:p>
          </table:table-cell>
          <table:table-cell office:value-type="float" office:value="7217.74" calcext:value-type="float">
            <text:p>7,217.7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27.32" calcext:value-type="float">
            <text:p>7,227.32</text:p>
          </table:table-cell>
          <table:table-cell office:value-type="float" office:value="7225.36" calcext:value-type="float">
            <text:p>7,225.36</text:p>
          </table:table-cell>
          <table:table-cell office:value-type="float" office:value="7221.53" calcext:value-type="float">
            <text:p>7,221.5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31.12" calcext:value-type="float">
            <text:p>7,231.12</text:p>
          </table:table-cell>
          <table:table-cell office:value-type="float" office:value="7229.16" calcext:value-type="float">
            <text:p>7,229.16</text:p>
          </table:table-cell>
          <table:table-cell office:value-type="float" office:value="7225.33" calcext:value-type="float">
            <text:p>7,225.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34.92" calcext:value-type="float">
            <text:p>7,234.92</text:p>
          </table:table-cell>
          <table:table-cell office:value-type="float" office:value="7232.97" calcext:value-type="float">
            <text:p>7,232.97</text:p>
          </table:table-cell>
          <table:table-cell office:value-type="float" office:value="7229.14" calcext:value-type="float">
            <text:p>7,229.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38.72" calcext:value-type="float">
            <text:p>7,238.72</text:p>
          </table:table-cell>
          <table:table-cell office:value-type="float" office:value="7236.77" calcext:value-type="float">
            <text:p>7,236.77</text:p>
          </table:table-cell>
          <table:table-cell office:value-type="float" office:value="7232.94" calcext:value-type="float">
            <text:p>7,232.9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42.52" calcext:value-type="float">
            <text:p>7,242.52</text:p>
          </table:table-cell>
          <table:table-cell office:value-type="float" office:value="7240.57" calcext:value-type="float">
            <text:p>7,240.57</text:p>
          </table:table-cell>
          <table:table-cell office:value-type="float" office:value="7236.75" calcext:value-type="float">
            <text:p>7,236.7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10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46.33" calcext:value-type="float">
            <text:p>7,246.33</text:p>
          </table:table-cell>
          <table:table-cell office:value-type="float" office:value="7244.38" calcext:value-type="float">
            <text:p>7,244.38</text:p>
          </table:table-cell>
          <table:table-cell office:value-type="float" office:value="7240.55" calcext:value-type="float">
            <text:p>7,240.5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50.13" calcext:value-type="float">
            <text:p>7,250.13</text:p>
          </table:table-cell>
          <table:table-cell office:value-type="float" office:value="7248.2" calcext:value-type="float">
            <text:p>7,248.20</text:p>
          </table:table-cell>
          <table:table-cell office:value-type="float" office:value="7244.36" calcext:value-type="float">
            <text:p>7,244.3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53.94" calcext:value-type="float">
            <text:p>7,253.94</text:p>
          </table:table-cell>
          <table:table-cell office:value-type="float" office:value="7252.01" calcext:value-type="float">
            <text:p>7,252.01</text:p>
          </table:table-cell>
          <table:table-cell office:value-type="float" office:value="7248.17" calcext:value-type="float">
            <text:p>7,248.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57.75" calcext:value-type="float">
            <text:p>7,257.75</text:p>
          </table:table-cell>
          <table:table-cell office:value-type="float" office:value="7255.82" calcext:value-type="float">
            <text:p>7,255.82</text:p>
          </table:table-cell>
          <table:table-cell office:value-type="float" office:value="7251.99" calcext:value-type="float">
            <text:p>7,251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61.57" calcext:value-type="float">
            <text:p>7,261.57</text:p>
          </table:table-cell>
          <table:table-cell office:value-type="float" office:value="7259.64" calcext:value-type="float">
            <text:p>7,259.64</text:p>
          </table:table-cell>
          <table:table-cell office:value-type="float" office:value="7255.8" calcext:value-type="float">
            <text:p>7,255.8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65.38" calcext:value-type="float">
            <text:p>7,265.38</text:p>
          </table:table-cell>
          <table:table-cell office:value-type="float" office:value="7263.46" calcext:value-type="float">
            <text:p>7,263.46</text:p>
          </table:table-cell>
          <table:table-cell office:value-type="float" office:value="7259.62" calcext:value-type="float">
            <text:p>7,259.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69.2" calcext:value-type="float">
            <text:p>7,269.20</text:p>
          </table:table-cell>
          <table:table-cell office:value-type="float" office:value="7267.28" calcext:value-type="float">
            <text:p>7,267.28</text:p>
          </table:table-cell>
          <table:table-cell office:value-type="float" office:value="7263.44" calcext:value-type="float">
            <text:p>7,263.4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73.01" calcext:value-type="float">
            <text:p>7,273.01</text:p>
          </table:table-cell>
          <table:table-cell office:value-type="float" office:value="7271.11" calcext:value-type="float">
            <text:p>7,271.11</text:p>
          </table:table-cell>
          <table:table-cell office:value-type="float" office:value="7267.26" calcext:value-type="float">
            <text:p>7,267.2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76.84" calcext:value-type="float">
            <text:p>7,276.84</text:p>
          </table:table-cell>
          <table:table-cell office:value-type="float" office:value="7274.93" calcext:value-type="float">
            <text:p>7,274.93</text:p>
          </table:table-cell>
          <table:table-cell office:value-type="float" office:value="7271.08" calcext:value-type="float">
            <text:p>7,271.0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80.66" calcext:value-type="float">
            <text:p>7,280.66</text:p>
          </table:table-cell>
          <table:table-cell office:value-type="float" office:value="7278.76" calcext:value-type="float">
            <text:p>7,278.76</text:p>
          </table:table-cell>
          <table:table-cell office:value-type="float" office:value="7274.9" calcext:value-type="float">
            <text:p>7,274.9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84.48" calcext:value-type="float">
            <text:p>7,284.48</text:p>
          </table:table-cell>
          <table:table-cell office:value-type="float" office:value="7282.59" calcext:value-type="float">
            <text:p>7,282.59</text:p>
          </table:table-cell>
          <table:table-cell office:value-type="float" office:value="7278.73" calcext:value-type="float">
            <text:p>7,278.7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88.31" calcext:value-type="float">
            <text:p>7,288.31</text:p>
          </table:table-cell>
          <table:table-cell office:value-type="float" office:value="7286.42" calcext:value-type="float">
            <text:p>7,286.42</text:p>
          </table:table-cell>
          <table:table-cell office:value-type="float" office:value="7282.56" calcext:value-type="float">
            <text:p>7,282.5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92.14" calcext:value-type="float">
            <text:p>7,292.14</text:p>
          </table:table-cell>
          <table:table-cell office:value-type="float" office:value="7290.26" calcext:value-type="float">
            <text:p>7,290.26</text:p>
          </table:table-cell>
          <table:table-cell office:value-type="float" office:value="7286.4" calcext:value-type="float">
            <text:p>7,286.4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99.83" calcext:value-type="float">
            <text:p>7,299.83</text:p>
          </table:table-cell>
          <table:table-cell office:value-type="float" office:value="7297.95" calcext:value-type="float">
            <text:p>7,297.95</text:p>
          </table:table-cell>
          <table:table-cell office:value-type="float" office:value="7290.23" calcext:value-type="float">
            <text:p>7,290.2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99.8" calcext:value-type="float">
            <text:p>7,299.80</text:p>
          </table:table-cell>
          <table:table-cell office:value-type="float" office:value="7297.93" calcext:value-type="float">
            <text:p>7,297.93</text:p>
          </table:table-cell>
          <table:table-cell office:value-type="float" office:value="7294.06" calcext:value-type="float">
            <text:p>7,294.0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03.64" calcext:value-type="float">
            <text:p>7,303.64</text:p>
          </table:table-cell>
          <table:table-cell office:value-type="float" office:value="7301.77" calcext:value-type="float">
            <text:p>7,301.77</text:p>
          </table:table-cell>
          <table:table-cell office:value-type="float" office:value="7297.9" calcext:value-type="float">
            <text:p>7,297.9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07.47" calcext:value-type="float">
            <text:p>7,307.47</text:p>
          </table:table-cell>
          <table:table-cell office:value-type="float" office:value="7305.61" calcext:value-type="float">
            <text:p>7,305.61</text:p>
          </table:table-cell>
          <table:table-cell office:value-type="float" office:value="7301.74" calcext:value-type="float">
            <text:p>7,301.7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11.31" calcext:value-type="float">
            <text:p>7,311.31</text:p>
          </table:table-cell>
          <table:table-cell office:value-type="float" office:value="7309.45" calcext:value-type="float">
            <text:p>7,309.45</text:p>
          </table:table-cell>
          <table:table-cell office:value-type="float" office:value="7305.58" calcext:value-type="float">
            <text:p>7,305.5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15.15" calcext:value-type="float">
            <text:p>7,315.15</text:p>
          </table:table-cell>
          <table:table-cell office:value-type="float" office:value="7313.29" calcext:value-type="float">
            <text:p>7,313.29</text:p>
          </table:table-cell>
          <table:table-cell office:value-type="float" office:value="7309.43" calcext:value-type="float">
            <text:p>7,309.4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18.99" calcext:value-type="float">
            <text:p>7,318.99</text:p>
          </table:table-cell>
          <table:table-cell office:value-type="float" office:value="7317.14" calcext:value-type="float">
            <text:p>7,317.14</text:p>
          </table:table-cell>
          <table:table-cell office:value-type="float" office:value="7313.27" calcext:value-type="float">
            <text:p>7,313.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11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22.84" calcext:value-type="float">
            <text:p>7,322.84</text:p>
          </table:table-cell>
          <table:table-cell office:value-type="float" office:value="7320.99" calcext:value-type="float">
            <text:p>7,320.99</text:p>
          </table:table-cell>
          <table:table-cell office:value-type="float" office:value="7317.12" calcext:value-type="float">
            <text:p>7,317.1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26.69" calcext:value-type="float">
            <text:p>7,326.69</text:p>
          </table:table-cell>
          <table:table-cell office:value-type="float" office:value="7324.85" calcext:value-type="float">
            <text:p>7,324.85</text:p>
          </table:table-cell>
          <table:table-cell office:value-type="float" office:value="7320.97" calcext:value-type="float">
            <text:p>7,320.9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30.54" calcext:value-type="float">
            <text:p>7,330.54</text:p>
          </table:table-cell>
          <table:table-cell office:value-type="float" office:value="7328.7" calcext:value-type="float">
            <text:p>7,328.70</text:p>
          </table:table-cell>
          <table:table-cell office:value-type="float" office:value="7324.82" calcext:value-type="float">
            <text:p>7,324.8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34.39" calcext:value-type="float">
            <text:p>7,334.39</text:p>
          </table:table-cell>
          <table:table-cell office:value-type="float" office:value="7332.55" calcext:value-type="float">
            <text:p>7,332.55</text:p>
          </table:table-cell>
          <table:table-cell office:value-type="float" office:value="7328.68" calcext:value-type="float">
            <text:p>7,328.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38.24" calcext:value-type="float">
            <text:p>7,338.24</text:p>
          </table:table-cell>
          <table:table-cell office:value-type="float" office:value="7336.41" calcext:value-type="float">
            <text:p>7,336.41</text:p>
          </table:table-cell>
          <table:table-cell office:value-type="float" office:value="7332.53" calcext:value-type="float">
            <text:p>7,332.5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42.09" calcext:value-type="float">
            <text:p>7,342.09</text:p>
          </table:table-cell>
          <table:table-cell office:value-type="float" office:value="7340.27" calcext:value-type="float">
            <text:p>7,340.27</text:p>
          </table:table-cell>
          <table:table-cell office:value-type="float" office:value="7336.39" calcext:value-type="float">
            <text:p>7,336.3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45.95" calcext:value-type="float">
            <text:p>7,345.95</text:p>
          </table:table-cell>
          <table:table-cell office:value-type="float" office:value="7344.14" calcext:value-type="float">
            <text:p>7,344.14</text:p>
          </table:table-cell>
          <table:table-cell office:value-type="float" office:value="7340.25" calcext:value-type="float">
            <text:p>7,340.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49.81" calcext:value-type="float">
            <text:p>7,349.81</text:p>
          </table:table-cell>
          <table:table-cell office:value-type="float" office:value="7348" calcext:value-type="float">
            <text:p>7,348.00</text:p>
          </table:table-cell>
          <table:table-cell office:value-type="float" office:value="7344.11" calcext:value-type="float">
            <text:p>7,344.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53.67" calcext:value-type="float">
            <text:p>7,353.67</text:p>
          </table:table-cell>
          <table:table-cell office:value-type="float" office:value="7351.86" calcext:value-type="float">
            <text:p>7,351.86</text:p>
          </table:table-cell>
          <table:table-cell office:value-type="float" office:value="7347.98" calcext:value-type="float">
            <text:p>7,347.9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57.53" calcext:value-type="float">
            <text:p>7,357.53</text:p>
          </table:table-cell>
          <table:table-cell office:value-type="float" office:value="7355.73" calcext:value-type="float">
            <text:p>7,355.73</text:p>
          </table:table-cell>
          <table:table-cell office:value-type="float" office:value="7351.84" calcext:value-type="float">
            <text:p>7,351.8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61.4" calcext:value-type="float">
            <text:p>7,361.40</text:p>
          </table:table-cell>
          <table:table-cell office:value-type="float" office:value="7359.6" calcext:value-type="float">
            <text:p>7,359.60</text:p>
          </table:table-cell>
          <table:table-cell office:value-type="float" office:value="7355.71" calcext:value-type="float">
            <text:p>7,355.7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65.27" calcext:value-type="float">
            <text:p>7,365.27</text:p>
          </table:table-cell>
          <table:table-cell office:value-type="float" office:value="7363.48" calcext:value-type="float">
            <text:p>7,363.48</text:p>
          </table:table-cell>
          <table:table-cell office:value-type="float" office:value="7359.58" calcext:value-type="float">
            <text:p>7,359.5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69.13" calcext:value-type="float">
            <text:p>7,369.13</text:p>
          </table:table-cell>
          <table:table-cell office:value-type="float" office:value="7367.34" calcext:value-type="float">
            <text:p>7,367.34</text:p>
          </table:table-cell>
          <table:table-cell office:value-type="float" office:value="7363.45" calcext:value-type="float">
            <text:p>7,363.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73.01" calcext:value-type="float">
            <text:p>7,373.01</text:p>
          </table:table-cell>
          <table:table-cell office:value-type="float" office:value="7371.22" calcext:value-type="float">
            <text:p>7,371.22</text:p>
          </table:table-cell>
          <table:table-cell office:value-type="float" office:value="7367.32" calcext:value-type="float">
            <text:p>7,367.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76.88" calcext:value-type="float">
            <text:p>7,376.88</text:p>
          </table:table-cell>
          <table:table-cell office:value-type="float" office:value="7375.1" calcext:value-type="float">
            <text:p>7,375.10</text:p>
          </table:table-cell>
          <table:table-cell office:value-type="float" office:value="7371.2" calcext:value-type="float">
            <text:p>7,371.2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80.75" calcext:value-type="float">
            <text:p>7,380.75</text:p>
          </table:table-cell>
          <table:table-cell office:value-type="float" office:value="7378.98" calcext:value-type="float">
            <text:p>7,378.98</text:p>
          </table:table-cell>
          <table:table-cell office:value-type="float" office:value="7375.07" calcext:value-type="float">
            <text:p>7,375.0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84.63" calcext:value-type="float">
            <text:p>7,384.63</text:p>
          </table:table-cell>
          <table:table-cell office:value-type="float" office:value="7382.87" calcext:value-type="float">
            <text:p>7,382.87</text:p>
          </table:table-cell>
          <table:table-cell office:value-type="float" office:value="7378.96" calcext:value-type="float">
            <text:p>7,378.9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92.42" calcext:value-type="float">
            <text:p>7,392.42</text:p>
          </table:table-cell>
          <table:table-cell office:value-type="float" office:value="7390.66" calcext:value-type="float">
            <text:p>7,390.66</text:p>
          </table:table-cell>
          <table:table-cell office:value-type="float" office:value="7382.84" calcext:value-type="float">
            <text:p>7,382.8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92.39" calcext:value-type="float">
            <text:p>7,392.39</text:p>
          </table:table-cell>
          <table:table-cell office:value-type="float" office:value="7390.63" calcext:value-type="float">
            <text:p>7,390.63</text:p>
          </table:table-cell>
          <table:table-cell office:value-type="float" office:value="7386.72" calcext:value-type="float">
            <text:p>7,386.7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396.27" calcext:value-type="float">
            <text:p>7,396.27</text:p>
          </table:table-cell>
          <table:table-cell office:value-type="float" office:value="7394.52" calcext:value-type="float">
            <text:p>7,394.52</text:p>
          </table:table-cell>
          <table:table-cell office:value-type="float" office:value="7390.61" calcext:value-type="float">
            <text:p>7,390.6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400.16" calcext:value-type="float">
            <text:p>7,400.16</text:p>
          </table:table-cell>
          <table:table-cell office:value-type="float" office:value="7398.41" calcext:value-type="float">
            <text:p>7,398.41</text:p>
          </table:table-cell>
          <table:table-cell office:value-type="float" office:value="7394.5" calcext:value-type="float">
            <text:p>7,394.5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411.88" calcext:value-type="float">
            <text:p>7,411.88</text:p>
          </table:table-cell>
          <table:table-cell office:value-type="float" office:value="7410.15" calcext:value-type="float">
            <text:p>7,410.15</text:p>
          </table:table-cell>
          <table:table-cell office:value-type="float" office:value="7398.39" calcext:value-type="float">
            <text:p>7,398.3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1/12/201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411.85" calcext:value-type="float">
            <text:p>7,411.85</text:p>
          </table:table-cell>
          <table:table-cell office:value-type="float" office:value="7410.12" calcext:value-type="float">
            <text:p>7,410.12</text:p>
          </table:table-cell>
          <table:table-cell office:value-type="float" office:value="7402.28" calcext:value-type="float">
            <text:p>7,402.2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11.83" calcext:value-type="float">
            <text:p>7,411.83</text:p>
          </table:table-cell>
          <table:table-cell table:style-name="ce14" office:value-type="float" office:value="7410.09" calcext:value-type="float">
            <text:p>7,410.09</text:p>
          </table:table-cell>
          <table:table-cell office:value-type="float" office:value="7406.17" calcext:value-type="float">
            <text:p>7,406.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15.72" calcext:value-type="float">
            <text:p>7,415.72</text:p>
          </table:table-cell>
          <table:table-cell table:style-name="ce14" office:value-type="float" office:value="7413.99" calcext:value-type="float">
            <text:p>7,413.99</text:p>
          </table:table-cell>
          <table:table-cell office:value-type="float" office:value="7410.07" calcext:value-type="float">
            <text:p>7,410.0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19.62" calcext:value-type="float">
            <text:p>7,419.62</text:p>
          </table:table-cell>
          <table:table-cell table:style-name="ce14" office:value-type="float" office:value="7417.9" calcext:value-type="float">
            <text:p>7,417.90</text:p>
          </table:table-cell>
          <table:table-cell office:value-type="float" office:value="7413.97" calcext:value-type="float">
            <text:p>7,413.9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23.51" calcext:value-type="float">
            <text:p>7,423.51</text:p>
          </table:table-cell>
          <table:table-cell table:style-name="ce14" office:value-type="float" office:value="7421.8" calcext:value-type="float">
            <text:p>7,421.80</text:p>
          </table:table-cell>
          <table:table-cell office:value-type="float" office:value="7417.87" calcext:value-type="float">
            <text:p>7,417.8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27.41" calcext:value-type="float">
            <text:p>7,427.41</text:p>
          </table:table-cell>
          <table:table-cell table:style-name="ce14" office:value-type="float" office:value="7425.7" calcext:value-type="float">
            <text:p>7,425.70</text:p>
          </table:table-cell>
          <table:table-cell office:value-type="float" office:value="7421.77" calcext:value-type="float">
            <text:p>7,421.7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31.32" calcext:value-type="float">
            <text:p>7,431.32</text:p>
          </table:table-cell>
          <table:table-cell table:style-name="ce14" office:value-type="float" office:value="7429.61" calcext:value-type="float">
            <text:p>7,429.61</text:p>
          </table:table-cell>
          <table:table-cell office:value-type="float" office:value="7425.67" calcext:value-type="float">
            <text:p>7,425.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35.22" calcext:value-type="float">
            <text:p>7,435.22</text:p>
          </table:table-cell>
          <table:table-cell table:style-name="ce14" office:value-type="float" office:value="7433.52" calcext:value-type="float">
            <text:p>7,433.52</text:p>
          </table:table-cell>
          <table:table-cell office:value-type="float" office:value="7429.58" calcext:value-type="float">
            <text:p>7,429.5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39.13" calcext:value-type="float">
            <text:p>7,439.13</text:p>
          </table:table-cell>
          <table:table-cell table:style-name="ce14" office:value-type="float" office:value="7437.43" calcext:value-type="float">
            <text:p>7,437.43</text:p>
          </table:table-cell>
          <table:table-cell office:value-type="float" office:value="7433.49" calcext:value-type="float">
            <text:p>7,433.4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43.03" calcext:value-type="float">
            <text:p>7,443.03</text:p>
          </table:table-cell>
          <table:table-cell table:style-name="ce14" office:value-type="float" office:value="7441.34" calcext:value-type="float">
            <text:p>7,441.34</text:p>
          </table:table-cell>
          <table:table-cell office:value-type="float" office:value="7437.4" calcext:value-type="float">
            <text:p>7,437.4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46.94" calcext:value-type="float">
            <text:p>7,446.94</text:p>
          </table:table-cell>
          <table:table-cell table:style-name="ce14" office:value-type="float" office:value="7445.25" calcext:value-type="float">
            <text:p>7,445.25</text:p>
          </table:table-cell>
          <table:table-cell office:value-type="float" office:value="7441.32" calcext:value-type="float">
            <text:p>7,441.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50.86" calcext:value-type="float">
            <text:p>7,450.86</text:p>
          </table:table-cell>
          <table:table-cell table:style-name="ce14" office:value-type="float" office:value="7449.17" calcext:value-type="float">
            <text:p>7,449.17</text:p>
          </table:table-cell>
          <table:table-cell office:value-type="float" office:value="7445.23" calcext:value-type="float">
            <text:p>7,445.2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54.77" calcext:value-type="float">
            <text:p>7,454.77</text:p>
          </table:table-cell>
          <table:table-cell table:style-name="ce14" office:value-type="float" office:value="7453.09" calcext:value-type="float">
            <text:p>7,453.09</text:p>
          </table:table-cell>
          <table:table-cell office:value-type="float" office:value="7449.15" calcext:value-type="float">
            <text:p>7,449.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58.69" calcext:value-type="float">
            <text:p>7,458.69</text:p>
          </table:table-cell>
          <table:table-cell table:style-name="ce14" office:value-type="float" office:value="7457.01" calcext:value-type="float">
            <text:p>7,457.01</text:p>
          </table:table-cell>
          <table:table-cell office:value-type="float" office:value="7453.07" calcext:value-type="float">
            <text:p>7,453.0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62.6" calcext:value-type="float">
            <text:p>7,462.60</text:p>
          </table:table-cell>
          <table:table-cell table:style-name="ce14" office:value-type="float" office:value="7460.94" calcext:value-type="float">
            <text:p>7,460.94</text:p>
          </table:table-cell>
          <table:table-cell office:value-type="float" office:value="7456.99" calcext:value-type="float">
            <text:p>7,456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70.47" calcext:value-type="float">
            <text:p>7,470.47</text:p>
          </table:table-cell>
          <table:table-cell table:style-name="ce14" office:value-type="float" office:value="7468.81" calcext:value-type="float">
            <text:p>7,468.81</text:p>
          </table:table-cell>
          <table:table-cell office:value-type="float" office:value="7460.91" calcext:value-type="float">
            <text:p>7,460.9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70.45" calcext:value-type="float">
            <text:p>7,470.45</text:p>
          </table:table-cell>
          <table:table-cell table:style-name="ce14" office:value-type="float" office:value="7468.79" calcext:value-type="float">
            <text:p>7,468.79</text:p>
          </table:table-cell>
          <table:table-cell office:value-type="float" office:value="7464.83" calcext:value-type="float">
            <text:p>7,464.8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74.37" calcext:value-type="float">
            <text:p>7,474.37</text:p>
          </table:table-cell>
          <table:table-cell table:style-name="ce14" office:value-type="float" office:value="7472.72" calcext:value-type="float">
            <text:p>7,472.72</text:p>
          </table:table-cell>
          <table:table-cell office:value-type="float" office:value="7468.76" calcext:value-type="float">
            <text:p>7,468.7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78.3" calcext:value-type="float">
            <text:p>7,478.30</text:p>
          </table:table-cell>
          <table:table-cell table:style-name="ce14" office:value-type="float" office:value="7476.65" calcext:value-type="float">
            <text:p>7,476.65</text:p>
          </table:table-cell>
          <table:table-cell office:value-type="float" office:value="7472.69" calcext:value-type="float">
            <text:p>7,472.6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82.23" calcext:value-type="float">
            <text:p>7,482.23</text:p>
          </table:table-cell>
          <table:table-cell table:style-name="ce14" office:value-type="float" office:value="7480.58" calcext:value-type="float">
            <text:p>7,480.58</text:p>
          </table:table-cell>
          <table:table-cell office:value-type="float" office:value="7476.63" calcext:value-type="float">
            <text:p>7,476.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86.16" calcext:value-type="float">
            <text:p>7,486.16</text:p>
          </table:table-cell>
          <table:table-cell table:style-name="ce14" office:value-type="float" office:value="7484.52" calcext:value-type="float">
            <text:p>7,484.52</text:p>
          </table:table-cell>
          <table:table-cell office:value-type="float" office:value="7480.55" calcext:value-type="float">
            <text:p>7,480.5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90.09" calcext:value-type="float">
            <text:p>7,490.09</text:p>
          </table:table-cell>
          <table:table-cell table:style-name="ce14" office:value-type="float" office:value="7488.46" calcext:value-type="float">
            <text:p>7,488.46</text:p>
          </table:table-cell>
          <table:table-cell office:value-type="float" office:value="7484.49" calcext:value-type="float">
            <text:p>7,484.4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94.02" calcext:value-type="float">
            <text:p>7,494.02</text:p>
          </table:table-cell>
          <table:table-cell table:style-name="ce14" office:value-type="float" office:value="7492.4" calcext:value-type="float">
            <text:p>7,492.40</text:p>
          </table:table-cell>
          <table:table-cell office:value-type="float" office:value="7488.43" calcext:value-type="float">
            <text:p>7,488.4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497.96" calcext:value-type="float">
            <text:p>7,497.96</text:p>
          </table:table-cell>
          <table:table-cell table:style-name="ce14" office:value-type="float" office:value="7496.34" calcext:value-type="float">
            <text:p>7,496.34</text:p>
          </table:table-cell>
          <table:table-cell office:value-type="float" office:value="7492.37" calcext:value-type="float">
            <text:p>7,492.3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01.9" calcext:value-type="float">
            <text:p>7,501.90</text:p>
          </table:table-cell>
          <table:table-cell table:style-name="ce14" office:value-type="float" office:value="7500.28" calcext:value-type="float">
            <text:p>7,500.28</text:p>
          </table:table-cell>
          <table:table-cell office:value-type="float" office:value="7496.31" calcext:value-type="float">
            <text:p>7,496.3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05.84" calcext:value-type="float">
            <text:p>7,505.84</text:p>
          </table:table-cell>
          <table:table-cell table:style-name="ce14" office:value-type="float" office:value="7504.23" calcext:value-type="float">
            <text:p>7,504.23</text:p>
          </table:table-cell>
          <table:table-cell office:value-type="float" office:value="7500.25" calcext:value-type="float">
            <text:p>7,500.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09.78" calcext:value-type="float">
            <text:p>7,509.78</text:p>
          </table:table-cell>
          <table:table-cell table:style-name="ce14" office:value-type="float" office:value="7508.17" calcext:value-type="float">
            <text:p>7,508.17</text:p>
          </table:table-cell>
          <table:table-cell office:value-type="float" office:value="7504.2" calcext:value-type="float">
            <text:p>7,504.2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13.73" calcext:value-type="float">
            <text:p>7,513.73</text:p>
          </table:table-cell>
          <table:table-cell table:style-name="ce14" office:value-type="float" office:value="7512.13" calcext:value-type="float">
            <text:p>7,512.13</text:p>
          </table:table-cell>
          <table:table-cell office:value-type="float" office:value="7508.15" calcext:value-type="float">
            <text:p>7,508.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17.67" calcext:value-type="float">
            <text:p>7,517.67</text:p>
          </table:table-cell>
          <table:table-cell table:style-name="ce14" office:value-type="float" office:value="7516.08" calcext:value-type="float">
            <text:p>7,516.08</text:p>
          </table:table-cell>
          <table:table-cell office:value-type="float" office:value="7512.1" calcext:value-type="float">
            <text:p>7,512.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21.62" calcext:value-type="float">
            <text:p>7,521.62</text:p>
          </table:table-cell>
          <table:table-cell table:style-name="ce14" office:value-type="float" office:value="7520.03" calcext:value-type="float">
            <text:p>7,520.03</text:p>
          </table:table-cell>
          <table:table-cell office:value-type="float" office:value="7516.05" calcext:value-type="float">
            <text:p>7,516.0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25.57" calcext:value-type="float">
            <text:p>7,525.57</text:p>
          </table:table-cell>
          <table:table-cell table:style-name="ce14" office:value-type="float" office:value="7523.99" calcext:value-type="float">
            <text:p>7,523.99</text:p>
          </table:table-cell>
          <table:table-cell office:value-type="float" office:value="7520" calcext:value-type="float">
            <text:p>7,520.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29.53" calcext:value-type="float">
            <text:p>7,529.53</text:p>
          </table:table-cell>
          <table:table-cell table:style-name="ce14" office:value-type="float" office:value="7527.95" calcext:value-type="float">
            <text:p>7,527.95</text:p>
          </table:table-cell>
          <table:table-cell office:value-type="float" office:value="7523.96" calcext:value-type="float">
            <text:p>7,523.9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33.48" calcext:value-type="float">
            <text:p>7,533.48</text:p>
          </table:table-cell>
          <table:table-cell table:style-name="ce14" office:value-type="float" office:value="7531.91" calcext:value-type="float">
            <text:p>7,531.91</text:p>
          </table:table-cell>
          <table:table-cell office:value-type="float" office:value="7527.92" calcext:value-type="float">
            <text:p>7,527.9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37.44" calcext:value-type="float">
            <text:p>7,537.44</text:p>
          </table:table-cell>
          <table:table-cell table:style-name="ce14" office:value-type="float" office:value="7535.87" calcext:value-type="float">
            <text:p>7,535.87</text:p>
          </table:table-cell>
          <table:table-cell office:value-type="float" office:value="7531.88" calcext:value-type="float">
            <text:p>7,531.8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41.4" calcext:value-type="float">
            <text:p>7,541.40</text:p>
          </table:table-cell>
          <table:table-cell table:style-name="ce14" office:value-type="float" office:value="7539.83" calcext:value-type="float">
            <text:p>7,539.83</text:p>
          </table:table-cell>
          <table:table-cell office:value-type="float" office:value="7535.85" calcext:value-type="float">
            <text:p>7,535.8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45.36" calcext:value-type="float">
            <text:p>7,545.36</text:p>
          </table:table-cell>
          <table:table-cell table:style-name="ce14" office:value-type="float" office:value="7543.8" calcext:value-type="float">
            <text:p>7,543.80</text:p>
          </table:table-cell>
          <table:table-cell office:value-type="float" office:value="7539.8" calcext:value-type="float">
            <text:p>7,539.8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49.33" calcext:value-type="float">
            <text:p>7,549.33</text:p>
          </table:table-cell>
          <table:table-cell table:style-name="ce14" office:value-type="float" office:value="7547.77" calcext:value-type="float">
            <text:p>7,547.77</text:p>
          </table:table-cell>
          <table:table-cell office:value-type="float" office:value="7543.77" calcext:value-type="float">
            <text:p>7,543.7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53.29" calcext:value-type="float">
            <text:p>7,553.29</text:p>
          </table:table-cell>
          <table:table-cell table:style-name="ce14" office:value-type="float" office:value="7551.74" calcext:value-type="float">
            <text:p>7,551.74</text:p>
          </table:table-cell>
          <table:table-cell office:value-type="float" office:value="7547.74" calcext:value-type="float">
            <text:p>7,547.7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57.26" calcext:value-type="float">
            <text:p>7,557.26</text:p>
          </table:table-cell>
          <table:table-cell table:style-name="ce14" office:value-type="float" office:value="7555.72" calcext:value-type="float">
            <text:p>7,555.72</text:p>
          </table:table-cell>
          <table:table-cell office:value-type="float" office:value="7551.72" calcext:value-type="float">
            <text:p>7,551.7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61.23" calcext:value-type="float">
            <text:p>7,561.23</text:p>
          </table:table-cell>
          <table:table-cell table:style-name="ce14" office:value-type="float" office:value="7559.69" calcext:value-type="float">
            <text:p>7,559.69</text:p>
          </table:table-cell>
          <table:table-cell office:value-type="float" office:value="7555.69" calcext:value-type="float">
            <text:p>7,555.6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65.2" calcext:value-type="float">
            <text:p>7,565.20</text:p>
          </table:table-cell>
          <table:table-cell table:style-name="ce14" office:value-type="float" office:value="7563.66" calcext:value-type="float">
            <text:p>7,563.66</text:p>
          </table:table-cell>
          <table:table-cell office:value-type="float" office:value="7559.66" calcext:value-type="float">
            <text:p>7,559.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69.17" calcext:value-type="float">
            <text:p>7,569.17</text:p>
          </table:table-cell>
          <table:table-cell table:style-name="ce14" office:value-type="float" office:value="7567.65" calcext:value-type="float">
            <text:p>7,567.65</text:p>
          </table:table-cell>
          <table:table-cell office:value-type="float" office:value="7563.64" calcext:value-type="float">
            <text:p>7,563.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73.15" calcext:value-type="float">
            <text:p>7,573.15</text:p>
          </table:table-cell>
          <table:table-cell table:style-name="ce14" office:value-type="float" office:value="7571.63" calcext:value-type="float">
            <text:p>7,571.63</text:p>
          </table:table-cell>
          <table:table-cell office:value-type="float" office:value="7567.62" calcext:value-type="float">
            <text:p>7,567.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77.13" calcext:value-type="float">
            <text:p>7,577.13</text:p>
          </table:table-cell>
          <table:table-cell table:style-name="ce14" office:value-type="float" office:value="7575.61" calcext:value-type="float">
            <text:p>7,575.61</text:p>
          </table:table-cell>
          <table:table-cell office:value-type="float" office:value="7571.6" calcext:value-type="float">
            <text:p>7,571.6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81.11" calcext:value-type="float">
            <text:p>7,581.11</text:p>
          </table:table-cell>
          <table:table-cell table:style-name="ce14" office:value-type="float" office:value="7579.59" calcext:value-type="float">
            <text:p>7,579.59</text:p>
          </table:table-cell>
          <table:table-cell office:value-type="float" office:value="7575.59" calcext:value-type="float">
            <text:p>7,575.5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85.09" calcext:value-type="float">
            <text:p>7,585.09</text:p>
          </table:table-cell>
          <table:table-cell table:style-name="ce14" office:value-type="float" office:value="7583.58" calcext:value-type="float">
            <text:p>7,583.58</text:p>
          </table:table-cell>
          <table:table-cell office:value-type="float" office:value="7579.57" calcext:value-type="float">
            <text:p>7,579.5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89.08" calcext:value-type="float">
            <text:p>7,589.08</text:p>
          </table:table-cell>
          <table:table-cell table:style-name="ce14" office:value-type="float" office:value="7587.57" calcext:value-type="float">
            <text:p>7,587.57</text:p>
          </table:table-cell>
          <table:table-cell office:value-type="float" office:value="7583.56" calcext:value-type="float">
            <text:p>7,583.5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2" calcext:value-type="percentage">
            <text:p>0.02%</text:p>
          </table:table-cell>
          <table:table-cell table:style-name="ce14" office:value-type="float" office:value="7593.06" calcext:value-type="float">
            <text:p>7,593.06</text:p>
          </table:table-cell>
          <table:table-cell table:style-name="ce14" office:value-type="float" office:value="7591.57" calcext:value-type="float">
            <text:p>7,591.57</text:p>
          </table:table-cell>
          <table:table-cell office:value-type="float" office:value="7587.55" calcext:value-type="float">
            <text:p>7,587.5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597.05" calcext:value-type="float">
            <text:p>7,597.05</text:p>
          </table:table-cell>
          <table:table-cell table:style-name="ce14" office:value-type="float" office:value="7596.3" calcext:value-type="float">
            <text:p>7,596.30</text:p>
          </table:table-cell>
          <table:table-cell office:value-type="float" office:value="7592.28" calcext:value-type="float">
            <text:p>7,592.2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01.04" calcext:value-type="float">
            <text:p>7,601.04</text:p>
          </table:table-cell>
          <table:table-cell table:style-name="ce14" office:value-type="float" office:value="7600.3" calcext:value-type="float">
            <text:p>7,600.30</text:p>
          </table:table-cell>
          <table:table-cell office:value-type="float" office:value="7596.27" calcext:value-type="float">
            <text:p>7,596.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05.04" calcext:value-type="float">
            <text:p>7,605.04</text:p>
          </table:table-cell>
          <table:table-cell table:style-name="ce14" office:value-type="float" office:value="7604.29" calcext:value-type="float">
            <text:p>7,604.29</text:p>
          </table:table-cell>
          <table:table-cell office:value-type="float" office:value="7600.27" calcext:value-type="float">
            <text:p>7,600.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09.03" calcext:value-type="float">
            <text:p>7,609.03</text:p>
          </table:table-cell>
          <table:table-cell table:style-name="ce14" office:value-type="float" office:value="7608.29" calcext:value-type="float">
            <text:p>7,608.29</text:p>
          </table:table-cell>
          <table:table-cell office:value-type="float" office:value="7604.26" calcext:value-type="float">
            <text:p>7,604.2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13.03" calcext:value-type="float">
            <text:p>7,613.03</text:p>
          </table:table-cell>
          <table:table-cell table:style-name="ce14" office:value-type="float" office:value="7612.29" calcext:value-type="float">
            <text:p>7,612.29</text:p>
          </table:table-cell>
          <table:table-cell office:value-type="float" office:value="7608.27" calcext:value-type="float">
            <text:p>7,608.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17.03" calcext:value-type="float">
            <text:p>7,617.03</text:p>
          </table:table-cell>
          <table:table-cell table:style-name="ce14" office:value-type="float" office:value="7616.29" calcext:value-type="float">
            <text:p>7,616.29</text:p>
          </table:table-cell>
          <table:table-cell office:value-type="float" office:value="7612.26" calcext:value-type="float">
            <text:p>7,612.2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21.03" calcext:value-type="float">
            <text:p>7,621.03</text:p>
          </table:table-cell>
          <table:table-cell table:style-name="ce14" office:value-type="float" office:value="7620.3" calcext:value-type="float">
            <text:p>7,620.30</text:p>
          </table:table-cell>
          <table:table-cell office:value-type="float" office:value="7616.26" calcext:value-type="float">
            <text:p>7,616.2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25.03" calcext:value-type="float">
            <text:p>7,625.03</text:p>
          </table:table-cell>
          <table:table-cell table:style-name="ce14" office:value-type="float" office:value="7624.3" calcext:value-type="float">
            <text:p>7,624.30</text:p>
          </table:table-cell>
          <table:table-cell office:value-type="float" office:value="7620.27" calcext:value-type="float">
            <text:p>7,620.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29.04" calcext:value-type="float">
            <text:p>7,629.04</text:p>
          </table:table-cell>
          <table:table-cell table:style-name="ce14" office:value-type="float" office:value="7628.31" calcext:value-type="float">
            <text:p>7,628.31</text:p>
          </table:table-cell>
          <table:table-cell office:value-type="float" office:value="7624.27" calcext:value-type="float">
            <text:p>7,624.2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33.04" calcext:value-type="float">
            <text:p>7,633.04</text:p>
          </table:table-cell>
          <table:table-cell table:style-name="ce14" office:value-type="float" office:value="7632.32" calcext:value-type="float">
            <text:p>7,632.32</text:p>
          </table:table-cell>
          <table:table-cell office:value-type="float" office:value="7628.29" calcext:value-type="float">
            <text:p>7,628.2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37.05" calcext:value-type="float">
            <text:p>7,637.05</text:p>
          </table:table-cell>
          <table:table-cell table:style-name="ce14" office:value-type="float" office:value="7636.33" calcext:value-type="float">
            <text:p>7,636.33</text:p>
          </table:table-cell>
          <table:table-cell office:value-type="float" office:value="7632.29" calcext:value-type="float">
            <text:p>7,632.2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41.07" calcext:value-type="float">
            <text:p>7,641.07</text:p>
          </table:table-cell>
          <table:table-cell table:style-name="ce14" office:value-type="float" office:value="7640.35" calcext:value-type="float">
            <text:p>7,640.35</text:p>
          </table:table-cell>
          <table:table-cell office:value-type="float" office:value="7636.3" calcext:value-type="float">
            <text:p>7,636.3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45.08" calcext:value-type="float">
            <text:p>7,645.08</text:p>
          </table:table-cell>
          <table:table-cell table:style-name="ce14" office:value-type="float" office:value="7644.36" calcext:value-type="float">
            <text:p>7,644.36</text:p>
          </table:table-cell>
          <table:table-cell office:value-type="float" office:value="7640.32" calcext:value-type="float">
            <text:p>7,640.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1/0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49.1" calcext:value-type="float">
            <text:p>7,649.10</text:p>
          </table:table-cell>
          <table:table-cell table:style-name="ce14" office:value-type="float" office:value="7648.38" calcext:value-type="float">
            <text:p>7,648.38</text:p>
          </table:table-cell>
          <table:table-cell office:value-type="float" office:value="7644.33" calcext:value-type="float">
            <text:p>7,644.3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53.11" calcext:value-type="float">
            <text:p>7,653.11</text:p>
          </table:table-cell>
          <table:table-cell table:style-name="ce14" office:value-type="float" office:value="7652.4" calcext:value-type="float">
            <text:p>7,652.40</text:p>
          </table:table-cell>
          <table:table-cell office:value-type="float" office:value="7648.36" calcext:value-type="float">
            <text:p>7,648.3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57.13" calcext:value-type="float">
            <text:p>7,657.13</text:p>
          </table:table-cell>
          <table:table-cell table:style-name="ce14" office:value-type="float" office:value="7656.42" calcext:value-type="float">
            <text:p>7,656.42</text:p>
          </table:table-cell>
          <table:table-cell office:value-type="float" office:value="7652.38" calcext:value-type="float">
            <text:p>7,652.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61.16" calcext:value-type="float">
            <text:p>7,661.16</text:p>
          </table:table-cell>
          <table:table-cell table:style-name="ce14" office:value-type="float" office:value="7660.45" calcext:value-type="float">
            <text:p>7,660.45</text:p>
          </table:table-cell>
          <table:table-cell office:value-type="float" office:value="7656.4" calcext:value-type="float">
            <text:p>7,656.4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65.18" calcext:value-type="float">
            <text:p>7,665.18</text:p>
          </table:table-cell>
          <table:table-cell table:style-name="ce14" office:value-type="float" office:value="7664.48" calcext:value-type="float">
            <text:p>7,664.48</text:p>
          </table:table-cell>
          <table:table-cell office:value-type="float" office:value="7660.43" calcext:value-type="float">
            <text:p>7,660.4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69.21" calcext:value-type="float">
            <text:p>7,669.21</text:p>
          </table:table-cell>
          <table:table-cell table:style-name="ce14" office:value-type="float" office:value="7668.51" calcext:value-type="float">
            <text:p>7,668.51</text:p>
          </table:table-cell>
          <table:table-cell office:value-type="float" office:value="7664.45" calcext:value-type="float">
            <text:p>7,664.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73.24" calcext:value-type="float">
            <text:p>7,673.24</text:p>
          </table:table-cell>
          <table:table-cell table:style-name="ce14" office:value-type="float" office:value="7672.54" calcext:value-type="float">
            <text:p>7,672.54</text:p>
          </table:table-cell>
          <table:table-cell office:value-type="float" office:value="7668.48" calcext:value-type="float">
            <text:p>7,668.4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77.27" calcext:value-type="float">
            <text:p>7,677.27</text:p>
          </table:table-cell>
          <table:table-cell table:style-name="ce14" office:value-type="float" office:value="7676.57" calcext:value-type="float">
            <text:p>7,676.57</text:p>
          </table:table-cell>
          <table:table-cell office:value-type="float" office:value="7672.51" calcext:value-type="float">
            <text:p>7,672.5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81.3" calcext:value-type="float">
            <text:p>7,681.30</text:p>
          </table:table-cell>
          <table:table-cell table:style-name="ce14" office:value-type="float" office:value="7680.61" calcext:value-type="float">
            <text:p>7,680.61</text:p>
          </table:table-cell>
          <table:table-cell office:value-type="float" office:value="7676.54" calcext:value-type="float">
            <text:p>7,676.5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85.34" calcext:value-type="float">
            <text:p>7,685.34</text:p>
          </table:table-cell>
          <table:table-cell table:style-name="ce14" office:value-type="float" office:value="7684.64" calcext:value-type="float">
            <text:p>7,684.64</text:p>
          </table:table-cell>
          <table:table-cell office:value-type="float" office:value="7680.58" calcext:value-type="float">
            <text:p>7,680.5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89.37" calcext:value-type="float">
            <text:p>7,689.37</text:p>
          </table:table-cell>
          <table:table-cell table:style-name="ce14" office:value-type="float" office:value="7688.69" calcext:value-type="float">
            <text:p>7,688.69</text:p>
          </table:table-cell>
          <table:table-cell office:value-type="float" office:value="7684.62" calcext:value-type="float">
            <text:p>7,684.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93.41" calcext:value-type="float">
            <text:p>7,693.41</text:p>
          </table:table-cell>
          <table:table-cell table:style-name="ce14" office:value-type="float" office:value="7692.73" calcext:value-type="float">
            <text:p>7,692.73</text:p>
          </table:table-cell>
          <table:table-cell office:value-type="float" office:value="7688.66" calcext:value-type="float">
            <text:p>7,688.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697.45" calcext:value-type="float">
            <text:p>7,697.45</text:p>
          </table:table-cell>
          <table:table-cell table:style-name="ce14" office:value-type="float" office:value="7696.77" calcext:value-type="float">
            <text:p>7,696.77</text:p>
          </table:table-cell>
          <table:table-cell office:value-type="float" office:value="7692.7" calcext:value-type="float">
            <text:p>7,692.7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01.5" calcext:value-type="float">
            <text:p>7,701.50</text:p>
          </table:table-cell>
          <table:table-cell table:style-name="ce14" office:value-type="float" office:value="7700.82" calcext:value-type="float">
            <text:p>7,700.82</text:p>
          </table:table-cell>
          <table:table-cell office:value-type="float" office:value="7696.74" calcext:value-type="float">
            <text:p>7,696.7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05.54" calcext:value-type="float">
            <text:p>7,705.54</text:p>
          </table:table-cell>
          <table:table-cell table:style-name="ce14" office:value-type="float" office:value="7704.86" calcext:value-type="float">
            <text:p>7,704.86</text:p>
          </table:table-cell>
          <table:table-cell office:value-type="float" office:value="7700.79" calcext:value-type="float">
            <text:p>7,700.7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09.59" calcext:value-type="float">
            <text:p>7,709.59</text:p>
          </table:table-cell>
          <table:table-cell table:style-name="ce14" office:value-type="float" office:value="7708.92" calcext:value-type="float">
            <text:p>7,708.92</text:p>
          </table:table-cell>
          <table:table-cell office:value-type="float" office:value="7704.84" calcext:value-type="float">
            <text:p>7,704.8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13.64" calcext:value-type="float">
            <text:p>7,713.64</text:p>
          </table:table-cell>
          <table:table-cell table:style-name="ce14" office:value-type="float" office:value="7712.97" calcext:value-type="float">
            <text:p>7,712.97</text:p>
          </table:table-cell>
          <table:table-cell office:value-type="float" office:value="7708.89" calcext:value-type="float">
            <text:p>7,708.8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17.69" calcext:value-type="float">
            <text:p>7,717.69</text:p>
          </table:table-cell>
          <table:table-cell table:style-name="ce14" office:value-type="float" office:value="7717.02" calcext:value-type="float">
            <text:p>7,717.02</text:p>
          </table:table-cell>
          <table:table-cell office:value-type="float" office:value="7712.94" calcext:value-type="float">
            <text:p>7,712.9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21.75" calcext:value-type="float">
            <text:p>7,721.75</text:p>
          </table:table-cell>
          <table:table-cell table:style-name="ce14" office:value-type="float" office:value="7721.08" calcext:value-type="float">
            <text:p>7,721.08</text:p>
          </table:table-cell>
          <table:table-cell office:value-type="float" office:value="7716.99" calcext:value-type="float">
            <text:p>7,716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25.8" calcext:value-type="float">
            <text:p>7,725.80</text:p>
          </table:table-cell>
          <table:table-cell table:style-name="ce14" office:value-type="float" office:value="7725.14" calcext:value-type="float">
            <text:p>7,725.14</text:p>
          </table:table-cell>
          <table:table-cell office:value-type="float" office:value="7721.06" calcext:value-type="float">
            <text:p>7,721.0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4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29.86" calcext:value-type="float">
            <text:p>7,729.86</text:p>
          </table:table-cell>
          <table:table-cell table:style-name="ce14" office:value-type="float" office:value="7729.2" calcext:value-type="float">
            <text:p>7,729.20</text:p>
          </table:table-cell>
          <table:table-cell office:value-type="float" office:value="7725.11" calcext:value-type="float">
            <text:p>7,725.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33.92" calcext:value-type="float">
            <text:p>7,733.92</text:p>
          </table:table-cell>
          <table:table-cell table:style-name="ce14" office:value-type="float" office:value="7733.26" calcext:value-type="float">
            <text:p>7,733.26</text:p>
          </table:table-cell>
          <table:table-cell office:value-type="float" office:value="7729.18" calcext:value-type="float">
            <text:p>7,729.1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37.98" calcext:value-type="float">
            <text:p>7,737.98</text:p>
          </table:table-cell>
          <table:table-cell table:style-name="ce14" office:value-type="float" office:value="7737.33" calcext:value-type="float">
            <text:p>7,737.33</text:p>
          </table:table-cell>
          <table:table-cell office:value-type="float" office:value="7733.24" calcext:value-type="float">
            <text:p>7,733.2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42.05" calcext:value-type="float">
            <text:p>7,742.05</text:p>
          </table:table-cell>
          <table:table-cell table:style-name="ce14" office:value-type="float" office:value="7741.4" calcext:value-type="float">
            <text:p>7,741.40</text:p>
          </table:table-cell>
          <table:table-cell office:value-type="float" office:value="7737.3" calcext:value-type="float">
            <text:p>7,737.3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46.12" calcext:value-type="float">
            <text:p>7,746.12</text:p>
          </table:table-cell>
          <table:table-cell table:style-name="ce14" office:value-type="float" office:value="7745.47" calcext:value-type="float">
            <text:p>7,745.47</text:p>
          </table:table-cell>
          <table:table-cell office:value-type="float" office:value="7741.37" calcext:value-type="float">
            <text:p>7,741.3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50.19" calcext:value-type="float">
            <text:p>7,750.19</text:p>
          </table:table-cell>
          <table:table-cell table:style-name="ce14" office:value-type="float" office:value="7749.54" calcext:value-type="float">
            <text:p>7,749.54</text:p>
          </table:table-cell>
          <table:table-cell office:value-type="float" office:value="7745.44" calcext:value-type="float">
            <text:p>7,745.4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54.26" calcext:value-type="float">
            <text:p>7,754.26</text:p>
          </table:table-cell>
          <table:table-cell table:style-name="ce14" office:value-type="float" office:value="7753.61" calcext:value-type="float">
            <text:p>7,753.61</text:p>
          </table:table-cell>
          <table:table-cell office:value-type="float" office:value="7749.52" calcext:value-type="float">
            <text:p>7,749.5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58.33" calcext:value-type="float">
            <text:p>7,758.33</text:p>
          </table:table-cell>
          <table:table-cell table:style-name="ce14" office:value-type="float" office:value="7757.69" calcext:value-type="float">
            <text:p>7,757.69</text:p>
          </table:table-cell>
          <table:table-cell office:value-type="float" office:value="7753.59" calcext:value-type="float">
            <text:p>7,753.5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62.41" calcext:value-type="float">
            <text:p>7,762.41</text:p>
          </table:table-cell>
          <table:table-cell table:style-name="ce14" office:value-type="float" office:value="7761.77" calcext:value-type="float">
            <text:p>7,761.77</text:p>
          </table:table-cell>
          <table:table-cell office:value-type="float" office:value="7757.66" calcext:value-type="float">
            <text:p>7,757.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66.48" calcext:value-type="float">
            <text:p>7,766.48</text:p>
          </table:table-cell>
          <table:table-cell table:style-name="ce14" office:value-type="float" office:value="7765.85" calcext:value-type="float">
            <text:p>7,765.85</text:p>
          </table:table-cell>
          <table:table-cell office:value-type="float" office:value="7761.74" calcext:value-type="float">
            <text:p>7,761.7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70.56" calcext:value-type="float">
            <text:p>7,770.56</text:p>
          </table:table-cell>
          <table:table-cell table:style-name="ce14" office:value-type="float" office:value="7769.93" calcext:value-type="float">
            <text:p>7,769.93</text:p>
          </table:table-cell>
          <table:table-cell office:value-type="float" office:value="7765.82" calcext:value-type="float">
            <text:p>7,765.8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74.65" calcext:value-type="float">
            <text:p>7,774.65</text:p>
          </table:table-cell>
          <table:table-cell table:style-name="ce14" office:value-type="float" office:value="7774.02" calcext:value-type="float">
            <text:p>7,774.02</text:p>
          </table:table-cell>
          <table:table-cell office:value-type="float" office:value="7769.91" calcext:value-type="float">
            <text:p>7,769.9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78.73" calcext:value-type="float">
            <text:p>7,778.73</text:p>
          </table:table-cell>
          <table:table-cell table:style-name="ce14" office:value-type="float" office:value="7778.1" calcext:value-type="float">
            <text:p>7,778.10</text:p>
          </table:table-cell>
          <table:table-cell office:value-type="float" office:value="7773.99" calcext:value-type="float">
            <text:p>7,773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82.82" calcext:value-type="float">
            <text:p>7,782.82</text:p>
          </table:table-cell>
          <table:table-cell table:style-name="ce14" office:value-type="float" office:value="7782.19" calcext:value-type="float">
            <text:p>7,782.19</text:p>
          </table:table-cell>
          <table:table-cell office:value-type="float" office:value="7778.07" calcext:value-type="float">
            <text:p>7,778.0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86.9" calcext:value-type="float">
            <text:p>7,786.90</text:p>
          </table:table-cell>
          <table:table-cell table:style-name="ce14" office:value-type="float" office:value="7786.28" calcext:value-type="float">
            <text:p>7,786.28</text:p>
          </table:table-cell>
          <table:table-cell office:value-type="float" office:value="7782.17" calcext:value-type="float">
            <text:p>7,782.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90.99" calcext:value-type="float">
            <text:p>7,790.99</text:p>
          </table:table-cell>
          <table:table-cell table:style-name="ce14" office:value-type="float" office:value="7790.38" calcext:value-type="float">
            <text:p>7,790.38</text:p>
          </table:table-cell>
          <table:table-cell office:value-type="float" office:value="7786.25" calcext:value-type="float">
            <text:p>7,786.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95.09" calcext:value-type="float">
            <text:p>7,795.09</text:p>
          </table:table-cell>
          <table:table-cell table:style-name="ce14" office:value-type="float" office:value="7794.47" calcext:value-type="float">
            <text:p>7,794.47</text:p>
          </table:table-cell>
          <table:table-cell office:value-type="float" office:value="7790.35" calcext:value-type="float">
            <text:p>7,790.3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799.18" calcext:value-type="float">
            <text:p>7,799.18</text:p>
          </table:table-cell>
          <table:table-cell table:style-name="ce14" office:value-type="float" office:value="7798.57" calcext:value-type="float">
            <text:p>7,798.57</text:p>
          </table:table-cell>
          <table:table-cell office:value-type="float" office:value="7794.44" calcext:value-type="float">
            <text:p>7,794.4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03.28" calcext:value-type="float">
            <text:p>7,803.28</text:p>
          </table:table-cell>
          <table:table-cell table:style-name="ce14" office:value-type="float" office:value="7802.67" calcext:value-type="float">
            <text:p>7,802.67</text:p>
          </table:table-cell>
          <table:table-cell office:value-type="float" office:value="7798.54" calcext:value-type="float">
            <text:p>7,798.5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07.38" calcext:value-type="float">
            <text:p>7,807.38</text:p>
          </table:table-cell>
          <table:table-cell table:style-name="ce14" office:value-type="float" office:value="7806.77" calcext:value-type="float">
            <text:p>7,806.77</text:p>
          </table:table-cell>
          <table:table-cell office:value-type="float" office:value="7802.64" calcext:value-type="float">
            <text:p>7,802.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11.48" calcext:value-type="float">
            <text:p>7,811.48</text:p>
          </table:table-cell>
          <table:table-cell table:style-name="ce14" office:value-type="float" office:value="7810.88" calcext:value-type="float">
            <text:p>7,810.88</text:p>
          </table:table-cell>
          <table:table-cell office:value-type="float" office:value="7806.74" calcext:value-type="float">
            <text:p>7,806.7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1/05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15.58" calcext:value-type="float">
            <text:p>7,815.58</text:p>
          </table:table-cell>
          <table:table-cell table:style-name="ce14" office:value-type="float" office:value="7814.98" calcext:value-type="float">
            <text:p>7,814.98</text:p>
          </table:table-cell>
          <table:table-cell office:value-type="float" office:value="7810.85" calcext:value-type="float">
            <text:p>7,810.8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19.69" calcext:value-type="float">
            <text:p>7,819.69</text:p>
          </table:table-cell>
          <table:table-cell table:style-name="ce14" office:value-type="float" office:value="7819.09" calcext:value-type="float">
            <text:p>7,819.09</text:p>
          </table:table-cell>
          <table:table-cell office:value-type="float" office:value="7814.95" calcext:value-type="float">
            <text:p>7,814.9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23.8" calcext:value-type="float">
            <text:p>7,823.80</text:p>
          </table:table-cell>
          <table:table-cell table:style-name="ce14" office:value-type="float" office:value="7823.2" calcext:value-type="float">
            <text:p>7,823.20</text:p>
          </table:table-cell>
          <table:table-cell office:value-type="float" office:value="7819.06" calcext:value-type="float">
            <text:p>7,819.0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27.91" calcext:value-type="float">
            <text:p>7,827.91</text:p>
          </table:table-cell>
          <table:table-cell table:style-name="ce14" office:value-type="float" office:value="7827.31" calcext:value-type="float">
            <text:p>7,827.31</text:p>
          </table:table-cell>
          <table:table-cell office:value-type="float" office:value="7823.17" calcext:value-type="float">
            <text:p>7,823.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32.02" calcext:value-type="float">
            <text:p>7,832.02</text:p>
          </table:table-cell>
          <table:table-cell table:style-name="ce14" office:value-type="float" office:value="7831.43" calcext:value-type="float">
            <text:p>7,831.43</text:p>
          </table:table-cell>
          <table:table-cell office:value-type="float" office:value="7827.28" calcext:value-type="float">
            <text:p>7,827.2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36.13" calcext:value-type="float">
            <text:p>7,836.13</text:p>
          </table:table-cell>
          <table:table-cell table:style-name="ce14" office:value-type="float" office:value="7835.54" calcext:value-type="float">
            <text:p>7,835.54</text:p>
          </table:table-cell>
          <table:table-cell office:value-type="float" office:value="7831.4" calcext:value-type="float">
            <text:p>7,831.4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40.25" calcext:value-type="float">
            <text:p>7,840.25</text:p>
          </table:table-cell>
          <table:table-cell table:style-name="ce14" office:value-type="float" office:value="7839.66" calcext:value-type="float">
            <text:p>7,839.66</text:p>
          </table:table-cell>
          <table:table-cell office:value-type="float" office:value="7835.52" calcext:value-type="float">
            <text:p>7,835.5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44.37" calcext:value-type="float">
            <text:p>7,844.37</text:p>
          </table:table-cell>
          <table:table-cell table:style-name="ce14" office:value-type="float" office:value="7843.79" calcext:value-type="float">
            <text:p>7,843.79</text:p>
          </table:table-cell>
          <table:table-cell office:value-type="float" office:value="7839.63" calcext:value-type="float">
            <text:p>7,839.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48.49" calcext:value-type="float">
            <text:p>7,848.49</text:p>
          </table:table-cell>
          <table:table-cell table:style-name="ce14" office:value-type="float" office:value="7847.91" calcext:value-type="float">
            <text:p>7,847.91</text:p>
          </table:table-cell>
          <table:table-cell office:value-type="float" office:value="7843.76" calcext:value-type="float">
            <text:p>7,843.7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52.61" calcext:value-type="float">
            <text:p>7,852.61</text:p>
          </table:table-cell>
          <table:table-cell table:style-name="ce14" office:value-type="float" office:value="7852.03" calcext:value-type="float">
            <text:p>7,852.03</text:p>
          </table:table-cell>
          <table:table-cell office:value-type="float" office:value="7847.88" calcext:value-type="float">
            <text:p>7,847.8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56.74" calcext:value-type="float">
            <text:p>7,856.74</text:p>
          </table:table-cell>
          <table:table-cell table:style-name="ce14" office:value-type="float" office:value="7856.16" calcext:value-type="float">
            <text:p>7,856.16</text:p>
          </table:table-cell>
          <table:table-cell office:value-type="float" office:value="7852" calcext:value-type="float">
            <text:p>7,852.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60.86" calcext:value-type="float">
            <text:p>7,860.86</text:p>
          </table:table-cell>
          <table:table-cell table:style-name="ce14" office:value-type="float" office:value="7860.29" calcext:value-type="float">
            <text:p>7,860.29</text:p>
          </table:table-cell>
          <table:table-cell office:value-type="float" office:value="7856.14" calcext:value-type="float">
            <text:p>7,856.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64.99" calcext:value-type="float">
            <text:p>7,864.99</text:p>
          </table:table-cell>
          <table:table-cell table:style-name="ce14" office:value-type="float" office:value="7864.43" calcext:value-type="float">
            <text:p>7,864.43</text:p>
          </table:table-cell>
          <table:table-cell office:value-type="float" office:value="7860.26" calcext:value-type="float">
            <text:p>7,860.2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69.12" calcext:value-type="float">
            <text:p>7,869.12</text:p>
          </table:table-cell>
          <table:table-cell table:style-name="ce14" office:value-type="float" office:value="7868.56" calcext:value-type="float">
            <text:p>7,868.56</text:p>
          </table:table-cell>
          <table:table-cell office:value-type="float" office:value="7864.4" calcext:value-type="float">
            <text:p>7,864.4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73.26" calcext:value-type="float">
            <text:p>7,873.26</text:p>
          </table:table-cell>
          <table:table-cell table:style-name="ce14" office:value-type="float" office:value="7872.69" calcext:value-type="float">
            <text:p>7,872.69</text:p>
          </table:table-cell>
          <table:table-cell office:value-type="float" office:value="7868.53" calcext:value-type="float">
            <text:p>7,868.5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77.39" calcext:value-type="float">
            <text:p>7,877.39</text:p>
          </table:table-cell>
          <table:table-cell table:style-name="ce14" office:value-type="float" office:value="7876.83" calcext:value-type="float">
            <text:p>7,876.83</text:p>
          </table:table-cell>
          <table:table-cell office:value-type="float" office:value="7872.66" calcext:value-type="float">
            <text:p>7,872.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81.53" calcext:value-type="float">
            <text:p>7,881.53</text:p>
          </table:table-cell>
          <table:table-cell table:style-name="ce14" office:value-type="float" office:value="7880.97" calcext:value-type="float">
            <text:p>7,880.97</text:p>
          </table:table-cell>
          <table:table-cell office:value-type="float" office:value="7876.81" calcext:value-type="float">
            <text:p>7,876.8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85.67" calcext:value-type="float">
            <text:p>7,885.67</text:p>
          </table:table-cell>
          <table:table-cell table:style-name="ce14" office:value-type="float" office:value="7885.12" calcext:value-type="float">
            <text:p>7,885.12</text:p>
          </table:table-cell>
          <table:table-cell office:value-type="float" office:value="7880.94" calcext:value-type="float">
            <text:p>7,880.9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89.81" calcext:value-type="float">
            <text:p>7,889.81</text:p>
          </table:table-cell>
          <table:table-cell table:style-name="ce14" office:value-type="float" office:value="7889.26" calcext:value-type="float">
            <text:p>7,889.26</text:p>
          </table:table-cell>
          <table:table-cell office:value-type="float" office:value="7885.09" calcext:value-type="float">
            <text:p>7,885.0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93.96" calcext:value-type="float">
            <text:p>7,893.96</text:p>
          </table:table-cell>
          <table:table-cell table:style-name="ce14" office:value-type="float" office:value="7893.41" calcext:value-type="float">
            <text:p>7,893.41</text:p>
          </table:table-cell>
          <table:table-cell office:value-type="float" office:value="7889.23" calcext:value-type="float">
            <text:p>7,889.2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898.11" calcext:value-type="float">
            <text:p>7,898.11</text:p>
          </table:table-cell>
          <table:table-cell table:style-name="ce14" office:value-type="float" office:value="7897.56" calcext:value-type="float">
            <text:p>7,897.56</text:p>
          </table:table-cell>
          <table:table-cell office:value-type="float" office:value="7893.38" calcext:value-type="float">
            <text:p>7,893.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02.25" calcext:value-type="float">
            <text:p>7,902.25</text:p>
          </table:table-cell>
          <table:table-cell table:style-name="ce14" office:value-type="float" office:value="7901.71" calcext:value-type="float">
            <text:p>7,901.71</text:p>
          </table:table-cell>
          <table:table-cell office:value-type="float" office:value="7897.53" calcext:value-type="float">
            <text:p>7,897.5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06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06.41" calcext:value-type="float">
            <text:p>7,906.41</text:p>
          </table:table-cell>
          <table:table-cell table:style-name="ce14" office:value-type="float" office:value="7905.87" calcext:value-type="float">
            <text:p>7,905.87</text:p>
          </table:table-cell>
          <table:table-cell office:value-type="float" office:value="7901.68" calcext:value-type="float">
            <text:p>7,901.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10.56" calcext:value-type="float">
            <text:p>7,910.56</text:p>
          </table:table-cell>
          <table:table-cell table:style-name="ce14" office:value-type="float" office:value="7910.02" calcext:value-type="float">
            <text:p>7,910.02</text:p>
          </table:table-cell>
          <table:table-cell office:value-type="float" office:value="7905.84" calcext:value-type="float">
            <text:p>7,905.8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14.71" calcext:value-type="float">
            <text:p>7,914.71</text:p>
          </table:table-cell>
          <table:table-cell table:style-name="ce14" office:value-type="float" office:value="7914.18" calcext:value-type="float">
            <text:p>7,914.18</text:p>
          </table:table-cell>
          <table:table-cell office:value-type="float" office:value="7909.99" calcext:value-type="float">
            <text:p>7,909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18.87" calcext:value-type="float">
            <text:p>7,918.87</text:p>
          </table:table-cell>
          <table:table-cell table:style-name="ce14" office:value-type="float" office:value="7918.34" calcext:value-type="float">
            <text:p>7,918.34</text:p>
          </table:table-cell>
          <table:table-cell office:value-type="float" office:value="7914.15" calcext:value-type="float">
            <text:p>7,914.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23.03" calcext:value-type="float">
            <text:p>7,923.03</text:p>
          </table:table-cell>
          <table:table-cell table:style-name="ce14" office:value-type="float" office:value="7922.5" calcext:value-type="float">
            <text:p>7,922.50</text:p>
          </table:table-cell>
          <table:table-cell office:value-type="float" office:value="7918.31" calcext:value-type="float">
            <text:p>7,918.3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27.19" calcext:value-type="float">
            <text:p>7,927.19</text:p>
          </table:table-cell>
          <table:table-cell table:style-name="ce14" office:value-type="float" office:value="7926.67" calcext:value-type="float">
            <text:p>7,926.67</text:p>
          </table:table-cell>
          <table:table-cell office:value-type="float" office:value="7922.47" calcext:value-type="float">
            <text:p>7,922.4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31.36" calcext:value-type="float">
            <text:p>7,931.36</text:p>
          </table:table-cell>
          <table:table-cell table:style-name="ce14" office:value-type="float" office:value="7930.84" calcext:value-type="float">
            <text:p>7,930.84</text:p>
          </table:table-cell>
          <table:table-cell office:value-type="float" office:value="7926.64" calcext:value-type="float">
            <text:p>7,926.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35.53" calcext:value-type="float">
            <text:p>7,935.53</text:p>
          </table:table-cell>
          <table:table-cell table:style-name="ce14" office:value-type="float" office:value="7935" calcext:value-type="float">
            <text:p>7,935.00</text:p>
          </table:table-cell>
          <table:table-cell office:value-type="float" office:value="7930.81" calcext:value-type="float">
            <text:p>7,930.8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39.69" calcext:value-type="float">
            <text:p>7,939.69</text:p>
          </table:table-cell>
          <table:table-cell table:style-name="ce14" office:value-type="float" office:value="7939.18" calcext:value-type="float">
            <text:p>7,939.18</text:p>
          </table:table-cell>
          <table:table-cell office:value-type="float" office:value="7934.97" calcext:value-type="float">
            <text:p>7,934.9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43.86" calcext:value-type="float">
            <text:p>7,943.86</text:p>
          </table:table-cell>
          <table:table-cell table:style-name="ce14" office:value-type="float" office:value="7943.35" calcext:value-type="float">
            <text:p>7,943.35</text:p>
          </table:table-cell>
          <table:table-cell office:value-type="float" office:value="7939.15" calcext:value-type="float">
            <text:p>7,939.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48.04" calcext:value-type="float">
            <text:p>7,948.04</text:p>
          </table:table-cell>
          <table:table-cell table:style-name="ce14" office:value-type="float" office:value="7947.53" calcext:value-type="float">
            <text:p>7,947.53</text:p>
          </table:table-cell>
          <table:table-cell office:value-type="float" office:value="7943.32" calcext:value-type="float">
            <text:p>7,943.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52.21" calcext:value-type="float">
            <text:p>7,952.21</text:p>
          </table:table-cell>
          <table:table-cell table:style-name="ce14" office:value-type="float" office:value="7951.7" calcext:value-type="float">
            <text:p>7,951.70</text:p>
          </table:table-cell>
          <table:table-cell office:value-type="float" office:value="7947.5" calcext:value-type="float">
            <text:p>7,947.5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56.39" calcext:value-type="float">
            <text:p>7,956.39</text:p>
          </table:table-cell>
          <table:table-cell table:style-name="ce14" office:value-type="float" office:value="7955.88" calcext:value-type="float">
            <text:p>7,955.88</text:p>
          </table:table-cell>
          <table:table-cell office:value-type="float" office:value="7951.68" calcext:value-type="float">
            <text:p>7,951.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60.57" calcext:value-type="float">
            <text:p>7,960.57</text:p>
          </table:table-cell>
          <table:table-cell table:style-name="ce14" office:value-type="float" office:value="7960.07" calcext:value-type="float">
            <text:p>7,960.07</text:p>
          </table:table-cell>
          <table:table-cell office:value-type="float" office:value="7955.85" calcext:value-type="float">
            <text:p>7,955.8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64.75" calcext:value-type="float">
            <text:p>7,964.75</text:p>
          </table:table-cell>
          <table:table-cell table:style-name="ce14" office:value-type="float" office:value="7964.25" calcext:value-type="float">
            <text:p>7,964.25</text:p>
          </table:table-cell>
          <table:table-cell office:value-type="float" office:value="7960.04" calcext:value-type="float">
            <text:p>7,960.0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68.94" calcext:value-type="float">
            <text:p>7,968.94</text:p>
          </table:table-cell>
          <table:table-cell table:style-name="ce14" office:value-type="float" office:value="7968.44" calcext:value-type="float">
            <text:p>7,968.44</text:p>
          </table:table-cell>
          <table:table-cell office:value-type="float" office:value="7964.22" calcext:value-type="float">
            <text:p>7,964.2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73.12" calcext:value-type="float">
            <text:p>7,973.12</text:p>
          </table:table-cell>
          <table:table-cell table:style-name="ce14" office:value-type="float" office:value="7972.63" calcext:value-type="float">
            <text:p>7,972.63</text:p>
          </table:table-cell>
          <table:table-cell office:value-type="float" office:value="7968.41" calcext:value-type="float">
            <text:p>7,968.4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77.31" calcext:value-type="float">
            <text:p>7,977.31</text:p>
          </table:table-cell>
          <table:table-cell table:style-name="ce14" office:value-type="float" office:value="7976.82" calcext:value-type="float">
            <text:p>7,976.82</text:p>
          </table:table-cell>
          <table:table-cell office:value-type="float" office:value="7972.6" calcext:value-type="float">
            <text:p>7,972.6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81.5" calcext:value-type="float">
            <text:p>7,981.50</text:p>
          </table:table-cell>
          <table:table-cell table:style-name="ce14" office:value-type="float" office:value="7981.01" calcext:value-type="float">
            <text:p>7,981.01</text:p>
          </table:table-cell>
          <table:table-cell office:value-type="float" office:value="7976.79" calcext:value-type="float">
            <text:p>7,976.7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85.69" calcext:value-type="float">
            <text:p>7,985.69</text:p>
          </table:table-cell>
          <table:table-cell table:style-name="ce14" office:value-type="float" office:value="7985.21" calcext:value-type="float">
            <text:p>7,985.21</text:p>
          </table:table-cell>
          <table:table-cell office:value-type="float" office:value="7980.99" calcext:value-type="float">
            <text:p>7,980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89.89" calcext:value-type="float">
            <text:p>7,989.89</text:p>
          </table:table-cell>
          <table:table-cell table:style-name="ce14" office:value-type="float" office:value="7989.41" calcext:value-type="float">
            <text:p>7,989.41</text:p>
          </table:table-cell>
          <table:table-cell office:value-type="float" office:value="7985.18" calcext:value-type="float">
            <text:p>7,985.1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7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94.09" calcext:value-type="float">
            <text:p>7,994.09</text:p>
          </table:table-cell>
          <table:table-cell table:style-name="ce14" office:value-type="float" office:value="7993.61" calcext:value-type="float">
            <text:p>7,993.61</text:p>
          </table:table-cell>
          <table:table-cell office:value-type="float" office:value="7989.38" calcext:value-type="float">
            <text:p>7,989.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7998.28" calcext:value-type="float">
            <text:p>7,998.28</text:p>
          </table:table-cell>
          <table:table-cell table:style-name="ce14" office:value-type="float" office:value="7997.8" calcext:value-type="float">
            <text:p>7,997.80</text:p>
          </table:table-cell>
          <table:table-cell office:value-type="float" office:value="7993.58" calcext:value-type="float">
            <text:p>7,993.5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02.49" calcext:value-type="float">
            <text:p>8,002.49</text:p>
          </table:table-cell>
          <table:table-cell table:style-name="ce14" office:value-type="float" office:value="8002.01" calcext:value-type="float">
            <text:p>8,002.01</text:p>
          </table:table-cell>
          <table:table-cell office:value-type="float" office:value="7997.78" calcext:value-type="float">
            <text:p>7,997.7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06.69" calcext:value-type="float">
            <text:p>8,006.69</text:p>
          </table:table-cell>
          <table:table-cell table:style-name="ce14" office:value-type="float" office:value="8006.22" calcext:value-type="float">
            <text:p>8,006.22</text:p>
          </table:table-cell>
          <table:table-cell office:value-type="float" office:value="8001.99" calcext:value-type="float">
            <text:p>8,001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10.9" calcext:value-type="float">
            <text:p>8,010.90</text:p>
          </table:table-cell>
          <table:table-cell table:style-name="ce14" office:value-type="float" office:value="8010.43" calcext:value-type="float">
            <text:p>8,010.43</text:p>
          </table:table-cell>
          <table:table-cell office:value-type="float" office:value="8006.19" calcext:value-type="float">
            <text:p>8,006.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15.1" calcext:value-type="float">
            <text:p>8,015.10</text:p>
          </table:table-cell>
          <table:table-cell table:style-name="ce14" office:value-type="float" office:value="8014.64" calcext:value-type="float">
            <text:p>8,014.64</text:p>
          </table:table-cell>
          <table:table-cell office:value-type="float" office:value="8010.4" calcext:value-type="float">
            <text:p>8,010.4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19.31" calcext:value-type="float">
            <text:p>8,019.31</text:p>
          </table:table-cell>
          <table:table-cell table:style-name="ce14" office:value-type="float" office:value="8018.85" calcext:value-type="float">
            <text:p>8,018.85</text:p>
          </table:table-cell>
          <table:table-cell office:value-type="float" office:value="8014.61" calcext:value-type="float">
            <text:p>8,014.6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23.53" calcext:value-type="float">
            <text:p>8,023.53</text:p>
          </table:table-cell>
          <table:table-cell table:style-name="ce14" office:value-type="float" office:value="8023.07" calcext:value-type="float">
            <text:p>8,023.07</text:p>
          </table:table-cell>
          <table:table-cell office:value-type="float" office:value="8018.82" calcext:value-type="float">
            <text:p>8,018.8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27.74" calcext:value-type="float">
            <text:p>8,027.74</text:p>
          </table:table-cell>
          <table:table-cell table:style-name="ce14" office:value-type="float" office:value="8027.28" calcext:value-type="float">
            <text:p>8,027.28</text:p>
          </table:table-cell>
          <table:table-cell office:value-type="float" office:value="8023.04" calcext:value-type="float">
            <text:p>8,023.0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31.96" calcext:value-type="float">
            <text:p>8,031.96</text:p>
          </table:table-cell>
          <table:table-cell table:style-name="ce14" office:value-type="float" office:value="8031.51" calcext:value-type="float">
            <text:p>8,031.51</text:p>
          </table:table-cell>
          <table:table-cell office:value-type="float" office:value="8027.26" calcext:value-type="float">
            <text:p>8,027.2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36.18" calcext:value-type="float">
            <text:p>8,036.18</text:p>
          </table:table-cell>
          <table:table-cell table:style-name="ce14" office:value-type="float" office:value="8035.73" calcext:value-type="float">
            <text:p>8,035.73</text:p>
          </table:table-cell>
          <table:table-cell office:value-type="float" office:value="8031.48" calcext:value-type="float">
            <text:p>8,031.4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40.4" calcext:value-type="float">
            <text:p>8,040.40</text:p>
          </table:table-cell>
          <table:table-cell table:style-name="ce14" office:value-type="float" office:value="8039.95" calcext:value-type="float">
            <text:p>8,039.95</text:p>
          </table:table-cell>
          <table:table-cell office:value-type="float" office:value="8035.7" calcext:value-type="float">
            <text:p>8,035.7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44.62" calcext:value-type="float">
            <text:p>8,044.62</text:p>
          </table:table-cell>
          <table:table-cell table:style-name="ce14" office:value-type="float" office:value="8044.18" calcext:value-type="float">
            <text:p>8,044.18</text:p>
          </table:table-cell>
          <table:table-cell office:value-type="float" office:value="8039.92" calcext:value-type="float">
            <text:p>8,039.9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48.85" calcext:value-type="float">
            <text:p>8,048.85</text:p>
          </table:table-cell>
          <table:table-cell table:style-name="ce14" office:value-type="float" office:value="8048.41" calcext:value-type="float">
            <text:p>8,048.41</text:p>
          </table:table-cell>
          <table:table-cell office:value-type="float" office:value="8044.15" calcext:value-type="float">
            <text:p>8,044.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53.08" calcext:value-type="float">
            <text:p>8,053.08</text:p>
          </table:table-cell>
          <table:table-cell table:style-name="ce14" office:value-type="float" office:value="8052.64" calcext:value-type="float">
            <text:p>8,052.64</text:p>
          </table:table-cell>
          <table:table-cell office:value-type="float" office:value="8048.38" calcext:value-type="float">
            <text:p>8,048.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57.31" calcext:value-type="float">
            <text:p>8,057.31</text:p>
          </table:table-cell>
          <table:table-cell table:style-name="ce14" office:value-type="float" office:value="8056.87" calcext:value-type="float">
            <text:p>8,056.87</text:p>
          </table:table-cell>
          <table:table-cell office:value-type="float" office:value="8052.62" calcext:value-type="float">
            <text:p>8,052.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61.54" calcext:value-type="float">
            <text:p>8,061.54</text:p>
          </table:table-cell>
          <table:table-cell table:style-name="ce14" office:value-type="float" office:value="8061.11" calcext:value-type="float">
            <text:p>8,061.11</text:p>
          </table:table-cell>
          <table:table-cell office:value-type="float" office:value="8056.85" calcext:value-type="float">
            <text:p>8,056.8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table:style-name="ce4" office:value-type="date" office:date-value="2016-08-23" calcext:value-type="date">
            <text:p>8/23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65.78" calcext:value-type="float">
            <text:p>8,065.78</text:p>
          </table:table-cell>
          <table:table-cell table:style-name="ce14" office:value-type="float" office:value="8065.35" calcext:value-type="float">
            <text:p>8,065.35</text:p>
          </table:table-cell>
          <table:table-cell office:value-type="float" office:value="8061.08" calcext:value-type="float">
            <text:p>8,061.0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70.01" calcext:value-type="float">
            <text:p>8,070.01</text:p>
          </table:table-cell>
          <table:table-cell table:style-name="ce14" office:value-type="float" office:value="8069.58" calcext:value-type="float">
            <text:p>8,069.58</text:p>
          </table:table-cell>
          <table:table-cell office:value-type="float" office:value="8065.32" calcext:value-type="float">
            <text:p>8,065.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74.25" calcext:value-type="float">
            <text:p>8,074.25</text:p>
          </table:table-cell>
          <table:table-cell table:style-name="ce14" office:value-type="float" office:value="8073.83" calcext:value-type="float">
            <text:p>8,073.83</text:p>
          </table:table-cell>
          <table:table-cell office:value-type="float" office:value="8069.56" calcext:value-type="float">
            <text:p>8,069.5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78.49" calcext:value-type="float">
            <text:p>8,078.49</text:p>
          </table:table-cell>
          <table:table-cell table:style-name="ce14" office:value-type="float" office:value="8078.07" calcext:value-type="float">
            <text:p>8,078.07</text:p>
          </table:table-cell>
          <table:table-cell office:value-type="float" office:value="8073.8" calcext:value-type="float">
            <text:p>8,073.8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82.74" calcext:value-type="float">
            <text:p>8,082.74</text:p>
          </table:table-cell>
          <table:table-cell table:style-name="ce14" office:value-type="float" office:value="8082.32" calcext:value-type="float">
            <text:p>8,082.32</text:p>
          </table:table-cell>
          <table:table-cell office:value-type="float" office:value="8078.05" calcext:value-type="float">
            <text:p>8,078.0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86.98" calcext:value-type="float">
            <text:p>8,086.98</text:p>
          </table:table-cell>
          <table:table-cell table:style-name="ce14" office:value-type="float" office:value="8086.57" calcext:value-type="float">
            <text:p>8,086.57</text:p>
          </table:table-cell>
          <table:table-cell office:value-type="float" office:value="8082.29" calcext:value-type="float">
            <text:p>8,082.2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1/08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91.23" calcext:value-type="float">
            <text:p>8,091.23</text:p>
          </table:table-cell>
          <table:table-cell table:style-name="ce14" office:value-type="float" office:value="8090.82" calcext:value-type="float">
            <text:p>8,090.82</text:p>
          </table:table-cell>
          <table:table-cell office:value-type="float" office:value="8086.54" calcext:value-type="float">
            <text:p>8,086.5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95.48" calcext:value-type="float">
            <text:p>8,095.48</text:p>
          </table:table-cell>
          <table:table-cell table:style-name="ce14" office:value-type="float" office:value="8095.08" calcext:value-type="float">
            <text:p>8,095.08</text:p>
          </table:table-cell>
          <table:table-cell office:value-type="float" office:value="8090.79" calcext:value-type="float">
            <text:p>8,090.7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099.73" calcext:value-type="float">
            <text:p>8,099.73</text:p>
          </table:table-cell>
          <table:table-cell table:style-name="ce14" office:value-type="float" office:value="8099.33" calcext:value-type="float">
            <text:p>8,099.33</text:p>
          </table:table-cell>
          <table:table-cell office:value-type="float" office:value="8095.05" calcext:value-type="float">
            <text:p>8,095.0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03.99" calcext:value-type="float">
            <text:p>8,103.99</text:p>
          </table:table-cell>
          <table:table-cell table:style-name="ce14" office:value-type="float" office:value="8103.58" calcext:value-type="float">
            <text:p>8,103.58</text:p>
          </table:table-cell>
          <table:table-cell office:value-type="float" office:value="8099.3" calcext:value-type="float">
            <text:p>8,099.3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08.25" calcext:value-type="float">
            <text:p>8,108.25</text:p>
          </table:table-cell>
          <table:table-cell table:style-name="ce14" office:value-type="float" office:value="8107.85" calcext:value-type="float">
            <text:p>8,107.85</text:p>
          </table:table-cell>
          <table:table-cell office:value-type="float" office:value="8103.56" calcext:value-type="float">
            <text:p>8,103.5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12.51" calcext:value-type="float">
            <text:p>8,112.51</text:p>
          </table:table-cell>
          <table:table-cell table:style-name="ce14" office:value-type="float" office:value="8112.11" calcext:value-type="float">
            <text:p>8,112.11</text:p>
          </table:table-cell>
          <table:table-cell office:value-type="float" office:value="8107.82" calcext:value-type="float">
            <text:p>8,107.8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16.77" calcext:value-type="float">
            <text:p>8,116.77</text:p>
          </table:table-cell>
          <table:table-cell table:style-name="ce14" office:value-type="float" office:value="8116.37" calcext:value-type="float">
            <text:p>8,116.37</text:p>
          </table:table-cell>
          <table:table-cell office:value-type="float" office:value="8112.08" calcext:value-type="float">
            <text:p>8,112.0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21.03" calcext:value-type="float">
            <text:p>8,121.03</text:p>
          </table:table-cell>
          <table:table-cell table:style-name="ce14" office:value-type="float" office:value="8120.64" calcext:value-type="float">
            <text:p>8,120.64</text:p>
          </table:table-cell>
          <table:table-cell office:value-type="float" office:value="8116.34" calcext:value-type="float">
            <text:p>8,116.3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25.3" calcext:value-type="float">
            <text:p>8,125.30</text:p>
          </table:table-cell>
          <table:table-cell table:style-name="ce14" office:value-type="float" office:value="8124.91" calcext:value-type="float">
            <text:p>8,124.91</text:p>
          </table:table-cell>
          <table:table-cell office:value-type="float" office:value="8120.61" calcext:value-type="float">
            <text:p>8,120.6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29.57" calcext:value-type="float">
            <text:p>8,129.57</text:p>
          </table:table-cell>
          <table:table-cell table:style-name="ce14" office:value-type="float" office:value="8129.18" calcext:value-type="float">
            <text:p>8,129.18</text:p>
          </table:table-cell>
          <table:table-cell office:value-type="float" office:value="8124.88" calcext:value-type="float">
            <text:p>8,124.8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33.84" calcext:value-type="float">
            <text:p>8,133.84</text:p>
          </table:table-cell>
          <table:table-cell table:style-name="ce14" office:value-type="float" office:value="8133.45" calcext:value-type="float">
            <text:p>8,133.45</text:p>
          </table:table-cell>
          <table:table-cell office:value-type="float" office:value="8129.16" calcext:value-type="float">
            <text:p>8,129.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38.11" calcext:value-type="float">
            <text:p>8,138.11</text:p>
          </table:table-cell>
          <table:table-cell table:style-name="ce14" office:value-type="float" office:value="8137.73" calcext:value-type="float">
            <text:p>8,137.73</text:p>
          </table:table-cell>
          <table:table-cell office:value-type="float" office:value="8133.43" calcext:value-type="float">
            <text:p>8,133.4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42.38" calcext:value-type="float">
            <text:p>8,142.38</text:p>
          </table:table-cell>
          <table:table-cell table:style-name="ce14" office:value-type="float" office:value="8142.01" calcext:value-type="float">
            <text:p>8,142.01</text:p>
          </table:table-cell>
          <table:table-cell office:value-type="float" office:value="8137.7" calcext:value-type="float">
            <text:p>8,137.7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46.66" calcext:value-type="float">
            <text:p>8,146.66</text:p>
          </table:table-cell>
          <table:table-cell table:style-name="ce14" office:value-type="float" office:value="8146.29" calcext:value-type="float">
            <text:p>8,146.29</text:p>
          </table:table-cell>
          <table:table-cell office:value-type="float" office:value="8141.98" calcext:value-type="float">
            <text:p>8,141.9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50.94" calcext:value-type="float">
            <text:p>8,150.94</text:p>
          </table:table-cell>
          <table:table-cell table:style-name="ce14" office:value-type="float" office:value="8150.57" calcext:value-type="float">
            <text:p>8,150.57</text:p>
          </table:table-cell>
          <table:table-cell office:value-type="float" office:value="8146.26" calcext:value-type="float">
            <text:p>8,146.2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55.22" calcext:value-type="float">
            <text:p>8,155.22</text:p>
          </table:table-cell>
          <table:table-cell table:style-name="ce14" office:value-type="float" office:value="8154.86" calcext:value-type="float">
            <text:p>8,154.86</text:p>
          </table:table-cell>
          <table:table-cell office:value-type="float" office:value="8150.55" calcext:value-type="float">
            <text:p>8,150.5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59.51" calcext:value-type="float">
            <text:p>8,159.51</text:p>
          </table:table-cell>
          <table:table-cell table:style-name="ce14" office:value-type="float" office:value="8159.14" calcext:value-type="float">
            <text:p>8,159.14</text:p>
          </table:table-cell>
          <table:table-cell office:value-type="float" office:value="8154.83" calcext:value-type="float">
            <text:p>8,154.8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63.79" calcext:value-type="float">
            <text:p>8,163.79</text:p>
          </table:table-cell>
          <table:table-cell table:style-name="ce14" office:value-type="float" office:value="8163.43" calcext:value-type="float">
            <text:p>8,163.43</text:p>
          </table:table-cell>
          <table:table-cell office:value-type="float" office:value="8159.11" calcext:value-type="float">
            <text:p>8,159.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68.08" calcext:value-type="float">
            <text:p>8,168.08</text:p>
          </table:table-cell>
          <table:table-cell table:style-name="ce14" office:value-type="float" office:value="8167.72" calcext:value-type="float">
            <text:p>8,167.72</text:p>
          </table:table-cell>
          <table:table-cell office:value-type="float" office:value="8163.41" calcext:value-type="float">
            <text:p>8,163.4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72.37" calcext:value-type="float">
            <text:p>8,172.37</text:p>
          </table:table-cell>
          <table:table-cell table:style-name="ce14" office:value-type="float" office:value="8172.02" calcext:value-type="float">
            <text:p>8,172.02</text:p>
          </table:table-cell>
          <table:table-cell office:value-type="float" office:value="8167.69" calcext:value-type="float">
            <text:p>8,167.6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76.66" calcext:value-type="float">
            <text:p>8,176.66</text:p>
          </table:table-cell>
          <table:table-cell table:style-name="ce14" office:value-type="float" office:value="8176.31" calcext:value-type="float">
            <text:p>8,176.31</text:p>
          </table:table-cell>
          <table:table-cell office:value-type="float" office:value="8171.99" calcext:value-type="float">
            <text:p>8,171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09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80.96" calcext:value-type="float">
            <text:p>8,180.96</text:p>
          </table:table-cell>
          <table:table-cell table:style-name="ce14" office:value-type="float" office:value="8180.61" calcext:value-type="float">
            <text:p>8,180.61</text:p>
          </table:table-cell>
          <table:table-cell office:value-type="float" office:value="8176.28" calcext:value-type="float">
            <text:p>8,176.2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85.26" calcext:value-type="float">
            <text:p>8,185.26</text:p>
          </table:table-cell>
          <table:table-cell table:style-name="ce14" office:value-type="float" office:value="8184.91" calcext:value-type="float">
            <text:p>8,184.91</text:p>
          </table:table-cell>
          <table:table-cell office:value-type="float" office:value="8180.58" calcext:value-type="float">
            <text:p>8,180.5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89.56" calcext:value-type="float">
            <text:p>8,189.56</text:p>
          </table:table-cell>
          <table:table-cell table:style-name="ce14" office:value-type="float" office:value="8189.21" calcext:value-type="float">
            <text:p>8,189.21</text:p>
          </table:table-cell>
          <table:table-cell office:value-type="float" office:value="8184.89" calcext:value-type="float">
            <text:p>8,184.8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93.86" calcext:value-type="float">
            <text:p>8,193.86</text:p>
          </table:table-cell>
          <table:table-cell table:style-name="ce14" office:value-type="float" office:value="8193.52" calcext:value-type="float">
            <text:p>8,193.52</text:p>
          </table:table-cell>
          <table:table-cell office:value-type="float" office:value="8189.19" calcext:value-type="float">
            <text:p>8,189.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198.16" calcext:value-type="float">
            <text:p>8,198.16</text:p>
          </table:table-cell>
          <table:table-cell table:style-name="ce14" office:value-type="float" office:value="8197.83" calcext:value-type="float">
            <text:p>8,197.83</text:p>
          </table:table-cell>
          <table:table-cell office:value-type="float" office:value="8193.5" calcext:value-type="float">
            <text:p>8,193.5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02.47" calcext:value-type="float">
            <text:p>8,202.47</text:p>
          </table:table-cell>
          <table:table-cell table:style-name="ce14" office:value-type="float" office:value="8202.13" calcext:value-type="float">
            <text:p>8,202.13</text:p>
          </table:table-cell>
          <table:table-cell office:value-type="float" office:value="8197.8" calcext:value-type="float">
            <text:p>8,197.8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06.78" calcext:value-type="float">
            <text:p>8,206.78</text:p>
          </table:table-cell>
          <table:table-cell table:style-name="ce14" office:value-type="float" office:value="8206.45" calcext:value-type="float">
            <text:p>8,206.45</text:p>
          </table:table-cell>
          <table:table-cell office:value-type="float" office:value="8202.11" calcext:value-type="float">
            <text:p>8,202.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11.09" calcext:value-type="float">
            <text:p>8,211.09</text:p>
          </table:table-cell>
          <table:table-cell table:style-name="ce14" office:value-type="float" office:value="8210.76" calcext:value-type="float">
            <text:p>8,210.76</text:p>
          </table:table-cell>
          <table:table-cell office:value-type="float" office:value="8206.42" calcext:value-type="float">
            <text:p>8,206.4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15.4" calcext:value-type="float">
            <text:p>8,215.40</text:p>
          </table:table-cell>
          <table:table-cell table:style-name="ce14" office:value-type="float" office:value="8215.08" calcext:value-type="float">
            <text:p>8,215.08</text:p>
          </table:table-cell>
          <table:table-cell office:value-type="float" office:value="8210.73" calcext:value-type="float">
            <text:p>8,210.7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19.72" calcext:value-type="float">
            <text:p>8,219.72</text:p>
          </table:table-cell>
          <table:table-cell table:style-name="ce14" office:value-type="float" office:value="8219.4" calcext:value-type="float">
            <text:p>8,219.40</text:p>
          </table:table-cell>
          <table:table-cell office:value-type="float" office:value="8215.05" calcext:value-type="float">
            <text:p>8,215.0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24.04" calcext:value-type="float">
            <text:p>8,224.04</text:p>
          </table:table-cell>
          <table:table-cell table:style-name="ce14" office:value-type="float" office:value="8223.72" calcext:value-type="float">
            <text:p>8,223.72</text:p>
          </table:table-cell>
          <table:table-cell office:value-type="float" office:value="8219.37" calcext:value-type="float">
            <text:p>8,219.3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28.36" calcext:value-type="float">
            <text:p>8,228.36</text:p>
          </table:table-cell>
          <table:table-cell table:style-name="ce14" office:value-type="float" office:value="8228.04" calcext:value-type="float">
            <text:p>8,228.04</text:p>
          </table:table-cell>
          <table:table-cell office:value-type="float" office:value="8223.69" calcext:value-type="float">
            <text:p>8,223.6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32.68" calcext:value-type="float">
            <text:p>8,232.68</text:p>
          </table:table-cell>
          <table:table-cell table:style-name="ce14" office:value-type="float" office:value="8232.37" calcext:value-type="float">
            <text:p>8,232.37</text:p>
          </table:table-cell>
          <table:table-cell office:value-type="float" office:value="8228.02" calcext:value-type="float">
            <text:p>8,228.0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36.93" calcext:value-type="float">
            <text:p>8,236.93</text:p>
          </table:table-cell>
          <table:table-cell table:style-name="ce14" office:value-type="float" office:value="8236.63" calcext:value-type="float">
            <text:p>8,236.63</text:p>
          </table:table-cell>
          <table:table-cell office:value-type="float" office:value="8232.34" calcext:value-type="float">
            <text:p>8,232.3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41.19" calcext:value-type="float">
            <text:p>8,241.19</text:p>
          </table:table-cell>
          <table:table-cell table:style-name="ce14" office:value-type="float" office:value="8240.88" calcext:value-type="float">
            <text:p>8,240.88</text:p>
          </table:table-cell>
          <table:table-cell office:value-type="float" office:value="8236.6" calcext:value-type="float">
            <text:p>8,236.6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45.45" calcext:value-type="float">
            <text:p>8,245.45</text:p>
          </table:table-cell>
          <table:table-cell table:style-name="ce14" office:value-type="float" office:value="8245.14" calcext:value-type="float">
            <text:p>8,245.14</text:p>
          </table:table-cell>
          <table:table-cell office:value-type="float" office:value="8240.85" calcext:value-type="float">
            <text:p>8,240.8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49.71" calcext:value-type="float">
            <text:p>8,249.71</text:p>
          </table:table-cell>
          <table:table-cell table:style-name="ce14" office:value-type="float" office:value="8249.41" calcext:value-type="float">
            <text:p>8,249.41</text:p>
          </table:table-cell>
          <table:table-cell office:value-type="float" office:value="8245.11" calcext:value-type="float">
            <text:p>8,245.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53.97" calcext:value-type="float">
            <text:p>8,253.97</text:p>
          </table:table-cell>
          <table:table-cell table:style-name="ce14" office:value-type="float" office:value="8253.67" calcext:value-type="float">
            <text:p>8,253.67</text:p>
          </table:table-cell>
          <table:table-cell office:value-type="float" office:value="8249.38" calcext:value-type="float">
            <text:p>8,249.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58.23" calcext:value-type="float">
            <text:p>8,258.23</text:p>
          </table:table-cell>
          <table:table-cell table:style-name="ce14" office:value-type="float" office:value="8257.94" calcext:value-type="float">
            <text:p>8,257.94</text:p>
          </table:table-cell>
          <table:table-cell office:value-type="float" office:value="8253.64" calcext:value-type="float">
            <text:p>8,253.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62.5" calcext:value-type="float">
            <text:p>8,262.50</text:p>
          </table:table-cell>
          <table:table-cell table:style-name="ce14" office:value-type="float" office:value="8262.21" calcext:value-type="float">
            <text:p>8,262.21</text:p>
          </table:table-cell>
          <table:table-cell office:value-type="float" office:value="8257.91" calcext:value-type="float">
            <text:p>8,257.9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1/10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66.77" calcext:value-type="float">
            <text:p>8,266.77</text:p>
          </table:table-cell>
          <table:table-cell table:style-name="ce14" office:value-type="float" office:value="8266.48" calcext:value-type="float">
            <text:p>8,266.48</text:p>
          </table:table-cell>
          <table:table-cell office:value-type="float" office:value="8262.18" calcext:value-type="float">
            <text:p>8,262.1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71.04" calcext:value-type="float">
            <text:p>8,271.04</text:p>
          </table:table-cell>
          <table:table-cell table:style-name="ce14" office:value-type="float" office:value="8270.76" calcext:value-type="float">
            <text:p>8,270.76</text:p>
          </table:table-cell>
          <table:table-cell office:value-type="float" office:value="8266.45" calcext:value-type="float">
            <text:p>8,266.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3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75.31" calcext:value-type="float">
            <text:p>8,275.31</text:p>
          </table:table-cell>
          <table:table-cell table:style-name="ce14" office:value-type="float" office:value="8275.03" calcext:value-type="float">
            <text:p>8,275.03</text:p>
          </table:table-cell>
          <table:table-cell office:value-type="float" office:value="8270.73" calcext:value-type="float">
            <text:p>8,270.7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4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79.58" calcext:value-type="float">
            <text:p>8,279.58</text:p>
          </table:table-cell>
          <table:table-cell table:style-name="ce14" office:value-type="float" office:value="8279.31" calcext:value-type="float">
            <text:p>8,279.31</text:p>
          </table:table-cell>
          <table:table-cell office:value-type="float" office:value="8275" calcext:value-type="float">
            <text:p>8,275.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83.86" calcext:value-type="float">
            <text:p>8,283.86</text:p>
          </table:table-cell>
          <table:table-cell table:style-name="ce14" office:value-type="float" office:value="8283.59" calcext:value-type="float">
            <text:p>8,283.59</text:p>
          </table:table-cell>
          <table:table-cell office:value-type="float" office:value="8279.28" calcext:value-type="float">
            <text:p>8,279.2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88.14" calcext:value-type="float">
            <text:p>8,288.14</text:p>
          </table:table-cell>
          <table:table-cell table:style-name="ce14" office:value-type="float" office:value="8287.87" calcext:value-type="float">
            <text:p>8,287.87</text:p>
          </table:table-cell>
          <table:table-cell office:value-type="float" office:value="8283.56" calcext:value-type="float">
            <text:p>8,283.5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92.42" calcext:value-type="float">
            <text:p>8,292.42</text:p>
          </table:table-cell>
          <table:table-cell table:style-name="ce14" office:value-type="float" office:value="8292.16" calcext:value-type="float">
            <text:p>8,292.16</text:p>
          </table:table-cell>
          <table:table-cell office:value-type="float" office:value="8287.84" calcext:value-type="float">
            <text:p>8,287.8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0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296.71" calcext:value-type="float">
            <text:p>8,296.71</text:p>
          </table:table-cell>
          <table:table-cell table:style-name="ce14" office:value-type="float" office:value="8296.44" calcext:value-type="float">
            <text:p>8,296.44</text:p>
          </table:table-cell>
          <table:table-cell office:value-type="float" office:value="8292.13" calcext:value-type="float">
            <text:p>8,292.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1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00.99" calcext:value-type="float">
            <text:p>8,300.99</text:p>
          </table:table-cell>
          <table:table-cell table:style-name="ce14" office:value-type="float" office:value="8300.74" calcext:value-type="float">
            <text:p>8,300.74</text:p>
          </table:table-cell>
          <table:table-cell office:value-type="float" office:value="8296.41" calcext:value-type="float">
            <text:p>8,296.4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05.28" calcext:value-type="float">
            <text:p>8,305.28</text:p>
          </table:table-cell>
          <table:table-cell table:style-name="ce14" office:value-type="float" office:value="8305.02" calcext:value-type="float">
            <text:p>8,305.02</text:p>
          </table:table-cell>
          <table:table-cell office:value-type="float" office:value="8300.71" calcext:value-type="float">
            <text:p>8,300.7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09.57" calcext:value-type="float">
            <text:p>8,309.57</text:p>
          </table:table-cell>
          <table:table-cell table:style-name="ce14" office:value-type="float" office:value="8309.31" calcext:value-type="float">
            <text:p>8,309.31</text:p>
          </table:table-cell>
          <table:table-cell office:value-type="float" office:value="8304.99" calcext:value-type="float">
            <text:p>8,304.9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7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13.86" calcext:value-type="float">
            <text:p>8,313.86</text:p>
          </table:table-cell>
          <table:table-cell table:style-name="ce14" office:value-type="float" office:value="8313.61" calcext:value-type="float">
            <text:p>8,313.61</text:p>
          </table:table-cell>
          <table:table-cell office:value-type="float" office:value="8309.28" calcext:value-type="float">
            <text:p>8,309.2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8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18.16" calcext:value-type="float">
            <text:p>8,318.16</text:p>
          </table:table-cell>
          <table:table-cell table:style-name="ce14" office:value-type="float" office:value="8317.91" calcext:value-type="float">
            <text:p>8,317.91</text:p>
          </table:table-cell>
          <table:table-cell office:value-type="float" office:value="8313.59" calcext:value-type="float">
            <text:p>8,313.5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22.46" calcext:value-type="float">
            <text:p>8,322.46</text:p>
          </table:table-cell>
          <table:table-cell table:style-name="ce14" office:value-type="float" office:value="8322.21" calcext:value-type="float">
            <text:p>8,322.21</text:p>
          </table:table-cell>
          <table:table-cell office:value-type="float" office:value="8317.88" calcext:value-type="float">
            <text:p>8,317.8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26.76" calcext:value-type="float">
            <text:p>8,326.76</text:p>
          </table:table-cell>
          <table:table-cell table:style-name="ce14" office:value-type="float" office:value="8326.51" calcext:value-type="float">
            <text:p>8,326.51</text:p>
          </table:table-cell>
          <table:table-cell office:value-type="float" office:value="8322.19" calcext:value-type="float">
            <text:p>8,322.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31.06" calcext:value-type="float">
            <text:p>8,331.06</text:p>
          </table:table-cell>
          <table:table-cell table:style-name="ce14" office:value-type="float" office:value="8330.82" calcext:value-type="float">
            <text:p>8,330.82</text:p>
          </table:table-cell>
          <table:table-cell office:value-type="float" office:value="8326.49" calcext:value-type="float">
            <text:p>8,326.4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4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35.36" calcext:value-type="float">
            <text:p>8,335.36</text:p>
          </table:table-cell>
          <table:table-cell table:style-name="ce14" office:value-type="float" office:value="8335.13" calcext:value-type="float">
            <text:p>8,335.13</text:p>
          </table:table-cell>
          <table:table-cell office:value-type="float" office:value="8330.79" calcext:value-type="float">
            <text:p>8,330.7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5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39.67" calcext:value-type="float">
            <text:p>8,339.67</text:p>
          </table:table-cell>
          <table:table-cell table:style-name="ce14" office:value-type="float" office:value="8339.43" calcext:value-type="float">
            <text:p>8,339.43</text:p>
          </table:table-cell>
          <table:table-cell office:value-type="float" office:value="8335.1" calcext:value-type="float">
            <text:p>8,335.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43.98" calcext:value-type="float">
            <text:p>8,343.98</text:p>
          </table:table-cell>
          <table:table-cell table:style-name="ce14" office:value-type="float" office:value="8343.75" calcext:value-type="float">
            <text:p>8,343.75</text:p>
          </table:table-cell>
          <table:table-cell office:value-type="float" office:value="8339.4" calcext:value-type="float">
            <text:p>8,339.4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48.29" calcext:value-type="float">
            <text:p>8,348.29</text:p>
          </table:table-cell>
          <table:table-cell table:style-name="ce14" office:value-type="float" office:value="8348.06" calcext:value-type="float">
            <text:p>8,348.06</text:p>
          </table:table-cell>
          <table:table-cell office:value-type="float" office:value="8343.72" calcext:value-type="float">
            <text:p>8,343.72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30/11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52.6" calcext:value-type="float">
            <text:p>8,352.60</text:p>
          </table:table-cell>
          <table:table-cell table:style-name="ce14" office:value-type="float" office:value="8352.37" calcext:value-type="float">
            <text:p>8,352.37</text:p>
          </table:table-cell>
          <table:table-cell office:value-type="float" office:value="8348.03" calcext:value-type="float">
            <text:p>8,348.0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1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56.84" calcext:value-type="float">
            <text:p>8,356.84</text:p>
          </table:table-cell>
          <table:table-cell table:style-name="ce14" office:value-type="float" office:value="8356.62" calcext:value-type="float">
            <text:p>8,356.62</text:p>
          </table:table-cell>
          <table:table-cell office:value-type="float" office:value="8352.34" calcext:value-type="float">
            <text:p>8,352.3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61.08" calcext:value-type="float">
            <text:p>8,361.08</text:p>
          </table:table-cell>
          <table:table-cell table:style-name="ce14" office:value-type="float" office:value="8360.87" calcext:value-type="float">
            <text:p>8,360.87</text:p>
          </table:table-cell>
          <table:table-cell office:value-type="float" office:value="8356.59" calcext:value-type="float">
            <text:p>8,356.5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5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65.33" calcext:value-type="float">
            <text:p>8,365.33</text:p>
          </table:table-cell>
          <table:table-cell table:style-name="ce14" office:value-type="float" office:value="8365.12" calcext:value-type="float">
            <text:p>8,365.12</text:p>
          </table:table-cell>
          <table:table-cell office:value-type="float" office:value="8360.84" calcext:value-type="float">
            <text:p>8,360.8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6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69.58" calcext:value-type="float">
            <text:p>8,369.58</text:p>
          </table:table-cell>
          <table:table-cell table:style-name="ce14" office:value-type="float" office:value="8369.37" calcext:value-type="float">
            <text:p>8,369.37</text:p>
          </table:table-cell>
          <table:table-cell office:value-type="float" office:value="8365.09" calcext:value-type="float">
            <text:p>8,365.0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7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73.83" calcext:value-type="float">
            <text:p>8,373.83</text:p>
          </table:table-cell>
          <table:table-cell table:style-name="ce14" office:value-type="float" office:value="8373.62" calcext:value-type="float">
            <text:p>8,373.62</text:p>
          </table:table-cell>
          <table:table-cell office:value-type="float" office:value="8369.34" calcext:value-type="float">
            <text:p>8,369.34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8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78.08" calcext:value-type="float">
            <text:p>8,378.08</text:p>
          </table:table-cell>
          <table:table-cell table:style-name="ce14" office:value-type="float" office:value="8377.88" calcext:value-type="float">
            <text:p>8,377.88</text:p>
          </table:table-cell>
          <table:table-cell office:value-type="float" office:value="8373.59" calcext:value-type="float">
            <text:p>8,373.5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9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82.34" calcext:value-type="float">
            <text:p>8,382.34</text:p>
          </table:table-cell>
          <table:table-cell table:style-name="ce14" office:value-type="float" office:value="8382.14" calcext:value-type="float">
            <text:p>8,382.14</text:p>
          </table:table-cell>
          <table:table-cell office:value-type="float" office:value="8377.85" calcext:value-type="float">
            <text:p>8,377.8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2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86.6" calcext:value-type="float">
            <text:p>8,386.60</text:p>
          </table:table-cell>
          <table:table-cell table:style-name="ce14" office:value-type="float" office:value="8386.39" calcext:value-type="float">
            <text:p>8,386.39</text:p>
          </table:table-cell>
          <table:table-cell office:value-type="float" office:value="8382.11" calcext:value-type="float">
            <text:p>8,382.1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3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90.86" calcext:value-type="float">
            <text:p>8,390.86</text:p>
          </table:table-cell>
          <table:table-cell table:style-name="ce14" office:value-type="float" office:value="8390.66" calcext:value-type="float">
            <text:p>8,390.66</text:p>
          </table:table-cell>
          <table:table-cell office:value-type="float" office:value="8386.37" calcext:value-type="float">
            <text:p>8,386.3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4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95.12" calcext:value-type="float">
            <text:p>8,395.12</text:p>
          </table:table-cell>
          <table:table-cell table:style-name="ce14" office:value-type="float" office:value="8394.92" calcext:value-type="float">
            <text:p>8,394.92</text:p>
          </table:table-cell>
          <table:table-cell office:value-type="float" office:value="8390.63" calcext:value-type="float">
            <text:p>8,390.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5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399.38" calcext:value-type="float">
            <text:p>8,399.38</text:p>
          </table:table-cell>
          <table:table-cell table:style-name="ce14" office:value-type="float" office:value="8399.2" calcext:value-type="float">
            <text:p>8,399.20</text:p>
          </table:table-cell>
          <table:table-cell office:value-type="float" office:value="8394.89" calcext:value-type="float">
            <text:p>8,394.8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6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403.65" calcext:value-type="float">
            <text:p>8,403.65</text:p>
          </table:table-cell>
          <table:table-cell table:style-name="ce14" office:value-type="float" office:value="8403.46" calcext:value-type="float">
            <text:p>8,403.46</text:p>
          </table:table-cell>
          <table:table-cell office:value-type="float" office:value="8399.17" calcext:value-type="float">
            <text:p>8,399.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19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407.91" calcext:value-type="float">
            <text:p>8,407.91</text:p>
          </table:table-cell>
          <table:table-cell table:style-name="ce14" office:value-type="float" office:value="8407.73" calcext:value-type="float">
            <text:p>8,407.73</text:p>
          </table:table-cell>
          <table:table-cell office:value-type="float" office:value="8403.43" calcext:value-type="float">
            <text:p>8,403.4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0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412.18" calcext:value-type="float">
            <text:p>8,412.18</text:p>
          </table:table-cell>
          <table:table-cell table:style-name="ce14" office:value-type="float" office:value="8412.01" calcext:value-type="float">
            <text:p>8,412.01</text:p>
          </table:table-cell>
          <table:table-cell office:value-type="float" office:value="8407.7" calcext:value-type="float">
            <text:p>8,407.7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1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416.46" calcext:value-type="float">
            <text:p>8,416.46</text:p>
          </table:table-cell>
          <table:table-cell table:style-name="ce14" office:value-type="float" office:value="8416.28" calcext:value-type="float">
            <text:p>8,416.28</text:p>
          </table:table-cell>
          <table:table-cell office:value-type="float" office:value="8411.98" calcext:value-type="float">
            <text:p>8,411.9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2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420.73" calcext:value-type="float">
            <text:p>8,420.73</text:p>
          </table:table-cell>
          <table:table-cell table:style-name="ce14" office:value-type="float" office:value="8420.56" calcext:value-type="float">
            <text:p>8,420.56</text:p>
          </table:table-cell>
          <table:table-cell office:value-type="float" office:value="8416.25" calcext:value-type="float">
            <text:p>8,416.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3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425.01" calcext:value-type="float">
            <text:p>8,425.01</text:p>
          </table:table-cell>
          <table:table-cell table:style-name="ce14" office:value-type="float" office:value="8424.84" calcext:value-type="float">
            <text:p>8,424.84</text:p>
          </table:table-cell>
          <table:table-cell office:value-type="float" office:value="8420.53" calcext:value-type="float">
            <text:p>8,420.53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6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429.29" calcext:value-type="float">
            <text:p>8,429.29</text:p>
          </table:table-cell>
          <table:table-cell table:style-name="ce14" office:value-type="float" office:value="8429.12" calcext:value-type="float">
            <text:p>8,429.12</text:p>
          </table:table-cell>
          <table:table-cell office:value-type="float" office:value="8424.81" calcext:value-type="float">
            <text:p>8,424.81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7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433.57" calcext:value-type="float">
            <text:p>8,433.57</text:p>
          </table:table-cell>
          <table:table-cell table:style-name="ce14" office:value-type="float" office:value="8433.41" calcext:value-type="float">
            <text:p>8,433.41</text:p>
          </table:table-cell>
          <table:table-cell office:value-type="float" office:value="8429.09" calcext:value-type="float">
            <text:p>8,429.09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8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437.85" calcext:value-type="float">
            <text:p>8,437.85</text:p>
          </table:table-cell>
          <table:table-cell table:style-name="ce14" office:value-type="float" office:value="8437.69" calcext:value-type="float">
            <text:p>8,437.69</text:p>
          </table:table-cell>
          <table:table-cell office:value-type="float" office:value="8433.38" calcext:value-type="float">
            <text:p>8,433.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29/12/2016</text:p>
          </table:table-cell>
          <table:table-cell office:value-type="percentage" office:value="0" calcext:value-type="percentage">
            <text:p>0.00%</text:p>
          </table:table-cell>
          <table:table-cell table:style-name="ce11" office:value-type="percentage" office:value="0.0001" calcext:value-type="percentage">
            <text:p>0.01%</text:p>
          </table:table-cell>
          <table:table-cell table:style-name="ce14" office:value-type="float" office:value="8450.77" calcext:value-type="float">
            <text:p>8,450.77</text:p>
          </table:table-cell>
          <table:table-cell table:style-name="ce14" office:value-type="float" office:value="8450.62" calcext:value-type="float">
            <text:p>8,450.62</text:p>
          </table:table-cell>
          <table:table-cell office:value-type="float" office:value="8437.66" calcext:value-type="float">
            <text:p>8,437.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02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33.3" calcext:value-type="float">
            <text:p>8,433.30</text:p>
          </table:table-cell>
          <table:table-cell office:value-type="float" office:value="8419.4" calcext:value-type="float">
            <text:p>8,419.40</text:p>
          </table:table-cell>
          <table:table-cell office:value-type="float" office:value="8415.06" calcext:value-type="float">
            <text:p>8,415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37.6" calcext:value-type="float">
            <text:p>8,437.60</text:p>
          </table:table-cell>
          <table:table-cell office:value-type="float" office:value="8423.7" calcext:value-type="float">
            <text:p>8,423.70</text:p>
          </table:table-cell>
          <table:table-cell office:value-type="float" office:value="8419.37" calcext:value-type="float">
            <text:p>8,419.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41.9" calcext:value-type="float">
            <text:p>8,441.90</text:p>
          </table:table-cell>
          <table:table-cell office:value-type="float" office:value="8428.01" calcext:value-type="float">
            <text:p>8,428.01</text:p>
          </table:table-cell>
          <table:table-cell office:value-type="float" office:value="8423.67" calcext:value-type="float">
            <text:p>8,423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46.2" calcext:value-type="float">
            <text:p>8,446.20</text:p>
          </table:table-cell>
          <table:table-cell office:value-type="float" office:value="8432.32" calcext:value-type="float">
            <text:p>8,432.32</text:p>
          </table:table-cell>
          <table:table-cell office:value-type="float" office:value="8427.98" calcext:value-type="float">
            <text:p>8,427.9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50.51" calcext:value-type="float">
            <text:p>8,450.51</text:p>
          </table:table-cell>
          <table:table-cell office:value-type="float" office:value="8436.63" calcext:value-type="float">
            <text:p>8,436.63</text:p>
          </table:table-cell>
          <table:table-cell office:value-type="float" office:value="8432.29" calcext:value-type="float">
            <text:p>8,432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54.82" calcext:value-type="float">
            <text:p>8,454.82</text:p>
          </table:table-cell>
          <table:table-cell office:value-type="float" office:value="8440.95" calcext:value-type="float">
            <text:p>8,440.95</text:p>
          </table:table-cell>
          <table:table-cell office:value-type="float" office:value="8436.6" calcext:value-type="float">
            <text:p>8,436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59.13" calcext:value-type="float">
            <text:p>8,459.13</text:p>
          </table:table-cell>
          <table:table-cell office:value-type="float" office:value="8445.26" calcext:value-type="float">
            <text:p>8,445.26</text:p>
          </table:table-cell>
          <table:table-cell office:value-type="float" office:value="8440.92" calcext:value-type="float">
            <text:p>8,440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63.44" calcext:value-type="float">
            <text:p>8,463.44</text:p>
          </table:table-cell>
          <table:table-cell office:value-type="float" office:value="8449.59" calcext:value-type="float">
            <text:p>8,449.59</text:p>
          </table:table-cell>
          <table:table-cell office:value-type="float" office:value="8445.23" calcext:value-type="float">
            <text:p>8,445.2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67.53" calcext:value-type="float">
            <text:p>8,467.53</text:p>
          </table:table-cell>
          <table:table-cell office:value-type="float" office:value="8453.68" calcext:value-type="float">
            <text:p>8,453.68</text:p>
          </table:table-cell>
          <table:table-cell office:value-type="float" office:value="8449.56" calcext:value-type="float">
            <text:p>8,449.5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71.62" calcext:value-type="float">
            <text:p>8,471.62</text:p>
          </table:table-cell>
          <table:table-cell office:value-type="float" office:value="8457.79" calcext:value-type="float">
            <text:p>8,457.79</text:p>
          </table:table-cell>
          <table:table-cell office:value-type="float" office:value="8453.65" calcext:value-type="float">
            <text:p>8,453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75.72" calcext:value-type="float">
            <text:p>8,475.72</text:p>
          </table:table-cell>
          <table:table-cell office:value-type="float" office:value="8461.88" calcext:value-type="float">
            <text:p>8,461.88</text:p>
          </table:table-cell>
          <table:table-cell office:value-type="float" office:value="8457.76" calcext:value-type="float">
            <text:p>8,457.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79.82" calcext:value-type="float">
            <text:p>8,479.82</text:p>
          </table:table-cell>
          <table:table-cell office:value-type="float" office:value="8465.99" calcext:value-type="float">
            <text:p>8,465.99</text:p>
          </table:table-cell>
          <table:table-cell office:value-type="float" office:value="8461.85" calcext:value-type="float">
            <text:p>8,461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83.92" calcext:value-type="float">
            <text:p>8,483.92</text:p>
          </table:table-cell>
          <table:table-cell office:value-type="float" office:value="8470.1" calcext:value-type="float">
            <text:p>8,470.10</text:p>
          </table:table-cell>
          <table:table-cell office:value-type="float" office:value="8465.96" calcext:value-type="float">
            <text:p>8,465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88.02" calcext:value-type="float">
            <text:p>8,488.02</text:p>
          </table:table-cell>
          <table:table-cell office:value-type="float" office:value="8474.21" calcext:value-type="float">
            <text:p>8,474.21</text:p>
          </table:table-cell>
          <table:table-cell office:value-type="float" office:value="8470.07" calcext:value-type="float">
            <text:p>8,470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92.13" calcext:value-type="float">
            <text:p>8,492.13</text:p>
          </table:table-cell>
          <table:table-cell office:value-type="float" office:value="8478.32" calcext:value-type="float">
            <text:p>8,478.32</text:p>
          </table:table-cell>
          <table:table-cell office:value-type="float" office:value="8474.18" calcext:value-type="float">
            <text:p>8,474.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496.23" calcext:value-type="float">
            <text:p>8,496.23</text:p>
          </table:table-cell>
          <table:table-cell office:value-type="float" office:value="8482.43" calcext:value-type="float">
            <text:p>8,482.43</text:p>
          </table:table-cell>
          <table:table-cell office:value-type="float" office:value="8478.29" calcext:value-type="float">
            <text:p>8,478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04.48" calcext:value-type="float">
            <text:p>8,504.48</text:p>
          </table:table-cell>
          <table:table-cell office:value-type="float" office:value="8490.7" calcext:value-type="float">
            <text:p>8,490.70</text:p>
          </table:table-cell>
          <table:table-cell office:value-type="float" office:value="8482.4" calcext:value-type="float">
            <text:p>8,482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08.57" calcext:value-type="float">
            <text:p>8,508.57</text:p>
          </table:table-cell>
          <table:table-cell office:value-type="float" office:value="8494.79" calcext:value-type="float">
            <text:p>8,494.79</text:p>
          </table:table-cell>
          <table:table-cell office:value-type="float" office:value="8490.64" calcext:value-type="float">
            <text:p>8,490.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12.68" calcext:value-type="float">
            <text:p>8,512.68</text:p>
          </table:table-cell>
          <table:table-cell office:value-type="float" office:value="8498.9" calcext:value-type="float">
            <text:p>8,498.90</text:p>
          </table:table-cell>
          <table:table-cell office:value-type="float" office:value="8494.76" calcext:value-type="float">
            <text:p>8,494.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16.8" calcext:value-type="float">
            <text:p>8,516.80</text:p>
          </table:table-cell>
          <table:table-cell office:value-type="float" office:value="8503.03" calcext:value-type="float">
            <text:p>8,503.03</text:p>
          </table:table-cell>
          <table:table-cell office:value-type="float" office:value="8498.87" calcext:value-type="float">
            <text:p>8,498.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1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20.92" calcext:value-type="float">
            <text:p>8,520.92</text:p>
          </table:table-cell>
          <table:table-cell office:value-type="float" office:value="8507.15" calcext:value-type="float">
            <text:p>8,507.15</text:p>
          </table:table-cell>
          <table:table-cell office:value-type="float" office:value="8503" calcext:value-type="float">
            <text:p>8,503.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25.04" calcext:value-type="float">
            <text:p>8,525.04</text:p>
          </table:table-cell>
          <table:table-cell office:value-type="float" office:value="8511.28" calcext:value-type="float">
            <text:p>8,511.28</text:p>
          </table:table-cell>
          <table:table-cell office:value-type="float" office:value="8507.12" calcext:value-type="float">
            <text:p>8,507.1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29.16" calcext:value-type="float">
            <text:p>8,529.16</text:p>
          </table:table-cell>
          <table:table-cell office:value-type="float" office:value="8515.42" calcext:value-type="float">
            <text:p>8,515.42</text:p>
          </table:table-cell>
          <table:table-cell office:value-type="float" office:value="8511.25" calcext:value-type="float">
            <text:p>8,511.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33.28" calcext:value-type="float">
            <text:p>8,533.28</text:p>
          </table:table-cell>
          <table:table-cell office:value-type="float" office:value="8519.54" calcext:value-type="float">
            <text:p>8,519.54</text:p>
          </table:table-cell>
          <table:table-cell office:value-type="float" office:value="8515.39" calcext:value-type="float">
            <text:p>8,515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37.41" calcext:value-type="float">
            <text:p>8,537.41</text:p>
          </table:table-cell>
          <table:table-cell office:value-type="float" office:value="8523.68" calcext:value-type="float">
            <text:p>8,523.68</text:p>
          </table:table-cell>
          <table:table-cell office:value-type="float" office:value="8519.51" calcext:value-type="float">
            <text:p>8,519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41.54" calcext:value-type="float">
            <text:p>8,541.54</text:p>
          </table:table-cell>
          <table:table-cell office:value-type="float" office:value="8527.81" calcext:value-type="float">
            <text:p>8,527.81</text:p>
          </table:table-cell>
          <table:table-cell office:value-type="float" office:value="8523.65" calcext:value-type="float">
            <text:p>8,523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45.67" calcext:value-type="float">
            <text:p>8,545.67</text:p>
          </table:table-cell>
          <table:table-cell office:value-type="float" office:value="8531.95" calcext:value-type="float">
            <text:p>8,531.95</text:p>
          </table:table-cell>
          <table:table-cell office:value-type="float" office:value="8527.78" calcext:value-type="float">
            <text:p>8,527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49.8" calcext:value-type="float">
            <text:p>8,549.80</text:p>
          </table:table-cell>
          <table:table-cell office:value-type="float" office:value="8536.09" calcext:value-type="float">
            <text:p>8,536.09</text:p>
          </table:table-cell>
          <table:table-cell office:value-type="float" office:value="8531.92" calcext:value-type="float">
            <text:p>8,531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53.94" calcext:value-type="float">
            <text:p>8,553.94</text:p>
          </table:table-cell>
          <table:table-cell office:value-type="float" office:value="8540.23" calcext:value-type="float">
            <text:p>8,540.23</text:p>
          </table:table-cell>
          <table:table-cell office:value-type="float" office:value="8536.06" calcext:value-type="float">
            <text:p>8,536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58.07" calcext:value-type="float">
            <text:p>8,558.07</text:p>
          </table:table-cell>
          <table:table-cell office:value-type="float" office:value="8544.37" calcext:value-type="float">
            <text:p>8,544.37</text:p>
          </table:table-cell>
          <table:table-cell office:value-type="float" office:value="8540.2" calcext:value-type="float">
            <text:p>8,540.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62.21" calcext:value-type="float">
            <text:p>8,562.21</text:p>
          </table:table-cell>
          <table:table-cell office:value-type="float" office:value="8548.52" calcext:value-type="float">
            <text:p>8,548.52</text:p>
          </table:table-cell>
          <table:table-cell office:value-type="float" office:value="8544.34" calcext:value-type="float">
            <text:p>8,544.3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66.35" calcext:value-type="float">
            <text:p>8,566.35</text:p>
          </table:table-cell>
          <table:table-cell office:value-type="float" office:value="8552.67" calcext:value-type="float">
            <text:p>8,552.67</text:p>
          </table:table-cell>
          <table:table-cell office:value-type="float" office:value="8548.49" calcext:value-type="float">
            <text:p>8,548.4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70.5" calcext:value-type="float">
            <text:p>8,570.50</text:p>
          </table:table-cell>
          <table:table-cell office:value-type="float" office:value="8556.82" calcext:value-type="float">
            <text:p>8,556.82</text:p>
          </table:table-cell>
          <table:table-cell office:value-type="float" office:value="8552.64" calcext:value-type="float">
            <text:p>8,552.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74.64" calcext:value-type="float">
            <text:p>8,574.64</text:p>
          </table:table-cell>
          <table:table-cell office:value-type="float" office:value="8560.97" calcext:value-type="float">
            <text:p>8,560.97</text:p>
          </table:table-cell>
          <table:table-cell office:value-type="float" office:value="8556.79" calcext:value-type="float">
            <text:p>8,556.7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78.79" calcext:value-type="float">
            <text:p>8,578.79</text:p>
          </table:table-cell>
          <table:table-cell office:value-type="float" office:value="8565.12" calcext:value-type="float">
            <text:p>8,565.12</text:p>
          </table:table-cell>
          <table:table-cell office:value-type="float" office:value="8560.94" calcext:value-type="float">
            <text:p>8,560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82.94" calcext:value-type="float">
            <text:p>8,582.94</text:p>
          </table:table-cell>
          <table:table-cell office:value-type="float" office:value="8569.28" calcext:value-type="float">
            <text:p>8,569.28</text:p>
          </table:table-cell>
          <table:table-cell office:value-type="float" office:value="8565.09" calcext:value-type="float">
            <text:p>8,565.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87.09" calcext:value-type="float">
            <text:p>8,587.09</text:p>
          </table:table-cell>
          <table:table-cell office:value-type="float" office:value="8573.43" calcext:value-type="float">
            <text:p>8,573.43</text:p>
          </table:table-cell>
          <table:table-cell office:value-type="float" office:value="8569.25" calcext:value-type="float">
            <text:p>8,569.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91.01" calcext:value-type="float">
            <text:p>8,591.01</text:p>
          </table:table-cell>
          <table:table-cell office:value-type="float" office:value="8577.37" calcext:value-type="float">
            <text:p>8,577.37</text:p>
          </table:table-cell>
          <table:table-cell office:value-type="float" office:value="8573.4" calcext:value-type="float">
            <text:p>8,573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2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94.94" calcext:value-type="float">
            <text:p>8,594.94</text:p>
          </table:table-cell>
          <table:table-cell office:value-type="float" office:value="8581.3" calcext:value-type="float">
            <text:p>8,581.30</text:p>
          </table:table-cell>
          <table:table-cell office:value-type="float" office:value="8577.34" calcext:value-type="float">
            <text:p>8,577.3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598.87" calcext:value-type="float">
            <text:p>8,598.87</text:p>
          </table:table-cell>
          <table:table-cell office:value-type="float" office:value="8585.24" calcext:value-type="float">
            <text:p>8,585.24</text:p>
          </table:table-cell>
          <table:table-cell office:value-type="float" office:value="8581.27" calcext:value-type="float">
            <text:p>8,581.2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02.8" calcext:value-type="float">
            <text:p>8,602.80</text:p>
          </table:table-cell>
          <table:table-cell office:value-type="float" office:value="8589.18" calcext:value-type="float">
            <text:p>8,589.18</text:p>
          </table:table-cell>
          <table:table-cell office:value-type="float" office:value="8585.21" calcext:value-type="float">
            <text:p>8,585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06.73" calcext:value-type="float">
            <text:p>8,606.73</text:p>
          </table:table-cell>
          <table:table-cell office:value-type="float" office:value="8593.12" calcext:value-type="float">
            <text:p>8,593.12</text:p>
          </table:table-cell>
          <table:table-cell office:value-type="float" office:value="8589.15" calcext:value-type="float">
            <text:p>8,589.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10.67" calcext:value-type="float">
            <text:p>8,610.67</text:p>
          </table:table-cell>
          <table:table-cell office:value-type="float" office:value="8597.06" calcext:value-type="float">
            <text:p>8,597.06</text:p>
          </table:table-cell>
          <table:table-cell office:value-type="float" office:value="8593.08" calcext:value-type="float">
            <text:p>8,593.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14.6" calcext:value-type="float">
            <text:p>8,614.60</text:p>
          </table:table-cell>
          <table:table-cell office:value-type="float" office:value="8601" calcext:value-type="float">
            <text:p>8,601.00</text:p>
          </table:table-cell>
          <table:table-cell office:value-type="float" office:value="8597.03" calcext:value-type="float">
            <text:p>8,597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18.54" calcext:value-type="float">
            <text:p>8,618.54</text:p>
          </table:table-cell>
          <table:table-cell office:value-type="float" office:value="8604.95" calcext:value-type="float">
            <text:p>8,604.95</text:p>
          </table:table-cell>
          <table:table-cell office:value-type="float" office:value="8600.97" calcext:value-type="float">
            <text:p>8,600.9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22.48" calcext:value-type="float">
            <text:p>8,622.48</text:p>
          </table:table-cell>
          <table:table-cell office:value-type="float" office:value="8608.89" calcext:value-type="float">
            <text:p>8,608.89</text:p>
          </table:table-cell>
          <table:table-cell office:value-type="float" office:value="8604.92" calcext:value-type="float">
            <text:p>8,604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26.42" calcext:value-type="float">
            <text:p>8,626.42</text:p>
          </table:table-cell>
          <table:table-cell office:value-type="float" office:value="8612.84" calcext:value-type="float">
            <text:p>8,612.84</text:p>
          </table:table-cell>
          <table:table-cell office:value-type="float" office:value="8608.86" calcext:value-type="float">
            <text:p>8,608.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30.37" calcext:value-type="float">
            <text:p>8,630.37</text:p>
          </table:table-cell>
          <table:table-cell office:value-type="float" office:value="8616.79" calcext:value-type="float">
            <text:p>8,616.79</text:p>
          </table:table-cell>
          <table:table-cell office:value-type="float" office:value="8612.81" calcext:value-type="float">
            <text:p>8,612.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34.31" calcext:value-type="float">
            <text:p>8,634.31</text:p>
          </table:table-cell>
          <table:table-cell office:value-type="float" office:value="8620.75" calcext:value-type="float">
            <text:p>8,620.75</text:p>
          </table:table-cell>
          <table:table-cell office:value-type="float" office:value="8616.76" calcext:value-type="float">
            <text:p>8,616.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38.26" calcext:value-type="float">
            <text:p>8,638.26</text:p>
          </table:table-cell>
          <table:table-cell office:value-type="float" office:value="8624.7" calcext:value-type="float">
            <text:p>8,624.70</text:p>
          </table:table-cell>
          <table:table-cell office:value-type="float" office:value="8620.72" calcext:value-type="float">
            <text:p>8,620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42.21" calcext:value-type="float">
            <text:p>8,642.21</text:p>
          </table:table-cell>
          <table:table-cell office:value-type="float" office:value="8628.66" calcext:value-type="float">
            <text:p>8,628.66</text:p>
          </table:table-cell>
          <table:table-cell office:value-type="float" office:value="8624.67" calcext:value-type="float">
            <text:p>8,624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46.16" calcext:value-type="float">
            <text:p>8,646.16</text:p>
          </table:table-cell>
          <table:table-cell office:value-type="float" office:value="8632.62" calcext:value-type="float">
            <text:p>8,632.62</text:p>
          </table:table-cell>
          <table:table-cell office:value-type="float" office:value="8628.62" calcext:value-type="float">
            <text:p>8,628.6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50.11" calcext:value-type="float">
            <text:p>8,650.11</text:p>
          </table:table-cell>
          <table:table-cell office:value-type="float" office:value="8636.57" calcext:value-type="float">
            <text:p>8,636.57</text:p>
          </table:table-cell>
          <table:table-cell office:value-type="float" office:value="8632.59" calcext:value-type="float">
            <text:p>8,632.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54.06" calcext:value-type="float">
            <text:p>8,654.06</text:p>
          </table:table-cell>
          <table:table-cell office:value-type="float" office:value="8640.54" calcext:value-type="float">
            <text:p>8,640.54</text:p>
          </table:table-cell>
          <table:table-cell office:value-type="float" office:value="8636.54" calcext:value-type="float">
            <text:p>8,636.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58.02" calcext:value-type="float">
            <text:p>8,658.02</text:p>
          </table:table-cell>
          <table:table-cell office:value-type="float" office:value="8644.5" calcext:value-type="float">
            <text:p>8,644.50</text:p>
          </table:table-cell>
          <table:table-cell office:value-type="float" office:value="8640.51" calcext:value-type="float">
            <text:p>8,640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61.98" calcext:value-type="float">
            <text:p>8,661.98</text:p>
          </table:table-cell>
          <table:table-cell office:value-type="float" office:value="8648.47" calcext:value-type="float">
            <text:p>8,648.47</text:p>
          </table:table-cell>
          <table:table-cell office:value-type="float" office:value="8644.47" calcext:value-type="float">
            <text:p>8,644.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65.93" calcext:value-type="float">
            <text:p>8,665.93</text:p>
          </table:table-cell>
          <table:table-cell office:value-type="float" office:value="8652.44" calcext:value-type="float">
            <text:p>8,652.44</text:p>
          </table:table-cell>
          <table:table-cell office:value-type="float" office:value="8648.43" calcext:value-type="float">
            <text:p>8,648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69.89" calcext:value-type="float">
            <text:p>8,669.89</text:p>
          </table:table-cell>
          <table:table-cell office:value-type="float" office:value="8656.4" calcext:value-type="float">
            <text:p>8,656.40</text:p>
          </table:table-cell>
          <table:table-cell office:value-type="float" office:value="8652.41" calcext:value-type="float">
            <text:p>8,652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73.85" calcext:value-type="float">
            <text:p>8,673.85</text:p>
          </table:table-cell>
          <table:table-cell office:value-type="float" office:value="8660.37" calcext:value-type="float">
            <text:p>8,660.37</text:p>
          </table:table-cell>
          <table:table-cell office:value-type="float" office:value="8656.37" calcext:value-type="float">
            <text:p>8,656.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77.82" calcext:value-type="float">
            <text:p>8,677.82</text:p>
          </table:table-cell>
          <table:table-cell office:value-type="float" office:value="8664.34" calcext:value-type="float">
            <text:p>8,664.34</text:p>
          </table:table-cell>
          <table:table-cell office:value-type="float" office:value="8660.34" calcext:value-type="float">
            <text:p>8,660.3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81.79" calcext:value-type="float">
            <text:p>8,681.79</text:p>
          </table:table-cell>
          <table:table-cell office:value-type="float" office:value="8668.32" calcext:value-type="float">
            <text:p>8,668.32</text:p>
          </table:table-cell>
          <table:table-cell office:value-type="float" office:value="8664.31" calcext:value-type="float">
            <text:p>8,664.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3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85.75" calcext:value-type="float">
            <text:p>8,685.75</text:p>
          </table:table-cell>
          <table:table-cell office:value-type="float" office:value="8672.29" calcext:value-type="float">
            <text:p>8,672.29</text:p>
          </table:table-cell>
          <table:table-cell office:value-type="float" office:value="8668.29" calcext:value-type="float">
            <text:p>8,668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89.73" calcext:value-type="float">
            <text:p>8,689.73</text:p>
          </table:table-cell>
          <table:table-cell office:value-type="float" office:value="8676.27" calcext:value-type="float">
            <text:p>8,676.27</text:p>
          </table:table-cell>
          <table:table-cell office:value-type="float" office:value="8672.26" calcext:value-type="float">
            <text:p>8,672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93.7" calcext:value-type="float">
            <text:p>8,693.70</text:p>
          </table:table-cell>
          <table:table-cell office:value-type="float" office:value="8680.25" calcext:value-type="float">
            <text:p>8,680.25</text:p>
          </table:table-cell>
          <table:table-cell office:value-type="float" office:value="8676.24" calcext:value-type="float">
            <text:p>8,676.2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97.67" calcext:value-type="float">
            <text:p>8,697.67</text:p>
          </table:table-cell>
          <table:table-cell office:value-type="float" office:value="8684.23" calcext:value-type="float">
            <text:p>8,684.23</text:p>
          </table:table-cell>
          <table:table-cell office:value-type="float" office:value="8680.22" calcext:value-type="float">
            <text:p>8,680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01.65" calcext:value-type="float">
            <text:p>8,701.65</text:p>
          </table:table-cell>
          <table:table-cell office:value-type="float" office:value="8688.22" calcext:value-type="float">
            <text:p>8,688.22</text:p>
          </table:table-cell>
          <table:table-cell office:value-type="float" office:value="8684.2" calcext:value-type="float">
            <text:p>8,684.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05.63" calcext:value-type="float">
            <text:p>8,705.63</text:p>
          </table:table-cell>
          <table:table-cell office:value-type="float" office:value="8692.2" calcext:value-type="float">
            <text:p>8,692.20</text:p>
          </table:table-cell>
          <table:table-cell office:value-type="float" office:value="8688.19" calcext:value-type="float">
            <text:p>8,688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09.61" calcext:value-type="float">
            <text:p>8,709.61</text:p>
          </table:table-cell>
          <table:table-cell office:value-type="float" office:value="8696.19" calcext:value-type="float">
            <text:p>8,696.19</text:p>
          </table:table-cell>
          <table:table-cell office:value-type="float" office:value="8692.17" calcext:value-type="float">
            <text:p>8,692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13.59" calcext:value-type="float">
            <text:p>8,713.59</text:p>
          </table:table-cell>
          <table:table-cell office:value-type="float" office:value="8700.18" calcext:value-type="float">
            <text:p>8,700.18</text:p>
          </table:table-cell>
          <table:table-cell office:value-type="float" office:value="8696.16" calcext:value-type="float">
            <text:p>8,696.1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17.57" calcext:value-type="float">
            <text:p>8,717.57</text:p>
          </table:table-cell>
          <table:table-cell office:value-type="float" office:value="8704.17" calcext:value-type="float">
            <text:p>8,704.17</text:p>
          </table:table-cell>
          <table:table-cell office:value-type="float" office:value="8700.15" calcext:value-type="float">
            <text:p>8,700.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21.25" calcext:value-type="float">
            <text:p>8,721.25</text:p>
          </table:table-cell>
          <table:table-cell office:value-type="float" office:value="8707.85" calcext:value-type="float">
            <text:p>8,707.85</text:p>
          </table:table-cell>
          <table:table-cell office:value-type="float" office:value="8704.14" calcext:value-type="float">
            <text:p>8,704.1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24.92" calcext:value-type="float">
            <text:p>8,724.92</text:p>
          </table:table-cell>
          <table:table-cell office:value-type="float" office:value="8711.54" calcext:value-type="float">
            <text:p>8,711.54</text:p>
          </table:table-cell>
          <table:table-cell office:value-type="float" office:value="8707.82" calcext:value-type="float">
            <text:p>8,707.8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28.6" calcext:value-type="float">
            <text:p>8,728.60</text:p>
          </table:table-cell>
          <table:table-cell office:value-type="float" office:value="8715.22" calcext:value-type="float">
            <text:p>8,715.22</text:p>
          </table:table-cell>
          <table:table-cell office:value-type="float" office:value="8711.51" calcext:value-type="float">
            <text:p>8,711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32.28" calcext:value-type="float">
            <text:p>8,732.28</text:p>
          </table:table-cell>
          <table:table-cell office:value-type="float" office:value="8718.91" calcext:value-type="float">
            <text:p>8,718.91</text:p>
          </table:table-cell>
          <table:table-cell office:value-type="float" office:value="8715.19" calcext:value-type="float">
            <text:p>8,715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35.96" calcext:value-type="float">
            <text:p>8,735.96</text:p>
          </table:table-cell>
          <table:table-cell office:value-type="float" office:value="8722.6" calcext:value-type="float">
            <text:p>8,722.60</text:p>
          </table:table-cell>
          <table:table-cell office:value-type="float" office:value="8718.88" calcext:value-type="float">
            <text:p>8,718.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39.64" calcext:value-type="float">
            <text:p>8,739.64</text:p>
          </table:table-cell>
          <table:table-cell office:value-type="float" office:value="8726.29" calcext:value-type="float">
            <text:p>8,726.29</text:p>
          </table:table-cell>
          <table:table-cell office:value-type="float" office:value="8722.57" calcext:value-type="float">
            <text:p>8,722.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43.33" calcext:value-type="float">
            <text:p>8,743.33</text:p>
          </table:table-cell>
          <table:table-cell office:value-type="float" office:value="8729.99" calcext:value-type="float">
            <text:p>8,729.99</text:p>
          </table:table-cell>
          <table:table-cell office:value-type="float" office:value="8726.26" calcext:value-type="float">
            <text:p>8,726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47.01" calcext:value-type="float">
            <text:p>8,747.01</text:p>
          </table:table-cell>
          <table:table-cell office:value-type="float" office:value="8733.68" calcext:value-type="float">
            <text:p>8,733.68</text:p>
          </table:table-cell>
          <table:table-cell office:value-type="float" office:value="8729.96" calcext:value-type="float">
            <text:p>8,729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50.7" calcext:value-type="float">
            <text:p>8,750.70</text:p>
          </table:table-cell>
          <table:table-cell office:value-type="float" office:value="8737.38" calcext:value-type="float">
            <text:p>8,737.38</text:p>
          </table:table-cell>
          <table:table-cell office:value-type="float" office:value="8733.65" calcext:value-type="float">
            <text:p>8,733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4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54.39" calcext:value-type="float">
            <text:p>8,754.39</text:p>
          </table:table-cell>
          <table:table-cell office:value-type="float" office:value="8741.07" calcext:value-type="float">
            <text:p>8,741.07</text:p>
          </table:table-cell>
          <table:table-cell office:value-type="float" office:value="8737.34" calcext:value-type="float">
            <text:p>8,737.3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58.08" calcext:value-type="float">
            <text:p>8,758.08</text:p>
          </table:table-cell>
          <table:table-cell office:value-type="float" office:value="8744.77" calcext:value-type="float">
            <text:p>8,744.77</text:p>
          </table:table-cell>
          <table:table-cell office:value-type="float" office:value="8741.04" calcext:value-type="float">
            <text:p>8,741.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61.77" calcext:value-type="float">
            <text:p>8,761.77</text:p>
          </table:table-cell>
          <table:table-cell office:value-type="float" office:value="8748.47" calcext:value-type="float">
            <text:p>8,748.47</text:p>
          </table:table-cell>
          <table:table-cell office:value-type="float" office:value="8744.74" calcext:value-type="float">
            <text:p>8,744.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65.47" calcext:value-type="float">
            <text:p>8,765.47</text:p>
          </table:table-cell>
          <table:table-cell office:value-type="float" office:value="8752.17" calcext:value-type="float">
            <text:p>8,752.17</text:p>
          </table:table-cell>
          <table:table-cell office:value-type="float" office:value="8748.43" calcext:value-type="float">
            <text:p>8,748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69.16" calcext:value-type="float">
            <text:p>8,769.16</text:p>
          </table:table-cell>
          <table:table-cell office:value-type="float" office:value="8755.88" calcext:value-type="float">
            <text:p>8,755.88</text:p>
          </table:table-cell>
          <table:table-cell office:value-type="float" office:value="8752.14" calcext:value-type="float">
            <text:p>8,752.1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72.86" calcext:value-type="float">
            <text:p>8,772.86</text:p>
          </table:table-cell>
          <table:table-cell office:value-type="float" office:value="8759.58" calcext:value-type="float">
            <text:p>8,759.58</text:p>
          </table:table-cell>
          <table:table-cell office:value-type="float" office:value="8755.85" calcext:value-type="float">
            <text:p>8,755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76.56" calcext:value-type="float">
            <text:p>8,776.56</text:p>
          </table:table-cell>
          <table:table-cell office:value-type="float" office:value="8763.29" calcext:value-type="float">
            <text:p>8,763.29</text:p>
          </table:table-cell>
          <table:table-cell office:value-type="float" office:value="8759.55" calcext:value-type="float">
            <text:p>8,759.5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80.26" calcext:value-type="float">
            <text:p>8,780.26</text:p>
          </table:table-cell>
          <table:table-cell office:value-type="float" office:value="8766.99" calcext:value-type="float">
            <text:p>8,766.99</text:p>
          </table:table-cell>
          <table:table-cell office:value-type="float" office:value="8763.26" calcext:value-type="float">
            <text:p>8,763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83.96" calcext:value-type="float">
            <text:p>8,783.96</text:p>
          </table:table-cell>
          <table:table-cell office:value-type="float" office:value="8770.71" calcext:value-type="float">
            <text:p>8,770.71</text:p>
          </table:table-cell>
          <table:table-cell office:value-type="float" office:value="8766.96" calcext:value-type="float">
            <text:p>8,766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87.66" calcext:value-type="float">
            <text:p>8,787.66</text:p>
          </table:table-cell>
          <table:table-cell office:value-type="float" office:value="8774.41" calcext:value-type="float">
            <text:p>8,774.41</text:p>
          </table:table-cell>
          <table:table-cell office:value-type="float" office:value="8770.67" calcext:value-type="float">
            <text:p>8,770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91.37" calcext:value-type="float">
            <text:p>8,791.37</text:p>
          </table:table-cell>
          <table:table-cell office:value-type="float" office:value="8778.13" calcext:value-type="float">
            <text:p>8,778.13</text:p>
          </table:table-cell>
          <table:table-cell office:value-type="float" office:value="8774.38" calcext:value-type="float">
            <text:p>8,774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95.07" calcext:value-type="float">
            <text:p>8,795.07</text:p>
          </table:table-cell>
          <table:table-cell office:value-type="float" office:value="8781.84" calcext:value-type="float">
            <text:p>8,781.84</text:p>
          </table:table-cell>
          <table:table-cell office:value-type="float" office:value="8778.1" calcext:value-type="float">
            <text:p>8,778.1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798.78" calcext:value-type="float">
            <text:p>8,798.78</text:p>
          </table:table-cell>
          <table:table-cell office:value-type="float" office:value="8785.56" calcext:value-type="float">
            <text:p>8,785.56</text:p>
          </table:table-cell>
          <table:table-cell office:value-type="float" office:value="8781.81" calcext:value-type="float">
            <text:p>8,781.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802.49" calcext:value-type="float">
            <text:p>8,802.49</text:p>
          </table:table-cell>
          <table:table-cell office:value-type="float" office:value="8789.28" calcext:value-type="float">
            <text:p>8,789.28</text:p>
          </table:table-cell>
          <table:table-cell office:value-type="float" office:value="8785.53" calcext:value-type="float">
            <text:p>8,785.5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806.2" calcext:value-type="float">
            <text:p>8,806.20</text:p>
          </table:table-cell>
          <table:table-cell office:value-type="float" office:value="8792.99" calcext:value-type="float">
            <text:p>8,792.99</text:p>
          </table:table-cell>
          <table:table-cell office:value-type="float" office:value="8789.25" calcext:value-type="float">
            <text:p>8,789.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809.91" calcext:value-type="float">
            <text:p>8,809.91</text:p>
          </table:table-cell>
          <table:table-cell office:value-type="float" office:value="8796.72" calcext:value-type="float">
            <text:p>8,796.72</text:p>
          </table:table-cell>
          <table:table-cell office:value-type="float" office:value="8792.96" calcext:value-type="float">
            <text:p>8,792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813.63" calcext:value-type="float">
            <text:p>8,813.63</text:p>
          </table:table-cell>
          <table:table-cell office:value-type="float" office:value="8800.44" calcext:value-type="float">
            <text:p>8,800.44</text:p>
          </table:table-cell>
          <table:table-cell office:value-type="float" office:value="8796.69" calcext:value-type="float">
            <text:p>8,796.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817.34" calcext:value-type="float">
            <text:p>8,817.34</text:p>
          </table:table-cell>
          <table:table-cell office:value-type="float" office:value="8804.16" calcext:value-type="float">
            <text:p>8,804.16</text:p>
          </table:table-cell>
          <table:table-cell office:value-type="float" office:value="8800.4" calcext:value-type="float">
            <text:p>8,800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821.06" calcext:value-type="float">
            <text:p>8,821.06</text:p>
          </table:table-cell>
          <table:table-cell office:value-type="float" office:value="8807.88" calcext:value-type="float">
            <text:p>8,807.88</text:p>
          </table:table-cell>
          <table:table-cell office:value-type="float" office:value="8804.13" calcext:value-type="float">
            <text:p>8,804.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824.78" calcext:value-type="float">
            <text:p>8,824.78</text:p>
          </table:table-cell>
          <table:table-cell office:value-type="float" office:value="8811.62" calcext:value-type="float">
            <text:p>8,811.62</text:p>
          </table:table-cell>
          <table:table-cell office:value-type="float" office:value="8807.85" calcext:value-type="float">
            <text:p>8,807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5/2017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828.5" calcext:value-type="float">
            <text:p>8,828.50</text:p>
          </table:table-cell>
          <table:table-cell office:value-type="float" office:value="8815.34" calcext:value-type="float">
            <text:p>8,815.34</text:p>
          </table:table-cell>
          <table:table-cell office:value-type="float" office:value="8811.58" calcext:value-type="float">
            <text:p>8,811.5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5/2017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835.51" calcext:value-type="float">
            <text:p>8,835.51</text:p>
          </table:table-cell>
          <table:table-cell office:value-type="float" office:value="8822.36" calcext:value-type="float">
            <text:p>8,822.36</text:p>
          </table:table-cell>
          <table:table-cell office:value-type="float" office:value="8818.6" calcext:value-type="float">
            <text:p>8,818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5/2017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839.23" calcext:value-type="float">
            <text:p>8,839.23</text:p>
          </table:table-cell>
          <table:table-cell office:value-type="float" office:value="8826.08" calcext:value-type="float">
            <text:p>8,826.08</text:p>
          </table:table-cell>
          <table:table-cell office:value-type="float" office:value="8822.32" calcext:value-type="float">
            <text:p>8,822.3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6/2017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842.64" calcext:value-type="float">
            <text:p>8,842.64</text:p>
          </table:table-cell>
          <table:table-cell office:value-type="float" office:value="8829.51" calcext:value-type="float">
            <text:p>8,829.51</text:p>
          </table:table-cell>
          <table:table-cell office:value-type="float" office:value="8826.05" calcext:value-type="float">
            <text:p>8,826.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6/2017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846.04" calcext:value-type="float">
            <text:p>8,846.04</text:p>
          </table:table-cell>
          <table:table-cell office:value-type="float" office:value="8832.92" calcext:value-type="float">
            <text:p>8,832.92</text:p>
          </table:table-cell>
          <table:table-cell office:value-type="float" office:value="8829.47" calcext:value-type="float">
            <text:p>8,829.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6/2017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849.45" calcext:value-type="float">
            <text:p>8,849.45</text:p>
          </table:table-cell>
          <table:table-cell office:value-type="float" office:value="8836.34" calcext:value-type="float">
            <text:p>8,836.34</text:p>
          </table:table-cell>
          <table:table-cell office:value-type="float" office:value="8832.89" calcext:value-type="float">
            <text:p>8,832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6/2017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852.86" calcext:value-type="float">
            <text:p>8,852.86</text:p>
          </table:table-cell>
          <table:table-cell office:value-type="float" office:value="8839.75" calcext:value-type="float">
            <text:p>8,839.75</text:p>
          </table:table-cell>
          <table:table-cell office:value-type="float" office:value="8836.3" calcext:value-type="float">
            <text:p>8,836.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6/2017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856.27" calcext:value-type="float">
            <text:p>8,856.27</text:p>
          </table:table-cell>
          <table:table-cell office:value-type="float" office:value="8843.17" calcext:value-type="float">
            <text:p>8,843.17</text:p>
          </table:table-cell>
          <table:table-cell office:value-type="float" office:value="8839.72" calcext:value-type="float">
            <text:p>8,839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6/2017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859.69" calcext:value-type="float">
            <text:p>8,859.69</text:p>
          </table:table-cell>
          <table:table-cell office:value-type="float" office:value="8846.59" calcext:value-type="float">
            <text:p>8,846.59</text:p>
          </table:table-cell>
          <table:table-cell office:value-type="float" office:value="8843.14" calcext:value-type="float">
            <text:p>8,843.1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6/2017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863.1" calcext:value-type="float">
            <text:p>8,863.10</text:p>
          </table:table-cell>
          <table:table-cell office:value-type="float" office:value="8850.01" calcext:value-type="float">
            <text:p>8,850.01</text:p>
          </table:table-cell>
          <table:table-cell office:value-type="float" office:value="8846.56" calcext:value-type="float">
            <text:p>8,846.5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6/2017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8869.78" calcext:value-type="float">
            <text:p>8,869.78</text:p>
          </table:table-cell>
          <table:table-cell office:value-type="float" office:value="8856.7" calcext:value-type="float">
            <text:p>8,856.70</text:p>
          </table:table-cell>
          <table:table-cell office:value-type="float" office:value="8853.26" calcext:value-type="float">
            <text:p>8,853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6/2017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8873.19" calcext:value-type="float">
            <text:p>8,873.19</text:p>
          </table:table-cell>
          <table:table-cell office:value-type="float" office:value="8860.13" calcext:value-type="float">
            <text:p>8,860.13</text:p>
          </table:table-cell>
          <table:table-cell office:value-type="float" office:value="8856.67" calcext:value-type="float">
            <text:p>8,856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6/2017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8876.62" calcext:value-type="float">
            <text:p>8,876.62</text:p>
          </table:table-cell>
          <table:table-cell office:value-type="float" office:value="8863.55" calcext:value-type="float">
            <text:p>8,863.55</text:p>
          </table:table-cell>
          <table:table-cell office:value-type="float" office:value="8860.1" calcext:value-type="float">
            <text:p>8,860.1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6/2017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8880.03" calcext:value-type="float">
            <text:p>8,880.03</text:p>
          </table:table-cell>
          <table:table-cell office:value-type="float" office:value="8866.98" calcext:value-type="float">
            <text:p>8,866.98</text:p>
          </table:table-cell>
          <table:table-cell office:value-type="float" office:value="8863.52" calcext:value-type="float">
            <text:p>8,863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6/2017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8883.45" calcext:value-type="float">
            <text:p>8,883.45</text:p>
          </table:table-cell>
          <table:table-cell office:value-type="float" office:value="8870.4" calcext:value-type="float">
            <text:p>8,870.40</text:p>
          </table:table-cell>
          <table:table-cell office:value-type="float" office:value="8866.95" calcext:value-type="float">
            <text:p>8,866.9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6/2017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8886.87" calcext:value-type="float">
            <text:p>8,886.87</text:p>
          </table:table-cell>
          <table:table-cell office:value-type="float" office:value="8873.83" calcext:value-type="float">
            <text:p>8,873.83</text:p>
          </table:table-cell>
          <table:table-cell office:value-type="float" office:value="8870.37" calcext:value-type="float">
            <text:p>8,870.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6/2017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8890.28" calcext:value-type="float">
            <text:p>8,890.28</text:p>
          </table:table-cell>
          <table:table-cell office:value-type="float" office:value="8877.26" calcext:value-type="float">
            <text:p>8,877.26</text:p>
          </table:table-cell>
          <table:table-cell office:value-type="float" office:value="8873.8" calcext:value-type="float">
            <text:p>8,873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6/2017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8893.7" calcext:value-type="float">
            <text:p>8,893.70</text:p>
          </table:table-cell>
          <table:table-cell office:value-type="float" office:value="8880.7" calcext:value-type="float">
            <text:p>8,880.70</text:p>
          </table:table-cell>
          <table:table-cell office:value-type="float" office:value="8877.23" calcext:value-type="float">
            <text:p>8,877.2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6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00.39" calcext:value-type="float">
            <text:p>8,900.39</text:p>
          </table:table-cell>
          <table:table-cell office:value-type="float" office:value="8887.37" calcext:value-type="float">
            <text:p>8,887.37</text:p>
          </table:table-cell>
          <table:table-cell office:value-type="float" office:value="8883.91" calcext:value-type="float">
            <text:p>8,883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6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03.81" calcext:value-type="float">
            <text:p>8,903.81</text:p>
          </table:table-cell>
          <table:table-cell office:value-type="float" office:value="8890.81" calcext:value-type="float">
            <text:p>8,890.81</text:p>
          </table:table-cell>
          <table:table-cell office:value-type="float" office:value="8887.34" calcext:value-type="float">
            <text:p>8,887.3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6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07.24" calcext:value-type="float">
            <text:p>8,907.24</text:p>
          </table:table-cell>
          <table:table-cell office:value-type="float" office:value="8894.24" calcext:value-type="float">
            <text:p>8,894.24</text:p>
          </table:table-cell>
          <table:table-cell office:value-type="float" office:value="8890.78" calcext:value-type="float">
            <text:p>8,890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6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10.65" calcext:value-type="float">
            <text:p>8,910.65</text:p>
          </table:table-cell>
          <table:table-cell office:value-type="float" office:value="8897.67" calcext:value-type="float">
            <text:p>8,897.67</text:p>
          </table:table-cell>
          <table:table-cell office:value-type="float" office:value="8894.21" calcext:value-type="float">
            <text:p>8,894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6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14.08" calcext:value-type="float">
            <text:p>8,914.08</text:p>
          </table:table-cell>
          <table:table-cell office:value-type="float" office:value="8901.11" calcext:value-type="float">
            <text:p>8,901.11</text:p>
          </table:table-cell>
          <table:table-cell office:value-type="float" office:value="8897.64" calcext:value-type="float">
            <text:p>8,897.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6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17.51" calcext:value-type="float">
            <text:p>8,917.51</text:p>
          </table:table-cell>
          <table:table-cell office:value-type="float" office:value="8904.54" calcext:value-type="float">
            <text:p>8,904.54</text:p>
          </table:table-cell>
          <table:table-cell office:value-type="float" office:value="8901.08" calcext:value-type="float">
            <text:p>8,901.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7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20.94" calcext:value-type="float">
            <text:p>8,920.94</text:p>
          </table:table-cell>
          <table:table-cell office:value-type="float" office:value="8907.99" calcext:value-type="float">
            <text:p>8,907.99</text:p>
          </table:table-cell>
          <table:table-cell office:value-type="float" office:value="8904.51" calcext:value-type="float">
            <text:p>8,904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7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24.37" calcext:value-type="float">
            <text:p>8,924.37</text:p>
          </table:table-cell>
          <table:table-cell office:value-type="float" office:value="8911.42" calcext:value-type="float">
            <text:p>8,911.42</text:p>
          </table:table-cell>
          <table:table-cell office:value-type="float" office:value="8907.96" calcext:value-type="float">
            <text:p>8,907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7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27.8" calcext:value-type="float">
            <text:p>8,927.80</text:p>
          </table:table-cell>
          <table:table-cell office:value-type="float" office:value="8914.86" calcext:value-type="float">
            <text:p>8,914.86</text:p>
          </table:table-cell>
          <table:table-cell office:value-type="float" office:value="8911.39" calcext:value-type="float">
            <text:p>8,911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7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31.23" calcext:value-type="float">
            <text:p>8,931.23</text:p>
          </table:table-cell>
          <table:table-cell office:value-type="float" office:value="8918.31" calcext:value-type="float">
            <text:p>8,918.31</text:p>
          </table:table-cell>
          <table:table-cell office:value-type="float" office:value="8914.83" calcext:value-type="float">
            <text:p>8,914.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7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34.67" calcext:value-type="float">
            <text:p>8,934.67</text:p>
          </table:table-cell>
          <table:table-cell office:value-type="float" office:value="8921.75" calcext:value-type="float">
            <text:p>8,921.75</text:p>
          </table:table-cell>
          <table:table-cell office:value-type="float" office:value="8918.28" calcext:value-type="float">
            <text:p>8,918.2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7/2017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8938.1" calcext:value-type="float">
            <text:p>8,938.10</text:p>
          </table:table-cell>
          <table:table-cell office:value-type="float" office:value="8925.19" calcext:value-type="float">
            <text:p>8,925.19</text:p>
          </table:table-cell>
          <table:table-cell office:value-type="float" office:value="8921.72" calcext:value-type="float">
            <text:p>8,921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44.76" calcext:value-type="float">
            <text:p>8,944.76</text:p>
          </table:table-cell>
          <table:table-cell office:value-type="float" office:value="8931.86" calcext:value-type="float">
            <text:p>8,931.86</text:p>
          </table:table-cell>
          <table:table-cell office:value-type="float" office:value="8928.39" calcext:value-type="float">
            <text:p>8,928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48.21" calcext:value-type="float">
            <text:p>8,948.21</text:p>
          </table:table-cell>
          <table:table-cell office:value-type="float" office:value="8935.31" calcext:value-type="float">
            <text:p>8,935.31</text:p>
          </table:table-cell>
          <table:table-cell office:value-type="float" office:value="8931.83" calcext:value-type="float">
            <text:p>8,931.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51.64" calcext:value-type="float">
            <text:p>8,951.64</text:p>
          </table:table-cell>
          <table:table-cell office:value-type="float" office:value="8938.75" calcext:value-type="float">
            <text:p>8,938.75</text:p>
          </table:table-cell>
          <table:table-cell office:value-type="float" office:value="8935.27" calcext:value-type="float">
            <text:p>8,935.2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55.08" calcext:value-type="float">
            <text:p>8,955.08</text:p>
          </table:table-cell>
          <table:table-cell office:value-type="float" office:value="8942.2" calcext:value-type="float">
            <text:p>8,942.20</text:p>
          </table:table-cell>
          <table:table-cell office:value-type="float" office:value="8938.72" calcext:value-type="float">
            <text:p>8,938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58.52" calcext:value-type="float">
            <text:p>8,958.52</text:p>
          </table:table-cell>
          <table:table-cell office:value-type="float" office:value="8945.65" calcext:value-type="float">
            <text:p>8,945.65</text:p>
          </table:table-cell>
          <table:table-cell office:value-type="float" office:value="8942.17" calcext:value-type="float">
            <text:p>8,942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61.96" calcext:value-type="float">
            <text:p>8,961.96</text:p>
          </table:table-cell>
          <table:table-cell office:value-type="float" office:value="8949.1" calcext:value-type="float">
            <text:p>8,949.10</text:p>
          </table:table-cell>
          <table:table-cell office:value-type="float" office:value="8945.62" calcext:value-type="float">
            <text:p>8,945.6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65.4" calcext:value-type="float">
            <text:p>8,965.40</text:p>
          </table:table-cell>
          <table:table-cell office:value-type="float" office:value="8952.55" calcext:value-type="float">
            <text:p>8,952.55</text:p>
          </table:table-cell>
          <table:table-cell office:value-type="float" office:value="8949.07" calcext:value-type="float">
            <text:p>8,949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68.84" calcext:value-type="float">
            <text:p>8,968.84</text:p>
          </table:table-cell>
          <table:table-cell office:value-type="float" office:value="8956" calcext:value-type="float">
            <text:p>8,956.00</text:p>
          </table:table-cell>
          <table:table-cell office:value-type="float" office:value="8952.52" calcext:value-type="float">
            <text:p>8,952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72.29" calcext:value-type="float">
            <text:p>8,972.29</text:p>
          </table:table-cell>
          <table:table-cell office:value-type="float" office:value="8959.46" calcext:value-type="float">
            <text:p>8,959.46</text:p>
          </table:table-cell>
          <table:table-cell office:value-type="float" office:value="8955.97" calcext:value-type="float">
            <text:p>8,955.9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75.74" calcext:value-type="float">
            <text:p>8,975.74</text:p>
          </table:table-cell>
          <table:table-cell office:value-type="float" office:value="8962.91" calcext:value-type="float">
            <text:p>8,962.91</text:p>
          </table:table-cell>
          <table:table-cell office:value-type="float" office:value="8959.43" calcext:value-type="float">
            <text:p>8,959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79.18" calcext:value-type="float">
            <text:p>8,979.18</text:p>
          </table:table-cell>
          <table:table-cell office:value-type="float" office:value="8966.37" calcext:value-type="float">
            <text:p>8,966.37</text:p>
          </table:table-cell>
          <table:table-cell office:value-type="float" office:value="8962.88" calcext:value-type="float">
            <text:p>8,962.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82.63" calcext:value-type="float">
            <text:p>8,982.63</text:p>
          </table:table-cell>
          <table:table-cell office:value-type="float" office:value="8969.83" calcext:value-type="float">
            <text:p>8,969.83</text:p>
          </table:table-cell>
          <table:table-cell office:value-type="float" office:value="8966.34" calcext:value-type="float">
            <text:p>8,966.3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86.08" calcext:value-type="float">
            <text:p>8,986.08</text:p>
          </table:table-cell>
          <table:table-cell office:value-type="float" office:value="8973.29" calcext:value-type="float">
            <text:p>8,973.29</text:p>
          </table:table-cell>
          <table:table-cell office:value-type="float" office:value="8969.8" calcext:value-type="float">
            <text:p>8,969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88.89" calcext:value-type="float">
            <text:p>8,988.89</text:p>
          </table:table-cell>
          <table:table-cell office:value-type="float" office:value="8976.1" calcext:value-type="float">
            <text:p>8,976.10</text:p>
          </table:table-cell>
          <table:table-cell office:value-type="float" office:value="8972.93" calcext:value-type="float">
            <text:p>8,972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7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92.01" calcext:value-type="float">
            <text:p>8,992.01</text:p>
          </table:table-cell>
          <table:table-cell office:value-type="float" office:value="8979.24" calcext:value-type="float">
            <text:p>8,979.24</text:p>
          </table:table-cell>
          <table:table-cell office:value-type="float" office:value="8976.07" calcext:value-type="float">
            <text:p>8,976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95.14" calcext:value-type="float">
            <text:p>8,995.14</text:p>
          </table:table-cell>
          <table:table-cell office:value-type="float" office:value="8982.38" calcext:value-type="float">
            <text:p>8,982.38</text:p>
          </table:table-cell>
          <table:table-cell office:value-type="float" office:value="8979.21" calcext:value-type="float">
            <text:p>8,979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998.27" calcext:value-type="float">
            <text:p>8,998.27</text:p>
          </table:table-cell>
          <table:table-cell office:value-type="float" office:value="8985.52" calcext:value-type="float">
            <text:p>8,985.52</text:p>
          </table:table-cell>
          <table:table-cell office:value-type="float" office:value="8982.34" calcext:value-type="float">
            <text:p>8,982.3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01.4" calcext:value-type="float">
            <text:p>9,001.40</text:p>
          </table:table-cell>
          <table:table-cell office:value-type="float" office:value="8988.66" calcext:value-type="float">
            <text:p>8,988.66</text:p>
          </table:table-cell>
          <table:table-cell office:value-type="float" office:value="8985.48" calcext:value-type="float">
            <text:p>8,985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04.53" calcext:value-type="float">
            <text:p>9,004.53</text:p>
          </table:table-cell>
          <table:table-cell office:value-type="float" office:value="8991.8" calcext:value-type="float">
            <text:p>8,991.80</text:p>
          </table:table-cell>
          <table:table-cell office:value-type="float" office:value="8988.62" calcext:value-type="float">
            <text:p>8,988.6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07.66" calcext:value-type="float">
            <text:p>9,007.66</text:p>
          </table:table-cell>
          <table:table-cell office:value-type="float" office:value="8994.94" calcext:value-type="float">
            <text:p>8,994.94</text:p>
          </table:table-cell>
          <table:table-cell office:value-type="float" office:value="8991.77" calcext:value-type="float">
            <text:p>8,991.7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10.79" calcext:value-type="float">
            <text:p>9,010.79</text:p>
          </table:table-cell>
          <table:table-cell office:value-type="float" office:value="8998.08" calcext:value-type="float">
            <text:p>8,998.08</text:p>
          </table:table-cell>
          <table:table-cell office:value-type="float" office:value="8994.91" calcext:value-type="float">
            <text:p>8,994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13.93" calcext:value-type="float">
            <text:p>9,013.93</text:p>
          </table:table-cell>
          <table:table-cell office:value-type="float" office:value="9001.23" calcext:value-type="float">
            <text:p>9,001.23</text:p>
          </table:table-cell>
          <table:table-cell office:value-type="float" office:value="8998.05" calcext:value-type="float">
            <text:p>8,998.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17.07" calcext:value-type="float">
            <text:p>9,017.07</text:p>
          </table:table-cell>
          <table:table-cell office:value-type="float" office:value="9004.37" calcext:value-type="float">
            <text:p>9,004.37</text:p>
          </table:table-cell>
          <table:table-cell office:value-type="float" office:value="9001.2" calcext:value-type="float">
            <text:p>9,001.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20.21" calcext:value-type="float">
            <text:p>9,020.21</text:p>
          </table:table-cell>
          <table:table-cell office:value-type="float" office:value="9007.52" calcext:value-type="float">
            <text:p>9,007.52</text:p>
          </table:table-cell>
          <table:table-cell office:value-type="float" office:value="9004.34" calcext:value-type="float">
            <text:p>9,004.3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23.34" calcext:value-type="float">
            <text:p>9,023.34</text:p>
          </table:table-cell>
          <table:table-cell office:value-type="float" office:value="9010.67" calcext:value-type="float">
            <text:p>9,010.67</text:p>
          </table:table-cell>
          <table:table-cell office:value-type="float" office:value="9007.49" calcext:value-type="float">
            <text:p>9,007.4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26.48" calcext:value-type="float">
            <text:p>9,026.48</text:p>
          </table:table-cell>
          <table:table-cell office:value-type="float" office:value="9013.82" calcext:value-type="float">
            <text:p>9,013.82</text:p>
          </table:table-cell>
          <table:table-cell office:value-type="float" office:value="9010.64" calcext:value-type="float">
            <text:p>9,010.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29.62" calcext:value-type="float">
            <text:p>9,029.62</text:p>
          </table:table-cell>
          <table:table-cell office:value-type="float" office:value="9016.97" calcext:value-type="float">
            <text:p>9,016.97</text:p>
          </table:table-cell>
          <table:table-cell office:value-type="float" office:value="9013.79" calcext:value-type="float">
            <text:p>9,013.7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32.76" calcext:value-type="float">
            <text:p>9,032.76</text:p>
          </table:table-cell>
          <table:table-cell office:value-type="float" office:value="9020.11" calcext:value-type="float">
            <text:p>9,020.11</text:p>
          </table:table-cell>
          <table:table-cell office:value-type="float" office:value="9016.94" calcext:value-type="float">
            <text:p>9,016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35.91" calcext:value-type="float">
            <text:p>9,035.91</text:p>
          </table:table-cell>
          <table:table-cell office:value-type="float" office:value="9023.26" calcext:value-type="float">
            <text:p>9,023.26</text:p>
          </table:table-cell>
          <table:table-cell office:value-type="float" office:value="9020.08" calcext:value-type="float">
            <text:p>9,020.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39.05" calcext:value-type="float">
            <text:p>9,039.05</text:p>
          </table:table-cell>
          <table:table-cell office:value-type="float" office:value="9026.42" calcext:value-type="float">
            <text:p>9,026.42</text:p>
          </table:table-cell>
          <table:table-cell office:value-type="float" office:value="9023.23" calcext:value-type="float">
            <text:p>9,023.2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42.19" calcext:value-type="float">
            <text:p>9,042.19</text:p>
          </table:table-cell>
          <table:table-cell office:value-type="float" office:value="9029.57" calcext:value-type="float">
            <text:p>9,029.57</text:p>
          </table:table-cell>
          <table:table-cell office:value-type="float" office:value="9026.38" calcext:value-type="float">
            <text:p>9,026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45.34" calcext:value-type="float">
            <text:p>9,045.34</text:p>
          </table:table-cell>
          <table:table-cell office:value-type="float" office:value="9032.73" calcext:value-type="float">
            <text:p>9,032.73</text:p>
          </table:table-cell>
          <table:table-cell office:value-type="float" office:value="9029.54" calcext:value-type="float">
            <text:p>9,029.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48.48" calcext:value-type="float">
            <text:p>9,048.48</text:p>
          </table:table-cell>
          <table:table-cell office:value-type="float" office:value="9035.89" calcext:value-type="float">
            <text:p>9,035.89</text:p>
          </table:table-cell>
          <table:table-cell office:value-type="float" office:value="9032.7" calcext:value-type="float">
            <text:p>9,032.7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51.64" calcext:value-type="float">
            <text:p>9,051.64</text:p>
          </table:table-cell>
          <table:table-cell office:value-type="float" office:value="9039.04" calcext:value-type="float">
            <text:p>9,039.04</text:p>
          </table:table-cell>
          <table:table-cell office:value-type="float" office:value="9035.85" calcext:value-type="float">
            <text:p>9,035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54.78" calcext:value-type="float">
            <text:p>9,054.78</text:p>
          </table:table-cell>
          <table:table-cell office:value-type="float" office:value="9042.2" calcext:value-type="float">
            <text:p>9,042.20</text:p>
          </table:table-cell>
          <table:table-cell office:value-type="float" office:value="9039.01" calcext:value-type="float">
            <text:p>9,039.0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57.93" calcext:value-type="float">
            <text:p>9,057.93</text:p>
          </table:table-cell>
          <table:table-cell office:value-type="float" office:value="9045.36" calcext:value-type="float">
            <text:p>9,045.36</text:p>
          </table:table-cell>
          <table:table-cell office:value-type="float" office:value="9042.17" calcext:value-type="float">
            <text:p>9,042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61.09" calcext:value-type="float">
            <text:p>9,061.09</text:p>
          </table:table-cell>
          <table:table-cell office:value-type="float" office:value="9048.52" calcext:value-type="float">
            <text:p>9,048.52</text:p>
          </table:table-cell>
          <table:table-cell office:value-type="float" office:value="9045.33" calcext:value-type="float">
            <text:p>9,045.3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8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64.24" calcext:value-type="float">
            <text:p>9,064.24</text:p>
          </table:table-cell>
          <table:table-cell office:value-type="float" office:value="9051.69" calcext:value-type="float">
            <text:p>9,051.69</text:p>
          </table:table-cell>
          <table:table-cell office:value-type="float" office:value="9048.49" calcext:value-type="float">
            <text:p>9,048.4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67.39" calcext:value-type="float">
            <text:p>9,067.39</text:p>
          </table:table-cell>
          <table:table-cell office:value-type="float" office:value="9054.85" calcext:value-type="float">
            <text:p>9,054.85</text:p>
          </table:table-cell>
          <table:table-cell office:value-type="float" office:value="9051.65" calcext:value-type="float">
            <text:p>9,051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70.54" calcext:value-type="float">
            <text:p>9,070.54</text:p>
          </table:table-cell>
          <table:table-cell office:value-type="float" office:value="9058.01" calcext:value-type="float">
            <text:p>9,058.01</text:p>
          </table:table-cell>
          <table:table-cell office:value-type="float" office:value="9054.82" calcext:value-type="float">
            <text:p>9,054.8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73.7" calcext:value-type="float">
            <text:p>9,073.70</text:p>
          </table:table-cell>
          <table:table-cell office:value-type="float" office:value="9061.18" calcext:value-type="float">
            <text:p>9,061.18</text:p>
          </table:table-cell>
          <table:table-cell office:value-type="float" office:value="9057.98" calcext:value-type="float">
            <text:p>9,057.9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76.86" calcext:value-type="float">
            <text:p>9,076.86</text:p>
          </table:table-cell>
          <table:table-cell office:value-type="float" office:value="9064.35" calcext:value-type="float">
            <text:p>9,064.35</text:p>
          </table:table-cell>
          <table:table-cell office:value-type="float" office:value="9061.15" calcext:value-type="float">
            <text:p>9,061.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79.68" calcext:value-type="float">
            <text:p>9,079.68</text:p>
          </table:table-cell>
          <table:table-cell office:value-type="float" office:value="9067.18" calcext:value-type="float">
            <text:p>9,067.18</text:p>
          </table:table-cell>
          <table:table-cell office:value-type="float" office:value="9064.31" calcext:value-type="float">
            <text:p>9,064.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82.51" calcext:value-type="float">
            <text:p>9,082.51</text:p>
          </table:table-cell>
          <table:table-cell office:value-type="float" office:value="9070.02" calcext:value-type="float">
            <text:p>9,070.02</text:p>
          </table:table-cell>
          <table:table-cell office:value-type="float" office:value="9067.15" calcext:value-type="float">
            <text:p>9,067.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85.34" calcext:value-type="float">
            <text:p>9,085.34</text:p>
          </table:table-cell>
          <table:table-cell office:value-type="float" office:value="9072.86" calcext:value-type="float">
            <text:p>9,072.86</text:p>
          </table:table-cell>
          <table:table-cell office:value-type="float" office:value="9069.99" calcext:value-type="float">
            <text:p>9,069.9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88.16" calcext:value-type="float">
            <text:p>9,088.16</text:p>
          </table:table-cell>
          <table:table-cell office:value-type="float" office:value="9075.7" calcext:value-type="float">
            <text:p>9,075.70</text:p>
          </table:table-cell>
          <table:table-cell office:value-type="float" office:value="9072.83" calcext:value-type="float">
            <text:p>9,072.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91" calcext:value-type="float">
            <text:p>9,091.00</text:p>
          </table:table-cell>
          <table:table-cell office:value-type="float" office:value="9078.54" calcext:value-type="float">
            <text:p>9,078.54</text:p>
          </table:table-cell>
          <table:table-cell office:value-type="float" office:value="9075.67" calcext:value-type="float">
            <text:p>9,075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93.83" calcext:value-type="float">
            <text:p>9,093.83</text:p>
          </table:table-cell>
          <table:table-cell office:value-type="float" office:value="9081.38" calcext:value-type="float">
            <text:p>9,081.38</text:p>
          </table:table-cell>
          <table:table-cell office:value-type="float" office:value="9078.51" calcext:value-type="float">
            <text:p>9,078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96.66" calcext:value-type="float">
            <text:p>9,096.66</text:p>
          </table:table-cell>
          <table:table-cell office:value-type="float" office:value="9084.22" calcext:value-type="float">
            <text:p>9,084.22</text:p>
          </table:table-cell>
          <table:table-cell office:value-type="float" office:value="9081.35" calcext:value-type="float">
            <text:p>9,081.3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099.49" calcext:value-type="float">
            <text:p>9,099.49</text:p>
          </table:table-cell>
          <table:table-cell office:value-type="float" office:value="9087.07" calcext:value-type="float">
            <text:p>9,087.07</text:p>
          </table:table-cell>
          <table:table-cell office:value-type="float" office:value="9084.19" calcext:value-type="float">
            <text:p>9,084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02.32" calcext:value-type="float">
            <text:p>9,102.32</text:p>
          </table:table-cell>
          <table:table-cell office:value-type="float" office:value="9089.91" calcext:value-type="float">
            <text:p>9,089.91</text:p>
          </table:table-cell>
          <table:table-cell office:value-type="float" office:value="9087.03" calcext:value-type="float">
            <text:p>9,087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05.16" calcext:value-type="float">
            <text:p>9,105.16</text:p>
          </table:table-cell>
          <table:table-cell office:value-type="float" office:value="9092.76" calcext:value-type="float">
            <text:p>9,092.76</text:p>
          </table:table-cell>
          <table:table-cell office:value-type="float" office:value="9089.88" calcext:value-type="float">
            <text:p>9,089.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07.99" calcext:value-type="float">
            <text:p>9,107.99</text:p>
          </table:table-cell>
          <table:table-cell office:value-type="float" office:value="9095.6" calcext:value-type="float">
            <text:p>9,095.60</text:p>
          </table:table-cell>
          <table:table-cell office:value-type="float" office:value="9092.72" calcext:value-type="float">
            <text:p>9,092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10.82" calcext:value-type="float">
            <text:p>9,110.82</text:p>
          </table:table-cell>
          <table:table-cell office:value-type="float" office:value="9098.45" calcext:value-type="float">
            <text:p>9,098.45</text:p>
          </table:table-cell>
          <table:table-cell office:value-type="float" office:value="9095.57" calcext:value-type="float">
            <text:p>9,095.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13.67" calcext:value-type="float">
            <text:p>9,113.67</text:p>
          </table:table-cell>
          <table:table-cell office:value-type="float" office:value="9101.29" calcext:value-type="float">
            <text:p>9,101.29</text:p>
          </table:table-cell>
          <table:table-cell office:value-type="float" office:value="9098.41" calcext:value-type="float">
            <text:p>9,098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16.5" calcext:value-type="float">
            <text:p>9,116.50</text:p>
          </table:table-cell>
          <table:table-cell office:value-type="float" office:value="9104.14" calcext:value-type="float">
            <text:p>9,104.14</text:p>
          </table:table-cell>
          <table:table-cell office:value-type="float" office:value="9101.26" calcext:value-type="float">
            <text:p>9,101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19.34" calcext:value-type="float">
            <text:p>9,119.34</text:p>
          </table:table-cell>
          <table:table-cell office:value-type="float" office:value="9106.99" calcext:value-type="float">
            <text:p>9,106.99</text:p>
          </table:table-cell>
          <table:table-cell office:value-type="float" office:value="9104.11" calcext:value-type="float">
            <text:p>9,104.1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9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22.18" calcext:value-type="float">
            <text:p>9,122.18</text:p>
          </table:table-cell>
          <table:table-cell office:value-type="float" office:value="9109.84" calcext:value-type="float">
            <text:p>9,109.84</text:p>
          </table:table-cell>
          <table:table-cell office:value-type="float" office:value="9106.96" calcext:value-type="float">
            <text:p>9,106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25.02" calcext:value-type="float">
            <text:p>9,125.02</text:p>
          </table:table-cell>
          <table:table-cell office:value-type="float" office:value="9112.69" calcext:value-type="float">
            <text:p>9,112.69</text:p>
          </table:table-cell>
          <table:table-cell office:value-type="float" office:value="9109.81" calcext:value-type="float">
            <text:p>9,109.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27.86" calcext:value-type="float">
            <text:p>9,127.86</text:p>
          </table:table-cell>
          <table:table-cell office:value-type="float" office:value="9115.55" calcext:value-type="float">
            <text:p>9,115.55</text:p>
          </table:table-cell>
          <table:table-cell office:value-type="float" office:value="9112.66" calcext:value-type="float">
            <text:p>9,112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30.7" calcext:value-type="float">
            <text:p>9,130.70</text:p>
          </table:table-cell>
          <table:table-cell office:value-type="float" office:value="9118.4" calcext:value-type="float">
            <text:p>9,118.40</text:p>
          </table:table-cell>
          <table:table-cell office:value-type="float" office:value="9115.51" calcext:value-type="float">
            <text:p>9,115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33.55" calcext:value-type="float">
            <text:p>9,133.55</text:p>
          </table:table-cell>
          <table:table-cell office:value-type="float" office:value="9121.25" calcext:value-type="float">
            <text:p>9,121.25</text:p>
          </table:table-cell>
          <table:table-cell office:value-type="float" office:value="9118.37" calcext:value-type="float">
            <text:p>9,118.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36.39" calcext:value-type="float">
            <text:p>9,136.39</text:p>
          </table:table-cell>
          <table:table-cell office:value-type="float" office:value="9124.11" calcext:value-type="float">
            <text:p>9,124.11</text:p>
          </table:table-cell>
          <table:table-cell office:value-type="float" office:value="9121.22" calcext:value-type="float">
            <text:p>9,121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39.23" calcext:value-type="float">
            <text:p>9,139.23</text:p>
          </table:table-cell>
          <table:table-cell office:value-type="float" office:value="9126.96" calcext:value-type="float">
            <text:p>9,126.96</text:p>
          </table:table-cell>
          <table:table-cell office:value-type="float" office:value="9124.07" calcext:value-type="float">
            <text:p>9,124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42.08" calcext:value-type="float">
            <text:p>9,142.08</text:p>
          </table:table-cell>
          <table:table-cell office:value-type="float" office:value="9129.82" calcext:value-type="float">
            <text:p>9,129.82</text:p>
          </table:table-cell>
          <table:table-cell office:value-type="float" office:value="9126.93" calcext:value-type="float">
            <text:p>9,126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44.93" calcext:value-type="float">
            <text:p>9,144.93</text:p>
          </table:table-cell>
          <table:table-cell office:value-type="float" office:value="9132.68" calcext:value-type="float">
            <text:p>9,132.68</text:p>
          </table:table-cell>
          <table:table-cell office:value-type="float" office:value="9129.79" calcext:value-type="float">
            <text:p>9,129.7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47.78" calcext:value-type="float">
            <text:p>9,147.78</text:p>
          </table:table-cell>
          <table:table-cell office:value-type="float" office:value="9135.53" calcext:value-type="float">
            <text:p>9,135.53</text:p>
          </table:table-cell>
          <table:table-cell office:value-type="float" office:value="9132.64" calcext:value-type="float">
            <text:p>9,132.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50.62" calcext:value-type="float">
            <text:p>9,150.62</text:p>
          </table:table-cell>
          <table:table-cell office:value-type="float" office:value="9138.39" calcext:value-type="float">
            <text:p>9,138.39</text:p>
          </table:table-cell>
          <table:table-cell office:value-type="float" office:value="9135.5" calcext:value-type="float">
            <text:p>9,135.5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53.47" calcext:value-type="float">
            <text:p>9,153.47</text:p>
          </table:table-cell>
          <table:table-cell office:value-type="float" office:value="9141.25" calcext:value-type="float">
            <text:p>9,141.25</text:p>
          </table:table-cell>
          <table:table-cell office:value-type="float" office:value="9138.36" calcext:value-type="float">
            <text:p>9,138.3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56.32" calcext:value-type="float">
            <text:p>9,156.32</text:p>
          </table:table-cell>
          <table:table-cell office:value-type="float" office:value="9144.11" calcext:value-type="float">
            <text:p>9,144.11</text:p>
          </table:table-cell>
          <table:table-cell office:value-type="float" office:value="9141.22" calcext:value-type="float">
            <text:p>9,141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59.17" calcext:value-type="float">
            <text:p>9,159.17</text:p>
          </table:table-cell>
          <table:table-cell office:value-type="float" office:value="9146.98" calcext:value-type="float">
            <text:p>9,146.98</text:p>
          </table:table-cell>
          <table:table-cell office:value-type="float" office:value="9144.08" calcext:value-type="float">
            <text:p>9,144.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62.03" calcext:value-type="float">
            <text:p>9,162.03</text:p>
          </table:table-cell>
          <table:table-cell office:value-type="float" office:value="9149.84" calcext:value-type="float">
            <text:p>9,149.84</text:p>
          </table:table-cell>
          <table:table-cell office:value-type="float" office:value="9146.94" calcext:value-type="float">
            <text:p>9,146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10/2017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164.88" calcext:value-type="float">
            <text:p>9,164.88</text:p>
          </table:table-cell>
          <table:table-cell office:value-type="float" office:value="9152.7" calcext:value-type="float">
            <text:p>9,152.70</text:p>
          </table:table-cell>
          <table:table-cell office:value-type="float" office:value="9149.81" calcext:value-type="float">
            <text:p>9,149.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10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70.78" calcext:value-type="float">
            <text:p>9,170.78</text:p>
          </table:table-cell>
          <table:table-cell office:value-type="float" office:value="9158.6" calcext:value-type="float">
            <text:p>9,158.60</text:p>
          </table:table-cell>
          <table:table-cell office:value-type="float" office:value="9155.7" calcext:value-type="float">
            <text:p>9,155.7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10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73.63" calcext:value-type="float">
            <text:p>9,173.63</text:p>
          </table:table-cell>
          <table:table-cell office:value-type="float" office:value="9161.47" calcext:value-type="float">
            <text:p>9,161.47</text:p>
          </table:table-cell>
          <table:table-cell office:value-type="float" office:value="9158.57" calcext:value-type="float">
            <text:p>9,158.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10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76.23" calcext:value-type="float">
            <text:p>9,176.23</text:p>
          </table:table-cell>
          <table:table-cell office:value-type="float" office:value="9164.07" calcext:value-type="float">
            <text:p>9,164.07</text:p>
          </table:table-cell>
          <table:table-cell office:value-type="float" office:value="9161.44" calcext:value-type="float">
            <text:p>9,161.4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10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78.83" calcext:value-type="float">
            <text:p>9,178.83</text:p>
          </table:table-cell>
          <table:table-cell office:value-type="float" office:value="9166.69" calcext:value-type="float">
            <text:p>9,166.69</text:p>
          </table:table-cell>
          <table:table-cell office:value-type="float" office:value="9164.04" calcext:value-type="float">
            <text:p>9,164.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10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81.43" calcext:value-type="float">
            <text:p>9,181.43</text:p>
          </table:table-cell>
          <table:table-cell office:value-type="float" office:value="9169.3" calcext:value-type="float">
            <text:p>9,169.30</text:p>
          </table:table-cell>
          <table:table-cell office:value-type="float" office:value="9166.65" calcext:value-type="float">
            <text:p>9,166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10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84.03" calcext:value-type="float">
            <text:p>9,184.03</text:p>
          </table:table-cell>
          <table:table-cell office:value-type="float" office:value="9171.91" calcext:value-type="float">
            <text:p>9,171.91</text:p>
          </table:table-cell>
          <table:table-cell office:value-type="float" office:value="9169.26" calcext:value-type="float">
            <text:p>9,169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86.64" calcext:value-type="float">
            <text:p>9,186.64</text:p>
          </table:table-cell>
          <table:table-cell office:value-type="float" office:value="9174.53" calcext:value-type="float">
            <text:p>9,174.53</text:p>
          </table:table-cell>
          <table:table-cell office:value-type="float" office:value="9171.88" calcext:value-type="float">
            <text:p>9,171.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89.24" calcext:value-type="float">
            <text:p>9,189.24</text:p>
          </table:table-cell>
          <table:table-cell office:value-type="float" office:value="9177.14" calcext:value-type="float">
            <text:p>9,177.14</text:p>
          </table:table-cell>
          <table:table-cell office:value-type="float" office:value="9174.49" calcext:value-type="float">
            <text:p>9,174.4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91.84" calcext:value-type="float">
            <text:p>9,191.84</text:p>
          </table:table-cell>
          <table:table-cell office:value-type="float" office:value="9179.76" calcext:value-type="float">
            <text:p>9,179.76</text:p>
          </table:table-cell>
          <table:table-cell office:value-type="float" office:value="9177.1" calcext:value-type="float">
            <text:p>9,177.1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94.45" calcext:value-type="float">
            <text:p>9,194.45</text:p>
          </table:table-cell>
          <table:table-cell office:value-type="float" office:value="9182.37" calcext:value-type="float">
            <text:p>9,182.37</text:p>
          </table:table-cell>
          <table:table-cell office:value-type="float" office:value="9179.72" calcext:value-type="float">
            <text:p>9,179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97.05" calcext:value-type="float">
            <text:p>9,197.05</text:p>
          </table:table-cell>
          <table:table-cell office:value-type="float" office:value="9184.99" calcext:value-type="float">
            <text:p>9,184.99</text:p>
          </table:table-cell>
          <table:table-cell office:value-type="float" office:value="9182.33" calcext:value-type="float">
            <text:p>9,182.3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199.66" calcext:value-type="float">
            <text:p>9,199.66</text:p>
          </table:table-cell>
          <table:table-cell office:value-type="float" office:value="9187.61" calcext:value-type="float">
            <text:p>9,187.61</text:p>
          </table:table-cell>
          <table:table-cell office:value-type="float" office:value="9184.95" calcext:value-type="float">
            <text:p>9,184.9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02.26" calcext:value-type="float">
            <text:p>9,202.26</text:p>
          </table:table-cell>
          <table:table-cell office:value-type="float" office:value="9190.22" calcext:value-type="float">
            <text:p>9,190.22</text:p>
          </table:table-cell>
          <table:table-cell office:value-type="float" office:value="9187.57" calcext:value-type="float">
            <text:p>9,187.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04.87" calcext:value-type="float">
            <text:p>9,204.87</text:p>
          </table:table-cell>
          <table:table-cell office:value-type="float" office:value="9192.84" calcext:value-type="float">
            <text:p>9,192.84</text:p>
          </table:table-cell>
          <table:table-cell office:value-type="float" office:value="9190.18" calcext:value-type="float">
            <text:p>9,190.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07.48" calcext:value-type="float">
            <text:p>9,207.48</text:p>
          </table:table-cell>
          <table:table-cell office:value-type="float" office:value="9195.45" calcext:value-type="float">
            <text:p>9,195.45</text:p>
          </table:table-cell>
          <table:table-cell office:value-type="float" office:value="9192.81" calcext:value-type="float">
            <text:p>9,192.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10.09" calcext:value-type="float">
            <text:p>9,210.09</text:p>
          </table:table-cell>
          <table:table-cell office:value-type="float" office:value="9198.08" calcext:value-type="float">
            <text:p>9,198.08</text:p>
          </table:table-cell>
          <table:table-cell office:value-type="float" office:value="9195.42" calcext:value-type="float">
            <text:p>9,195.4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15.34" calcext:value-type="float">
            <text:p>9,215.34</text:p>
          </table:table-cell>
          <table:table-cell office:value-type="float" office:value="9203.35" calcext:value-type="float">
            <text:p>9,203.35</text:p>
          </table:table-cell>
          <table:table-cell office:value-type="float" office:value="9198.04" calcext:value-type="float">
            <text:p>9,198.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17.92" calcext:value-type="float">
            <text:p>9,217.92</text:p>
          </table:table-cell>
          <table:table-cell office:value-type="float" office:value="9205.95" calcext:value-type="float">
            <text:p>9,205.95</text:p>
          </table:table-cell>
          <table:table-cell office:value-type="float" office:value="9203.29" calcext:value-type="float">
            <text:p>9,203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20.53" calcext:value-type="float">
            <text:p>9,220.53</text:p>
          </table:table-cell>
          <table:table-cell office:value-type="float" office:value="9208.56" calcext:value-type="float">
            <text:p>9,208.56</text:p>
          </table:table-cell>
          <table:table-cell office:value-type="float" office:value="9205.91" calcext:value-type="float">
            <text:p>9,205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23.14" calcext:value-type="float">
            <text:p>9,223.14</text:p>
          </table:table-cell>
          <table:table-cell office:value-type="float" office:value="9211.19" calcext:value-type="float">
            <text:p>9,211.19</text:p>
          </table:table-cell>
          <table:table-cell office:value-type="float" office:value="9208.53" calcext:value-type="float">
            <text:p>9,208.5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25.76" calcext:value-type="float">
            <text:p>9,225.76</text:p>
          </table:table-cell>
          <table:table-cell office:value-type="float" office:value="9213.81" calcext:value-type="float">
            <text:p>9,213.81</text:p>
          </table:table-cell>
          <table:table-cell office:value-type="float" office:value="9211.16" calcext:value-type="float">
            <text:p>9,211.1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28.37" calcext:value-type="float">
            <text:p>9,228.37</text:p>
          </table:table-cell>
          <table:table-cell office:value-type="float" office:value="9216.44" calcext:value-type="float">
            <text:p>9,216.44</text:p>
          </table:table-cell>
          <table:table-cell office:value-type="float" office:value="9213.78" calcext:value-type="float">
            <text:p>9,213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30.99" calcext:value-type="float">
            <text:p>9,230.99</text:p>
          </table:table-cell>
          <table:table-cell office:value-type="float" office:value="9219.07" calcext:value-type="float">
            <text:p>9,219.07</text:p>
          </table:table-cell>
          <table:table-cell office:value-type="float" office:value="9216.4" calcext:value-type="float">
            <text:p>9,216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33.6" calcext:value-type="float">
            <text:p>9,233.60</text:p>
          </table:table-cell>
          <table:table-cell office:value-type="float" office:value="9221.69" calcext:value-type="float">
            <text:p>9,221.69</text:p>
          </table:table-cell>
          <table:table-cell office:value-type="float" office:value="9219.03" calcext:value-type="float">
            <text:p>9,219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11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36.22" calcext:value-type="float">
            <text:p>9,236.22</text:p>
          </table:table-cell>
          <table:table-cell office:value-type="float" office:value="9224.32" calcext:value-type="float">
            <text:p>9,224.32</text:p>
          </table:table-cell>
          <table:table-cell office:value-type="float" office:value="9221.66" calcext:value-type="float">
            <text:p>9,221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38.83" calcext:value-type="float">
            <text:p>9,238.83</text:p>
          </table:table-cell>
          <table:table-cell office:value-type="float" office:value="9226.94" calcext:value-type="float">
            <text:p>9,226.94</text:p>
          </table:table-cell>
          <table:table-cell office:value-type="float" office:value="9224.29" calcext:value-type="float">
            <text:p>9,224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41.45" calcext:value-type="float">
            <text:p>9,241.45</text:p>
          </table:table-cell>
          <table:table-cell office:value-type="float" office:value="9229.58" calcext:value-type="float">
            <text:p>9,229.58</text:p>
          </table:table-cell>
          <table:table-cell office:value-type="float" office:value="9226.91" calcext:value-type="float">
            <text:p>9,226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44.07" calcext:value-type="float">
            <text:p>9,244.07</text:p>
          </table:table-cell>
          <table:table-cell office:value-type="float" office:value="9232.2" calcext:value-type="float">
            <text:p>9,232.20</text:p>
          </table:table-cell>
          <table:table-cell office:value-type="float" office:value="9229.54" calcext:value-type="float">
            <text:p>9,229.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46.69" calcext:value-type="float">
            <text:p>9,246.69</text:p>
          </table:table-cell>
          <table:table-cell office:value-type="float" office:value="9234.83" calcext:value-type="float">
            <text:p>9,234.83</text:p>
          </table:table-cell>
          <table:table-cell office:value-type="float" office:value="9232.17" calcext:value-type="float">
            <text:p>9,232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49.14" calcext:value-type="float">
            <text:p>9,249.14</text:p>
          </table:table-cell>
          <table:table-cell office:value-type="float" office:value="9237.3" calcext:value-type="float">
            <text:p>9,237.30</text:p>
          </table:table-cell>
          <table:table-cell office:value-type="float" office:value="9234.8" calcext:value-type="float">
            <text:p>9,234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51.59" calcext:value-type="float">
            <text:p>9,251.59</text:p>
          </table:table-cell>
          <table:table-cell office:value-type="float" office:value="9239.75" calcext:value-type="float">
            <text:p>9,239.75</text:p>
          </table:table-cell>
          <table:table-cell office:value-type="float" office:value="9237.26" calcext:value-type="float">
            <text:p>9,237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54.04" calcext:value-type="float">
            <text:p>9,254.04</text:p>
          </table:table-cell>
          <table:table-cell office:value-type="float" office:value="9242.22" calcext:value-type="float">
            <text:p>9,242.22</text:p>
          </table:table-cell>
          <table:table-cell office:value-type="float" office:value="9239.72" calcext:value-type="float">
            <text:p>9,239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56.49" calcext:value-type="float">
            <text:p>9,256.49</text:p>
          </table:table-cell>
          <table:table-cell office:value-type="float" office:value="9244.68" calcext:value-type="float">
            <text:p>9,244.68</text:p>
          </table:table-cell>
          <table:table-cell office:value-type="float" office:value="9242.19" calcext:value-type="float">
            <text:p>9,242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58.94" calcext:value-type="float">
            <text:p>9,258.94</text:p>
          </table:table-cell>
          <table:table-cell office:value-type="float" office:value="9247.14" calcext:value-type="float">
            <text:p>9,247.14</text:p>
          </table:table-cell>
          <table:table-cell office:value-type="float" office:value="9244.64" calcext:value-type="float">
            <text:p>9,244.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61.39" calcext:value-type="float">
            <text:p>9,261.39</text:p>
          </table:table-cell>
          <table:table-cell office:value-type="float" office:value="9249.61" calcext:value-type="float">
            <text:p>9,249.61</text:p>
          </table:table-cell>
          <table:table-cell office:value-type="float" office:value="9247.11" calcext:value-type="float">
            <text:p>9,247.1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63.84" calcext:value-type="float">
            <text:p>9,263.84</text:p>
          </table:table-cell>
          <table:table-cell office:value-type="float" office:value="9252.07" calcext:value-type="float">
            <text:p>9,252.07</text:p>
          </table:table-cell>
          <table:table-cell office:value-type="float" office:value="9249.58" calcext:value-type="float">
            <text:p>9,249.5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66.3" calcext:value-type="float">
            <text:p>9,266.30</text:p>
          </table:table-cell>
          <table:table-cell office:value-type="float" office:value="9254.54" calcext:value-type="float">
            <text:p>9,254.54</text:p>
          </table:table-cell>
          <table:table-cell office:value-type="float" office:value="9252.03" calcext:value-type="float">
            <text:p>9,252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68.75" calcext:value-type="float">
            <text:p>9,268.75</text:p>
          </table:table-cell>
          <table:table-cell office:value-type="float" office:value="9257" calcext:value-type="float">
            <text:p>9,257.00</text:p>
          </table:table-cell>
          <table:table-cell office:value-type="float" office:value="9254.5" calcext:value-type="float">
            <text:p>9,254.5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71.2" calcext:value-type="float">
            <text:p>9,271.20</text:p>
          </table:table-cell>
          <table:table-cell office:value-type="float" office:value="9259.47" calcext:value-type="float">
            <text:p>9,259.47</text:p>
          </table:table-cell>
          <table:table-cell office:value-type="float" office:value="9256.96" calcext:value-type="float">
            <text:p>9,256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73.66" calcext:value-type="float">
            <text:p>9,273.66</text:p>
          </table:table-cell>
          <table:table-cell office:value-type="float" office:value="9261.93" calcext:value-type="float">
            <text:p>9,261.93</text:p>
          </table:table-cell>
          <table:table-cell office:value-type="float" office:value="9259.43" calcext:value-type="float">
            <text:p>9,259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76.12" calcext:value-type="float">
            <text:p>9,276.12</text:p>
          </table:table-cell>
          <table:table-cell office:value-type="float" office:value="9264.4" calcext:value-type="float">
            <text:p>9,264.40</text:p>
          </table:table-cell>
          <table:table-cell office:value-type="float" office:value="9261.89" calcext:value-type="float">
            <text:p>9,261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78.57" calcext:value-type="float">
            <text:p>9,278.57</text:p>
          </table:table-cell>
          <table:table-cell office:value-type="float" office:value="9266.87" calcext:value-type="float">
            <text:p>9,266.87</text:p>
          </table:table-cell>
          <table:table-cell office:value-type="float" office:value="9264.37" calcext:value-type="float">
            <text:p>9,264.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81.03" calcext:value-type="float">
            <text:p>9,281.03</text:p>
          </table:table-cell>
          <table:table-cell office:value-type="float" office:value="9269.33" calcext:value-type="float">
            <text:p>9,269.33</text:p>
          </table:table-cell>
          <table:table-cell office:value-type="float" office:value="9266.84" calcext:value-type="float">
            <text:p>9,266.8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12/201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85.98" calcext:value-type="float">
            <text:p>9,285.98</text:p>
          </table:table-cell>
          <table:table-cell office:value-type="float" office:value="9274.31" calcext:value-type="float">
            <text:p>9,274.31</text:p>
          </table:table-cell>
          <table:table-cell office:value-type="float" office:value="9269.3" calcext:value-type="float">
            <text:p>9,269.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88.4" calcext:value-type="float">
            <text:p>9,288.40</text:p>
          </table:table-cell>
          <table:table-cell office:value-type="float" office:value="9276.75" calcext:value-type="float">
            <text:p>9,276.75</text:p>
          </table:table-cell>
          <table:table-cell office:value-type="float" office:value="9274.24" calcext:value-type="float">
            <text:p>9,274.2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90.86" calcext:value-type="float">
            <text:p>9,290.86</text:p>
          </table:table-cell>
          <table:table-cell office:value-type="float" office:value="9279.22" calcext:value-type="float">
            <text:p>9,279.22</text:p>
          </table:table-cell>
          <table:table-cell office:value-type="float" office:value="9276.71" calcext:value-type="float">
            <text:p>9,276.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93.32" calcext:value-type="float">
            <text:p>9,293.32</text:p>
          </table:table-cell>
          <table:table-cell office:value-type="float" office:value="9281.69" calcext:value-type="float">
            <text:p>9,281.69</text:p>
          </table:table-cell>
          <table:table-cell office:value-type="float" office:value="9279.19" calcext:value-type="float">
            <text:p>9,279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95.78" calcext:value-type="float">
            <text:p>9,295.78</text:p>
          </table:table-cell>
          <table:table-cell office:value-type="float" office:value="9284.17" calcext:value-type="float">
            <text:p>9,284.17</text:p>
          </table:table-cell>
          <table:table-cell office:value-type="float" office:value="9281.65" calcext:value-type="float">
            <text:p>9,281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298.25" calcext:value-type="float">
            <text:p>9,298.25</text:p>
          </table:table-cell>
          <table:table-cell office:value-type="float" office:value="9286.63" calcext:value-type="float">
            <text:p>9,286.63</text:p>
          </table:table-cell>
          <table:table-cell office:value-type="float" office:value="9284.13" calcext:value-type="float">
            <text:p>9,284.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00.71" calcext:value-type="float">
            <text:p>9,300.71</text:p>
          </table:table-cell>
          <table:table-cell office:value-type="float" office:value="9289.11" calcext:value-type="float">
            <text:p>9,289.11</text:p>
          </table:table-cell>
          <table:table-cell office:value-type="float" office:value="9286.6" calcext:value-type="float">
            <text:p>9,286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03.17" calcext:value-type="float">
            <text:p>9,303.17</text:p>
          </table:table-cell>
          <table:table-cell office:value-type="float" office:value="9291.58" calcext:value-type="float">
            <text:p>9,291.58</text:p>
          </table:table-cell>
          <table:table-cell office:value-type="float" office:value="9289.08" calcext:value-type="float">
            <text:p>9,289.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05.64" calcext:value-type="float">
            <text:p>9,305.64</text:p>
          </table:table-cell>
          <table:table-cell office:value-type="float" office:value="9294.06" calcext:value-type="float">
            <text:p>9,294.06</text:p>
          </table:table-cell>
          <table:table-cell office:value-type="float" office:value="9291.55" calcext:value-type="float">
            <text:p>9,291.5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08.1" calcext:value-type="float">
            <text:p>9,308.10</text:p>
          </table:table-cell>
          <table:table-cell office:value-type="float" office:value="9296.54" calcext:value-type="float">
            <text:p>9,296.54</text:p>
          </table:table-cell>
          <table:table-cell office:value-type="float" office:value="9294.02" calcext:value-type="float">
            <text:p>9,294.0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10.56" calcext:value-type="float">
            <text:p>9,310.56</text:p>
          </table:table-cell>
          <table:table-cell office:value-type="float" office:value="9299.01" calcext:value-type="float">
            <text:p>9,299.01</text:p>
          </table:table-cell>
          <table:table-cell office:value-type="float" office:value="9296.5" calcext:value-type="float">
            <text:p>9,296.5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13.03" calcext:value-type="float">
            <text:p>9,313.03</text:p>
          </table:table-cell>
          <table:table-cell office:value-type="float" office:value="9301.49" calcext:value-type="float">
            <text:p>9,301.49</text:p>
          </table:table-cell>
          <table:table-cell office:value-type="float" office:value="9298.98" calcext:value-type="float">
            <text:p>9,298.9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15.5" calcext:value-type="float">
            <text:p>9,315.50</text:p>
          </table:table-cell>
          <table:table-cell office:value-type="float" office:value="9303.96" calcext:value-type="float">
            <text:p>9,303.96</text:p>
          </table:table-cell>
          <table:table-cell office:value-type="float" office:value="9301.46" calcext:value-type="float">
            <text:p>9,301.4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17.96" calcext:value-type="float">
            <text:p>9,317.96</text:p>
          </table:table-cell>
          <table:table-cell office:value-type="float" office:value="9306.45" calcext:value-type="float">
            <text:p>9,306.45</text:p>
          </table:table-cell>
          <table:table-cell office:value-type="float" office:value="9303.93" calcext:value-type="float">
            <text:p>9,303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20.43" calcext:value-type="float">
            <text:p>9,320.43</text:p>
          </table:table-cell>
          <table:table-cell office:value-type="float" office:value="9308.93" calcext:value-type="float">
            <text:p>9,308.93</text:p>
          </table:table-cell>
          <table:table-cell office:value-type="float" office:value="9306.41" calcext:value-type="float">
            <text:p>9,306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22.9" calcext:value-type="float">
            <text:p>9,322.90</text:p>
          </table:table-cell>
          <table:table-cell office:value-type="float" office:value="9311.4" calcext:value-type="float">
            <text:p>9,311.40</text:p>
          </table:table-cell>
          <table:table-cell office:value-type="float" office:value="9308.89" calcext:value-type="float">
            <text:p>9,308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25.37" calcext:value-type="float">
            <text:p>9,325.37</text:p>
          </table:table-cell>
          <table:table-cell office:value-type="float" office:value="9313.89" calcext:value-type="float">
            <text:p>9,313.89</text:p>
          </table:table-cell>
          <table:table-cell office:value-type="float" office:value="9311.37" calcext:value-type="float">
            <text:p>9,311.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30.34" calcext:value-type="float">
            <text:p>9,330.34</text:p>
          </table:table-cell>
          <table:table-cell office:value-type="float" office:value="9318.88" calcext:value-type="float">
            <text:p>9,318.88</text:p>
          </table:table-cell>
          <table:table-cell office:value-type="float" office:value="9313.85" calcext:value-type="float">
            <text:p>9,313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32.78" calcext:value-type="float">
            <text:p>9,332.78</text:p>
          </table:table-cell>
          <table:table-cell office:value-type="float" office:value="9321.34" calcext:value-type="float">
            <text:p>9,321.34</text:p>
          </table:table-cell>
          <table:table-cell office:value-type="float" office:value="9318.81" calcext:value-type="float">
            <text:p>9,318.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35.25" calcext:value-type="float">
            <text:p>9,335.25</text:p>
          </table:table-cell>
          <table:table-cell office:value-type="float" office:value="9323.81" calcext:value-type="float">
            <text:p>9,323.81</text:p>
          </table:table-cell>
          <table:table-cell office:value-type="float" office:value="9321.3" calcext:value-type="float">
            <text:p>9,321.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37.72" calcext:value-type="float">
            <text:p>9,337.72</text:p>
          </table:table-cell>
          <table:table-cell office:value-type="float" office:value="9326.3" calcext:value-type="float">
            <text:p>9,326.30</text:p>
          </table:table-cell>
          <table:table-cell office:value-type="float" office:value="9323.78" calcext:value-type="float">
            <text:p>9,323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40.19" calcext:value-type="float">
            <text:p>9,340.19</text:p>
          </table:table-cell>
          <table:table-cell office:value-type="float" office:value="9328.78" calcext:value-type="float">
            <text:p>9,328.78</text:p>
          </table:table-cell>
          <table:table-cell office:value-type="float" office:value="9326.27" calcext:value-type="float">
            <text:p>9,326.2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45.18" calcext:value-type="float">
            <text:p>9,345.18</text:p>
          </table:table-cell>
          <table:table-cell office:value-type="float" office:value="9333.78" calcext:value-type="float">
            <text:p>9,333.78</text:p>
          </table:table-cell>
          <table:table-cell office:value-type="float" office:value="9328.75" calcext:value-type="float">
            <text:p>9,328.7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47.62" calcext:value-type="float">
            <text:p>9,347.62</text:p>
          </table:table-cell>
          <table:table-cell office:value-type="float" office:value="9336.24" calcext:value-type="float">
            <text:p>9,336.24</text:p>
          </table:table-cell>
          <table:table-cell office:value-type="float" office:value="9333.71" calcext:value-type="float">
            <text:p>9,333.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50.09" calcext:value-type="float">
            <text:p>9,350.09</text:p>
          </table:table-cell>
          <table:table-cell office:value-type="float" office:value="9338.73" calcext:value-type="float">
            <text:p>9,338.73</text:p>
          </table:table-cell>
          <table:table-cell office:value-type="float" office:value="9336.21" calcext:value-type="float">
            <text:p>9,336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52.57" calcext:value-type="float">
            <text:p>9,352.57</text:p>
          </table:table-cell>
          <table:table-cell office:value-type="float" office:value="9341.21" calcext:value-type="float">
            <text:p>9,341.21</text:p>
          </table:table-cell>
          <table:table-cell office:value-type="float" office:value="9338.7" calcext:value-type="float">
            <text:p>9,338.7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54.96" calcext:value-type="float">
            <text:p>9,354.96</text:p>
          </table:table-cell>
          <table:table-cell office:value-type="float" office:value="9343.62" calcext:value-type="float">
            <text:p>9,343.62</text:p>
          </table:table-cell>
          <table:table-cell office:value-type="float" office:value="9341.18" calcext:value-type="float">
            <text:p>9,341.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57.35" calcext:value-type="float">
            <text:p>9,357.35</text:p>
          </table:table-cell>
          <table:table-cell office:value-type="float" office:value="9346.02" calcext:value-type="float">
            <text:p>9,346.02</text:p>
          </table:table-cell>
          <table:table-cell office:value-type="float" office:value="9343.58" calcext:value-type="float">
            <text:p>9,343.5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359.74" calcext:value-type="float">
            <text:p>9,359.74</text:p>
          </table:table-cell>
          <table:table-cell office:value-type="float" office:value="9348.42" calcext:value-type="float">
            <text:p>9,348.42</text:p>
          </table:table-cell>
          <table:table-cell office:value-type="float" office:value="9345.98" calcext:value-type="float">
            <text:p>9,345.9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62.13" calcext:value-type="float">
            <text:p>9,362.13</text:p>
          </table:table-cell>
          <table:table-cell office:value-type="float" office:value="9353.65" calcext:value-type="float">
            <text:p>9,353.65</text:p>
          </table:table-cell>
          <table:table-cell office:value-type="float" office:value="9351.21" calcext:value-type="float">
            <text:p>9,351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64.52" calcext:value-type="float">
            <text:p>9,364.52</text:p>
          </table:table-cell>
          <table:table-cell office:value-type="float" office:value="9356.05" calcext:value-type="float">
            <text:p>9,356.05</text:p>
          </table:table-cell>
          <table:table-cell office:value-type="float" office:value="9353.61" calcext:value-type="float">
            <text:p>9,353.6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66.92" calcext:value-type="float">
            <text:p>9,366.92</text:p>
          </table:table-cell>
          <table:table-cell office:value-type="float" office:value="9358.45" calcext:value-type="float">
            <text:p>9,358.45</text:p>
          </table:table-cell>
          <table:table-cell office:value-type="float" office:value="9356.01" calcext:value-type="float">
            <text:p>9,356.0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69.31" calcext:value-type="float">
            <text:p>9,369.31</text:p>
          </table:table-cell>
          <table:table-cell office:value-type="float" office:value="9360.86" calcext:value-type="float">
            <text:p>9,360.86</text:p>
          </table:table-cell>
          <table:table-cell office:value-type="float" office:value="9358.41" calcext:value-type="float">
            <text:p>9,358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71.7" calcext:value-type="float">
            <text:p>9,371.70</text:p>
          </table:table-cell>
          <table:table-cell office:value-type="float" office:value="9363.26" calcext:value-type="float">
            <text:p>9,363.26</text:p>
          </table:table-cell>
          <table:table-cell office:value-type="float" office:value="9360.82" calcext:value-type="float">
            <text:p>9,360.8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74.1" calcext:value-type="float">
            <text:p>9,374.10</text:p>
          </table:table-cell>
          <table:table-cell office:value-type="float" office:value="9365.66" calcext:value-type="float">
            <text:p>9,365.66</text:p>
          </table:table-cell>
          <table:table-cell office:value-type="float" office:value="9363.22" calcext:value-type="float">
            <text:p>9,363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76.49" calcext:value-type="float">
            <text:p>9,376.49</text:p>
          </table:table-cell>
          <table:table-cell office:value-type="float" office:value="9368.06" calcext:value-type="float">
            <text:p>9,368.06</text:p>
          </table:table-cell>
          <table:table-cell office:value-type="float" office:value="9365.63" calcext:value-type="float">
            <text:p>9,365.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78.89" calcext:value-type="float">
            <text:p>9,378.89</text:p>
          </table:table-cell>
          <table:table-cell office:value-type="float" office:value="9370.47" calcext:value-type="float">
            <text:p>9,370.47</text:p>
          </table:table-cell>
          <table:table-cell office:value-type="float" office:value="9368.03" calcext:value-type="float">
            <text:p>9,368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81.28" calcext:value-type="float">
            <text:p>9,381.28</text:p>
          </table:table-cell>
          <table:table-cell office:value-type="float" office:value="9372.88" calcext:value-type="float">
            <text:p>9,372.88</text:p>
          </table:table-cell>
          <table:table-cell office:value-type="float" office:value="9370.43" calcext:value-type="float">
            <text:p>9,370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83.68" calcext:value-type="float">
            <text:p>9,383.68</text:p>
          </table:table-cell>
          <table:table-cell office:value-type="float" office:value="9375.28" calcext:value-type="float">
            <text:p>9,375.28</text:p>
          </table:table-cell>
          <table:table-cell office:value-type="float" office:value="9372.84" calcext:value-type="float">
            <text:p>9,372.8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86.08" calcext:value-type="float">
            <text:p>9,386.08</text:p>
          </table:table-cell>
          <table:table-cell office:value-type="float" office:value="9377.69" calcext:value-type="float">
            <text:p>9,377.69</text:p>
          </table:table-cell>
          <table:table-cell office:value-type="float" office:value="9375.25" calcext:value-type="float">
            <text:p>9,375.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88.48" calcext:value-type="float">
            <text:p>9,388.48</text:p>
          </table:table-cell>
          <table:table-cell office:value-type="float" office:value="9380.09" calcext:value-type="float">
            <text:p>9,380.09</text:p>
          </table:table-cell>
          <table:table-cell office:value-type="float" office:value="9377.65" calcext:value-type="float">
            <text:p>9,377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90.88" calcext:value-type="float">
            <text:p>9,390.88</text:p>
          </table:table-cell>
          <table:table-cell office:value-type="float" office:value="9382.5" calcext:value-type="float">
            <text:p>9,382.50</text:p>
          </table:table-cell>
          <table:table-cell office:value-type="float" office:value="9380.06" calcext:value-type="float">
            <text:p>9,380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93.28" calcext:value-type="float">
            <text:p>9,393.28</text:p>
          </table:table-cell>
          <table:table-cell office:value-type="float" office:value="9384.92" calcext:value-type="float">
            <text:p>9,384.92</text:p>
          </table:table-cell>
          <table:table-cell office:value-type="float" office:value="9382.47" calcext:value-type="float">
            <text:p>9,382.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95.68" calcext:value-type="float">
            <text:p>9,395.68</text:p>
          </table:table-cell>
          <table:table-cell office:value-type="float" office:value="9387.32" calcext:value-type="float">
            <text:p>9,387.32</text:p>
          </table:table-cell>
          <table:table-cell office:value-type="float" office:value="9384.88" calcext:value-type="float">
            <text:p>9,384.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398.08" calcext:value-type="float">
            <text:p>9,398.08</text:p>
          </table:table-cell>
          <table:table-cell office:value-type="float" office:value="9389.73" calcext:value-type="float">
            <text:p>9,389.73</text:p>
          </table:table-cell>
          <table:table-cell office:value-type="float" office:value="9387.29" calcext:value-type="float">
            <text:p>9,387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00.48" calcext:value-type="float">
            <text:p>9,400.48</text:p>
          </table:table-cell>
          <table:table-cell office:value-type="float" office:value="9392.14" calcext:value-type="float">
            <text:p>9,392.14</text:p>
          </table:table-cell>
          <table:table-cell office:value-type="float" office:value="9389.7" calcext:value-type="float">
            <text:p>9,389.7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02.88" calcext:value-type="float">
            <text:p>9,402.88</text:p>
          </table:table-cell>
          <table:table-cell office:value-type="float" office:value="9394.55" calcext:value-type="float">
            <text:p>9,394.55</text:p>
          </table:table-cell>
          <table:table-cell office:value-type="float" office:value="9392.11" calcext:value-type="float">
            <text:p>9,392.1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05.28" calcext:value-type="float">
            <text:p>9,405.28</text:p>
          </table:table-cell>
          <table:table-cell office:value-type="float" office:value="9396.96" calcext:value-type="float">
            <text:p>9,396.96</text:p>
          </table:table-cell>
          <table:table-cell office:value-type="float" office:value="9394.52" calcext:value-type="float">
            <text:p>9,394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07.69" calcext:value-type="float">
            <text:p>9,407.69</text:p>
          </table:table-cell>
          <table:table-cell office:value-type="float" office:value="9399.38" calcext:value-type="float">
            <text:p>9,399.38</text:p>
          </table:table-cell>
          <table:table-cell office:value-type="float" office:value="9396.92" calcext:value-type="float">
            <text:p>9,396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10.09" calcext:value-type="float">
            <text:p>9,410.09</text:p>
          </table:table-cell>
          <table:table-cell office:value-type="float" office:value="9401.79" calcext:value-type="float">
            <text:p>9,401.79</text:p>
          </table:table-cell>
          <table:table-cell office:value-type="float" office:value="9399.34" calcext:value-type="float">
            <text:p>9,399.3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12.5" calcext:value-type="float">
            <text:p>9,412.50</text:p>
          </table:table-cell>
          <table:table-cell office:value-type="float" office:value="9404.2" calcext:value-type="float">
            <text:p>9,404.20</text:p>
          </table:table-cell>
          <table:table-cell office:value-type="float" office:value="9401.76" calcext:value-type="float">
            <text:p>9,401.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14.9" calcext:value-type="float">
            <text:p>9,414.90</text:p>
          </table:table-cell>
          <table:table-cell office:value-type="float" office:value="9406.62" calcext:value-type="float">
            <text:p>9,406.62</text:p>
          </table:table-cell>
          <table:table-cell office:value-type="float" office:value="9404.17" calcext:value-type="float">
            <text:p>9,404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17.31" calcext:value-type="float">
            <text:p>9,417.31</text:p>
          </table:table-cell>
          <table:table-cell office:value-type="float" office:value="9409.03" calcext:value-type="float">
            <text:p>9,409.03</text:p>
          </table:table-cell>
          <table:table-cell office:value-type="float" office:value="9406.58" calcext:value-type="float">
            <text:p>9,406.5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19.71" calcext:value-type="float">
            <text:p>9,419.71</text:p>
          </table:table-cell>
          <table:table-cell office:value-type="float" office:value="9411.45" calcext:value-type="float">
            <text:p>9,411.45</text:p>
          </table:table-cell>
          <table:table-cell office:value-type="float" office:value="9408.99" calcext:value-type="float">
            <text:p>9,408.9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22.03" calcext:value-type="float">
            <text:p>9,422.03</text:p>
          </table:table-cell>
          <table:table-cell office:value-type="float" office:value="9413.78" calcext:value-type="float">
            <text:p>9,413.78</text:p>
          </table:table-cell>
          <table:table-cell office:value-type="float" office:value="9411.42" calcext:value-type="float">
            <text:p>9,411.4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24.35" calcext:value-type="float">
            <text:p>9,424.35</text:p>
          </table:table-cell>
          <table:table-cell office:value-type="float" office:value="9416.1" calcext:value-type="float">
            <text:p>9,416.10</text:p>
          </table:table-cell>
          <table:table-cell office:value-type="float" office:value="9413.74" calcext:value-type="float">
            <text:p>9,413.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26.67" calcext:value-type="float">
            <text:p>9,426.67</text:p>
          </table:table-cell>
          <table:table-cell office:value-type="float" office:value="9418.43" calcext:value-type="float">
            <text:p>9,418.43</text:p>
          </table:table-cell>
          <table:table-cell office:value-type="float" office:value="9416.07" calcext:value-type="float">
            <text:p>9,416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28.99" calcext:value-type="float">
            <text:p>9,428.99</text:p>
          </table:table-cell>
          <table:table-cell office:value-type="float" office:value="9420.76" calcext:value-type="float">
            <text:p>9,420.76</text:p>
          </table:table-cell>
          <table:table-cell office:value-type="float" office:value="9418.4" calcext:value-type="float">
            <text:p>9,418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31.31" calcext:value-type="float">
            <text:p>9,431.31</text:p>
          </table:table-cell>
          <table:table-cell office:value-type="float" office:value="9423.1" calcext:value-type="float">
            <text:p>9,423.10</text:p>
          </table:table-cell>
          <table:table-cell office:value-type="float" office:value="9420.73" calcext:value-type="float">
            <text:p>9,420.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3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33.64" calcext:value-type="float">
            <text:p>9,433.64</text:p>
          </table:table-cell>
          <table:table-cell office:value-type="float" office:value="9425.43" calcext:value-type="float">
            <text:p>9,425.43</text:p>
          </table:table-cell>
          <table:table-cell office:value-type="float" office:value="9423.06" calcext:value-type="float">
            <text:p>9,423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35.96" calcext:value-type="float">
            <text:p>9,435.96</text:p>
          </table:table-cell>
          <table:table-cell office:value-type="float" office:value="9427.76" calcext:value-type="float">
            <text:p>9,427.76</text:p>
          </table:table-cell>
          <table:table-cell office:value-type="float" office:value="9425.39" calcext:value-type="float">
            <text:p>9,425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38.28" calcext:value-type="float">
            <text:p>9,438.28</text:p>
          </table:table-cell>
          <table:table-cell office:value-type="float" office:value="9430.09" calcext:value-type="float">
            <text:p>9,430.09</text:p>
          </table:table-cell>
          <table:table-cell office:value-type="float" office:value="9427.72" calcext:value-type="float">
            <text:p>9,427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40.61" calcext:value-type="float">
            <text:p>9,440.61</text:p>
          </table:table-cell>
          <table:table-cell office:value-type="float" office:value="9432.42" calcext:value-type="float">
            <text:p>9,432.42</text:p>
          </table:table-cell>
          <table:table-cell office:value-type="float" office:value="9430.05" calcext:value-type="float">
            <text:p>9,430.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42.93" calcext:value-type="float">
            <text:p>9,442.93</text:p>
          </table:table-cell>
          <table:table-cell office:value-type="float" office:value="9434.76" calcext:value-type="float">
            <text:p>9,434.76</text:p>
          </table:table-cell>
          <table:table-cell office:value-type="float" office:value="9432.38" calcext:value-type="float">
            <text:p>9,432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45.25" calcext:value-type="float">
            <text:p>9,445.25</text:p>
          </table:table-cell>
          <table:table-cell office:value-type="float" office:value="9437.09" calcext:value-type="float">
            <text:p>9,437.09</text:p>
          </table:table-cell>
          <table:table-cell office:value-type="float" office:value="9434.73" calcext:value-type="float">
            <text:p>9,434.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47.58" calcext:value-type="float">
            <text:p>9,447.58</text:p>
          </table:table-cell>
          <table:table-cell office:value-type="float" office:value="9439.43" calcext:value-type="float">
            <text:p>9,439.43</text:p>
          </table:table-cell>
          <table:table-cell office:value-type="float" office:value="9437.06" calcext:value-type="float">
            <text:p>9,437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49.91" calcext:value-type="float">
            <text:p>9,449.91</text:p>
          </table:table-cell>
          <table:table-cell office:value-type="float" office:value="9441.76" calcext:value-type="float">
            <text:p>9,441.76</text:p>
          </table:table-cell>
          <table:table-cell office:value-type="float" office:value="9439.39" calcext:value-type="float">
            <text:p>9,439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52.23" calcext:value-type="float">
            <text:p>9,452.23</text:p>
          </table:table-cell>
          <table:table-cell office:value-type="float" office:value="9444.09" calcext:value-type="float">
            <text:p>9,444.09</text:p>
          </table:table-cell>
          <table:table-cell office:value-type="float" office:value="9441.72" calcext:value-type="float">
            <text:p>9,441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54.56" calcext:value-type="float">
            <text:p>9,454.56</text:p>
          </table:table-cell>
          <table:table-cell office:value-type="float" office:value="9446.43" calcext:value-type="float">
            <text:p>9,446.43</text:p>
          </table:table-cell>
          <table:table-cell office:value-type="float" office:value="9444.06" calcext:value-type="float">
            <text:p>9,444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56.89" calcext:value-type="float">
            <text:p>9,456.89</text:p>
          </table:table-cell>
          <table:table-cell office:value-type="float" office:value="9448.77" calcext:value-type="float">
            <text:p>9,448.77</text:p>
          </table:table-cell>
          <table:table-cell office:value-type="float" office:value="9446.39" calcext:value-type="float">
            <text:p>9,446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59.22" calcext:value-type="float">
            <text:p>9,459.22</text:p>
          </table:table-cell>
          <table:table-cell office:value-type="float" office:value="9451.11" calcext:value-type="float">
            <text:p>9,451.11</text:p>
          </table:table-cell>
          <table:table-cell office:value-type="float" office:value="9448.74" calcext:value-type="float">
            <text:p>9,448.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61.54" calcext:value-type="float">
            <text:p>9,461.54</text:p>
          </table:table-cell>
          <table:table-cell office:value-type="float" office:value="9453.45" calcext:value-type="float">
            <text:p>9,453.45</text:p>
          </table:table-cell>
          <table:table-cell office:value-type="float" office:value="9451.07" calcext:value-type="float">
            <text:p>9,451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63.87" calcext:value-type="float">
            <text:p>9,463.87</text:p>
          </table:table-cell>
          <table:table-cell office:value-type="float" office:value="9455.78" calcext:value-type="float">
            <text:p>9,455.78</text:p>
          </table:table-cell>
          <table:table-cell office:value-type="float" office:value="9453.41" calcext:value-type="float">
            <text:p>9,453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66.2" calcext:value-type="float">
            <text:p>9,466.20</text:p>
          </table:table-cell>
          <table:table-cell office:value-type="float" office:value="9458.12" calcext:value-type="float">
            <text:p>9,458.12</text:p>
          </table:table-cell>
          <table:table-cell office:value-type="float" office:value="9455.75" calcext:value-type="float">
            <text:p>9,455.7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68.53" calcext:value-type="float">
            <text:p>9,468.53</text:p>
          </table:table-cell>
          <table:table-cell office:value-type="float" office:value="9460.47" calcext:value-type="float">
            <text:p>9,460.47</text:p>
          </table:table-cell>
          <table:table-cell office:value-type="float" office:value="9458.08" calcext:value-type="float">
            <text:p>9,458.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70.87" calcext:value-type="float">
            <text:p>9,470.87</text:p>
          </table:table-cell>
          <table:table-cell office:value-type="float" office:value="9462.81" calcext:value-type="float">
            <text:p>9,462.81</text:p>
          </table:table-cell>
          <table:table-cell office:value-type="float" office:value="9460.43" calcext:value-type="float">
            <text:p>9,460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73.2" calcext:value-type="float">
            <text:p>9,473.20</text:p>
          </table:table-cell>
          <table:table-cell office:value-type="float" office:value="9465.14" calcext:value-type="float">
            <text:p>9,465.14</text:p>
          </table:table-cell>
          <table:table-cell office:value-type="float" office:value="9462.77" calcext:value-type="float">
            <text:p>9,462.7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75.53" calcext:value-type="float">
            <text:p>9,475.53</text:p>
          </table:table-cell>
          <table:table-cell office:value-type="float" office:value="9467.48" calcext:value-type="float">
            <text:p>9,467.48</text:p>
          </table:table-cell>
          <table:table-cell office:value-type="float" office:value="9465.11" calcext:value-type="float">
            <text:p>9,465.1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77.86" calcext:value-type="float">
            <text:p>9,477.86</text:p>
          </table:table-cell>
          <table:table-cell office:value-type="float" office:value="9469.83" calcext:value-type="float">
            <text:p>9,469.83</text:p>
          </table:table-cell>
          <table:table-cell office:value-type="float" office:value="9467.45" calcext:value-type="float">
            <text:p>9,467.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80.2" calcext:value-type="float">
            <text:p>9,480.20</text:p>
          </table:table-cell>
          <table:table-cell office:value-type="float" office:value="9472.18" calcext:value-type="float">
            <text:p>9,472.18</text:p>
          </table:table-cell>
          <table:table-cell office:value-type="float" office:value="9469.79" calcext:value-type="float">
            <text:p>9,469.7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4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82.53" calcext:value-type="float">
            <text:p>9,482.53</text:p>
          </table:table-cell>
          <table:table-cell office:value-type="float" office:value="9474.52" calcext:value-type="float">
            <text:p>9,474.52</text:p>
          </table:table-cell>
          <table:table-cell office:value-type="float" office:value="9472.14" calcext:value-type="float">
            <text:p>9,472.1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5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484.86" calcext:value-type="float">
            <text:p>9,484.86</text:p>
          </table:table-cell>
          <table:table-cell office:value-type="float" office:value="9476.86" calcext:value-type="float">
            <text:p>9,476.86</text:p>
          </table:table-cell>
          <table:table-cell office:value-type="float" office:value="9474.48" calcext:value-type="float">
            <text:p>9,474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484.53" calcext:value-type="float">
            <text:p>9,484.53</text:p>
          </table:table-cell>
          <table:table-cell office:value-type="float" office:value="9476.55" calcext:value-type="float">
            <text:p>9,476.55</text:p>
          </table:table-cell>
          <table:table-cell office:value-type="float" office:value="9474.16" calcext:value-type="float">
            <text:p>9,474.1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486.87" calcext:value-type="float">
            <text:p>9,486.87</text:p>
          </table:table-cell>
          <table:table-cell office:value-type="float" office:value="9478.89" calcext:value-type="float">
            <text:p>9,478.89</text:p>
          </table:table-cell>
          <table:table-cell office:value-type="float" office:value="9476.51" calcext:value-type="float">
            <text:p>9,476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489.2" calcext:value-type="float">
            <text:p>9,489.20</text:p>
          </table:table-cell>
          <table:table-cell office:value-type="float" office:value="9481.24" calcext:value-type="float">
            <text:p>9,481.24</text:p>
          </table:table-cell>
          <table:table-cell office:value-type="float" office:value="9478.85" calcext:value-type="float">
            <text:p>9,478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491.55" calcext:value-type="float">
            <text:p>9,491.55</text:p>
          </table:table-cell>
          <table:table-cell office:value-type="float" office:value="9483.58" calcext:value-type="float">
            <text:p>9,483.58</text:p>
          </table:table-cell>
          <table:table-cell office:value-type="float" office:value="9481.21" calcext:value-type="float">
            <text:p>9,481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493.89" calcext:value-type="float">
            <text:p>9,493.89</text:p>
          </table:table-cell>
          <table:table-cell office:value-type="float" office:value="9485.94" calcext:value-type="float">
            <text:p>9,485.94</text:p>
          </table:table-cell>
          <table:table-cell office:value-type="float" office:value="9483.55" calcext:value-type="float">
            <text:p>9,483.5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496.23" calcext:value-type="float">
            <text:p>9,496.23</text:p>
          </table:table-cell>
          <table:table-cell office:value-type="float" office:value="9488.28" calcext:value-type="float">
            <text:p>9,488.28</text:p>
          </table:table-cell>
          <table:table-cell office:value-type="float" office:value="9485.9" calcext:value-type="float">
            <text:p>9,485.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498.57" calcext:value-type="float">
            <text:p>9,498.57</text:p>
          </table:table-cell>
          <table:table-cell office:value-type="float" office:value="9490.64" calcext:value-type="float">
            <text:p>9,490.64</text:p>
          </table:table-cell>
          <table:table-cell office:value-type="float" office:value="9488.25" calcext:value-type="float">
            <text:p>9,488.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00.91" calcext:value-type="float">
            <text:p>9,500.91</text:p>
          </table:table-cell>
          <table:table-cell office:value-type="float" office:value="9492.99" calcext:value-type="float">
            <text:p>9,492.99</text:p>
          </table:table-cell>
          <table:table-cell office:value-type="float" office:value="9490.6" calcext:value-type="float">
            <text:p>9,490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03.26" calcext:value-type="float">
            <text:p>9,503.26</text:p>
          </table:table-cell>
          <table:table-cell office:value-type="float" office:value="9495.34" calcext:value-type="float">
            <text:p>9,495.34</text:p>
          </table:table-cell>
          <table:table-cell office:value-type="float" office:value="9492.96" calcext:value-type="float">
            <text:p>9,492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05.6" calcext:value-type="float">
            <text:p>9,505.60</text:p>
          </table:table-cell>
          <table:table-cell office:value-type="float" office:value="9497.7" calcext:value-type="float">
            <text:p>9,497.70</text:p>
          </table:table-cell>
          <table:table-cell office:value-type="float" office:value="9495.31" calcext:value-type="float">
            <text:p>9,495.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07.95" calcext:value-type="float">
            <text:p>9,507.95</text:p>
          </table:table-cell>
          <table:table-cell office:value-type="float" office:value="9500.05" calcext:value-type="float">
            <text:p>9,500.05</text:p>
          </table:table-cell>
          <table:table-cell office:value-type="float" office:value="9497.66" calcext:value-type="float">
            <text:p>9,497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10.29" calcext:value-type="float">
            <text:p>9,510.29</text:p>
          </table:table-cell>
          <table:table-cell office:value-type="float" office:value="9502.4" calcext:value-type="float">
            <text:p>9,502.40</text:p>
          </table:table-cell>
          <table:table-cell office:value-type="float" office:value="9500.01" calcext:value-type="float">
            <text:p>9,500.0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12.63" calcext:value-type="float">
            <text:p>9,512.63</text:p>
          </table:table-cell>
          <table:table-cell office:value-type="float" office:value="9504.76" calcext:value-type="float">
            <text:p>9,504.76</text:p>
          </table:table-cell>
          <table:table-cell office:value-type="float" office:value="9502.37" calcext:value-type="float">
            <text:p>9,502.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14.98" calcext:value-type="float">
            <text:p>9,514.98</text:p>
          </table:table-cell>
          <table:table-cell office:value-type="float" office:value="9507.11" calcext:value-type="float">
            <text:p>9,507.11</text:p>
          </table:table-cell>
          <table:table-cell office:value-type="float" office:value="9504.73" calcext:value-type="float">
            <text:p>9,504.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17.32" calcext:value-type="float">
            <text:p>9,517.32</text:p>
          </table:table-cell>
          <table:table-cell office:value-type="float" office:value="9509.47" calcext:value-type="float">
            <text:p>9,509.47</text:p>
          </table:table-cell>
          <table:table-cell office:value-type="float" office:value="9507.08" calcext:value-type="float">
            <text:p>9,507.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19.68" calcext:value-type="float">
            <text:p>9,519.68</text:p>
          </table:table-cell>
          <table:table-cell office:value-type="float" office:value="9511.82" calcext:value-type="float">
            <text:p>9,511.82</text:p>
          </table:table-cell>
          <table:table-cell office:value-type="float" office:value="9509.44" calcext:value-type="float">
            <text:p>9,509.4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22.02" calcext:value-type="float">
            <text:p>9,522.02</text:p>
          </table:table-cell>
          <table:table-cell office:value-type="float" office:value="9514.18" calcext:value-type="float">
            <text:p>9,514.18</text:p>
          </table:table-cell>
          <table:table-cell office:value-type="float" office:value="9511.79" calcext:value-type="float">
            <text:p>9,511.7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24.37" calcext:value-type="float">
            <text:p>9,524.37</text:p>
          </table:table-cell>
          <table:table-cell office:value-type="float" office:value="9516.53" calcext:value-type="float">
            <text:p>9,516.53</text:p>
          </table:table-cell>
          <table:table-cell office:value-type="float" office:value="9514.15" calcext:value-type="float">
            <text:p>9,514.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26.72" calcext:value-type="float">
            <text:p>9,526.72</text:p>
          </table:table-cell>
          <table:table-cell office:value-type="float" office:value="9518.9" calcext:value-type="float">
            <text:p>9,518.90</text:p>
          </table:table-cell>
          <table:table-cell office:value-type="float" office:value="9516.5" calcext:value-type="float">
            <text:p>9,516.5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5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29.07" calcext:value-type="float">
            <text:p>9,529.07</text:p>
          </table:table-cell>
          <table:table-cell office:value-type="float" office:value="9521.26" calcext:value-type="float">
            <text:p>9,521.26</text:p>
          </table:table-cell>
          <table:table-cell office:value-type="float" office:value="9518.86" calcext:value-type="float">
            <text:p>9,518.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31.42" calcext:value-type="float">
            <text:p>9,531.42</text:p>
          </table:table-cell>
          <table:table-cell office:value-type="float" office:value="9523.61" calcext:value-type="float">
            <text:p>9,523.61</text:p>
          </table:table-cell>
          <table:table-cell office:value-type="float" office:value="9521.22" calcext:value-type="float">
            <text:p>9,521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33.77" calcext:value-type="float">
            <text:p>9,533.77</text:p>
          </table:table-cell>
          <table:table-cell office:value-type="float" office:value="9525.98" calcext:value-type="float">
            <text:p>9,525.98</text:p>
          </table:table-cell>
          <table:table-cell office:value-type="float" office:value="9523.58" calcext:value-type="float">
            <text:p>9,523.5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36.11" calcext:value-type="float">
            <text:p>9,536.11</text:p>
          </table:table-cell>
          <table:table-cell office:value-type="float" office:value="9528.33" calcext:value-type="float">
            <text:p>9,528.33</text:p>
          </table:table-cell>
          <table:table-cell office:value-type="float" office:value="9525.94" calcext:value-type="float">
            <text:p>9,525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38.47" calcext:value-type="float">
            <text:p>9,538.47</text:p>
          </table:table-cell>
          <table:table-cell office:value-type="float" office:value="9530.7" calcext:value-type="float">
            <text:p>9,530.70</text:p>
          </table:table-cell>
          <table:table-cell office:value-type="float" office:value="9528.3" calcext:value-type="float">
            <text:p>9,528.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40.82" calcext:value-type="float">
            <text:p>9,540.82</text:p>
          </table:table-cell>
          <table:table-cell office:value-type="float" office:value="9533.06" calcext:value-type="float">
            <text:p>9,533.06</text:p>
          </table:table-cell>
          <table:table-cell office:value-type="float" office:value="9530.66" calcext:value-type="float">
            <text:p>9,530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43.18" calcext:value-type="float">
            <text:p>9,543.18</text:p>
          </table:table-cell>
          <table:table-cell office:value-type="float" office:value="9535.42" calcext:value-type="float">
            <text:p>9,535.42</text:p>
          </table:table-cell>
          <table:table-cell office:value-type="float" office:value="9533.03" calcext:value-type="float">
            <text:p>9,533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45.53" calcext:value-type="float">
            <text:p>9,545.53</text:p>
          </table:table-cell>
          <table:table-cell office:value-type="float" office:value="9537.79" calcext:value-type="float">
            <text:p>9,537.79</text:p>
          </table:table-cell>
          <table:table-cell office:value-type="float" office:value="9535.38" calcext:value-type="float">
            <text:p>9,535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47.88" calcext:value-type="float">
            <text:p>9,547.88</text:p>
          </table:table-cell>
          <table:table-cell office:value-type="float" office:value="9540.14" calcext:value-type="float">
            <text:p>9,540.14</text:p>
          </table:table-cell>
          <table:table-cell office:value-type="float" office:value="9537.75" calcext:value-type="float">
            <text:p>9,537.7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50.24" calcext:value-type="float">
            <text:p>9,550.24</text:p>
          </table:table-cell>
          <table:table-cell office:value-type="float" office:value="9542.51" calcext:value-type="float">
            <text:p>9,542.51</text:p>
          </table:table-cell>
          <table:table-cell office:value-type="float" office:value="9540.11" calcext:value-type="float">
            <text:p>9,540.1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52.59" calcext:value-type="float">
            <text:p>9,552.59</text:p>
          </table:table-cell>
          <table:table-cell office:value-type="float" office:value="9544.88" calcext:value-type="float">
            <text:p>9,544.88</text:p>
          </table:table-cell>
          <table:table-cell office:value-type="float" office:value="9542.48" calcext:value-type="float">
            <text:p>9,542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54.95" calcext:value-type="float">
            <text:p>9,554.95</text:p>
          </table:table-cell>
          <table:table-cell office:value-type="float" office:value="9547.24" calcext:value-type="float">
            <text:p>9,547.24</text:p>
          </table:table-cell>
          <table:table-cell office:value-type="float" office:value="9544.84" calcext:value-type="float">
            <text:p>9,544.8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57.3" calcext:value-type="float">
            <text:p>9,557.30</text:p>
          </table:table-cell>
          <table:table-cell office:value-type="float" office:value="9549.61" calcext:value-type="float">
            <text:p>9,549.61</text:p>
          </table:table-cell>
          <table:table-cell office:value-type="float" office:value="9547.2" calcext:value-type="float">
            <text:p>9,547.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59.66" calcext:value-type="float">
            <text:p>9,559.66</text:p>
          </table:table-cell>
          <table:table-cell office:value-type="float" office:value="9551.97" calcext:value-type="float">
            <text:p>9,551.97</text:p>
          </table:table-cell>
          <table:table-cell office:value-type="float" office:value="9549.57" calcext:value-type="float">
            <text:p>9,549.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62.02" calcext:value-type="float">
            <text:p>9,562.02</text:p>
          </table:table-cell>
          <table:table-cell office:value-type="float" office:value="9554.34" calcext:value-type="float">
            <text:p>9,554.34</text:p>
          </table:table-cell>
          <table:table-cell office:value-type="float" office:value="9551.93" calcext:value-type="float">
            <text:p>9,551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64.37" calcext:value-type="float">
            <text:p>9,564.37</text:p>
          </table:table-cell>
          <table:table-cell office:value-type="float" office:value="9556.7" calcext:value-type="float">
            <text:p>9,556.70</text:p>
          </table:table-cell>
          <table:table-cell office:value-type="float" office:value="9554.3" calcext:value-type="float">
            <text:p>9,554.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66.73" calcext:value-type="float">
            <text:p>9,566.73</text:p>
          </table:table-cell>
          <table:table-cell office:value-type="float" office:value="9559.07" calcext:value-type="float">
            <text:p>9,559.07</text:p>
          </table:table-cell>
          <table:table-cell office:value-type="float" office:value="9556.67" calcext:value-type="float">
            <text:p>9,556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69.09" calcext:value-type="float">
            <text:p>9,569.09</text:p>
          </table:table-cell>
          <table:table-cell office:value-type="float" office:value="9561.45" calcext:value-type="float">
            <text:p>9,561.45</text:p>
          </table:table-cell>
          <table:table-cell office:value-type="float" office:value="9559.04" calcext:value-type="float">
            <text:p>9,559.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71.45" calcext:value-type="float">
            <text:p>9,571.45</text:p>
          </table:table-cell>
          <table:table-cell office:value-type="float" office:value="9563.81" calcext:value-type="float">
            <text:p>9,563.81</text:p>
          </table:table-cell>
          <table:table-cell office:value-type="float" office:value="9561.41" calcext:value-type="float">
            <text:p>9,561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73.82" calcext:value-type="float">
            <text:p>9,573.82</text:p>
          </table:table-cell>
          <table:table-cell office:value-type="float" office:value="9566.18" calcext:value-type="float">
            <text:p>9,566.18</text:p>
          </table:table-cell>
          <table:table-cell office:value-type="float" office:value="9563.77" calcext:value-type="float">
            <text:p>9,563.7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76.17" calcext:value-type="float">
            <text:p>9,576.17</text:p>
          </table:table-cell>
          <table:table-cell office:value-type="float" office:value="9568.55" calcext:value-type="float">
            <text:p>9,568.55</text:p>
          </table:table-cell>
          <table:table-cell office:value-type="float" office:value="9566.15" calcext:value-type="float">
            <text:p>9,566.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6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78.53" calcext:value-type="float">
            <text:p>9,578.53</text:p>
          </table:table-cell>
          <table:table-cell office:value-type="float" office:value="9570.92" calcext:value-type="float">
            <text:p>9,570.92</text:p>
          </table:table-cell>
          <table:table-cell office:value-type="float" office:value="9568.51" calcext:value-type="float">
            <text:p>9,568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80.9" calcext:value-type="float">
            <text:p>9,580.90</text:p>
          </table:table-cell>
          <table:table-cell office:value-type="float" office:value="9573.3" calcext:value-type="float">
            <text:p>9,573.30</text:p>
          </table:table-cell>
          <table:table-cell office:value-type="float" office:value="9570.89" calcext:value-type="float">
            <text:p>9,570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83.26" calcext:value-type="float">
            <text:p>9,583.26</text:p>
          </table:table-cell>
          <table:table-cell office:value-type="float" office:value="9575.67" calcext:value-type="float">
            <text:p>9,575.67</text:p>
          </table:table-cell>
          <table:table-cell office:value-type="float" office:value="9573.26" calcext:value-type="float">
            <text:p>9,573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85.63" calcext:value-type="float">
            <text:p>9,585.63</text:p>
          </table:table-cell>
          <table:table-cell office:value-type="float" office:value="9578.04" calcext:value-type="float">
            <text:p>9,578.04</text:p>
          </table:table-cell>
          <table:table-cell office:value-type="float" office:value="9575.63" calcext:value-type="float">
            <text:p>9,575.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87.99" calcext:value-type="float">
            <text:p>9,587.99</text:p>
          </table:table-cell>
          <table:table-cell office:value-type="float" office:value="9580.41" calcext:value-type="float">
            <text:p>9,580.41</text:p>
          </table:table-cell>
          <table:table-cell office:value-type="float" office:value="9578.01" calcext:value-type="float">
            <text:p>9,578.0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92.75" calcext:value-type="float">
            <text:p>9,592.75</text:p>
          </table:table-cell>
          <table:table-cell office:value-type="float" office:value="9585.19" calcext:value-type="float">
            <text:p>9,585.19</text:p>
          </table:table-cell>
          <table:table-cell office:value-type="float" office:value="9580.37" calcext:value-type="float">
            <text:p>9,580.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95.08" calcext:value-type="float">
            <text:p>9,595.08</text:p>
          </table:table-cell>
          <table:table-cell office:value-type="float" office:value="9587.54" calcext:value-type="float">
            <text:p>9,587.54</text:p>
          </table:table-cell>
          <table:table-cell office:value-type="float" office:value="9585.12" calcext:value-type="float">
            <text:p>9,585.1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97.45" calcext:value-type="float">
            <text:p>9,597.45</text:p>
          </table:table-cell>
          <table:table-cell office:value-type="float" office:value="9589.92" calcext:value-type="float">
            <text:p>9,589.92</text:p>
          </table:table-cell>
          <table:table-cell office:value-type="float" office:value="9587.5" calcext:value-type="float">
            <text:p>9,587.5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599.81" calcext:value-type="float">
            <text:p>9,599.81</text:p>
          </table:table-cell>
          <table:table-cell office:value-type="float" office:value="9592.29" calcext:value-type="float">
            <text:p>9,592.29</text:p>
          </table:table-cell>
          <table:table-cell office:value-type="float" office:value="9589.88" calcext:value-type="float">
            <text:p>9,589.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02.18" calcext:value-type="float">
            <text:p>9,602.18</text:p>
          </table:table-cell>
          <table:table-cell office:value-type="float" office:value="9594.67" calcext:value-type="float">
            <text:p>9,594.67</text:p>
          </table:table-cell>
          <table:table-cell office:value-type="float" office:value="9592.25" calcext:value-type="float">
            <text:p>9,592.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04.55" calcext:value-type="float">
            <text:p>9,604.55</text:p>
          </table:table-cell>
          <table:table-cell office:value-type="float" office:value="9597.04" calcext:value-type="float">
            <text:p>9,597.04</text:p>
          </table:table-cell>
          <table:table-cell office:value-type="float" office:value="9594.63" calcext:value-type="float">
            <text:p>9,594.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06.92" calcext:value-type="float">
            <text:p>9,606.92</text:p>
          </table:table-cell>
          <table:table-cell office:value-type="float" office:value="9599.42" calcext:value-type="float">
            <text:p>9,599.42</text:p>
          </table:table-cell>
          <table:table-cell office:value-type="float" office:value="9597" calcext:value-type="float">
            <text:p>9,597.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09.29" calcext:value-type="float">
            <text:p>9,609.29</text:p>
          </table:table-cell>
          <table:table-cell office:value-type="float" office:value="9601.8" calcext:value-type="float">
            <text:p>9,601.80</text:p>
          </table:table-cell>
          <table:table-cell office:value-type="float" office:value="9599.38" calcext:value-type="float">
            <text:p>9,599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11.66" calcext:value-type="float">
            <text:p>9,611.66</text:p>
          </table:table-cell>
          <table:table-cell office:value-type="float" office:value="9604.18" calcext:value-type="float">
            <text:p>9,604.18</text:p>
          </table:table-cell>
          <table:table-cell office:value-type="float" office:value="9601.77" calcext:value-type="float">
            <text:p>9,601.7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14.02" calcext:value-type="float">
            <text:p>9,614.02</text:p>
          </table:table-cell>
          <table:table-cell office:value-type="float" office:value="9606.56" calcext:value-type="float">
            <text:p>9,606.56</text:p>
          </table:table-cell>
          <table:table-cell office:value-type="float" office:value="9604.14" calcext:value-type="float">
            <text:p>9,604.1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16.4" calcext:value-type="float">
            <text:p>9,616.40</text:p>
          </table:table-cell>
          <table:table-cell office:value-type="float" office:value="9608.94" calcext:value-type="float">
            <text:p>9,608.94</text:p>
          </table:table-cell>
          <table:table-cell office:value-type="float" office:value="9606.52" calcext:value-type="float">
            <text:p>9,606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18.77" calcext:value-type="float">
            <text:p>9,618.77</text:p>
          </table:table-cell>
          <table:table-cell office:value-type="float" office:value="9611.32" calcext:value-type="float">
            <text:p>9,611.32</text:p>
          </table:table-cell>
          <table:table-cell office:value-type="float" office:value="9608.9" calcext:value-type="float">
            <text:p>9,608.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21.15" calcext:value-type="float">
            <text:p>9,621.15</text:p>
          </table:table-cell>
          <table:table-cell office:value-type="float" office:value="9613.7" calcext:value-type="float">
            <text:p>9,613.70</text:p>
          </table:table-cell>
          <table:table-cell office:value-type="float" office:value="9611.28" calcext:value-type="float">
            <text:p>9,611.2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23.51" calcext:value-type="float">
            <text:p>9,623.51</text:p>
          </table:table-cell>
          <table:table-cell office:value-type="float" office:value="9616.08" calcext:value-type="float">
            <text:p>9,616.08</text:p>
          </table:table-cell>
          <table:table-cell office:value-type="float" office:value="9613.66" calcext:value-type="float">
            <text:p>9,613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25.88" calcext:value-type="float">
            <text:p>9,625.88</text:p>
          </table:table-cell>
          <table:table-cell office:value-type="float" office:value="9618.47" calcext:value-type="float">
            <text:p>9,618.47</text:p>
          </table:table-cell>
          <table:table-cell office:value-type="float" office:value="9616.05" calcext:value-type="float">
            <text:p>9,616.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28.26" calcext:value-type="float">
            <text:p>9,628.26</text:p>
          </table:table-cell>
          <table:table-cell office:value-type="float" office:value="9620.85" calcext:value-type="float">
            <text:p>9,620.85</text:p>
          </table:table-cell>
          <table:table-cell office:value-type="float" office:value="9618.43" calcext:value-type="float">
            <text:p>9,618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7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30.63" calcext:value-type="float">
            <text:p>9,630.63</text:p>
          </table:table-cell>
          <table:table-cell office:value-type="float" office:value="9623.23" calcext:value-type="float">
            <text:p>9,623.23</text:p>
          </table:table-cell>
          <table:table-cell office:value-type="float" office:value="9620.81" calcext:value-type="float">
            <text:p>9,620.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33.01" calcext:value-type="float">
            <text:p>9,633.01</text:p>
          </table:table-cell>
          <table:table-cell office:value-type="float" office:value="9625.61" calcext:value-type="float">
            <text:p>9,625.61</text:p>
          </table:table-cell>
          <table:table-cell office:value-type="float" office:value="9623.2" calcext:value-type="float">
            <text:p>9,623.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35.39" calcext:value-type="float">
            <text:p>9,635.39</text:p>
          </table:table-cell>
          <table:table-cell office:value-type="float" office:value="9628" calcext:value-type="float">
            <text:p>9,628.00</text:p>
          </table:table-cell>
          <table:table-cell office:value-type="float" office:value="9625.58" calcext:value-type="float">
            <text:p>9,625.5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37.76" calcext:value-type="float">
            <text:p>9,637.76</text:p>
          </table:table-cell>
          <table:table-cell office:value-type="float" office:value="9630.39" calcext:value-type="float">
            <text:p>9,630.39</text:p>
          </table:table-cell>
          <table:table-cell office:value-type="float" office:value="9627.97" calcext:value-type="float">
            <text:p>9,627.9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40.14" calcext:value-type="float">
            <text:p>9,640.14</text:p>
          </table:table-cell>
          <table:table-cell office:value-type="float" office:value="9632.77" calcext:value-type="float">
            <text:p>9,632.77</text:p>
          </table:table-cell>
          <table:table-cell office:value-type="float" office:value="9630.36" calcext:value-type="float">
            <text:p>9,630.3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42.51" calcext:value-type="float">
            <text:p>9,642.51</text:p>
          </table:table-cell>
          <table:table-cell office:value-type="float" office:value="9635.16" calcext:value-type="float">
            <text:p>9,635.16</text:p>
          </table:table-cell>
          <table:table-cell office:value-type="float" office:value="9632.74" calcext:value-type="float">
            <text:p>9,632.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44.9" calcext:value-type="float">
            <text:p>9,644.90</text:p>
          </table:table-cell>
          <table:table-cell office:value-type="float" office:value="9637.55" calcext:value-type="float">
            <text:p>9,637.55</text:p>
          </table:table-cell>
          <table:table-cell office:value-type="float" office:value="9635.13" calcext:value-type="float">
            <text:p>9,635.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47.27" calcext:value-type="float">
            <text:p>9,647.27</text:p>
          </table:table-cell>
          <table:table-cell office:value-type="float" office:value="9639.94" calcext:value-type="float">
            <text:p>9,639.94</text:p>
          </table:table-cell>
          <table:table-cell office:value-type="float" office:value="9637.51" calcext:value-type="float">
            <text:p>9,637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49.65" calcext:value-type="float">
            <text:p>9,649.65</text:p>
          </table:table-cell>
          <table:table-cell office:value-type="float" office:value="9642.33" calcext:value-type="float">
            <text:p>9,642.33</text:p>
          </table:table-cell>
          <table:table-cell office:value-type="float" office:value="9639.9" calcext:value-type="float">
            <text:p>9,639.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52.03" calcext:value-type="float">
            <text:p>9,652.03</text:p>
          </table:table-cell>
          <table:table-cell office:value-type="float" office:value="9644.71" calcext:value-type="float">
            <text:p>9,644.71</text:p>
          </table:table-cell>
          <table:table-cell office:value-type="float" office:value="9642.29" calcext:value-type="float">
            <text:p>9,642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54.41" calcext:value-type="float">
            <text:p>9,654.41</text:p>
          </table:table-cell>
          <table:table-cell office:value-type="float" office:value="9647.11" calcext:value-type="float">
            <text:p>9,647.11</text:p>
          </table:table-cell>
          <table:table-cell office:value-type="float" office:value="9644.68" calcext:value-type="float">
            <text:p>9,644.6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56.8" calcext:value-type="float">
            <text:p>9,656.80</text:p>
          </table:table-cell>
          <table:table-cell office:value-type="float" office:value="9649.49" calcext:value-type="float">
            <text:p>9,649.49</text:p>
          </table:table-cell>
          <table:table-cell office:value-type="float" office:value="9647.07" calcext:value-type="float">
            <text:p>9,647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59.17" calcext:value-type="float">
            <text:p>9,659.17</text:p>
          </table:table-cell>
          <table:table-cell office:value-type="float" office:value="9651.89" calcext:value-type="float">
            <text:p>9,651.89</text:p>
          </table:table-cell>
          <table:table-cell office:value-type="float" office:value="9649.46" calcext:value-type="float">
            <text:p>9,649.4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61.55" calcext:value-type="float">
            <text:p>9,661.55</text:p>
          </table:table-cell>
          <table:table-cell office:value-type="float" office:value="9654.27" calcext:value-type="float">
            <text:p>9,654.27</text:p>
          </table:table-cell>
          <table:table-cell office:value-type="float" office:value="9651.85" calcext:value-type="float">
            <text:p>9,651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63.94" calcext:value-type="float">
            <text:p>9,663.94</text:p>
          </table:table-cell>
          <table:table-cell office:value-type="float" office:value="9656.67" calcext:value-type="float">
            <text:p>9,656.67</text:p>
          </table:table-cell>
          <table:table-cell office:value-type="float" office:value="9654.24" calcext:value-type="float">
            <text:p>9,654.2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66.32" calcext:value-type="float">
            <text:p>9,666.32</text:p>
          </table:table-cell>
          <table:table-cell office:value-type="float" office:value="9659.07" calcext:value-type="float">
            <text:p>9,659.07</text:p>
          </table:table-cell>
          <table:table-cell office:value-type="float" office:value="9656.63" calcext:value-type="float">
            <text:p>9,656.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68.71" calcext:value-type="float">
            <text:p>9,668.71</text:p>
          </table:table-cell>
          <table:table-cell office:value-type="float" office:value="9661.45" calcext:value-type="float">
            <text:p>9,661.45</text:p>
          </table:table-cell>
          <table:table-cell office:value-type="float" office:value="9659.03" calcext:value-type="float">
            <text:p>9,659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71.09" calcext:value-type="float">
            <text:p>9,671.09</text:p>
          </table:table-cell>
          <table:table-cell office:value-type="float" office:value="9663.85" calcext:value-type="float">
            <text:p>9,663.85</text:p>
          </table:table-cell>
          <table:table-cell office:value-type="float" office:value="9661.42" calcext:value-type="float">
            <text:p>9,661.4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73.47" calcext:value-type="float">
            <text:p>9,673.47</text:p>
          </table:table-cell>
          <table:table-cell office:value-type="float" office:value="9666.24" calcext:value-type="float">
            <text:p>9,666.24</text:p>
          </table:table-cell>
          <table:table-cell office:value-type="float" office:value="9663.82" calcext:value-type="float">
            <text:p>9,663.8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75.86" calcext:value-type="float">
            <text:p>9,675.86</text:p>
          </table:table-cell>
          <table:table-cell office:value-type="float" office:value="9668.64" calcext:value-type="float">
            <text:p>9,668.64</text:p>
          </table:table-cell>
          <table:table-cell office:value-type="float" office:value="9666.21" calcext:value-type="float">
            <text:p>9,666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78.24" calcext:value-type="float">
            <text:p>9,678.24</text:p>
          </table:table-cell>
          <table:table-cell office:value-type="float" office:value="9671.04" calcext:value-type="float">
            <text:p>9,671.04</text:p>
          </table:table-cell>
          <table:table-cell office:value-type="float" office:value="9668.6" calcext:value-type="float">
            <text:p>9,668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80.64" calcext:value-type="float">
            <text:p>9,680.64</text:p>
          </table:table-cell>
          <table:table-cell office:value-type="float" office:value="9673.43" calcext:value-type="float">
            <text:p>9,673.43</text:p>
          </table:table-cell>
          <table:table-cell office:value-type="float" office:value="9671" calcext:value-type="float">
            <text:p>9,671.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83.02" calcext:value-type="float">
            <text:p>9,683.02</text:p>
          </table:table-cell>
          <table:table-cell office:value-type="float" office:value="9675.83" calcext:value-type="float">
            <text:p>9,675.83</text:p>
          </table:table-cell>
          <table:table-cell office:value-type="float" office:value="9673.4" calcext:value-type="float">
            <text:p>9,673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8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85.4" calcext:value-type="float">
            <text:p>9,685.40</text:p>
          </table:table-cell>
          <table:table-cell office:value-type="float" office:value="9678.22" calcext:value-type="float">
            <text:p>9,678.22</text:p>
          </table:table-cell>
          <table:table-cell office:value-type="float" office:value="9675.8" calcext:value-type="float">
            <text:p>9,675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87.8" calcext:value-type="float">
            <text:p>9,687.80</text:p>
          </table:table-cell>
          <table:table-cell office:value-type="float" office:value="9680.63" calcext:value-type="float">
            <text:p>9,680.63</text:p>
          </table:table-cell>
          <table:table-cell office:value-type="float" office:value="9678.19" calcext:value-type="float">
            <text:p>9,678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90.18" calcext:value-type="float">
            <text:p>9,690.18</text:p>
          </table:table-cell>
          <table:table-cell office:value-type="float" office:value="9683.02" calcext:value-type="float">
            <text:p>9,683.02</text:p>
          </table:table-cell>
          <table:table-cell office:value-type="float" office:value="9680.59" calcext:value-type="float">
            <text:p>9,680.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92.58" calcext:value-type="float">
            <text:p>9,692.58</text:p>
          </table:table-cell>
          <table:table-cell office:value-type="float" office:value="9685.42" calcext:value-type="float">
            <text:p>9,685.42</text:p>
          </table:table-cell>
          <table:table-cell office:value-type="float" office:value="9682.98" calcext:value-type="float">
            <text:p>9,682.9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94.96" calcext:value-type="float">
            <text:p>9,694.96</text:p>
          </table:table-cell>
          <table:table-cell office:value-type="float" office:value="9687.83" calcext:value-type="float">
            <text:p>9,687.83</text:p>
          </table:table-cell>
          <table:table-cell office:value-type="float" office:value="9685.39" calcext:value-type="float">
            <text:p>9,685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97.35" calcext:value-type="float">
            <text:p>9,697.35</text:p>
          </table:table-cell>
          <table:table-cell office:value-type="float" office:value="9690.22" calcext:value-type="float">
            <text:p>9,690.22</text:p>
          </table:table-cell>
          <table:table-cell office:value-type="float" office:value="9687.79" calcext:value-type="float">
            <text:p>9,687.7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699.75" calcext:value-type="float">
            <text:p>9,699.75</text:p>
          </table:table-cell>
          <table:table-cell office:value-type="float" office:value="9692.63" calcext:value-type="float">
            <text:p>9,692.63</text:p>
          </table:table-cell>
          <table:table-cell office:value-type="float" office:value="9690.19" calcext:value-type="float">
            <text:p>9,690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02.14" calcext:value-type="float">
            <text:p>9,702.14</text:p>
          </table:table-cell>
          <table:table-cell office:value-type="float" office:value="9695.02" calcext:value-type="float">
            <text:p>9,695.02</text:p>
          </table:table-cell>
          <table:table-cell office:value-type="float" office:value="9692.59" calcext:value-type="float">
            <text:p>9,692.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04.52" calcext:value-type="float">
            <text:p>9,704.52</text:p>
          </table:table-cell>
          <table:table-cell office:value-type="float" office:value="9697.43" calcext:value-type="float">
            <text:p>9,697.43</text:p>
          </table:table-cell>
          <table:table-cell office:value-type="float" office:value="9694.99" calcext:value-type="float">
            <text:p>9,694.9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06.92" calcext:value-type="float">
            <text:p>9,706.92</text:p>
          </table:table-cell>
          <table:table-cell office:value-type="float" office:value="9699.84" calcext:value-type="float">
            <text:p>9,699.84</text:p>
          </table:table-cell>
          <table:table-cell office:value-type="float" office:value="9697.39" calcext:value-type="float">
            <text:p>9,697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09.31" calcext:value-type="float">
            <text:p>9,709.31</text:p>
          </table:table-cell>
          <table:table-cell office:value-type="float" office:value="9702.23" calcext:value-type="float">
            <text:p>9,702.23</text:p>
          </table:table-cell>
          <table:table-cell office:value-type="float" office:value="9699.8" calcext:value-type="float">
            <text:p>9,699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11.71" calcext:value-type="float">
            <text:p>9,711.71</text:p>
          </table:table-cell>
          <table:table-cell office:value-type="float" office:value="9704.64" calcext:value-type="float">
            <text:p>9,704.64</text:p>
          </table:table-cell>
          <table:table-cell office:value-type="float" office:value="9702.2" calcext:value-type="float">
            <text:p>9,702.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14.1" calcext:value-type="float">
            <text:p>9,714.10</text:p>
          </table:table-cell>
          <table:table-cell office:value-type="float" office:value="9707.04" calcext:value-type="float">
            <text:p>9,707.04</text:p>
          </table:table-cell>
          <table:table-cell office:value-type="float" office:value="9704.61" calcext:value-type="float">
            <text:p>9,704.6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16.5" calcext:value-type="float">
            <text:p>9,716.50</text:p>
          </table:table-cell>
          <table:table-cell office:value-type="float" office:value="9709.45" calcext:value-type="float">
            <text:p>9,709.45</text:p>
          </table:table-cell>
          <table:table-cell office:value-type="float" office:value="9707" calcext:value-type="float">
            <text:p>9,707.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18.9" calcext:value-type="float">
            <text:p>9,718.90</text:p>
          </table:table-cell>
          <table:table-cell office:value-type="float" office:value="9711.85" calcext:value-type="float">
            <text:p>9,711.85</text:p>
          </table:table-cell>
          <table:table-cell office:value-type="float" office:value="9709.41" calcext:value-type="float">
            <text:p>9,709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21.29" calcext:value-type="float">
            <text:p>9,721.29</text:p>
          </table:table-cell>
          <table:table-cell office:value-type="float" office:value="9714.26" calcext:value-type="float">
            <text:p>9,714.26</text:p>
          </table:table-cell>
          <table:table-cell office:value-type="float" office:value="9711.81" calcext:value-type="float">
            <text:p>9,711.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23.69" calcext:value-type="float">
            <text:p>9,723.69</text:p>
          </table:table-cell>
          <table:table-cell office:value-type="float" office:value="9716.67" calcext:value-type="float">
            <text:p>9,716.67</text:p>
          </table:table-cell>
          <table:table-cell office:value-type="float" office:value="9714.22" calcext:value-type="float">
            <text:p>9,714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26.09" calcext:value-type="float">
            <text:p>9,726.09</text:p>
          </table:table-cell>
          <table:table-cell office:value-type="float" office:value="9719.07" calcext:value-type="float">
            <text:p>9,719.07</text:p>
          </table:table-cell>
          <table:table-cell office:value-type="float" office:value="9716.64" calcext:value-type="float">
            <text:p>9,716.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28.48" calcext:value-type="float">
            <text:p>9,728.48</text:p>
          </table:table-cell>
          <table:table-cell office:value-type="float" office:value="9721.49" calcext:value-type="float">
            <text:p>9,721.49</text:p>
          </table:table-cell>
          <table:table-cell office:value-type="float" office:value="9719.04" calcext:value-type="float">
            <text:p>9,719.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9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30.89" calcext:value-type="float">
            <text:p>9,730.89</text:p>
          </table:table-cell>
          <table:table-cell office:value-type="float" office:value="9723.89" calcext:value-type="float">
            <text:p>9,723.89</text:p>
          </table:table-cell>
          <table:table-cell office:value-type="float" office:value="9721.45" calcext:value-type="float">
            <text:p>9,721.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33.28" calcext:value-type="float">
            <text:p>9,733.28</text:p>
          </table:table-cell>
          <table:table-cell office:value-type="float" office:value="9726.3" calcext:value-type="float">
            <text:p>9,726.30</text:p>
          </table:table-cell>
          <table:table-cell office:value-type="float" office:value="9723.85" calcext:value-type="float">
            <text:p>9,723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35.69" calcext:value-type="float">
            <text:p>9,735.69</text:p>
          </table:table-cell>
          <table:table-cell office:value-type="float" office:value="9728.72" calcext:value-type="float">
            <text:p>9,728.72</text:p>
          </table:table-cell>
          <table:table-cell office:value-type="float" office:value="9726.27" calcext:value-type="float">
            <text:p>9,726.2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38.09" calcext:value-type="float">
            <text:p>9,738.09</text:p>
          </table:table-cell>
          <table:table-cell office:value-type="float" office:value="9731.12" calcext:value-type="float">
            <text:p>9,731.12</text:p>
          </table:table-cell>
          <table:table-cell office:value-type="float" office:value="9728.68" calcext:value-type="float">
            <text:p>9,728.6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40.48" calcext:value-type="float">
            <text:p>9,740.48</text:p>
          </table:table-cell>
          <table:table-cell office:value-type="float" office:value="9733.54" calcext:value-type="float">
            <text:p>9,733.54</text:p>
          </table:table-cell>
          <table:table-cell office:value-type="float" office:value="9731.09" calcext:value-type="float">
            <text:p>9,731.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42.89" calcext:value-type="float">
            <text:p>9,742.89</text:p>
          </table:table-cell>
          <table:table-cell office:value-type="float" office:value="9735.94" calcext:value-type="float">
            <text:p>9,735.94</text:p>
          </table:table-cell>
          <table:table-cell office:value-type="float" office:value="9733.5" calcext:value-type="float">
            <text:p>9,733.5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45.29" calcext:value-type="float">
            <text:p>9,745.29</text:p>
          </table:table-cell>
          <table:table-cell office:value-type="float" office:value="9738.36" calcext:value-type="float">
            <text:p>9,738.36</text:p>
          </table:table-cell>
          <table:table-cell office:value-type="float" office:value="9735.91" calcext:value-type="float">
            <text:p>9,735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47.7" calcext:value-type="float">
            <text:p>9,747.70</text:p>
          </table:table-cell>
          <table:table-cell office:value-type="float" office:value="9740.78" calcext:value-type="float">
            <text:p>9,740.78</text:p>
          </table:table-cell>
          <table:table-cell office:value-type="float" office:value="9738.32" calcext:value-type="float">
            <text:p>9,738.3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50.1" calcext:value-type="float">
            <text:p>9,750.10</text:p>
          </table:table-cell>
          <table:table-cell office:value-type="float" office:value="9743.18" calcext:value-type="float">
            <text:p>9,743.18</text:p>
          </table:table-cell>
          <table:table-cell office:value-type="float" office:value="9740.74" calcext:value-type="float">
            <text:p>9,740.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52.5" calcext:value-type="float">
            <text:p>9,752.50</text:p>
          </table:table-cell>
          <table:table-cell office:value-type="float" office:value="9745.6" calcext:value-type="float">
            <text:p>9,745.60</text:p>
          </table:table-cell>
          <table:table-cell office:value-type="float" office:value="9743.15" calcext:value-type="float">
            <text:p>9,743.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54.91" calcext:value-type="float">
            <text:p>9,754.91</text:p>
          </table:table-cell>
          <table:table-cell office:value-type="float" office:value="9748.01" calcext:value-type="float">
            <text:p>9,748.01</text:p>
          </table:table-cell>
          <table:table-cell office:value-type="float" office:value="9745.57" calcext:value-type="float">
            <text:p>9,745.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57.31" calcext:value-type="float">
            <text:p>9,757.31</text:p>
          </table:table-cell>
          <table:table-cell office:value-type="float" office:value="9750.43" calcext:value-type="float">
            <text:p>9,750.43</text:p>
          </table:table-cell>
          <table:table-cell office:value-type="float" office:value="9747.98" calcext:value-type="float">
            <text:p>9,747.9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59.72" calcext:value-type="float">
            <text:p>9,759.72</text:p>
          </table:table-cell>
          <table:table-cell office:value-type="float" office:value="9752.84" calcext:value-type="float">
            <text:p>9,752.84</text:p>
          </table:table-cell>
          <table:table-cell office:value-type="float" office:value="9750.4" calcext:value-type="float">
            <text:p>9,750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62.13" calcext:value-type="float">
            <text:p>9,762.13</text:p>
          </table:table-cell>
          <table:table-cell office:value-type="float" office:value="9755.26" calcext:value-type="float">
            <text:p>9,755.26</text:p>
          </table:table-cell>
          <table:table-cell office:value-type="float" office:value="9752.81" calcext:value-type="float">
            <text:p>9,752.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64.53" calcext:value-type="float">
            <text:p>9,764.53</text:p>
          </table:table-cell>
          <table:table-cell office:value-type="float" office:value="9757.68" calcext:value-type="float">
            <text:p>9,757.68</text:p>
          </table:table-cell>
          <table:table-cell office:value-type="float" office:value="9755.23" calcext:value-type="float">
            <text:p>9,755.2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66.94" calcext:value-type="float">
            <text:p>9,766.94</text:p>
          </table:table-cell>
          <table:table-cell office:value-type="float" office:value="9760.1" calcext:value-type="float">
            <text:p>9,760.10</text:p>
          </table:table-cell>
          <table:table-cell office:value-type="float" office:value="9757.65" calcext:value-type="float">
            <text:p>9,757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69.35" calcext:value-type="float">
            <text:p>9,769.35</text:p>
          </table:table-cell>
          <table:table-cell office:value-type="float" office:value="9762.52" calcext:value-type="float">
            <text:p>9,762.52</text:p>
          </table:table-cell>
          <table:table-cell office:value-type="float" office:value="9760.06" calcext:value-type="float">
            <text:p>9,760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10/2018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9771.76" calcext:value-type="float">
            <text:p>9,771.76</text:p>
          </table:table-cell>
          <table:table-cell office:value-type="float" office:value="9764.93" calcext:value-type="float">
            <text:p>9,764.93</text:p>
          </table:table-cell>
          <table:table-cell office:value-type="float" office:value="9762.48" calcext:value-type="float">
            <text:p>9,762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10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776.45" calcext:value-type="float">
            <text:p>9,776.45</text:p>
          </table:table-cell>
          <table:table-cell office:value-type="float" office:value="9769.62" calcext:value-type="float">
            <text:p>9,769.62</text:p>
          </table:table-cell>
          <table:table-cell office:value-type="float" office:value="9767.17" calcext:value-type="float">
            <text:p>9,767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10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778.85" calcext:value-type="float">
            <text:p>9,778.85</text:p>
          </table:table-cell>
          <table:table-cell office:value-type="float" office:value="9772.04" calcext:value-type="float">
            <text:p>9,772.04</text:p>
          </table:table-cell>
          <table:table-cell office:value-type="float" office:value="9769.59" calcext:value-type="float">
            <text:p>9,769.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10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781.26" calcext:value-type="float">
            <text:p>9,781.26</text:p>
          </table:table-cell>
          <table:table-cell office:value-type="float" office:value="9774.46" calcext:value-type="float">
            <text:p>9,774.46</text:p>
          </table:table-cell>
          <table:table-cell office:value-type="float" office:value="9772" calcext:value-type="float">
            <text:p>9,772.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10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783.67" calcext:value-type="float">
            <text:p>9,783.67</text:p>
          </table:table-cell>
          <table:table-cell office:value-type="float" office:value="9776.88" calcext:value-type="float">
            <text:p>9,776.88</text:p>
          </table:table-cell>
          <table:table-cell office:value-type="float" office:value="9774.43" calcext:value-type="float">
            <text:p>9,774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10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786.08" calcext:value-type="float">
            <text:p>9,786.08</text:p>
          </table:table-cell>
          <table:table-cell office:value-type="float" office:value="9779.3" calcext:value-type="float">
            <text:p>9,779.30</text:p>
          </table:table-cell>
          <table:table-cell office:value-type="float" office:value="9776.84" calcext:value-type="float">
            <text:p>9,776.8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788.49" calcext:value-type="float">
            <text:p>9,788.49</text:p>
          </table:table-cell>
          <table:table-cell office:value-type="float" office:value="9781.71" calcext:value-type="float">
            <text:p>9,781.71</text:p>
          </table:table-cell>
          <table:table-cell office:value-type="float" office:value="9779.26" calcext:value-type="float">
            <text:p>9,779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790.9" calcext:value-type="float">
            <text:p>9,790.90</text:p>
          </table:table-cell>
          <table:table-cell office:value-type="float" office:value="9784.13" calcext:value-type="float">
            <text:p>9,784.13</text:p>
          </table:table-cell>
          <table:table-cell office:value-type="float" office:value="9781.68" calcext:value-type="float">
            <text:p>9,781.6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793.31" calcext:value-type="float">
            <text:p>9,793.31</text:p>
          </table:table-cell>
          <table:table-cell office:value-type="float" office:value="9786.56" calcext:value-type="float">
            <text:p>9,786.56</text:p>
          </table:table-cell>
          <table:table-cell office:value-type="float" office:value="9784.1" calcext:value-type="float">
            <text:p>9,784.1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795.72" calcext:value-type="float">
            <text:p>9,795.72</text:p>
          </table:table-cell>
          <table:table-cell office:value-type="float" office:value="9788.98" calcext:value-type="float">
            <text:p>9,788.98</text:p>
          </table:table-cell>
          <table:table-cell office:value-type="float" office:value="9786.52" calcext:value-type="float">
            <text:p>9,786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798.13" calcext:value-type="float">
            <text:p>9,798.13</text:p>
          </table:table-cell>
          <table:table-cell office:value-type="float" office:value="9791.4" calcext:value-type="float">
            <text:p>9,791.40</text:p>
          </table:table-cell>
          <table:table-cell office:value-type="float" office:value="9788.94" calcext:value-type="float">
            <text:p>9,788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00.54" calcext:value-type="float">
            <text:p>9,800.54</text:p>
          </table:table-cell>
          <table:table-cell office:value-type="float" office:value="9793.82" calcext:value-type="float">
            <text:p>9,793.82</text:p>
          </table:table-cell>
          <table:table-cell office:value-type="float" office:value="9791.36" calcext:value-type="float">
            <text:p>9,791.3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02.96" calcext:value-type="float">
            <text:p>9,802.96</text:p>
          </table:table-cell>
          <table:table-cell office:value-type="float" office:value="9796.24" calcext:value-type="float">
            <text:p>9,796.24</text:p>
          </table:table-cell>
          <table:table-cell office:value-type="float" office:value="9793.78" calcext:value-type="float">
            <text:p>9,793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05.37" calcext:value-type="float">
            <text:p>9,805.37</text:p>
          </table:table-cell>
          <table:table-cell office:value-type="float" office:value="9798.67" calcext:value-type="float">
            <text:p>9,798.67</text:p>
          </table:table-cell>
          <table:table-cell office:value-type="float" office:value="9796.21" calcext:value-type="float">
            <text:p>9,796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07.78" calcext:value-type="float">
            <text:p>9,807.78</text:p>
          </table:table-cell>
          <table:table-cell office:value-type="float" office:value="9801.1" calcext:value-type="float">
            <text:p>9,801.10</text:p>
          </table:table-cell>
          <table:table-cell office:value-type="float" office:value="9798.64" calcext:value-type="float">
            <text:p>9,798.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10.2" calcext:value-type="float">
            <text:p>9,810.20</text:p>
          </table:table-cell>
          <table:table-cell office:value-type="float" office:value="9803.52" calcext:value-type="float">
            <text:p>9,803.52</text:p>
          </table:table-cell>
          <table:table-cell office:value-type="float" office:value="9801.06" calcext:value-type="float">
            <text:p>9,801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15.07" calcext:value-type="float">
            <text:p>9,815.07</text:p>
          </table:table-cell>
          <table:table-cell office:value-type="float" office:value="9808.4" calcext:value-type="float">
            <text:p>9,808.40</text:p>
          </table:table-cell>
          <table:table-cell office:value-type="float" office:value="9803.48" calcext:value-type="float">
            <text:p>9,803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15.03" calcext:value-type="float">
            <text:p>9,815.03</text:p>
          </table:table-cell>
          <table:table-cell office:value-type="float" office:value="9808.37" calcext:value-type="float">
            <text:p>9,808.37</text:p>
          </table:table-cell>
          <table:table-cell office:value-type="float" office:value="9805.91" calcext:value-type="float">
            <text:p>9,805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17.45" calcext:value-type="float">
            <text:p>9,817.45</text:p>
          </table:table-cell>
          <table:table-cell office:value-type="float" office:value="9810.79" calcext:value-type="float">
            <text:p>9,810.79</text:p>
          </table:table-cell>
          <table:table-cell office:value-type="float" office:value="9808.33" calcext:value-type="float">
            <text:p>9,808.3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19.86" calcext:value-type="float">
            <text:p>9,819.86</text:p>
          </table:table-cell>
          <table:table-cell office:value-type="float" office:value="9813.23" calcext:value-type="float">
            <text:p>9,813.23</text:p>
          </table:table-cell>
          <table:table-cell office:value-type="float" office:value="9810.75" calcext:value-type="float">
            <text:p>9,810.7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22.28" calcext:value-type="float">
            <text:p>9,822.28</text:p>
          </table:table-cell>
          <table:table-cell office:value-type="float" office:value="9815.65" calcext:value-type="float">
            <text:p>9,815.65</text:p>
          </table:table-cell>
          <table:table-cell office:value-type="float" office:value="9813.19" calcext:value-type="float">
            <text:p>9,813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24.7" calcext:value-type="float">
            <text:p>9,824.70</text:p>
          </table:table-cell>
          <table:table-cell office:value-type="float" office:value="9818.08" calcext:value-type="float">
            <text:p>9,818.08</text:p>
          </table:table-cell>
          <table:table-cell office:value-type="float" office:value="9815.61" calcext:value-type="float">
            <text:p>9,815.6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27.12" calcext:value-type="float">
            <text:p>9,827.12</text:p>
          </table:table-cell>
          <table:table-cell office:value-type="float" office:value="9820.5" calcext:value-type="float">
            <text:p>9,820.50</text:p>
          </table:table-cell>
          <table:table-cell office:value-type="float" office:value="9818.04" calcext:value-type="float">
            <text:p>9,818.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29.54" calcext:value-type="float">
            <text:p>9,829.54</text:p>
          </table:table-cell>
          <table:table-cell office:value-type="float" office:value="9822.93" calcext:value-type="float">
            <text:p>9,822.93</text:p>
          </table:table-cell>
          <table:table-cell office:value-type="float" office:value="9820.47" calcext:value-type="float">
            <text:p>9,820.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31.96" calcext:value-type="float">
            <text:p>9,831.96</text:p>
          </table:table-cell>
          <table:table-cell office:value-type="float" office:value="9825.37" calcext:value-type="float">
            <text:p>9,825.37</text:p>
          </table:table-cell>
          <table:table-cell office:value-type="float" office:value="9822.9" calcext:value-type="float">
            <text:p>9,822.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11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34.38" calcext:value-type="float">
            <text:p>9,834.38</text:p>
          </table:table-cell>
          <table:table-cell office:value-type="float" office:value="9827.8" calcext:value-type="float">
            <text:p>9,827.80</text:p>
          </table:table-cell>
          <table:table-cell office:value-type="float" office:value="9825.33" calcext:value-type="float">
            <text:p>9,825.3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36.8" calcext:value-type="float">
            <text:p>9,836.80</text:p>
          </table:table-cell>
          <table:table-cell office:value-type="float" office:value="9830.23" calcext:value-type="float">
            <text:p>9,830.23</text:p>
          </table:table-cell>
          <table:table-cell office:value-type="float" office:value="9827.76" calcext:value-type="float">
            <text:p>9,827.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39.22" calcext:value-type="float">
            <text:p>9,839.22</text:p>
          </table:table-cell>
          <table:table-cell office:value-type="float" office:value="9832.66" calcext:value-type="float">
            <text:p>9,832.66</text:p>
          </table:table-cell>
          <table:table-cell office:value-type="float" office:value="9830.19" calcext:value-type="float">
            <text:p>9,830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41.64" calcext:value-type="float">
            <text:p>9,841.64</text:p>
          </table:table-cell>
          <table:table-cell office:value-type="float" office:value="9835.09" calcext:value-type="float">
            <text:p>9,835.09</text:p>
          </table:table-cell>
          <table:table-cell office:value-type="float" office:value="9832.62" calcext:value-type="float">
            <text:p>9,832.6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44.07" calcext:value-type="float">
            <text:p>9,844.07</text:p>
          </table:table-cell>
          <table:table-cell office:value-type="float" office:value="9837.53" calcext:value-type="float">
            <text:p>9,837.53</text:p>
          </table:table-cell>
          <table:table-cell office:value-type="float" office:value="9835.05" calcext:value-type="float">
            <text:p>9,835.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46.49" calcext:value-type="float">
            <text:p>9,846.49</text:p>
          </table:table-cell>
          <table:table-cell office:value-type="float" office:value="9839.96" calcext:value-type="float">
            <text:p>9,839.96</text:p>
          </table:table-cell>
          <table:table-cell office:value-type="float" office:value="9837.49" calcext:value-type="float">
            <text:p>9,837.4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48.91" calcext:value-type="float">
            <text:p>9,848.91</text:p>
          </table:table-cell>
          <table:table-cell office:value-type="float" office:value="9842.39" calcext:value-type="float">
            <text:p>9,842.39</text:p>
          </table:table-cell>
          <table:table-cell office:value-type="float" office:value="9839.93" calcext:value-type="float">
            <text:p>9,839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51.34" calcext:value-type="float">
            <text:p>9,851.34</text:p>
          </table:table-cell>
          <table:table-cell office:value-type="float" office:value="9844.83" calcext:value-type="float">
            <text:p>9,844.83</text:p>
          </table:table-cell>
          <table:table-cell office:value-type="float" office:value="9842.36" calcext:value-type="float">
            <text:p>9,842.3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53.77" calcext:value-type="float">
            <text:p>9,853.77</text:p>
          </table:table-cell>
          <table:table-cell office:value-type="float" office:value="9847.26" calcext:value-type="float">
            <text:p>9,847.26</text:p>
          </table:table-cell>
          <table:table-cell office:value-type="float" office:value="9844.79" calcext:value-type="float">
            <text:p>9,844.7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56.19" calcext:value-type="float">
            <text:p>9,856.19</text:p>
          </table:table-cell>
          <table:table-cell office:value-type="float" office:value="9849.7" calcext:value-type="float">
            <text:p>9,849.70</text:p>
          </table:table-cell>
          <table:table-cell office:value-type="float" office:value="9847.22" calcext:value-type="float">
            <text:p>9,847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58.62" calcext:value-type="float">
            <text:p>9,858.62</text:p>
          </table:table-cell>
          <table:table-cell office:value-type="float" office:value="9852.14" calcext:value-type="float">
            <text:p>9,852.14</text:p>
          </table:table-cell>
          <table:table-cell office:value-type="float" office:value="9849.66" calcext:value-type="float">
            <text:p>9,849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61.04" calcext:value-type="float">
            <text:p>9,861.04</text:p>
          </table:table-cell>
          <table:table-cell office:value-type="float" office:value="9854.58" calcext:value-type="float">
            <text:p>9,854.58</text:p>
          </table:table-cell>
          <table:table-cell office:value-type="float" office:value="9852.1" calcext:value-type="float">
            <text:p>9,852.1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63.47" calcext:value-type="float">
            <text:p>9,863.47</text:p>
          </table:table-cell>
          <table:table-cell office:value-type="float" office:value="9857.01" calcext:value-type="float">
            <text:p>9,857.01</text:p>
          </table:table-cell>
          <table:table-cell office:value-type="float" office:value="9854.54" calcext:value-type="float">
            <text:p>9,854.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65.9" calcext:value-type="float">
            <text:p>9,865.90</text:p>
          </table:table-cell>
          <table:table-cell office:value-type="float" office:value="9859.45" calcext:value-type="float">
            <text:p>9,859.45</text:p>
          </table:table-cell>
          <table:table-cell office:value-type="float" office:value="9856.98" calcext:value-type="float">
            <text:p>9,856.9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68.33" calcext:value-type="float">
            <text:p>9,868.33</text:p>
          </table:table-cell>
          <table:table-cell office:value-type="float" office:value="9861.89" calcext:value-type="float">
            <text:p>9,861.89</text:p>
          </table:table-cell>
          <table:table-cell office:value-type="float" office:value="9859.41" calcext:value-type="float">
            <text:p>9,859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73.23" calcext:value-type="float">
            <text:p>9,873.23</text:p>
          </table:table-cell>
          <table:table-cell office:value-type="float" office:value="9866.81" calcext:value-type="float">
            <text:p>9,866.81</text:p>
          </table:table-cell>
          <table:table-cell office:value-type="float" office:value="9861.85" calcext:value-type="float">
            <text:p>9,861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73.19" calcext:value-type="float">
            <text:p>9,873.19</text:p>
          </table:table-cell>
          <table:table-cell office:value-type="float" office:value="9866.77" calcext:value-type="float">
            <text:p>9,866.77</text:p>
          </table:table-cell>
          <table:table-cell office:value-type="float" office:value="9864.3" calcext:value-type="float">
            <text:p>9,864.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75.62" calcext:value-type="float">
            <text:p>9,875.62</text:p>
          </table:table-cell>
          <table:table-cell office:value-type="float" office:value="9869.21" calcext:value-type="float">
            <text:p>9,869.21</text:p>
          </table:table-cell>
          <table:table-cell office:value-type="float" office:value="9866.74" calcext:value-type="float">
            <text:p>9,866.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78.05" calcext:value-type="float">
            <text:p>9,878.05</text:p>
          </table:table-cell>
          <table:table-cell office:value-type="float" office:value="9871.65" calcext:value-type="float">
            <text:p>9,871.65</text:p>
          </table:table-cell>
          <table:table-cell office:value-type="float" office:value="9869.17" calcext:value-type="float">
            <text:p>9,869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12/201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82.95" calcext:value-type="float">
            <text:p>9,882.95</text:p>
          </table:table-cell>
          <table:table-cell office:value-type="float" office:value="9876.58" calcext:value-type="float">
            <text:p>9,876.58</text:p>
          </table:table-cell>
          <table:table-cell office:value-type="float" office:value="9871.61" calcext:value-type="float">
            <text:p>9,871.6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85.35" calcext:value-type="float">
            <text:p>9,885.35</text:p>
          </table:table-cell>
          <table:table-cell office:value-type="float" office:value="9878.98" calcext:value-type="float">
            <text:p>9,878.98</text:p>
          </table:table-cell>
          <table:table-cell office:value-type="float" office:value="9876.51" calcext:value-type="float">
            <text:p>9,876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87.78" calcext:value-type="float">
            <text:p>9,887.78</text:p>
          </table:table-cell>
          <table:table-cell office:value-type="float" office:value="9881.43" calcext:value-type="float">
            <text:p>9,881.43</text:p>
          </table:table-cell>
          <table:table-cell office:value-type="float" office:value="9878.95" calcext:value-type="float">
            <text:p>9,878.9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90.22" calcext:value-type="float">
            <text:p>9,890.22</text:p>
          </table:table-cell>
          <table:table-cell office:value-type="float" office:value="9883.87" calcext:value-type="float">
            <text:p>9,883.87</text:p>
          </table:table-cell>
          <table:table-cell office:value-type="float" office:value="9881.39" calcext:value-type="float">
            <text:p>9,881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92.65" calcext:value-type="float">
            <text:p>9,892.65</text:p>
          </table:table-cell>
          <table:table-cell office:value-type="float" office:value="9886.31" calcext:value-type="float">
            <text:p>9,886.31</text:p>
          </table:table-cell>
          <table:table-cell office:value-type="float" office:value="9883.83" calcext:value-type="float">
            <text:p>9,883.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95.09" calcext:value-type="float">
            <text:p>9,895.09</text:p>
          </table:table-cell>
          <table:table-cell office:value-type="float" office:value="9888.77" calcext:value-type="float">
            <text:p>9,888.77</text:p>
          </table:table-cell>
          <table:table-cell office:value-type="float" office:value="9886.27" calcext:value-type="float">
            <text:p>9,886.2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97.52" calcext:value-type="float">
            <text:p>9,897.52</text:p>
          </table:table-cell>
          <table:table-cell office:value-type="float" office:value="9891.21" calcext:value-type="float">
            <text:p>9,891.21</text:p>
          </table:table-cell>
          <table:table-cell office:value-type="float" office:value="9888.73" calcext:value-type="float">
            <text:p>9,888.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899.96" calcext:value-type="float">
            <text:p>9,899.96</text:p>
          </table:table-cell>
          <table:table-cell office:value-type="float" office:value="9893.66" calcext:value-type="float">
            <text:p>9,893.66</text:p>
          </table:table-cell>
          <table:table-cell office:value-type="float" office:value="9891.17" calcext:value-type="float">
            <text:p>9,891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02.4" calcext:value-type="float">
            <text:p>9,902.40</text:p>
          </table:table-cell>
          <table:table-cell office:value-type="float" office:value="9896.1" calcext:value-type="float">
            <text:p>9,896.10</text:p>
          </table:table-cell>
          <table:table-cell office:value-type="float" office:value="9893.62" calcext:value-type="float">
            <text:p>9,893.6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04.84" calcext:value-type="float">
            <text:p>9,904.84</text:p>
          </table:table-cell>
          <table:table-cell office:value-type="float" office:value="9898.55" calcext:value-type="float">
            <text:p>9,898.55</text:p>
          </table:table-cell>
          <table:table-cell office:value-type="float" office:value="9896.06" calcext:value-type="float">
            <text:p>9,896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07.28" calcext:value-type="float">
            <text:p>9,907.28</text:p>
          </table:table-cell>
          <table:table-cell office:value-type="float" office:value="9900.99" calcext:value-type="float">
            <text:p>9,900.99</text:p>
          </table:table-cell>
          <table:table-cell office:value-type="float" office:value="9898.51" calcext:value-type="float">
            <text:p>9,898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09.71" calcext:value-type="float">
            <text:p>9,909.71</text:p>
          </table:table-cell>
          <table:table-cell office:value-type="float" office:value="9903.45" calcext:value-type="float">
            <text:p>9,903.45</text:p>
          </table:table-cell>
          <table:table-cell office:value-type="float" office:value="9900.96" calcext:value-type="float">
            <text:p>9,900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12.15" calcext:value-type="float">
            <text:p>9,912.15</text:p>
          </table:table-cell>
          <table:table-cell office:value-type="float" office:value="9905.9" calcext:value-type="float">
            <text:p>9,905.90</text:p>
          </table:table-cell>
          <table:table-cell office:value-type="float" office:value="9903.41" calcext:value-type="float">
            <text:p>9,903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14.59" calcext:value-type="float">
            <text:p>9,914.59</text:p>
          </table:table-cell>
          <table:table-cell office:value-type="float" office:value="9908.35" calcext:value-type="float">
            <text:p>9,908.35</text:p>
          </table:table-cell>
          <table:table-cell office:value-type="float" office:value="9905.86" calcext:value-type="float">
            <text:p>9,905.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17.04" calcext:value-type="float">
            <text:p>9,917.04</text:p>
          </table:table-cell>
          <table:table-cell office:value-type="float" office:value="9910.8" calcext:value-type="float">
            <text:p>9,910.80</text:p>
          </table:table-cell>
          <table:table-cell office:value-type="float" office:value="9908.31" calcext:value-type="float">
            <text:p>9,908.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19.48" calcext:value-type="float">
            <text:p>9,919.48</text:p>
          </table:table-cell>
          <table:table-cell office:value-type="float" office:value="9913.25" calcext:value-type="float">
            <text:p>9,913.25</text:p>
          </table:table-cell>
          <table:table-cell office:value-type="float" office:value="9910.76" calcext:value-type="float">
            <text:p>9,910.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21.92" calcext:value-type="float">
            <text:p>9,921.92</text:p>
          </table:table-cell>
          <table:table-cell office:value-type="float" office:value="9915.71" calcext:value-type="float">
            <text:p>9,915.71</text:p>
          </table:table-cell>
          <table:table-cell office:value-type="float" office:value="9913.21" calcext:value-type="float">
            <text:p>9,913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26.84" calcext:value-type="float">
            <text:p>9,926.84</text:p>
          </table:table-cell>
          <table:table-cell office:value-type="float" office:value="9920.65" calcext:value-type="float">
            <text:p>9,920.65</text:p>
          </table:table-cell>
          <table:table-cell office:value-type="float" office:value="9915.67" calcext:value-type="float">
            <text:p>9,915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26.81" calcext:value-type="float">
            <text:p>9,926.81</text:p>
          </table:table-cell>
          <table:table-cell office:value-type="float" office:value="9920.61" calcext:value-type="float">
            <text:p>9,920.61</text:p>
          </table:table-cell>
          <table:table-cell office:value-type="float" office:value="9918.12" calcext:value-type="float">
            <text:p>9,918.1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29.25" calcext:value-type="float">
            <text:p>9,929.25</text:p>
          </table:table-cell>
          <table:table-cell office:value-type="float" office:value="9923.06" calcext:value-type="float">
            <text:p>9,923.06</text:p>
          </table:table-cell>
          <table:table-cell office:value-type="float" office:value="9920.57" calcext:value-type="float">
            <text:p>9,920.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31.69" calcext:value-type="float">
            <text:p>9,931.69</text:p>
          </table:table-cell>
          <table:table-cell office:value-type="float" office:value="9925.52" calcext:value-type="float">
            <text:p>9,925.52</text:p>
          </table:table-cell>
          <table:table-cell office:value-type="float" office:value="9923.03" calcext:value-type="float">
            <text:p>9,923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34.14" calcext:value-type="float">
            <text:p>9,934.14</text:p>
          </table:table-cell>
          <table:table-cell office:value-type="float" office:value="9927.98" calcext:value-type="float">
            <text:p>9,927.98</text:p>
          </table:table-cell>
          <table:table-cell office:value-type="float" office:value="9925.48" calcext:value-type="float">
            <text:p>9,925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36.58" calcext:value-type="float">
            <text:p>9,936.58</text:p>
          </table:table-cell>
          <table:table-cell office:value-type="float" office:value="9930.43" calcext:value-type="float">
            <text:p>9,930.43</text:p>
          </table:table-cell>
          <table:table-cell office:value-type="float" office:value="9927.94" calcext:value-type="float">
            <text:p>9,927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39.03" calcext:value-type="float">
            <text:p>9,939.03</text:p>
          </table:table-cell>
          <table:table-cell office:value-type="float" office:value="9932.89" calcext:value-type="float">
            <text:p>9,932.89</text:p>
          </table:table-cell>
          <table:table-cell office:value-type="float" office:value="9930.4" calcext:value-type="float">
            <text:p>9,930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41.48" calcext:value-type="float">
            <text:p>9,941.48</text:p>
          </table:table-cell>
          <table:table-cell office:value-type="float" office:value="9935.34" calcext:value-type="float">
            <text:p>9,935.34</text:p>
          </table:table-cell>
          <table:table-cell office:value-type="float" office:value="9932.85" calcext:value-type="float">
            <text:p>9,932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43.93" calcext:value-type="float">
            <text:p>9,943.93</text:p>
          </table:table-cell>
          <table:table-cell office:value-type="float" office:value="9937.8" calcext:value-type="float">
            <text:p>9,937.80</text:p>
          </table:table-cell>
          <table:table-cell office:value-type="float" office:value="9935.31" calcext:value-type="float">
            <text:p>9,935.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46.37" calcext:value-type="float">
            <text:p>9,946.37</text:p>
          </table:table-cell>
          <table:table-cell office:value-type="float" office:value="9940.26" calcext:value-type="float">
            <text:p>9,940.26</text:p>
          </table:table-cell>
          <table:table-cell office:value-type="float" office:value="9937.76" calcext:value-type="float">
            <text:p>9,937.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48.82" calcext:value-type="float">
            <text:p>9,948.82</text:p>
          </table:table-cell>
          <table:table-cell office:value-type="float" office:value="9942.72" calcext:value-type="float">
            <text:p>9,942.72</text:p>
          </table:table-cell>
          <table:table-cell office:value-type="float" office:value="9940.22" calcext:value-type="float">
            <text:p>9,940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51.27" calcext:value-type="float">
            <text:p>9,951.27</text:p>
          </table:table-cell>
          <table:table-cell office:value-type="float" office:value="9945.18" calcext:value-type="float">
            <text:p>9,945.18</text:p>
          </table:table-cell>
          <table:table-cell office:value-type="float" office:value="9942.69" calcext:value-type="float">
            <text:p>9,942.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53.72" calcext:value-type="float">
            <text:p>9,953.72</text:p>
          </table:table-cell>
          <table:table-cell office:value-type="float" office:value="9947.64" calcext:value-type="float">
            <text:p>9,947.64</text:p>
          </table:table-cell>
          <table:table-cell office:value-type="float" office:value="9945.15" calcext:value-type="float">
            <text:p>9,945.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56.17" calcext:value-type="float">
            <text:p>9,956.17</text:p>
          </table:table-cell>
          <table:table-cell office:value-type="float" office:value="9950.1" calcext:value-type="float">
            <text:p>9,950.10</text:p>
          </table:table-cell>
          <table:table-cell office:value-type="float" office:value="9947.6" calcext:value-type="float">
            <text:p>9,947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58.62" calcext:value-type="float">
            <text:p>9,958.62</text:p>
          </table:table-cell>
          <table:table-cell office:value-type="float" office:value="9952.56" calcext:value-type="float">
            <text:p>9,952.56</text:p>
          </table:table-cell>
          <table:table-cell office:value-type="float" office:value="9950.06" calcext:value-type="float">
            <text:p>9,950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61.08" calcext:value-type="float">
            <text:p>9,961.08</text:p>
          </table:table-cell>
          <table:table-cell office:value-type="float" office:value="9955.03" calcext:value-type="float">
            <text:p>9,955.03</text:p>
          </table:table-cell>
          <table:table-cell office:value-type="float" office:value="9952.52" calcext:value-type="float">
            <text:p>9,952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63.53" calcext:value-type="float">
            <text:p>9,963.53</text:p>
          </table:table-cell>
          <table:table-cell office:value-type="float" office:value="9957.49" calcext:value-type="float">
            <text:p>9,957.49</text:p>
          </table:table-cell>
          <table:table-cell office:value-type="float" office:value="9954.99" calcext:value-type="float">
            <text:p>9,954.9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65.98" calcext:value-type="float">
            <text:p>9,965.98</text:p>
          </table:table-cell>
          <table:table-cell office:value-type="float" office:value="9959.95" calcext:value-type="float">
            <text:p>9,959.95</text:p>
          </table:table-cell>
          <table:table-cell office:value-type="float" office:value="9957.45" calcext:value-type="float">
            <text:p>9,957.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68.44" calcext:value-type="float">
            <text:p>9,968.44</text:p>
          </table:table-cell>
          <table:table-cell office:value-type="float" office:value="9962.41" calcext:value-type="float">
            <text:p>9,962.41</text:p>
          </table:table-cell>
          <table:table-cell office:value-type="float" office:value="9959.91" calcext:value-type="float">
            <text:p>9,959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70.89" calcext:value-type="float">
            <text:p>9,970.89</text:p>
          </table:table-cell>
          <table:table-cell office:value-type="float" office:value="9964.88" calcext:value-type="float">
            <text:p>9,964.88</text:p>
          </table:table-cell>
          <table:table-cell office:value-type="float" office:value="9962.38" calcext:value-type="float">
            <text:p>9,962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73.34" calcext:value-type="float">
            <text:p>9,973.34</text:p>
          </table:table-cell>
          <table:table-cell office:value-type="float" office:value="9967.35" calcext:value-type="float">
            <text:p>9,967.35</text:p>
          </table:table-cell>
          <table:table-cell office:value-type="float" office:value="9964.84" calcext:value-type="float">
            <text:p>9,964.8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75.8" calcext:value-type="float">
            <text:p>9,975.80</text:p>
          </table:table-cell>
          <table:table-cell office:value-type="float" office:value="9969.81" calcext:value-type="float">
            <text:p>9,969.81</text:p>
          </table:table-cell>
          <table:table-cell office:value-type="float" office:value="9967.31" calcext:value-type="float">
            <text:p>9,967.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78.26" calcext:value-type="float">
            <text:p>9,978.26</text:p>
          </table:table-cell>
          <table:table-cell office:value-type="float" office:value="9972.28" calcext:value-type="float">
            <text:p>9,972.28</text:p>
          </table:table-cell>
          <table:table-cell office:value-type="float" office:value="9969.78" calcext:value-type="float">
            <text:p>9,969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80.71" calcext:value-type="float">
            <text:p>9,980.71</text:p>
          </table:table-cell>
          <table:table-cell office:value-type="float" office:value="9974.74" calcext:value-type="float">
            <text:p>9,974.74</text:p>
          </table:table-cell>
          <table:table-cell office:value-type="float" office:value="9972.24" calcext:value-type="float">
            <text:p>9,972.2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83.17" calcext:value-type="float">
            <text:p>9,983.17</text:p>
          </table:table-cell>
          <table:table-cell office:value-type="float" office:value="9977.21" calcext:value-type="float">
            <text:p>9,977.21</text:p>
          </table:table-cell>
          <table:table-cell office:value-type="float" office:value="9974.71" calcext:value-type="float">
            <text:p>9,974.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85.63" calcext:value-type="float">
            <text:p>9,985.63</text:p>
          </table:table-cell>
          <table:table-cell office:value-type="float" office:value="9979.69" calcext:value-type="float">
            <text:p>9,979.69</text:p>
          </table:table-cell>
          <table:table-cell office:value-type="float" office:value="9977.17" calcext:value-type="float">
            <text:p>9,977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88.09" calcext:value-type="float">
            <text:p>9,988.09</text:p>
          </table:table-cell>
          <table:table-cell office:value-type="float" office:value="9982.15" calcext:value-type="float">
            <text:p>9,982.15</text:p>
          </table:table-cell>
          <table:table-cell office:value-type="float" office:value="9979.65" calcext:value-type="float">
            <text:p>9,979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90.54" calcext:value-type="float">
            <text:p>9,990.54</text:p>
          </table:table-cell>
          <table:table-cell office:value-type="float" office:value="9984.62" calcext:value-type="float">
            <text:p>9,984.62</text:p>
          </table:table-cell>
          <table:table-cell office:value-type="float" office:value="9982.12" calcext:value-type="float">
            <text:p>9,982.1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93" calcext:value-type="float">
            <text:p>9,993.00</text:p>
          </table:table-cell>
          <table:table-cell office:value-type="float" office:value="9987.09" calcext:value-type="float">
            <text:p>9,987.09</text:p>
          </table:table-cell>
          <table:table-cell office:value-type="float" office:value="9984.58" calcext:value-type="float">
            <text:p>9,984.5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95.46" calcext:value-type="float">
            <text:p>9,995.46</text:p>
          </table:table-cell>
          <table:table-cell office:value-type="float" office:value="9989.56" calcext:value-type="float">
            <text:p>9,989.56</text:p>
          </table:table-cell>
          <table:table-cell office:value-type="float" office:value="9987.05" calcext:value-type="float">
            <text:p>9,987.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9997.93" calcext:value-type="float">
            <text:p>9,997.93</text:p>
          </table:table-cell>
          <table:table-cell office:value-type="float" office:value="9992.03" calcext:value-type="float">
            <text:p>9,992.03</text:p>
          </table:table-cell>
          <table:table-cell office:value-type="float" office:value="9989.52" calcext:value-type="float">
            <text:p>9,989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00.39" calcext:value-type="float">
            <text:p>10,000.39</text:p>
          </table:table-cell>
          <table:table-cell office:value-type="float" office:value="9996.47" calcext:value-type="float">
            <text:p>9,996.47</text:p>
          </table:table-cell>
          <table:table-cell office:value-type="float" office:value="9993.96" calcext:value-type="float">
            <text:p>9,993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02.85" calcext:value-type="float">
            <text:p>10,002.85</text:p>
          </table:table-cell>
          <table:table-cell office:value-type="float" office:value="9998.93" calcext:value-type="float">
            <text:p>9,998.93</text:p>
          </table:table-cell>
          <table:table-cell office:value-type="float" office:value="9996.43" calcext:value-type="float">
            <text:p>9,996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05.31" calcext:value-type="float">
            <text:p>10,005.31</text:p>
          </table:table-cell>
          <table:table-cell office:value-type="float" office:value="10001.4" calcext:value-type="float">
            <text:p>10,001.40</text:p>
          </table:table-cell>
          <table:table-cell office:value-type="float" office:value="9998.89" calcext:value-type="float">
            <text:p>9,998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07.78" calcext:value-type="float">
            <text:p>10,007.78</text:p>
          </table:table-cell>
          <table:table-cell office:value-type="float" office:value="10003.87" calcext:value-type="float">
            <text:p>10,003.87</text:p>
          </table:table-cell>
          <table:table-cell office:value-type="float" office:value="10001.36" calcext:value-type="float">
            <text:p>10,001.3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10.24" calcext:value-type="float">
            <text:p>10,010.24</text:p>
          </table:table-cell>
          <table:table-cell office:value-type="float" office:value="10006.35" calcext:value-type="float">
            <text:p>10,006.35</text:p>
          </table:table-cell>
          <table:table-cell office:value-type="float" office:value="10003.83" calcext:value-type="float">
            <text:p>10,003.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12.7" calcext:value-type="float">
            <text:p>10,012.70</text:p>
          </table:table-cell>
          <table:table-cell office:value-type="float" office:value="10008.82" calcext:value-type="float">
            <text:p>10,008.82</text:p>
          </table:table-cell>
          <table:table-cell office:value-type="float" office:value="10006.31" calcext:value-type="float">
            <text:p>10,006.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15.17" calcext:value-type="float">
            <text:p>10,015.17</text:p>
          </table:table-cell>
          <table:table-cell office:value-type="float" office:value="10011.28" calcext:value-type="float">
            <text:p>10,011.28</text:p>
          </table:table-cell>
          <table:table-cell office:value-type="float" office:value="10008.78" calcext:value-type="float">
            <text:p>10,008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17.63" calcext:value-type="float">
            <text:p>10,017.63</text:p>
          </table:table-cell>
          <table:table-cell office:value-type="float" office:value="10013.76" calcext:value-type="float">
            <text:p>10,013.76</text:p>
          </table:table-cell>
          <table:table-cell office:value-type="float" office:value="10011.25" calcext:value-type="float">
            <text:p>10,011.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20.1" calcext:value-type="float">
            <text:p>10,020.10</text:p>
          </table:table-cell>
          <table:table-cell office:value-type="float" office:value="10016.23" calcext:value-type="float">
            <text:p>10,016.23</text:p>
          </table:table-cell>
          <table:table-cell office:value-type="float" office:value="10013.72" calcext:value-type="float">
            <text:p>10,013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22.57" calcext:value-type="float">
            <text:p>10,022.57</text:p>
          </table:table-cell>
          <table:table-cell office:value-type="float" office:value="10018.71" calcext:value-type="float">
            <text:p>10,018.71</text:p>
          </table:table-cell>
          <table:table-cell office:value-type="float" office:value="10016.2" calcext:value-type="float">
            <text:p>10,016.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25.04" calcext:value-type="float">
            <text:p>10,025.04</text:p>
          </table:table-cell>
          <table:table-cell office:value-type="float" office:value="10021.18" calcext:value-type="float">
            <text:p>10,021.18</text:p>
          </table:table-cell>
          <table:table-cell office:value-type="float" office:value="10018.67" calcext:value-type="float">
            <text:p>10,018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27.5" calcext:value-type="float">
            <text:p>10,027.50</text:p>
          </table:table-cell>
          <table:table-cell office:value-type="float" office:value="10023.65" calcext:value-type="float">
            <text:p>10,023.65</text:p>
          </table:table-cell>
          <table:table-cell office:value-type="float" office:value="10021.14" calcext:value-type="float">
            <text:p>10,021.1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29.97" calcext:value-type="float">
            <text:p>10,029.97</text:p>
          </table:table-cell>
          <table:table-cell office:value-type="float" office:value="10026.13" calcext:value-type="float">
            <text:p>10,026.13</text:p>
          </table:table-cell>
          <table:table-cell office:value-type="float" office:value="10023.62" calcext:value-type="float">
            <text:p>10,023.6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3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32.44" calcext:value-type="float">
            <text:p>10,032.44</text:p>
          </table:table-cell>
          <table:table-cell office:value-type="float" office:value="10028.61" calcext:value-type="float">
            <text:p>10,028.61</text:p>
          </table:table-cell>
          <table:table-cell office:value-type="float" office:value="10026.09" calcext:value-type="float">
            <text:p>10,026.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34.91" calcext:value-type="float">
            <text:p>10,034.91</text:p>
          </table:table-cell>
          <table:table-cell office:value-type="float" office:value="10031.09" calcext:value-type="float">
            <text:p>10,031.09</text:p>
          </table:table-cell>
          <table:table-cell office:value-type="float" office:value="10028.57" calcext:value-type="float">
            <text:p>10,028.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37.38" calcext:value-type="float">
            <text:p>10,037.38</text:p>
          </table:table-cell>
          <table:table-cell office:value-type="float" office:value="10033.56" calcext:value-type="float">
            <text:p>10,033.56</text:p>
          </table:table-cell>
          <table:table-cell office:value-type="float" office:value="10031.05" calcext:value-type="float">
            <text:p>10,031.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39.85" calcext:value-type="float">
            <text:p>10,039.85</text:p>
          </table:table-cell>
          <table:table-cell office:value-type="float" office:value="10036.04" calcext:value-type="float">
            <text:p>10,036.04</text:p>
          </table:table-cell>
          <table:table-cell office:value-type="float" office:value="10033.52" calcext:value-type="float">
            <text:p>10,033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042.33" calcext:value-type="float">
            <text:p>10,042.33</text:p>
          </table:table-cell>
          <table:table-cell office:value-type="float" office:value="10038.52" calcext:value-type="float">
            <text:p>10,038.52</text:p>
          </table:table-cell>
          <table:table-cell office:value-type="float" office:value="10036" calcext:value-type="float">
            <text:p>10,036.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44.8" calcext:value-type="float">
            <text:p>10,044.80</text:p>
          </table:table-cell>
          <table:table-cell office:value-type="float" office:value="10042.9" calcext:value-type="float">
            <text:p>10,042.90</text:p>
          </table:table-cell>
          <table:table-cell office:value-type="float" office:value="10040.38" calcext:value-type="float">
            <text:p>10,040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47.27" calcext:value-type="float">
            <text:p>10,047.27</text:p>
          </table:table-cell>
          <table:table-cell office:value-type="float" office:value="10045.37" calcext:value-type="float">
            <text:p>10,045.37</text:p>
          </table:table-cell>
          <table:table-cell office:value-type="float" office:value="10042.86" calcext:value-type="float">
            <text:p>10,042.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49.74" calcext:value-type="float">
            <text:p>10,049.74</text:p>
          </table:table-cell>
          <table:table-cell office:value-type="float" office:value="10047.85" calcext:value-type="float">
            <text:p>10,047.85</text:p>
          </table:table-cell>
          <table:table-cell office:value-type="float" office:value="10045.33" calcext:value-type="float">
            <text:p>10,045.3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52.22" calcext:value-type="float">
            <text:p>10,052.22</text:p>
          </table:table-cell>
          <table:table-cell office:value-type="float" office:value="10050.33" calcext:value-type="float">
            <text:p>10,050.33</text:p>
          </table:table-cell>
          <table:table-cell office:value-type="float" office:value="10047.81" calcext:value-type="float">
            <text:p>10,047.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54.69" calcext:value-type="float">
            <text:p>10,054.69</text:p>
          </table:table-cell>
          <table:table-cell office:value-type="float" office:value="10052.8" calcext:value-type="float">
            <text:p>10,052.80</text:p>
          </table:table-cell>
          <table:table-cell office:value-type="float" office:value="10050.29" calcext:value-type="float">
            <text:p>10,050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57.17" calcext:value-type="float">
            <text:p>10,057.17</text:p>
          </table:table-cell>
          <table:table-cell office:value-type="float" office:value="10055.29" calcext:value-type="float">
            <text:p>10,055.29</text:p>
          </table:table-cell>
          <table:table-cell office:value-type="float" office:value="10052.77" calcext:value-type="float">
            <text:p>10,052.7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59.65" calcext:value-type="float">
            <text:p>10,059.65</text:p>
          </table:table-cell>
          <table:table-cell office:value-type="float" office:value="10057.76" calcext:value-type="float">
            <text:p>10,057.76</text:p>
          </table:table-cell>
          <table:table-cell office:value-type="float" office:value="10055.25" calcext:value-type="float">
            <text:p>10,055.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62.12" calcext:value-type="float">
            <text:p>10,062.12</text:p>
          </table:table-cell>
          <table:table-cell office:value-type="float" office:value="10060.24" calcext:value-type="float">
            <text:p>10,060.24</text:p>
          </table:table-cell>
          <table:table-cell office:value-type="float" office:value="10057.73" calcext:value-type="float">
            <text:p>10,057.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64.6" calcext:value-type="float">
            <text:p>10,064.60</text:p>
          </table:table-cell>
          <table:table-cell office:value-type="float" office:value="10062.73" calcext:value-type="float">
            <text:p>10,062.73</text:p>
          </table:table-cell>
          <table:table-cell office:value-type="float" office:value="10060.2" calcext:value-type="float">
            <text:p>10,060.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67.08" calcext:value-type="float">
            <text:p>10,067.08</text:p>
          </table:table-cell>
          <table:table-cell office:value-type="float" office:value="10065.2" calcext:value-type="float">
            <text:p>10,065.20</text:p>
          </table:table-cell>
          <table:table-cell office:value-type="float" office:value="10062.69" calcext:value-type="float">
            <text:p>10,062.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69.56" calcext:value-type="float">
            <text:p>10,069.56</text:p>
          </table:table-cell>
          <table:table-cell office:value-type="float" office:value="10067.69" calcext:value-type="float">
            <text:p>10,067.69</text:p>
          </table:table-cell>
          <table:table-cell office:value-type="float" office:value="10065.17" calcext:value-type="float">
            <text:p>10,065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72.03" calcext:value-type="float">
            <text:p>10,072.03</text:p>
          </table:table-cell>
          <table:table-cell office:value-type="float" office:value="10070.17" calcext:value-type="float">
            <text:p>10,070.17</text:p>
          </table:table-cell>
          <table:table-cell office:value-type="float" office:value="10067.66" calcext:value-type="float">
            <text:p>10,067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74.51" calcext:value-type="float">
            <text:p>10,074.51</text:p>
          </table:table-cell>
          <table:table-cell office:value-type="float" office:value="10072.65" calcext:value-type="float">
            <text:p>10,072.65</text:p>
          </table:table-cell>
          <table:table-cell office:value-type="float" office:value="10070.13" calcext:value-type="float">
            <text:p>10,070.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76.99" calcext:value-type="float">
            <text:p>10,076.99</text:p>
          </table:table-cell>
          <table:table-cell office:value-type="float" office:value="10075.14" calcext:value-type="float">
            <text:p>10,075.14</text:p>
          </table:table-cell>
          <table:table-cell office:value-type="float" office:value="10072.61" calcext:value-type="float">
            <text:p>10,072.6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79.48" calcext:value-type="float">
            <text:p>10,079.48</text:p>
          </table:table-cell>
          <table:table-cell office:value-type="float" office:value="10077.62" calcext:value-type="float">
            <text:p>10,077.62</text:p>
          </table:table-cell>
          <table:table-cell office:value-type="float" office:value="10075.1" calcext:value-type="float">
            <text:p>10,075.1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81.96" calcext:value-type="float">
            <text:p>10,081.96</text:p>
          </table:table-cell>
          <table:table-cell office:value-type="float" office:value="10080.11" calcext:value-type="float">
            <text:p>10,080.11</text:p>
          </table:table-cell>
          <table:table-cell office:value-type="float" office:value="10077.58" calcext:value-type="float">
            <text:p>10,077.5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4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84.44" calcext:value-type="float">
            <text:p>10,084.44</text:p>
          </table:table-cell>
          <table:table-cell office:value-type="float" office:value="10082.59" calcext:value-type="float">
            <text:p>10,082.59</text:p>
          </table:table-cell>
          <table:table-cell office:value-type="float" office:value="10080.07" calcext:value-type="float">
            <text:p>10,080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86.92" calcext:value-type="float">
            <text:p>10,086.92</text:p>
          </table:table-cell>
          <table:table-cell office:value-type="float" office:value="10085.08" calcext:value-type="float">
            <text:p>10,085.08</text:p>
          </table:table-cell>
          <table:table-cell office:value-type="float" office:value="10082.56" calcext:value-type="float">
            <text:p>10,082.5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89.41" calcext:value-type="float">
            <text:p>10,089.41</text:p>
          </table:table-cell>
          <table:table-cell office:value-type="float" office:value="10087.57" calcext:value-type="float">
            <text:p>10,087.57</text:p>
          </table:table-cell>
          <table:table-cell office:value-type="float" office:value="10085.04" calcext:value-type="float">
            <text:p>10,085.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91.89" calcext:value-type="float">
            <text:p>10,091.89</text:p>
          </table:table-cell>
          <table:table-cell office:value-type="float" office:value="10090.05" calcext:value-type="float">
            <text:p>10,090.05</text:p>
          </table:table-cell>
          <table:table-cell office:value-type="float" office:value="10087.53" calcext:value-type="float">
            <text:p>10,087.5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94.37" calcext:value-type="float">
            <text:p>10,094.37</text:p>
          </table:table-cell>
          <table:table-cell office:value-type="float" office:value="10092.55" calcext:value-type="float">
            <text:p>10,092.55</text:p>
          </table:table-cell>
          <table:table-cell office:value-type="float" office:value="10090.02" calcext:value-type="float">
            <text:p>10,090.0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96.86" calcext:value-type="float">
            <text:p>10,096.86</text:p>
          </table:table-cell>
          <table:table-cell office:value-type="float" office:value="10095.03" calcext:value-type="float">
            <text:p>10,095.03</text:p>
          </table:table-cell>
          <table:table-cell office:value-type="float" office:value="10092.51" calcext:value-type="float">
            <text:p>10,092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099.35" calcext:value-type="float">
            <text:p>10,099.35</text:p>
          </table:table-cell>
          <table:table-cell office:value-type="float" office:value="10097.52" calcext:value-type="float">
            <text:p>10,097.52</text:p>
          </table:table-cell>
          <table:table-cell office:value-type="float" office:value="10094.99" calcext:value-type="float">
            <text:p>10,094.9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01.83" calcext:value-type="float">
            <text:p>10,101.83</text:p>
          </table:table-cell>
          <table:table-cell office:value-type="float" office:value="10100.01" calcext:value-type="float">
            <text:p>10,100.01</text:p>
          </table:table-cell>
          <table:table-cell office:value-type="float" office:value="10097.48" calcext:value-type="float">
            <text:p>10,097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04.32" calcext:value-type="float">
            <text:p>10,104.32</text:p>
          </table:table-cell>
          <table:table-cell office:value-type="float" office:value="10102.5" calcext:value-type="float">
            <text:p>10,102.50</text:p>
          </table:table-cell>
          <table:table-cell office:value-type="float" office:value="10099.98" calcext:value-type="float">
            <text:p>10,099.9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06.81" calcext:value-type="float">
            <text:p>10,106.81</text:p>
          </table:table-cell>
          <table:table-cell office:value-type="float" office:value="10105" calcext:value-type="float">
            <text:p>10,105.00</text:p>
          </table:table-cell>
          <table:table-cell office:value-type="float" office:value="10102.46" calcext:value-type="float">
            <text:p>10,102.4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09.29" calcext:value-type="float">
            <text:p>10,109.29</text:p>
          </table:table-cell>
          <table:table-cell office:value-type="float" office:value="10107.49" calcext:value-type="float">
            <text:p>10,107.49</text:p>
          </table:table-cell>
          <table:table-cell office:value-type="float" office:value="10104.96" calcext:value-type="float">
            <text:p>10,104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11.78" calcext:value-type="float">
            <text:p>10,111.78</text:p>
          </table:table-cell>
          <table:table-cell office:value-type="float" office:value="10109.97" calcext:value-type="float">
            <text:p>10,109.97</text:p>
          </table:table-cell>
          <table:table-cell office:value-type="float" office:value="10107.45" calcext:value-type="float">
            <text:p>10,107.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14.27" calcext:value-type="float">
            <text:p>10,114.27</text:p>
          </table:table-cell>
          <table:table-cell office:value-type="float" office:value="10112.47" calcext:value-type="float">
            <text:p>10,112.47</text:p>
          </table:table-cell>
          <table:table-cell office:value-type="float" office:value="10109.94" calcext:value-type="float">
            <text:p>10,109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16.76" calcext:value-type="float">
            <text:p>10,116.76</text:p>
          </table:table-cell>
          <table:table-cell office:value-type="float" office:value="10114.96" calcext:value-type="float">
            <text:p>10,114.96</text:p>
          </table:table-cell>
          <table:table-cell office:value-type="float" office:value="10112.44" calcext:value-type="float">
            <text:p>10,112.4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19.25" calcext:value-type="float">
            <text:p>10,119.25</text:p>
          </table:table-cell>
          <table:table-cell office:value-type="float" office:value="10117.46" calcext:value-type="float">
            <text:p>10,117.46</text:p>
          </table:table-cell>
          <table:table-cell office:value-type="float" office:value="10114.92" calcext:value-type="float">
            <text:p>10,114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21.75" calcext:value-type="float">
            <text:p>10,121.75</text:p>
          </table:table-cell>
          <table:table-cell office:value-type="float" office:value="10119.95" calcext:value-type="float">
            <text:p>10,119.95</text:p>
          </table:table-cell>
          <table:table-cell office:value-type="float" office:value="10117.43" calcext:value-type="float">
            <text:p>10,117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24.24" calcext:value-type="float">
            <text:p>10,124.24</text:p>
          </table:table-cell>
          <table:table-cell office:value-type="float" office:value="10122.45" calcext:value-type="float">
            <text:p>10,122.45</text:p>
          </table:table-cell>
          <table:table-cell office:value-type="float" office:value="10119.92" calcext:value-type="float">
            <text:p>10,119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26.73" calcext:value-type="float">
            <text:p>10,126.73</text:p>
          </table:table-cell>
          <table:table-cell office:value-type="float" office:value="10124.95" calcext:value-type="float">
            <text:p>10,124.95</text:p>
          </table:table-cell>
          <table:table-cell office:value-type="float" office:value="10122.41" calcext:value-type="float">
            <text:p>10,122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29.22" calcext:value-type="float">
            <text:p>10,129.22</text:p>
          </table:table-cell>
          <table:table-cell office:value-type="float" office:value="10127.44" calcext:value-type="float">
            <text:p>10,127.44</text:p>
          </table:table-cell>
          <table:table-cell office:value-type="float" office:value="10124.91" calcext:value-type="float">
            <text:p>10,124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31.72" calcext:value-type="float">
            <text:p>10,131.72</text:p>
          </table:table-cell>
          <table:table-cell office:value-type="float" office:value="10129.94" calcext:value-type="float">
            <text:p>10,129.94</text:p>
          </table:table-cell>
          <table:table-cell office:value-type="float" office:value="10127.4" calcext:value-type="float">
            <text:p>10,127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34.21" calcext:value-type="float">
            <text:p>10,134.21</text:p>
          </table:table-cell>
          <table:table-cell office:value-type="float" office:value="10132.44" calcext:value-type="float">
            <text:p>10,132.44</text:p>
          </table:table-cell>
          <table:table-cell office:value-type="float" office:value="10129.91" calcext:value-type="float">
            <text:p>10,129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36.71" calcext:value-type="float">
            <text:p>10,136.71</text:p>
          </table:table-cell>
          <table:table-cell office:value-type="float" office:value="10134.93" calcext:value-type="float">
            <text:p>10,134.93</text:p>
          </table:table-cell>
          <table:table-cell office:value-type="float" office:value="10132.4" calcext:value-type="float">
            <text:p>10,132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5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39.2" calcext:value-type="float">
            <text:p>10,139.20</text:p>
          </table:table-cell>
          <table:table-cell office:value-type="float" office:value="10137.44" calcext:value-type="float">
            <text:p>10,137.44</text:p>
          </table:table-cell>
          <table:table-cell office:value-type="float" office:value="10134.89" calcext:value-type="float">
            <text:p>10,134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41.7" calcext:value-type="float">
            <text:p>10,141.70</text:p>
          </table:table-cell>
          <table:table-cell office:value-type="float" office:value="10139.93" calcext:value-type="float">
            <text:p>10,139.93</text:p>
          </table:table-cell>
          <table:table-cell office:value-type="float" office:value="10137.4" calcext:value-type="float">
            <text:p>10,137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44.2" calcext:value-type="float">
            <text:p>10,144.20</text:p>
          </table:table-cell>
          <table:table-cell office:value-type="float" office:value="10142.44" calcext:value-type="float">
            <text:p>10,142.44</text:p>
          </table:table-cell>
          <table:table-cell office:value-type="float" office:value="10139.9" calcext:value-type="float">
            <text:p>10,139.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46.69" calcext:value-type="float">
            <text:p>10,146.69</text:p>
          </table:table-cell>
          <table:table-cell office:value-type="float" office:value="10144.94" calcext:value-type="float">
            <text:p>10,144.94</text:p>
          </table:table-cell>
          <table:table-cell office:value-type="float" office:value="10142.4" calcext:value-type="float">
            <text:p>10,142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49.19" calcext:value-type="float">
            <text:p>10,149.19</text:p>
          </table:table-cell>
          <table:table-cell office:value-type="float" office:value="10147.44" calcext:value-type="float">
            <text:p>10,147.44</text:p>
          </table:table-cell>
          <table:table-cell office:value-type="float" office:value="10144.9" calcext:value-type="float">
            <text:p>10,144.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51.69" calcext:value-type="float">
            <text:p>10,151.69</text:p>
          </table:table-cell>
          <table:table-cell office:value-type="float" office:value="10149.94" calcext:value-type="float">
            <text:p>10,149.94</text:p>
          </table:table-cell>
          <table:table-cell office:value-type="float" office:value="10147.4" calcext:value-type="float">
            <text:p>10,147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54.19" calcext:value-type="float">
            <text:p>10,154.19</text:p>
          </table:table-cell>
          <table:table-cell office:value-type="float" office:value="10152.44" calcext:value-type="float">
            <text:p>10,152.44</text:p>
          </table:table-cell>
          <table:table-cell office:value-type="float" office:value="10149.91" calcext:value-type="float">
            <text:p>10,149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56.69" calcext:value-type="float">
            <text:p>10,156.69</text:p>
          </table:table-cell>
          <table:table-cell office:value-type="float" office:value="10154.94" calcext:value-type="float">
            <text:p>10,154.94</text:p>
          </table:table-cell>
          <table:table-cell office:value-type="float" office:value="10152.4" calcext:value-type="float">
            <text:p>10,152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59.19" calcext:value-type="float">
            <text:p>10,159.19</text:p>
          </table:table-cell>
          <table:table-cell office:value-type="float" office:value="10157.45" calcext:value-type="float">
            <text:p>10,157.45</text:p>
          </table:table-cell>
          <table:table-cell office:value-type="float" office:value="10154.9" calcext:value-type="float">
            <text:p>10,154.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61.69" calcext:value-type="float">
            <text:p>10,161.69</text:p>
          </table:table-cell>
          <table:table-cell office:value-type="float" office:value="10159.95" calcext:value-type="float">
            <text:p>10,159.95</text:p>
          </table:table-cell>
          <table:table-cell office:value-type="float" office:value="10157.41" calcext:value-type="float">
            <text:p>10,157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64.19" calcext:value-type="float">
            <text:p>10,164.19</text:p>
          </table:table-cell>
          <table:table-cell office:value-type="float" office:value="10162.46" calcext:value-type="float">
            <text:p>10,162.46</text:p>
          </table:table-cell>
          <table:table-cell office:value-type="float" office:value="10159.92" calcext:value-type="float">
            <text:p>10,159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66.7" calcext:value-type="float">
            <text:p>10,166.70</text:p>
          </table:table-cell>
          <table:table-cell office:value-type="float" office:value="10164.97" calcext:value-type="float">
            <text:p>10,164.97</text:p>
          </table:table-cell>
          <table:table-cell office:value-type="float" office:value="10162.43" calcext:value-type="float">
            <text:p>10,162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69.2" calcext:value-type="float">
            <text:p>10,169.20</text:p>
          </table:table-cell>
          <table:table-cell office:value-type="float" office:value="10167.47" calcext:value-type="float">
            <text:p>10,167.47</text:p>
          </table:table-cell>
          <table:table-cell office:value-type="float" office:value="10164.93" calcext:value-type="float">
            <text:p>10,164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71.7" calcext:value-type="float">
            <text:p>10,171.70</text:p>
          </table:table-cell>
          <table:table-cell office:value-type="float" office:value="10169.98" calcext:value-type="float">
            <text:p>10,169.98</text:p>
          </table:table-cell>
          <table:table-cell office:value-type="float" office:value="10167.43" calcext:value-type="float">
            <text:p>10,167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74.21" calcext:value-type="float">
            <text:p>10,174.21</text:p>
          </table:table-cell>
          <table:table-cell office:value-type="float" office:value="10172.49" calcext:value-type="float">
            <text:p>10,172.49</text:p>
          </table:table-cell>
          <table:table-cell office:value-type="float" office:value="10169.94" calcext:value-type="float">
            <text:p>10,169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76.71" calcext:value-type="float">
            <text:p>10,176.71</text:p>
          </table:table-cell>
          <table:table-cell office:value-type="float" office:value="10175" calcext:value-type="float">
            <text:p>10,175.00</text:p>
          </table:table-cell>
          <table:table-cell office:value-type="float" office:value="10172.45" calcext:value-type="float">
            <text:p>10,172.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79.22" calcext:value-type="float">
            <text:p>10,179.22</text:p>
          </table:table-cell>
          <table:table-cell office:value-type="float" office:value="10177.51" calcext:value-type="float">
            <text:p>10,177.51</text:p>
          </table:table-cell>
          <table:table-cell office:value-type="float" office:value="10174.96" calcext:value-type="float">
            <text:p>10,174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81.72" calcext:value-type="float">
            <text:p>10,181.72</text:p>
          </table:table-cell>
          <table:table-cell office:value-type="float" office:value="10180.01" calcext:value-type="float">
            <text:p>10,180.01</text:p>
          </table:table-cell>
          <table:table-cell office:value-type="float" office:value="10177.47" calcext:value-type="float">
            <text:p>10,177.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84.23" calcext:value-type="float">
            <text:p>10,184.23</text:p>
          </table:table-cell>
          <table:table-cell office:value-type="float" office:value="10182.53" calcext:value-type="float">
            <text:p>10,182.53</text:p>
          </table:table-cell>
          <table:table-cell office:value-type="float" office:value="10179.97" calcext:value-type="float">
            <text:p>10,179.9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6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86.74" calcext:value-type="float">
            <text:p>10,186.74</text:p>
          </table:table-cell>
          <table:table-cell office:value-type="float" office:value="10185.04" calcext:value-type="float">
            <text:p>10,185.04</text:p>
          </table:table-cell>
          <table:table-cell office:value-type="float" office:value="10182.49" calcext:value-type="float">
            <text:p>10,182.4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89.24" calcext:value-type="float">
            <text:p>10,189.24</text:p>
          </table:table-cell>
          <table:table-cell office:value-type="float" office:value="10187.55" calcext:value-type="float">
            <text:p>10,187.55</text:p>
          </table:table-cell>
          <table:table-cell office:value-type="float" office:value="10185" calcext:value-type="float">
            <text:p>10,185.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91.75" calcext:value-type="float">
            <text:p>10,191.75</text:p>
          </table:table-cell>
          <table:table-cell office:value-type="float" office:value="10190.06" calcext:value-type="float">
            <text:p>10,190.06</text:p>
          </table:table-cell>
          <table:table-cell office:value-type="float" office:value="10187.52" calcext:value-type="float">
            <text:p>10,187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94.26" calcext:value-type="float">
            <text:p>10,194.26</text:p>
          </table:table-cell>
          <table:table-cell office:value-type="float" office:value="10192.57" calcext:value-type="float">
            <text:p>10,192.57</text:p>
          </table:table-cell>
          <table:table-cell office:value-type="float" office:value="10190.02" calcext:value-type="float">
            <text:p>10,190.0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96.77" calcext:value-type="float">
            <text:p>10,196.77</text:p>
          </table:table-cell>
          <table:table-cell office:value-type="float" office:value="10195.09" calcext:value-type="float">
            <text:p>10,195.09</text:p>
          </table:table-cell>
          <table:table-cell office:value-type="float" office:value="10192.53" calcext:value-type="float">
            <text:p>10,192.5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199.28" calcext:value-type="float">
            <text:p>10,199.28</text:p>
          </table:table-cell>
          <table:table-cell office:value-type="float" office:value="10197.6" calcext:value-type="float">
            <text:p>10,197.60</text:p>
          </table:table-cell>
          <table:table-cell office:value-type="float" office:value="10195.05" calcext:value-type="float">
            <text:p>10,195.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04.34" calcext:value-type="float">
            <text:p>10,204.34</text:p>
          </table:table-cell>
          <table:table-cell office:value-type="float" office:value="10202.67" calcext:value-type="float">
            <text:p>10,202.67</text:p>
          </table:table-cell>
          <table:table-cell office:value-type="float" office:value="10197.56" calcext:value-type="float">
            <text:p>10,197.5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04.31" calcext:value-type="float">
            <text:p>10,204.31</text:p>
          </table:table-cell>
          <table:table-cell office:value-type="float" office:value="10202.63" calcext:value-type="float">
            <text:p>10,202.63</text:p>
          </table:table-cell>
          <table:table-cell office:value-type="float" office:value="10200.08" calcext:value-type="float">
            <text:p>10,200.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06.82" calcext:value-type="float">
            <text:p>10,206.82</text:p>
          </table:table-cell>
          <table:table-cell office:value-type="float" office:value="10205.14" calcext:value-type="float">
            <text:p>10,205.14</text:p>
          </table:table-cell>
          <table:table-cell office:value-type="float" office:value="10202.59" calcext:value-type="float">
            <text:p>10,202.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09.33" calcext:value-type="float">
            <text:p>10,209.33</text:p>
          </table:table-cell>
          <table:table-cell office:value-type="float" office:value="10207.67" calcext:value-type="float">
            <text:p>10,207.67</text:p>
          </table:table-cell>
          <table:table-cell office:value-type="float" office:value="10205.11" calcext:value-type="float">
            <text:p>10,205.1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11.84" calcext:value-type="float">
            <text:p>10,211.84</text:p>
          </table:table-cell>
          <table:table-cell office:value-type="float" office:value="10210.18" calcext:value-type="float">
            <text:p>10,210.18</text:p>
          </table:table-cell>
          <table:table-cell office:value-type="float" office:value="10207.63" calcext:value-type="float">
            <text:p>10,207.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14.36" calcext:value-type="float">
            <text:p>10,214.36</text:p>
          </table:table-cell>
          <table:table-cell office:value-type="float" office:value="10212.7" calcext:value-type="float">
            <text:p>10,212.70</text:p>
          </table:table-cell>
          <table:table-cell office:value-type="float" office:value="10210.14" calcext:value-type="float">
            <text:p>10,210.1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16.87" calcext:value-type="float">
            <text:p>10,216.87</text:p>
          </table:table-cell>
          <table:table-cell office:value-type="float" office:value="10215.22" calcext:value-type="float">
            <text:p>10,215.22</text:p>
          </table:table-cell>
          <table:table-cell office:value-type="float" office:value="10212.67" calcext:value-type="float">
            <text:p>10,212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19.39" calcext:value-type="float">
            <text:p>10,219.39</text:p>
          </table:table-cell>
          <table:table-cell office:value-type="float" office:value="10217.73" calcext:value-type="float">
            <text:p>10,217.73</text:p>
          </table:table-cell>
          <table:table-cell office:value-type="float" office:value="10215.18" calcext:value-type="float">
            <text:p>10,215.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21.9" calcext:value-type="float">
            <text:p>10,221.90</text:p>
          </table:table-cell>
          <table:table-cell office:value-type="float" office:value="10220.26" calcext:value-type="float">
            <text:p>10,220.26</text:p>
          </table:table-cell>
          <table:table-cell office:value-type="float" office:value="10217.69" calcext:value-type="float">
            <text:p>10,217.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24.42" calcext:value-type="float">
            <text:p>10,224.42</text:p>
          </table:table-cell>
          <table:table-cell office:value-type="float" office:value="10222.78" calcext:value-type="float">
            <text:p>10,222.78</text:p>
          </table:table-cell>
          <table:table-cell office:value-type="float" office:value="10220.22" calcext:value-type="float">
            <text:p>10,220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26.94" calcext:value-type="float">
            <text:p>10,226.94</text:p>
          </table:table-cell>
          <table:table-cell office:value-type="float" office:value="10225.3" calcext:value-type="float">
            <text:p>10,225.30</text:p>
          </table:table-cell>
          <table:table-cell office:value-type="float" office:value="10222.74" calcext:value-type="float">
            <text:p>10,222.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29.46" calcext:value-type="float">
            <text:p>10,229.46</text:p>
          </table:table-cell>
          <table:table-cell office:value-type="float" office:value="10227.82" calcext:value-type="float">
            <text:p>10,227.82</text:p>
          </table:table-cell>
          <table:table-cell office:value-type="float" office:value="10225.26" calcext:value-type="float">
            <text:p>10,225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31.97" calcext:value-type="float">
            <text:p>10,231.97</text:p>
          </table:table-cell>
          <table:table-cell office:value-type="float" office:value="10230.34" calcext:value-type="float">
            <text:p>10,230.34</text:p>
          </table:table-cell>
          <table:table-cell office:value-type="float" office:value="10227.78" calcext:value-type="float">
            <text:p>10,227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34.49" calcext:value-type="float">
            <text:p>10,234.49</text:p>
          </table:table-cell>
          <table:table-cell office:value-type="float" office:value="10232.87" calcext:value-type="float">
            <text:p>10,232.87</text:p>
          </table:table-cell>
          <table:table-cell office:value-type="float" office:value="10230.3" calcext:value-type="float">
            <text:p>10,230.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37.01" calcext:value-type="float">
            <text:p>10,237.01</text:p>
          </table:table-cell>
          <table:table-cell office:value-type="float" office:value="10235.39" calcext:value-type="float">
            <text:p>10,235.39</text:p>
          </table:table-cell>
          <table:table-cell office:value-type="float" office:value="10232.83" calcext:value-type="float">
            <text:p>10,232.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39.53" calcext:value-type="float">
            <text:p>10,239.53</text:p>
          </table:table-cell>
          <table:table-cell office:value-type="float" office:value="10237.92" calcext:value-type="float">
            <text:p>10,237.92</text:p>
          </table:table-cell>
          <table:table-cell office:value-type="float" office:value="10235.35" calcext:value-type="float">
            <text:p>10,235.3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42.06" calcext:value-type="float">
            <text:p>10,242.06</text:p>
          </table:table-cell>
          <table:table-cell office:value-type="float" office:value="10240.44" calcext:value-type="float">
            <text:p>10,240.44</text:p>
          </table:table-cell>
          <table:table-cell office:value-type="float" office:value="10237.88" calcext:value-type="float">
            <text:p>10,237.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7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44.58" calcext:value-type="float">
            <text:p>10,244.58</text:p>
          </table:table-cell>
          <table:table-cell office:value-type="float" office:value="10242.96" calcext:value-type="float">
            <text:p>10,242.96</text:p>
          </table:table-cell>
          <table:table-cell office:value-type="float" office:value="10240.4" calcext:value-type="float">
            <text:p>10,240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46.91" calcext:value-type="float">
            <text:p>10,246.91</text:p>
          </table:table-cell>
          <table:table-cell office:value-type="float" office:value="10245.3" calcext:value-type="float">
            <text:p>10,245.30</text:p>
          </table:table-cell>
          <table:table-cell office:value-type="float" office:value="10242.92" calcext:value-type="float">
            <text:p>10,242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49.24" calcext:value-type="float">
            <text:p>10,249.24</text:p>
          </table:table-cell>
          <table:table-cell office:value-type="float" office:value="10247.63" calcext:value-type="float">
            <text:p>10,247.63</text:p>
          </table:table-cell>
          <table:table-cell office:value-type="float" office:value="10245.26" calcext:value-type="float">
            <text:p>10,245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51.57" calcext:value-type="float">
            <text:p>10,251.57</text:p>
          </table:table-cell>
          <table:table-cell office:value-type="float" office:value="10249.97" calcext:value-type="float">
            <text:p>10,249.97</text:p>
          </table:table-cell>
          <table:table-cell office:value-type="float" office:value="10247.59" calcext:value-type="float">
            <text:p>10,247.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53.9" calcext:value-type="float">
            <text:p>10,253.90</text:p>
          </table:table-cell>
          <table:table-cell office:value-type="float" office:value="10252.3" calcext:value-type="float">
            <text:p>10,252.30</text:p>
          </table:table-cell>
          <table:table-cell office:value-type="float" office:value="10249.93" calcext:value-type="float">
            <text:p>10,249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56.24" calcext:value-type="float">
            <text:p>10,256.24</text:p>
          </table:table-cell>
          <table:table-cell office:value-type="float" office:value="10254.64" calcext:value-type="float">
            <text:p>10,254.64</text:p>
          </table:table-cell>
          <table:table-cell office:value-type="float" office:value="10252.26" calcext:value-type="float">
            <text:p>10,252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58.57" calcext:value-type="float">
            <text:p>10,258.57</text:p>
          </table:table-cell>
          <table:table-cell office:value-type="float" office:value="10256.98" calcext:value-type="float">
            <text:p>10,256.98</text:p>
          </table:table-cell>
          <table:table-cell office:value-type="float" office:value="10254.6" calcext:value-type="float">
            <text:p>10,254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60.9" calcext:value-type="float">
            <text:p>10,260.90</text:p>
          </table:table-cell>
          <table:table-cell office:value-type="float" office:value="10259.31" calcext:value-type="float">
            <text:p>10,259.31</text:p>
          </table:table-cell>
          <table:table-cell office:value-type="float" office:value="10256.94" calcext:value-type="float">
            <text:p>10,256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63.24" calcext:value-type="float">
            <text:p>10,263.24</text:p>
          </table:table-cell>
          <table:table-cell office:value-type="float" office:value="10261.66" calcext:value-type="float">
            <text:p>10,261.66</text:p>
          </table:table-cell>
          <table:table-cell office:value-type="float" office:value="10259.27" calcext:value-type="float">
            <text:p>10,259.2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65.57" calcext:value-type="float">
            <text:p>10,265.57</text:p>
          </table:table-cell>
          <table:table-cell office:value-type="float" office:value="10263.99" calcext:value-type="float">
            <text:p>10,263.99</text:p>
          </table:table-cell>
          <table:table-cell office:value-type="float" office:value="10261.62" calcext:value-type="float">
            <text:p>10,261.6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67.91" calcext:value-type="float">
            <text:p>10,267.91</text:p>
          </table:table-cell>
          <table:table-cell office:value-type="float" office:value="10266.33" calcext:value-type="float">
            <text:p>10,266.33</text:p>
          </table:table-cell>
          <table:table-cell office:value-type="float" office:value="10263.95" calcext:value-type="float">
            <text:p>10,263.9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70.24" calcext:value-type="float">
            <text:p>10,270.24</text:p>
          </table:table-cell>
          <table:table-cell office:value-type="float" office:value="10268.67" calcext:value-type="float">
            <text:p>10,268.67</text:p>
          </table:table-cell>
          <table:table-cell office:value-type="float" office:value="10266.29" calcext:value-type="float">
            <text:p>10,266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72.58" calcext:value-type="float">
            <text:p>10,272.58</text:p>
          </table:table-cell>
          <table:table-cell office:value-type="float" office:value="10271.01" calcext:value-type="float">
            <text:p>10,271.01</text:p>
          </table:table-cell>
          <table:table-cell office:value-type="float" office:value="10268.63" calcext:value-type="float">
            <text:p>10,268.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74.92" calcext:value-type="float">
            <text:p>10,274.92</text:p>
          </table:table-cell>
          <table:table-cell office:value-type="float" office:value="10273.36" calcext:value-type="float">
            <text:p>10,273.36</text:p>
          </table:table-cell>
          <table:table-cell office:value-type="float" office:value="10270.97" calcext:value-type="float">
            <text:p>10,270.9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77.26" calcext:value-type="float">
            <text:p>10,277.26</text:p>
          </table:table-cell>
          <table:table-cell office:value-type="float" office:value="10275.69" calcext:value-type="float">
            <text:p>10,275.69</text:p>
          </table:table-cell>
          <table:table-cell office:value-type="float" office:value="10273.32" calcext:value-type="float">
            <text:p>10,273.3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79.59" calcext:value-type="float">
            <text:p>10,279.59</text:p>
          </table:table-cell>
          <table:table-cell office:value-type="float" office:value="10278.03" calcext:value-type="float">
            <text:p>10,278.03</text:p>
          </table:table-cell>
          <table:table-cell office:value-type="float" office:value="10275.65" calcext:value-type="float">
            <text:p>10,275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81.93" calcext:value-type="float">
            <text:p>10,281.93</text:p>
          </table:table-cell>
          <table:table-cell office:value-type="float" office:value="10280.38" calcext:value-type="float">
            <text:p>10,280.38</text:p>
          </table:table-cell>
          <table:table-cell office:value-type="float" office:value="10277.99" calcext:value-type="float">
            <text:p>10,277.9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84.27" calcext:value-type="float">
            <text:p>10,284.27</text:p>
          </table:table-cell>
          <table:table-cell office:value-type="float" office:value="10282.72" calcext:value-type="float">
            <text:p>10,282.72</text:p>
          </table:table-cell>
          <table:table-cell office:value-type="float" office:value="10280.34" calcext:value-type="float">
            <text:p>10,280.3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86.61" calcext:value-type="float">
            <text:p>10,286.61</text:p>
          </table:table-cell>
          <table:table-cell office:value-type="float" office:value="10285.07" calcext:value-type="float">
            <text:p>10,285.07</text:p>
          </table:table-cell>
          <table:table-cell office:value-type="float" office:value="10282.68" calcext:value-type="float">
            <text:p>10,282.6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88.95" calcext:value-type="float">
            <text:p>10,288.95</text:p>
          </table:table-cell>
          <table:table-cell office:value-type="float" office:value="10287.41" calcext:value-type="float">
            <text:p>10,287.41</text:p>
          </table:table-cell>
          <table:table-cell office:value-type="float" office:value="10285.03" calcext:value-type="float">
            <text:p>10,285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91.29" calcext:value-type="float">
            <text:p>10,291.29</text:p>
          </table:table-cell>
          <table:table-cell office:value-type="float" office:value="10289.75" calcext:value-type="float">
            <text:p>10,289.75</text:p>
          </table:table-cell>
          <table:table-cell office:value-type="float" office:value="10287.37" calcext:value-type="float">
            <text:p>10,287.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93.63" calcext:value-type="float">
            <text:p>10,293.63</text:p>
          </table:table-cell>
          <table:table-cell office:value-type="float" office:value="10292.1" calcext:value-type="float">
            <text:p>10,292.10</text:p>
          </table:table-cell>
          <table:table-cell office:value-type="float" office:value="10289.71" calcext:value-type="float">
            <text:p>10,289.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8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95.98" calcext:value-type="float">
            <text:p>10,295.98</text:p>
          </table:table-cell>
          <table:table-cell office:value-type="float" office:value="10294.44" calcext:value-type="float">
            <text:p>10,294.44</text:p>
          </table:table-cell>
          <table:table-cell office:value-type="float" office:value="10292.06" calcext:value-type="float">
            <text:p>10,292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298.32" calcext:value-type="float">
            <text:p>10,298.32</text:p>
          </table:table-cell>
          <table:table-cell office:value-type="float" office:value="10296.79" calcext:value-type="float">
            <text:p>10,296.79</text:p>
          </table:table-cell>
          <table:table-cell office:value-type="float" office:value="10294.4" calcext:value-type="float">
            <text:p>10,294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00.66" calcext:value-type="float">
            <text:p>10,300.66</text:p>
          </table:table-cell>
          <table:table-cell office:value-type="float" office:value="10299.14" calcext:value-type="float">
            <text:p>10,299.14</text:p>
          </table:table-cell>
          <table:table-cell office:value-type="float" office:value="10296.76" calcext:value-type="float">
            <text:p>10,296.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03" calcext:value-type="float">
            <text:p>10,303.00</text:p>
          </table:table-cell>
          <table:table-cell office:value-type="float" office:value="10301.48" calcext:value-type="float">
            <text:p>10,301.48</text:p>
          </table:table-cell>
          <table:table-cell office:value-type="float" office:value="10299.1" calcext:value-type="float">
            <text:p>10,299.1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05.35" calcext:value-type="float">
            <text:p>10,305.35</text:p>
          </table:table-cell>
          <table:table-cell office:value-type="float" office:value="10303.83" calcext:value-type="float">
            <text:p>10,303.83</text:p>
          </table:table-cell>
          <table:table-cell office:value-type="float" office:value="10301.44" calcext:value-type="float">
            <text:p>10,301.4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07.69" calcext:value-type="float">
            <text:p>10,307.69</text:p>
          </table:table-cell>
          <table:table-cell office:value-type="float" office:value="10306.18" calcext:value-type="float">
            <text:p>10,306.18</text:p>
          </table:table-cell>
          <table:table-cell office:value-type="float" office:value="10303.8" calcext:value-type="float">
            <text:p>10,303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10.04" calcext:value-type="float">
            <text:p>10,310.04</text:p>
          </table:table-cell>
          <table:table-cell office:value-type="float" office:value="10308.52" calcext:value-type="float">
            <text:p>10,308.52</text:p>
          </table:table-cell>
          <table:table-cell office:value-type="float" office:value="10306.14" calcext:value-type="float">
            <text:p>10,306.1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12.38" calcext:value-type="float">
            <text:p>10,312.38</text:p>
          </table:table-cell>
          <table:table-cell office:value-type="float" office:value="10310.88" calcext:value-type="float">
            <text:p>10,310.88</text:p>
          </table:table-cell>
          <table:table-cell office:value-type="float" office:value="10308.48" calcext:value-type="float">
            <text:p>10,308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14.73" calcext:value-type="float">
            <text:p>10,314.73</text:p>
          </table:table-cell>
          <table:table-cell office:value-type="float" office:value="10313.22" calcext:value-type="float">
            <text:p>10,313.22</text:p>
          </table:table-cell>
          <table:table-cell office:value-type="float" office:value="10310.84" calcext:value-type="float">
            <text:p>10,310.8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17.08" calcext:value-type="float">
            <text:p>10,317.08</text:p>
          </table:table-cell>
          <table:table-cell office:value-type="float" office:value="10315.58" calcext:value-type="float">
            <text:p>10,315.58</text:p>
          </table:table-cell>
          <table:table-cell office:value-type="float" office:value="10313.19" calcext:value-type="float">
            <text:p>10,313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19.42" calcext:value-type="float">
            <text:p>10,319.42</text:p>
          </table:table-cell>
          <table:table-cell office:value-type="float" office:value="10317.93" calcext:value-type="float">
            <text:p>10,317.93</text:p>
          </table:table-cell>
          <table:table-cell office:value-type="float" office:value="10315.54" calcext:value-type="float">
            <text:p>10,315.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21.77" calcext:value-type="float">
            <text:p>10,321.77</text:p>
          </table:table-cell>
          <table:table-cell office:value-type="float" office:value="10320.28" calcext:value-type="float">
            <text:p>10,320.28</text:p>
          </table:table-cell>
          <table:table-cell office:value-type="float" office:value="10317.89" calcext:value-type="float">
            <text:p>10,317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24.12" calcext:value-type="float">
            <text:p>10,324.12</text:p>
          </table:table-cell>
          <table:table-cell office:value-type="float" office:value="10322.63" calcext:value-type="float">
            <text:p>10,322.63</text:p>
          </table:table-cell>
          <table:table-cell office:value-type="float" office:value="10320.24" calcext:value-type="float">
            <text:p>10,320.2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26.47" calcext:value-type="float">
            <text:p>10,326.47</text:p>
          </table:table-cell>
          <table:table-cell office:value-type="float" office:value="10324.98" calcext:value-type="float">
            <text:p>10,324.98</text:p>
          </table:table-cell>
          <table:table-cell office:value-type="float" office:value="10322.59" calcext:value-type="float">
            <text:p>10,322.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28.62" calcext:value-type="float">
            <text:p>10,328.62</text:p>
          </table:table-cell>
          <table:table-cell office:value-type="float" office:value="10327.15" calcext:value-type="float">
            <text:p>10,327.15</text:p>
          </table:table-cell>
          <table:table-cell office:value-type="float" office:value="10324.94" calcext:value-type="float">
            <text:p>10,324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30.78" calcext:value-type="float">
            <text:p>10,330.78</text:p>
          </table:table-cell>
          <table:table-cell office:value-type="float" office:value="10329.3" calcext:value-type="float">
            <text:p>10,329.30</text:p>
          </table:table-cell>
          <table:table-cell office:value-type="float" office:value="10327.11" calcext:value-type="float">
            <text:p>10,327.1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32.94" calcext:value-type="float">
            <text:p>10,332.94</text:p>
          </table:table-cell>
          <table:table-cell office:value-type="float" office:value="10331.46" calcext:value-type="float">
            <text:p>10,331.46</text:p>
          </table:table-cell>
          <table:table-cell office:value-type="float" office:value="10329.26" calcext:value-type="float">
            <text:p>10,329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35.09" calcext:value-type="float">
            <text:p>10,335.09</text:p>
          </table:table-cell>
          <table:table-cell office:value-type="float" office:value="10333.63" calcext:value-type="float">
            <text:p>10,333.63</text:p>
          </table:table-cell>
          <table:table-cell office:value-type="float" office:value="10331.42" calcext:value-type="float">
            <text:p>10,331.4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37.25" calcext:value-type="float">
            <text:p>10,337.25</text:p>
          </table:table-cell>
          <table:table-cell office:value-type="float" office:value="10335.78" calcext:value-type="float">
            <text:p>10,335.78</text:p>
          </table:table-cell>
          <table:table-cell office:value-type="float" office:value="10333.59" calcext:value-type="float">
            <text:p>10,333.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39.41" calcext:value-type="float">
            <text:p>10,339.41</text:p>
          </table:table-cell>
          <table:table-cell office:value-type="float" office:value="10337.95" calcext:value-type="float">
            <text:p>10,337.95</text:p>
          </table:table-cell>
          <table:table-cell office:value-type="float" office:value="10335.74" calcext:value-type="float">
            <text:p>10,335.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41.57" calcext:value-type="float">
            <text:p>10,341.57</text:p>
          </table:table-cell>
          <table:table-cell office:value-type="float" office:value="10340.11" calcext:value-type="float">
            <text:p>10,340.11</text:p>
          </table:table-cell>
          <table:table-cell office:value-type="float" office:value="10337.91" calcext:value-type="float">
            <text:p>10,337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9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43.72" calcext:value-type="float">
            <text:p>10,343.72</text:p>
          </table:table-cell>
          <table:table-cell office:value-type="float" office:value="10342.27" calcext:value-type="float">
            <text:p>10,342.27</text:p>
          </table:table-cell>
          <table:table-cell office:value-type="float" office:value="10340.07" calcext:value-type="float">
            <text:p>10,340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45.88" calcext:value-type="float">
            <text:p>10,345.88</text:p>
          </table:table-cell>
          <table:table-cell office:value-type="float" office:value="10344.44" calcext:value-type="float">
            <text:p>10,344.44</text:p>
          </table:table-cell>
          <table:table-cell office:value-type="float" office:value="10342.23" calcext:value-type="float">
            <text:p>10,342.2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48.04" calcext:value-type="float">
            <text:p>10,348.04</text:p>
          </table:table-cell>
          <table:table-cell office:value-type="float" office:value="10346.59" calcext:value-type="float">
            <text:p>10,346.59</text:p>
          </table:table-cell>
          <table:table-cell office:value-type="float" office:value="10344.4" calcext:value-type="float">
            <text:p>10,344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50.2" calcext:value-type="float">
            <text:p>10,350.20</text:p>
          </table:table-cell>
          <table:table-cell office:value-type="float" office:value="10348.76" calcext:value-type="float">
            <text:p>10,348.76</text:p>
          </table:table-cell>
          <table:table-cell office:value-type="float" office:value="10346.56" calcext:value-type="float">
            <text:p>10,346.5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52.36" calcext:value-type="float">
            <text:p>10,352.36</text:p>
          </table:table-cell>
          <table:table-cell office:value-type="float" office:value="10350.92" calcext:value-type="float">
            <text:p>10,350.92</text:p>
          </table:table-cell>
          <table:table-cell office:value-type="float" office:value="10348.73" calcext:value-type="float">
            <text:p>10,348.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54.52" calcext:value-type="float">
            <text:p>10,354.52</text:p>
          </table:table-cell>
          <table:table-cell office:value-type="float" office:value="10353.08" calcext:value-type="float">
            <text:p>10,353.08</text:p>
          </table:table-cell>
          <table:table-cell office:value-type="float" office:value="10350.89" calcext:value-type="float">
            <text:p>10,350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56.69" calcext:value-type="float">
            <text:p>10,356.69</text:p>
          </table:table-cell>
          <table:table-cell office:value-type="float" office:value="10355.26" calcext:value-type="float">
            <text:p>10,355.26</text:p>
          </table:table-cell>
          <table:table-cell office:value-type="float" office:value="10353.05" calcext:value-type="float">
            <text:p>10,353.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58.85" calcext:value-type="float">
            <text:p>10,358.85</text:p>
          </table:table-cell>
          <table:table-cell office:value-type="float" office:value="10357.42" calcext:value-type="float">
            <text:p>10,357.42</text:p>
          </table:table-cell>
          <table:table-cell office:value-type="float" office:value="10355.22" calcext:value-type="float">
            <text:p>10,355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61.01" calcext:value-type="float">
            <text:p>10,361.01</text:p>
          </table:table-cell>
          <table:table-cell office:value-type="float" office:value="10359.59" calcext:value-type="float">
            <text:p>10,359.59</text:p>
          </table:table-cell>
          <table:table-cell office:value-type="float" office:value="10357.38" calcext:value-type="float">
            <text:p>10,357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63.17" calcext:value-type="float">
            <text:p>10,363.17</text:p>
          </table:table-cell>
          <table:table-cell office:value-type="float" office:value="10361.75" calcext:value-type="float">
            <text:p>10,361.75</text:p>
          </table:table-cell>
          <table:table-cell office:value-type="float" office:value="10359.55" calcext:value-type="float">
            <text:p>10,359.5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65.33" calcext:value-type="float">
            <text:p>10,365.33</text:p>
          </table:table-cell>
          <table:table-cell office:value-type="float" office:value="10363.91" calcext:value-type="float">
            <text:p>10,363.91</text:p>
          </table:table-cell>
          <table:table-cell office:value-type="float" office:value="10361.71" calcext:value-type="float">
            <text:p>10,361.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67.5" calcext:value-type="float">
            <text:p>10,367.50</text:p>
          </table:table-cell>
          <table:table-cell office:value-type="float" office:value="10366.09" calcext:value-type="float">
            <text:p>10,366.09</text:p>
          </table:table-cell>
          <table:table-cell office:value-type="float" office:value="10363.88" calcext:value-type="float">
            <text:p>10,363.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69.66" calcext:value-type="float">
            <text:p>10,369.66</text:p>
          </table:table-cell>
          <table:table-cell office:value-type="float" office:value="10368.25" calcext:value-type="float">
            <text:p>10,368.25</text:p>
          </table:table-cell>
          <table:table-cell office:value-type="float" office:value="10366.05" calcext:value-type="float">
            <text:p>10,366.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71.83" calcext:value-type="float">
            <text:p>10,371.83</text:p>
          </table:table-cell>
          <table:table-cell office:value-type="float" office:value="10370.43" calcext:value-type="float">
            <text:p>10,370.43</text:p>
          </table:table-cell>
          <table:table-cell office:value-type="float" office:value="10368.21" calcext:value-type="float">
            <text:p>10,368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73.99" calcext:value-type="float">
            <text:p>10,373.99</text:p>
          </table:table-cell>
          <table:table-cell office:value-type="float" office:value="10372.59" calcext:value-type="float">
            <text:p>10,372.59</text:p>
          </table:table-cell>
          <table:table-cell office:value-type="float" office:value="10370.39" calcext:value-type="float">
            <text:p>10,370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76.16" calcext:value-type="float">
            <text:p>10,376.16</text:p>
          </table:table-cell>
          <table:table-cell office:value-type="float" office:value="10374.76" calcext:value-type="float">
            <text:p>10,374.76</text:p>
          </table:table-cell>
          <table:table-cell office:value-type="float" office:value="10372.55" calcext:value-type="float">
            <text:p>10,372.5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78.32" calcext:value-type="float">
            <text:p>10,378.32</text:p>
          </table:table-cell>
          <table:table-cell office:value-type="float" office:value="10376.93" calcext:value-type="float">
            <text:p>10,376.93</text:p>
          </table:table-cell>
          <table:table-cell office:value-type="float" office:value="10374.72" calcext:value-type="float">
            <text:p>10,374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80.49" calcext:value-type="float">
            <text:p>10,380.49</text:p>
          </table:table-cell>
          <table:table-cell office:value-type="float" office:value="10379.1" calcext:value-type="float">
            <text:p>10,379.10</text:p>
          </table:table-cell>
          <table:table-cell office:value-type="float" office:value="10376.89" calcext:value-type="float">
            <text:p>10,376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82.65" calcext:value-type="float">
            <text:p>10,382.65</text:p>
          </table:table-cell>
          <table:table-cell office:value-type="float" office:value="10381.27" calcext:value-type="float">
            <text:p>10,381.27</text:p>
          </table:table-cell>
          <table:table-cell office:value-type="float" office:value="10379.06" calcext:value-type="float">
            <text:p>10,379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84.82" calcext:value-type="float">
            <text:p>10,384.82</text:p>
          </table:table-cell>
          <table:table-cell office:value-type="float" office:value="10383.44" calcext:value-type="float">
            <text:p>10,383.44</text:p>
          </table:table-cell>
          <table:table-cell office:value-type="float" office:value="10381.23" calcext:value-type="float">
            <text:p>10,381.2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86.99" calcext:value-type="float">
            <text:p>10,386.99</text:p>
          </table:table-cell>
          <table:table-cell office:value-type="float" office:value="10385.61" calcext:value-type="float">
            <text:p>10,385.61</text:p>
          </table:table-cell>
          <table:table-cell office:value-type="float" office:value="10383.4" calcext:value-type="float">
            <text:p>10,383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89.16" calcext:value-type="float">
            <text:p>10,389.16</text:p>
          </table:table-cell>
          <table:table-cell office:value-type="float" office:value="10387.79" calcext:value-type="float">
            <text:p>10,387.79</text:p>
          </table:table-cell>
          <table:table-cell office:value-type="float" office:value="10385.57" calcext:value-type="float">
            <text:p>10,385.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91.33" calcext:value-type="float">
            <text:p>10,391.33</text:p>
          </table:table-cell>
          <table:table-cell office:value-type="float" office:value="10389.95" calcext:value-type="float">
            <text:p>10,389.95</text:p>
          </table:table-cell>
          <table:table-cell office:value-type="float" office:value="10387.75" calcext:value-type="float">
            <text:p>10,387.7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10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93.3" calcext:value-type="float">
            <text:p>10,393.30</text:p>
          </table:table-cell>
          <table:table-cell office:value-type="float" office:value="10391.94" calcext:value-type="float">
            <text:p>10,391.94</text:p>
          </table:table-cell>
          <table:table-cell office:value-type="float" office:value="10389.91" calcext:value-type="float">
            <text:p>10,389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95.27" calcext:value-type="float">
            <text:p>10,395.27</text:p>
          </table:table-cell>
          <table:table-cell office:value-type="float" office:value="10393.91" calcext:value-type="float">
            <text:p>10,393.91</text:p>
          </table:table-cell>
          <table:table-cell office:value-type="float" office:value="10391.9" calcext:value-type="float">
            <text:p>10,391.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97.25" calcext:value-type="float">
            <text:p>10,397.25</text:p>
          </table:table-cell>
          <table:table-cell office:value-type="float" office:value="10395.88" calcext:value-type="float">
            <text:p>10,395.88</text:p>
          </table:table-cell>
          <table:table-cell office:value-type="float" office:value="10393.87" calcext:value-type="float">
            <text:p>10,393.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399.22" calcext:value-type="float">
            <text:p>10,399.22</text:p>
          </table:table-cell>
          <table:table-cell office:value-type="float" office:value="10397.87" calcext:value-type="float">
            <text:p>10,397.87</text:p>
          </table:table-cell>
          <table:table-cell office:value-type="float" office:value="10395.84" calcext:value-type="float">
            <text:p>10,395.8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01.19" calcext:value-type="float">
            <text:p>10,401.19</text:p>
          </table:table-cell>
          <table:table-cell office:value-type="float" office:value="10399.84" calcext:value-type="float">
            <text:p>10,399.84</text:p>
          </table:table-cell>
          <table:table-cell office:value-type="float" office:value="10397.83" calcext:value-type="float">
            <text:p>10,397.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03.17" calcext:value-type="float">
            <text:p>10,403.17</text:p>
          </table:table-cell>
          <table:table-cell office:value-type="float" office:value="10401.83" calcext:value-type="float">
            <text:p>10,401.83</text:p>
          </table:table-cell>
          <table:table-cell office:value-type="float" office:value="10399.8" calcext:value-type="float">
            <text:p>10,399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05.14" calcext:value-type="float">
            <text:p>10,405.14</text:p>
          </table:table-cell>
          <table:table-cell office:value-type="float" office:value="10403.8" calcext:value-type="float">
            <text:p>10,403.80</text:p>
          </table:table-cell>
          <table:table-cell office:value-type="float" office:value="10401.79" calcext:value-type="float">
            <text:p>10,401.7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07.12" calcext:value-type="float">
            <text:p>10,407.12</text:p>
          </table:table-cell>
          <table:table-cell office:value-type="float" office:value="10405.78" calcext:value-type="float">
            <text:p>10,405.78</text:p>
          </table:table-cell>
          <table:table-cell office:value-type="float" office:value="10403.76" calcext:value-type="float">
            <text:p>10,403.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09.09" calcext:value-type="float">
            <text:p>10,409.09</text:p>
          </table:table-cell>
          <table:table-cell office:value-type="float" office:value="10407.76" calcext:value-type="float">
            <text:p>10,407.76</text:p>
          </table:table-cell>
          <table:table-cell office:value-type="float" office:value="10405.74" calcext:value-type="float">
            <text:p>10,405.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11.07" calcext:value-type="float">
            <text:p>10,411.07</text:p>
          </table:table-cell>
          <table:table-cell office:value-type="float" office:value="10409.74" calcext:value-type="float">
            <text:p>10,409.74</text:p>
          </table:table-cell>
          <table:table-cell office:value-type="float" office:value="10407.72" calcext:value-type="float">
            <text:p>10,407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13.05" calcext:value-type="float">
            <text:p>10,413.05</text:p>
          </table:table-cell>
          <table:table-cell office:value-type="float" office:value="10411.72" calcext:value-type="float">
            <text:p>10,411.72</text:p>
          </table:table-cell>
          <table:table-cell office:value-type="float" office:value="10409.7" calcext:value-type="float">
            <text:p>10,409.7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15.02" calcext:value-type="float">
            <text:p>10,415.02</text:p>
          </table:table-cell>
          <table:table-cell office:value-type="float" office:value="10413.7" calcext:value-type="float">
            <text:p>10,413.70</text:p>
          </table:table-cell>
          <table:table-cell office:value-type="float" office:value="10411.69" calcext:value-type="float">
            <text:p>10,411.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19.02" calcext:value-type="float">
            <text:p>10,419.02</text:p>
          </table:table-cell>
          <table:table-cell office:value-type="float" office:value="10417.71" calcext:value-type="float">
            <text:p>10,417.71</text:p>
          </table:table-cell>
          <table:table-cell office:value-type="float" office:value="10413.66" calcext:value-type="float">
            <text:p>10,413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20.96" calcext:value-type="float">
            <text:p>10,420.96</text:p>
          </table:table-cell>
          <table:table-cell office:value-type="float" office:value="10419.64" calcext:value-type="float">
            <text:p>10,419.64</text:p>
          </table:table-cell>
          <table:table-cell office:value-type="float" office:value="10417.63" calcext:value-type="float">
            <text:p>10,417.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22.94" calcext:value-type="float">
            <text:p>10,422.94</text:p>
          </table:table-cell>
          <table:table-cell office:value-type="float" office:value="10421.63" calcext:value-type="float">
            <text:p>10,421.63</text:p>
          </table:table-cell>
          <table:table-cell office:value-type="float" office:value="10419.6" calcext:value-type="float">
            <text:p>10,419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24.91" calcext:value-type="float">
            <text:p>10,424.91</text:p>
          </table:table-cell>
          <table:table-cell office:value-type="float" office:value="10423.61" calcext:value-type="float">
            <text:p>10,423.61</text:p>
          </table:table-cell>
          <table:table-cell office:value-type="float" office:value="10421.59" calcext:value-type="float">
            <text:p>10,421.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26.89" calcext:value-type="float">
            <text:p>10,426.89</text:p>
          </table:table-cell>
          <table:table-cell office:value-type="float" office:value="10425.59" calcext:value-type="float">
            <text:p>10,425.59</text:p>
          </table:table-cell>
          <table:table-cell office:value-type="float" office:value="10423.57" calcext:value-type="float">
            <text:p>10,423.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28.87" calcext:value-type="float">
            <text:p>10,428.87</text:p>
          </table:table-cell>
          <table:table-cell office:value-type="float" office:value="10427.58" calcext:value-type="float">
            <text:p>10,427.58</text:p>
          </table:table-cell>
          <table:table-cell office:value-type="float" office:value="10425.55" calcext:value-type="float">
            <text:p>10,425.5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30.85" calcext:value-type="float">
            <text:p>10,430.85</text:p>
          </table:table-cell>
          <table:table-cell office:value-type="float" office:value="10429.56" calcext:value-type="float">
            <text:p>10,429.56</text:p>
          </table:table-cell>
          <table:table-cell office:value-type="float" office:value="10427.54" calcext:value-type="float">
            <text:p>10,427.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11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32.83" calcext:value-type="float">
            <text:p>10,432.83</text:p>
          </table:table-cell>
          <table:table-cell office:value-type="float" office:value="10431.54" calcext:value-type="float">
            <text:p>10,431.54</text:p>
          </table:table-cell>
          <table:table-cell office:value-type="float" office:value="10429.52" calcext:value-type="float">
            <text:p>10,429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34.81" calcext:value-type="float">
            <text:p>10,434.81</text:p>
          </table:table-cell>
          <table:table-cell office:value-type="float" office:value="10433.53" calcext:value-type="float">
            <text:p>10,433.53</text:p>
          </table:table-cell>
          <table:table-cell office:value-type="float" office:value="10431.5" calcext:value-type="float">
            <text:p>10,431.5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36.79" calcext:value-type="float">
            <text:p>10,436.79</text:p>
          </table:table-cell>
          <table:table-cell office:value-type="float" office:value="10435.51" calcext:value-type="float">
            <text:p>10,435.51</text:p>
          </table:table-cell>
          <table:table-cell office:value-type="float" office:value="10433.49" calcext:value-type="float">
            <text:p>10,433.4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38.78" calcext:value-type="float">
            <text:p>10,438.78</text:p>
          </table:table-cell>
          <table:table-cell office:value-type="float" office:value="10437.5" calcext:value-type="float">
            <text:p>10,437.50</text:p>
          </table:table-cell>
          <table:table-cell office:value-type="float" office:value="10435.47" calcext:value-type="float">
            <text:p>10,435.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40.76" calcext:value-type="float">
            <text:p>10,440.76</text:p>
          </table:table-cell>
          <table:table-cell office:value-type="float" office:value="10439.48" calcext:value-type="float">
            <text:p>10,439.48</text:p>
          </table:table-cell>
          <table:table-cell office:value-type="float" office:value="10437.46" calcext:value-type="float">
            <text:p>10,437.4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42.74" calcext:value-type="float">
            <text:p>10,442.74</text:p>
          </table:table-cell>
          <table:table-cell office:value-type="float" office:value="10441.47" calcext:value-type="float">
            <text:p>10,441.47</text:p>
          </table:table-cell>
          <table:table-cell office:value-type="float" office:value="10439.44" calcext:value-type="float">
            <text:p>10,439.4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44.72" calcext:value-type="float">
            <text:p>10,444.72</text:p>
          </table:table-cell>
          <table:table-cell office:value-type="float" office:value="10443.46" calcext:value-type="float">
            <text:p>10,443.46</text:p>
          </table:table-cell>
          <table:table-cell office:value-type="float" office:value="10441.43" calcext:value-type="float">
            <text:p>10,441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46.71" calcext:value-type="float">
            <text:p>10,446.71</text:p>
          </table:table-cell>
          <table:table-cell office:value-type="float" office:value="10445.44" calcext:value-type="float">
            <text:p>10,445.44</text:p>
          </table:table-cell>
          <table:table-cell office:value-type="float" office:value="10443.42" calcext:value-type="float">
            <text:p>10,443.4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48.69" calcext:value-type="float">
            <text:p>10,448.69</text:p>
          </table:table-cell>
          <table:table-cell office:value-type="float" office:value="10447.44" calcext:value-type="float">
            <text:p>10,447.44</text:p>
          </table:table-cell>
          <table:table-cell office:value-type="float" office:value="10445.4" calcext:value-type="float">
            <text:p>10,445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50.47" calcext:value-type="float">
            <text:p>10,450.47</text:p>
          </table:table-cell>
          <table:table-cell office:value-type="float" office:value="10449.22" calcext:value-type="float">
            <text:p>10,449.22</text:p>
          </table:table-cell>
          <table:table-cell office:value-type="float" office:value="10447.4" calcext:value-type="float">
            <text:p>10,447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52.26" calcext:value-type="float">
            <text:p>10,452.26</text:p>
          </table:table-cell>
          <table:table-cell office:value-type="float" office:value="10451.01" calcext:value-type="float">
            <text:p>10,451.01</text:p>
          </table:table-cell>
          <table:table-cell office:value-type="float" office:value="10449.18" calcext:value-type="float">
            <text:p>10,449.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54.05" calcext:value-type="float">
            <text:p>10,454.05</text:p>
          </table:table-cell>
          <table:table-cell office:value-type="float" office:value="10452.8" calcext:value-type="float">
            <text:p>10,452.80</text:p>
          </table:table-cell>
          <table:table-cell office:value-type="float" office:value="10450.97" calcext:value-type="float">
            <text:p>10,450.9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55.83" calcext:value-type="float">
            <text:p>10,455.83</text:p>
          </table:table-cell>
          <table:table-cell office:value-type="float" office:value="10454.59" calcext:value-type="float">
            <text:p>10,454.59</text:p>
          </table:table-cell>
          <table:table-cell office:value-type="float" office:value="10452.76" calcext:value-type="float">
            <text:p>10,452.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57.62" calcext:value-type="float">
            <text:p>10,457.62</text:p>
          </table:table-cell>
          <table:table-cell office:value-type="float" office:value="10456.39" calcext:value-type="float">
            <text:p>10,456.39</text:p>
          </table:table-cell>
          <table:table-cell office:value-type="float" office:value="10454.55" calcext:value-type="float">
            <text:p>10,454.5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59.41" calcext:value-type="float">
            <text:p>10,459.41</text:p>
          </table:table-cell>
          <table:table-cell office:value-type="float" office:value="10458.17" calcext:value-type="float">
            <text:p>10,458.17</text:p>
          </table:table-cell>
          <table:table-cell office:value-type="float" office:value="10456.35" calcext:value-type="float">
            <text:p>10,456.3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61.19" calcext:value-type="float">
            <text:p>10,461.19</text:p>
          </table:table-cell>
          <table:table-cell office:value-type="float" office:value="10459.96" calcext:value-type="float">
            <text:p>10,459.96</text:p>
          </table:table-cell>
          <table:table-cell office:value-type="float" office:value="10458.13" calcext:value-type="float">
            <text:p>10,458.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64.81" calcext:value-type="float">
            <text:p>10,464.81</text:p>
          </table:table-cell>
          <table:table-cell office:value-type="float" office:value="10463.59" calcext:value-type="float">
            <text:p>10,463.59</text:p>
          </table:table-cell>
          <table:table-cell office:value-type="float" office:value="10459.92" calcext:value-type="float">
            <text:p>10,459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66.56" calcext:value-type="float">
            <text:p>10,466.56</text:p>
          </table:table-cell>
          <table:table-cell office:value-type="float" office:value="10465.34" calcext:value-type="float">
            <text:p>10,465.34</text:p>
          </table:table-cell>
          <table:table-cell office:value-type="float" office:value="10463.51" calcext:value-type="float">
            <text:p>10,463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68.35" calcext:value-type="float">
            <text:p>10,468.35</text:p>
          </table:table-cell>
          <table:table-cell office:value-type="float" office:value="10467.13" calcext:value-type="float">
            <text:p>10,467.13</text:p>
          </table:table-cell>
          <table:table-cell office:value-type="float" office:value="10465.3" calcext:value-type="float">
            <text:p>10,465.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12/201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71.97" calcext:value-type="float">
            <text:p>10,471.97</text:p>
          </table:table-cell>
          <table:table-cell office:value-type="float" office:value="10470.76" calcext:value-type="float">
            <text:p>10,470.76</text:p>
          </table:table-cell>
          <table:table-cell office:value-type="float" office:value="10467.09" calcext:value-type="float">
            <text:p>10,467.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1/20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73.72" calcext:value-type="float">
            <text:p>10,473.72</text:p>
          </table:table-cell>
          <table:table-cell office:value-type="float" office:value="10472.51" calcext:value-type="float">
            <text:p>10,472.51</text:p>
          </table:table-cell>
          <table:table-cell office:value-type="float" office:value="10470.68" calcext:value-type="float">
            <text:p>10,470.6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1/20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75.51" calcext:value-type="float">
            <text:p>10,475.51</text:p>
          </table:table-cell>
          <table:table-cell office:value-type="float" office:value="10474.31" calcext:value-type="float">
            <text:p>10,474.31</text:p>
          </table:table-cell>
          <table:table-cell office:value-type="float" office:value="10472.47" calcext:value-type="float">
            <text:p>10,472.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1/20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77.3" calcext:value-type="float">
            <text:p>10,477.30</text:p>
          </table:table-cell>
          <table:table-cell office:value-type="float" office:value="10476.1" calcext:value-type="float">
            <text:p>10,476.10</text:p>
          </table:table-cell>
          <table:table-cell office:value-type="float" office:value="10474.27" calcext:value-type="float">
            <text:p>10,474.2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1/20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79.09" calcext:value-type="float">
            <text:p>10,479.09</text:p>
          </table:table-cell>
          <table:table-cell office:value-type="float" office:value="10477.89" calcext:value-type="float">
            <text:p>10,477.89</text:p>
          </table:table-cell>
          <table:table-cell office:value-type="float" office:value="10476.06" calcext:value-type="float">
            <text:p>10,476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1/20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80.88" calcext:value-type="float">
            <text:p>10,480.88</text:p>
          </table:table-cell>
          <table:table-cell office:value-type="float" office:value="10479.69" calcext:value-type="float">
            <text:p>10,479.69</text:p>
          </table:table-cell>
          <table:table-cell office:value-type="float" office:value="10477.85" calcext:value-type="float">
            <text:p>10,477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1/20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82.67" calcext:value-type="float">
            <text:p>10,482.67</text:p>
          </table:table-cell>
          <table:table-cell office:value-type="float" office:value="10481.48" calcext:value-type="float">
            <text:p>10,481.48</text:p>
          </table:table-cell>
          <table:table-cell office:value-type="float" office:value="10479.65" calcext:value-type="float">
            <text:p>10,479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1/20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484.46" calcext:value-type="float">
            <text:p>10,484.46</text:p>
          </table:table-cell>
          <table:table-cell office:value-type="float" office:value="10483.28" calcext:value-type="float">
            <text:p>10,483.28</text:p>
          </table:table-cell>
          <table:table-cell office:value-type="float" office:value="10481.44" calcext:value-type="float">
            <text:p>10,481.4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485.08" calcext:value-type="float">
            <text:p>10,485.08</text:p>
          </table:table-cell>
          <table:table-cell office:value-type="float" office:value="10483.91" calcext:value-type="float">
            <text:p>10,483.91</text:p>
          </table:table-cell>
          <table:table-cell office:value-type="float" office:value="10482.07" calcext:value-type="float">
            <text:p>10,482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486.87" calcext:value-type="float">
            <text:p>10,486.87</text:p>
          </table:table-cell>
          <table:table-cell office:value-type="float" office:value="10485.7" calcext:value-type="float">
            <text:p>10,485.70</text:p>
          </table:table-cell>
          <table:table-cell office:value-type="float" office:value="10483.87" calcext:value-type="float">
            <text:p>10,483.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488.67" calcext:value-type="float">
            <text:p>10,488.67</text:p>
          </table:table-cell>
          <table:table-cell office:value-type="float" office:value="10487.51" calcext:value-type="float">
            <text:p>10,487.51</text:p>
          </table:table-cell>
          <table:table-cell office:value-type="float" office:value="10485.66" calcext:value-type="float">
            <text:p>10,485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490.46" calcext:value-type="float">
            <text:p>10,490.46</text:p>
          </table:table-cell>
          <table:table-cell office:value-type="float" office:value="10489.31" calcext:value-type="float">
            <text:p>10,489.31</text:p>
          </table:table-cell>
          <table:table-cell office:value-type="float" office:value="10487.47" calcext:value-type="float">
            <text:p>10,487.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492.27" calcext:value-type="float">
            <text:p>10,492.27</text:p>
          </table:table-cell>
          <table:table-cell office:value-type="float" office:value="10491.11" calcext:value-type="float">
            <text:p>10,491.11</text:p>
          </table:table-cell>
          <table:table-cell office:value-type="float" office:value="10489.27" calcext:value-type="float">
            <text:p>10,489.2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494.06" calcext:value-type="float">
            <text:p>10,494.06</text:p>
          </table:table-cell>
          <table:table-cell office:value-type="float" office:value="10492.9" calcext:value-type="float">
            <text:p>10,492.90</text:p>
          </table:table-cell>
          <table:table-cell office:value-type="float" office:value="10491.07" calcext:value-type="float">
            <text:p>10,491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495.85" calcext:value-type="float">
            <text:p>10,495.85</text:p>
          </table:table-cell>
          <table:table-cell office:value-type="float" office:value="10494.71" calcext:value-type="float">
            <text:p>10,494.71</text:p>
          </table:table-cell>
          <table:table-cell office:value-type="float" office:value="10492.86" calcext:value-type="float">
            <text:p>10,492.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497.66" calcext:value-type="float">
            <text:p>10,497.66</text:p>
          </table:table-cell>
          <table:table-cell office:value-type="float" office:value="10496.51" calcext:value-type="float">
            <text:p>10,496.51</text:p>
          </table:table-cell>
          <table:table-cell office:value-type="float" office:value="10494.67" calcext:value-type="float">
            <text:p>10,494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499.45" calcext:value-type="float">
            <text:p>10,499.45</text:p>
          </table:table-cell>
          <table:table-cell office:value-type="float" office:value="10498.32" calcext:value-type="float">
            <text:p>10,498.32</text:p>
          </table:table-cell>
          <table:table-cell office:value-type="float" office:value="10496.47" calcext:value-type="float">
            <text:p>10,496.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01.26" calcext:value-type="float">
            <text:p>10,501.26</text:p>
          </table:table-cell>
          <table:table-cell office:value-type="float" office:value="10500.12" calcext:value-type="float">
            <text:p>10,500.12</text:p>
          </table:table-cell>
          <table:table-cell office:value-type="float" office:value="10498.28" calcext:value-type="float">
            <text:p>10,498.2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03.05" calcext:value-type="float">
            <text:p>10,503.05</text:p>
          </table:table-cell>
          <table:table-cell office:value-type="float" office:value="10501.92" calcext:value-type="float">
            <text:p>10,501.92</text:p>
          </table:table-cell>
          <table:table-cell office:value-type="float" office:value="10500.08" calcext:value-type="float">
            <text:p>10,500.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04.84" calcext:value-type="float">
            <text:p>10,504.84</text:p>
          </table:table-cell>
          <table:table-cell office:value-type="float" office:value="10503.72" calcext:value-type="float">
            <text:p>10,503.72</text:p>
          </table:table-cell>
          <table:table-cell office:value-type="float" office:value="10501.88" calcext:value-type="float">
            <text:p>10,501.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06.65" calcext:value-type="float">
            <text:p>10,506.65</text:p>
          </table:table-cell>
          <table:table-cell office:value-type="float" office:value="10505.53" calcext:value-type="float">
            <text:p>10,505.53</text:p>
          </table:table-cell>
          <table:table-cell office:value-type="float" office:value="10503.68" calcext:value-type="float">
            <text:p>10,503.6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08.45" calcext:value-type="float">
            <text:p>10,508.45</text:p>
          </table:table-cell>
          <table:table-cell office:value-type="float" office:value="10507.33" calcext:value-type="float">
            <text:p>10,507.33</text:p>
          </table:table-cell>
          <table:table-cell office:value-type="float" office:value="10505.49" calcext:value-type="float">
            <text:p>10,505.4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1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10.25" calcext:value-type="float">
            <text:p>10,510.25</text:p>
          </table:table-cell>
          <table:table-cell office:value-type="float" office:value="10509.14" calcext:value-type="float">
            <text:p>10,509.14</text:p>
          </table:table-cell>
          <table:table-cell office:value-type="float" office:value="10507.29" calcext:value-type="float">
            <text:p>10,507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12.05" calcext:value-type="float">
            <text:p>10,512.05</text:p>
          </table:table-cell>
          <table:table-cell office:value-type="float" office:value="10510.93" calcext:value-type="float">
            <text:p>10,510.93</text:p>
          </table:table-cell>
          <table:table-cell office:value-type="float" office:value="10509.1" calcext:value-type="float">
            <text:p>10,509.1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13.84" calcext:value-type="float">
            <text:p>10,513.84</text:p>
          </table:table-cell>
          <table:table-cell office:value-type="float" office:value="10512.74" calcext:value-type="float">
            <text:p>10,512.74</text:p>
          </table:table-cell>
          <table:table-cell office:value-type="float" office:value="10510.89" calcext:value-type="float">
            <text:p>10,510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15.65" calcext:value-type="float">
            <text:p>10,515.65</text:p>
          </table:table-cell>
          <table:table-cell office:value-type="float" office:value="10514.55" calcext:value-type="float">
            <text:p>10,514.55</text:p>
          </table:table-cell>
          <table:table-cell office:value-type="float" office:value="10512.7" calcext:value-type="float">
            <text:p>10,512.7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17.35" calcext:value-type="float">
            <text:p>10,517.35</text:p>
          </table:table-cell>
          <table:table-cell office:value-type="float" office:value="10516.26" calcext:value-type="float">
            <text:p>10,516.26</text:p>
          </table:table-cell>
          <table:table-cell office:value-type="float" office:value="10514.51" calcext:value-type="float">
            <text:p>10,514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19.06" calcext:value-type="float">
            <text:p>10,519.06</text:p>
          </table:table-cell>
          <table:table-cell office:value-type="float" office:value="10517.96" calcext:value-type="float">
            <text:p>10,517.96</text:p>
          </table:table-cell>
          <table:table-cell office:value-type="float" office:value="10516.22" calcext:value-type="float">
            <text:p>10,516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20.75" calcext:value-type="float">
            <text:p>10,520.75</text:p>
          </table:table-cell>
          <table:table-cell office:value-type="float" office:value="10519.66" calcext:value-type="float">
            <text:p>10,519.66</text:p>
          </table:table-cell>
          <table:table-cell office:value-type="float" office:value="10517.92" calcext:value-type="float">
            <text:p>10,517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22.45" calcext:value-type="float">
            <text:p>10,522.45</text:p>
          </table:table-cell>
          <table:table-cell office:value-type="float" office:value="10521.37" calcext:value-type="float">
            <text:p>10,521.37</text:p>
          </table:table-cell>
          <table:table-cell office:value-type="float" office:value="10519.62" calcext:value-type="float">
            <text:p>10,519.6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24.16" calcext:value-type="float">
            <text:p>10,524.16</text:p>
          </table:table-cell>
          <table:table-cell office:value-type="float" office:value="10523.08" calcext:value-type="float">
            <text:p>10,523.08</text:p>
          </table:table-cell>
          <table:table-cell office:value-type="float" office:value="10521.33" calcext:value-type="float">
            <text:p>10,521.3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25.86" calcext:value-type="float">
            <text:p>10,525.86</text:p>
          </table:table-cell>
          <table:table-cell office:value-type="float" office:value="10524.78" calcext:value-type="float">
            <text:p>10,524.78</text:p>
          </table:table-cell>
          <table:table-cell office:value-type="float" office:value="10523.04" calcext:value-type="float">
            <text:p>10,523.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27.57" calcext:value-type="float">
            <text:p>10,527.57</text:p>
          </table:table-cell>
          <table:table-cell office:value-type="float" office:value="10526.49" calcext:value-type="float">
            <text:p>10,526.49</text:p>
          </table:table-cell>
          <table:table-cell office:value-type="float" office:value="10524.74" calcext:value-type="float">
            <text:p>10,524.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29.27" calcext:value-type="float">
            <text:p>10,529.27</text:p>
          </table:table-cell>
          <table:table-cell office:value-type="float" office:value="10528.19" calcext:value-type="float">
            <text:p>10,528.19</text:p>
          </table:table-cell>
          <table:table-cell office:value-type="float" office:value="10526.45" calcext:value-type="float">
            <text:p>10,526.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30.97" calcext:value-type="float">
            <text:p>10,530.97</text:p>
          </table:table-cell>
          <table:table-cell office:value-type="float" office:value="10529.9" calcext:value-type="float">
            <text:p>10,529.90</text:p>
          </table:table-cell>
          <table:table-cell office:value-type="float" office:value="10528.15" calcext:value-type="float">
            <text:p>10,528.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32.68" calcext:value-type="float">
            <text:p>10,532.68</text:p>
          </table:table-cell>
          <table:table-cell office:value-type="float" office:value="10531.61" calcext:value-type="float">
            <text:p>10,531.61</text:p>
          </table:table-cell>
          <table:table-cell office:value-type="float" office:value="10529.86" calcext:value-type="float">
            <text:p>10,529.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34.38" calcext:value-type="float">
            <text:p>10,534.38</text:p>
          </table:table-cell>
          <table:table-cell office:value-type="float" office:value="10533.32" calcext:value-type="float">
            <text:p>10,533.32</text:p>
          </table:table-cell>
          <table:table-cell office:value-type="float" office:value="10531.57" calcext:value-type="float">
            <text:p>10,531.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36.09" calcext:value-type="float">
            <text:p>10,536.09</text:p>
          </table:table-cell>
          <table:table-cell office:value-type="float" office:value="10535.03" calcext:value-type="float">
            <text:p>10,535.03</text:p>
          </table:table-cell>
          <table:table-cell office:value-type="float" office:value="10533.28" calcext:value-type="float">
            <text:p>10,533.2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37.79" calcext:value-type="float">
            <text:p>10,537.79</text:p>
          </table:table-cell>
          <table:table-cell office:value-type="float" office:value="10536.73" calcext:value-type="float">
            <text:p>10,536.73</text:p>
          </table:table-cell>
          <table:table-cell office:value-type="float" office:value="10534.99" calcext:value-type="float">
            <text:p>10,534.9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39.49" calcext:value-type="float">
            <text:p>10,539.49</text:p>
          </table:table-cell>
          <table:table-cell office:value-type="float" office:value="10538.44" calcext:value-type="float">
            <text:p>10,538.44</text:p>
          </table:table-cell>
          <table:table-cell office:value-type="float" office:value="10536.69" calcext:value-type="float">
            <text:p>10,536.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2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41.2" calcext:value-type="float">
            <text:p>10,541.20</text:p>
          </table:table-cell>
          <table:table-cell office:value-type="float" office:value="10540.15" calcext:value-type="float">
            <text:p>10,540.15</text:p>
          </table:table-cell>
          <table:table-cell office:value-type="float" office:value="10538.4" calcext:value-type="float">
            <text:p>10,538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42.9" calcext:value-type="float">
            <text:p>10,542.90</text:p>
          </table:table-cell>
          <table:table-cell office:value-type="float" office:value="10541.87" calcext:value-type="float">
            <text:p>10,541.87</text:p>
          </table:table-cell>
          <table:table-cell office:value-type="float" office:value="10540.11" calcext:value-type="float">
            <text:p>10,540.1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44.6" calcext:value-type="float">
            <text:p>10,544.60</text:p>
          </table:table-cell>
          <table:table-cell office:value-type="float" office:value="10543.58" calcext:value-type="float">
            <text:p>10,543.58</text:p>
          </table:table-cell>
          <table:table-cell office:value-type="float" office:value="10541.83" calcext:value-type="float">
            <text:p>10,541.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46.31" calcext:value-type="float">
            <text:p>10,546.31</text:p>
          </table:table-cell>
          <table:table-cell office:value-type="float" office:value="10545.28" calcext:value-type="float">
            <text:p>10,545.28</text:p>
          </table:table-cell>
          <table:table-cell office:value-type="float" office:value="10543.54" calcext:value-type="float">
            <text:p>10,543.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48.01" calcext:value-type="float">
            <text:p>10,548.01</text:p>
          </table:table-cell>
          <table:table-cell office:value-type="float" office:value="10546.99" calcext:value-type="float">
            <text:p>10,546.99</text:p>
          </table:table-cell>
          <table:table-cell office:value-type="float" office:value="10545.24" calcext:value-type="float">
            <text:p>10,545.2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49.73" calcext:value-type="float">
            <text:p>10,549.73</text:p>
          </table:table-cell>
          <table:table-cell office:value-type="float" office:value="10548.7" calcext:value-type="float">
            <text:p>10,548.70</text:p>
          </table:table-cell>
          <table:table-cell office:value-type="float" office:value="10546.95" calcext:value-type="float">
            <text:p>10,546.9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51.43" calcext:value-type="float">
            <text:p>10,551.43</text:p>
          </table:table-cell>
          <table:table-cell office:value-type="float" office:value="10550.42" calcext:value-type="float">
            <text:p>10,550.42</text:p>
          </table:table-cell>
          <table:table-cell office:value-type="float" office:value="10548.66" calcext:value-type="float">
            <text:p>10,548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53.13" calcext:value-type="float">
            <text:p>10,553.13</text:p>
          </table:table-cell>
          <table:table-cell office:value-type="float" office:value="10552.12" calcext:value-type="float">
            <text:p>10,552.12</text:p>
          </table:table-cell>
          <table:table-cell office:value-type="float" office:value="10550.38" calcext:value-type="float">
            <text:p>10,550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54.85" calcext:value-type="float">
            <text:p>10,554.85</text:p>
          </table:table-cell>
          <table:table-cell office:value-type="float" office:value="10553.83" calcext:value-type="float">
            <text:p>10,553.83</text:p>
          </table:table-cell>
          <table:table-cell office:value-type="float" office:value="10552.08" calcext:value-type="float">
            <text:p>10,552.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56.55" calcext:value-type="float">
            <text:p>10,556.55</text:p>
          </table:table-cell>
          <table:table-cell office:value-type="float" office:value="10555.55" calcext:value-type="float">
            <text:p>10,555.55</text:p>
          </table:table-cell>
          <table:table-cell office:value-type="float" office:value="10553.79" calcext:value-type="float">
            <text:p>10,553.7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58.26" calcext:value-type="float">
            <text:p>10,558.26</text:p>
          </table:table-cell>
          <table:table-cell office:value-type="float" office:value="10557.26" calcext:value-type="float">
            <text:p>10,557.26</text:p>
          </table:table-cell>
          <table:table-cell office:value-type="float" office:value="10555.51" calcext:value-type="float">
            <text:p>10,555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59.97" calcext:value-type="float">
            <text:p>10,559.97</text:p>
          </table:table-cell>
          <table:table-cell office:value-type="float" office:value="10558.97" calcext:value-type="float">
            <text:p>10,558.97</text:p>
          </table:table-cell>
          <table:table-cell office:value-type="float" office:value="10557.22" calcext:value-type="float">
            <text:p>10,557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61.67" calcext:value-type="float">
            <text:p>10,561.67</text:p>
          </table:table-cell>
          <table:table-cell office:value-type="float" office:value="10560.68" calcext:value-type="float">
            <text:p>10,560.68</text:p>
          </table:table-cell>
          <table:table-cell office:value-type="float" office:value="10558.93" calcext:value-type="float">
            <text:p>10,558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63.39" calcext:value-type="float">
            <text:p>10,563.39</text:p>
          </table:table-cell>
          <table:table-cell office:value-type="float" office:value="10562.39" calcext:value-type="float">
            <text:p>10,562.39</text:p>
          </table:table-cell>
          <table:table-cell office:value-type="float" office:value="10560.64" calcext:value-type="float">
            <text:p>10,560.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64.89" calcext:value-type="float">
            <text:p>10,564.89</text:p>
          </table:table-cell>
          <table:table-cell office:value-type="float" office:value="10563.91" calcext:value-type="float">
            <text:p>10,563.91</text:p>
          </table:table-cell>
          <table:table-cell office:value-type="float" office:value="10562.35" calcext:value-type="float">
            <text:p>10,562.3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66.4" calcext:value-type="float">
            <text:p>10,566.40</text:p>
          </table:table-cell>
          <table:table-cell office:value-type="float" office:value="10565.42" calcext:value-type="float">
            <text:p>10,565.42</text:p>
          </table:table-cell>
          <table:table-cell office:value-type="float" office:value="10563.87" calcext:value-type="float">
            <text:p>10,563.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67.91" calcext:value-type="float">
            <text:p>10,567.91</text:p>
          </table:table-cell>
          <table:table-cell office:value-type="float" office:value="10566.93" calcext:value-type="float">
            <text:p>10,566.93</text:p>
          </table:table-cell>
          <table:table-cell office:value-type="float" office:value="10565.38" calcext:value-type="float">
            <text:p>10,565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69.41" calcext:value-type="float">
            <text:p>10,569.41</text:p>
          </table:table-cell>
          <table:table-cell office:value-type="float" office:value="10568.44" calcext:value-type="float">
            <text:p>10,568.44</text:p>
          </table:table-cell>
          <table:table-cell office:value-type="float" office:value="10566.89" calcext:value-type="float">
            <text:p>10,566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70.92" calcext:value-type="float">
            <text:p>10,570.92</text:p>
          </table:table-cell>
          <table:table-cell office:value-type="float" office:value="10569.95" calcext:value-type="float">
            <text:p>10,569.95</text:p>
          </table:table-cell>
          <table:table-cell office:value-type="float" office:value="10568.4" calcext:value-type="float">
            <text:p>10,568.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72.43" calcext:value-type="float">
            <text:p>10,572.43</text:p>
          </table:table-cell>
          <table:table-cell office:value-type="float" office:value="10571.46" calcext:value-type="float">
            <text:p>10,571.46</text:p>
          </table:table-cell>
          <table:table-cell office:value-type="float" office:value="10569.91" calcext:value-type="float">
            <text:p>10,569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73.94" calcext:value-type="float">
            <text:p>10,573.94</text:p>
          </table:table-cell>
          <table:table-cell office:value-type="float" office:value="10572.98" calcext:value-type="float">
            <text:p>10,572.98</text:p>
          </table:table-cell>
          <table:table-cell office:value-type="float" office:value="10571.42" calcext:value-type="float">
            <text:p>10,571.4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75.45" calcext:value-type="float">
            <text:p>10,575.45</text:p>
          </table:table-cell>
          <table:table-cell office:value-type="float" office:value="10574.49" calcext:value-type="float">
            <text:p>10,574.49</text:p>
          </table:table-cell>
          <table:table-cell office:value-type="float" office:value="10572.94" calcext:value-type="float">
            <text:p>10,572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3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76.95" calcext:value-type="float">
            <text:p>10,576.95</text:p>
          </table:table-cell>
          <table:table-cell office:value-type="float" office:value="10576" calcext:value-type="float">
            <text:p>10,576.00</text:p>
          </table:table-cell>
          <table:table-cell office:value-type="float" office:value="10574.45" calcext:value-type="float">
            <text:p>10,574.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4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78.47" calcext:value-type="float">
            <text:p>10,578.47</text:p>
          </table:table-cell>
          <table:table-cell office:value-type="float" office:value="10577.51" calcext:value-type="float">
            <text:p>10,577.51</text:p>
          </table:table-cell>
          <table:table-cell office:value-type="float" office:value="10575.96" calcext:value-type="float">
            <text:p>10,575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4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79.97" calcext:value-type="float">
            <text:p>10,579.97</text:p>
          </table:table-cell>
          <table:table-cell office:value-type="float" office:value="10579.03" calcext:value-type="float">
            <text:p>10,579.03</text:p>
          </table:table-cell>
          <table:table-cell office:value-type="float" office:value="10577.47" calcext:value-type="float">
            <text:p>10,577.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4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81.49" calcext:value-type="float">
            <text:p>10,581.49</text:p>
          </table:table-cell>
          <table:table-cell office:value-type="float" office:value="10580.55" calcext:value-type="float">
            <text:p>10,580.55</text:p>
          </table:table-cell>
          <table:table-cell office:value-type="float" office:value="10578.99" calcext:value-type="float">
            <text:p>10,578.9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4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82.99" calcext:value-type="float">
            <text:p>10,582.99</text:p>
          </table:table-cell>
          <table:table-cell office:value-type="float" office:value="10582.06" calcext:value-type="float">
            <text:p>10,582.06</text:p>
          </table:table-cell>
          <table:table-cell office:value-type="float" office:value="10580.5" calcext:value-type="float">
            <text:p>10,580.5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4/2020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584.5" calcext:value-type="float">
            <text:p>10,584.50</text:p>
          </table:table-cell>
          <table:table-cell office:value-type="float" office:value="10583.57" calcext:value-type="float">
            <text:p>10,583.57</text:p>
          </table:table-cell>
          <table:table-cell office:value-type="float" office:value="10582.02" calcext:value-type="float">
            <text:p>10,582.0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585.08" calcext:value-type="float">
            <text:p>10,585.08</text:p>
          </table:table-cell>
          <table:table-cell office:value-type="float" office:value="10584.15" calcext:value-type="float">
            <text:p>10,584.15</text:p>
          </table:table-cell>
          <table:table-cell office:value-type="float" office:value="10582.59" calcext:value-type="float">
            <text:p>10,582.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586.6" calcext:value-type="float">
            <text:p>10,586.60</text:p>
          </table:table-cell>
          <table:table-cell office:value-type="float" office:value="10585.68" calcext:value-type="float">
            <text:p>10,585.68</text:p>
          </table:table-cell>
          <table:table-cell office:value-type="float" office:value="10584.11" calcext:value-type="float">
            <text:p>10,584.1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588.12" calcext:value-type="float">
            <text:p>10,588.12</text:p>
          </table:table-cell>
          <table:table-cell office:value-type="float" office:value="10587.19" calcext:value-type="float">
            <text:p>10,587.19</text:p>
          </table:table-cell>
          <table:table-cell office:value-type="float" office:value="10585.64" calcext:value-type="float">
            <text:p>10,585.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589.63" calcext:value-type="float">
            <text:p>10,589.63</text:p>
          </table:table-cell>
          <table:table-cell office:value-type="float" office:value="10588.71" calcext:value-type="float">
            <text:p>10,588.71</text:p>
          </table:table-cell>
          <table:table-cell office:value-type="float" office:value="10587.15" calcext:value-type="float">
            <text:p>10,587.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591.14" calcext:value-type="float">
            <text:p>10,591.14</text:p>
          </table:table-cell>
          <table:table-cell office:value-type="float" office:value="10590.23" calcext:value-type="float">
            <text:p>10,590.23</text:p>
          </table:table-cell>
          <table:table-cell office:value-type="float" office:value="10588.67" calcext:value-type="float">
            <text:p>10,588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592.66" calcext:value-type="float">
            <text:p>10,592.66</text:p>
          </table:table-cell>
          <table:table-cell office:value-type="float" office:value="10591.75" calcext:value-type="float">
            <text:p>10,591.75</text:p>
          </table:table-cell>
          <table:table-cell office:value-type="float" office:value="10590.19" calcext:value-type="float">
            <text:p>10,590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594.17" calcext:value-type="float">
            <text:p>10,594.17</text:p>
          </table:table-cell>
          <table:table-cell office:value-type="float" office:value="10593.27" calcext:value-type="float">
            <text:p>10,593.27</text:p>
          </table:table-cell>
          <table:table-cell office:value-type="float" office:value="10591.71" calcext:value-type="float">
            <text:p>10,591.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595.69" calcext:value-type="float">
            <text:p>10,595.69</text:p>
          </table:table-cell>
          <table:table-cell office:value-type="float" office:value="10594.79" calcext:value-type="float">
            <text:p>10,594.79</text:p>
          </table:table-cell>
          <table:table-cell office:value-type="float" office:value="10593.23" calcext:value-type="float">
            <text:p>10,593.2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597.2" calcext:value-type="float">
            <text:p>10,597.20</text:p>
          </table:table-cell>
          <table:table-cell office:value-type="float" office:value="10596.31" calcext:value-type="float">
            <text:p>10,596.31</text:p>
          </table:table-cell>
          <table:table-cell office:value-type="float" office:value="10594.75" calcext:value-type="float">
            <text:p>10,594.7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598.72" calcext:value-type="float">
            <text:p>10,598.72</text:p>
          </table:table-cell>
          <table:table-cell office:value-type="float" office:value="10597.83" calcext:value-type="float">
            <text:p>10,597.83</text:p>
          </table:table-cell>
          <table:table-cell office:value-type="float" office:value="10596.27" calcext:value-type="float">
            <text:p>10,596.2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00.24" calcext:value-type="float">
            <text:p>10,600.24</text:p>
          </table:table-cell>
          <table:table-cell office:value-type="float" office:value="10599.35" calcext:value-type="float">
            <text:p>10,599.35</text:p>
          </table:table-cell>
          <table:table-cell office:value-type="float" office:value="10597.79" calcext:value-type="float">
            <text:p>10,597.7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01.76" calcext:value-type="float">
            <text:p>10,601.76</text:p>
          </table:table-cell>
          <table:table-cell office:value-type="float" office:value="10600.88" calcext:value-type="float">
            <text:p>10,600.88</text:p>
          </table:table-cell>
          <table:table-cell office:value-type="float" office:value="10599.31" calcext:value-type="float">
            <text:p>10,599.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03.27" calcext:value-type="float">
            <text:p>10,603.27</text:p>
          </table:table-cell>
          <table:table-cell office:value-type="float" office:value="10602.39" calcext:value-type="float">
            <text:p>10,602.39</text:p>
          </table:table-cell>
          <table:table-cell office:value-type="float" office:value="10600.83" calcext:value-type="float">
            <text:p>10,600.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04.78" calcext:value-type="float">
            <text:p>10,604.78</text:p>
          </table:table-cell>
          <table:table-cell office:value-type="float" office:value="10603.91" calcext:value-type="float">
            <text:p>10,603.91</text:p>
          </table:table-cell>
          <table:table-cell office:value-type="float" office:value="10602.35" calcext:value-type="float">
            <text:p>10,602.3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4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06.3" calcext:value-type="float">
            <text:p>10,606.30</text:p>
          </table:table-cell>
          <table:table-cell office:value-type="float" office:value="10605.43" calcext:value-type="float">
            <text:p>10,605.43</text:p>
          </table:table-cell>
          <table:table-cell office:value-type="float" office:value="10603.87" calcext:value-type="float">
            <text:p>10,603.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07.82" calcext:value-type="float">
            <text:p>10,607.82</text:p>
          </table:table-cell>
          <table:table-cell office:value-type="float" office:value="10606.95" calcext:value-type="float">
            <text:p>10,606.95</text:p>
          </table:table-cell>
          <table:table-cell office:value-type="float" office:value="10605.39" calcext:value-type="float">
            <text:p>10,605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09.34" calcext:value-type="float">
            <text:p>10,609.34</text:p>
          </table:table-cell>
          <table:table-cell office:value-type="float" office:value="10608.48" calcext:value-type="float">
            <text:p>10,608.48</text:p>
          </table:table-cell>
          <table:table-cell office:value-type="float" office:value="10606.91" calcext:value-type="float">
            <text:p>10,606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10.86" calcext:value-type="float">
            <text:p>10,610.86</text:p>
          </table:table-cell>
          <table:table-cell office:value-type="float" office:value="10610" calcext:value-type="float">
            <text:p>10,610.00</text:p>
          </table:table-cell>
          <table:table-cell office:value-type="float" office:value="10608.44" calcext:value-type="float">
            <text:p>10,608.4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12.07" calcext:value-type="float">
            <text:p>10,612.07</text:p>
          </table:table-cell>
          <table:table-cell office:value-type="float" office:value="10611.22" calcext:value-type="float">
            <text:p>10,611.22</text:p>
          </table:table-cell>
          <table:table-cell office:value-type="float" office:value="10609.96" calcext:value-type="float">
            <text:p>10,609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13.28" calcext:value-type="float">
            <text:p>10,613.28</text:p>
          </table:table-cell>
          <table:table-cell office:value-type="float" office:value="10612.43" calcext:value-type="float">
            <text:p>10,612.43</text:p>
          </table:table-cell>
          <table:table-cell office:value-type="float" office:value="10611.18" calcext:value-type="float">
            <text:p>10,611.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14.49" calcext:value-type="float">
            <text:p>10,614.49</text:p>
          </table:table-cell>
          <table:table-cell office:value-type="float" office:value="10613.65" calcext:value-type="float">
            <text:p>10,613.65</text:p>
          </table:table-cell>
          <table:table-cell office:value-type="float" office:value="10612.39" calcext:value-type="float">
            <text:p>10,612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15.71" calcext:value-type="float">
            <text:p>10,615.71</text:p>
          </table:table-cell>
          <table:table-cell office:value-type="float" office:value="10614.86" calcext:value-type="float">
            <text:p>10,614.86</text:p>
          </table:table-cell>
          <table:table-cell office:value-type="float" office:value="10613.6" calcext:value-type="float">
            <text:p>10,613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16.92" calcext:value-type="float">
            <text:p>10,616.92</text:p>
          </table:table-cell>
          <table:table-cell office:value-type="float" office:value="10616.09" calcext:value-type="float">
            <text:p>10,616.09</text:p>
          </table:table-cell>
          <table:table-cell office:value-type="float" office:value="10614.82" calcext:value-type="float">
            <text:p>10,614.8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18.13" calcext:value-type="float">
            <text:p>10,618.13</text:p>
          </table:table-cell>
          <table:table-cell office:value-type="float" office:value="10617.3" calcext:value-type="float">
            <text:p>10,617.30</text:p>
          </table:table-cell>
          <table:table-cell office:value-type="float" office:value="10616.04" calcext:value-type="float">
            <text:p>10,616.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19.34" calcext:value-type="float">
            <text:p>10,619.34</text:p>
          </table:table-cell>
          <table:table-cell office:value-type="float" office:value="10618.52" calcext:value-type="float">
            <text:p>10,618.52</text:p>
          </table:table-cell>
          <table:table-cell office:value-type="float" office:value="10617.26" calcext:value-type="float">
            <text:p>10,617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20.56" calcext:value-type="float">
            <text:p>10,620.56</text:p>
          </table:table-cell>
          <table:table-cell office:value-type="float" office:value="10619.73" calcext:value-type="float">
            <text:p>10,619.73</text:p>
          </table:table-cell>
          <table:table-cell office:value-type="float" office:value="10618.48" calcext:value-type="float">
            <text:p>10,618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21.78" calcext:value-type="float">
            <text:p>10,621.78</text:p>
          </table:table-cell>
          <table:table-cell office:value-type="float" office:value="10620.95" calcext:value-type="float">
            <text:p>10,620.95</text:p>
          </table:table-cell>
          <table:table-cell office:value-type="float" office:value="10619.69" calcext:value-type="float">
            <text:p>10,619.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22.99" calcext:value-type="float">
            <text:p>10,622.99</text:p>
          </table:table-cell>
          <table:table-cell office:value-type="float" office:value="10622.17" calcext:value-type="float">
            <text:p>10,622.17</text:p>
          </table:table-cell>
          <table:table-cell office:value-type="float" office:value="10620.91" calcext:value-type="float">
            <text:p>10,620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5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24.2" calcext:value-type="float">
            <text:p>10,624.20</text:p>
          </table:table-cell>
          <table:table-cell office:value-type="float" office:value="10623.39" calcext:value-type="float">
            <text:p>10,623.39</text:p>
          </table:table-cell>
          <table:table-cell office:value-type="float" office:value="10622.13" calcext:value-type="float">
            <text:p>10,622.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5/2020</text:p>
          </table:table-cell>
          <table:table-cell office:value-type="percentage" office:value="0.000176" calcext:value-type="percentage">
            <text:p>0.02%</text:p>
          </table:table-cell>
          <table:table-cell office:value-type="percentage" office:value="0.000276" calcext:value-type="percentage">
            <text:p>0.03%</text:p>
          </table:table-cell>
          <table:table-cell office:value-type="float" office:value="10625.6" calcext:value-type="float">
            <text:p>10,625.60</text:p>
          </table:table-cell>
          <table:table-cell office:value-type="float" office:value="10624.8" calcext:value-type="float">
            <text:p>10,624.80</text:p>
          </table:table-cell>
          <table:table-cell office:value-type="float" office:value="10623.54" calcext:value-type="float">
            <text:p>10,623.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5/2020</text:p>
          </table:table-cell>
          <table:table-cell office:value-type="percentage" office:value="0.000176" calcext:value-type="percentage">
            <text:p>0.02%</text:p>
          </table:table-cell>
          <table:table-cell office:value-type="percentage" office:value="0.000276" calcext:value-type="percentage">
            <text:p>0.03%</text:p>
          </table:table-cell>
          <table:table-cell office:value-type="float" office:value="10626.82" calcext:value-type="float">
            <text:p>10,626.82</text:p>
          </table:table-cell>
          <table:table-cell office:value-type="float" office:value="10626.01" calcext:value-type="float">
            <text:p>10,626.01</text:p>
          </table:table-cell>
          <table:table-cell office:value-type="float" office:value="10624.75" calcext:value-type="float">
            <text:p>10,624.7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5/2020</text:p>
          </table:table-cell>
          <table:table-cell office:value-type="percentage" office:value="0.00018" calcext:value-type="percentage">
            <text:p>0.02%</text:p>
          </table:table-cell>
          <table:table-cell office:value-type="percentage" office:value="0.00028" calcext:value-type="percentage">
            <text:p>0.03%</text:p>
          </table:table-cell>
          <table:table-cell office:value-type="float" office:value="10628" calcext:value-type="float">
            <text:p>10,628.00</text:p>
          </table:table-cell>
          <table:table-cell office:value-type="float" office:value="10627.2" calcext:value-type="float">
            <text:p>10,627.20</text:p>
          </table:table-cell>
          <table:table-cell office:value-type="float" office:value="10625.94" calcext:value-type="float">
            <text:p>10,625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5/2020</text:p>
          </table:table-cell>
          <table:table-cell office:value-type="percentage" office:value="0.000179" calcext:value-type="percentage">
            <text:p>0.02%</text:p>
          </table:table-cell>
          <table:table-cell office:value-type="percentage" office:value="0.000279" calcext:value-type="percentage">
            <text:p>0.03%</text:p>
          </table:table-cell>
          <table:table-cell office:value-type="float" office:value="10629.22" calcext:value-type="float">
            <text:p>10,629.22</text:p>
          </table:table-cell>
          <table:table-cell office:value-type="float" office:value="10628.42" calcext:value-type="float">
            <text:p>10,628.42</text:p>
          </table:table-cell>
          <table:table-cell office:value-type="float" office:value="10627.17" calcext:value-type="float">
            <text:p>10,627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5/2020</text:p>
          </table:table-cell>
          <table:table-cell office:value-type="percentage" office:value="0.000179" calcext:value-type="percentage">
            <text:p>0.02%</text:p>
          </table:table-cell>
          <table:table-cell office:value-type="percentage" office:value="0.000279" calcext:value-type="percentage">
            <text:p>0.03%</text:p>
          </table:table-cell>
          <table:table-cell office:value-type="float" office:value="10630.44" calcext:value-type="float">
            <text:p>10,630.44</text:p>
          </table:table-cell>
          <table:table-cell office:value-type="float" office:value="10629.64" calcext:value-type="float">
            <text:p>10,629.64</text:p>
          </table:table-cell>
          <table:table-cell office:value-type="float" office:value="10628.38" calcext:value-type="float">
            <text:p>10,628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5/2020</text:p>
          </table:table-cell>
          <table:table-cell office:value-type="percentage" office:value="0.00018" calcext:value-type="percentage">
            <text:p>0.02%</text:p>
          </table:table-cell>
          <table:table-cell office:value-type="percentage" office:value="0.00028" calcext:value-type="percentage">
            <text:p>0.03%</text:p>
          </table:table-cell>
          <table:table-cell office:value-type="float" office:value="10631.64" calcext:value-type="float">
            <text:p>10,631.64</text:p>
          </table:table-cell>
          <table:table-cell office:value-type="float" office:value="10630.86" calcext:value-type="float">
            <text:p>10,630.86</text:p>
          </table:table-cell>
          <table:table-cell office:value-type="float" office:value="10629.6" calcext:value-type="float">
            <text:p>10,629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6/2020</text:p>
          </table:table-cell>
          <table:table-cell office:value-type="percentage" office:value="0.000179" calcext:value-type="percentage">
            <text:p>0.02%</text:p>
          </table:table-cell>
          <table:table-cell office:value-type="percentage" office:value="0.000279" calcext:value-type="percentage">
            <text:p>0.03%</text:p>
          </table:table-cell>
          <table:table-cell office:value-type="float" office:value="10632.86" calcext:value-type="float">
            <text:p>10,632.86</text:p>
          </table:table-cell>
          <table:table-cell office:value-type="float" office:value="10632.08" calcext:value-type="float">
            <text:p>10,632.08</text:p>
          </table:table-cell>
          <table:table-cell office:value-type="float" office:value="10630.83" calcext:value-type="float">
            <text:p>10,630.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6/2020</text:p>
          </table:table-cell>
          <table:table-cell office:value-type="percentage" office:value="0.00018" calcext:value-type="percentage">
            <text:p>0.02%</text:p>
          </table:table-cell>
          <table:table-cell office:value-type="percentage" office:value="0.00028" calcext:value-type="percentage">
            <text:p>0.03%</text:p>
          </table:table-cell>
          <table:table-cell office:value-type="float" office:value="10634.07" calcext:value-type="float">
            <text:p>10,634.07</text:p>
          </table:table-cell>
          <table:table-cell office:value-type="float" office:value="10633.29" calcext:value-type="float">
            <text:p>10,633.29</text:p>
          </table:table-cell>
          <table:table-cell office:value-type="float" office:value="10632.03" calcext:value-type="float">
            <text:p>10,632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6/2020</text:p>
          </table:table-cell>
          <table:table-cell office:value-type="percentage" office:value="0.000179" calcext:value-type="percentage">
            <text:p>0.02%</text:p>
          </table:table-cell>
          <table:table-cell office:value-type="percentage" office:value="0.000279" calcext:value-type="percentage">
            <text:p>0.03%</text:p>
          </table:table-cell>
          <table:table-cell office:value-type="float" office:value="10635.29" calcext:value-type="float">
            <text:p>10,635.29</text:p>
          </table:table-cell>
          <table:table-cell office:value-type="float" office:value="10634.52" calcext:value-type="float">
            <text:p>10,634.52</text:p>
          </table:table-cell>
          <table:table-cell office:value-type="float" office:value="10633.26" calcext:value-type="float">
            <text:p>10,633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6/2020</text:p>
          </table:table-cell>
          <table:table-cell office:value-type="percentage" office:value="0.000179" calcext:value-type="percentage">
            <text:p>0.02%</text:p>
          </table:table-cell>
          <table:table-cell office:value-type="percentage" office:value="0.000279" calcext:value-type="percentage">
            <text:p>0.03%</text:p>
          </table:table-cell>
          <table:table-cell office:value-type="float" office:value="10636.51" calcext:value-type="float">
            <text:p>10,636.51</text:p>
          </table:table-cell>
          <table:table-cell office:value-type="float" office:value="10635.73" calcext:value-type="float">
            <text:p>10,635.73</text:p>
          </table:table-cell>
          <table:table-cell office:value-type="float" office:value="10634.48" calcext:value-type="float">
            <text:p>10,634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6/2020</text:p>
          </table:table-cell>
          <table:table-cell office:value-type="percentage" office:value="0.000179" calcext:value-type="percentage">
            <text:p>0.02%</text:p>
          </table:table-cell>
          <table:table-cell office:value-type="percentage" office:value="0.000279" calcext:value-type="percentage">
            <text:p>0.03%</text:p>
          </table:table-cell>
          <table:table-cell office:value-type="float" office:value="10637.72" calcext:value-type="float">
            <text:p>10,637.72</text:p>
          </table:table-cell>
          <table:table-cell office:value-type="float" office:value="10636.95" calcext:value-type="float">
            <text:p>10,636.95</text:p>
          </table:table-cell>
          <table:table-cell office:value-type="float" office:value="10635.69" calcext:value-type="float">
            <text:p>10,635.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6/2020</text:p>
          </table:table-cell>
          <table:table-cell office:value-type="percentage" office:value="0.000179" calcext:value-type="percentage">
            <text:p>0.02%</text:p>
          </table:table-cell>
          <table:table-cell office:value-type="percentage" office:value="0.000279" calcext:value-type="percentage">
            <text:p>0.03%</text:p>
          </table:table-cell>
          <table:table-cell office:value-type="float" office:value="10638.93" calcext:value-type="float">
            <text:p>10,638.93</text:p>
          </table:table-cell>
          <table:table-cell office:value-type="float" office:value="10638.17" calcext:value-type="float">
            <text:p>10,638.17</text:p>
          </table:table-cell>
          <table:table-cell office:value-type="float" office:value="10636.91" calcext:value-type="float">
            <text:p>10,636.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6/2020</text:p>
          </table:table-cell>
          <table:table-cell office:value-type="percentage" office:value="0.000179" calcext:value-type="percentage">
            <text:p>0.02%</text:p>
          </table:table-cell>
          <table:table-cell office:value-type="percentage" office:value="0.000279" calcext:value-type="percentage">
            <text:p>0.03%</text:p>
          </table:table-cell>
          <table:table-cell office:value-type="float" office:value="10640.15" calcext:value-type="float">
            <text:p>10,640.15</text:p>
          </table:table-cell>
          <table:table-cell office:value-type="float" office:value="10639.39" calcext:value-type="float">
            <text:p>10,639.39</text:p>
          </table:table-cell>
          <table:table-cell office:value-type="float" office:value="10638.13" calcext:value-type="float">
            <text:p>10,638.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6/2020</text:p>
          </table:table-cell>
          <table:table-cell office:value-type="percentage" office:value="0.000179" calcext:value-type="percentage">
            <text:p>0.02%</text:p>
          </table:table-cell>
          <table:table-cell office:value-type="percentage" office:value="0.000279" calcext:value-type="percentage">
            <text:p>0.03%</text:p>
          </table:table-cell>
          <table:table-cell office:value-type="float" office:value="10641.36" calcext:value-type="float">
            <text:p>10,641.36</text:p>
          </table:table-cell>
          <table:table-cell office:value-type="float" office:value="10640.6" calcext:value-type="float">
            <text:p>10,640.60</text:p>
          </table:table-cell>
          <table:table-cell office:value-type="float" office:value="10639.35" calcext:value-type="float">
            <text:p>10,639.3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6/2020</text:p>
          </table:table-cell>
          <table:table-cell office:value-type="percentage" office:value="0.000179" calcext:value-type="percentage">
            <text:p>0.02%</text:p>
          </table:table-cell>
          <table:table-cell office:value-type="percentage" office:value="0.000279" calcext:value-type="percentage">
            <text:p>0.03%</text:p>
          </table:table-cell>
          <table:table-cell office:value-type="float" office:value="10642.58" calcext:value-type="float">
            <text:p>10,642.58</text:p>
          </table:table-cell>
          <table:table-cell office:value-type="float" office:value="10641.82" calcext:value-type="float">
            <text:p>10,641.82</text:p>
          </table:table-cell>
          <table:table-cell office:value-type="float" office:value="10640.56" calcext:value-type="float">
            <text:p>10,640.5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6/2020</text:p>
          </table:table-cell>
          <table:table-cell office:value-type="percentage" office:value="0.000179" calcext:value-type="percentage">
            <text:p>0.02%</text:p>
          </table:table-cell>
          <table:table-cell office:value-type="percentage" office:value="0.000279" calcext:value-type="percentage">
            <text:p>0.03%</text:p>
          </table:table-cell>
          <table:table-cell office:value-type="float" office:value="10643.8" calcext:value-type="float">
            <text:p>10,643.80</text:p>
          </table:table-cell>
          <table:table-cell office:value-type="float" office:value="10643.05" calcext:value-type="float">
            <text:p>10,643.05</text:p>
          </table:table-cell>
          <table:table-cell office:value-type="float" office:value="10641.78" calcext:value-type="float">
            <text:p>10,641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6/2020</text:p>
          </table:table-cell>
          <table:table-cell office:value-type="percentage" office:value="0.000182" calcext:value-type="percentage">
            <text:p>0.02%</text:p>
          </table:table-cell>
          <table:table-cell office:value-type="percentage" office:value="0.000282" calcext:value-type="percentage">
            <text:p>0.03%</text:p>
          </table:table-cell>
          <table:table-cell office:value-type="float" office:value="10644.98" calcext:value-type="float">
            <text:p>10,644.98</text:p>
          </table:table-cell>
          <table:table-cell office:value-type="float" office:value="10644.25" calcext:value-type="float">
            <text:p>10,644.25</text:p>
          </table:table-cell>
          <table:table-cell office:value-type="float" office:value="10642.98" calcext:value-type="float">
            <text:p>10,642.9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6/2020</text:p>
          </table:table-cell>
          <table:table-cell office:value-type="percentage" office:value="0.000183" calcext:value-type="percentage">
            <text:p>0.02%</text:p>
          </table:table-cell>
          <table:table-cell office:value-type="percentage" office:value="0.000283" calcext:value-type="percentage">
            <text:p>0.03%</text:p>
          </table:table-cell>
          <table:table-cell office:value-type="float" office:value="10646.19" calcext:value-type="float">
            <text:p>10,646.19</text:p>
          </table:table-cell>
          <table:table-cell office:value-type="float" office:value="10645.45" calcext:value-type="float">
            <text:p>10,645.45</text:p>
          </table:table-cell>
          <table:table-cell office:value-type="float" office:value="10644.2" calcext:value-type="float">
            <text:p>10,644.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6/2020</text:p>
          </table:table-cell>
          <table:table-cell office:value-type="percentage" office:value="0.000182" calcext:value-type="percentage">
            <text:p>0.02%</text:p>
          </table:table-cell>
          <table:table-cell office:value-type="percentage" office:value="0.000282" calcext:value-type="percentage">
            <text:p>0.03%</text:p>
          </table:table-cell>
          <table:table-cell office:value-type="float" office:value="10647.11" calcext:value-type="float">
            <text:p>10,647.11</text:p>
          </table:table-cell>
          <table:table-cell office:value-type="float" office:value="10646.38" calcext:value-type="float">
            <text:p>10,646.38</text:p>
          </table:table-cell>
          <table:table-cell office:value-type="float" office:value="10645.42" calcext:value-type="float">
            <text:p>10,645.4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6/2020</text:p>
          </table:table-cell>
          <table:table-cell office:value-type="percentage" office:value="0.000181" calcext:value-type="percentage">
            <text:p>0.02%</text:p>
          </table:table-cell>
          <table:table-cell office:value-type="percentage" office:value="0.000281" calcext:value-type="percentage">
            <text:p>0.03%</text:p>
          </table:table-cell>
          <table:table-cell office:value-type="float" office:value="10648.02" calcext:value-type="float">
            <text:p>10,648.02</text:p>
          </table:table-cell>
          <table:table-cell office:value-type="float" office:value="10647.3" calcext:value-type="float">
            <text:p>10,647.30</text:p>
          </table:table-cell>
          <table:table-cell office:value-type="float" office:value="10646.34" calcext:value-type="float">
            <text:p>10,646.3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6/2020</text:p>
          </table:table-cell>
          <table:table-cell office:value-type="percentage" office:value="0.000181" calcext:value-type="percentage">
            <text:p>0.02%</text:p>
          </table:table-cell>
          <table:table-cell office:value-type="percentage" office:value="0.000281" calcext:value-type="percentage">
            <text:p>0.03%</text:p>
          </table:table-cell>
          <table:table-cell office:value-type="float" office:value="10648.93" calcext:value-type="float">
            <text:p>10,648.93</text:p>
          </table:table-cell>
          <table:table-cell office:value-type="float" office:value="10648.2" calcext:value-type="float">
            <text:p>10,648.20</text:p>
          </table:table-cell>
          <table:table-cell office:value-type="float" office:value="10647.25" calcext:value-type="float">
            <text:p>10,647.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6/2020</text:p>
          </table:table-cell>
          <table:table-cell office:value-type="percentage" office:value="0.000181" calcext:value-type="percentage">
            <text:p>0.02%</text:p>
          </table:table-cell>
          <table:table-cell office:value-type="percentage" office:value="0.000281" calcext:value-type="percentage">
            <text:p>0.03%</text:p>
          </table:table-cell>
          <table:table-cell office:value-type="float" office:value="10649.84" calcext:value-type="float">
            <text:p>10,649.84</text:p>
          </table:table-cell>
          <table:table-cell office:value-type="float" office:value="10649.11" calcext:value-type="float">
            <text:p>10,649.11</text:p>
          </table:table-cell>
          <table:table-cell office:value-type="float" office:value="10648.16" calcext:value-type="float">
            <text:p>10,648.1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6/2020</text:p>
          </table:table-cell>
          <table:table-cell office:value-type="percentage" office:value="0.000186" calcext:value-type="percentage">
            <text:p>0.02%</text:p>
          </table:table-cell>
          <table:table-cell office:value-type="percentage" office:value="0.000286" calcext:value-type="percentage">
            <text:p>0.03%</text:p>
          </table:table-cell>
          <table:table-cell office:value-type="float" office:value="10650.71" calcext:value-type="float">
            <text:p>10,650.71</text:p>
          </table:table-cell>
          <table:table-cell office:value-type="float" office:value="10649.99" calcext:value-type="float">
            <text:p>10,649.99</text:p>
          </table:table-cell>
          <table:table-cell office:value-type="float" office:value="10649.03" calcext:value-type="float">
            <text:p>10,649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6/2020</text:p>
          </table:table-cell>
          <table:table-cell office:value-type="percentage" office:value="0.000188" calcext:value-type="percentage">
            <text:p>0.02%</text:p>
          </table:table-cell>
          <table:table-cell office:value-type="percentage" office:value="0.000288" calcext:value-type="percentage">
            <text:p>0.03%</text:p>
          </table:table-cell>
          <table:table-cell office:value-type="float" office:value="10651.59" calcext:value-type="float">
            <text:p>10,651.59</text:p>
          </table:table-cell>
          <table:table-cell office:value-type="float" office:value="10650.88" calcext:value-type="float">
            <text:p>10,650.88</text:p>
          </table:table-cell>
          <table:table-cell office:value-type="float" office:value="10649.93" calcext:value-type="float">
            <text:p>10,649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6/2020</text:p>
          </table:table-cell>
          <table:table-cell office:value-type="percentage" office:value="0.000192" calcext:value-type="percentage">
            <text:p>0.02%</text:p>
          </table:table-cell>
          <table:table-cell office:value-type="percentage" office:value="0.000292" calcext:value-type="percentage">
            <text:p>0.03%</text:p>
          </table:table-cell>
          <table:table-cell office:value-type="float" office:value="10652.48" calcext:value-type="float">
            <text:p>10,652.48</text:p>
          </table:table-cell>
          <table:table-cell office:value-type="float" office:value="10651.77" calcext:value-type="float">
            <text:p>10,651.77</text:p>
          </table:table-cell>
          <table:table-cell office:value-type="float" office:value="10650.82" calcext:value-type="float">
            <text:p>10,650.8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6/2020</text:p>
          </table:table-cell>
          <table:table-cell office:value-type="percentage" office:value="0.000195" calcext:value-type="percentage">
            <text:p>0.02%</text:p>
          </table:table-cell>
          <table:table-cell office:value-type="percentage" office:value="0.000295" calcext:value-type="percentage">
            <text:p>0.03%</text:p>
          </table:table-cell>
          <table:table-cell office:value-type="float" office:value="10653.36" calcext:value-type="float">
            <text:p>10,653.36</text:p>
          </table:table-cell>
          <table:table-cell office:value-type="float" office:value="10652.66" calcext:value-type="float">
            <text:p>10,652.66</text:p>
          </table:table-cell>
          <table:table-cell office:value-type="float" office:value="10651.71" calcext:value-type="float">
            <text:p>10,651.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6/2020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654.24" calcext:value-type="float">
            <text:p>10,654.24</text:p>
          </table:table-cell>
          <table:table-cell office:value-type="float" office:value="10653.54" calcext:value-type="float">
            <text:p>10,653.54</text:p>
          </table:table-cell>
          <table:table-cell office:value-type="float" office:value="10652.58" calcext:value-type="float">
            <text:p>10,652.5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7/2020</text:p>
          </table:table-cell>
          <table:table-cell office:value-type="percentage" office:value="0.000202" calcext:value-type="percentage">
            <text:p>0.02%</text:p>
          </table:table-cell>
          <table:table-cell office:value-type="percentage" office:value="0.000302" calcext:value-type="percentage">
            <text:p>0.03%</text:p>
          </table:table-cell>
          <table:table-cell office:value-type="float" office:value="10655.13" calcext:value-type="float">
            <text:p>10,655.13</text:p>
          </table:table-cell>
          <table:table-cell office:value-type="float" office:value="10654.43" calcext:value-type="float">
            <text:p>10,654.43</text:p>
          </table:table-cell>
          <table:table-cell office:value-type="float" office:value="10653.48" calcext:value-type="float">
            <text:p>10,653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7/2020</text:p>
          </table:table-cell>
          <table:table-cell office:value-type="percentage" office:value="0.000201" calcext:value-type="percentage">
            <text:p>0.02%</text:p>
          </table:table-cell>
          <table:table-cell office:value-type="percentage" office:value="0.000301" calcext:value-type="percentage">
            <text:p>0.03%</text:p>
          </table:table-cell>
          <table:table-cell office:value-type="float" office:value="10656.05" calcext:value-type="float">
            <text:p>10,656.05</text:p>
          </table:table-cell>
          <table:table-cell office:value-type="float" office:value="10655.36" calcext:value-type="float">
            <text:p>10,655.36</text:p>
          </table:table-cell>
          <table:table-cell office:value-type="float" office:value="10654.39" calcext:value-type="float">
            <text:p>10,654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7/2020</text:p>
          </table:table-cell>
          <table:table-cell office:value-type="percentage" office:value="0.000202" calcext:value-type="percentage">
            <text:p>0.02%</text:p>
          </table:table-cell>
          <table:table-cell office:value-type="percentage" office:value="0.000302" calcext:value-type="percentage">
            <text:p>0.03%</text:p>
          </table:table-cell>
          <table:table-cell office:value-type="float" office:value="10656.95" calcext:value-type="float">
            <text:p>10,656.95</text:p>
          </table:table-cell>
          <table:table-cell office:value-type="float" office:value="10656.26" calcext:value-type="float">
            <text:p>10,656.26</text:p>
          </table:table-cell>
          <table:table-cell office:value-type="float" office:value="10655.3" calcext:value-type="float">
            <text:p>10,655.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7/2020</text:p>
          </table:table-cell>
          <table:table-cell office:value-type="percentage" office:value="0.000207" calcext:value-type="percentage">
            <text:p>0.02%</text:p>
          </table:table-cell>
          <table:table-cell office:value-type="percentage" office:value="0.000307" calcext:value-type="percentage">
            <text:p>0.03%</text:p>
          </table:table-cell>
          <table:table-cell office:value-type="float" office:value="10657.82" calcext:value-type="float">
            <text:p>10,657.82</text:p>
          </table:table-cell>
          <table:table-cell office:value-type="float" office:value="10657.13" calcext:value-type="float">
            <text:p>10,657.13</text:p>
          </table:table-cell>
          <table:table-cell office:value-type="float" office:value="10656.18" calcext:value-type="float">
            <text:p>10,656.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7/2020</text:p>
          </table:table-cell>
          <table:table-cell office:value-type="percentage" office:value="0.000207" calcext:value-type="percentage">
            <text:p>0.02%</text:p>
          </table:table-cell>
          <table:table-cell office:value-type="percentage" office:value="0.000307" calcext:value-type="percentage">
            <text:p>0.03%</text:p>
          </table:table-cell>
          <table:table-cell office:value-type="float" office:value="10658.73" calcext:value-type="float">
            <text:p>10,658.73</text:p>
          </table:table-cell>
          <table:table-cell office:value-type="float" office:value="10658.04" calcext:value-type="float">
            <text:p>10,658.04</text:p>
          </table:table-cell>
          <table:table-cell office:value-type="float" office:value="10657.09" calcext:value-type="float">
            <text:p>10,657.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7/2020</text:p>
          </table:table-cell>
          <table:table-cell office:value-type="percentage" office:value="0.000208" calcext:value-type="percentage">
            <text:p>0.02%</text:p>
          </table:table-cell>
          <table:table-cell office:value-type="percentage" office:value="0.000308" calcext:value-type="percentage">
            <text:p>0.03%</text:p>
          </table:table-cell>
          <table:table-cell office:value-type="float" office:value="10659.63" calcext:value-type="float">
            <text:p>10,659.63</text:p>
          </table:table-cell>
          <table:table-cell office:value-type="float" office:value="10658.95" calcext:value-type="float">
            <text:p>10,658.95</text:p>
          </table:table-cell>
          <table:table-cell office:value-type="float" office:value="10658" calcext:value-type="float">
            <text:p>10,658.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7/2020</text:p>
          </table:table-cell>
          <table:table-cell office:value-type="percentage" office:value="0.000209" calcext:value-type="percentage">
            <text:p>0.02%</text:p>
          </table:table-cell>
          <table:table-cell office:value-type="percentage" office:value="0.000309" calcext:value-type="percentage">
            <text:p>0.03%</text:p>
          </table:table-cell>
          <table:table-cell office:value-type="float" office:value="10660.54" calcext:value-type="float">
            <text:p>10,660.54</text:p>
          </table:table-cell>
          <table:table-cell office:value-type="float" office:value="10659.86" calcext:value-type="float">
            <text:p>10,659.86</text:p>
          </table:table-cell>
          <table:table-cell office:value-type="float" office:value="10658.9" calcext:value-type="float">
            <text:p>10,658.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7/2020</text:p>
          </table:table-cell>
          <table:table-cell office:value-type="percentage" office:value="0.000209" calcext:value-type="percentage">
            <text:p>0.02%</text:p>
          </table:table-cell>
          <table:table-cell office:value-type="percentage" office:value="0.000309" calcext:value-type="percentage">
            <text:p>0.03%</text:p>
          </table:table-cell>
          <table:table-cell office:value-type="float" office:value="10661.44" calcext:value-type="float">
            <text:p>10,661.44</text:p>
          </table:table-cell>
          <table:table-cell office:value-type="float" office:value="10660.78" calcext:value-type="float">
            <text:p>10,660.78</text:p>
          </table:table-cell>
          <table:table-cell office:value-type="float" office:value="10659.82" calcext:value-type="float">
            <text:p>10,659.8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7/2020</text:p>
          </table:table-cell>
          <table:table-cell office:value-type="percentage" office:value="0.000211" calcext:value-type="percentage">
            <text:p>0.02%</text:p>
          </table:table-cell>
          <table:table-cell office:value-type="percentage" office:value="0.000311" calcext:value-type="percentage">
            <text:p>0.03%</text:p>
          </table:table-cell>
          <table:table-cell office:value-type="float" office:value="10662.34" calcext:value-type="float">
            <text:p>10,662.34</text:p>
          </table:table-cell>
          <table:table-cell office:value-type="float" office:value="10661.68" calcext:value-type="float">
            <text:p>10,661.68</text:p>
          </table:table-cell>
          <table:table-cell office:value-type="float" office:value="10660.72" calcext:value-type="float">
            <text:p>10,660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7/2020</text:p>
          </table:table-cell>
          <table:table-cell office:value-type="percentage" office:value="0.000211" calcext:value-type="percentage">
            <text:p>0.02%</text:p>
          </table:table-cell>
          <table:table-cell office:value-type="percentage" office:value="0.000311" calcext:value-type="percentage">
            <text:p>0.03%</text:p>
          </table:table-cell>
          <table:table-cell office:value-type="float" office:value="10663.25" calcext:value-type="float">
            <text:p>10,663.25</text:p>
          </table:table-cell>
          <table:table-cell office:value-type="float" office:value="10662.59" calcext:value-type="float">
            <text:p>10,662.59</text:p>
          </table:table-cell>
          <table:table-cell office:value-type="float" office:value="10661.63" calcext:value-type="float">
            <text:p>10,661.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7/2020</text:p>
          </table:table-cell>
          <table:table-cell office:value-type="percentage" office:value="0.000211" calcext:value-type="percentage">
            <text:p>0.02%</text:p>
          </table:table-cell>
          <table:table-cell office:value-type="percentage" office:value="0.000311" calcext:value-type="percentage">
            <text:p>0.03%</text:p>
          </table:table-cell>
          <table:table-cell office:value-type="float" office:value="10664.16" calcext:value-type="float">
            <text:p>10,664.16</text:p>
          </table:table-cell>
          <table:table-cell office:value-type="float" office:value="10663.5" calcext:value-type="float">
            <text:p>10,663.50</text:p>
          </table:table-cell>
          <table:table-cell office:value-type="float" office:value="10662.54" calcext:value-type="float">
            <text:p>10,662.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7/2020</text:p>
          </table:table-cell>
          <table:table-cell office:value-type="percentage" office:value="0.000211" calcext:value-type="percentage">
            <text:p>0.02%</text:p>
          </table:table-cell>
          <table:table-cell office:value-type="percentage" office:value="0.000311" calcext:value-type="percentage">
            <text:p>0.03%</text:p>
          </table:table-cell>
          <table:table-cell office:value-type="float" office:value="10665.07" calcext:value-type="float">
            <text:p>10,665.07</text:p>
          </table:table-cell>
          <table:table-cell office:value-type="float" office:value="10664.41" calcext:value-type="float">
            <text:p>10,664.41</text:p>
          </table:table-cell>
          <table:table-cell office:value-type="float" office:value="10663.46" calcext:value-type="float">
            <text:p>10,663.4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7/2020</text:p>
          </table:table-cell>
          <table:table-cell office:value-type="percentage" office:value="0.000211" calcext:value-type="percentage">
            <text:p>0.02%</text:p>
          </table:table-cell>
          <table:table-cell office:value-type="percentage" office:value="0.000311" calcext:value-type="percentage">
            <text:p>0.03%</text:p>
          </table:table-cell>
          <table:table-cell office:value-type="float" office:value="10665.97" calcext:value-type="float">
            <text:p>10,665.97</text:p>
          </table:table-cell>
          <table:table-cell office:value-type="float" office:value="10665.33" calcext:value-type="float">
            <text:p>10,665.33</text:p>
          </table:table-cell>
          <table:table-cell office:value-type="float" office:value="10664.37" calcext:value-type="float">
            <text:p>10,664.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7/2020</text:p>
          </table:table-cell>
          <table:table-cell office:value-type="percentage" office:value="0.000211" calcext:value-type="percentage">
            <text:p>0.02%</text:p>
          </table:table-cell>
          <table:table-cell office:value-type="percentage" office:value="0.000311" calcext:value-type="percentage">
            <text:p>0.03%</text:p>
          </table:table-cell>
          <table:table-cell office:value-type="float" office:value="10666.88" calcext:value-type="float">
            <text:p>10,666.88</text:p>
          </table:table-cell>
          <table:table-cell office:value-type="float" office:value="10666.24" calcext:value-type="float">
            <text:p>10,666.24</text:p>
          </table:table-cell>
          <table:table-cell office:value-type="float" office:value="10665.29" calcext:value-type="float">
            <text:p>10,665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7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67.8" calcext:value-type="float">
            <text:p>10,667.80</text:p>
          </table:table-cell>
          <table:table-cell office:value-type="float" office:value="10667.16" calcext:value-type="float">
            <text:p>10,667.16</text:p>
          </table:table-cell>
          <table:table-cell office:value-type="float" office:value="10666.21" calcext:value-type="float">
            <text:p>10,666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7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68.71" calcext:value-type="float">
            <text:p>10,668.71</text:p>
          </table:table-cell>
          <table:table-cell office:value-type="float" office:value="10668.07" calcext:value-type="float">
            <text:p>10,668.07</text:p>
          </table:table-cell>
          <table:table-cell office:value-type="float" office:value="10667.12" calcext:value-type="float">
            <text:p>10,667.1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7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69.61" calcext:value-type="float">
            <text:p>10,669.61</text:p>
          </table:table-cell>
          <table:table-cell office:value-type="float" office:value="10668.98" calcext:value-type="float">
            <text:p>10,668.98</text:p>
          </table:table-cell>
          <table:table-cell office:value-type="float" office:value="10668.03" calcext:value-type="float">
            <text:p>10,668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7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70.53" calcext:value-type="float">
            <text:p>10,670.53</text:p>
          </table:table-cell>
          <table:table-cell office:value-type="float" office:value="10669.9" calcext:value-type="float">
            <text:p>10,669.90</text:p>
          </table:table-cell>
          <table:table-cell office:value-type="float" office:value="10668.94" calcext:value-type="float">
            <text:p>10,668.9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7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71.44" calcext:value-type="float">
            <text:p>10,671.44</text:p>
          </table:table-cell>
          <table:table-cell office:value-type="float" office:value="10670.82" calcext:value-type="float">
            <text:p>10,670.82</text:p>
          </table:table-cell>
          <table:table-cell office:value-type="float" office:value="10669.85" calcext:value-type="float">
            <text:p>10,669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7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72.35" calcext:value-type="float">
            <text:p>10,672.35</text:p>
          </table:table-cell>
          <table:table-cell office:value-type="float" office:value="10671.73" calcext:value-type="float">
            <text:p>10,671.73</text:p>
          </table:table-cell>
          <table:table-cell office:value-type="float" office:value="10670.78" calcext:value-type="float">
            <text:p>10,670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7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73.26" calcext:value-type="float">
            <text:p>10,673.26</text:p>
          </table:table-cell>
          <table:table-cell office:value-type="float" office:value="10672.64" calcext:value-type="float">
            <text:p>10,672.64</text:p>
          </table:table-cell>
          <table:table-cell office:value-type="float" office:value="10671.69" calcext:value-type="float">
            <text:p>10,671.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7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74.17" calcext:value-type="float">
            <text:p>10,674.17</text:p>
          </table:table-cell>
          <table:table-cell office:value-type="float" office:value="10673.55" calcext:value-type="float">
            <text:p>10,673.55</text:p>
          </table:table-cell>
          <table:table-cell office:value-type="float" office:value="10672.6" calcext:value-type="float">
            <text:p>10,672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7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75.07" calcext:value-type="float">
            <text:p>10,675.07</text:p>
          </table:table-cell>
          <table:table-cell office:value-type="float" office:value="10674.48" calcext:value-type="float">
            <text:p>10,674.48</text:p>
          </table:table-cell>
          <table:table-cell office:value-type="float" office:value="10673.51" calcext:value-type="float">
            <text:p>10,673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75.98" calcext:value-type="float">
            <text:p>10,675.98</text:p>
          </table:table-cell>
          <table:table-cell office:value-type="float" office:value="10675.39" calcext:value-type="float">
            <text:p>10,675.39</text:p>
          </table:table-cell>
          <table:table-cell office:value-type="float" office:value="10674.43" calcext:value-type="float">
            <text:p>10,674.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76.9" calcext:value-type="float">
            <text:p>10,676.90</text:p>
          </table:table-cell>
          <table:table-cell office:value-type="float" office:value="10676.3" calcext:value-type="float">
            <text:p>10,676.30</text:p>
          </table:table-cell>
          <table:table-cell office:value-type="float" office:value="10675.35" calcext:value-type="float">
            <text:p>10,675.3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77.81" calcext:value-type="float">
            <text:p>10,677.81</text:p>
          </table:table-cell>
          <table:table-cell office:value-type="float" office:value="10677.21" calcext:value-type="float">
            <text:p>10,677.21</text:p>
          </table:table-cell>
          <table:table-cell office:value-type="float" office:value="10676.26" calcext:value-type="float">
            <text:p>10,676.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78.62" calcext:value-type="float">
            <text:p>10,678.62</text:p>
          </table:table-cell>
          <table:table-cell office:value-type="float" office:value="10678.03" calcext:value-type="float">
            <text:p>10,678.03</text:p>
          </table:table-cell>
          <table:table-cell office:value-type="float" office:value="10677.17" calcext:value-type="float">
            <text:p>10,677.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79.43" calcext:value-type="float">
            <text:p>10,679.43</text:p>
          </table:table-cell>
          <table:table-cell office:value-type="float" office:value="10678.84" calcext:value-type="float">
            <text:p>10,678.84</text:p>
          </table:table-cell>
          <table:table-cell office:value-type="float" office:value="10677.99" calcext:value-type="float">
            <text:p>10,677.9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80.22" calcext:value-type="float">
            <text:p>10,680.22</text:p>
          </table:table-cell>
          <table:table-cell office:value-type="float" office:value="10679.65" calcext:value-type="float">
            <text:p>10,679.65</text:p>
          </table:table-cell>
          <table:table-cell office:value-type="float" office:value="10678.8" calcext:value-type="float">
            <text:p>10,678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81.03" calcext:value-type="float">
            <text:p>10,681.03</text:p>
          </table:table-cell>
          <table:table-cell office:value-type="float" office:value="10680.45" calcext:value-type="float">
            <text:p>10,680.45</text:p>
          </table:table-cell>
          <table:table-cell office:value-type="float" office:value="10679.6" calcext:value-type="float">
            <text:p>10,679.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81.84" calcext:value-type="float">
            <text:p>10,681.84</text:p>
          </table:table-cell>
          <table:table-cell office:value-type="float" office:value="10681.26" calcext:value-type="float">
            <text:p>10,681.26</text:p>
          </table:table-cell>
          <table:table-cell office:value-type="float" office:value="10680.41" calcext:value-type="float">
            <text:p>10,680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82.65" calcext:value-type="float">
            <text:p>10,682.65</text:p>
          </table:table-cell>
          <table:table-cell office:value-type="float" office:value="10682.08" calcext:value-type="float">
            <text:p>10,682.08</text:p>
          </table:table-cell>
          <table:table-cell office:value-type="float" office:value="10681.22" calcext:value-type="float">
            <text:p>10,681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83.46" calcext:value-type="float">
            <text:p>10,683.46</text:p>
          </table:table-cell>
          <table:table-cell office:value-type="float" office:value="10682.89" calcext:value-type="float">
            <text:p>10,682.89</text:p>
          </table:table-cell>
          <table:table-cell office:value-type="float" office:value="10682.04" calcext:value-type="float">
            <text:p>10,682.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84.27" calcext:value-type="float">
            <text:p>10,684.27</text:p>
          </table:table-cell>
          <table:table-cell office:value-type="float" office:value="10683.7" calcext:value-type="float">
            <text:p>10,683.70</text:p>
          </table:table-cell>
          <table:table-cell office:value-type="float" office:value="10682.85" calcext:value-type="float">
            <text:p>10,682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85.06" calcext:value-type="float">
            <text:p>10,685.06</text:p>
          </table:table-cell>
          <table:table-cell office:value-type="float" office:value="10684.51" calcext:value-type="float">
            <text:p>10,684.51</text:p>
          </table:table-cell>
          <table:table-cell office:value-type="float" office:value="10683.66" calcext:value-type="float">
            <text:p>10,683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85.87" calcext:value-type="float">
            <text:p>10,685.87</text:p>
          </table:table-cell>
          <table:table-cell office:value-type="float" office:value="10685.33" calcext:value-type="float">
            <text:p>10,685.33</text:p>
          </table:table-cell>
          <table:table-cell office:value-type="float" office:value="10684.47" calcext:value-type="float">
            <text:p>10,684.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86.68" calcext:value-type="float">
            <text:p>10,686.68</text:p>
          </table:table-cell>
          <table:table-cell office:value-type="float" office:value="10686.14" calcext:value-type="float">
            <text:p>10,686.14</text:p>
          </table:table-cell>
          <table:table-cell office:value-type="float" office:value="10685.29" calcext:value-type="float">
            <text:p>10,685.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8/2020</text:p>
          </table:table-cell>
          <table:table-cell office:value-type="percentage" office:value="0.00021" calcext:value-type="percentage">
            <text:p>0.02%</text:p>
          </table:table-cell>
          <table:table-cell office:value-type="percentage" office:value="0.00031" calcext:value-type="percentage">
            <text:p>0.03%</text:p>
          </table:table-cell>
          <table:table-cell office:value-type="float" office:value="10687.49" calcext:value-type="float">
            <text:p>10,687.49</text:p>
          </table:table-cell>
          <table:table-cell office:value-type="float" office:value="10686.95" calcext:value-type="float">
            <text:p>10,686.95</text:p>
          </table:table-cell>
          <table:table-cell office:value-type="float" office:value="10686.09" calcext:value-type="float">
            <text:p>10,686.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8/2020</text:p>
          </table:table-cell>
          <table:table-cell office:value-type="percentage" office:value="0.000213" calcext:value-type="percentage">
            <text:p>0.02%</text:p>
          </table:table-cell>
          <table:table-cell office:value-type="percentage" office:value="0.000313" calcext:value-type="percentage">
            <text:p>0.03%</text:p>
          </table:table-cell>
          <table:table-cell office:value-type="float" office:value="10688.28" calcext:value-type="float">
            <text:p>10,688.28</text:p>
          </table:table-cell>
          <table:table-cell office:value-type="float" office:value="10687.74" calcext:value-type="float">
            <text:p>10,687.74</text:p>
          </table:table-cell>
          <table:table-cell office:value-type="float" office:value="10686.89" calcext:value-type="float">
            <text:p>10,686.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8/2020</text:p>
          </table:table-cell>
          <table:table-cell office:value-type="percentage" office:value="0.000214" calcext:value-type="percentage">
            <text:p>0.02%</text:p>
          </table:table-cell>
          <table:table-cell office:value-type="percentage" office:value="0.000314" calcext:value-type="percentage">
            <text:p>0.03%</text:p>
          </table:table-cell>
          <table:table-cell office:value-type="float" office:value="10689.09" calcext:value-type="float">
            <text:p>10,689.09</text:p>
          </table:table-cell>
          <table:table-cell office:value-type="float" office:value="10688.55" calcext:value-type="float">
            <text:p>10,688.55</text:p>
          </table:table-cell>
          <table:table-cell office:value-type="float" office:value="10687.69" calcext:value-type="float">
            <text:p>10,687.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08/2020</text:p>
          </table:table-cell>
          <table:table-cell office:value-type="percentage" office:value="0.000214" calcext:value-type="percentage">
            <text:p>0.02%</text:p>
          </table:table-cell>
          <table:table-cell office:value-type="percentage" office:value="0.000314" calcext:value-type="percentage">
            <text:p>0.03%</text:p>
          </table:table-cell>
          <table:table-cell office:value-type="float" office:value="10689.89" calcext:value-type="float">
            <text:p>10,689.89</text:p>
          </table:table-cell>
          <table:table-cell office:value-type="float" office:value="10689.36" calcext:value-type="float">
            <text:p>10,689.36</text:p>
          </table:table-cell>
          <table:table-cell office:value-type="float" office:value="10688.51" calcext:value-type="float">
            <text:p>10,688.5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08/2020</text:p>
          </table:table-cell>
          <table:table-cell office:value-type="percentage" office:value="0.000215" calcext:value-type="percentage">
            <text:p>0.02%</text:p>
          </table:table-cell>
          <table:table-cell office:value-type="percentage" office:value="0.000315" calcext:value-type="percentage">
            <text:p>0.03%</text:p>
          </table:table-cell>
          <table:table-cell office:value-type="float" office:value="10690.69" calcext:value-type="float">
            <text:p>10,690.69</text:p>
          </table:table-cell>
          <table:table-cell office:value-type="float" office:value="10690.17" calcext:value-type="float">
            <text:p>10,690.17</text:p>
          </table:table-cell>
          <table:table-cell office:value-type="float" office:value="10689.31" calcext:value-type="float">
            <text:p>10,689.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8/2020</text:p>
          </table:table-cell>
          <table:table-cell office:value-type="percentage" office:value="0.000215" calcext:value-type="percentage">
            <text:p>0.02%</text:p>
          </table:table-cell>
          <table:table-cell office:value-type="percentage" office:value="0.000315" calcext:value-type="percentage">
            <text:p>0.03%</text:p>
          </table:table-cell>
          <table:table-cell office:value-type="float" office:value="10691.5" calcext:value-type="float">
            <text:p>10,691.50</text:p>
          </table:table-cell>
          <table:table-cell office:value-type="float" office:value="10690.98" calcext:value-type="float">
            <text:p>10,690.98</text:p>
          </table:table-cell>
          <table:table-cell office:value-type="float" office:value="10690.13" calcext:value-type="float">
            <text:p>10,690.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1/08/2020</text:p>
          </table:table-cell>
          <table:table-cell office:value-type="percentage" office:value="0.000217" calcext:value-type="percentage">
            <text:p>0.02%</text:p>
          </table:table-cell>
          <table:table-cell office:value-type="percentage" office:value="0.000317" calcext:value-type="percentage">
            <text:p>0.03%</text:p>
          </table:table-cell>
          <table:table-cell office:value-type="float" office:value="10692.29" calcext:value-type="float">
            <text:p>10,692.29</text:p>
          </table:table-cell>
          <table:table-cell office:value-type="float" office:value="10691.78" calcext:value-type="float">
            <text:p>10,691.78</text:p>
          </table:table-cell>
          <table:table-cell office:value-type="float" office:value="10690.93" calcext:value-type="float">
            <text:p>10,690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09/2020</text:p>
          </table:table-cell>
          <table:table-cell office:value-type="percentage" office:value="0.00022" calcext:value-type="percentage">
            <text:p>0.02%</text:p>
          </table:table-cell>
          <table:table-cell office:value-type="percentage" office:value="0.00032" calcext:value-type="percentage">
            <text:p>0.03%</text:p>
          </table:table-cell>
          <table:table-cell office:value-type="float" office:value="10693.09" calcext:value-type="float">
            <text:p>10,693.09</text:p>
          </table:table-cell>
          <table:table-cell office:value-type="float" office:value="10692.58" calcext:value-type="float">
            <text:p>10,692.58</text:p>
          </table:table-cell>
          <table:table-cell office:value-type="float" office:value="10691.73" calcext:value-type="float">
            <text:p>10,691.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09/2020</text:p>
          </table:table-cell>
          <table:table-cell office:value-type="percentage" office:value="0.000222" calcext:value-type="percentage">
            <text:p>0.02%</text:p>
          </table:table-cell>
          <table:table-cell office:value-type="percentage" office:value="0.000322" calcext:value-type="percentage">
            <text:p>0.03%</text:p>
          </table:table-cell>
          <table:table-cell office:value-type="float" office:value="10693.89" calcext:value-type="float">
            <text:p>10,693.89</text:p>
          </table:table-cell>
          <table:table-cell office:value-type="float" office:value="10693.38" calcext:value-type="float">
            <text:p>10,693.38</text:p>
          </table:table-cell>
          <table:table-cell office:value-type="float" office:value="10692.52" calcext:value-type="float">
            <text:p>10,692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09/2020</text:p>
          </table:table-cell>
          <table:table-cell office:value-type="percentage" office:value="0.000225" calcext:value-type="percentage">
            <text:p>0.02%</text:p>
          </table:table-cell>
          <table:table-cell office:value-type="percentage" office:value="0.000325" calcext:value-type="percentage">
            <text:p>0.03%</text:p>
          </table:table-cell>
          <table:table-cell office:value-type="float" office:value="10694.68" calcext:value-type="float">
            <text:p>10,694.68</text:p>
          </table:table-cell>
          <table:table-cell office:value-type="float" office:value="10694.17" calcext:value-type="float">
            <text:p>10,694.17</text:p>
          </table:table-cell>
          <table:table-cell office:value-type="float" office:value="10693.32" calcext:value-type="float">
            <text:p>10,693.3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09/2020</text:p>
          </table:table-cell>
          <table:table-cell office:value-type="percentage" office:value="0.000229" calcext:value-type="percentage">
            <text:p>0.02%</text:p>
          </table:table-cell>
          <table:table-cell office:value-type="percentage" office:value="0.000329" calcext:value-type="percentage">
            <text:p>0.03%</text:p>
          </table:table-cell>
          <table:table-cell office:value-type="float" office:value="10695.46" calcext:value-type="float">
            <text:p>10,695.46</text:p>
          </table:table-cell>
          <table:table-cell office:value-type="float" office:value="10694.96" calcext:value-type="float">
            <text:p>10,694.96</text:p>
          </table:table-cell>
          <table:table-cell office:value-type="float" office:value="10694.11" calcext:value-type="float">
            <text:p>10,694.1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09/2020</text:p>
          </table:table-cell>
          <table:table-cell office:value-type="percentage" office:value="0.000228" calcext:value-type="percentage">
            <text:p>0.02%</text:p>
          </table:table-cell>
          <table:table-cell office:value-type="percentage" office:value="0.000328" calcext:value-type="percentage">
            <text:p>0.03%</text:p>
          </table:table-cell>
          <table:table-cell office:value-type="float" office:value="10696.28" calcext:value-type="float">
            <text:p>10,696.28</text:p>
          </table:table-cell>
          <table:table-cell office:value-type="float" office:value="10695.78" calcext:value-type="float">
            <text:p>10,695.78</text:p>
          </table:table-cell>
          <table:table-cell office:value-type="float" office:value="10694.93" calcext:value-type="float">
            <text:p>10,694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09/2020</text:p>
          </table:table-cell>
          <table:table-cell office:value-type="percentage" office:value="0.000228" calcext:value-type="percentage">
            <text:p>0.02%</text:p>
          </table:table-cell>
          <table:table-cell office:value-type="percentage" office:value="0.000328" calcext:value-type="percentage">
            <text:p>0.03%</text:p>
          </table:table-cell>
          <table:table-cell office:value-type="float" office:value="10697.09" calcext:value-type="float">
            <text:p>10,697.09</text:p>
          </table:table-cell>
          <table:table-cell office:value-type="float" office:value="10696.6" calcext:value-type="float">
            <text:p>10,696.60</text:p>
          </table:table-cell>
          <table:table-cell office:value-type="float" office:value="10695.74" calcext:value-type="float">
            <text:p>10,695.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09/2020</text:p>
          </table:table-cell>
          <table:table-cell office:value-type="percentage" office:value="0.000236" calcext:value-type="percentage">
            <text:p>0.02%</text:p>
          </table:table-cell>
          <table:table-cell office:value-type="percentage" office:value="0.000336" calcext:value-type="percentage">
            <text:p>0.03%</text:p>
          </table:table-cell>
          <table:table-cell office:value-type="float" office:value="10697.86" calcext:value-type="float">
            <text:p>10,697.86</text:p>
          </table:table-cell>
          <table:table-cell office:value-type="float" office:value="10697.37" calcext:value-type="float">
            <text:p>10,697.37</text:p>
          </table:table-cell>
          <table:table-cell office:value-type="float" office:value="10696.52" calcext:value-type="float">
            <text:p>10,696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09/2020</text:p>
          </table:table-cell>
          <table:table-cell office:value-type="percentage" office:value="0.000252" calcext:value-type="percentage">
            <text:p>0.03%</text:p>
          </table:table-cell>
          <table:table-cell office:value-type="percentage" office:value="0.000352" calcext:value-type="percentage">
            <text:p>0.04%</text:p>
          </table:table-cell>
          <table:table-cell office:value-type="float" office:value="10698.6" calcext:value-type="float">
            <text:p>10,698.60</text:p>
          </table:table-cell>
          <table:table-cell office:value-type="float" office:value="10698.1" calcext:value-type="float">
            <text:p>10,698.10</text:p>
          </table:table-cell>
          <table:table-cell office:value-type="float" office:value="10697.25" calcext:value-type="float">
            <text:p>10,697.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09/2020</text:p>
          </table:table-cell>
          <table:table-cell office:value-type="percentage" office:value="0.000281" calcext:value-type="percentage">
            <text:p>0.03%</text:p>
          </table:table-cell>
          <table:table-cell office:value-type="percentage" office:value="0.000381" calcext:value-type="percentage">
            <text:p>0.04%</text:p>
          </table:table-cell>
          <table:table-cell office:value-type="float" office:value="10699.27" calcext:value-type="float">
            <text:p>10,699.27</text:p>
          </table:table-cell>
          <table:table-cell office:value-type="float" office:value="10698.79" calcext:value-type="float">
            <text:p>10,698.79</text:p>
          </table:table-cell>
          <table:table-cell office:value-type="float" office:value="10697.92" calcext:value-type="float">
            <text:p>10,697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09/2020</text:p>
          </table:table-cell>
          <table:table-cell office:value-type="percentage" office:value="0.000288" calcext:value-type="percentage">
            <text:p>0.03%</text:p>
          </table:table-cell>
          <table:table-cell office:value-type="percentage" office:value="0.000388" calcext:value-type="percentage">
            <text:p>0.04%</text:p>
          </table:table-cell>
          <table:table-cell office:value-type="float" office:value="10700.04" calcext:value-type="float">
            <text:p>10,700.04</text:p>
          </table:table-cell>
          <table:table-cell office:value-type="float" office:value="10699.56" calcext:value-type="float">
            <text:p>10,699.56</text:p>
          </table:table-cell>
          <table:table-cell office:value-type="float" office:value="10698.71" calcext:value-type="float">
            <text:p>10,698.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09/2020</text:p>
          </table:table-cell>
          <table:table-cell office:value-type="percentage" office:value="0.000325" calcext:value-type="percentage">
            <text:p>0.03%</text:p>
          </table:table-cell>
          <table:table-cell office:value-type="percentage" office:value="0.000425" calcext:value-type="percentage">
            <text:p>0.04%</text:p>
          </table:table-cell>
          <table:table-cell office:value-type="float" office:value="10700.67" calcext:value-type="float">
            <text:p>10,700.67</text:p>
          </table:table-cell>
          <table:table-cell office:value-type="float" office:value="10700.2" calcext:value-type="float">
            <text:p>10,700.20</text:p>
          </table:table-cell>
          <table:table-cell office:value-type="float" office:value="10699.35" calcext:value-type="float">
            <text:p>10,699.3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09/2020</text:p>
          </table:table-cell>
          <table:table-cell office:value-type="percentage" office:value="0.000372" calcext:value-type="percentage">
            <text:p>0.04%</text:p>
          </table:table-cell>
          <table:table-cell office:value-type="percentage" office:value="0.000472" calcext:value-type="percentage">
            <text:p>0.05%</text:p>
          </table:table-cell>
          <table:table-cell office:value-type="float" office:value="10701.27" calcext:value-type="float">
            <text:p>10,701.27</text:p>
          </table:table-cell>
          <table:table-cell office:value-type="float" office:value="10700.81" calcext:value-type="float">
            <text:p>10,700.81</text:p>
          </table:table-cell>
          <table:table-cell office:value-type="float" office:value="10699.95" calcext:value-type="float">
            <text:p>10,699.9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09/2020</text:p>
          </table:table-cell>
          <table:table-cell office:value-type="percentage" office:value="0.000389" calcext:value-type="percentage">
            <text:p>0.04%</text:p>
          </table:table-cell>
          <table:table-cell office:value-type="percentage" office:value="0.000489" calcext:value-type="percentage">
            <text:p>0.05%</text:p>
          </table:table-cell>
          <table:table-cell office:value-type="float" office:value="10702" calcext:value-type="float">
            <text:p>10,702.00</text:p>
          </table:table-cell>
          <table:table-cell office:value-type="float" office:value="10701.54" calcext:value-type="float">
            <text:p>10,701.54</text:p>
          </table:table-cell>
          <table:table-cell office:value-type="float" office:value="10700.68" calcext:value-type="float">
            <text:p>10,700.6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09/2020</text:p>
          </table:table-cell>
          <table:table-cell office:value-type="percentage" office:value="0.000404" calcext:value-type="percentage">
            <text:p>0.04%</text:p>
          </table:table-cell>
          <table:table-cell office:value-type="percentage" office:value="0.000504" calcext:value-type="percentage">
            <text:p>0.05%</text:p>
          </table:table-cell>
          <table:table-cell office:value-type="float" office:value="10702.75" calcext:value-type="float">
            <text:p>10,702.75</text:p>
          </table:table-cell>
          <table:table-cell office:value-type="float" office:value="10702.3" calcext:value-type="float">
            <text:p>10,702.30</text:p>
          </table:table-cell>
          <table:table-cell office:value-type="float" office:value="10701.44" calcext:value-type="float">
            <text:p>10,701.4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09/2020</text:p>
          </table:table-cell>
          <table:table-cell office:value-type="percentage" office:value="0.000407" calcext:value-type="percentage">
            <text:p>0.04%</text:p>
          </table:table-cell>
          <table:table-cell office:value-type="percentage" office:value="0.000507" calcext:value-type="percentage">
            <text:p>0.05%</text:p>
          </table:table-cell>
          <table:table-cell office:value-type="float" office:value="10703.56" calcext:value-type="float">
            <text:p>10,703.56</text:p>
          </table:table-cell>
          <table:table-cell office:value-type="float" office:value="10703.1" calcext:value-type="float">
            <text:p>10,703.10</text:p>
          </table:table-cell>
          <table:table-cell office:value-type="float" office:value="10702.24" calcext:value-type="float">
            <text:p>10,702.2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09/2020</text:p>
          </table:table-cell>
          <table:table-cell office:value-type="percentage" office:value="0.000411" calcext:value-type="percentage">
            <text:p>0.04%</text:p>
          </table:table-cell>
          <table:table-cell office:value-type="percentage" office:value="0.000511" calcext:value-type="percentage">
            <text:p>0.05%</text:p>
          </table:table-cell>
          <table:table-cell office:value-type="float" office:value="10704.36" calcext:value-type="float">
            <text:p>10,704.36</text:p>
          </table:table-cell>
          <table:table-cell office:value-type="float" office:value="10703.91" calcext:value-type="float">
            <text:p>10,703.91</text:p>
          </table:table-cell>
          <table:table-cell office:value-type="float" office:value="10703.05" calcext:value-type="float">
            <text:p>10,703.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09/2020</text:p>
          </table:table-cell>
          <table:table-cell office:value-type="percentage" office:value="0.000425" calcext:value-type="percentage">
            <text:p>0.04%</text:p>
          </table:table-cell>
          <table:table-cell office:value-type="percentage" office:value="0.000525" calcext:value-type="percentage">
            <text:p>0.05%</text:p>
          </table:table-cell>
          <table:table-cell office:value-type="float" office:value="10705.1" calcext:value-type="float">
            <text:p>10,705.10</text:p>
          </table:table-cell>
          <table:table-cell office:value-type="float" office:value="10704.67" calcext:value-type="float">
            <text:p>10,704.67</text:p>
          </table:table-cell>
          <table:table-cell office:value-type="float" office:value="10703.8" calcext:value-type="float">
            <text:p>10,703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09/2020</text:p>
          </table:table-cell>
          <table:table-cell office:value-type="percentage" office:value="0.000456" calcext:value-type="percentage">
            <text:p>0.05%</text:p>
          </table:table-cell>
          <table:table-cell office:value-type="percentage" office:value="0.000556" calcext:value-type="percentage">
            <text:p>0.06%</text:p>
          </table:table-cell>
          <table:table-cell office:value-type="float" office:value="10705.79" calcext:value-type="float">
            <text:p>10,705.79</text:p>
          </table:table-cell>
          <table:table-cell office:value-type="float" office:value="10705.35" calcext:value-type="float">
            <text:p>10,705.35</text:p>
          </table:table-cell>
          <table:table-cell office:value-type="float" office:value="10704.48" calcext:value-type="float">
            <text:p>10,704.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09/2020</text:p>
          </table:table-cell>
          <table:table-cell office:value-type="percentage" office:value="0.000483" calcext:value-type="percentage">
            <text:p>0.05%</text:p>
          </table:table-cell>
          <table:table-cell office:value-type="percentage" office:value="0.000583" calcext:value-type="percentage">
            <text:p>0.06%</text:p>
          </table:table-cell>
          <table:table-cell office:value-type="float" office:value="10706.49" calcext:value-type="float">
            <text:p>10,706.49</text:p>
          </table:table-cell>
          <table:table-cell office:value-type="float" office:value="10706.05" calcext:value-type="float">
            <text:p>10,706.05</text:p>
          </table:table-cell>
          <table:table-cell office:value-type="float" office:value="10705.19" calcext:value-type="float">
            <text:p>10,705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09/2020</text:p>
          </table:table-cell>
          <table:table-cell office:value-type="percentage" office:value="0.000565" calcext:value-type="percentage">
            <text:p>0.06%</text:p>
          </table:table-cell>
          <table:table-cell office:value-type="percentage" office:value="0.000665" calcext:value-type="percentage">
            <text:p>0.07%</text:p>
          </table:table-cell>
          <table:table-cell office:value-type="float" office:value="10706.96" calcext:value-type="float">
            <text:p>10,706.96</text:p>
          </table:table-cell>
          <table:table-cell office:value-type="float" office:value="10706.52" calcext:value-type="float">
            <text:p>10,706.52</text:p>
          </table:table-cell>
          <table:table-cell office:value-type="float" office:value="10705.66" calcext:value-type="float">
            <text:p>10,705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09/2020</text:p>
          </table:table-cell>
          <table:table-cell office:value-type="percentage" office:value="0.000628" calcext:value-type="percentage">
            <text:p>0.06%</text:p>
          </table:table-cell>
          <table:table-cell office:value-type="percentage" office:value="0.000728" calcext:value-type="percentage">
            <text:p>0.07%</text:p>
          </table:table-cell>
          <table:table-cell office:value-type="float" office:value="10707.51" calcext:value-type="float">
            <text:p>10,707.51</text:p>
          </table:table-cell>
          <table:table-cell office:value-type="float" office:value="10707.08" calcext:value-type="float">
            <text:p>10,707.08</text:p>
          </table:table-cell>
          <table:table-cell office:value-type="float" office:value="10706.21" calcext:value-type="float">
            <text:p>10,706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10/2020</text:p>
          </table:table-cell>
          <table:table-cell office:value-type="percentage" office:value="0.000696" calcext:value-type="percentage">
            <text:p>0.07%</text:p>
          </table:table-cell>
          <table:table-cell office:value-type="percentage" office:value="0.000796" calcext:value-type="percentage">
            <text:p>0.08%</text:p>
          </table:table-cell>
          <table:table-cell office:value-type="float" office:value="10708.04" calcext:value-type="float">
            <text:p>10,708.04</text:p>
          </table:table-cell>
          <table:table-cell office:value-type="float" office:value="10707.63" calcext:value-type="float">
            <text:p>10,707.63</text:p>
          </table:table-cell>
          <table:table-cell office:value-type="float" office:value="10706.75" calcext:value-type="float">
            <text:p>10,706.7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10/2020</text:p>
          </table:table-cell>
          <table:table-cell office:value-type="percentage" office:value="0.0008" calcext:value-type="percentage">
            <text:p>0.08%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0708.44" calcext:value-type="float">
            <text:p>10,708.44</text:p>
          </table:table-cell>
          <table:table-cell office:value-type="float" office:value="10708.02" calcext:value-type="float">
            <text:p>10,708.02</text:p>
          </table:table-cell>
          <table:table-cell office:value-type="float" office:value="10707.14" calcext:value-type="float">
            <text:p>10,707.1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10/2020</text:p>
          </table:table-cell>
          <table:table-cell office:value-type="percentage" office:value="0.001087" calcext:value-type="percentage">
            <text:p>0.11%</text:p>
          </table:table-cell>
          <table:table-cell office:value-type="percentage" office:value="0.001187" calcext:value-type="percentage">
            <text:p>0.12%</text:p>
          </table:table-cell>
          <table:table-cell office:value-type="float" office:value="10708.08" calcext:value-type="float">
            <text:p>10,708.08</text:p>
          </table:table-cell>
          <table:table-cell office:value-type="float" office:value="10707.66" calcext:value-type="float">
            <text:p>10,707.66</text:p>
          </table:table-cell>
          <table:table-cell office:value-type="float" office:value="10706.78" calcext:value-type="float">
            <text:p>10,706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10/2020</text:p>
          </table:table-cell>
          <table:table-cell office:value-type="percentage" office:value="0.001402" calcext:value-type="percentage">
            <text:p>0.14%</text:p>
          </table:table-cell>
          <table:table-cell office:value-type="percentage" office:value="0.001502" calcext:value-type="percentage">
            <text:p>0.15%</text:p>
          </table:table-cell>
          <table:table-cell office:value-type="float" office:value="10707.62" calcext:value-type="float">
            <text:p>10,707.62</text:p>
          </table:table-cell>
          <table:table-cell office:value-type="float" office:value="10707.22" calcext:value-type="float">
            <text:p>10,707.22</text:p>
          </table:table-cell>
          <table:table-cell office:value-type="float" office:value="10706.31" calcext:value-type="float">
            <text:p>10,706.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10/2020</text:p>
          </table:table-cell>
          <table:table-cell office:value-type="percentage" office:value="0.001493" calcext:value-type="percentage">
            <text:p>0.15%</text:p>
          </table:table-cell>
          <table:table-cell office:value-type="percentage" office:value="0.001593" calcext:value-type="percentage">
            <text:p>0.16%</text:p>
          </table:table-cell>
          <table:table-cell office:value-type="float" office:value="10708.11" calcext:value-type="float">
            <text:p>10,708.11</text:p>
          </table:table-cell>
          <table:table-cell office:value-type="float" office:value="10707.71" calcext:value-type="float">
            <text:p>10,707.71</text:p>
          </table:table-cell>
          <table:table-cell office:value-type="float" office:value="10706.8" calcext:value-type="float">
            <text:p>10,706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10/2020</text:p>
          </table:table-cell>
          <table:table-cell office:value-type="percentage" office:value="0.001459" calcext:value-type="percentage">
            <text:p>0.15%</text:p>
          </table:table-cell>
          <table:table-cell office:value-type="percentage" office:value="0.001559" calcext:value-type="percentage">
            <text:p>0.16%</text:p>
          </table:table-cell>
          <table:table-cell office:value-type="float" office:value="10709.12" calcext:value-type="float">
            <text:p>10,709.12</text:p>
          </table:table-cell>
          <table:table-cell office:value-type="float" office:value="10708.71" calcext:value-type="float">
            <text:p>10,708.71</text:p>
          </table:table-cell>
          <table:table-cell office:value-type="float" office:value="10707.8" calcext:value-type="float">
            <text:p>10,707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10/2020</text:p>
          </table:table-cell>
          <table:table-cell office:value-type="percentage" office:value="0.001062" calcext:value-type="percentage">
            <text:p>0.11%</text:p>
          </table:table-cell>
          <table:table-cell office:value-type="percentage" office:value="0.001162" calcext:value-type="percentage">
            <text:p>0.12%</text:p>
          </table:table-cell>
          <table:table-cell office:value-type="float" office:value="10711.57" calcext:value-type="float">
            <text:p>10,711.57</text:p>
          </table:table-cell>
          <table:table-cell office:value-type="float" office:value="10711.16" calcext:value-type="float">
            <text:p>10,711.16</text:p>
          </table:table-cell>
          <table:table-cell office:value-type="float" office:value="10710.28" calcext:value-type="float">
            <text:p>10,710.2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10/2020</text:p>
          </table:table-cell>
          <table:table-cell office:value-type="percentage" office:value="0.000731" calcext:value-type="percentage">
            <text:p>0.07%</text:p>
          </table:table-cell>
          <table:table-cell office:value-type="percentage" office:value="0.000831" calcext:value-type="percentage">
            <text:p>0.08%</text:p>
          </table:table-cell>
          <table:table-cell office:value-type="float" office:value="10713.72" calcext:value-type="float">
            <text:p>10,713.72</text:p>
          </table:table-cell>
          <table:table-cell office:value-type="float" office:value="10713.32" calcext:value-type="float">
            <text:p>10,713.32</text:p>
          </table:table-cell>
          <table:table-cell office:value-type="float" office:value="10712.45" calcext:value-type="float">
            <text:p>10,712.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10/2020</text:p>
          </table:table-cell>
          <table:table-cell office:value-type="percentage" office:value="0.000491" calcext:value-type="percentage">
            <text:p>0.05%</text:p>
          </table:table-cell>
          <table:table-cell office:value-type="percentage" office:value="0.000591" calcext:value-type="percentage">
            <text:p>0.06%</text:p>
          </table:table-cell>
          <table:table-cell office:value-type="float" office:value="10715.48" calcext:value-type="float">
            <text:p>10,715.48</text:p>
          </table:table-cell>
          <table:table-cell office:value-type="float" office:value="10715.1" calcext:value-type="float">
            <text:p>10,715.10</text:p>
          </table:table-cell>
          <table:table-cell office:value-type="float" office:value="10714.22" calcext:value-type="float">
            <text:p>10,714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10/2020</text:p>
          </table:table-cell>
          <table:table-cell office:value-type="percentage" office:value="0.00044" calcext:value-type="percentage">
            <text:p>0.04%</text:p>
          </table:table-cell>
          <table:table-cell office:value-type="percentage" office:value="0.00054" calcext:value-type="percentage">
            <text:p>0.05%</text:p>
          </table:table-cell>
          <table:table-cell office:value-type="float" office:value="10716.51" calcext:value-type="float">
            <text:p>10,716.51</text:p>
          </table:table-cell>
          <table:table-cell office:value-type="float" office:value="10716.12" calcext:value-type="float">
            <text:p>10,716.12</text:p>
          </table:table-cell>
          <table:table-cell office:value-type="float" office:value="10715.25" calcext:value-type="float">
            <text:p>10,715.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10/2020</text:p>
          </table:table-cell>
          <table:table-cell office:value-type="percentage" office:value="0.000425" calcext:value-type="percentage">
            <text:p>0.04%</text:p>
          </table:table-cell>
          <table:table-cell office:value-type="percentage" office:value="0.000525" calcext:value-type="percentage">
            <text:p>0.05%</text:p>
          </table:table-cell>
          <table:table-cell office:value-type="float" office:value="10717.38" calcext:value-type="float">
            <text:p>10,717.38</text:p>
          </table:table-cell>
          <table:table-cell office:value-type="float" office:value="10717" calcext:value-type="float">
            <text:p>10,717.00</text:p>
          </table:table-cell>
          <table:table-cell office:value-type="float" office:value="10716.13" calcext:value-type="float">
            <text:p>10,716.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10/2020</text:p>
          </table:table-cell>
          <table:table-cell office:value-type="percentage" office:value="0.00043" calcext:value-type="percentage">
            <text:p>0.04%</text:p>
          </table:table-cell>
          <table:table-cell office:value-type="percentage" office:value="0.00053" calcext:value-type="percentage">
            <text:p>0.05%</text:p>
          </table:table-cell>
          <table:table-cell office:value-type="float" office:value="10718.18" calcext:value-type="float">
            <text:p>10,718.18</text:p>
          </table:table-cell>
          <table:table-cell office:value-type="float" office:value="10717.8" calcext:value-type="float">
            <text:p>10,717.80</text:p>
          </table:table-cell>
          <table:table-cell office:value-type="float" office:value="10716.93" calcext:value-type="float">
            <text:p>10,716.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10/2020</text:p>
          </table:table-cell>
          <table:table-cell office:value-type="percentage" office:value="0.000419" calcext:value-type="percentage">
            <text:p>0.04%</text:p>
          </table:table-cell>
          <table:table-cell office:value-type="percentage" office:value="0.000519" calcext:value-type="percentage">
            <text:p>0.05%</text:p>
          </table:table-cell>
          <table:table-cell office:value-type="float" office:value="10719.04" calcext:value-type="float">
            <text:p>10,719.04</text:p>
          </table:table-cell>
          <table:table-cell office:value-type="float" office:value="10718.66" calcext:value-type="float">
            <text:p>10,718.66</text:p>
          </table:table-cell>
          <table:table-cell office:value-type="float" office:value="10717.8" calcext:value-type="float">
            <text:p>10,717.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10/2020</text:p>
          </table:table-cell>
          <table:table-cell office:value-type="percentage" office:value="0.000406" calcext:value-type="percentage">
            <text:p>0.04%</text:p>
          </table:table-cell>
          <table:table-cell office:value-type="percentage" office:value="0.000506" calcext:value-type="percentage">
            <text:p>0.05%</text:p>
          </table:table-cell>
          <table:table-cell office:value-type="float" office:value="10719.9" calcext:value-type="float">
            <text:p>10,719.90</text:p>
          </table:table-cell>
          <table:table-cell office:value-type="float" office:value="10719.54" calcext:value-type="float">
            <text:p>10,719.54</text:p>
          </table:table-cell>
          <table:table-cell office:value-type="float" office:value="10718.67" calcext:value-type="float">
            <text:p>10,718.6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10/2020</text:p>
          </table:table-cell>
          <table:table-cell office:value-type="percentage" office:value="0.000426" calcext:value-type="percentage">
            <text:p>0.04%</text:p>
          </table:table-cell>
          <table:table-cell office:value-type="percentage" office:value="0.000526" calcext:value-type="percentage">
            <text:p>0.05%</text:p>
          </table:table-cell>
          <table:table-cell office:value-type="float" office:value="10720.65" calcext:value-type="float">
            <text:p>10,720.65</text:p>
          </table:table-cell>
          <table:table-cell office:value-type="float" office:value="10720.29" calcext:value-type="float">
            <text:p>10,720.29</text:p>
          </table:table-cell>
          <table:table-cell office:value-type="float" office:value="10719.42" calcext:value-type="float">
            <text:p>10,719.4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10/2020</text:p>
          </table:table-cell>
          <table:table-cell office:value-type="percentage" office:value="0.000551" calcext:value-type="percentage">
            <text:p>0.06%</text:p>
          </table:table-cell>
          <table:table-cell office:value-type="percentage" office:value="0.000651" calcext:value-type="percentage">
            <text:p>0.07%</text:p>
          </table:table-cell>
          <table:table-cell office:value-type="float" office:value="10721.02" calcext:value-type="float">
            <text:p>10,721.02</text:p>
          </table:table-cell>
          <table:table-cell office:value-type="float" office:value="10720.66" calcext:value-type="float">
            <text:p>10,720.66</text:p>
          </table:table-cell>
          <table:table-cell office:value-type="float" office:value="10719.78" calcext:value-type="float">
            <text:p>10,719.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10/2020</text:p>
          </table:table-cell>
          <table:table-cell office:value-type="percentage" office:value="0.000568" calcext:value-type="percentage">
            <text:p>0.06%</text:p>
          </table:table-cell>
          <table:table-cell office:value-type="percentage" office:value="0.000668" calcext:value-type="percentage">
            <text:p>0.07%</text:p>
          </table:table-cell>
          <table:table-cell office:value-type="float" office:value="10721.78" calcext:value-type="float">
            <text:p>10,721.78</text:p>
          </table:table-cell>
          <table:table-cell office:value-type="float" office:value="10721.43" calcext:value-type="float">
            <text:p>10,721.43</text:p>
          </table:table-cell>
          <table:table-cell office:value-type="float" office:value="10720.55" calcext:value-type="float">
            <text:p>10,720.5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10/2020</text:p>
          </table:table-cell>
          <table:table-cell office:value-type="percentage" office:value="0.000548" calcext:value-type="percentage">
            <text:p>0.05%</text:p>
          </table:table-cell>
          <table:table-cell office:value-type="percentage" office:value="0.000648" calcext:value-type="percentage">
            <text:p>0.06%</text:p>
          </table:table-cell>
          <table:table-cell office:value-type="float" office:value="10722.68" calcext:value-type="float">
            <text:p>10,722.68</text:p>
          </table:table-cell>
          <table:table-cell office:value-type="float" office:value="10722.32" calcext:value-type="float">
            <text:p>10,722.32</text:p>
          </table:table-cell>
          <table:table-cell office:value-type="float" office:value="10721.46" calcext:value-type="float">
            <text:p>10,721.4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10/2020</text:p>
          </table:table-cell>
          <table:table-cell office:value-type="percentage" office:value="0.000576" calcext:value-type="percentage">
            <text:p>0.06%</text:p>
          </table:table-cell>
          <table:table-cell office:value-type="percentage" office:value="0.000676" calcext:value-type="percentage">
            <text:p>0.07%</text:p>
          </table:table-cell>
          <table:table-cell office:value-type="float" office:value="10723.4" calcext:value-type="float">
            <text:p>10,723.40</text:p>
          </table:table-cell>
          <table:table-cell office:value-type="float" office:value="10723.06" calcext:value-type="float">
            <text:p>10,723.06</text:p>
          </table:table-cell>
          <table:table-cell office:value-type="float" office:value="10722.18" calcext:value-type="float">
            <text:p>10,722.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10/2020</text:p>
          </table:table-cell>
          <table:table-cell office:value-type="percentage" office:value="0.00059" calcext:value-type="percentage">
            <text:p>0.06%</text:p>
          </table:table-cell>
          <table:table-cell office:value-type="percentage" office:value="0.00069" calcext:value-type="percentage">
            <text:p>0.07%</text:p>
          </table:table-cell>
          <table:table-cell office:value-type="float" office:value="10724.18" calcext:value-type="float">
            <text:p>10,724.18</text:p>
          </table:table-cell>
          <table:table-cell office:value-type="float" office:value="10723.84" calcext:value-type="float">
            <text:p>10,723.84</text:p>
          </table:table-cell>
          <table:table-cell office:value-type="float" office:value="10722.96" calcext:value-type="float">
            <text:p>10,722.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10/2020</text:p>
          </table:table-cell>
          <table:table-cell office:value-type="percentage" office:value="0.000623" calcext:value-type="percentage">
            <text:p>0.06%</text:p>
          </table:table-cell>
          <table:table-cell office:value-type="percentage" office:value="0.000723" calcext:value-type="percentage">
            <text:p>0.07%</text:p>
          </table:table-cell>
          <table:table-cell office:value-type="float" office:value="10724.9" calcext:value-type="float">
            <text:p>10,724.90</text:p>
          </table:table-cell>
          <table:table-cell office:value-type="float" office:value="10724.55" calcext:value-type="float">
            <text:p>10,724.55</text:p>
          </table:table-cell>
          <table:table-cell office:value-type="float" office:value="10723.68" calcext:value-type="float">
            <text:p>10,723.6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11/2020</text:p>
          </table:table-cell>
          <table:table-cell office:value-type="percentage" office:value="0.000642" calcext:value-type="percentage">
            <text:p>0.06%</text:p>
          </table:table-cell>
          <table:table-cell office:value-type="percentage" office:value="0.000742" calcext:value-type="percentage">
            <text:p>0.07%</text:p>
          </table:table-cell>
          <table:table-cell office:value-type="float" office:value="10725.66" calcext:value-type="float">
            <text:p>10,725.66</text:p>
          </table:table-cell>
          <table:table-cell office:value-type="float" office:value="10725.32" calcext:value-type="float">
            <text:p>10,725.32</text:p>
          </table:table-cell>
          <table:table-cell office:value-type="float" office:value="10724.45" calcext:value-type="float">
            <text:p>10,724.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11/2020</text:p>
          </table:table-cell>
          <table:table-cell office:value-type="percentage" office:value="0.000633" calcext:value-type="percentage">
            <text:p>0.06%</text:p>
          </table:table-cell>
          <table:table-cell office:value-type="percentage" office:value="0.000733" calcext:value-type="percentage">
            <text:p>0.07%</text:p>
          </table:table-cell>
          <table:table-cell office:value-type="float" office:value="10726.52" calcext:value-type="float">
            <text:p>10,726.52</text:p>
          </table:table-cell>
          <table:table-cell office:value-type="float" office:value="10726.19" calcext:value-type="float">
            <text:p>10,726.19</text:p>
          </table:table-cell>
          <table:table-cell office:value-type="float" office:value="10725.31" calcext:value-type="float">
            <text:p>10,725.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5/11/2020</text:p>
          </table:table-cell>
          <table:table-cell office:value-type="percentage" office:value="0.000647" calcext:value-type="percentage">
            <text:p>0.06%</text:p>
          </table:table-cell>
          <table:table-cell office:value-type="percentage" office:value="0.000747" calcext:value-type="percentage">
            <text:p>0.07%</text:p>
          </table:table-cell>
          <table:table-cell office:value-type="float" office:value="10727.3" calcext:value-type="float">
            <text:p>10,727.30</text:p>
          </table:table-cell>
          <table:table-cell office:value-type="float" office:value="10726.97" calcext:value-type="float">
            <text:p>10,726.97</text:p>
          </table:table-cell>
          <table:table-cell office:value-type="float" office:value="10726.09" calcext:value-type="float">
            <text:p>10,726.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6/11/2020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0075" calcext:value-type="percentage">
            <text:p>0.08%</text:p>
          </table:table-cell>
          <table:table-cell office:value-type="float" office:value="10728.12" calcext:value-type="float">
            <text:p>10,728.12</text:p>
          </table:table-cell>
          <table:table-cell office:value-type="float" office:value="10727.79" calcext:value-type="float">
            <text:p>10,727.79</text:p>
          </table:table-cell>
          <table:table-cell office:value-type="float" office:value="10726.92" calcext:value-type="float">
            <text:p>10,726.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11/2020</text:p>
          </table:table-cell>
          <table:table-cell office:value-type="percentage" office:value="0.000646" calcext:value-type="percentage">
            <text:p>0.06%</text:p>
          </table:table-cell>
          <table:table-cell office:value-type="percentage" office:value="0.000746" calcext:value-type="percentage">
            <text:p>0.07%</text:p>
          </table:table-cell>
          <table:table-cell office:value-type="float" office:value="10728.96" calcext:value-type="float">
            <text:p>10,728.96</text:p>
          </table:table-cell>
          <table:table-cell office:value-type="float" office:value="10728.65" calcext:value-type="float">
            <text:p>10,728.65</text:p>
          </table:table-cell>
          <table:table-cell office:value-type="float" office:value="10727.77" calcext:value-type="float">
            <text:p>10,727.7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11/2020</text:p>
          </table:table-cell>
          <table:table-cell office:value-type="percentage" office:value="0.000617" calcext:value-type="percentage">
            <text:p>0.06%</text:p>
          </table:table-cell>
          <table:table-cell office:value-type="percentage" office:value="0.000717" calcext:value-type="percentage">
            <text:p>0.07%</text:p>
          </table:table-cell>
          <table:table-cell office:value-type="float" office:value="10729.88" calcext:value-type="float">
            <text:p>10,729.88</text:p>
          </table:table-cell>
          <table:table-cell office:value-type="float" office:value="10729.56" calcext:value-type="float">
            <text:p>10,729.56</text:p>
          </table:table-cell>
          <table:table-cell office:value-type="float" office:value="10728.69" calcext:value-type="float">
            <text:p>10,728.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11/2020</text:p>
          </table:table-cell>
          <table:table-cell office:value-type="percentage" office:value="0.000599" calcext:value-type="percentage">
            <text:p>0.06%</text:p>
          </table:table-cell>
          <table:table-cell office:value-type="percentage" office:value="0.000699" calcext:value-type="percentage">
            <text:p>0.07%</text:p>
          </table:table-cell>
          <table:table-cell office:value-type="float" office:value="10730.76" calcext:value-type="float">
            <text:p>10,730.76</text:p>
          </table:table-cell>
          <table:table-cell office:value-type="float" office:value="10730.45" calcext:value-type="float">
            <text:p>10,730.45</text:p>
          </table:table-cell>
          <table:table-cell office:value-type="float" office:value="10729.58" calcext:value-type="float">
            <text:p>10,729.5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2/11/2020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0731.59" calcext:value-type="float">
            <text:p>10,731.59</text:p>
          </table:table-cell>
          <table:table-cell office:value-type="float" office:value="10731.29" calcext:value-type="float">
            <text:p>10,731.29</text:p>
          </table:table-cell>
          <table:table-cell office:value-type="float" office:value="10730.41" calcext:value-type="float">
            <text:p>10,730.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3/11/2020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0732.42" calcext:value-type="float">
            <text:p>10,732.42</text:p>
          </table:table-cell>
          <table:table-cell office:value-type="float" office:value="10732.11" calcext:value-type="float">
            <text:p>10,732.11</text:p>
          </table:table-cell>
          <table:table-cell office:value-type="float" office:value="10731.24" calcext:value-type="float">
            <text:p>10,731.2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11/2020</text:p>
          </table:table-cell>
          <table:table-cell office:value-type="percentage" office:value="0.000599" calcext:value-type="percentage">
            <text:p>0.06%</text:p>
          </table:table-cell>
          <table:table-cell office:value-type="percentage" office:value="0.000699" calcext:value-type="percentage">
            <text:p>0.07%</text:p>
          </table:table-cell>
          <table:table-cell office:value-type="float" office:value="10733.24" calcext:value-type="float">
            <text:p>10,733.24</text:p>
          </table:table-cell>
          <table:table-cell office:value-type="float" office:value="10732.94" calcext:value-type="float">
            <text:p>10,732.94</text:p>
          </table:table-cell>
          <table:table-cell office:value-type="float" office:value="10732.08" calcext:value-type="float">
            <text:p>10,732.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11/2020</text:p>
          </table:table-cell>
          <table:table-cell office:value-type="percentage" office:value="0.000606" calcext:value-type="percentage">
            <text:p>0.06%</text:p>
          </table:table-cell>
          <table:table-cell office:value-type="percentage" office:value="0.000706" calcext:value-type="percentage">
            <text:p>0.07%</text:p>
          </table:table-cell>
          <table:table-cell office:value-type="float" office:value="10734.06" calcext:value-type="float">
            <text:p>10,734.06</text:p>
          </table:table-cell>
          <table:table-cell office:value-type="float" office:value="10733.75" calcext:value-type="float">
            <text:p>10,733.75</text:p>
          </table:table-cell>
          <table:table-cell office:value-type="float" office:value="10732.88" calcext:value-type="float">
            <text:p>10,732.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11/2020</text:p>
          </table:table-cell>
          <table:table-cell office:value-type="percentage" office:value="0.000602" calcext:value-type="percentage">
            <text:p>0.06%</text:p>
          </table:table-cell>
          <table:table-cell office:value-type="percentage" office:value="0.000702" calcext:value-type="percentage">
            <text:p>0.07%</text:p>
          </table:table-cell>
          <table:table-cell office:value-type="float" office:value="10734.89" calcext:value-type="float">
            <text:p>10,734.89</text:p>
          </table:table-cell>
          <table:table-cell office:value-type="float" office:value="10734.6" calcext:value-type="float">
            <text:p>10,734.60</text:p>
          </table:table-cell>
          <table:table-cell office:value-type="float" office:value="10733.72" calcext:value-type="float">
            <text:p>10,733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9/11/2020</text:p>
          </table:table-cell>
          <table:table-cell office:value-type="percentage" office:value="0.000571" calcext:value-type="percentage">
            <text:p>0.06%</text:p>
          </table:table-cell>
          <table:table-cell office:value-type="percentage" office:value="0.000671" calcext:value-type="percentage">
            <text:p>0.07%</text:p>
          </table:table-cell>
          <table:table-cell office:value-type="float" office:value="10735.81" calcext:value-type="float">
            <text:p>10,735.81</text:p>
          </table:table-cell>
          <table:table-cell office:value-type="float" office:value="10735.52" calcext:value-type="float">
            <text:p>10,735.52</text:p>
          </table:table-cell>
          <table:table-cell office:value-type="float" office:value="10734.65" calcext:value-type="float">
            <text:p>10,734.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0/11/2020</text:p>
          </table:table-cell>
          <table:table-cell office:value-type="percentage" office:value="0.000555" calcext:value-type="percentage">
            <text:p>0.06%</text:p>
          </table:table-cell>
          <table:table-cell office:value-type="percentage" office:value="0.000655" calcext:value-type="percentage">
            <text:p>0.07%</text:p>
          </table:table-cell>
          <table:table-cell office:value-type="float" office:value="10736.68" calcext:value-type="float">
            <text:p>10,736.68</text:p>
          </table:table-cell>
          <table:table-cell office:value-type="float" office:value="10736.4" calcext:value-type="float">
            <text:p>10,736.40</text:p>
          </table:table-cell>
          <table:table-cell office:value-type="float" office:value="10735.52" calcext:value-type="float">
            <text:p>10,735.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11/2020</text:p>
          </table:table-cell>
          <table:table-cell office:value-type="percentage" office:value="0.000549" calcext:value-type="percentage">
            <text:p>0.05%</text:p>
          </table:table-cell>
          <table:table-cell office:value-type="percentage" office:value="0.000649" calcext:value-type="percentage">
            <text:p>0.06%</text:p>
          </table:table-cell>
          <table:table-cell office:value-type="float" office:value="10737.52" calcext:value-type="float">
            <text:p>10,737.52</text:p>
          </table:table-cell>
          <table:table-cell office:value-type="float" office:value="10737.24" calcext:value-type="float">
            <text:p>10,737.24</text:p>
          </table:table-cell>
          <table:table-cell office:value-type="float" office:value="10736.38" calcext:value-type="float">
            <text:p>10,736.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4/11/2020</text:p>
          </table:table-cell>
          <table:table-cell office:value-type="percentage" office:value="0.00054" calcext:value-type="percentage">
            <text:p>0.05%</text:p>
          </table:table-cell>
          <table:table-cell office:value-type="percentage" office:value="0.00064" calcext:value-type="percentage">
            <text:p>0.06%</text:p>
          </table:table-cell>
          <table:table-cell office:value-type="float" office:value="10738.37" calcext:value-type="float">
            <text:p>10,738.37</text:p>
          </table:table-cell>
          <table:table-cell office:value-type="float" office:value="10738.1" calcext:value-type="float">
            <text:p>10,738.10</text:p>
          </table:table-cell>
          <table:table-cell office:value-type="float" office:value="10737.22" calcext:value-type="float">
            <text:p>10,737.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5/11/2020</text:p>
          </table:table-cell>
          <table:table-cell office:value-type="percentage" office:value="0.000541" calcext:value-type="percentage">
            <text:p>0.05%</text:p>
          </table:table-cell>
          <table:table-cell office:value-type="percentage" office:value="0.000641" calcext:value-type="percentage">
            <text:p>0.06%</text:p>
          </table:table-cell>
          <table:table-cell office:value-type="float" office:value="10739.19" calcext:value-type="float">
            <text:p>10,739.19</text:p>
          </table:table-cell>
          <table:table-cell office:value-type="float" office:value="10738.92" calcext:value-type="float">
            <text:p>10,738.92</text:p>
          </table:table-cell>
          <table:table-cell office:value-type="float" office:value="10738.06" calcext:value-type="float">
            <text:p>10,738.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6/11/2020</text:p>
          </table:table-cell>
          <table:table-cell office:value-type="percentage" office:value="0.000536" calcext:value-type="percentage">
            <text:p>0.05%</text:p>
          </table:table-cell>
          <table:table-cell office:value-type="percentage" office:value="0.000636" calcext:value-type="percentage">
            <text:p>0.06%</text:p>
          </table:table-cell>
          <table:table-cell office:value-type="float" office:value="10740.03" calcext:value-type="float">
            <text:p>10,740.03</text:p>
          </table:table-cell>
          <table:table-cell office:value-type="float" office:value="10739.77" calcext:value-type="float">
            <text:p>10,739.77</text:p>
          </table:table-cell>
          <table:table-cell office:value-type="float" office:value="10738.9" calcext:value-type="float">
            <text:p>10,738.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7/11/2020</text:p>
          </table:table-cell>
          <table:table-cell office:value-type="percentage" office:value="0.000538" calcext:value-type="percentage">
            <text:p>0.05%</text:p>
          </table:table-cell>
          <table:table-cell office:value-type="percentage" office:value="0.000638" calcext:value-type="percentage">
            <text:p>0.06%</text:p>
          </table:table-cell>
          <table:table-cell office:value-type="float" office:value="10740.85" calcext:value-type="float">
            <text:p>10,740.85</text:p>
          </table:table-cell>
          <table:table-cell office:value-type="float" office:value="10740.59" calcext:value-type="float">
            <text:p>10,740.59</text:p>
          </table:table-cell>
          <table:table-cell office:value-type="float" office:value="10739.72" calcext:value-type="float">
            <text:p>10,739.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11/2020</text:p>
          </table:table-cell>
          <table:table-cell office:value-type="percentage" office:value="0.00054" calcext:value-type="percentage">
            <text:p>0.05%</text:p>
          </table:table-cell>
          <table:table-cell office:value-type="percentage" office:value="0.00064" calcext:value-type="percentage">
            <text:p>0.06%</text:p>
          </table:table-cell>
          <table:table-cell office:value-type="float" office:value="10741.67" calcext:value-type="float">
            <text:p>10,741.67</text:p>
          </table:table-cell>
          <table:table-cell office:value-type="float" office:value="10741.41" calcext:value-type="float">
            <text:p>10,741.41</text:p>
          </table:table-cell>
          <table:table-cell office:value-type="float" office:value="10740.55" calcext:value-type="float">
            <text:p>10,740.5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1/12/2020</text:p>
          </table:table-cell>
          <table:table-cell office:value-type="percentage" office:value="0.000543" calcext:value-type="percentage">
            <text:p>0.05%</text:p>
          </table:table-cell>
          <table:table-cell office:value-type="percentage" office:value="0.000643" calcext:value-type="percentage">
            <text:p>0.06%</text:p>
          </table:table-cell>
          <table:table-cell office:value-type="float" office:value="10742.48" calcext:value-type="float">
            <text:p>10,742.48</text:p>
          </table:table-cell>
          <table:table-cell office:value-type="float" office:value="10742.24" calcext:value-type="float">
            <text:p>10,742.24</text:p>
          </table:table-cell>
          <table:table-cell office:value-type="float" office:value="10741.36" calcext:value-type="float">
            <text:p>10,741.3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2/12/2020</text:p>
          </table:table-cell>
          <table:table-cell office:value-type="percentage" office:value="0.000545" calcext:value-type="percentage">
            <text:p>0.05%</text:p>
          </table:table-cell>
          <table:table-cell office:value-type="percentage" office:value="0.000645" calcext:value-type="percentage">
            <text:p>0.06%</text:p>
          </table:table-cell>
          <table:table-cell office:value-type="float" office:value="10743.31" calcext:value-type="float">
            <text:p>10,743.31</text:p>
          </table:table-cell>
          <table:table-cell office:value-type="float" office:value="10743.06" calcext:value-type="float">
            <text:p>10,743.06</text:p>
          </table:table-cell>
          <table:table-cell office:value-type="float" office:value="10742.19" calcext:value-type="float">
            <text:p>10,742.1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3/12/2020</text:p>
          </table:table-cell>
          <table:table-cell office:value-type="percentage" office:value="0.000525" calcext:value-type="percentage">
            <text:p>0.05%</text:p>
          </table:table-cell>
          <table:table-cell office:value-type="percentage" office:value="0.000625" calcext:value-type="percentage">
            <text:p>0.06%</text:p>
          </table:table-cell>
          <table:table-cell office:value-type="float" office:value="10744.19" calcext:value-type="float">
            <text:p>10,744.19</text:p>
          </table:table-cell>
          <table:table-cell office:value-type="float" office:value="10743.94" calcext:value-type="float">
            <text:p>10,743.94</text:p>
          </table:table-cell>
          <table:table-cell office:value-type="float" office:value="10743.07" calcext:value-type="float">
            <text:p>10,743.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4/12/2020</text:p>
          </table:table-cell>
          <table:table-cell office:value-type="percentage" office:value="0.00055" calcext:value-type="percentage">
            <text:p>0.06%</text:p>
          </table:table-cell>
          <table:table-cell office:value-type="percentage" office:value="0.00065" calcext:value-type="percentage">
            <text:p>0.07%</text:p>
          </table:table-cell>
          <table:table-cell office:value-type="float" office:value="10744.94" calcext:value-type="float">
            <text:p>10,744.94</text:p>
          </table:table-cell>
          <table:table-cell office:value-type="float" office:value="10744.71" calcext:value-type="float">
            <text:p>10,744.71</text:p>
          </table:table-cell>
          <table:table-cell office:value-type="float" office:value="10743.84" calcext:value-type="float">
            <text:p>10,743.8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7/12/2020</text:p>
          </table:table-cell>
          <table:table-cell office:value-type="percentage" office:value="0.000547" calcext:value-type="percentage">
            <text:p>0.05%</text:p>
          </table:table-cell>
          <table:table-cell office:value-type="percentage" office:value="0.000647" calcext:value-type="percentage">
            <text:p>0.06%</text:p>
          </table:table-cell>
          <table:table-cell office:value-type="float" office:value="10745.78" calcext:value-type="float">
            <text:p>10,745.78</text:p>
          </table:table-cell>
          <table:table-cell office:value-type="float" office:value="10745.54" calcext:value-type="float">
            <text:p>10,745.54</text:p>
          </table:table-cell>
          <table:table-cell office:value-type="float" office:value="10744.68" calcext:value-type="float">
            <text:p>10,744.68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8/12/2020</text:p>
          </table:table-cell>
          <table:table-cell office:value-type="percentage" office:value="0.00055" calcext:value-type="percentage">
            <text:p>0.06%</text:p>
          </table:table-cell>
          <table:table-cell office:value-type="percentage" office:value="0.00065" calcext:value-type="percentage">
            <text:p>0.07%</text:p>
          </table:table-cell>
          <table:table-cell office:value-type="float" office:value="10746.6" calcext:value-type="float">
            <text:p>10,746.60</text:p>
          </table:table-cell>
          <table:table-cell office:value-type="float" office:value="10746.37" calcext:value-type="float">
            <text:p>10,746.37</text:p>
          </table:table-cell>
          <table:table-cell office:value-type="float" office:value="10745.5" calcext:value-type="float">
            <text:p>10,745.50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09/12/2020</text:p>
          </table:table-cell>
          <table:table-cell office:value-type="percentage" office:value="0.00055" calcext:value-type="percentage">
            <text:p>0.06%</text:p>
          </table:table-cell>
          <table:table-cell office:value-type="percentage" office:value="0.00065" calcext:value-type="percentage">
            <text:p>0.07%</text:p>
          </table:table-cell>
          <table:table-cell office:value-type="float" office:value="10747.43" calcext:value-type="float">
            <text:p>10,747.43</text:p>
          </table:table-cell>
          <table:table-cell office:value-type="float" office:value="10747.2" calcext:value-type="float">
            <text:p>10,747.20</text:p>
          </table:table-cell>
          <table:table-cell office:value-type="float" office:value="10746.33" calcext:value-type="float">
            <text:p>10,746.3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0/12/2020</text:p>
          </table:table-cell>
          <table:table-cell office:value-type="percentage" office:value="0.00055" calcext:value-type="percentage">
            <text:p>0.06%</text:p>
          </table:table-cell>
          <table:table-cell office:value-type="percentage" office:value="0.00065" calcext:value-type="percentage">
            <text:p>0.07%</text:p>
          </table:table-cell>
          <table:table-cell office:value-type="float" office:value="10748.25" calcext:value-type="float">
            <text:p>10,748.25</text:p>
          </table:table-cell>
          <table:table-cell office:value-type="float" office:value="10748.03" calcext:value-type="float">
            <text:p>10,748.03</text:p>
          </table:table-cell>
          <table:table-cell office:value-type="float" office:value="10747.16" calcext:value-type="float">
            <text:p>10,747.1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1/12/2020</text:p>
          </table:table-cell>
          <table:table-cell office:value-type="percentage" office:value="0.000534" calcext:value-type="percentage">
            <text:p>0.05%</text:p>
          </table:table-cell>
          <table:table-cell office:value-type="percentage" office:value="0.000634" calcext:value-type="percentage">
            <text:p>0.06%</text:p>
          </table:table-cell>
          <table:table-cell office:value-type="float" office:value="10749.11" calcext:value-type="float">
            <text:p>10,749.11</text:p>
          </table:table-cell>
          <table:table-cell office:value-type="float" office:value="10748.89" calcext:value-type="float">
            <text:p>10,748.89</text:p>
          </table:table-cell>
          <table:table-cell office:value-type="float" office:value="10748.03" calcext:value-type="float">
            <text:p>10,748.03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4/12/2020</text:p>
          </table:table-cell>
          <table:table-cell office:value-type="percentage" office:value="0.000553" calcext:value-type="percentage">
            <text:p>0.06%</text:p>
          </table:table-cell>
          <table:table-cell office:value-type="percentage" office:value="0.000653" calcext:value-type="percentage">
            <text:p>0.07%</text:p>
          </table:table-cell>
          <table:table-cell office:value-type="float" office:value="10749.9" calcext:value-type="float">
            <text:p>10,749.90</text:p>
          </table:table-cell>
          <table:table-cell office:value-type="float" office:value="10749.69" calcext:value-type="float">
            <text:p>10,749.69</text:p>
          </table:table-cell>
          <table:table-cell office:value-type="float" office:value="10748.81" calcext:value-type="float">
            <text:p>10,748.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5/12/2020</text:p>
          </table:table-cell>
          <table:table-cell office:value-type="percentage" office:value="0.000554" calcext:value-type="percentage">
            <text:p>0.06%</text:p>
          </table:table-cell>
          <table:table-cell office:value-type="percentage" office:value="0.000654" calcext:value-type="percentage">
            <text:p>0.07%</text:p>
          </table:table-cell>
          <table:table-cell office:value-type="float" office:value="10750.73" calcext:value-type="float">
            <text:p>10,750.73</text:p>
          </table:table-cell>
          <table:table-cell office:value-type="float" office:value="10750.51" calcext:value-type="float">
            <text:p>10,750.51</text:p>
          </table:table-cell>
          <table:table-cell office:value-type="float" office:value="10749.64" calcext:value-type="float">
            <text:p>10,749.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6/12/2020</text:p>
          </table:table-cell>
          <table:table-cell office:value-type="percentage" office:value="0.000566" calcext:value-type="percentage">
            <text:p>0.06%</text:p>
          </table:table-cell>
          <table:table-cell office:value-type="percentage" office:value="0.000666" calcext:value-type="percentage">
            <text:p>0.07%</text:p>
          </table:table-cell>
          <table:table-cell office:value-type="float" office:value="10751.53" calcext:value-type="float">
            <text:p>10,751.53</text:p>
          </table:table-cell>
          <table:table-cell office:value-type="float" office:value="10751.32" calcext:value-type="float">
            <text:p>10,751.32</text:p>
          </table:table-cell>
          <table:table-cell office:value-type="float" office:value="10750.45" calcext:value-type="float">
            <text:p>10,750.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7/12/2020</text:p>
          </table:table-cell>
          <table:table-cell office:value-type="percentage" office:value="0.000626" calcext:value-type="percentage">
            <text:p>0.06%</text:p>
          </table:table-cell>
          <table:table-cell office:value-type="percentage" office:value="0.000726" calcext:value-type="percentage">
            <text:p>0.07%</text:p>
          </table:table-cell>
          <table:table-cell office:value-type="float" office:value="10752.23" calcext:value-type="float">
            <text:p>10,752.23</text:p>
          </table:table-cell>
          <table:table-cell office:value-type="float" office:value="10752.03" calcext:value-type="float">
            <text:p>10,752.03</text:p>
          </table:table-cell>
          <table:table-cell office:value-type="float" office:value="10751.15" calcext:value-type="float">
            <text:p>10,751.1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18/12/2020</text:p>
          </table:table-cell>
          <table:table-cell office:value-type="percentage" office:value="0.000695" calcext:value-type="percentage">
            <text:p>0.07%</text:p>
          </table:table-cell>
          <table:table-cell office:value-type="percentage" office:value="0.000795" calcext:value-type="percentage">
            <text:p>0.08%</text:p>
          </table:table-cell>
          <table:table-cell office:value-type="float" office:value="10752.93" calcext:value-type="float">
            <text:p>10,752.93</text:p>
          </table:table-cell>
          <table:table-cell office:value-type="float" office:value="10752.73" calcext:value-type="float">
            <text:p>10,752.73</text:p>
          </table:table-cell>
          <table:table-cell office:value-type="float" office:value="10751.85" calcext:value-type="float">
            <text:p>10,751.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1/12/2020</text:p>
          </table:table-cell>
          <table:table-cell office:value-type="percentage" office:value="0.000747" calcext:value-type="percentage">
            <text:p>0.07%</text:p>
          </table:table-cell>
          <table:table-cell office:value-type="percentage" office:value="0.000847" calcext:value-type="percentage">
            <text:p>0.08%</text:p>
          </table:table-cell>
          <table:table-cell office:value-type="float" office:value="10753.66" calcext:value-type="float">
            <text:p>10,753.66</text:p>
          </table:table-cell>
          <table:table-cell office:value-type="float" office:value="10753.46" calcext:value-type="float">
            <text:p>10,753.46</text:p>
          </table:table-cell>
          <table:table-cell office:value-type="float" office:value="10752.59" calcext:value-type="float">
            <text:p>10,752.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2/12/2020</text:p>
          </table:table-cell>
          <table:table-cell office:value-type="percentage" office:value="0.000768" calcext:value-type="percentage">
            <text:p>0.08%</text:p>
          </table:table-cell>
          <table:table-cell office:value-type="percentage" office:value="0.000868" calcext:value-type="percentage">
            <text:p>0.09%</text:p>
          </table:table-cell>
          <table:table-cell office:value-type="float" office:value="10754.45" calcext:value-type="float">
            <text:p>10,754.45</text:p>
          </table:table-cell>
          <table:table-cell office:value-type="float" office:value="10754.27" calcext:value-type="float">
            <text:p>10,754.27</text:p>
          </table:table-cell>
          <table:table-cell office:value-type="float" office:value="10753.39" calcext:value-type="float">
            <text:p>10,753.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3/12/2020</text:p>
          </table:table-cell>
          <table:table-cell office:value-type="percentage" office:value="0.000771" calcext:value-type="percentage">
            <text:p>0.08%</text:p>
          </table:table-cell>
          <table:table-cell office:value-type="percentage" office:value="0.000871" calcext:value-type="percentage">
            <text:p>0.09%</text:p>
          </table:table-cell>
          <table:table-cell office:value-type="float" office:value="10756.16" calcext:value-type="float">
            <text:p>10,756.16</text:p>
          </table:table-cell>
          <table:table-cell office:value-type="float" office:value="10755.98" calcext:value-type="float">
            <text:p>10,755.98</text:p>
          </table:table-cell>
          <table:table-cell office:value-type="float" office:value="10754.21" calcext:value-type="float">
            <text:p>10,754.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8/12/2020</text:p>
          </table:table-cell>
          <table:table-cell office:value-type="percentage" office:value="0.000817" calcext:value-type="percentage">
            <text:p>0.08%</text:p>
          </table:table-cell>
          <table:table-cell office:value-type="percentage" office:value="0.000917" calcext:value-type="percentage">
            <text:p>0.09%</text:p>
          </table:table-cell>
          <table:table-cell office:value-type="float" office:value="10756.88" calcext:value-type="float">
            <text:p>10,756.88</text:p>
          </table:table-cell>
          <table:table-cell office:value-type="float" office:value="10756.7" calcext:value-type="float">
            <text:p>10,756.70</text:p>
          </table:table-cell>
          <table:table-cell office:value-type="float" office:value="10755.82" calcext:value-type="float">
            <text:p>10,755.8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29/12/2020</text:p>
          </table:table-cell>
          <table:table-cell office:value-type="percentage" office:value="0.000822" calcext:value-type="percentage">
            <text:p>0.08%</text:p>
          </table:table-cell>
          <table:table-cell office:value-type="percentage" office:value="0.000922" calcext:value-type="percentage">
            <text:p>0.09%</text:p>
          </table:table-cell>
          <table:table-cell office:value-type="float" office:value="10757.71" calcext:value-type="float">
            <text:p>10,757.71</text:p>
          </table:table-cell>
          <table:table-cell office:value-type="float" office:value="10757.53" calcext:value-type="float">
            <text:p>10,757.53</text:p>
          </table:table-cell>
          <table:table-cell office:value-type="float" office:value="10756.66" calcext:value-type="float">
            <text:p>10,756.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30/12/2020</text:p>
          </table:table-cell>
          <table:table-cell office:value-type="percentage" office:value="0.000847" calcext:value-type="percentage">
            <text:p>0.08%</text:p>
          </table:table-cell>
          <table:table-cell office:value-type="percentage" office:value="0.000947" calcext:value-type="percentage">
            <text:p>0.09%</text:p>
          </table:table-cell>
          <table:table-cell office:value-type="float" office:value="10759.39" calcext:value-type="float">
            <text:p>10,759.39</text:p>
          </table:table-cell>
          <table:table-cell office:value-type="float" office:value="10759.23" calcext:value-type="float">
            <text:p>10,759.23</text:p>
          </table:table-cell>
          <table:table-cell office:value-type="float" office:value="10757.45" calcext:value-type="float">
            <text:p>10,757.45</text:p>
          </table:table-cell>
          <table:table-cell office:value-type="float" office:value="2021" calcext:value-type="float">
            <text:p>2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R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33">
      <number:number number:decimal-places="1" loext:min-decimal-places="1" number:min-integer-digits="1"/>
      <number:text>%</number:text>
    </number:percentage-style>
    <number:date-style style:name="N134">
      <number:month number:textual="true"/>
      <number:text>/</number:text>
      <number:year number:style="long"/>
    </number:date-style>
    <number:date-style style:name="N135">
      <number:day number:style="long"/>
      <number:month number:textual="true"/>
      <number:year number:style="long"/>
    </number:date-style>
    <number:date-style style:name="N136">
      <number:day number:style="long"/>
      <number:text>/</number:text>
      <number:month number:style="long"/>
      <number:text>/</number:text>
      <number:year number:style="long"/>
    </number:date-style>
    <number:number-style style:name="N137P0" style:volatile="true">
      <number:text>R$ </number:text>
      <number:number number:decimal-places="0" loext:min-decimal-places="0" number:min-integer-digits="1" number:grouping="true"/>
    </number:number-style>
    <number:number-style style:name="N137">
      <number:text>-R$ 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R$ 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R$ 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R$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2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7:56:28.058654486</meta:creation-date>
    <dc:date>2021-02-14T18:05:17.004199588</dc:date>
    <meta:editing-duration>PT8M49S</meta:editing-duration>
    <meta:editing-cycles>1</meta:editing-cycles>
    <meta:document-statistic meta:table-count="1" meta:cell-count="20979" meta:object-count="0"/>
    <meta:generator>LibreOffice/6.0.7.3$Linux_X86_64 LibreOffice_project/00m0$Build-3</meta:generator>
  </office:meta>
</office:document-meta>
</file>